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9/styles.xml" manifest:media-type="text/xml"/>
  <manifest:file-entry manifest:full-path="Object 29/meta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8/styles.xml" manifest:media-type="text/xml"/>
  <manifest:file-entry manifest:full-path="Object 28/meta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18/styles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27/content.xml" manifest:media-type="text/xml"/>
  <manifest:file-entry manifest:full-path="Object 27/meta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3/content.xml" manifest:media-type="text/xml"/>
  <manifest:file-entry manifest:full-path="Object 33/meta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40/content.xml" manifest:media-type="text/xml"/>
  <manifest:file-entry manifest:full-path="Object 40/meta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38/content.xml" manifest:media-type="text/xml"/>
  <manifest:file-entry manifest:full-path="Object 38/meta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9/content.xml" manifest:media-type="text/xml"/>
  <manifest:file-entry manifest:full-path="Object 39/meta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37/content.xml" manifest:media-type="text/xml"/>
  <manifest:file-entry manifest:full-path="Object 37/meta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22/styles.xml" manifest:media-type="text/xml"/>
  <manifest:file-entry manifest:full-path="Object 22/meta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32/styles.xml" manifest:media-type="text/xml"/>
  <manifest:file-entry manifest:full-path="Object 32/meta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36/content.xml" manifest:media-type="text/xml"/>
  <manifest:file-entry manifest:full-path="Object 36/meta.xml" manifest:media-type="text/xml"/>
  <manifest:file-entry manifest:full-path="Object 36/styles.xml" manifest:media-type="text/xml"/>
  <manifest:file-entry manifest:full-path="Object 3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eriment1" table:style-name="ta1">
        <table:shapes>
          <draw:frame draw:z-index="0" draw:style-name="gr1" draw:text-style-name="P1" svg:width="453.51pt" svg:height="255.09pt" svg:x="512.02pt" svg:y="640.01pt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53.51pt" svg:height="255.09pt" svg:x="0.03pt" svg:y="640.01pt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453.51pt" svg:height="255.09pt" svg:x="0.03pt" svg:y="51.22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453.51pt" svg:height="255.09pt" svg:x="0.03pt" svg:y="332.82pt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453.51pt" svg:height="255.09pt" svg:x="512.02pt" svg:y="332.82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xperiment 1</text:p>
          </table:table-cell>
          <table:table-cell/>
          <table:table-cell office:value-type="string" calcext:value-type="string">
            <text:p>original error</text:p>
          </table:table-cell>
          <table:table-cell office:value-type="float" office:value="0.109" calcext:value-type="float">
            <text:p>0.109</text:p>
          </table:table-cell>
          <table:table-cell office:value-type="string" calcext:value-type="string">
            <text:p>trained error</text:p>
          </table:table-cell>
          <table:table-cell office:value-type="float" office:value="0.015" calcext:value-type="float">
            <text:p>0.01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ybullet</text:p>
          </table:table-cell>
          <table:table-cell table:number-columns-repeated="8"/>
        </table:table-row>
        <table:table-row table:style-name="ro1" table:number-rows-repeated="21">
          <table:table-cell table:number-columns-repeated="9"/>
        </table:table-row>
        <table:table-row table:style-name="ro1">
          <table:table-cell office:value-type="string" calcext:value-type="string">
            <text:p>Mujoco Original</text:p>
          </table:table-cell>
          <table:table-cell table:number-columns-repeated="7"/>
          <table:table-cell office:value-type="string" calcext:value-type="string">
            <text:p>Eucledian error</text:p>
          </table:table-cell>
        </table:table-row>
        <table:table-row table:style-name="ro1" table:number-rows-repeated="23">
          <table:table-cell table:number-columns-repeated="9"/>
        </table:table-row>
        <table:table-row table:style-name="ro1">
          <table:table-cell office:value-type="string" calcext:value-type="string">
            <text:p>Mujoco Trained</text:p>
          </table:table-cell>
          <table:table-cell table:number-columns-repeated="8"/>
        </table:table-row>
      </table:table>
      <table:table table:name="Experiment2" table:style-name="ta1">
        <table:shapes>
          <draw:frame draw:z-index="0" draw:style-name="gr1" draw:text-style-name="P1" svg:width="453.51pt" svg:height="255.09pt" svg:x="0.03pt" svg:y="51.22pt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453.51pt" svg:height="255.09pt" svg:x="0.03pt" svg:y="345.63pt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453.51pt" svg:height="255.09pt" svg:x="512.02pt" svg:y="345.6pt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453.51pt" svg:height="255.09pt" svg:x="0.03pt" svg:y="640.03pt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4" draw:style-name="gr1" draw:text-style-name="P1" svg:width="453.51pt" svg:height="255.09pt" svg:x="512.02pt" svg:y="640.03pt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xperiment 2</text:p>
          </table:table-cell>
          <table:table-cell/>
          <table:table-cell office:value-type="string" calcext:value-type="string">
            <text:p>original error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trained error</text:p>
          </table:table-cell>
          <table:table-cell office:value-type="float" office:value="0.0123" calcext:value-type="float">
            <text:p>0.0123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ybullet</text:p>
          </table:table-cell>
          <table:table-cell table:number-columns-repeated="8"/>
        </table:table-row>
        <table:table-row table:style-name="ro1" table:number-rows-repeated="21">
          <table:table-cell table:number-columns-repeated="9"/>
        </table:table-row>
        <table:table-row table:style-name="ro1">
          <table:table-cell office:value-type="string" calcext:value-type="string">
            <text:p>Mujoco Original</text:p>
          </table:table-cell>
          <table:table-cell table:number-columns-repeated="7"/>
          <table:table-cell office:value-type="string" calcext:value-type="string">
            <text:p>Eucledian error</text:p>
          </table:table-cell>
        </table:table-row>
        <table:table-row table:style-name="ro1" table:number-rows-repeated="23">
          <table:table-cell table:number-columns-repeated="9"/>
        </table:table-row>
        <table:table-row table:style-name="ro1">
          <table:table-cell office:value-type="string" calcext:value-type="string">
            <text:p>Mujoco Trained</text:p>
          </table:table-cell>
          <table:table-cell table:number-columns-repeated="8"/>
        </table:table-row>
      </table:table>
      <table:table table:name="Experiment3" table:style-name="ta1">
        <table:shapes>
          <draw:frame draw:z-index="0" draw:style-name="gr1" draw:text-style-name="P1" svg:width="453.51pt" svg:height="255.09pt" svg:x="0.03pt" svg:y="51.22pt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453.51pt" svg:height="255.09pt" svg:x="0.03pt" svg:y="332.82pt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453.51pt" svg:height="255.09pt" svg:x="512.02pt" svg:y="332.82pt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1" draw:text-style-name="P1" svg:width="453.51pt" svg:height="255.09pt" svg:x="512.02pt" svg:y="640.01pt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4" draw:style-name="gr1" draw:text-style-name="P1" svg:width="453.51pt" svg:height="255.09pt" svg:x="0.03pt" svg:y="640.01pt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xperiment 3</text:p>
          </table:table-cell>
          <table:table-cell/>
          <table:table-cell office:value-type="string" calcext:value-type="string">
            <text:p>original error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trained error</text:p>
          </table:table-cell>
          <table:table-cell office:value-type="float" office:value="0.0181" calcext:value-type="float">
            <text:p>0.0181</text:p>
          </table:table-cell>
          <table:table-cell/>
          <table:table-cell office:value-type="string" calcext:value-type="string">
            <text:p>Impact well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ybullet</text:p>
          </table:table-cell>
          <table:table-cell table:number-columns-repeated="8"/>
        </table:table-row>
        <table:table-row table:style-name="ro1" table:number-rows-repeated="21">
          <table:table-cell table:number-columns-repeated="9"/>
        </table:table-row>
        <table:table-row table:style-name="ro1">
          <table:table-cell office:value-type="string" calcext:value-type="string">
            <text:p>Mujoco Original</text:p>
          </table:table-cell>
          <table:table-cell table:number-columns-repeated="7"/>
          <table:table-cell office:value-type="string" calcext:value-type="string">
            <text:p>Eucledian error</text:p>
          </table:table-cell>
        </table:table-row>
        <table:table-row table:style-name="ro1" table:number-rows-repeated="23">
          <table:table-cell table:number-columns-repeated="9"/>
        </table:table-row>
        <table:table-row table:style-name="ro1">
          <table:table-cell office:value-type="string" calcext:value-type="string">
            <text:p>Mujoco Trained</text:p>
          </table:table-cell>
          <table:table-cell table:number-columns-repeated="8"/>
        </table:table-row>
      </table:table>
      <table:table table:name="Experiment4" table:style-name="ta1">
        <table:shapes>
          <draw:frame draw:z-index="0" draw:style-name="gr1" draw:text-style-name="P1" svg:width="453.51pt" svg:height="255.09pt" svg:x="0.03pt" svg:y="51.22pt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" draw:style-name="gr1" draw:text-style-name="P1" svg:width="453.51pt" svg:height="255.09pt" svg:x="0.03pt" svg:y="332.82pt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2" draw:style-name="gr1" draw:text-style-name="P1" svg:width="453.51pt" svg:height="255.09pt" svg:x="512.02pt" svg:y="332.82pt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3" draw:style-name="gr1" draw:text-style-name="P1" svg:width="453.51pt" svg:height="255.09pt" svg:x="512.05pt" svg:y="640.01pt">
            <draw:object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4" draw:style-name="gr1" draw:text-style-name="P1" svg:width="453.51pt" svg:height="255.09pt" svg:x="0.03pt" svg:y="640.03pt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xperiment 4</text:p>
          </table:table-cell>
          <table:table-cell/>
          <table:table-cell office:value-type="string" calcext:value-type="string">
            <text:p>original error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trained error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string" calcext:value-type="string">
            <text:p>Impact 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ybullet</text:p>
          </table:table-cell>
          <table:table-cell table:number-columns-repeated="8"/>
        </table:table-row>
        <table:table-row table:style-name="ro1" table:number-rows-repeated="21">
          <table:table-cell table:number-columns-repeated="9"/>
        </table:table-row>
        <table:table-row table:style-name="ro1">
          <table:table-cell office:value-type="string" calcext:value-type="string">
            <text:p>Mujoco Original</text:p>
          </table:table-cell>
          <table:table-cell table:number-columns-repeated="7"/>
          <table:table-cell office:value-type="string" calcext:value-type="string">
            <text:p>Eucledian error</text:p>
          </table:table-cell>
        </table:table-row>
        <table:table-row table:style-name="ro1" table:number-rows-repeated="23">
          <table:table-cell table:number-columns-repeated="9"/>
        </table:table-row>
        <table:table-row table:style-name="ro1">
          <table:table-cell office:value-type="string" calcext:value-type="string">
            <text:p>Mujoco Trained</text:p>
          </table:table-cell>
          <table:table-cell table:number-columns-repeated="8"/>
        </table:table-row>
      </table:table>
      <table:table table:name="Experiment 5" table:style-name="ta1">
        <table:shapes>
          <draw:frame draw:z-index="0" draw:style-name="gr1" draw:text-style-name="P1" svg:width="453.51pt" svg:height="255.09pt" svg:x="0.03pt" svg:y="51.22pt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style-name="gr1" draw:text-style-name="P1" svg:width="453.51pt" svg:height="255.09pt" svg:x="0.03pt" svg:y="332.82pt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" draw:style-name="gr1" draw:text-style-name="P1" svg:width="453.51pt" svg:height="255.09pt" svg:x="512.05pt" svg:y="332.82pt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3" draw:style-name="gr1" draw:text-style-name="P1" svg:width="453.51pt" svg:height="255.09pt" svg:x="512.02pt" svg:y="640.01pt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4" draw:style-name="gr1" draw:text-style-name="P1" svg:width="453.51pt" svg:height="255.09pt" svg:x="0.03pt" svg:y="640.03pt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xperiment 5</text:p>
          </table:table-cell>
          <table:table-cell/>
          <table:table-cell office:value-type="string" calcext:value-type="string">
            <text:p>original error</text:p>
          </table:table-cell>
          <table:table-cell office:value-type="float" office:value="0.116" calcext:value-type="float">
            <text:p>0.116</text:p>
          </table:table-cell>
          <table:table-cell office:value-type="string" calcext:value-type="string">
            <text:p>trained error</text:p>
          </table:table-cell>
          <table:table-cell office:value-type="float" office:value="0.0154" calcext:value-type="float">
            <text:p>0.0154</text:p>
          </table:table-cell>
          <table:table-cell/>
          <table:table-cell office:value-type="string" calcext:value-type="string">
            <text:p>Impact 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ybullet</text:p>
          </table:table-cell>
          <table:table-cell table:number-columns-repeated="8"/>
        </table:table-row>
        <table:table-row table:style-name="ro1" table:number-rows-repeated="21">
          <table:table-cell table:number-columns-repeated="9"/>
        </table:table-row>
        <table:table-row table:style-name="ro1">
          <table:table-cell office:value-type="string" calcext:value-type="string">
            <text:p>Mujoco Original</text:p>
          </table:table-cell>
          <table:table-cell table:number-columns-repeated="7"/>
          <table:table-cell office:value-type="string" calcext:value-type="string">
            <text:p>Eucledian error</text:p>
          </table:table-cell>
        </table:table-row>
        <table:table-row table:style-name="ro1" table:number-rows-repeated="23">
          <table:table-cell table:number-columns-repeated="9"/>
        </table:table-row>
        <table:table-row table:style-name="ro1">
          <table:table-cell office:value-type="string" calcext:value-type="string">
            <text:p>Mujoco Trained</text:p>
          </table:table-cell>
          <table:table-cell table:number-columns-repeated="8"/>
        </table:table-row>
      </table:table>
      <table:table table:name="Experiment 6" table:style-name="ta1">
        <table:shapes>
          <draw:frame draw:z-index="0" draw:style-name="gr1" draw:text-style-name="P1" svg:width="453.51pt" svg:height="255.09pt" svg:x="0.03pt" svg:y="51.22pt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1" draw:style-name="gr1" draw:text-style-name="P1" svg:width="453.51pt" svg:height="255.09pt" svg:x="0.03pt" svg:y="332.82pt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2" draw:style-name="gr1" draw:text-style-name="P1" svg:width="453.51pt" svg:height="255.09pt" svg:x="512.02pt" svg:y="332.82pt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3" draw:style-name="gr1" draw:text-style-name="P1" svg:width="453.51pt" svg:height="255.09pt" svg:x="512.02pt" svg:y="640.03pt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4" draw:style-name="gr1" draw:text-style-name="P1" svg:width="453.51pt" svg:height="255.09pt" svg:x="0.03pt" svg:y="640.01pt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xperiment 6</text:p>
          </table:table-cell>
          <table:table-cell/>
          <table:table-cell office:value-type="string" calcext:value-type="string">
            <text:p>original error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trained error</text:p>
          </table:table-cell>
          <table:table-cell office:value-type="float" office:value="0.0192" calcext:value-type="float">
            <text:p>0.0192</text:p>
          </table:table-cell>
          <table:table-cell/>
          <table:table-cell office:value-type="string" calcext:value-type="string">
            <text:p>Impact 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ybullet</text:p>
          </table:table-cell>
          <table:table-cell table:number-columns-repeated="8"/>
        </table:table-row>
        <table:table-row table:style-name="ro1" table:number-rows-repeated="21">
          <table:table-cell table:number-columns-repeated="9"/>
        </table:table-row>
        <table:table-row table:style-name="ro1">
          <table:table-cell office:value-type="string" calcext:value-type="string">
            <text:p>Mujoco Original</text:p>
          </table:table-cell>
          <table:table-cell table:number-columns-repeated="7"/>
          <table:table-cell office:value-type="string" calcext:value-type="string">
            <text:p>Eucledian error</text:p>
          </table:table-cell>
        </table:table-row>
        <table:table-row table:style-name="ro1" table:number-rows-repeated="23">
          <table:table-cell table:number-columns-repeated="9"/>
        </table:table-row>
        <table:table-row table:style-name="ro1">
          <table:table-cell office:value-type="string" calcext:value-type="string">
            <text:p>Mujoco Trained</text:p>
          </table:table-cell>
          <table:table-cell table:number-columns-repeated="8"/>
        </table:table-row>
      </table:table>
      <table:table table:name="Experiment 7" table:style-name="ta1">
        <table:shapes>
          <draw:frame draw:z-index="0" draw:style-name="gr1" draw:text-style-name="P1" svg:width="453.51pt" svg:height="255.09pt" svg:x="0.03pt" svg:y="51.22pt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1" draw:style-name="gr1" draw:text-style-name="P1" svg:width="453.51pt" svg:height="255.09pt" svg:x="0.03pt" svg:y="332.82pt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2" draw:style-name="gr1" draw:text-style-name="P1" svg:width="453.51pt" svg:height="255.09pt" svg:x="512.02pt" svg:y="332.84pt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3" draw:style-name="gr1" draw:text-style-name="P1" svg:width="453.51pt" svg:height="255.09pt" svg:x="512.02pt" svg:y="640.01pt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4" draw:style-name="gr1" draw:text-style-name="P1" svg:width="453.51pt" svg:height="255.09pt" svg:x="0.03pt" svg:y="640.01pt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xperiment 7</text:p>
          </table:table-cell>
          <table:table-cell/>
          <table:table-cell office:value-type="string" calcext:value-type="string">
            <text:p>original error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trained error</text:p>
          </table:table-cell>
          <table:table-cell office:value-type="float" office:value="0.0226" calcext:value-type="float">
            <text:p>0.0226</text:p>
          </table:table-cell>
          <table:table-cell/>
          <table:table-cell office:value-type="string" calcext:value-type="string">
            <text:p>Impact 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ybullet</text:p>
          </table:table-cell>
          <table:table-cell table:number-columns-repeated="8"/>
        </table:table-row>
        <table:table-row table:style-name="ro1" table:number-rows-repeated="21">
          <table:table-cell table:number-columns-repeated="9"/>
        </table:table-row>
        <table:table-row table:style-name="ro1">
          <table:table-cell office:value-type="string" calcext:value-type="string">
            <text:p>Mujoco Original</text:p>
          </table:table-cell>
          <table:table-cell table:number-columns-repeated="7"/>
          <table:table-cell office:value-type="string" calcext:value-type="string">
            <text:p>Eucledian error</text:p>
          </table:table-cell>
        </table:table-row>
        <table:table-row table:style-name="ro1" table:number-rows-repeated="23">
          <table:table-cell table:number-columns-repeated="9"/>
        </table:table-row>
        <table:table-row table:style-name="ro1">
          <table:table-cell office:value-type="string" calcext:value-type="string">
            <text:p>Mujoco Trained</text:p>
          </table:table-cell>
          <table:table-cell table:number-columns-repeated="8"/>
        </table:table-row>
      </table:table>
      <table:table table:name="Experiment 8" table:style-name="ta1">
        <table:shapes>
          <draw:frame draw:z-index="0" draw:style-name="gr1" draw:text-style-name="P1" svg:width="453.51pt" svg:height="255.09pt" svg:x="0.03pt" svg:y="51.22pt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z-index="1" draw:style-name="gr1" draw:text-style-name="P1" svg:width="453.51pt" svg:height="255.09pt" svg:x="0.03pt" svg:y="332.82pt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2" draw:style-name="gr1" draw:text-style-name="P1" svg:width="453.51pt" svg:height="255.09pt" svg:x="512.02pt" svg:y="332.82pt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z-index="3" draw:style-name="gr1" draw:text-style-name="P1" svg:width="453.51pt" svg:height="255.09pt" svg:x="512.02pt" svg:y="640.01pt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4" draw:style-name="gr1" draw:text-style-name="P1" svg:width="453.51pt" svg:height="255.09pt" svg:x="0.03pt" svg:y="640.01pt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xperiment 8</text:p>
          </table:table-cell>
          <table:table-cell/>
          <table:table-cell office:value-type="string" calcext:value-type="string">
            <text:p>original error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trained error</text:p>
          </table:table-cell>
          <table:table-cell office:value-type="float" office:value="0.0149" calcext:value-type="float">
            <text:p>0.0149</text:p>
          </table:table-cell>
          <table:table-cell/>
          <table:table-cell office:value-type="string" calcext:value-type="string">
            <text:p>Impact 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ybullet</text:p>
          </table:table-cell>
          <table:table-cell table:number-columns-repeated="8"/>
        </table:table-row>
        <table:table-row table:style-name="ro1" table:number-rows-repeated="21">
          <table:table-cell table:number-columns-repeated="9"/>
        </table:table-row>
        <table:table-row table:style-name="ro1">
          <table:table-cell office:value-type="string" calcext:value-type="string">
            <text:p>Mujoco Original</text:p>
          </table:table-cell>
          <table:table-cell table:number-columns-repeated="7"/>
          <table:table-cell office:value-type="string" calcext:value-type="string">
            <text:p>Eucledian error</text:p>
          </table:table-cell>
        </table:table-row>
        <table:table-row table:style-name="ro1" table:number-rows-repeated="23">
          <table:table-cell table:number-columns-repeated="9"/>
        </table:table-row>
        <table:table-row table:style-name="ro1">
          <table:table-cell office:value-type="string" calcext:value-type="string">
            <text:p>Mujoco Trained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1T18:28:46.409976119</meta:creation-date>
    <dc:date>2020-07-21T21:38:16.191017663</dc:date>
    <meta:editing-duration>PT3H9M22S</meta:editing-duration>
    <meta:editing-cycles>20</meta:editing-cycles>
    <meta:generator>LibreOffice/6.0.7.3$Linux_X86_64 LibreOffice_project/00m0$Build-3</meta:generator>
    <meta:document-statistic meta:table-count="8" meta:cell-count="78" meta:object-count="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153cm" svg:y="0.38cm" svg:width="11.396cm" svg:height="8.241cm"/>
          <chart:axis chart:dimension="x" chart:name="primary-x" chart:style-name="ch4" chartooo:axis-type="auto">
            <chart:categories table:cell-range-address="local-table.$A$2:.$A$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0" chart:label-cell-address="local-table.$C$1" chart:class="chart:scatter">
            <chart:domain table:cell-range-address="local-table.$B$2:.$B$100"/>
            <chart:data-point chart:repeated="99"/>
          </chart:series>
          <chart:series chart:style-name="ch7" chart:values-cell-range-address="local-table.$D$2:.$D$100" chart:label-cell-address="local-table.$D$1" chart:class="chart:scatter">
            <chart:data-point chart:repeated="99"/>
          </chart:series>
          <chart:series chart:style-name="ch8" chart:values-cell-range-address="local-table.$E$2:.$E$100" chart:label-cell-address="local-table.$E$1" chart:class="chart:scatte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38727366924286">
                <text:p>0.138727366924286</text:p>
              </table:table-cell>
              <table:table-cell office:value-type="float" office:value="0.00128036178648472">
                <text:p>0.00128036178648472</text:p>
              </table:table-cell>
              <table:table-cell office:value-type="float" office:value="0.535536825656891">
                <text:p>0.5355368256568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52703493833542">
                <text:p>0.152703493833542</text:p>
              </table:table-cell>
              <table:table-cell office:value-type="float" office:value="0.00116602319758385">
                <text:p>0.00116602319758385</text:p>
              </table:table-cell>
              <table:table-cell office:value-type="float" office:value="0.538917362689972">
                <text:p>0.538917362689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64757534861565">
                <text:p>0.164757534861565</text:p>
              </table:table-cell>
              <table:table-cell office:value-type="float" office:value="0.00129047385416925">
                <text:p>0.00129047385416925</text:p>
              </table:table-cell>
              <table:table-cell office:value-type="float" office:value="0.535306632518768">
                <text:p>0.535306632518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76958546042442">
                <text:p>0.176958546042442</text:p>
              </table:table-cell>
              <table:table-cell office:value-type="float" office:value="0.000818756932858378">
                <text:p>0.000818756932858378</text:p>
              </table:table-cell>
              <table:table-cell office:value-type="float" office:value="0.531339228153229">
                <text:p>0.5313392281532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90019339323044">
                <text:p>0.190019339323044</text:p>
              </table:table-cell>
              <table:table-cell office:value-type="float" office:value="0.000729311956092715">
                <text:p>0.000729311956092715</text:p>
              </table:table-cell>
              <table:table-cell office:value-type="float" office:value="0.530582785606384">
                <text:p>0.530582785606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02833160758018">
                <text:p>0.202833160758018</text:p>
              </table:table-cell>
              <table:table-cell office:value-type="float" office:value="0.000739573850296438">
                <text:p>0.000739573850296438</text:p>
              </table:table-cell>
              <table:table-cell office:value-type="float" office:value="0.530112206935883">
                <text:p>0.5301122069358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01220855116844">
                <text:p>0.201220855116844</text:p>
              </table:table-cell>
              <table:table-cell office:value-type="float" office:value="0.00131028809119016">
                <text:p>0.00131028809119016</text:p>
              </table:table-cell>
              <table:table-cell office:value-type="float" office:value="0.520545065402985">
                <text:p>0.5205450654029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01084226369858">
                <text:p>0.201084226369858</text:p>
              </table:table-cell>
              <table:table-cell office:value-type="float" office:value="0.00116270699072629">
                <text:p>0.00116270699072629</text:p>
              </table:table-cell>
              <table:table-cell office:value-type="float" office:value="0.518982529640198">
                <text:p>0.5189825296401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00053870677948">
                <text:p>0.200053870677948</text:p>
              </table:table-cell>
              <table:table-cell office:value-type="float" office:value="0.00114485376980156">
                <text:p>0.00114485376980156</text:p>
              </table:table-cell>
              <table:table-cell office:value-type="float" office:value="0.505141019821167">
                <text:p>0.505141019821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99409082531929">
                <text:p>0.199409082531929</text:p>
              </table:table-cell>
              <table:table-cell office:value-type="float" office:value="0.001121373497881">
                <text:p>0.001121373497881</text:p>
              </table:table-cell>
              <table:table-cell office:value-type="float" office:value="0.492864817380905">
                <text:p>0.492864817380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98643729090691">
                <text:p>0.198643729090691</text:p>
              </table:table-cell>
              <table:table-cell office:value-type="float" office:value="0.00108517939224839">
                <text:p>0.00108517939224839</text:p>
              </table:table-cell>
              <table:table-cell office:value-type="float" office:value="0.480573862791061">
                <text:p>0.4805738627910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97805732488632">
                <text:p>0.197805732488632</text:p>
              </table:table-cell>
              <table:table-cell office:value-type="float" office:value="0.00105213455390185">
                <text:p>0.00105213455390185</text:p>
              </table:table-cell>
              <table:table-cell office:value-type="float" office:value="0.468164354562759">
                <text:p>0.4681643545627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96972981095314">
                <text:p>0.196972981095314</text:p>
              </table:table-cell>
              <table:table-cell office:value-type="float" office:value="0.0010202128905803">
                <text:p>0.0010202128905803</text:p>
              </table:table-cell>
              <table:table-cell office:value-type="float" office:value="0.455923050642013">
                <text:p>0.455923050642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96284338831902">
                <text:p>0.196284338831902</text:p>
              </table:table-cell>
              <table:table-cell office:value-type="float" office:value="0.00100162741728127">
                <text:p>0.00100162741728127</text:p>
              </table:table-cell>
              <table:table-cell office:value-type="float" office:value="0.443432092666626">
                <text:p>0.4434320926666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95916384458542">
                <text:p>0.195916384458542</text:p>
              </table:table-cell>
              <table:table-cell office:value-type="float" office:value="0.00100858334917575">
                <text:p>0.00100858334917575</text:p>
              </table:table-cell>
              <table:table-cell office:value-type="float" office:value="0.430633276700974">
                <text:p>0.4306332767009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9567221403122">
                <text:p>0.19567221403122</text:p>
              </table:table-cell>
              <table:table-cell office:value-type="float" office:value="0.00103092193603516">
                <text:p>0.00103092193603516</text:p>
              </table:table-cell>
              <table:table-cell office:value-type="float" office:value="0.417792946100235">
                <text:p>0.4177929461002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95459648966789">
                <text:p>0.195459648966789</text:p>
              </table:table-cell>
              <table:table-cell office:value-type="float" office:value="0.00106342032086104">
                <text:p>0.00106342032086104</text:p>
              </table:table-cell>
              <table:table-cell office:value-type="float" office:value="0.404954671859741">
                <text:p>0.4049546718597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95219844579697">
                <text:p>0.195219844579697</text:p>
              </table:table-cell>
              <table:table-cell office:value-type="float" office:value="0.00110381038393825">
                <text:p>0.00110381038393825</text:p>
              </table:table-cell>
              <table:table-cell office:value-type="float" office:value="0.392080724239349">
                <text:p>0.3920807242393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95046111941338">
                <text:p>0.195046111941338</text:p>
              </table:table-cell>
              <table:table-cell office:value-type="float" office:value="0.00115534232463688">
                <text:p>0.00115534232463688</text:p>
              </table:table-cell>
              <table:table-cell office:value-type="float" office:value="0.379901051521301">
                <text:p>0.3799010515213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94768443703651">
                <text:p>0.194768443703651</text:p>
              </table:table-cell>
              <table:table-cell office:value-type="float" office:value="0.00121034705080092">
                <text:p>0.00121034705080092</text:p>
              </table:table-cell>
              <table:table-cell office:value-type="float" office:value="0.366788238286972">
                <text:p>0.3667882382869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947330981493">
                <text:p>0.1947330981493</text:p>
              </table:table-cell>
              <table:table-cell office:value-type="float" office:value="0.00139968015719205">
                <text:p>0.00139968015719205</text:p>
              </table:table-cell>
              <table:table-cell office:value-type="float" office:value="0.355127394199371">
                <text:p>0.3551273941993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95504412055016">
                <text:p>0.195504412055016</text:p>
              </table:table-cell>
              <table:table-cell office:value-type="float" office:value="0.00162822788115591">
                <text:p>0.00162822788115591</text:p>
              </table:table-cell>
              <table:table-cell office:value-type="float" office:value="0.341453224420547">
                <text:p>0.3414532244205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95448264479637">
                <text:p>0.195448264479637</text:p>
              </table:table-cell>
              <table:table-cell office:value-type="float" office:value="0.00182203890290111">
                <text:p>0.00182203890290111</text:p>
              </table:table-cell>
              <table:table-cell office:value-type="float" office:value="0.329097896814346">
                <text:p>0.3290978968143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95236966013908">
                <text:p>0.195236966013908</text:p>
              </table:table-cell>
              <table:table-cell office:value-type="float" office:value="0.00202734675258398">
                <text:p>0.00202734675258398</text:p>
              </table:table-cell>
              <table:table-cell office:value-type="float" office:value="0.317232847213745">
                <text:p>0.3172328472137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94930404424667">
                <text:p>0.194930404424667</text:p>
              </table:table-cell>
              <table:table-cell office:value-type="float" office:value="0.00222877855412662">
                <text:p>0.00222877855412662</text:p>
              </table:table-cell>
              <table:table-cell office:value-type="float" office:value="0.306082159280777">
                <text:p>0.3060821592807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94641679525375">
                <text:p>0.194641679525375</text:p>
              </table:table-cell>
              <table:table-cell office:value-type="float" office:value="0.00245592603459954">
                <text:p>0.00245592603459954</text:p>
              </table:table-cell>
              <table:table-cell office:value-type="float" office:value="0.295463562011719">
                <text:p>0.2954635620117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94222718477249">
                <text:p>0.194222718477249</text:p>
              </table:table-cell>
              <table:table-cell office:value-type="float" office:value="0.00246341852471232">
                <text:p>0.00246341852471232</text:p>
              </table:table-cell>
              <table:table-cell office:value-type="float" office:value="0.284908711910248">
                <text:p>0.2849087119102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94007992744446">
                <text:p>0.194007992744446</text:p>
              </table:table-cell>
              <table:table-cell office:value-type="float" office:value="0.0030855315271765">
                <text:p>0.0030855315271765</text:p>
              </table:table-cell>
              <table:table-cell office:value-type="float" office:value="0.274265378713608">
                <text:p>0.2742653787136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95773735642433">
                <text:p>0.195773735642433</text:p>
              </table:table-cell>
              <table:table-cell office:value-type="float" office:value="0.00400105584412813">
                <text:p>0.00400105584412813</text:p>
              </table:table-cell>
              <table:table-cell office:value-type="float" office:value="0.262583315372467">
                <text:p>0.2625833153724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9722843170166">
                <text:p>0.19722843170166</text:p>
              </table:table-cell>
              <table:table-cell office:value-type="float" office:value="0.00455117085948586">
                <text:p>0.00455117085948586</text:p>
              </table:table-cell>
              <table:table-cell office:value-type="float" office:value="0.251123815774918">
                <text:p>0.2511238157749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98777481913567">
                <text:p>0.198777481913567</text:p>
              </table:table-cell>
              <table:table-cell office:value-type="float" office:value="0.00467127747833729">
                <text:p>0.00467127747833729</text:p>
              </table:table-cell>
              <table:table-cell office:value-type="float" office:value="0.238852202892303">
                <text:p>0.2388522028923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00064867734909">
                <text:p>0.200064867734909</text:p>
              </table:table-cell>
              <table:table-cell office:value-type="float" office:value="0.00442175893113017">
                <text:p>0.00442175893113017</text:p>
              </table:table-cell>
              <table:table-cell office:value-type="float" office:value="0.226516932249069">
                <text:p>0.2265169322490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99812218546867">
                <text:p>0.199812218546867</text:p>
              </table:table-cell>
              <table:table-cell office:value-type="float" office:value="0.00397761492058635">
                <text:p>0.00397761492058635</text:p>
              </table:table-cell>
              <table:table-cell office:value-type="float" office:value="0.213769674301147">
                <text:p>0.2137696743011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97167232632637">
                <text:p>0.197167232632637</text:p>
              </table:table-cell>
              <table:table-cell office:value-type="float" office:value="0.00349201750941575">
                <text:p>0.00349201750941575</text:p>
              </table:table-cell>
              <table:table-cell office:value-type="float" office:value="0.199044108390808">
                <text:p>0.1990441083908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94875061511993">
                <text:p>0.194875061511993</text:p>
              </table:table-cell>
              <table:table-cell office:value-type="float" office:value="0.00306094367988408">
                <text:p>0.00306094367988408</text:p>
              </table:table-cell>
              <table:table-cell office:value-type="float" office:value="0.18537649512291">
                <text:p>0.185376495122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93177416920662">
                <text:p>0.193177416920662</text:p>
              </table:table-cell>
              <table:table-cell office:value-type="float" office:value="0.00273429555818438">
                <text:p>0.00273429555818438</text:p>
              </table:table-cell>
              <table:table-cell office:value-type="float" office:value="0.172195106744766">
                <text:p>0.1721951067447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92166149616242">
                <text:p>0.192166149616242</text:p>
              </table:table-cell>
              <table:table-cell office:value-type="float" office:value="0.00257160351611674">
                <text:p>0.00257160351611674</text:p>
              </table:table-cell>
              <table:table-cell office:value-type="float" office:value="0.15869714319706">
                <text:p>0.158697143197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92052751779556">
                <text:p>0.192052751779556</text:p>
              </table:table-cell>
              <table:table-cell office:value-type="float" office:value="0.00259150355122983">
                <text:p>0.00259150355122983</text:p>
              </table:table-cell>
              <table:table-cell office:value-type="float" office:value="0.144563406705856">
                <text:p>0.1445634067058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92595392465591">
                <text:p>0.192595392465591</text:p>
              </table:table-cell>
              <table:table-cell office:value-type="float" office:value="0.00272680609486997">
                <text:p>0.00272680609486997</text:p>
              </table:table-cell>
              <table:table-cell office:value-type="float" office:value="0.133491858839989">
                <text:p>0.1334918588399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92534685134888">
                <text:p>0.192534685134888</text:p>
              </table:table-cell>
              <table:table-cell office:value-type="float" office:value="0.00275104935280979">
                <text:p>0.00275104935280979</text:p>
              </table:table-cell>
              <table:table-cell office:value-type="float" office:value="0.123867779970169">
                <text:p>0.123867779970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93590134382248">
                <text:p>0.193590134382248</text:p>
              </table:table-cell>
              <table:table-cell office:value-type="float" office:value="0.00260268547572195">
                <text:p>0.00260268547572195</text:p>
              </table:table-cell>
              <table:table-cell office:value-type="float" office:value="0.107874199748039">
                <text:p>0.1078741997480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95309981703758">
                <text:p>0.195309981703758</text:p>
              </table:table-cell>
              <table:table-cell office:value-type="float" office:value="-0.00299741583876312">
                <text:p>-0.00299741583876312</text:p>
              </table:table-cell>
              <table:table-cell office:value-type="float" office:value="0.0897820740938187">
                <text:p>0.08978207409381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92901477217674">
                <text:p>0.192901477217674</text:p>
              </table:table-cell>
              <table:table-cell office:value-type="float" office:value="-0.00470472499728203">
                <text:p>-0.00470472499728203</text:p>
              </table:table-cell>
              <table:table-cell office:value-type="float" office:value="0.0777376815676689">
                <text:p>0.07773768156766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94614753127098">
                <text:p>0.194614753127098</text:p>
              </table:table-cell>
              <table:table-cell office:value-type="float" office:value="-0.00345565075986087">
                <text:p>-0.00345565075986087</text:p>
              </table:table-cell>
              <table:table-cell office:value-type="float" office:value="0.0700337290763855">
                <text:p>0.07003372907638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08120226860046">
                <text:p>0.208120226860046</text:p>
              </table:table-cell>
              <table:table-cell office:value-type="float" office:value="-0.00228299642913043">
                <text:p>-0.00228299642913043</text:p>
              </table:table-cell>
              <table:table-cell office:value-type="float" office:value="0.0655438154935837">
                <text:p>0.06554381549358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24082455039024">
                <text:p>0.224082455039024</text:p>
              </table:table-cell>
              <table:table-cell office:value-type="float" office:value="-0.000253613223321736">
                <text:p>-0.000253613223321736</text:p>
              </table:table-cell>
              <table:table-cell office:value-type="float" office:value="0.0684570744633675">
                <text:p>0.06845707446336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38199308514595">
                <text:p>0.238199308514595</text:p>
              </table:table-cell>
              <table:table-cell office:value-type="float" office:value="0.000170107887242921">
                <text:p>0.000170107887242921</text:p>
              </table:table-cell>
              <table:table-cell office:value-type="float" office:value="0.0720378309488297">
                <text:p>0.07203783094882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52235740423203">
                <text:p>0.252235740423203</text:p>
              </table:table-cell>
              <table:table-cell office:value-type="float" office:value="0.000436173664638773">
                <text:p>0.000436173664638773</text:p>
              </table:table-cell>
              <table:table-cell office:value-type="float" office:value="0.0765260979533196">
                <text:p>0.07652609795331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65960365533829">
                <text:p>0.265960365533829</text:p>
              </table:table-cell>
              <table:table-cell office:value-type="float" office:value="0.000508908706251532">
                <text:p>0.000508908706251532</text:p>
              </table:table-cell>
              <table:table-cell office:value-type="float" office:value="0.0817725136876106">
                <text:p>0.08177251368761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63011932373047">
                <text:p>0.263011932373047</text:p>
              </table:table-cell>
              <table:table-cell office:value-type="float" office:value="-0.000683976686559618">
                <text:p>-0.000683976686559618</text:p>
              </table:table-cell>
              <table:table-cell office:value-type="float" office:value="0.0679358020424843">
                <text:p>0.06793580204248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59415000677109">
                <text:p>0.259415000677109</text:p>
              </table:table-cell>
              <table:table-cell office:value-type="float" office:value="-0.00154506682883948">
                <text:p>-0.00154506682883948</text:p>
              </table:table-cell>
              <table:table-cell office:value-type="float" office:value="0.0502688437700272">
                <text:p>0.05026884377002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73295104503632">
                <text:p>0.273295104503632</text:p>
              </table:table-cell>
              <table:table-cell office:value-type="float" office:value="-0.000833650294225663">
                <text:p>-0.000833650294225663</text:p>
              </table:table-cell>
              <table:table-cell office:value-type="float" office:value="0.0423092059791088">
                <text:p>0.04230920597910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87989765405655">
                <text:p>0.287989765405655</text:p>
              </table:table-cell>
              <table:table-cell office:value-type="float" office:value="0.000946988933719695">
                <text:p>0.000946988933719695</text:p>
              </table:table-cell>
              <table:table-cell office:value-type="float" office:value="0.0483807064592838">
                <text:p>0.04838070645928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85987764596939">
                <text:p>0.285987764596939</text:p>
              </table:table-cell>
              <table:table-cell office:value-type="float" office:value="0.00271650776267052">
                <text:p>0.00271650776267052</text:p>
              </table:table-cell>
              <table:table-cell office:value-type="float" office:value="0.0602354183793068">
                <text:p>0.06023541837930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8533411026001">
                <text:p>0.28533411026001</text:p>
              </table:table-cell>
              <table:table-cell office:value-type="float" office:value="0.00388708314858377">
                <text:p>0.00388708314858377</text:p>
              </table:table-cell>
              <table:table-cell office:value-type="float" office:value="0.0724906474351883">
                <text:p>0.07249064743518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84683704376221">
                <text:p>0.284683704376221</text:p>
              </table:table-cell>
              <table:table-cell office:value-type="float" office:value="0.00497014448046684">
                <text:p>0.00497014448046684</text:p>
              </table:table-cell>
              <table:table-cell office:value-type="float" office:value="0.0847615450620651">
                <text:p>0.08476154506206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84188091754913">
                <text:p>0.284188091754913</text:p>
              </table:table-cell>
              <table:table-cell office:value-type="float" office:value="0.00581464637070894">
                <text:p>0.00581464637070894</text:p>
              </table:table-cell>
              <table:table-cell office:value-type="float" office:value="0.0968759879469872">
                <text:p>0.09687598794698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83888578414917">
                <text:p>0.283888578414917</text:p>
              </table:table-cell>
              <table:table-cell office:value-type="float" office:value="0.00646013533696532">
                <text:p>0.00646013533696532</text:p>
              </table:table-cell>
              <table:table-cell office:value-type="float" office:value="0.109391123056412">
                <text:p>0.1093911230564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83725500106812">
                <text:p>0.283725500106812</text:p>
              </table:table-cell>
              <table:table-cell office:value-type="float" office:value="0.00689181685447693">
                <text:p>0.00689181685447693</text:p>
              </table:table-cell>
              <table:table-cell office:value-type="float" office:value="0.121982097625732">
                <text:p>0.1219820976257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83707976341248">
                <text:p>0.283707976341248</text:p>
              </table:table-cell>
              <table:table-cell office:value-type="float" office:value="0.00710584968328476">
                <text:p>0.00710584968328476</text:p>
              </table:table-cell>
              <table:table-cell office:value-type="float" office:value="0.134521692991257">
                <text:p>0.1345216929912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83862233161926">
                <text:p>0.283862233161926</text:p>
              </table:table-cell>
              <table:table-cell office:value-type="float" office:value="0.00713319331407547">
                <text:p>0.00713319331407547</text:p>
              </table:table-cell>
              <table:table-cell office:value-type="float" office:value="0.147036299109459">
                <text:p>0.1470362991094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84375250339508">
                <text:p>0.284375250339508</text:p>
              </table:table-cell>
              <table:table-cell office:value-type="float" office:value="0.00717670377343893">
                <text:p>0.00717670377343893</text:p>
              </table:table-cell>
              <table:table-cell office:value-type="float" office:value="0.159505933523178">
                <text:p>0.1595059335231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850401699543">
                <text:p>0.2850401699543</text:p>
              </table:table-cell>
              <table:table-cell office:value-type="float" office:value="0.00725408922880888">
                <text:p>0.00725408922880888</text:p>
              </table:table-cell>
              <table:table-cell office:value-type="float" office:value="0.171957775950432">
                <text:p>0.1719577759504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8580179810524">
                <text:p>0.28580179810524</text:p>
              </table:table-cell>
              <table:table-cell office:value-type="float" office:value="0.00734683964401484">
                <text:p>0.00734683964401484</text:p>
              </table:table-cell>
              <table:table-cell office:value-type="float" office:value="0.184411600232124">
                <text:p>0.1844116002321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86491274833679">
                <text:p>0.286491274833679</text:p>
              </table:table-cell>
              <table:table-cell office:value-type="float" office:value="0.00743142329156399">
                <text:p>0.00743142329156399</text:p>
              </table:table-cell>
              <table:table-cell office:value-type="float" office:value="0.196889877319336">
                <text:p>0.1968898773193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86989539861679">
                <text:p>0.286989539861679</text:p>
              </table:table-cell>
              <table:table-cell office:value-type="float" office:value="0.00747803132981062">
                <text:p>0.00747803132981062</text:p>
              </table:table-cell>
              <table:table-cell office:value-type="float" office:value="0.209761753678322">
                <text:p>0.2097617536783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86860227584839">
                <text:p>0.286860227584839</text:p>
              </table:table-cell>
              <table:table-cell office:value-type="float" office:value="0.00636297790333629">
                <text:p>0.00636297790333629</text:p>
              </table:table-cell>
              <table:table-cell office:value-type="float" office:value="0.222416341304779">
                <text:p>0.2224163413047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86703288555145">
                <text:p>0.286703288555145</text:p>
              </table:table-cell>
              <table:table-cell office:value-type="float" office:value="0.00519516365602613">
                <text:p>0.00519516365602613</text:p>
              </table:table-cell>
              <table:table-cell office:value-type="float" office:value="0.235420003533363">
                <text:p>0.2354200035333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86501199007034">
                <text:p>0.286501199007034</text:p>
              </table:table-cell>
              <table:table-cell office:value-type="float" office:value="0.00466951448470354">
                <text:p>0.00466951448470354</text:p>
              </table:table-cell>
              <table:table-cell office:value-type="float" office:value="0.246364340186119">
                <text:p>0.2463643401861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86579996347427">
                <text:p>0.286579996347427</text:p>
              </table:table-cell>
              <table:table-cell office:value-type="float" office:value="0.0040739830583334">
                <text:p>0.0040739830583334</text:p>
              </table:table-cell>
              <table:table-cell office:value-type="float" office:value="0.259297579526901">
                <text:p>0.2592975795269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86244779825211">
                <text:p>0.286244779825211</text:p>
              </table:table-cell>
              <table:table-cell office:value-type="float" office:value="0.00378836342133582">
                <text:p>0.00378836342133582</text:p>
              </table:table-cell>
              <table:table-cell office:value-type="float" office:value="0.269660145044327">
                <text:p>0.2696601450443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87580400705338">
                <text:p>0.287580400705338</text:p>
              </table:table-cell>
              <table:table-cell office:value-type="float" office:value="0.00335370609536767">
                <text:p>0.00335370609536767</text:p>
              </table:table-cell>
              <table:table-cell office:value-type="float" office:value="0.286585122346878">
                <text:p>0.2865851223468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87197113037109">
                <text:p>0.287197113037109</text:p>
              </table:table-cell>
              <table:table-cell office:value-type="float" office:value="0.00313457893207669">
                <text:p>0.00313457893207669</text:p>
              </table:table-cell>
              <table:table-cell office:value-type="float" office:value="0.297465264797211">
                <text:p>0.2974652647972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86583334207535">
                <text:p>0.286583334207535</text:p>
              </table:table-cell>
              <table:table-cell office:value-type="float" office:value="0.00290412688627839">
                <text:p>0.00290412688627839</text:p>
              </table:table-cell>
              <table:table-cell office:value-type="float" office:value="0.306835800409317">
                <text:p>0.3068358004093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88035541772842">
                <text:p>0.288035541772842</text:p>
              </table:table-cell>
              <table:table-cell office:value-type="float" office:value="0.00260355416685343">
                <text:p>0.00260355416685343</text:p>
              </table:table-cell>
              <table:table-cell office:value-type="float" office:value="0.32643449306488">
                <text:p>0.326434493064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87305444478989">
                <text:p>0.287305444478989</text:p>
              </table:table-cell>
              <table:table-cell office:value-type="float" office:value="0.00231731217354536">
                <text:p>0.00231731217354536</text:p>
              </table:table-cell>
              <table:table-cell office:value-type="float" office:value="0.334957122802734">
                <text:p>0.3349571228027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87367343902588">
                <text:p>0.287367343902588</text:p>
              </table:table-cell>
              <table:table-cell office:value-type="float" office:value="0.00220053782686591">
                <text:p>0.00220053782686591</text:p>
              </table:table-cell>
              <table:table-cell office:value-type="float" office:value="0.345918655395508">
                <text:p>0.345918655395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88284868001938">
                <text:p>0.288284868001938</text:p>
              </table:table-cell>
              <table:table-cell office:value-type="float" office:value="0.00207043439149857">
                <text:p>0.00207043439149857</text:p>
              </table:table-cell>
              <table:table-cell office:value-type="float" office:value="0.360950767993927">
                <text:p>0.3609507679939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88457244634628">
                <text:p>0.288457244634628</text:p>
              </table:table-cell>
              <table:table-cell office:value-type="float" office:value="0.00196398608386517">
                <text:p>0.00196398608386517</text:p>
              </table:table-cell>
              <table:table-cell office:value-type="float" office:value="0.375911235809326">
                <text:p>0.3759112358093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88686990737915">
                <text:p>0.288686990737915</text:p>
              </table:table-cell>
              <table:table-cell office:value-type="float" office:value="0.00171645754016936">
                <text:p>0.00171645754016936</text:p>
              </table:table-cell>
              <table:table-cell office:value-type="float" office:value="0.385595619678497">
                <text:p>0.3855956196784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88483709096909">
                <text:p>0.288483709096909</text:p>
              </table:table-cell>
              <table:table-cell office:value-type="float" office:value="0.00168145564384759">
                <text:p>0.00168145564384759</text:p>
              </table:table-cell>
              <table:table-cell office:value-type="float" office:value="0.400506794452667">
                <text:p>0.400506794452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88622528314591">
                <text:p>0.288622528314591</text:p>
              </table:table-cell>
              <table:table-cell office:value-type="float" office:value="0.00163268262986094">
                <text:p>0.00163268262986094</text:p>
              </table:table-cell>
              <table:table-cell office:value-type="float" office:value="0.413069009780884">
                <text:p>0.4130690097808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88538336753845">
                <text:p>0.288538336753845</text:p>
              </table:table-cell>
              <table:table-cell office:value-type="float" office:value="0.00156088336370885">
                <text:p>0.00156088336370885</text:p>
              </table:table-cell>
              <table:table-cell office:value-type="float" office:value="0.426447451114654">
                <text:p>0.4264474511146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88486272096634">
                <text:p>0.288486272096634</text:p>
              </table:table-cell>
              <table:table-cell office:value-type="float" office:value="0.00147559051401913">
                <text:p>0.00147559051401913</text:p>
              </table:table-cell>
              <table:table-cell office:value-type="float" office:value="0.440356880426407">
                <text:p>0.4403568804264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88517594337463">
                <text:p>0.288517594337463</text:p>
              </table:table-cell>
              <table:table-cell office:value-type="float" office:value="0.0013030389091">
                <text:p>0.0013030389091</text:p>
              </table:table-cell>
              <table:table-cell office:value-type="float" office:value="0.453456372022629">
                <text:p>0.4534563720226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88373291492462">
                <text:p>0.288373291492462</text:p>
              </table:table-cell>
              <table:table-cell office:value-type="float" office:value="0.00126382196322084">
                <text:p>0.00126382196322084</text:p>
              </table:table-cell>
              <table:table-cell office:value-type="float" office:value="0.45780673623085">
                <text:p>0.457806736230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87670582532883">
                <text:p>0.287670582532883</text:p>
              </table:table-cell>
              <table:table-cell office:value-type="float" office:value="0.000778290443122387">
                <text:p>0.000778290443122387</text:p>
              </table:table-cell>
              <table:table-cell office:value-type="float" office:value="0.465381771326065">
                <text:p>0.4653817713260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88456082344055">
                <text:p>0.288456082344055</text:p>
              </table:table-cell>
              <table:table-cell office:value-type="float" office:value="0.000971157220192254">
                <text:p>0.000971157220192254</text:p>
              </table:table-cell>
              <table:table-cell office:value-type="float" office:value="0.486239552497864">
                <text:p>0.4862395524978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288742363452911">
                <text:p>0.288742363452911</text:p>
              </table:table-cell>
              <table:table-cell office:value-type="float" office:value="0.000718298950232565">
                <text:p>0.000718298950232565</text:p>
              </table:table-cell>
              <table:table-cell office:value-type="float" office:value="0.490982443094253">
                <text:p>0.4909824430942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88514047861099">
                <text:p>0.288514047861099</text:p>
              </table:table-cell>
              <table:table-cell office:value-type="float" office:value="0.00100527820177376">
                <text:p>0.00100527820177376</text:p>
              </table:table-cell>
              <table:table-cell office:value-type="float" office:value="0.50928407907486">
                <text:p>0.509284079074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288760244846344">
                <text:p>0.288760244846344</text:p>
              </table:table-cell>
              <table:table-cell office:value-type="float" office:value="0.000861098174937069">
                <text:p>0.000861098174937069</text:p>
              </table:table-cell>
              <table:table-cell office:value-type="float" office:value="0.515753269195557">
                <text:p>0.5157532691955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288684666156769">
                <text:p>0.288684666156769</text:p>
              </table:table-cell>
              <table:table-cell office:value-type="float" office:value="0.0010153956245631">
                <text:p>0.0010153956245631</text:p>
              </table:table-cell>
              <table:table-cell office:value-type="float" office:value="0.532889306545258">
                <text:p>0.5328893065452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288814127445221">
                <text:p>0.288814127445221</text:p>
              </table:table-cell>
              <table:table-cell office:value-type="float" office:value="0.00101920368615538">
                <text:p>0.00101920368615538</text:p>
              </table:table-cell>
              <table:table-cell office:value-type="float" office:value="0.543571770191193">
                <text:p>0.5435717701911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288779348134995">
                <text:p>0.288779348134995</text:p>
              </table:table-cell>
              <table:table-cell office:value-type="float" office:value="0.00102618907112628">
                <text:p>0.00102618907112628</text:p>
              </table:table-cell>
              <table:table-cell office:value-type="float" office:value="0.558167576789856">
                <text:p>0.5581675767898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288941532373428">
                <text:p>0.288941532373428</text:p>
              </table:table-cell>
              <table:table-cell office:value-type="float" office:value="0.000947849592193961">
                <text:p>0.000947849592193961</text:p>
              </table:table-cell>
              <table:table-cell office:value-type="float" office:value="0.567998647689819">
                <text:p>0.5679986476898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288963049650192">
                <text:p>0.288963049650192</text:p>
              </table:table-cell>
              <table:table-cell office:value-type="float" office:value="0.00106102635618299">
                <text:p>0.00106102635618299</text:p>
              </table:table-cell>
              <table:table-cell office:value-type="float" office:value="0.582488417625427">
                <text:p>0.5824884176254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289012044668198">
                <text:p>0.289012044668198</text:p>
              </table:table-cell>
              <table:table-cell office:value-type="float" office:value="0.00107157544698566">
                <text:p>0.00107157544698566</text:p>
              </table:table-cell>
              <table:table-cell office:value-type="float" office:value="0.593303084373474">
                <text:p>0.5933030843734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289012044668198">
                <text:p>0.289012044668198</text:p>
              </table:table-cell>
              <table:table-cell office:value-type="float" office:value="0.00108154304325581">
                <text:p>0.00108154304325581</text:p>
              </table:table-cell>
              <table:table-cell office:value-type="float" office:value="0.607680082321167">
                <text:p>0.6076800823211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289099872112274">
                <text:p>0.289099872112274</text:p>
              </table:table-cell>
              <table:table-cell office:value-type="float" office:value="0.00109976041130722">
                <text:p>0.00109976041130722</text:p>
              </table:table-cell>
              <table:table-cell office:value-type="float" office:value="0.618363320827484">
                <text:p>0.618363320827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232cm" svg:y="0.379cm" svg:width="11.316cm" svg:height="7.794cm"/>
          <chart:axis chart:dimension="x" chart:name="primary-x" chart:style-name="ch4" chartooo:axis-type="auto">
            <chart:categories table:cell-range-address="local-table.$A$2:.$A$8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8" chart:label-cell-address="local-table.$C$1" chart:class="chart:scatter">
            <chart:domain table:cell-range-address="local-table.$B$2:.$B$88"/>
            <chart:data-point chart:repeated="8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167552026234133">
                <text:p>0.01675520262341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714039027545842">
                <text:p>0.00714039027545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441997409615315">
                <text:p>0.00441997409615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663643653432687">
                <text:p>0.00663643653432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101182458200339">
                <text:p>0.0101182458200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09230941989858">
                <text:p>0.02092309419898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206125332361529">
                <text:p>0.02061253323615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217089812376753">
                <text:p>0.02170898123767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23581080913893">
                <text:p>0.0235810809138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260642416247772">
                <text:p>0.02606424162477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89375511622785">
                <text:p>0.02893755116227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321003380826149">
                <text:p>0.0321003380826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356589736125577">
                <text:p>0.0356589736125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396870503610797">
                <text:p>0.03968705036107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439192880965187">
                <text:p>0.0439192880965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48322407445003">
                <text:p>0.0483224074450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527392203002564">
                <text:p>0.05273922030025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572550583006716">
                <text:p>0.05725505830067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618702907226273">
                <text:p>0.06187029072262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664883340986727">
                <text:p>0.06648833409867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708385317616697">
                <text:p>0.07083853176166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747422690495265">
                <text:p>0.07474226904952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756397789793077">
                <text:p>0.07563977897930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727900655636003">
                <text:p>0.0727900655636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768794205975723">
                <text:p>0.07687942059757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808331229213078">
                <text:p>0.08083312292130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817285973580479">
                <text:p>0.08172859735804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832946633449831">
                <text:p>0.08329466334498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852923129077461">
                <text:p>0.08529231290774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880150867372605">
                <text:p>0.08801508673726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914655496282179">
                <text:p>0.09146554962821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95564755151102">
                <text:p>0.095564755151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998728669091362">
                <text:p>0.09987286690913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00950547990536">
                <text:p>0.1009505479905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997539778350695">
                <text:p>0.09975397783506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977257561884621">
                <text:p>0.09772575618846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01838571008964">
                <text:p>0.1018385710089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05112370718223">
                <text:p>0.1051123707182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08047905489856">
                <text:p>0.1080479054898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10637552672268">
                <text:p>0.1106375526722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11081673327155">
                <text:p>0.1110816733271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14575646321759">
                <text:p>0.1145756463217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20597880798337">
                <text:p>0.1205978807983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24785865222677">
                <text:p>0.1247858652226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33917384607022">
                <text:p>0.1339173846070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36515679694922">
                <text:p>0.1365156796949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30588223319547">
                <text:p>0.1305882233195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29290416568902">
                <text:p>0.1292904165689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42164543225539">
                <text:p>0.1421645432255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48488514988944">
                <text:p>0.1484885149889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44178316937765">
                <text:p>0.1441783169377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154339125758049">
                <text:p>0.1543391257580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159198103664729">
                <text:p>0.1591981036647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166069816493468">
                <text:p>0.1660698164934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167332293163368">
                <text:p>0.1673322931633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161242493887551">
                <text:p>0.1612424938875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161098199833657">
                <text:p>0.1610981998336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157239275881518">
                <text:p>0.1572392758815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173634422978922">
                <text:p>0.1736344229789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89101580530275">
                <text:p>0.1891015805302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182188457532162">
                <text:p>0.1821884575321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173921742316911">
                <text:p>0.1739217423169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174350099480716">
                <text:p>0.1743500994807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176195271437658">
                <text:p>0.1761952714376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1782174513746">
                <text:p>0.17821745137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177772971437013">
                <text:p>0.1777729714370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19339965433493">
                <text:p>0.193399654334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19953231215464">
                <text:p>0.199532312154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193240272212965">
                <text:p>0.1932402722129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89572657164886">
                <text:p>0.1895726571648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1511991921398">
                <text:p>0.215119919213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11942261986174">
                <text:p>0.2119422619861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05351814939454">
                <text:p>0.2053518149394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00148854091968">
                <text:p>0.2001488540919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19574624995746">
                <text:p>0.195746249957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191348268278404">
                <text:p>0.1913482682784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186755755418006">
                <text:p>0.1867557554180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18255621240664">
                <text:p>0.182556212406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178458311947566">
                <text:p>0.1784583119475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74236050863492">
                <text:p>0.1742360508634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170182633188949">
                <text:p>0.1701826331889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166131072667905">
                <text:p>0.1661310726679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16221123940203">
                <text:p>0.162211239402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15833207642937">
                <text:p>0.158332076429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154535486666761">
                <text:p>0.1545354866667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150805619642087">
                <text:p>0.1508056196420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147175538356283">
                <text:p>0.14717553835628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047cm" svg:y="0.379cm" svg:width="11.501cm" svg:height="7.794cm"/>
          <chart:axis chart:dimension="x" chart:name="primary-x" chart:style-name="ch4" chartooo:axis-type="auto">
            <chart:categories table:cell-range-address="local-table.$A$2:.$A$14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48" chart:label-cell-address="local-table.$C$1" chart:class="chart:scatter">
            <chart:domain table:cell-range-address="local-table.$B$2:.$B$148"/>
            <chart:data-point chart:repeated="147"/>
          </chart:series>
          <chart:series chart:style-name="ch7" chart:values-cell-range-address="local-table.$D$2:.$D$148" chart:label-cell-address="local-table.$D$1" chart:class="chart:scatter">
            <chart:data-point chart:repeated="147"/>
          </chart:series>
          <chart:series chart:style-name="ch8" chart:values-cell-range-address="local-table.$E$2:.$E$148" chart:label-cell-address="local-table.$E$1" chart:class="chart:scatter">
            <chart:data-point chart:repeated="1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38727366924286">
                <text:p>0.138727366924286</text:p>
              </table:table-cell>
              <table:table-cell office:value-type="float" office:value="0.00128036178648472">
                <text:p>0.00128036178648472</text:p>
              </table:table-cell>
              <table:table-cell office:value-type="float" office:value="0.535536825656891">
                <text:p>0.5355368256568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52703493833542">
                <text:p>0.152703493833542</text:p>
              </table:table-cell>
              <table:table-cell office:value-type="float" office:value="0.00116602319758385">
                <text:p>0.00116602319758385</text:p>
              </table:table-cell>
              <table:table-cell office:value-type="float" office:value="0.538917362689972">
                <text:p>0.538917362689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64757534861565">
                <text:p>0.164757534861565</text:p>
              </table:table-cell>
              <table:table-cell office:value-type="float" office:value="0.00129047385416925">
                <text:p>0.00129047385416925</text:p>
              </table:table-cell>
              <table:table-cell office:value-type="float" office:value="0.535306632518768">
                <text:p>0.535306632518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76958546042442">
                <text:p>0.176958546042442</text:p>
              </table:table-cell>
              <table:table-cell office:value-type="float" office:value="0.000818756932858378">
                <text:p>0.000818756932858378</text:p>
              </table:table-cell>
              <table:table-cell office:value-type="float" office:value="0.531339228153229">
                <text:p>0.5313392281532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90019339323044">
                <text:p>0.190019339323044</text:p>
              </table:table-cell>
              <table:table-cell office:value-type="float" office:value="0.000729311956092715">
                <text:p>0.000729311956092715</text:p>
              </table:table-cell>
              <table:table-cell office:value-type="float" office:value="0.530582785606384">
                <text:p>0.530582785606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02833160758018">
                <text:p>0.202833160758018</text:p>
              </table:table-cell>
              <table:table-cell office:value-type="float" office:value="0.000739573850296438">
                <text:p>0.000739573850296438</text:p>
              </table:table-cell>
              <table:table-cell office:value-type="float" office:value="0.530112206935883">
                <text:p>0.5301122069358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15396866202354">
                <text:p>0.215396866202354</text:p>
              </table:table-cell>
              <table:table-cell office:value-type="float" office:value="0.000740516115911305">
                <text:p>0.000740516115911305</text:p>
              </table:table-cell>
              <table:table-cell office:value-type="float" office:value="0.529636383056641">
                <text:p>0.5296363830566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2792287170887">
                <text:p>0.22792287170887</text:p>
              </table:table-cell>
              <table:table-cell office:value-type="float" office:value="0.000738948467187583">
                <text:p>0.000738948467187583</text:p>
              </table:table-cell>
              <table:table-cell office:value-type="float" office:value="0.529157638549805">
                <text:p>0.529157638549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26007610559463">
                <text:p>0.226007610559463</text:p>
              </table:table-cell>
              <table:table-cell office:value-type="float" office:value="0.00105023942887783">
                <text:p>0.00105023942887783</text:p>
              </table:table-cell>
              <table:table-cell office:value-type="float" office:value="0.547690391540527">
                <text:p>0.5476903915405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26633012294769">
                <text:p>0.226633012294769</text:p>
              </table:table-cell>
              <table:table-cell office:value-type="float" office:value="0.000875178608112037">
                <text:p>0.000875178608112037</text:p>
              </table:table-cell>
              <table:table-cell office:value-type="float" office:value="0.554678916931152">
                <text:p>0.554678916931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26392388343811">
                <text:p>0.226392388343811</text:p>
              </table:table-cell>
              <table:table-cell office:value-type="float" office:value="0.0138515597209334">
                <text:p>0.0138515597209334</text:p>
              </table:table-cell>
              <table:table-cell office:value-type="float" office:value="0.55345356464386">
                <text:p>0.553453564643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40570977330208">
                <text:p>0.240570977330208</text:p>
              </table:table-cell>
              <table:table-cell office:value-type="float" office:value="0.0133123965933919">
                <text:p>0.0133123965933919</text:p>
              </table:table-cell>
              <table:table-cell office:value-type="float" office:value="0.553024232387543">
                <text:p>0.5530242323875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38499239087105">
                <text:p>0.238499239087105</text:p>
              </table:table-cell>
              <table:table-cell office:value-type="float" office:value="0.0263829454779625">
                <text:p>0.0263829454779625</text:p>
              </table:table-cell>
              <table:table-cell office:value-type="float" office:value="0.552674829959869">
                <text:p>0.552674829959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52964466810226">
                <text:p>0.252964466810226</text:p>
              </table:table-cell>
              <table:table-cell office:value-type="float" office:value="0.0258515309542417">
                <text:p>0.0258515309542417</text:p>
              </table:table-cell>
              <table:table-cell office:value-type="float" office:value="0.552212715148926">
                <text:p>0.5522127151489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65333950519562">
                <text:p>0.265333950519562</text:p>
              </table:table-cell>
              <table:table-cell office:value-type="float" office:value="0.0258494187146425">
                <text:p>0.0258494187146425</text:p>
              </table:table-cell>
              <table:table-cell office:value-type="float" office:value="0.551757335662842">
                <text:p>0.5517573356628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77807414531708">
                <text:p>0.277807414531708</text:p>
              </table:table-cell>
              <table:table-cell office:value-type="float" office:value="0.0258273314684629">
                <text:p>0.0258273314684629</text:p>
              </table:table-cell>
              <table:table-cell office:value-type="float" office:value="0.551300346851349">
                <text:p>0.5513003468513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276146531105041">
                <text:p>0.276146531105041</text:p>
              </table:table-cell>
              <table:table-cell office:value-type="float" office:value="0.0262338500469923">
                <text:p>0.0262338500469923</text:p>
              </table:table-cell>
              <table:table-cell office:value-type="float" office:value="0.539112567901611">
                <text:p>0.5391125679016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275480151176453">
                <text:p>0.275480151176453</text:p>
              </table:table-cell>
              <table:table-cell office:value-type="float" office:value="0.026086101308465">
                <text:p>0.026086101308465</text:p>
              </table:table-cell>
              <table:table-cell office:value-type="float" office:value="0.5279461145401">
                <text:p>0.52794611454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74726986885071">
                <text:p>0.274726986885071</text:p>
              </table:table-cell>
              <table:table-cell office:value-type="float" office:value="0.025852782651782">
                <text:p>0.025852782651782</text:p>
              </table:table-cell>
              <table:table-cell office:value-type="float" office:value="0.51695054769516">
                <text:p>0.516950547695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74572640657425">
                <text:p>0.274572640657425</text:p>
              </table:table-cell>
              <table:table-cell office:value-type="float" office:value="0.0258502662181854">
                <text:p>0.0258502662181854</text:p>
              </table:table-cell>
              <table:table-cell office:value-type="float" office:value="0.505235970020294">
                <text:p>0.5052359700202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27374941110611">
                <text:p>0.27374941110611</text:p>
              </table:table-cell>
              <table:table-cell office:value-type="float" office:value="0.025710042566061">
                <text:p>0.025710042566061</text:p>
              </table:table-cell>
              <table:table-cell office:value-type="float" office:value="0.494360625743866">
                <text:p>0.4943606257438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75290280580521">
                <text:p>0.275290280580521</text:p>
              </table:table-cell>
              <table:table-cell office:value-type="float" office:value="0.0388203561306">
                <text:p>0.0388203561306</text:p>
              </table:table-cell>
              <table:table-cell office:value-type="float" office:value="0.495200276374817">
                <text:p>0.4952002763748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76086807250977">
                <text:p>0.276086807250977</text:p>
              </table:table-cell>
              <table:table-cell office:value-type="float" office:value="0.0514342375099659">
                <text:p>0.0514342375099659</text:p>
              </table:table-cell>
              <table:table-cell office:value-type="float" office:value="0.494959264993668">
                <text:p>0.4949592649936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276258766651154">
                <text:p>0.276258766651154</text:p>
              </table:table-cell>
              <table:table-cell office:value-type="float" office:value="0.0510767288506031">
                <text:p>0.0510767288506031</text:p>
              </table:table-cell>
              <table:table-cell office:value-type="float" office:value="0.481886386871338">
                <text:p>0.4818863868713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275063961744309">
                <text:p>0.275063961744309</text:p>
              </table:table-cell>
              <table:table-cell office:value-type="float" office:value="0.0509904846549034">
                <text:p>0.0509904846549034</text:p>
              </table:table-cell>
              <table:table-cell office:value-type="float" office:value="0.470627695322037">
                <text:p>0.4706276953220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275608420372009">
                <text:p>0.275608420372009</text:p>
              </table:table-cell>
              <table:table-cell office:value-type="float" office:value="0.0639597401022911">
                <text:p>0.0639597401022911</text:p>
              </table:table-cell>
              <table:table-cell office:value-type="float" office:value="0.471902042627335">
                <text:p>0.4719020426273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275979161262512">
                <text:p>0.275979161262512</text:p>
              </table:table-cell>
              <table:table-cell office:value-type="float" office:value="0.0641067996621132">
                <text:p>0.0641067996621132</text:p>
              </table:table-cell>
              <table:table-cell office:value-type="float" office:value="0.460806995630264">
                <text:p>0.4608069956302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274971514940262">
                <text:p>0.274971514940262</text:p>
              </table:table-cell>
              <table:table-cell office:value-type="float" office:value="0.0765723288059235">
                <text:p>0.0765723288059235</text:p>
              </table:table-cell>
              <table:table-cell office:value-type="float" office:value="0.461579620838165">
                <text:p>0.4615796208381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75606036186218">
                <text:p>0.275606036186218</text:p>
              </table:table-cell>
              <table:table-cell office:value-type="float" office:value="0.0767316222190857">
                <text:p>0.0767316222190857</text:p>
              </table:table-cell>
              <table:table-cell office:value-type="float" office:value="0.456445574760437">
                <text:p>0.4564455747604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74725049734116">
                <text:p>0.274725049734116</text:p>
              </table:table-cell>
              <table:table-cell office:value-type="float" office:value="0.0765184909105301">
                <text:p>0.0765184909105301</text:p>
              </table:table-cell>
              <table:table-cell office:value-type="float" office:value="0.446248769760132">
                <text:p>0.4462487697601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75419563055038">
                <text:p>0.275419563055038</text:p>
              </table:table-cell>
              <table:table-cell office:value-type="float" office:value="0.0899739339947701">
                <text:p>0.0899739339947701</text:p>
              </table:table-cell>
              <table:table-cell office:value-type="float" office:value="0.440513372421265">
                <text:p>0.4405133724212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75025904178619">
                <text:p>0.275025904178619</text:p>
              </table:table-cell>
              <table:table-cell office:value-type="float" office:value="0.0892628207802773">
                <text:p>0.0892628207802773</text:p>
              </table:table-cell>
              <table:table-cell office:value-type="float" office:value="0.434493362903595">
                <text:p>0.4344933629035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75194615125656">
                <text:p>0.275194615125656</text:p>
              </table:table-cell>
              <table:table-cell office:value-type="float" office:value="0.10259747505188">
                <text:p>0.10259747505188</text:p>
              </table:table-cell>
              <table:table-cell office:value-type="float" office:value="0.431813031435013">
                <text:p>0.4318130314350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73658692836761">
                <text:p>0.273658692836761</text:p>
              </table:table-cell>
              <table:table-cell office:value-type="float" office:value="0.101505823433399">
                <text:p>0.101505823433399</text:p>
              </table:table-cell>
              <table:table-cell office:value-type="float" office:value="0.420613020658493">
                <text:p>0.4206130206584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7478888630867">
                <text:p>0.27478888630867</text:p>
              </table:table-cell>
              <table:table-cell office:value-type="float" office:value="0.11517545580864">
                <text:p>0.11517545580864</text:p>
              </table:table-cell>
              <table:table-cell office:value-type="float" office:value="0.414205878973007">
                <text:p>0.4142058789730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74042189121246">
                <text:p>0.274042189121246</text:p>
              </table:table-cell>
              <table:table-cell office:value-type="float" office:value="0.114363066852093">
                <text:p>0.114363066852093</text:p>
              </table:table-cell>
              <table:table-cell office:value-type="float" office:value="0.404134273529053">
                <text:p>0.4041342735290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74483531713486">
                <text:p>0.274483531713486</text:p>
              </table:table-cell>
              <table:table-cell office:value-type="float" office:value="0.128053531050682">
                <text:p>0.128053531050682</text:p>
              </table:table-cell>
              <table:table-cell office:value-type="float" office:value="0.400783509016037">
                <text:p>0.4007835090160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73939222097397">
                <text:p>0.273939222097397</text:p>
              </table:table-cell>
              <table:table-cell office:value-type="float" office:value="0.127040803432465">
                <text:p>0.127040803432465</text:p>
              </table:table-cell>
              <table:table-cell office:value-type="float" office:value="0.398828983306885">
                <text:p>0.3988289833068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74166941642761">
                <text:p>0.274166941642761</text:p>
              </table:table-cell>
              <table:table-cell office:value-type="float" office:value="0.140610441565514">
                <text:p>0.140610441565514</text:p>
              </table:table-cell>
              <table:table-cell office:value-type="float" office:value="0.39441579580307">
                <text:p>0.394415795803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72491097450256">
                <text:p>0.272491097450256</text:p>
              </table:table-cell>
              <table:table-cell office:value-type="float" office:value="0.139185190200806">
                <text:p>0.139185190200806</text:p>
              </table:table-cell>
              <table:table-cell office:value-type="float" office:value="0.381054222583771">
                <text:p>0.3810542225837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73800939321518">
                <text:p>0.273800939321518</text:p>
              </table:table-cell>
              <table:table-cell office:value-type="float" office:value="0.153269395232201">
                <text:p>0.153269395232201</text:p>
              </table:table-cell>
              <table:table-cell office:value-type="float" office:value="0.376071989536285">
                <text:p>0.3760719895362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73544162511826">
                <text:p>0.273544162511826</text:p>
              </table:table-cell>
              <table:table-cell office:value-type="float" office:value="0.165791407227516">
                <text:p>0.165791407227516</text:p>
              </table:table-cell>
              <table:table-cell office:value-type="float" office:value="0.378001749515533">
                <text:p>0.3780017495155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73508757352829">
                <text:p>0.273508757352829</text:p>
              </table:table-cell>
              <table:table-cell office:value-type="float" office:value="0.178404867649078">
                <text:p>0.178404867649078</text:p>
              </table:table-cell>
              <table:table-cell office:value-type="float" office:value="0.377853959798813">
                <text:p>0.3778539597988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73141503334045">
                <text:p>0.273141503334045</text:p>
              </table:table-cell>
              <table:table-cell office:value-type="float" office:value="0.177194610238075">
                <text:p>0.177194610238075</text:p>
              </table:table-cell>
              <table:table-cell office:value-type="float" office:value="0.374415218830109">
                <text:p>0.3744152188301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71367400884628">
                <text:p>0.271367400884628</text:p>
              </table:table-cell>
              <table:table-cell office:value-type="float" office:value="0.176646858453751">
                <text:p>0.176646858453751</text:p>
              </table:table-cell>
              <table:table-cell office:value-type="float" office:value="0.360079199075699">
                <text:p>0.3600791990756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85991221666336">
                <text:p>0.285991221666336</text:p>
              </table:table-cell>
              <table:table-cell office:value-type="float" office:value="0.177053228020668">
                <text:p>0.177053228020668</text:p>
              </table:table-cell>
              <table:table-cell office:value-type="float" office:value="0.356037527322769">
                <text:p>0.3560375273227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9921942949295">
                <text:p>0.29921942949295</text:p>
              </table:table-cell>
              <table:table-cell office:value-type="float" office:value="0.177368625998497">
                <text:p>0.177368625998497</text:p>
              </table:table-cell>
              <table:table-cell office:value-type="float" office:value="0.356257379055023">
                <text:p>0.3562573790550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312228053808212">
                <text:p>0.312228053808212</text:p>
              </table:table-cell>
              <table:table-cell office:value-type="float" office:value="0.177484229207039">
                <text:p>0.177484229207039</text:p>
              </table:table-cell>
              <table:table-cell office:value-type="float" office:value="0.356336385011673">
                <text:p>0.3563363850116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323333263397217">
                <text:p>0.323333263397217</text:p>
              </table:table-cell>
              <table:table-cell office:value-type="float" office:value="0.176173254847527">
                <text:p>0.176173254847527</text:p>
              </table:table-cell>
              <table:table-cell office:value-type="float" office:value="0.355873733758926">
                <text:p>0.3558737337589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335656881332397">
                <text:p>0.335656881332397</text:p>
              </table:table-cell>
              <table:table-cell office:value-type="float" office:value="0.176051914691925">
                <text:p>0.176051914691925</text:p>
              </table:table-cell>
              <table:table-cell office:value-type="float" office:value="0.354263365268707">
                <text:p>0.3542633652687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349075675010681">
                <text:p>0.349075675010681</text:p>
              </table:table-cell>
              <table:table-cell office:value-type="float" office:value="0.176365062594414">
                <text:p>0.176365062594414</text:p>
              </table:table-cell>
              <table:table-cell office:value-type="float" office:value="0.353935837745666">
                <text:p>0.3539358377456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362153917551041">
                <text:p>0.362153917551041</text:p>
              </table:table-cell>
              <table:table-cell office:value-type="float" office:value="0.176526933908462">
                <text:p>0.176526933908462</text:p>
              </table:table-cell>
              <table:table-cell office:value-type="float" office:value="0.353283673524857">
                <text:p>0.3532836735248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357125610113144">
                <text:p>0.357125610113144</text:p>
              </table:table-cell>
              <table:table-cell office:value-type="float" office:value="0.175303548574448">
                <text:p>0.175303548574448</text:p>
              </table:table-cell>
              <table:table-cell office:value-type="float" office:value="0.340080916881561">
                <text:p>0.3400809168815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356778025627136">
                <text:p>0.356778025627136</text:p>
              </table:table-cell>
              <table:table-cell office:value-type="float" office:value="0.175221487879753">
                <text:p>0.175221487879753</text:p>
              </table:table-cell>
              <table:table-cell office:value-type="float" office:value="0.32968220114708">
                <text:p>0.329682201147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355894535779953">
                <text:p>0.355894535779953</text:p>
              </table:table-cell>
              <table:table-cell office:value-type="float" office:value="0.174948245286942">
                <text:p>0.174948245286942</text:p>
              </table:table-cell>
              <table:table-cell office:value-type="float" office:value="0.321197479963303">
                <text:p>0.3211974799633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356182754039764">
                <text:p>0.356182754039764</text:p>
              </table:table-cell>
              <table:table-cell office:value-type="float" office:value="0.175119817256928">
                <text:p>0.175119817256928</text:p>
              </table:table-cell>
              <table:table-cell office:value-type="float" office:value="0.314751416444778">
                <text:p>0.3147514164447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370345503091812">
                <text:p>0.370345503091812</text:p>
              </table:table-cell>
              <table:table-cell office:value-type="float" office:value="0.175359398126602">
                <text:p>0.175359398126602</text:p>
              </table:table-cell>
              <table:table-cell office:value-type="float" office:value="0.311018228530884">
                <text:p>0.3110182285308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382345736026764">
                <text:p>0.382345736026764</text:p>
              </table:table-cell>
              <table:table-cell office:value-type="float" office:value="0.175345703959465">
                <text:p>0.175345703959465</text:p>
              </table:table-cell>
              <table:table-cell office:value-type="float" office:value="0.312416583299637">
                <text:p>0.3124165832996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381068676710129">
                <text:p>0.381068676710129</text:p>
              </table:table-cell>
              <table:table-cell office:value-type="float" office:value="0.174993842840195">
                <text:p>0.174993842840195</text:p>
              </table:table-cell>
              <table:table-cell office:value-type="float" office:value="0.308635205030441">
                <text:p>0.3086352050304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381205797195435">
                <text:p>0.381205797195435</text:p>
              </table:table-cell>
              <table:table-cell office:value-type="float" office:value="0.175160691142082">
                <text:p>0.175160691142082</text:p>
              </table:table-cell>
              <table:table-cell office:value-type="float" office:value="0.294951915740967">
                <text:p>0.2949519157409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381096869707108">
                <text:p>0.381096869707108</text:p>
              </table:table-cell>
              <table:table-cell office:value-type="float" office:value="0.175333455204964">
                <text:p>0.175333455204964</text:p>
              </table:table-cell>
              <table:table-cell office:value-type="float" office:value="0.279007703065872">
                <text:p>0.2790077030658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380963176488876">
                <text:p>0.380963176488876</text:p>
              </table:table-cell>
              <table:table-cell office:value-type="float" office:value="0.175383791327477">
                <text:p>0.175383791327477</text:p>
              </table:table-cell>
              <table:table-cell office:value-type="float" office:value="0.267887324094772">
                <text:p>0.2678873240947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38080769777298">
                <text:p>0.38080769777298</text:p>
              </table:table-cell>
              <table:table-cell office:value-type="float" office:value="0.175386875867844">
                <text:p>0.175386875867844</text:p>
              </table:table-cell>
              <table:table-cell office:value-type="float" office:value="0.263202965259552">
                <text:p>0.2632029652595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380785703659058">
                <text:p>0.380785703659058</text:p>
              </table:table-cell>
              <table:table-cell office:value-type="float" office:value="0.175486177206039">
                <text:p>0.175486177206039</text:p>
              </table:table-cell>
              <table:table-cell office:value-type="float" office:value="0.251548230648041">
                <text:p>0.2515482306480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380642920732498">
                <text:p>0.380642920732498</text:p>
              </table:table-cell>
              <table:table-cell office:value-type="float" office:value="0.175587043166161">
                <text:p>0.175587043166161</text:p>
              </table:table-cell>
              <table:table-cell office:value-type="float" office:value="0.238832741975784">
                <text:p>0.2388327419757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380455762147903">
                <text:p>0.380455762147903</text:p>
              </table:table-cell>
              <table:table-cell office:value-type="float" office:value="0.175766572356224">
                <text:p>0.175766572356224</text:p>
              </table:table-cell>
              <table:table-cell office:value-type="float" office:value="0.227016359567642">
                <text:p>0.2270163595676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380339473485947">
                <text:p>0.380339473485947</text:p>
              </table:table-cell>
              <table:table-cell office:value-type="float" office:value="0.175901770591736">
                <text:p>0.175901770591736</text:p>
              </table:table-cell>
              <table:table-cell office:value-type="float" office:value="0.213160663843155">
                <text:p>0.2131606638431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380106002092361">
                <text:p>0.380106002092361</text:p>
              </table:table-cell>
              <table:table-cell office:value-type="float" office:value="0.17627389729023">
                <text:p>0.17627389729023</text:p>
              </table:table-cell>
              <table:table-cell office:value-type="float" office:value="0.203060165047646">
                <text:p>0.2030601650476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379948824644089">
                <text:p>0.379948824644089</text:p>
              </table:table-cell>
              <table:table-cell office:value-type="float" office:value="0.176753461360931">
                <text:p>0.176753461360931</text:p>
              </table:table-cell>
              <table:table-cell office:value-type="float" office:value="0.1893320530653">
                <text:p>0.18933205306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79671841859817">
                <text:p>0.379671841859817</text:p>
              </table:table-cell>
              <table:table-cell office:value-type="float" office:value="0.177113130688667">
                <text:p>0.177113130688667</text:p>
              </table:table-cell>
              <table:table-cell office:value-type="float" office:value="0.177454441785812">
                <text:p>0.1774544417858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379485309123993">
                <text:p>0.379485309123993</text:p>
              </table:table-cell>
              <table:table-cell office:value-type="float" office:value="0.17738388478756">
                <text:p>0.17738388478756</text:p>
              </table:table-cell>
              <table:table-cell office:value-type="float" office:value="0.164802044630051">
                <text:p>0.1648020446300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379206866025925">
                <text:p>0.379206866025925</text:p>
              </table:table-cell>
              <table:table-cell office:value-type="float" office:value="0.177668079733849">
                <text:p>0.177668079733849</text:p>
              </table:table-cell>
              <table:table-cell office:value-type="float" office:value="0.151997163891792">
                <text:p>0.1519971638917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378929942846298">
                <text:p>0.378929942846298</text:p>
              </table:table-cell>
              <table:table-cell office:value-type="float" office:value="0.177883550524712">
                <text:p>0.177883550524712</text:p>
              </table:table-cell>
              <table:table-cell office:value-type="float" office:value="0.139695838093758">
                <text:p>0.1396958380937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378636389970779">
                <text:p>0.378636389970779</text:p>
              </table:table-cell>
              <table:table-cell office:value-type="float" office:value="0.178039044141769">
                <text:p>0.178039044141769</text:p>
              </table:table-cell>
              <table:table-cell office:value-type="float" office:value="0.127237617969513">
                <text:p>0.1272376179695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37830051779747">
                <text:p>0.37830051779747</text:p>
              </table:table-cell>
              <table:table-cell office:value-type="float" office:value="0.178162112832069">
                <text:p>0.178162112832069</text:p>
              </table:table-cell>
              <table:table-cell office:value-type="float" office:value="0.114866897463799">
                <text:p>0.1148668974637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37794628739357">
                <text:p>0.37794628739357</text:p>
              </table:table-cell>
              <table:table-cell office:value-type="float" office:value="0.178223177790642">
                <text:p>0.178223177790642</text:p>
              </table:table-cell>
              <table:table-cell office:value-type="float" office:value="0.102824002504349">
                <text:p>0.1028240025043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377758383750916">
                <text:p>0.377758383750916</text:p>
              </table:table-cell>
              <table:table-cell office:value-type="float" office:value="0.178665027022362">
                <text:p>0.178665027022362</text:p>
              </table:table-cell>
              <table:table-cell office:value-type="float" office:value="0.0909250602126122">
                <text:p>0.09092506021261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377400606870651">
                <text:p>0.377400606870651</text:p>
              </table:table-cell>
              <table:table-cell office:value-type="float" office:value="0.17931267619133">
                <text:p>0.17931267619133</text:p>
              </table:table-cell>
              <table:table-cell office:value-type="float" office:value="0.0782083198428154">
                <text:p>0.07820831984281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392248958349228">
                <text:p>0.392248958349228</text:p>
              </table:table-cell>
              <table:table-cell office:value-type="float" office:value="0.177910894155502">
                <text:p>0.177910894155502</text:p>
              </table:table-cell>
              <table:table-cell office:value-type="float" office:value="0.0771357044577599">
                <text:p>0.07713570445775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390071541070938">
                <text:p>0.390071541070938</text:p>
              </table:table-cell>
              <table:table-cell office:value-type="float" office:value="0.178894907236099">
                <text:p>0.178894907236099</text:p>
              </table:table-cell>
              <table:table-cell office:value-type="float" office:value="0.0669730678200722">
                <text:p>0.06697306782007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389923959970474">
                <text:p>0.389923959970474</text:p>
              </table:table-cell>
              <table:table-cell office:value-type="float" office:value="0.179549783468246">
                <text:p>0.179549783468246</text:p>
              </table:table-cell>
              <table:table-cell office:value-type="float" office:value="0.0522674396634102">
                <text:p>0.05226743966341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389850676059723">
                <text:p>0.389850676059723</text:p>
              </table:table-cell>
              <table:table-cell office:value-type="float" office:value="0.179874733090401">
                <text:p>0.179874733090401</text:p>
              </table:table-cell>
              <table:table-cell office:value-type="float" office:value="0.0407992079854011">
                <text:p>0.04079920798540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39037162065506">
                <text:p>0.39037162065506</text:p>
              </table:table-cell>
              <table:table-cell office:value-type="float" office:value="0.166503816843033">
                <text:p>0.166503816843033</text:p>
              </table:table-cell>
              <table:table-cell office:value-type="float" office:value="0.039828684180975">
                <text:p>0.0398286841809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390445828437805">
                <text:p>0.390445828437805</text:p>
              </table:table-cell>
              <table:table-cell office:value-type="float" office:value="0.154198005795479">
                <text:p>0.154198005795479</text:p>
              </table:table-cell>
              <table:table-cell office:value-type="float" office:value="0.0499074757099152">
                <text:p>0.04990747570991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390627712011337">
                <text:p>0.390627712011337</text:p>
              </table:table-cell>
              <table:table-cell office:value-type="float" office:value="0.141933336853981">
                <text:p>0.141933336853981</text:p>
              </table:table-cell>
              <table:table-cell office:value-type="float" office:value="0.0511107631027699">
                <text:p>0.05111076310276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39085379242897">
                <text:p>0.39085379242897</text:p>
              </table:table-cell>
              <table:table-cell office:value-type="float" office:value="0.129629999399185">
                <text:p>0.129629999399185</text:p>
              </table:table-cell>
              <table:table-cell office:value-type="float" office:value="0.0512023232877255">
                <text:p>0.0512023232877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91268521547318">
                <text:p>0.391268521547318</text:p>
              </table:table-cell>
              <table:table-cell office:value-type="float" office:value="0.117251515388489">
                <text:p>0.117251515388489</text:p>
              </table:table-cell>
              <table:table-cell office:value-type="float" office:value="0.0512770600616932">
                <text:p>0.05127706006169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392156928777695">
                <text:p>0.392156928777695</text:p>
              </table:table-cell>
              <table:table-cell office:value-type="float" office:value="0.10485552251339">
                <text:p>0.10485552251339</text:p>
              </table:table-cell>
              <table:table-cell office:value-type="float" office:value="0.0513211339712143">
                <text:p>0.05132113397121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92536699771881">
                <text:p>0.392536699771881</text:p>
              </table:table-cell>
              <table:table-cell office:value-type="float" office:value="0.0923860445618629">
                <text:p>0.0923860445618629</text:p>
              </table:table-cell>
              <table:table-cell office:value-type="float" office:value="0.0513403788208962">
                <text:p>0.05134037882089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92871201038361">
                <text:p>0.392871201038361</text:p>
              </table:table-cell>
              <table:table-cell office:value-type="float" office:value="0.0804320871829987">
                <text:p>0.0804320871829987</text:p>
              </table:table-cell>
              <table:table-cell office:value-type="float" office:value="0.0513377897441387">
                <text:p>0.05133778974413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91697734594345">
                <text:p>0.391697734594345</text:p>
              </table:table-cell>
              <table:table-cell office:value-type="float" office:value="0.0953463837504387">
                <text:p>0.0953463837504387</text:p>
              </table:table-cell>
              <table:table-cell office:value-type="float" office:value="0.0513565763831139">
                <text:p>0.05135657638311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92138510942459">
                <text:p>0.392138510942459</text:p>
              </table:table-cell>
              <table:table-cell office:value-type="float" office:value="0.0934174954891205">
                <text:p>0.0934174954891205</text:p>
              </table:table-cell>
              <table:table-cell office:value-type="float" office:value="0.0538889095187187">
                <text:p>0.05388890951871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91128152608872">
                <text:p>0.391128152608872</text:p>
              </table:table-cell>
              <table:table-cell office:value-type="float" office:value="0.0931996330618858">
                <text:p>0.0931996330618858</text:p>
              </table:table-cell>
              <table:table-cell office:value-type="float" office:value="0.0673483684659004">
                <text:p>0.06734836846590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39136016368866">
                <text:p>0.39136016368866</text:p>
              </table:table-cell>
              <table:table-cell office:value-type="float" office:value="0.0932500436902046">
                <text:p>0.0932500436902046</text:p>
              </table:table-cell>
              <table:table-cell office:value-type="float" office:value="0.0811141952872276">
                <text:p>0.08111419528722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91186654567719">
                <text:p>0.391186654567719</text:p>
              </table:table-cell>
              <table:table-cell office:value-type="float" office:value="0.0931925401091576">
                <text:p>0.0931925401091576</text:p>
              </table:table-cell>
              <table:table-cell office:value-type="float" office:value="0.0950004383921623">
                <text:p>0.09500043839216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91138941049576">
                <text:p>0.391138941049576</text:p>
              </table:table-cell>
              <table:table-cell office:value-type="float" office:value="0.0931801199913025">
                <text:p>0.0931801199913025</text:p>
              </table:table-cell>
              <table:table-cell office:value-type="float" office:value="0.108846731483936">
                <text:p>0.1088467314839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91157269477844">
                <text:p>0.391157269477844</text:p>
              </table:table-cell>
              <table:table-cell office:value-type="float" office:value="0.0931679308414459">
                <text:p>0.0931679308414459</text:p>
              </table:table-cell>
              <table:table-cell office:value-type="float" office:value="0.122767768800259">
                <text:p>0.1227677688002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9149534702301">
                <text:p>0.39149534702301</text:p>
              </table:table-cell>
              <table:table-cell office:value-type="float" office:value="0.0919898748397827">
                <text:p>0.0919898748397827</text:p>
              </table:table-cell>
              <table:table-cell office:value-type="float" office:value="0.136722549796104">
                <text:p>0.1367225497961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91839206218719">
                <text:p>0.391839206218719</text:p>
              </table:table-cell>
              <table:table-cell office:value-type="float" office:value="0.0918259099125862">
                <text:p>0.0918259099125862</text:p>
              </table:table-cell>
              <table:table-cell office:value-type="float" office:value="0.15034531056881">
                <text:p>0.150345310568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92565160989761">
                <text:p>0.392565160989761</text:p>
              </table:table-cell>
              <table:table-cell office:value-type="float" office:value="0.0913972929120064">
                <text:p>0.0913972929120064</text:p>
              </table:table-cell>
              <table:table-cell office:value-type="float" office:value="0.163246467709541">
                <text:p>0.1632464677095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39298090338707">
                <text:p>0.39298090338707</text:p>
              </table:table-cell>
              <table:table-cell office:value-type="float" office:value="0.0910643264651299">
                <text:p>0.0910643264651299</text:p>
              </table:table-cell>
              <table:table-cell office:value-type="float" office:value="0.176097497344017">
                <text:p>0.1760974973440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93352895975113">
                <text:p>0.393352895975113</text:p>
              </table:table-cell>
              <table:table-cell office:value-type="float" office:value="0.0908148437738419">
                <text:p>0.0908148437738419</text:p>
              </table:table-cell>
              <table:table-cell office:value-type="float" office:value="0.189026817679405">
                <text:p>0.1890268176794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393737584352493">
                <text:p>0.393737584352493</text:p>
              </table:table-cell>
              <table:table-cell office:value-type="float" office:value="0.0905594602227211">
                <text:p>0.0905594602227211</text:p>
              </table:table-cell>
              <table:table-cell office:value-type="float" office:value="0.20186185836792">
                <text:p>0.201861858367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394094407558441">
                <text:p>0.394094407558441</text:p>
              </table:table-cell>
              <table:table-cell office:value-type="float" office:value="0.0903339684009552">
                <text:p>0.0903339684009552</text:p>
              </table:table-cell>
              <table:table-cell office:value-type="float" office:value="0.214820712804794">
                <text:p>0.2148207128047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394493788480759">
                <text:p>0.394493788480759</text:p>
              </table:table-cell>
              <table:table-cell office:value-type="float" office:value="0.0901377275586128">
                <text:p>0.0901377275586128</text:p>
              </table:table-cell>
              <table:table-cell office:value-type="float" office:value="0.227618858218193">
                <text:p>0.2276188582181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394776046276093">
                <text:p>0.394776046276093</text:p>
              </table:table-cell>
              <table:table-cell office:value-type="float" office:value="0.0899642705917358">
                <text:p>0.0899642705917358</text:p>
              </table:table-cell>
              <table:table-cell office:value-type="float" office:value="0.240597665309906">
                <text:p>0.2405976653099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394847512245178">
                <text:p>0.394847512245178</text:p>
              </table:table-cell>
              <table:table-cell office:value-type="float" office:value="0.0896328687667847">
                <text:p>0.0896328687667847</text:p>
              </table:table-cell>
              <table:table-cell office:value-type="float" office:value="0.253270775079727">
                <text:p>0.2532707750797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393272936344147">
                <text:p>0.393272936344147</text:p>
              </table:table-cell>
              <table:table-cell office:value-type="float" office:value="0.0888422876596451">
                <text:p>0.0888422876596451</text:p>
              </table:table-cell>
              <table:table-cell office:value-type="float" office:value="0.266223818063736">
                <text:p>0.2662238180637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393377840518951">
                <text:p>0.393377840518951</text:p>
              </table:table-cell>
              <table:table-cell office:value-type="float" office:value="0.0882367864251137">
                <text:p>0.0882367864251137</text:p>
              </table:table-cell>
              <table:table-cell office:value-type="float" office:value="0.278250306844711">
                <text:p>0.2782503068447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393995434045792">
                <text:p>0.393995434045792</text:p>
              </table:table-cell>
              <table:table-cell office:value-type="float" office:value="0.0883710235357285">
                <text:p>0.0883710235357285</text:p>
              </table:table-cell>
              <table:table-cell office:value-type="float" office:value="0.291662633419037">
                <text:p>0.2916626334190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393569231033325">
                <text:p>0.393569231033325</text:p>
              </table:table-cell>
              <table:table-cell office:value-type="float" office:value="0.0882202312350273">
                <text:p>0.0882202312350273</text:p>
              </table:table-cell>
              <table:table-cell office:value-type="float" office:value="0.299600601196289">
                <text:p>0.2996006011962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393442362546921">
                <text:p>0.393442362546921</text:p>
              </table:table-cell>
              <table:table-cell office:value-type="float" office:value="0.08805101364851">
                <text:p>0.08805101364851</text:p>
              </table:table-cell>
              <table:table-cell office:value-type="float" office:value="0.309481471776962">
                <text:p>0.3094814717769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393663734197617">
                <text:p>0.393663734197617</text:p>
              </table:table-cell>
              <table:table-cell office:value-type="float" office:value="0.0879690647125244">
                <text:p>0.0879690647125244</text:p>
              </table:table-cell>
              <table:table-cell office:value-type="float" office:value="0.321774661540985">
                <text:p>0.3217746615409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393619686365128">
                <text:p>0.393619686365128</text:p>
              </table:table-cell>
              <table:table-cell office:value-type="float" office:value="0.0880452692508698">
                <text:p>0.0880452692508698</text:p>
              </table:table-cell>
              <table:table-cell office:value-type="float" office:value="0.32930600643158">
                <text:p>0.329306006431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39434403181076">
                <text:p>0.39434403181076</text:p>
              </table:table-cell>
              <table:table-cell office:value-type="float" office:value="0.0882703363895416">
                <text:p>0.0882703363895416</text:p>
              </table:table-cell>
              <table:table-cell office:value-type="float" office:value="0.335090845823288">
                <text:p>0.3350908458232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397685796022415">
                <text:p>0.397685796022415</text:p>
              </table:table-cell>
              <table:table-cell office:value-type="float" office:value="0.0884531959891319">
                <text:p>0.0884531959891319</text:p>
              </table:table-cell>
              <table:table-cell office:value-type="float" office:value="0.35490009188652">
                <text:p>0.354900091886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39933368563652">
                <text:p>0.39933368563652</text:p>
              </table:table-cell>
              <table:table-cell office:value-type="float" office:value="0.0886777490377426">
                <text:p>0.0886777490377426</text:p>
              </table:table-cell>
              <table:table-cell office:value-type="float" office:value="0.360771298408508">
                <text:p>0.3607712984085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399469435214996">
                <text:p>0.399469435214996</text:p>
              </table:table-cell>
              <table:table-cell office:value-type="float" office:value="0.0887793898582459">
                <text:p>0.0887793898582459</text:p>
              </table:table-cell>
              <table:table-cell office:value-type="float" office:value="0.376588881015778">
                <text:p>0.3765888810157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399652749300003">
                <text:p>0.399652749300003</text:p>
              </table:table-cell>
              <table:table-cell office:value-type="float" office:value="0.0887964516878128">
                <text:p>0.0887964516878128</text:p>
              </table:table-cell>
              <table:table-cell office:value-type="float" office:value="0.388955593109131">
                <text:p>0.3889555931091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399648487567902">
                <text:p>0.399648487567902</text:p>
              </table:table-cell>
              <table:table-cell office:value-type="float" office:value="0.0887591987848282">
                <text:p>0.0887591987848282</text:p>
              </table:table-cell>
              <table:table-cell office:value-type="float" office:value="0.40056112408638">
                <text:p>0.400561124086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399848461151123">
                <text:p>0.399848461151123</text:p>
              </table:table-cell>
              <table:table-cell office:value-type="float" office:value="0.0887622088193893">
                <text:p>0.0887622088193893</text:p>
              </table:table-cell>
              <table:table-cell office:value-type="float" office:value="0.416643410921097">
                <text:p>0.4166434109210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399955838918686">
                <text:p>0.399955838918686</text:p>
              </table:table-cell>
              <table:table-cell office:value-type="float" office:value="0.0887543559074402">
                <text:p>0.0887543559074402</text:p>
              </table:table-cell>
              <table:table-cell office:value-type="float" office:value="0.431734889745712">
                <text:p>0.4317348897457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40003627538681">
                <text:p>0.40003627538681</text:p>
              </table:table-cell>
              <table:table-cell office:value-type="float" office:value="0.0887559652328491">
                <text:p>0.0887559652328491</text:p>
              </table:table-cell>
              <table:table-cell office:value-type="float" office:value="0.445962280035019">
                <text:p>0.4459622800350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400059789419174">
                <text:p>0.400059789419174</text:p>
              </table:table-cell>
              <table:table-cell office:value-type="float" office:value="0.0887562707066536">
                <text:p>0.0887562707066536</text:p>
              </table:table-cell>
              <table:table-cell office:value-type="float" office:value="0.455545842647553">
                <text:p>0.4555458426475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400101482868195">
                <text:p>0.400101482868195</text:p>
              </table:table-cell>
              <table:table-cell office:value-type="float" office:value="0.0887523218989372">
                <text:p>0.0887523218989372</text:p>
              </table:table-cell>
              <table:table-cell office:value-type="float" office:value="0.469618499279022">
                <text:p>0.4696184992790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400311499834061">
                <text:p>0.400311499834061</text:p>
              </table:table-cell>
              <table:table-cell office:value-type="float" office:value="0.0887234434485436">
                <text:p>0.0887234434485436</text:p>
              </table:table-cell>
              <table:table-cell office:value-type="float" office:value="0.482464849948883">
                <text:p>0.4824648499488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400333225727081">
                <text:p>0.400333225727081</text:p>
              </table:table-cell>
              <table:table-cell office:value-type="float" office:value="0.0887760370969772">
                <text:p>0.0887760370969772</text:p>
              </table:table-cell>
              <table:table-cell office:value-type="float" office:value="0.497250854969025">
                <text:p>0.4972508549690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400445401668549">
                <text:p>0.400445401668549</text:p>
              </table:table-cell>
              <table:table-cell office:value-type="float" office:value="0.0888098552823067">
                <text:p>0.0888098552823067</text:p>
              </table:table-cell>
              <table:table-cell office:value-type="float" office:value="0.507383704185486">
                <text:p>0.5073837041854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400427430868149">
                <text:p>0.400427430868149</text:p>
              </table:table-cell>
              <table:table-cell office:value-type="float" office:value="0.0887955501675606">
                <text:p>0.0887955501675606</text:p>
              </table:table-cell>
              <table:table-cell office:value-type="float" office:value="0.521750509738922">
                <text:p>0.5217505097389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400640189647675">
                <text:p>0.400640189647675</text:p>
              </table:table-cell>
              <table:table-cell office:value-type="float" office:value="0.0887943878769875">
                <text:p>0.0887943878769875</text:p>
              </table:table-cell>
              <table:table-cell office:value-type="float" office:value="0.533249258995056">
                <text:p>0.5332492589950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400629997253418">
                <text:p>0.400629997253418</text:p>
              </table:table-cell>
              <table:table-cell office:value-type="float" office:value="0.0888503566384316">
                <text:p>0.0888503566384316</text:p>
              </table:table-cell>
              <table:table-cell office:value-type="float" office:value="0.545896291732788">
                <text:p>0.5458962917327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400741666555405">
                <text:p>0.400741666555405</text:p>
              </table:table-cell>
              <table:table-cell office:value-type="float" office:value="0.0888697132468224">
                <text:p>0.0888697132468224</text:p>
              </table:table-cell>
              <table:table-cell office:value-type="float" office:value="0.56212705373764">
                <text:p>0.562127053737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400785326957703">
                <text:p>0.400785326957703</text:p>
              </table:table-cell>
              <table:table-cell office:value-type="float" office:value="0.0889143869280815">
                <text:p>0.0889143869280815</text:p>
              </table:table-cell>
              <table:table-cell office:value-type="float" office:value="0.575116276741028">
                <text:p>0.5751162767410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400846391916275">
                <text:p>0.400846391916275</text:p>
              </table:table-cell>
              <table:table-cell office:value-type="float" office:value="0.0889360681176186">
                <text:p>0.0889360681176186</text:p>
              </table:table-cell>
              <table:table-cell office:value-type="float" office:value="0.591074883937836">
                <text:p>0.5910748839378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400911450386047">
                <text:p>0.400911450386047</text:p>
              </table:table-cell>
              <table:table-cell office:value-type="float" office:value="0.0889828279614449">
                <text:p>0.0889828279614449</text:p>
              </table:table-cell>
              <table:table-cell office:value-type="float" office:value="0.604476571083069">
                <text:p>0.6044765710830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400930911302566">
                <text:p>0.400930911302566</text:p>
              </table:table-cell>
              <table:table-cell office:value-type="float" office:value="0.0890080332756043">
                <text:p>0.0890080332756043</text:p>
              </table:table-cell>
              <table:table-cell office:value-type="float" office:value="0.619818985462189">
                <text:p>0.6198189854621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401013225317001">
                <text:p>0.401013225317001</text:p>
              </table:table-cell>
              <table:table-cell office:value-type="float" office:value="0.0889091789722443">
                <text:p>0.0889091789722443</text:p>
              </table:table-cell>
              <table:table-cell office:value-type="float" office:value="0.630904853343964">
                <text:p>0.6309048533439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401057898998261">
                <text:p>0.401057898998261</text:p>
              </table:table-cell>
              <table:table-cell office:value-type="float" office:value="0.0890646278858185">
                <text:p>0.0890646278858185</text:p>
              </table:table-cell>
              <table:table-cell office:value-type="float" office:value="0.64630800485611">
                <text:p>0.646308004856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401018559932709">
                <text:p>0.401018559932709</text:p>
              </table:table-cell>
              <table:table-cell office:value-type="float" office:value="0.0891308486461639">
                <text:p>0.0891308486461639</text:p>
              </table:table-cell>
              <table:table-cell office:value-type="float" office:value="0.659802973270416">
                <text:p>0.6598029732704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401022285223007">
                <text:p>0.401022285223007</text:p>
              </table:table-cell>
              <table:table-cell office:value-type="float" office:value="0.0891902297735214">
                <text:p>0.0891902297735214</text:p>
              </table:table-cell>
              <table:table-cell office:value-type="float" office:value="0.673409283161163">
                <text:p>0.6734092831611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401033282279968">
                <text:p>0.401033282279968</text:p>
              </table:table-cell>
              <table:table-cell office:value-type="float" office:value="0.0891415253281593">
                <text:p>0.0891415253281593</text:p>
              </table:table-cell>
              <table:table-cell office:value-type="float" office:value="0.685086488723755">
                <text:p>0.6850864887237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40110257267952">
                <text:p>0.40110257267952</text:p>
              </table:table-cell>
              <table:table-cell office:value-type="float" office:value="0.0892300456762314">
                <text:p>0.0892300456762314</text:p>
              </table:table-cell>
              <table:table-cell office:value-type="float" office:value="0.696174442768097">
                <text:p>0.6961744427680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400984883308411">
                <text:p>0.400984883308411</text:p>
              </table:table-cell>
              <table:table-cell office:value-type="float" office:value="0.089325875043869">
                <text:p>0.089325875043869</text:p>
              </table:table-cell>
              <table:table-cell office:value-type="float" office:value="0.68667197227478">
                <text:p>0.686671972274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40102231502533">
                <text:p>0.40102231502533</text:p>
              </table:table-cell>
              <table:table-cell office:value-type="float" office:value="0.0893457755446434">
                <text:p>0.0893457755446434</text:p>
              </table:table-cell>
              <table:table-cell office:value-type="float" office:value="0.681219458580017">
                <text:p>0.6812194585800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401126652956009">
                <text:p>0.401126652956009</text:p>
              </table:table-cell>
              <table:table-cell office:value-type="float" office:value="0.0892437845468521">
                <text:p>0.0892437845468521</text:p>
              </table:table-cell>
              <table:table-cell office:value-type="float" office:value="0.673572599887848">
                <text:p>0.6735725998878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400895833969116">
                <text:p>0.400895833969116</text:p>
              </table:table-cell>
              <table:table-cell office:value-type="float" office:value="0.0891803130507469">
                <text:p>0.0891803130507469</text:p>
              </table:table-cell>
              <table:table-cell office:value-type="float" office:value="0.662814021110535">
                <text:p>0.6628140211105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399779796600342">
                <text:p>0.399779796600342</text:p>
              </table:table-cell>
              <table:table-cell office:value-type="float" office:value="0.0890002101659775">
                <text:p>0.0890002101659775</text:p>
              </table:table-cell>
              <table:table-cell office:value-type="float" office:value="0.650005280971527">
                <text:p>0.65000528097152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153cm" svg:y="0.38cm" svg:width="11.395cm" svg:height="8.241cm"/>
          <chart:axis chart:dimension="x" chart:name="primary-x" chart:style-name="ch4" chartooo:axis-type="auto">
            <chart:categories table:cell-range-address="local-table.$A$2:.$A$14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48" chart:label-cell-address="local-table.$C$1" chart:class="chart:scatter">
            <chart:domain table:cell-range-address="local-table.$B$2:.$B$148"/>
            <chart:data-point chart:repeated="147"/>
          </chart:series>
          <chart:series chart:style-name="ch7" chart:values-cell-range-address="local-table.$D$2:.$D$148" chart:label-cell-address="local-table.$D$1" chart:class="chart:scatter">
            <chart:data-point chart:repeated="147"/>
          </chart:series>
          <chart:series chart:style-name="ch8" chart:values-cell-range-address="local-table.$E$2:.$E$148" chart:label-cell-address="local-table.$E$1" chart:class="chart:scatter">
            <chart:data-point chart:repeated="1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45407853886027">
                <text:p>0.145407853886027</text:p>
              </table:table-cell>
              <table:table-cell office:value-type="float" office:value="-0.00000646311082672456">
                <text:p>-0.00000646311082672456</text:p>
              </table:table-cell>
              <table:table-cell office:value-type="float" office:value="0.549818107074232">
                <text:p>0.5498181070742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53551347809434">
                <text:p>0.153551347809434</text:p>
              </table:table-cell>
              <table:table-cell office:value-type="float" office:value="-0.0000123315211921963">
                <text:p>-0.0000123315211921963</text:p>
              </table:table-cell>
              <table:table-cell office:value-type="float" office:value="0.549688090922845">
                <text:p>0.5496880909228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61610924898382">
                <text:p>0.161610924898382</text:p>
              </table:table-cell>
              <table:table-cell office:value-type="float" office:value="-0.0000182595271409098">
                <text:p>-0.0000182595271409098</text:p>
              </table:table-cell>
              <table:table-cell office:value-type="float" office:value="0.549555126008136">
                <text:p>0.549555126008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69679482968072">
                <text:p>0.169679482968072</text:p>
              </table:table-cell>
              <table:table-cell office:value-type="float" office:value="-0.0000243262811361296">
                <text:p>-0.0000243262811361296</text:p>
              </table:table-cell>
              <table:table-cell office:value-type="float" office:value="0.549418246086916">
                <text:p>0.5494182460869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77746009838986">
                <text:p>0.177746009838986</text:p>
              </table:table-cell>
              <table:table-cell office:value-type="float" office:value="-0.0000305283256285367">
                <text:p>-0.0000305283256285367</text:p>
              </table:table-cell>
              <table:table-cell office:value-type="float" office:value="0.549277512077345">
                <text:p>0.5492775120773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85811573659618">
                <text:p>0.185811573659618</text:p>
              </table:table-cell>
              <table:table-cell office:value-type="float" office:value="-0.0000368708493621029">
                <text:p>-0.0000368708493621029</text:p>
              </table:table-cell>
              <table:table-cell office:value-type="float" office:value="0.549132857525904">
                <text:p>0.5491328575259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93875830049167">
                <text:p>0.193875830049167</text:p>
              </table:table-cell>
              <table:table-cell office:value-type="float" office:value="-0.0000433585395018469">
                <text:p>-0.0000433585395018469</text:p>
              </table:table-cell>
              <table:table-cell office:value-type="float" office:value="0.548984220886024">
                <text:p>0.548984220886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94358345373308">
                <text:p>0.194358345373308</text:p>
              </table:table-cell>
              <table:table-cell office:value-type="float" office:value="-0.0000508703945715582">
                <text:p>-0.0000508703945715582</text:p>
              </table:table-cell>
              <table:table-cell office:value-type="float" office:value="0.556244897838554">
                <text:p>0.5562448978385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9408058286241">
                <text:p>0.19408058286241</text:p>
              </table:table-cell>
              <table:table-cell office:value-type="float" office:value="-0.000061673826450095">
                <text:p>-0.000061673826450095</text:p>
              </table:table-cell>
              <table:table-cell office:value-type="float" office:value="0.56420533482318">
                <text:p>0.564205334823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93965004810427">
                <text:p>0.193965004810427</text:p>
              </table:table-cell>
              <table:table-cell office:value-type="float" office:value="0.00730184043304598">
                <text:p>0.00730184043304598</text:p>
              </table:table-cell>
              <table:table-cell office:value-type="float" office:value="0.564805465596725">
                <text:p>0.5648054655967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01390133038548">
                <text:p>0.201390133038548</text:p>
              </table:table-cell>
              <table:table-cell office:value-type="float" office:value="0.00806143059569133">
                <text:p>0.00806143059569133</text:p>
              </table:table-cell>
              <table:table-cell office:value-type="float" office:value="0.564563959868219">
                <text:p>0.564563959868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02009278123735">
                <text:p>0.202009278123735</text:p>
              </table:table-cell>
              <table:table-cell office:value-type="float" office:value="0.015345244257549">
                <text:p>0.015345244257549</text:p>
              </table:table-cell>
              <table:table-cell office:value-type="float" office:value="0.564521372023066">
                <text:p>0.5645213720230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09354155946031">
                <text:p>0.209354155946031</text:p>
              </table:table-cell>
              <table:table-cell office:value-type="float" office:value="0.0161058860540472">
                <text:p>0.0161058860540472</text:p>
              </table:table-cell>
              <table:table-cell office:value-type="float" office:value="0.564345911037868">
                <text:p>0.5643459110378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17501126541599">
                <text:p>0.217501126541599</text:p>
              </table:table-cell>
              <table:table-cell office:value-type="float" office:value="0.0160002212983333">
                <text:p>0.0160002212983333</text:p>
              </table:table-cell>
              <table:table-cell office:value-type="float" office:value="0.564177118280712">
                <text:p>0.5641771182807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25551492453578">
                <text:p>0.225551492453578</text:p>
              </table:table-cell>
              <table:table-cell office:value-type="float" office:value="0.0159916433867329">
                <text:p>0.0159916433867329</text:p>
              </table:table-cell>
              <table:table-cell office:value-type="float" office:value="0.564002174529292">
                <text:p>0.5640021745292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2622416597753">
                <text:p>0.22622416597753</text:p>
              </table:table-cell>
              <table:table-cell office:value-type="float" office:value="0.0159928285808297">
                <text:p>0.0159928285808297</text:p>
              </table:table-cell>
              <table:table-cell office:value-type="float" office:value="0.556672076383503">
                <text:p>0.5566720763835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226172532799022">
                <text:p>0.226172532799022</text:p>
              </table:table-cell>
              <table:table-cell office:value-type="float" office:value="0.0159940907898962">
                <text:p>0.0159940907898962</text:p>
              </table:table-cell>
              <table:table-cell office:value-type="float" office:value="0.548594438934188">
                <text:p>0.5485944389341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226192280852061">
                <text:p>0.226192280852061</text:p>
              </table:table-cell>
              <table:table-cell office:value-type="float" office:value="0.0159938489007964">
                <text:p>0.0159938489007964</text:p>
              </table:table-cell>
              <table:table-cell office:value-type="float" office:value="0.540597548637444">
                <text:p>0.540597548637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26197374510752">
                <text:p>0.226197374510752</text:p>
              </table:table-cell>
              <table:table-cell office:value-type="float" office:value="0.0159924662984307">
                <text:p>0.0159924662984307</text:p>
              </table:table-cell>
              <table:table-cell office:value-type="float" office:value="0.532588421880843">
                <text:p>0.5325884218808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26197036396213">
                <text:p>0.226197036396213</text:p>
              </table:table-cell>
              <table:table-cell office:value-type="float" office:value="0.0159898625113386">
                <text:p>0.0159898625113386</text:p>
              </table:table-cell>
              <table:table-cell office:value-type="float" office:value="0.524578011091741">
                <text:p>0.5245780110917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226096201784495">
                <text:p>0.226096201784495</text:p>
              </table:table-cell>
              <table:table-cell office:value-type="float" office:value="0.0233587023186416">
                <text:p>0.0233587023186416</text:p>
              </table:table-cell>
              <table:table-cell office:value-type="float" office:value="0.523854342401073">
                <text:p>0.5238543424010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25969871508988">
                <text:p>0.225969871508988</text:p>
              </table:table-cell>
              <table:table-cell office:value-type="float" office:value="0.0314637910056918">
                <text:p>0.0314637910056918</text:p>
              </table:table-cell>
              <table:table-cell office:value-type="float" office:value="0.523867824757148">
                <text:p>0.5238678247571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25959019517152">
                <text:p>0.225959019517152</text:p>
              </table:table-cell>
              <table:table-cell office:value-type="float" office:value="0.0321341696218698">
                <text:p>0.0321341696218698</text:p>
              </table:table-cell>
              <table:table-cell office:value-type="float" office:value="0.516495440988392">
                <text:p>0.5164954409883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225948715571502">
                <text:p>0.225948715571502</text:p>
              </table:table-cell>
              <table:table-cell office:value-type="float" office:value="0.0320533497080315">
                <text:p>0.0320533497080315</text:p>
              </table:table-cell>
              <table:table-cell office:value-type="float" office:value="0.508409248872317">
                <text:p>0.5084092488723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225836412089081">
                <text:p>0.225836412089081</text:p>
              </table:table-cell>
              <table:table-cell office:value-type="float" office:value="0.0394196989096696">
                <text:p>0.0394196989096696</text:p>
              </table:table-cell>
              <table:table-cell office:value-type="float" office:value="0.507697016130295">
                <text:p>0.5076970161302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225810166342196">
                <text:p>0.225810166342196</text:p>
              </table:table-cell>
              <table:table-cell office:value-type="float" office:value="0.0401725403572744">
                <text:p>0.0401725403572744</text:p>
              </table:table-cell>
              <table:table-cell office:value-type="float" office:value="0.500398741186498">
                <text:p>0.5003987411864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225695806332533">
                <text:p>0.225695806332533</text:p>
              </table:table-cell>
              <table:table-cell office:value-type="float" office:value="0.0474433275427729">
                <text:p>0.0474433275427729</text:p>
              </table:table-cell>
              <table:table-cell office:value-type="float" office:value="0.499597909214515">
                <text:p>0.4995979092145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225664097906068">
                <text:p>0.225664097906068</text:p>
              </table:table-cell>
              <table:table-cell office:value-type="float" office:value="0.0482039611438136">
                <text:p>0.0482039611438136</text:p>
              </table:table-cell>
              <table:table-cell office:value-type="float" office:value="0.49230860860299">
                <text:p>0.492308608602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2563863476101">
                <text:p>0.22563863476101</text:p>
              </table:table-cell>
              <table:table-cell office:value-type="float" office:value="0.0481046530018828">
                <text:p>0.0481046530018828</text:p>
              </table:table-cell>
              <table:table-cell office:value-type="float" office:value="0.484212408173175">
                <text:p>0.4842124081731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25516338390478">
                <text:p>0.225516338390478</text:p>
              </table:table-cell>
              <table:table-cell office:value-type="float" office:value="0.0554562847698312">
                <text:p>0.0554562847698312</text:p>
              </table:table-cell>
              <table:table-cell office:value-type="float" office:value="0.483511685944641">
                <text:p>0.4835116859446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25474249543207">
                <text:p>0.225474249543207</text:p>
              </table:table-cell>
              <table:table-cell office:value-type="float" office:value="0.0562001564965508">
                <text:p>0.0562001564965508</text:p>
              </table:table-cell>
              <table:table-cell office:value-type="float" office:value="0.47621290976347">
                <text:p>0.476212909763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25350671390798">
                <text:p>0.225350671390798</text:p>
              </table:table-cell>
              <table:table-cell office:value-type="float" office:value="0.0634534983022521">
                <text:p>0.0634534983022521</text:p>
              </table:table-cell>
              <table:table-cell office:value-type="float" office:value="0.475424423192354">
                <text:p>0.4754244231923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25303627018676">
                <text:p>0.225303627018676</text:p>
              </table:table-cell>
              <table:table-cell office:value-type="float" office:value="0.0642037183740498">
                <text:p>0.0642037183740498</text:p>
              </table:table-cell>
              <table:table-cell office:value-type="float" office:value="0.468136365986341">
                <text:p>0.4681363659863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25175389855909">
                <text:p>0.225175389855909</text:p>
              </table:table-cell>
              <table:table-cell office:value-type="float" office:value="0.0714469727624761">
                <text:p>0.0714469727624761</text:p>
              </table:table-cell>
              <table:table-cell office:value-type="float" office:value="0.467351979739948">
                <text:p>0.4673519797399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25124221654756">
                <text:p>0.225124221654756</text:p>
              </table:table-cell>
              <table:table-cell office:value-type="float" office:value="0.0721922117511194">
                <text:p>0.0721922117511194</text:p>
              </table:table-cell>
              <table:table-cell office:value-type="float" office:value="0.460065434696558">
                <text:p>0.4600654346965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24991374401715">
                <text:p>0.224991374401715</text:p>
              </table:table-cell>
              <table:table-cell office:value-type="float" office:value="0.0794255691530037">
                <text:p>0.0794255691530037</text:p>
              </table:table-cell>
              <table:table-cell office:value-type="float" office:value="0.459287180014282">
                <text:p>0.4592871800142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2493634920104">
                <text:p>0.22493634920104</text:p>
              </table:table-cell>
              <table:table-cell office:value-type="float" office:value="0.0801649726099706">
                <text:p>0.0801649726099706</text:p>
              </table:table-cell>
              <table:table-cell office:value-type="float" office:value="0.452002603314076">
                <text:p>0.4520026033140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24799017517572">
                <text:p>0.224799017517572</text:p>
              </table:table-cell>
              <table:table-cell office:value-type="float" office:value="0.0873873523922008">
                <text:p>0.0873873523922008</text:p>
              </table:table-cell>
              <table:table-cell office:value-type="float" office:value="0.451231458498103">
                <text:p>0.4512314584981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24740383880843">
                <text:p>0.224740383880843</text:p>
              </table:table-cell>
              <table:table-cell office:value-type="float" office:value="0.0881201197990936">
                <text:p>0.0881201197990936</text:p>
              </table:table-cell>
              <table:table-cell office:value-type="float" office:value="0.443949460040069">
                <text:p>0.4439494600400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24598696550445">
                <text:p>0.224598696550445</text:p>
              </table:table-cell>
              <table:table-cell office:value-type="float" office:value="0.095330273285995">
                <text:p>0.095330273285995</text:p>
              </table:table-cell>
              <table:table-cell office:value-type="float" office:value="0.443186498442574">
                <text:p>0.4431864984425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24422189895503">
                <text:p>0.224422189895503</text:p>
              </table:table-cell>
              <table:table-cell office:value-type="float" office:value="0.103356936427053">
                <text:p>0.103356936427053</text:p>
              </table:table-cell>
              <table:table-cell office:value-type="float" office:value="0.443254291583738">
                <text:p>0.4432542915837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24246411863246">
                <text:p>0.224246411863246</text:p>
              </table:table-cell>
              <table:table-cell office:value-type="float" office:value="0.111276900182311">
                <text:p>0.111276900182311</text:p>
              </table:table-cell>
              <table:table-cell office:value-type="float" office:value="0.443233118609819">
                <text:p>0.4432331186098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24193340243906">
                <text:p>0.224193340243906</text:p>
              </table:table-cell>
              <table:table-cell office:value-type="float" office:value="0.111908852885962">
                <text:p>0.111908852885962</text:p>
              </table:table-cell>
              <table:table-cell office:value-type="float" office:value="0.435874624747734">
                <text:p>0.4358746247477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24143291914699">
                <text:p>0.224143291914699</text:p>
              </table:table-cell>
              <table:table-cell office:value-type="float" office:value="0.111774129694242">
                <text:p>0.111774129694242</text:p>
              </table:table-cell>
              <table:table-cell office:value-type="float" office:value="0.427806892654249">
                <text:p>0.4278068926542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31539554737031">
                <text:p>0.231539554737031</text:p>
              </table:table-cell>
              <table:table-cell office:value-type="float" office:value="0.111693863207939">
                <text:p>0.111693863207939</text:p>
              </table:table-cell>
              <table:table-cell office:value-type="float" office:value="0.427052079367919">
                <text:p>0.4270520793679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39639479873476">
                <text:p>0.239639479873476</text:p>
              </table:table-cell>
              <table:table-cell office:value-type="float" office:value="0.111585089642847">
                <text:p>0.111585089642847</text:p>
              </table:table-cell>
              <table:table-cell office:value-type="float" office:value="0.427027435754847">
                <text:p>0.4270274357548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47657322531003">
                <text:p>0.247657322531003</text:p>
              </table:table-cell>
              <table:table-cell office:value-type="float" office:value="0.111480359498783">
                <text:p>0.111480359498783</text:p>
              </table:table-cell>
              <table:table-cell office:value-type="float" office:value="0.426918391930887">
                <text:p>0.4269183919308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55683135635876">
                <text:p>0.255683135635876</text:p>
              </table:table-cell>
              <table:table-cell office:value-type="float" office:value="0.111374688361733">
                <text:p>0.111374688361733</text:p>
              </table:table-cell>
              <table:table-cell office:value-type="float" office:value="0.426813570555356">
                <text:p>0.4268135705553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63706501380364">
                <text:p>0.263706501380364</text:p>
              </table:table-cell>
              <table:table-cell office:value-type="float" office:value="0.111268770520413">
                <text:p>0.111268770520413</text:p>
              </table:table-cell>
              <table:table-cell office:value-type="float" office:value="0.426703506422515">
                <text:p>0.4267035064225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71728420952215">
                <text:p>0.271728420952215</text:p>
              </table:table-cell>
              <table:table-cell office:value-type="float" office:value="0.111162517213515">
                <text:p>0.111162517213515</text:p>
              </table:table-cell>
              <table:table-cell office:value-type="float" office:value="0.426589227085085">
                <text:p>0.4265892270850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79748867148864">
                <text:p>0.279748867148864</text:p>
              </table:table-cell>
              <table:table-cell office:value-type="float" office:value="0.111056060171983">
                <text:p>0.111056060171983</text:p>
              </table:table-cell>
              <table:table-cell office:value-type="float" office:value="0.426470495826074">
                <text:p>0.4264704958260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8041015833571">
                <text:p>0.28041015833571</text:p>
              </table:table-cell>
              <table:table-cell office:value-type="float" office:value="0.111019679719821">
                <text:p>0.111019679719821</text:p>
              </table:table-cell>
              <table:table-cell office:value-type="float" office:value="0.419092140216401">
                <text:p>0.4190921402164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80352720119681">
                <text:p>0.280352720119681</text:p>
              </table:table-cell>
              <table:table-cell office:value-type="float" office:value="0.110987027596302">
                <text:p>0.110987027596302</text:p>
              </table:table-cell>
              <table:table-cell office:value-type="float" office:value="0.410986299118479">
                <text:p>0.4109862991184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80370105315322">
                <text:p>0.280370105315322</text:p>
              </table:table-cell>
              <table:table-cell office:value-type="float" office:value="0.110947137842772">
                <text:p>0.110947137842772</text:p>
              </table:table-cell>
              <table:table-cell office:value-type="float" office:value="0.402965863288218">
                <text:p>0.4029658632882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80375797275797">
                <text:p>0.280375797275797</text:p>
              </table:table-cell>
              <table:table-cell office:value-type="float" office:value="0.11090192911761">
                <text:p>0.11090192911761</text:p>
              </table:table-cell>
              <table:table-cell office:value-type="float" office:value="0.394940102816636">
                <text:p>0.3949401028166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87770756707945">
                <text:p>0.287770756707945</text:p>
              </table:table-cell>
              <table:table-cell office:value-type="float" office:value="0.110815725177459">
                <text:p>0.110815725177459</text:p>
              </table:table-cell>
              <table:table-cell office:value-type="float" office:value="0.39416310970994">
                <text:p>0.3941631097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95860703176673">
                <text:p>0.295860703176673</text:p>
              </table:table-cell>
              <table:table-cell office:value-type="float" office:value="0.110706257745275">
                <text:p>0.110706257745275</text:p>
              </table:table-cell>
              <table:table-cell office:value-type="float" office:value="0.394127106435372">
                <text:p>0.3941271064353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96520876081253">
                <text:p>0.296520876081253</text:p>
              </table:table-cell>
              <table:table-cell office:value-type="float" office:value="0.110655370283166">
                <text:p>0.110655370283166</text:p>
              </table:table-cell>
              <table:table-cell office:value-type="float" office:value="0.386736139754816">
                <text:p>0.3867361397548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96471057207052">
                <text:p>0.296471057207052</text:p>
              </table:table-cell>
              <table:table-cell office:value-type="float" office:value="0.11061123913342">
                <text:p>0.11061123913342</text:p>
              </table:table-cell>
              <table:table-cell office:value-type="float" office:value="0.378628556790654">
                <text:p>0.3786285567906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96496502877519">
                <text:p>0.296496502877519</text:p>
              </table:table-cell>
              <table:table-cell office:value-type="float" office:value="0.110558509317566">
                <text:p>0.110558509317566</text:p>
              </table:table-cell>
              <table:table-cell office:value-type="float" office:value="0.370605800744396">
                <text:p>0.3706058007443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96511437169513">
                <text:p>0.296511437169513</text:p>
              </table:table-cell>
              <table:table-cell office:value-type="float" office:value="0.110499473552888">
                <text:p>0.110499473552888</text:p>
              </table:table-cell>
              <table:table-cell office:value-type="float" office:value="0.362578840854797">
                <text:p>0.3625788408547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96525462580192">
                <text:p>0.296525462580192</text:p>
              </table:table-cell>
              <table:table-cell office:value-type="float" office:value="0.110433190847837">
                <text:p>0.110433190847837</text:p>
              </table:table-cell>
              <table:table-cell office:value-type="float" office:value="0.354558185016598">
                <text:p>0.3545581850165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96537918988556">
                <text:p>0.296537918988556</text:p>
              </table:table-cell>
              <table:table-cell office:value-type="float" office:value="0.110359130910556">
                <text:p>0.110359130910556</text:p>
              </table:table-cell>
              <table:table-cell office:value-type="float" office:value="0.346543451009321">
                <text:p>0.3465434510093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96549337743475">
                <text:p>0.296549337743475</text:p>
              </table:table-cell>
              <table:table-cell office:value-type="float" office:value="0.110276604021107">
                <text:p>0.110276604021107</text:p>
              </table:table-cell>
              <table:table-cell office:value-type="float" office:value="0.338535565511542">
                <text:p>0.3385355655115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96560203258096">
                <text:p>0.296560203258096</text:p>
              </table:table-cell>
              <table:table-cell office:value-type="float" office:value="0.110184825632079">
                <text:p>0.110184825632079</text:p>
              </table:table-cell>
              <table:table-cell office:value-type="float" office:value="0.330535432962488">
                <text:p>0.3305354329624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96571101721059">
                <text:p>0.296571101721059</text:p>
              </table:table-cell>
              <table:table-cell office:value-type="float" office:value="0.1100828930979">
                <text:p>0.1100828930979</text:p>
              </table:table-cell>
              <table:table-cell office:value-type="float" office:value="0.322544104471413">
                <text:p>0.3225441044714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96582725290935">
                <text:p>0.296582725290935</text:p>
              </table:table-cell>
              <table:table-cell office:value-type="float" office:value="0.109969774830509">
                <text:p>0.109969774830509</text:p>
              </table:table-cell>
              <table:table-cell office:value-type="float" office:value="0.314562786007028">
                <text:p>0.3145627860070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96595898727571">
                <text:p>0.296595898727571</text:p>
              </table:table-cell>
              <table:table-cell office:value-type="float" office:value="0.109844299638466">
                <text:p>0.109844299638466</text:p>
              </table:table-cell>
              <table:table-cell office:value-type="float" office:value="0.30659286838311">
                <text:p>0.306592868383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96611610628712">
                <text:p>0.296611610628712</text:p>
              </table:table-cell>
              <table:table-cell office:value-type="float" office:value="0.109705149365711">
                <text:p>0.109705149365711</text:p>
              </table:table-cell>
              <table:table-cell office:value-type="float" office:value="0.2986359579231">
                <text:p>0.29863595792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96631051679321">
                <text:p>0.296631051679321</text:p>
              </table:table-cell>
              <table:table-cell office:value-type="float" office:value="0.109550856665711">
                <text:p>0.109550856665711</text:p>
              </table:table-cell>
              <table:table-cell office:value-type="float" office:value="0.290693908733546">
                <text:p>0.2906939087335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96655659678231">
                <text:p>0.296655659678231</text:p>
              </table:table-cell>
              <table:table-cell office:value-type="float" office:value="0.109379810540932">
                <text:p>0.109379810540932</text:p>
              </table:table-cell>
              <table:table-cell office:value-type="float" office:value="0.282768854064998">
                <text:p>0.2827688540649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96687173038496">
                <text:p>0.296687173038496</text:p>
              </table:table-cell>
              <table:table-cell office:value-type="float" office:value="0.109190266997003">
                <text:p>0.109190266997003</text:p>
              </table:table-cell>
              <table:table-cell office:value-type="float" office:value="0.274863253777351">
                <text:p>0.2748632537773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96727685265584">
                <text:p>0.296727685265584</text:p>
              </table:table-cell>
              <table:table-cell office:value-type="float" office:value="0.108980385939819">
                <text:p>0.108980385939819</text:p>
              </table:table-cell>
              <table:table-cell office:value-type="float" office:value="0.266979891064092">
                <text:p>0.2669798910640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96779702478789">
                <text:p>0.296779702478789</text:p>
              </table:table-cell>
              <table:table-cell office:value-type="float" office:value="0.108748284418971">
                <text:p>0.108748284418971</text:p>
              </table:table-cell>
              <table:table-cell office:value-type="float" office:value="0.259121871027198">
                <text:p>0.2591218710271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96846200583923">
                <text:p>0.296846200583923</text:p>
              </table:table-cell>
              <table:table-cell office:value-type="float" office:value="0.108492106088731">
                <text:p>0.108492106088731</text:p>
              </table:table-cell>
              <table:table-cell office:value-type="float" office:value="0.251292618590302">
                <text:p>0.2512926185903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96930672309094">
                <text:p>0.296930672309094</text:p>
              </table:table-cell>
              <table:table-cell office:value-type="float" office:value="0.108210119113333">
                <text:p>0.108210119113333</text:p>
              </table:table-cell>
              <table:table-cell office:value-type="float" office:value="0.243495837034149">
                <text:p>0.2434958370341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97037157056008">
                <text:p>0.297037157056008</text:p>
              </table:table-cell>
              <table:table-cell office:value-type="float" office:value="0.107900839612827">
                <text:p>0.107900839612827</text:p>
              </table:table-cell>
              <table:table-cell office:value-type="float" office:value="0.235735433949238">
                <text:p>0.2357354339492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30444295876434">
                <text:p>0.30444295876434</text:p>
              </table:table-cell>
              <table:table-cell office:value-type="float" office:value="0.108029981192737">
                <text:p>0.108029981192737</text:p>
              </table:table-cell>
              <table:table-cell office:value-type="float" office:value="0.234754952719069">
                <text:p>0.2347549527190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305309557850978">
                <text:p>0.305309557850978</text:p>
              </table:table-cell>
              <table:table-cell office:value-type="float" office:value="0.107649680849815">
                <text:p>0.107649680849815</text:p>
              </table:table-cell>
              <table:table-cell office:value-type="float" office:value="0.227747225787618">
                <text:p>0.2277472257876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305381891467158">
                <text:p>0.305381891467158</text:p>
              </table:table-cell>
              <table:table-cell office:value-type="float" office:value="0.107323789145063">
                <text:p>0.107323789145063</text:p>
              </table:table-cell>
              <table:table-cell office:value-type="float" office:value="0.219925417481985">
                <text:p>0.2199254174819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305579559610338">
                <text:p>0.305579559610338</text:p>
              </table:table-cell>
              <table:table-cell office:value-type="float" office:value="0.10696130675657">
                <text:p>0.10696130675657</text:p>
              </table:table-cell>
              <table:table-cell office:value-type="float" office:value="0.212237840347128">
                <text:p>0.2122378403471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305449599999938">
                <text:p>0.305449599999938</text:p>
              </table:table-cell>
              <table:table-cell office:value-type="float" office:value="0.100088834705844">
                <text:p>0.100088834705844</text:p>
              </table:table-cell>
              <table:table-cell office:value-type="float" office:value="0.210947708408853">
                <text:p>0.2109477084088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305346524937696">
                <text:p>0.305346524937696</text:p>
              </table:table-cell>
              <table:table-cell office:value-type="float" office:value="0.0924144236691339">
                <text:p>0.0924144236691339</text:p>
              </table:table-cell>
              <table:table-cell office:value-type="float" office:value="0.210491299931034">
                <text:p>0.2104912999310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305241484510525">
                <text:p>0.305241484510525</text:p>
              </table:table-cell>
              <table:table-cell office:value-type="float" office:value="0.0848437061936106">
                <text:p>0.0848437061936106</text:p>
              </table:table-cell>
              <table:table-cell office:value-type="float" office:value="0.20993281402373">
                <text:p>0.209932814023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305131618945232">
                <text:p>0.305131618945232</text:p>
              </table:table-cell>
              <table:table-cell office:value-type="float" office:value="0.0772821011327048">
                <text:p>0.0772821011327048</text:p>
              </table:table-cell>
              <table:table-cell office:value-type="float" office:value="0.209374070383723">
                <text:p>0.2093740703837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30501990605864">
                <text:p>0.30501990605864</text:p>
              </table:table-cell>
              <table:table-cell office:value-type="float" office:value="0.0697384116806865">
                <text:p>0.0697384116806865</text:p>
              </table:table-cell>
              <table:table-cell office:value-type="float" office:value="0.208809303508439">
                <text:p>0.2088093035084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0490754361879">
                <text:p>0.30490754361879</text:p>
              </table:table-cell>
              <table:table-cell office:value-type="float" office:value="0.0622118667568401">
                <text:p>0.0622118667568401</text:p>
              </table:table-cell>
              <table:table-cell office:value-type="float" office:value="0.208243164951904">
                <text:p>0.2082431649519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304795910069968">
                <text:p>0.304795910069968</text:p>
              </table:table-cell>
              <table:table-cell office:value-type="float" office:value="0.0547031756333041">
                <text:p>0.0547031756333041</text:p>
              </table:table-cell>
              <table:table-cell office:value-type="float" office:value="0.207679011964625">
                <text:p>0.207679011964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04686375623449">
                <text:p>0.304686375623449</text:p>
              </table:table-cell>
              <table:table-cell office:value-type="float" office:value="0.0472131235495926">
                <text:p>0.0472131235495926</text:p>
              </table:table-cell>
              <table:table-cell office:value-type="float" office:value="0.207120396053169">
                <text:p>0.2071203960531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04887441403237">
                <text:p>0.304887441403237</text:p>
              </table:table-cell>
              <table:table-cell office:value-type="float" office:value="0.0533933969983937">
                <text:p>0.0533933969983937</text:p>
              </table:table-cell>
              <table:table-cell office:value-type="float" office:value="0.207404037797066">
                <text:p>0.2074040377970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04693346725159">
                <text:p>0.304693346725159</text:p>
              </table:table-cell>
              <table:table-cell office:value-type="float" office:value="0.0547409041254065">
                <text:p>0.0547409041254065</text:p>
              </table:table-cell>
              <table:table-cell office:value-type="float" office:value="0.21424535659022">
                <text:p>0.214245356590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04533227125465">
                <text:p>0.304533227125465</text:p>
              </table:table-cell>
              <table:table-cell office:value-type="float" office:value="0.0550389446477118">
                <text:p>0.0550389446477118</text:p>
              </table:table-cell>
              <table:table-cell office:value-type="float" office:value="0.221961947806077">
                <text:p>0.2219619478060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04405420702615">
                <text:p>0.304405420702615</text:p>
              </table:table-cell>
              <table:table-cell office:value-type="float" office:value="0.0553925927340438">
                <text:p>0.0553925927340438</text:p>
              </table:table-cell>
              <table:table-cell office:value-type="float" office:value="0.229632965227166">
                <text:p>0.2296329652271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304296312012492">
                <text:p>0.304296312012492</text:p>
              </table:table-cell>
              <table:table-cell office:value-type="float" office:value="0.0556999317677443">
                <text:p>0.0556999317677443</text:p>
              </table:table-cell>
              <table:table-cell office:value-type="float" office:value="0.237350262270757">
                <text:p>0.2373502622707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04203853001721">
                <text:p>0.304203853001721</text:p>
              </table:table-cell>
              <table:table-cell office:value-type="float" office:value="0.0559740726657561">
                <text:p>0.0559740726657561</text:p>
              </table:table-cell>
              <table:table-cell office:value-type="float" office:value="0.245098552643678">
                <text:p>0.2450985526436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04124542254132">
                <text:p>0.304124542254132</text:p>
              </table:table-cell>
              <table:table-cell office:value-type="float" office:value="0.0562174610900986">
                <text:p>0.0562174610900986</text:p>
              </table:table-cell>
              <table:table-cell office:value-type="float" office:value="0.252874519012926">
                <text:p>0.2528745190129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04055771053587">
                <text:p>0.304055771053587</text:p>
              </table:table-cell>
              <table:table-cell office:value-type="float" office:value="0.0564335994653132">
                <text:p>0.0564335994653132</text:p>
              </table:table-cell>
              <table:table-cell office:value-type="float" office:value="0.26067410357853">
                <text:p>0.260674103578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0399540075959">
                <text:p>0.30399540075959</text:p>
              </table:table-cell>
              <table:table-cell office:value-type="float" office:value="0.0566256716961154">
                <text:p>0.0566256716961154</text:p>
              </table:table-cell>
              <table:table-cell office:value-type="float" office:value="0.26849396039399">
                <text:p>0.268493960393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03941723605084">
                <text:p>0.303941723605084</text:p>
              </table:table-cell>
              <table:table-cell office:value-type="float" office:value="0.0567965766792861">
                <text:p>0.0567965766792861</text:p>
              </table:table-cell>
              <table:table-cell office:value-type="float" office:value="0.276331255233087">
                <text:p>0.2763312552330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0389337330761">
                <text:p>0.30389337330761</text:p>
              </table:table-cell>
              <table:table-cell office:value-type="float" office:value="0.0569488885880736">
                <text:p>0.0569488885880736</text:p>
              </table:table-cell>
              <table:table-cell office:value-type="float" office:value="0.284183619380963">
                <text:p>0.2841836193809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303849253766033">
                <text:p>0.303849253766033</text:p>
              </table:table-cell>
              <table:table-cell office:value-type="float" office:value="0.0570848632188526">
                <text:p>0.0570848632188526</text:p>
              </table:table-cell>
              <table:table-cell office:value-type="float" office:value="0.292049076702531">
                <text:p>0.2920490767025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03808479575925">
                <text:p>0.303808479575925</text:p>
              </table:table-cell>
              <table:table-cell office:value-type="float" office:value="0.0572064600311352">
                <text:p>0.0572064600311352</text:p>
              </table:table-cell>
              <table:table-cell office:value-type="float" office:value="0.299925976308715">
                <text:p>0.2999259763087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303770328721709">
                <text:p>0.303770328721709</text:p>
              </table:table-cell>
              <table:table-cell office:value-type="float" office:value="0.0573153718632209">
                <text:p>0.0573153718632209</text:p>
              </table:table-cell>
              <table:table-cell office:value-type="float" office:value="0.30781293250406">
                <text:p>0.307812932504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303734205621475">
                <text:p>0.303734205621475</text:p>
              </table:table-cell>
              <table:table-cell office:value-type="float" office:value="0.0574130566847479">
                <text:p>0.0574130566847479</text:p>
              </table:table-cell>
              <table:table-cell office:value-type="float" office:value="0.315708773611741">
                <text:p>0.3157087736117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303699612601861">
                <text:p>0.303699612601861</text:p>
              </table:table-cell>
              <table:table-cell office:value-type="float" office:value="0.0575007686331819">
                <text:p>0.0575007686331819</text:p>
              </table:table-cell>
              <table:table-cell office:value-type="float" office:value="0.323612496699188">
                <text:p>0.3236124966991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303666128233106">
                <text:p>0.303666128233106</text:p>
              </table:table-cell>
              <table:table-cell office:value-type="float" office:value="0.0575795866183133">
                <text:p>0.0575795866183133</text:p>
              </table:table-cell>
              <table:table-cell office:value-type="float" office:value="0.331523229435342">
                <text:p>0.3315232294353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303633390606814">
                <text:p>0.303633390606814</text:p>
              </table:table-cell>
              <table:table-cell office:value-type="float" office:value="0.0576504377265665">
                <text:p>0.0576504377265665</text:p>
              </table:table-cell>
              <table:table-cell office:value-type="float" office:value="0.339440218600359">
                <text:p>0.3394402186003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303601084812416">
                <text:p>0.303601084812416</text:p>
              </table:table-cell>
              <table:table-cell office:value-type="float" office:value="0.0577141204717638">
                <text:p>0.0577141204717638</text:p>
              </table:table-cell>
              <table:table-cell office:value-type="float" office:value="0.347362796111106">
                <text:p>0.3473627961111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303568626828028">
                <text:p>0.303568626828028</text:p>
              </table:table-cell>
              <table:table-cell office:value-type="float" office:value="0.0577712449701138">
                <text:p>0.0577712449701138</text:p>
              </table:table-cell>
              <table:table-cell office:value-type="float" office:value="0.35529058205007">
                <text:p>0.355290582050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303535191225707">
                <text:p>0.303535191225707</text:p>
              </table:table-cell>
              <table:table-cell office:value-type="float" office:value="0.0578222685865232">
                <text:p>0.0578222685865232</text:p>
              </table:table-cell>
              <table:table-cell office:value-type="float" office:value="0.363223395056768">
                <text:p>0.3632233950567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303499550023965">
                <text:p>0.303499550023965</text:p>
              </table:table-cell>
              <table:table-cell office:value-type="float" office:value="0.0578674633874343">
                <text:p>0.0578674633874343</text:p>
              </table:table-cell>
              <table:table-cell office:value-type="float" office:value="0.371161300082291">
                <text:p>0.3711613000822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303460522947693">
                <text:p>0.303460522947693</text:p>
              </table:table-cell>
              <table:table-cell office:value-type="float" office:value="0.0579070477525136">
                <text:p>0.0579070477525136</text:p>
              </table:table-cell>
              <table:table-cell office:value-type="float" office:value="0.379104268439181">
                <text:p>0.3791042684391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303416727385848">
                <text:p>0.303416727385848</text:p>
              </table:table-cell>
              <table:table-cell office:value-type="float" office:value="0.0579411312500984">
                <text:p>0.0579411312500984</text:p>
              </table:table-cell>
              <table:table-cell office:value-type="float" office:value="0.387052321601074">
                <text:p>0.3870523216010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303366204613347">
                <text:p>0.303366204613347</text:p>
              </table:table-cell>
              <table:table-cell office:value-type="float" office:value="0.0579696320669895">
                <text:p>0.0579696320669895</text:p>
              </table:table-cell>
              <table:table-cell office:value-type="float" office:value="0.395005691308034">
                <text:p>0.3950056913080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303308648778138">
                <text:p>0.303308648778138</text:p>
              </table:table-cell>
              <table:table-cell office:value-type="float" office:value="0.0579928308228472">
                <text:p>0.0579928308228472</text:p>
              </table:table-cell>
              <table:table-cell office:value-type="float" office:value="0.402963644975413">
                <text:p>0.4029636449754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303244035941194">
                <text:p>0.303244035941194</text:p>
              </table:table-cell>
              <table:table-cell office:value-type="float" office:value="0.0580110393582047">
                <text:p>0.0580110393582047</text:p>
              </table:table-cell>
              <table:table-cell office:value-type="float" office:value="0.41092535326475">
                <text:p>0.410925353264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303172358177208">
                <text:p>0.303172358177208</text:p>
              </table:table-cell>
              <table:table-cell office:value-type="float" office:value="0.0580245348782679">
                <text:p>0.0580245348782679</text:p>
              </table:table-cell>
              <table:table-cell office:value-type="float" office:value="0.418890023213896">
                <text:p>0.4188900232138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303093629246082">
                <text:p>0.303093629246082</text:p>
              </table:table-cell>
              <table:table-cell office:value-type="float" office:value="0.0580335653728131">
                <text:p>0.0580335653728131</text:p>
              </table:table-cell>
              <table:table-cell office:value-type="float" office:value="0.426856889704993">
                <text:p>0.4268568897049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303007879286174">
                <text:p>0.303007879286174</text:p>
              </table:table-cell>
              <table:table-cell office:value-type="float" office:value="0.0580383520878295">
                <text:p>0.0580383520878295</text:p>
              </table:table-cell>
              <table:table-cell office:value-type="float" office:value="0.434825213578761">
                <text:p>0.4348252135787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302915151191588">
                <text:p>0.302915151191588</text:p>
              </table:table-cell>
              <table:table-cell office:value-type="float" office:value="0.0580390918368934">
                <text:p>0.0580390918368934</text:p>
              </table:table-cell>
              <table:table-cell office:value-type="float" office:value="0.442794279067874">
                <text:p>0.4427942790678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302815497181213">
                <text:p>0.302815497181213</text:p>
              </table:table-cell>
              <table:table-cell office:value-type="float" office:value="0.0580359589095814">
                <text:p>0.0580359589095814</text:p>
              </table:table-cell>
              <table:table-cell office:value-type="float" office:value="0.450763391289028">
                <text:p>0.4507633912890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302708975646737">
                <text:p>0.302708975646737</text:p>
              </table:table-cell>
              <table:table-cell office:value-type="float" office:value="0.058029106647065">
                <text:p>0.058029106647065</text:p>
              </table:table-cell>
              <table:table-cell office:value-type="float" office:value="0.458731873653125">
                <text:p>0.458731873653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3025956481891">
                <text:p>0.3025956481891</text:p>
              </table:table-cell>
              <table:table-cell office:value-type="float" office:value="0.0580186687070888">
                <text:p>0.0580186687070888</text:p>
              </table:table-cell>
              <table:table-cell office:value-type="float" office:value="0.466699065065697">
                <text:p>0.4666990650656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302475576962922">
                <text:p>0.302475576962922</text:p>
              </table:table-cell>
              <table:table-cell office:value-type="float" office:value="0.0580047601077667">
                <text:p>0.0580047601077667</text:p>
              </table:table-cell>
              <table:table-cell office:value-type="float" office:value="0.474664317493802">
                <text:p>0.4746643174938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302348821895123">
                <text:p>0.302348821895123</text:p>
              </table:table-cell>
              <table:table-cell office:value-type="float" office:value="0.0579874779189528">
                <text:p>0.0579874779189528</text:p>
              </table:table-cell>
              <table:table-cell office:value-type="float" office:value="0.482626992318156">
                <text:p>0.4826269923181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302215438298004">
                <text:p>0.302215438298004</text:p>
              </table:table-cell>
              <table:table-cell office:value-type="float" office:value="0.0579669018298068">
                <text:p>0.0579669018298068</text:p>
              </table:table-cell>
              <table:table-cell office:value-type="float" office:value="0.490586457580876">
                <text:p>0.4905864575808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302075474412116">
                <text:p>0.302075474412116</text:p>
              </table:table-cell>
              <table:table-cell office:value-type="float" office:value="0.0579430944347127">
                <text:p>0.0579430944347127</text:p>
              </table:table-cell>
              <table:table-cell office:value-type="float" office:value="0.49854208440148">
                <text:p>0.498542084401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301928969032251">
                <text:p>0.301928969032251</text:p>
              </table:table-cell>
              <table:table-cell office:value-type="float" office:value="0.0579161013152555">
                <text:p>0.0579161013152555</text:p>
              </table:table-cell>
              <table:table-cell office:value-type="float" office:value="0.506493243295092">
                <text:p>0.5064932432950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301775949150762">
                <text:p>0.301775949150762</text:p>
              </table:table-cell>
              <table:table-cell office:value-type="float" office:value="0.0578859509006007">
                <text:p>0.0578859509006007</text:p>
              </table:table-cell>
              <table:table-cell office:value-type="float" office:value="0.514439300164573">
                <text:p>0.5144393001645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301616427571977">
                <text:p>0.301616427571977</text:p>
              </table:table-cell>
              <table:table-cell office:value-type="float" office:value="0.057852654095951">
                <text:p>0.057852654095951</text:p>
              </table:table-cell>
              <table:table-cell office:value-type="float" office:value="0.522379611924648">
                <text:p>0.5223796119246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30145040048476">
                <text:p>0.30145040048476</text:p>
              </table:table-cell>
              <table:table-cell office:value-type="float" office:value="0.0578162036711977">
                <text:p>0.0578162036711977</text:p>
              </table:table-cell>
              <table:table-cell office:value-type="float" office:value="0.530313521769959">
                <text:p>0.5303135217699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301277844889775">
                <text:p>0.301277844889775</text:p>
              </table:table-cell>
              <table:table-cell office:value-type="float" office:value="0.0577765733683455">
                <text:p>0.0577765733683455</text:p>
              </table:table-cell>
              <table:table-cell office:value-type="float" office:value="0.538240353855312">
                <text:p>0.5382403538553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301098715887301">
                <text:p>0.301098715887301</text:p>
              </table:table-cell>
              <table:table-cell office:value-type="float" office:value="0.0577337167099029">
                <text:p>0.0577337167099029</text:p>
              </table:table-cell>
              <table:table-cell office:value-type="float" office:value="0.5461594074069">
                <text:p>0.54615940740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300912943758662">
                <text:p>0.300912943758662</text:p>
              </table:table-cell>
              <table:table-cell office:value-type="float" office:value="0.0576875654737674">
                <text:p>0.0576875654737674</text:p>
              </table:table-cell>
              <table:table-cell office:value-type="float" office:value="0.55406995042268">
                <text:p>0.554069950422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300720430700766">
                <text:p>0.300720430700766</text:p>
              </table:table-cell>
              <table:table-cell office:value-type="float" office:value="0.057638027724429">
                <text:p>0.057638027724429</text:p>
              </table:table-cell>
              <table:table-cell office:value-type="float" office:value="0.561971211898178">
                <text:p>0.5619712118981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300521047231293">
                <text:p>0.300521047231293</text:p>
              </table:table-cell>
              <table:table-cell office:value-type="float" office:value="0.0575849853999146">
                <text:p>0.0575849853999146</text:p>
              </table:table-cell>
              <table:table-cell office:value-type="float" office:value="0.569862373702985">
                <text:p>0.5698623737029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3003146918875">
                <text:p>0.3003146918875</text:p>
              </table:table-cell>
              <table:table-cell office:value-type="float" office:value="0.0575283051796566">
                <text:p>0.0575283051796566</text:p>
              </table:table-cell>
              <table:table-cell office:value-type="float" office:value="0.577742653059134">
                <text:p>0.5777426530591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300101368889849">
                <text:p>0.300101368889849</text:p>
              </table:table-cell>
              <table:table-cell office:value-type="float" office:value="0.0574678525636302">
                <text:p>0.0574678525636302</text:p>
              </table:table-cell>
              <table:table-cell office:value-type="float" office:value="0.585611437506925">
                <text:p>0.5856114375069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299880955670981">
                <text:p>0.299880955670981</text:p>
              </table:table-cell>
              <table:table-cell office:value-type="float" office:value="0.0574034376447382">
                <text:p>0.0574034376447382</text:p>
              </table:table-cell>
              <table:table-cell office:value-type="float" office:value="0.593467925784688">
                <text:p>0.5934679257846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299653267501348">
                <text:p>0.299653267501348</text:p>
              </table:table-cell>
              <table:table-cell office:value-type="float" office:value="0.0573348243523845">
                <text:p>0.0573348243523845</text:p>
              </table:table-cell>
              <table:table-cell office:value-type="float" office:value="0.60131121474439">
                <text:p>0.601311214744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299418083337979">
                <text:p>0.299418083337979</text:p>
              </table:table-cell>
              <table:table-cell office:value-type="float" office:value="0.0572617303059859">
                <text:p>0.0572617303059859</text:p>
              </table:table-cell>
              <table:table-cell office:value-type="float" office:value="0.609140336467284">
                <text:p>0.6091403364672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299599645701169">
                <text:p>0.299599645701169</text:p>
              </table:table-cell>
              <table:table-cell office:value-type="float" office:value="0.0573152809583372">
                <text:p>0.0573152809583372</text:p>
              </table:table-cell>
              <table:table-cell office:value-type="float" office:value="0.602516244608085">
                <text:p>0.6025162446080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299767605380362">
                <text:p>0.299767605380362</text:p>
              </table:table-cell>
              <table:table-cell office:value-type="float" office:value="0.0573613060773512">
                <text:p>0.0573613060773512</text:p>
              </table:table-cell>
              <table:table-cell office:value-type="float" office:value="0.594422041835439">
                <text:p>0.5944220418354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299928426648125">
                <text:p>0.299928426648125</text:p>
              </table:table-cell>
              <table:table-cell office:value-type="float" office:value="0.0574046169182502">
                <text:p>0.0574046169182502</text:p>
              </table:table-cell>
              <table:table-cell office:value-type="float" office:value="0.586483786506783">
                <text:p>0.5864837865067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300080589972897">
                <text:p>0.300080589972897</text:p>
              </table:table-cell>
              <table:table-cell office:value-type="float" office:value="0.0574445006376087">
                <text:p>0.0574445006376087</text:p>
              </table:table-cell>
              <table:table-cell office:value-type="float" office:value="0.578516544319643">
                <text:p>0.5785165443196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300224437978309">
                <text:p>0.300224437978309</text:p>
              </table:table-cell>
              <table:table-cell office:value-type="float" office:value="0.0574811354531935">
                <text:p>0.0574811354531935</text:p>
              </table:table-cell>
              <table:table-cell office:value-type="float" office:value="0.570541710625474">
                <text:p>0.5705417106254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300360236515158">
                <text:p>0.300360236515158</text:p>
              </table:table-cell>
              <table:table-cell office:value-type="float" office:value="0.0575146392497865">
                <text:p>0.0575146392497865</text:p>
              </table:table-cell>
              <table:table-cell office:value-type="float" office:value="0.562557721874323">
                <text:p>0.56255772187432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232cm" svg:y="0.379cm" svg:width="11.316cm" svg:height="7.794cm"/>
          <chart:axis chart:dimension="x" chart:name="primary-x" chart:style-name="ch4" chartooo:axis-type="auto">
            <chart:categories table:cell-range-address="local-table.$A$2:.$A$14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48" chart:label-cell-address="local-table.$C$1" chart:class="chart:scatter">
            <chart:domain table:cell-range-address="local-table.$B$2:.$B$148"/>
            <chart:data-point chart:repeated="1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158189703610453">
                <text:p>0.01581897036104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08681168044008">
                <text:p>0.0108681168044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46503755597023">
                <text:p>0.0146503755597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95075994933499">
                <text:p>0.0195075994933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223764333999413">
                <text:p>0.02237643339994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55366881679626">
                <text:p>0.0255366881679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28950099917864">
                <text:p>0.028950099917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431383919234475">
                <text:p>0.0431383919234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359626862217639">
                <text:p>0.0359626862217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348001103889818">
                <text:p>0.03480011038898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79656798179124">
                <text:p>0.02796567981791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402904620861421">
                <text:p>0.04029046208614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330343450855622">
                <text:p>0.03303434508556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387019863475367">
                <text:p>0.03870198634753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42775644741519">
                <text:p>0.0427756447415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527864040887001">
                <text:p>0.0527864040887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518860198378307">
                <text:p>0.05188601983783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518768397697239">
                <text:p>0.05187683976972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51931611036411">
                <text:p>0.0519316110364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530239681814645">
                <text:p>0.0530239681814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560913226966914">
                <text:p>0.0560913226966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575191283980693">
                <text:p>0.05751912839806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578713625210975">
                <text:p>0.05787136252109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599704293995146">
                <text:p>0.0599704293995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627006321579424">
                <text:p>0.06270063215794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621108589934076">
                <text:p>0.06211085899340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65656850844273">
                <text:p>0.0656568508442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64654901959923">
                <text:p>0.0646549019599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639315384573319">
                <text:p>0.06393153845733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652199258063705">
                <text:p>0.06521992580637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700689614218874">
                <text:p>0.07006896142188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69347686159388">
                <text:p>0.0693476861593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726813310214875">
                <text:p>0.0726813310214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73747511602819">
                <text:p>0.0737475116028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801076590349235">
                <text:p>0.08010765903492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816606041117265">
                <text:p>0.08166060411172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858582141973761">
                <text:p>0.08585821419737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820559278280118">
                <text:p>0.08205592782801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874745813598345">
                <text:p>0.08747458135983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898741092025258">
                <text:p>0.08987410920252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971749769603671">
                <text:p>0.09717497696036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982712125258769">
                <text:p>0.09827121252587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01094648251619">
                <text:p>0.1010946482516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976285554058051">
                <text:p>0.09762855540580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0144217867729">
                <text:p>0.101442178677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07117357179331">
                <text:p>0.1071173571793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09512069094396">
                <text:p>0.1095120690943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11959067716966">
                <text:p>0.1119590677169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1306988781262">
                <text:p>0.113069887812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16312132811557">
                <text:p>0.1163121328115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19719458353953">
                <text:p>0.1197194583539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123709323861548">
                <text:p>0.1237093238615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12271212140145">
                <text:p>0.122712121401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123854178354504">
                <text:p>0.1238541783545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123462483797346">
                <text:p>0.1234624837973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122969242757422">
                <text:p>0.1229692427574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128977128073582">
                <text:p>0.1289771280735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130668061619939">
                <text:p>0.1306680616199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127282937490772">
                <text:p>0.127282937490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30662223907444">
                <text:p>0.1306622239074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135433657728679">
                <text:p>0.1354336577286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137332247362814">
                <text:p>0.1373322473628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135187424694803">
                <text:p>0.1351874246948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137531269914445">
                <text:p>0.1375312699144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140558660247096">
                <text:p>0.1405586602470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143096233431342">
                <text:p>0.1430962334313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147121077050836">
                <text:p>0.1471210770508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148680360061854">
                <text:p>0.1486803600618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152931066165172">
                <text:p>0.1529310661651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5583199472368">
                <text:p>0.155831994723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159378395868794">
                <text:p>0.1593783958687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163079080852598">
                <text:p>0.1630790808525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166451456532329">
                <text:p>0.1664514565323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169985831393994">
                <text:p>0.1699858313939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173495512959928">
                <text:p>0.1734955129599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176787791724564">
                <text:p>0.1767877917245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180259621104128">
                <text:p>0.1802596211041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186844559161778">
                <text:p>0.1868445591617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18756046441475">
                <text:p>0.187560464414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88915809189999">
                <text:p>0.188915809189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194868144955356">
                <text:p>0.1948681449553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06009328471868">
                <text:p>0.2060093284718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0455863095278">
                <text:p>0.204558630952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194107980257883">
                <text:p>0.1941079802578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191145595401415">
                <text:p>0.1911455954014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189194129251332">
                <text:p>0.1891941292513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187419154609852">
                <text:p>0.1874191546098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185997288952916">
                <text:p>0.1859972889529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184460526982476">
                <text:p>0.184460526982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181187489931695">
                <text:p>0.1811874899316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189080203092311">
                <text:p>0.1890802030923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19338082923725">
                <text:p>0.193380829237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18784699857491">
                <text:p>0.187846998574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182756214122971">
                <text:p>0.1827562141229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177427917727077">
                <text:p>0.1774279177270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172283914894209">
                <text:p>0.1722839148942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167195213153305">
                <text:p>0.1671952131533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162081991939403">
                <text:p>0.1620819919394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157561035441934">
                <text:p>0.1575610354419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153867388180895">
                <text:p>0.1538673881808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150146007747147">
                <text:p>0.1501460077471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146445721517418">
                <text:p>0.1464457215174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142915732539112">
                <text:p>0.1429157325391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139381323482387">
                <text:p>0.1393813234823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136101183280118">
                <text:p>0.1361011832801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132729963208715">
                <text:p>0.1327299632087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129491562961283">
                <text:p>0.1294915629612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124874086615987">
                <text:p>0.1248740866159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122184483808893">
                <text:p>0.1221844838088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11931984146062">
                <text:p>0.119319841460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118973827282267">
                <text:p>0.1189738272822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117697595356357">
                <text:p>0.1176975953563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115357582886552">
                <text:p>0.1153575828865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115614374163426">
                <text:p>0.1156143741634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117519722480877">
                <text:p>0.1175197224808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113950870378772">
                <text:p>0.1139508703787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116466332517376">
                <text:p>0.1164663325173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112962269794059">
                <text:p>0.1129622697940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111311785867536">
                <text:p>0.1113117858675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109930444905296">
                <text:p>0.1099304449052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107348365570296">
                <text:p>0.1073483655702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105498011822226">
                <text:p>0.1054980118222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104256757477893">
                <text:p>0.1042567574778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1040857819554">
                <text:p>0.10408578195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103301884027244">
                <text:p>0.1033018840272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103124985584285">
                <text:p>0.1031249855842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102989918536405">
                <text:p>0.1029899185364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103250687427039">
                <text:p>0.1032506874270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103638660534185">
                <text:p>0.1036386605341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104313209002676">
                <text:p>0.1043132090026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105083461045503">
                <text:p>0.1050834610455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106913093674737">
                <text:p>0.1069130936747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108388905814156">
                <text:p>0.1083889058141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111051916159129">
                <text:p>0.1110519161591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113258299858825">
                <text:p>0.1132582998588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116469789211921">
                <text:p>0.1164697892119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118115085463132">
                <text:p>0.1181150854631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121961676235879">
                <text:p>0.1219616762358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125043121080646">
                <text:p>0.1250431210806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128407850530366">
                <text:p>0.1284078505303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130804388417358">
                <text:p>0.1308043884173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141750677157998">
                <text:p>0.1417506771579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140629729027836">
                <text:p>0.1406297290278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142179673106905">
                <text:p>0.1421796731069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142327632600677">
                <text:p>0.1423276326006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14019182256234">
                <text:p>0.140191822562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136098000336188">
                <text:p>0.13609800033618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153cm" svg:y="0.38cm" svg:width="11.395cm" svg:height="8.241cm"/>
          <chart:axis chart:dimension="x" chart:name="primary-x" chart:style-name="ch4" chartooo:axis-type="auto">
            <chart:categories table:cell-range-address="local-table.$A$2:.$A$14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48" chart:label-cell-address="local-table.$C$1" chart:class="chart:scatter">
            <chart:domain table:cell-range-address="local-table.$B$2:.$B$148"/>
            <chart:data-point chart:repeated="147"/>
          </chart:series>
          <chart:series chart:style-name="ch7" chart:values-cell-range-address="local-table.$D$2:.$D$148" chart:label-cell-address="local-table.$D$1" chart:class="chart:scatter">
            <chart:data-point chart:repeated="147"/>
          </chart:series>
          <chart:series chart:style-name="ch8" chart:values-cell-range-address="local-table.$E$2:.$E$148" chart:label-cell-address="local-table.$E$1" chart:class="chart:scatter">
            <chart:data-point chart:repeated="1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50247684263616">
                <text:p>0.150247684263616</text:p>
              </table:table-cell>
              <table:table-cell office:value-type="float" office:value="-0.00000128753621534024">
                <text:p>-0.00000128753621534024</text:p>
              </table:table-cell>
              <table:table-cell office:value-type="float" office:value="0.549946130019951">
                <text:p>0.5499461300199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62527086283411">
                <text:p>0.162527086283411</text:p>
              </table:table-cell>
              <table:table-cell office:value-type="float" office:value="-0.00000112963264420122">
                <text:p>-0.00000112963264420122</text:p>
              </table:table-cell>
              <table:table-cell office:value-type="float" office:value="0.549956227010567">
                <text:p>0.5499562270105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74806768286322">
                <text:p>0.174806768286322</text:p>
              </table:table-cell>
              <table:table-cell office:value-type="float" office:value="-0.000000954562782476576">
                <text:p>-0.000000954562782476576</text:p>
              </table:table-cell>
              <table:table-cell office:value-type="float" office:value="0.549966351526399">
                <text:p>0.549966351526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87086494970131">
                <text:p>0.187086494970131</text:p>
              </table:table-cell>
              <table:table-cell office:value-type="float" office:value="-0.000000759274179704404">
                <text:p>-0.000000759274179704404</text:p>
              </table:table-cell>
              <table:table-cell office:value-type="float" office:value="0.549976469789244">
                <text:p>0.5499764697892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99366281709597">
                <text:p>0.199366281709597</text:p>
              </table:table-cell>
              <table:table-cell office:value-type="float" office:value="-0.000000542291336332764">
                <text:p>-0.000000542291336332764</text:p>
              </table:table-cell>
              <table:table-cell office:value-type="float" office:value="0.54998657620558">
                <text:p>0.549986576205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11646153436329">
                <text:p>0.211646153436329</text:p>
              </table:table-cell>
              <table:table-cell office:value-type="float" office:value="-0.000000302511070563944">
                <text:p>-0.000000302511070563944</text:p>
              </table:table-cell>
              <table:table-cell office:value-type="float" office:value="0.549996667369584">
                <text:p>0.5499966673695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23926134007118">
                <text:p>0.223926134007118</text:p>
              </table:table-cell>
              <table:table-cell office:value-type="float" office:value="-0.0000000390397434183962">
                <text:p>-0.0000000390397434183962</text:p>
              </table:table-cell>
              <table:table-cell office:value-type="float" office:value="0.550006742594372">
                <text:p>0.5500067425943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2394599770774">
                <text:p>0.22394599770774</text:p>
              </table:table-cell>
              <table:table-cell office:value-type="float" office:value="0.00000124742748356001">
                <text:p>0.00000124742748356001</text:p>
              </table:table-cell>
              <table:table-cell office:value-type="float" office:value="0.562283722505517">
                <text:p>0.562283722505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23958137936409">
                <text:p>0.223958137936409</text:p>
              </table:table-cell>
              <table:table-cell office:value-type="float" office:value="0.00000252259867519914">
                <text:p>0.00000252259867519914</text:p>
              </table:table-cell>
              <table:table-cell office:value-type="float" office:value="0.574567899039095">
                <text:p>0.574567899039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23972687741142">
                <text:p>0.223972687741142</text:p>
              </table:table-cell>
              <table:table-cell office:value-type="float" office:value="0.0122764645090057">
                <text:p>0.0122764645090057</text:p>
              </table:table-cell>
              <table:table-cell office:value-type="float" office:value="0.574579361380296">
                <text:p>0.574579361380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36245625175177">
                <text:p>0.236245625175177</text:p>
              </table:table-cell>
              <table:table-cell office:value-type="float" office:value="0.012283963944846">
                <text:p>0.012283963944846</text:p>
              </table:table-cell>
              <table:table-cell office:value-type="float" office:value="0.574588149856117">
                <text:p>0.5745881498561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36267379243335">
                <text:p>0.236267379243335</text:p>
              </table:table-cell>
              <table:table-cell office:value-type="float" office:value="0.0245584843170356">
                <text:p>0.0245584843170356</text:p>
              </table:table-cell>
              <table:table-cell office:value-type="float" office:value="0.574592360857396">
                <text:p>0.574592360857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48540789581658">
                <text:p>0.248540789581658</text:p>
              </table:table-cell>
              <table:table-cell office:value-type="float" office:value="0.0245660203447111">
                <text:p>0.0245660203447111</text:p>
              </table:table-cell>
              <table:table-cell office:value-type="float" office:value="0.574600888006431">
                <text:p>0.574600888006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60821139752509">
                <text:p>0.260821139752509</text:p>
              </table:table-cell>
              <table:table-cell office:value-type="float" office:value="0.0245668734044238">
                <text:p>0.0245668734044238</text:p>
              </table:table-cell>
              <table:table-cell office:value-type="float" office:value="0.574610648758277">
                <text:p>0.5746106487582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731019352297">
                <text:p>0.2731019352297</text:p>
              </table:table-cell>
              <table:table-cell office:value-type="float" office:value="0.0245675288568649">
                <text:p>0.0245675288568649</text:p>
              </table:table-cell>
              <table:table-cell office:value-type="float" office:value="0.574620481426972">
                <text:p>0.5746204814269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73122887309781">
                <text:p>0.273122887309781</text:p>
              </table:table-cell>
              <table:table-cell office:value-type="float" office:value="0.0245700996793278">
                <text:p>0.0245700996793278</text:p>
              </table:table-cell>
              <table:table-cell office:value-type="float" office:value="0.562350190647827">
                <text:p>0.5623501906478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273136852750276">
                <text:p>0.273136852750276</text:p>
              </table:table-cell>
              <table:table-cell office:value-type="float" office:value="0.0245725876390243">
                <text:p>0.0245725876390243</text:p>
              </table:table-cell>
              <table:table-cell office:value-type="float" office:value="0.55007008796372">
                <text:p>0.550070087963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273150662758588">
                <text:p>0.273150662758588</text:p>
              </table:table-cell>
              <table:table-cell office:value-type="float" office:value="0.0245749847952364">
                <text:p>0.0245749847952364</text:p>
              </table:table-cell>
              <table:table-cell office:value-type="float" office:value="0.537789089202618">
                <text:p>0.5377890892026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73164592668575">
                <text:p>0.273164592668575</text:p>
              </table:table-cell>
              <table:table-cell office:value-type="float" office:value="0.0245773016226483">
                <text:p>0.0245773016226483</text:p>
              </table:table-cell>
              <table:table-cell office:value-type="float" office:value="0.525507560751779">
                <text:p>0.525507560751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73178670626566">
                <text:p>0.273178670626566</text:p>
              </table:table-cell>
              <table:table-cell office:value-type="float" office:value="0.02457954451054">
                <text:p>0.02457954451054</text:p>
              </table:table-cell>
              <table:table-cell office:value-type="float" office:value="0.513225534649671">
                <text:p>0.5132255346496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273193385514482">
                <text:p>0.273193385514482</text:p>
              </table:table-cell>
              <table:table-cell office:value-type="float" office:value="0.0368538387794334">
                <text:p>0.0368538387794334</text:p>
              </table:table-cell>
              <table:table-cell office:value-type="float" office:value="0.513219331614198">
                <text:p>0.5132193316141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73207974819079">
                <text:p>0.273207974819079</text:p>
              </table:table-cell>
              <table:table-cell office:value-type="float" office:value="0.0491348311038164">
                <text:p>0.0491348311038164</text:p>
              </table:table-cell>
              <table:table-cell office:value-type="float" office:value="0.513220527477126">
                <text:p>0.5132205274771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73221948599844">
                <text:p>0.273221948599844</text:p>
              </table:table-cell>
              <table:table-cell office:value-type="float" office:value="0.0491449377895661">
                <text:p>0.0491449377895661</text:p>
              </table:table-cell>
              <table:table-cell office:value-type="float" office:value="0.500945874860527">
                <text:p>0.5009458748605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273236172526544">
                <text:p>0.273236172526544</text:p>
              </table:table-cell>
              <table:table-cell office:value-type="float" office:value="0.0491482920225105">
                <text:p>0.0491482920225105</text:p>
              </table:table-cell>
              <table:table-cell office:value-type="float" office:value="0.488663174012398">
                <text:p>0.4886631740123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273251203326429">
                <text:p>0.273251203326429</text:p>
              </table:table-cell>
              <table:table-cell office:value-type="float" office:value="0.0614223695417734">
                <text:p>0.0614223695417734</text:p>
              </table:table-cell>
              <table:table-cell office:value-type="float" office:value="0.488656530920716">
                <text:p>0.4886565309207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27326541064711">
                <text:p>0.27326541064711</text:p>
              </table:table-cell>
              <table:table-cell office:value-type="float" office:value="0.0614324422818521">
                <text:p>0.0614324422818521</text:p>
              </table:table-cell>
              <table:table-cell office:value-type="float" office:value="0.47638059527574">
                <text:p>0.476380595275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273280608564892">
                <text:p>0.273280608564892</text:p>
              </table:table-cell>
              <table:table-cell office:value-type="float" office:value="0.073706595533923">
                <text:p>0.073706595533923</text:p>
              </table:table-cell>
              <table:table-cell office:value-type="float" office:value="0.476373878910957">
                <text:p>0.4763738789109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273294910303508">
                <text:p>0.273294910303508</text:p>
              </table:table-cell>
              <table:table-cell office:value-type="float" office:value="0.0737169081977349">
                <text:p>0.0737169081977349</text:p>
              </table:table-cell>
              <table:table-cell office:value-type="float" office:value="0.464097476242356">
                <text:p>0.464097476242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73309529329544">
                <text:p>0.273309529329544</text:p>
              </table:table-cell>
              <table:table-cell office:value-type="float" office:value="0.0737206569584695">
                <text:p>0.0737206569584695</text:p>
              </table:table-cell>
              <table:table-cell office:value-type="float" office:value="0.451813395530821">
                <text:p>0.4518133955308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73325049668154">
                <text:p>0.273325049668154</text:p>
              </table:table-cell>
              <table:table-cell office:value-type="float" office:value="0.0859941931674276">
                <text:p>0.0859941931674276</text:p>
              </table:table-cell>
              <table:table-cell office:value-type="float" office:value="0.451805868048492">
                <text:p>0.4518058680484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73339657289204">
                <text:p>0.273339657289204</text:p>
              </table:table-cell>
              <table:table-cell office:value-type="float" office:value="0.086004362166698">
                <text:p>0.086004362166698</text:p>
              </table:table-cell>
              <table:table-cell office:value-type="float" office:value="0.439528519853303">
                <text:p>0.4395285198533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73355293860782">
                <text:p>0.273355293860782</text:p>
              </table:table-cell>
              <table:table-cell office:value-type="float" office:value="0.0982779190701072">
                <text:p>0.0982779190701072</text:p>
              </table:table-cell>
              <table:table-cell office:value-type="float" office:value="0.439520699218103">
                <text:p>0.4395206992181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73370063829843">
                <text:p>0.273370063829843</text:p>
              </table:table-cell>
              <table:table-cell office:value-type="float" office:value="0.0982880150714409">
                <text:p>0.0982880150714409</text:p>
              </table:table-cell>
              <table:table-cell office:value-type="float" office:value="0.427242920711544">
                <text:p>0.4272429207115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73385758993186">
                <text:p>0.273385758993186</text:p>
              </table:table-cell>
              <table:table-cell office:value-type="float" office:value="0.110561366099998">
                <text:p>0.110561366099998</text:p>
              </table:table-cell>
              <table:table-cell office:value-type="float" office:value="0.427234434417431">
                <text:p>0.427234434417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73400741498296">
                <text:p>0.273400741498296</text:p>
              </table:table-cell>
              <table:table-cell office:value-type="float" office:value="0.110571208393061">
                <text:p>0.110571208393061</text:p>
              </table:table-cell>
              <table:table-cell office:value-type="float" office:value="0.414956230950557">
                <text:p>0.4149562309505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73416401757421">
                <text:p>0.273416401757421</text:p>
              </table:table-cell>
              <table:table-cell office:value-type="float" office:value="0.122844365862894">
                <text:p>0.122844365862894</text:p>
              </table:table-cell>
              <table:table-cell office:value-type="float" office:value="0.414946963795085">
                <text:p>0.4149469637950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73431665889024">
                <text:p>0.273431665889024</text:p>
              </table:table-cell>
              <table:table-cell office:value-type="float" office:value="0.122853755801693">
                <text:p>0.122853755801693</text:p>
              </table:table-cell>
              <table:table-cell office:value-type="float" office:value="0.40266835583981">
                <text:p>0.402668355839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73447154959604">
                <text:p>0.273447154959604</text:p>
              </table:table-cell>
              <table:table-cell office:value-type="float" office:value="0.135126744572553">
                <text:p>0.135126744572553</text:p>
              </table:table-cell>
              <table:table-cell office:value-type="float" office:value="0.402658188164764">
                <text:p>0.4026581881647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73462791819077">
                <text:p>0.273462791819077</text:p>
              </table:table-cell>
              <table:table-cell office:value-type="float" office:value="0.135135462559698">
                <text:p>0.135135462559698</text:p>
              </table:table-cell>
              <table:table-cell office:value-type="float" office:value="0.390379203390337">
                <text:p>0.3903792033903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73477918992984">
                <text:p>0.273477918992984</text:p>
              </table:table-cell>
              <table:table-cell office:value-type="float" office:value="0.147408322051729">
                <text:p>0.147408322051729</text:p>
              </table:table-cell>
              <table:table-cell office:value-type="float" office:value="0.390368015996817">
                <text:p>0.3903680159968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73492492636444">
                <text:p>0.273492492636444</text:p>
              </table:table-cell>
              <table:table-cell office:value-type="float" office:value="0.159687472767039">
                <text:p>0.159687472767039</text:p>
              </table:table-cell>
              <table:table-cell office:value-type="float" office:value="0.390363175707503">
                <text:p>0.3903631757075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73506546142682">
                <text:p>0.273506546142682</text:p>
              </table:table-cell>
              <table:table-cell office:value-type="float" office:value="0.171967093168238">
                <text:p>0.171967093168238</text:p>
              </table:table-cell>
              <table:table-cell office:value-type="float" office:value="0.39035771871629">
                <text:p>0.390357718716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73522905346058">
                <text:p>0.273522905346058</text:p>
              </table:table-cell>
              <table:table-cell office:value-type="float" office:value="0.171974939329041">
                <text:p>0.171974939329041</text:p>
              </table:table-cell>
              <table:table-cell office:value-type="float" office:value="0.378078784130618">
                <text:p>0.3780787841306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73539766391413">
                <text:p>0.273539766391413</text:p>
              </table:table-cell>
              <table:table-cell office:value-type="float" office:value="0.171975495889429">
                <text:p>0.171975495889429</text:p>
              </table:table-cell>
              <table:table-cell office:value-type="float" office:value="0.36579210712345">
                <text:p>0.365792107123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8581201160451">
                <text:p>0.28581201160451</text:p>
              </table:table-cell>
              <table:table-cell office:value-type="float" office:value="0.17198441850128">
                <text:p>0.17198441850128</text:p>
              </table:table-cell>
              <table:table-cell office:value-type="float" office:value="0.365793441505177">
                <text:p>0.3657934415051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9809124614724">
                <text:p>0.29809124614724</text:p>
              </table:table-cell>
              <table:table-cell office:value-type="float" office:value="0.171993092054624">
                <text:p>0.171993092054624</text:p>
              </table:table-cell>
              <table:table-cell office:value-type="float" office:value="0.365802314067514">
                <text:p>0.3658023140675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310371083422637">
                <text:p>0.310371083422637</text:p>
              </table:table-cell>
              <table:table-cell office:value-type="float" office:value="0.172001680397153">
                <text:p>0.172001680397153</text:p>
              </table:table-cell>
              <table:table-cell office:value-type="float" office:value="0.365811232994361">
                <text:p>0.3658112329943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322651301377351">
                <text:p>0.322651301377351</text:p>
              </table:table-cell>
              <table:table-cell office:value-type="float" office:value="0.17201019582326">
                <text:p>0.17201019582326</text:p>
              </table:table-cell>
              <table:table-cell office:value-type="float" office:value="0.365819941658783">
                <text:p>0.3658199416587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334931898833654">
                <text:p>0.334931898833654</text:p>
              </table:table-cell>
              <table:table-cell office:value-type="float" office:value="0.172018640689432">
                <text:p>0.172018640689432</text:p>
              </table:table-cell>
              <table:table-cell office:value-type="float" office:value="0.365828451974821">
                <text:p>0.3658284519748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347212882804119">
                <text:p>0.347212882804119</text:p>
              </table:table-cell>
              <table:table-cell office:value-type="float" office:value="0.172027021994837">
                <text:p>0.172027021994837</text:p>
              </table:table-cell>
              <table:table-cell office:value-type="float" office:value="0.365836786534638">
                <text:p>0.3658367865346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359494260027619">
                <text:p>0.359494260027619</text:p>
              </table:table-cell>
              <table:table-cell office:value-type="float" office:value="0.172035352913621">
                <text:p>0.172035352913621</text:p>
              </table:table-cell>
              <table:table-cell office:value-type="float" office:value="0.365844969237365">
                <text:p>0.3658449692373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359515476777538">
                <text:p>0.359515476777538</text:p>
              </table:table-cell>
              <table:table-cell office:value-type="float" office:value="0.172035187699136">
                <text:p>0.172035187699136</text:p>
              </table:table-cell>
              <table:table-cell office:value-type="float" office:value="0.353567472243816">
                <text:p>0.3535674722438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359530122587225">
                <text:p>0.359530122587225</text:p>
              </table:table-cell>
              <table:table-cell office:value-type="float" office:value="0.17203419704405">
                <text:p>0.17203419704405</text:p>
              </table:table-cell>
              <table:table-cell office:value-type="float" office:value="0.341282331059504">
                <text:p>0.3412823310595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359544729779306">
                <text:p>0.359544729779306</text:p>
              </table:table-cell>
              <table:table-cell office:value-type="float" office:value="0.172032506417197">
                <text:p>0.172032506417197</text:p>
              </table:table-cell>
              <table:table-cell office:value-type="float" office:value="0.328996896467009">
                <text:p>0.3289968964670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359559546050147">
                <text:p>0.359559546050147</text:p>
              </table:table-cell>
              <table:table-cell office:value-type="float" office:value="0.172030116920948">
                <text:p>0.172030116920948</text:p>
              </table:table-cell>
              <table:table-cell office:value-type="float" office:value="0.316711476362934">
                <text:p>0.3167114763629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371834828784232">
                <text:p>0.371834828784232</text:p>
              </table:table-cell>
              <table:table-cell office:value-type="float" office:value="0.172039670372284">
                <text:p>0.172039670372284</text:p>
              </table:table-cell>
              <table:table-cell office:value-type="float" office:value="0.316710298681132">
                <text:p>0.3167102986811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384117094947099">
                <text:p>0.384117094947099</text:p>
              </table:table-cell>
              <table:table-cell office:value-type="float" office:value="0.172049140435831">
                <text:p>0.172049140435831</text:p>
              </table:table-cell>
              <table:table-cell office:value-type="float" office:value="0.316716314657905">
                <text:p>0.3167163146579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384137951718645">
                <text:p>0.384137951718645</text:p>
              </table:table-cell>
              <table:table-cell office:value-type="float" office:value="0.17204687091214">
                <text:p>0.17204687091214</text:p>
              </table:table-cell>
              <table:table-cell office:value-type="float" office:value="0.304438809382187">
                <text:p>0.3044388093821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384152312379268">
                <text:p>0.384152312379268</text:p>
              </table:table-cell>
              <table:table-cell office:value-type="float" office:value="0.172043930709902">
                <text:p>0.172043930709902</text:p>
              </table:table-cell>
              <table:table-cell office:value-type="float" office:value="0.29215423535705">
                <text:p>0.292154235357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384166563780536">
                <text:p>0.384166563780536</text:p>
              </table:table-cell>
              <table:table-cell office:value-type="float" office:value="0.172040470023563">
                <text:p>0.172040470023563</text:p>
              </table:table-cell>
              <table:table-cell office:value-type="float" office:value="0.279869565760305">
                <text:p>0.2798695657603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384180937809591">
                <text:p>0.384180937809591</text:p>
              </table:table-cell>
              <table:table-cell office:value-type="float" office:value="0.172036533875078">
                <text:p>0.172036533875078</text:p>
              </table:table-cell>
              <table:table-cell office:value-type="float" office:value="0.267585093154901">
                <text:p>0.2675850931549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384195434967002">
                <text:p>0.384195434967002</text:p>
              </table:table-cell>
              <table:table-cell office:value-type="float" office:value="0.172032176044054">
                <text:p>0.172032176044054</text:p>
              </table:table-cell>
              <table:table-cell office:value-type="float" office:value="0.255300867422149">
                <text:p>0.2553008674221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384210044707908">
                <text:p>0.384210044707908</text:p>
              </table:table-cell>
              <table:table-cell office:value-type="float" office:value="0.172027462604868">
                <text:p>0.172027462604868</text:p>
              </table:table-cell>
              <table:table-cell office:value-type="float" office:value="0.243016928812271">
                <text:p>0.2430169288122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38422475193115">
                <text:p>0.38422475193115</text:p>
              </table:table-cell>
              <table:table-cell office:value-type="float" office:value="0.172022470293659">
                <text:p>0.172022470293659</text:p>
              </table:table-cell>
              <table:table-cell office:value-type="float" office:value="0.230733313159588">
                <text:p>0.2307333131595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384239537177202">
                <text:p>0.384239537177202</text:p>
              </table:table-cell>
              <table:table-cell office:value-type="float" office:value="0.172017284957588">
                <text:p>0.172017284957588</text:p>
              </table:table-cell>
              <table:table-cell office:value-type="float" office:value="0.218450051380807">
                <text:p>0.2184500513808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384254379258155">
                <text:p>0.384254379258155</text:p>
              </table:table-cell>
              <table:table-cell office:value-type="float" office:value="0.17201199878805">
                <text:p>0.17201199878805</text:p>
              </table:table-cell>
              <table:table-cell office:value-type="float" office:value="0.206167165000831">
                <text:p>0.2061671650008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38426924310256">
                <text:p>0.38426924310256</text:p>
              </table:table-cell>
              <table:table-cell office:value-type="float" office:value="0.172006708337551">
                <text:p>0.172006708337551</text:p>
              </table:table-cell>
              <table:table-cell office:value-type="float" office:value="0.193884677066104">
                <text:p>0.1938846770661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384284097937404">
                <text:p>0.384284097937404</text:p>
              </table:table-cell>
              <table:table-cell office:value-type="float" office:value="0.172001509155398">
                <text:p>0.172001509155398</text:p>
              </table:table-cell>
              <table:table-cell office:value-type="float" office:value="0.181602593477658">
                <text:p>0.1816025934776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384298905343391">
                <text:p>0.384298905343391</text:p>
              </table:table-cell>
              <table:table-cell office:value-type="float" office:value="0.171996493063855">
                <text:p>0.171996493063855</text:p>
              </table:table-cell>
              <table:table-cell office:value-type="float" office:value="0.169320914469574">
                <text:p>0.1693209144695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84313623259604">
                <text:p>0.384313623259604</text:p>
              </table:table-cell>
              <table:table-cell office:value-type="float" office:value="0.171991744740081">
                <text:p>0.171991744740081</text:p>
              </table:table-cell>
              <table:table-cell office:value-type="float" office:value="0.157039631908706">
                <text:p>0.1570396319087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384328206851188">
                <text:p>0.384328206851188</text:p>
              </table:table-cell>
              <table:table-cell office:value-type="float" office:value="0.17198733801937">
                <text:p>0.17198733801937</text:p>
              </table:table-cell>
              <table:table-cell office:value-type="float" office:value="0.144758729203473">
                <text:p>0.1447587292034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384342610862959">
                <text:p>0.384342610862959</text:p>
              </table:table-cell>
              <table:table-cell office:value-type="float" office:value="0.171983334601036">
                <text:p>0.171983334601036</text:p>
              </table:table-cell>
              <table:table-cell office:value-type="float" office:value="0.132478183868807">
                <text:p>0.1324781838688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384356790348596">
                <text:p>0.384356790348596</text:p>
              </table:table-cell>
              <table:table-cell office:value-type="float" office:value="0.171979781991702">
                <text:p>0.171979781991702</text:p>
              </table:table-cell>
              <table:table-cell office:value-type="float" office:value="0.120197966134053">
                <text:p>0.1201979661340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384370706962375">
                <text:p>0.384370706962375</text:p>
              </table:table-cell>
              <table:table-cell office:value-type="float" office:value="0.171976713677689">
                <text:p>0.171976713677689</text:p>
              </table:table-cell>
              <table:table-cell office:value-type="float" office:value="0.107918038859667">
                <text:p>0.107918038859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384384317360359">
                <text:p>0.384384317360359</text:p>
              </table:table-cell>
              <table:table-cell office:value-type="float" office:value="0.171974150049005">
                <text:p>0.171974150049005</text:p>
              </table:table-cell>
              <table:table-cell office:value-type="float" office:value="0.0956383713694477">
                <text:p>0.09563837136944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38439759533422">
                <text:p>0.38439759533422</text:p>
              </table:table-cell>
              <table:table-cell office:value-type="float" office:value="0.17197209893691">
                <text:p>0.17197209893691</text:p>
              </table:table-cell>
              <table:table-cell office:value-type="float" office:value="0.0833589221363104">
                <text:p>0.08335892213631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384410519458609">
                <text:p>0.384410519458609</text:p>
              </table:table-cell>
              <table:table-cell office:value-type="float" office:value="0.171970558428893">
                <text:p>0.171970558428893</text:p>
              </table:table-cell>
              <table:table-cell office:value-type="float" office:value="0.0710796520829018">
                <text:p>0.07107965208290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396690024297032">
                <text:p>0.396690024297032</text:p>
              </table:table-cell>
              <table:table-cell office:value-type="float" office:value="0.171972657897062">
                <text:p>0.171972657897062</text:p>
              </table:table-cell>
              <table:table-cell office:value-type="float" office:value="0.071065579955815">
                <text:p>0.0710655799558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396707520454266">
                <text:p>0.396707520454266</text:p>
              </table:table-cell>
              <table:table-cell office:value-type="float" office:value="0.171971585508982">
                <text:p>0.171971585508982</text:p>
              </table:table-cell>
              <table:table-cell office:value-type="float" office:value="0.058792305270153">
                <text:p>0.0587923052701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39671969542387">
                <text:p>0.39671969542387</text:p>
              </table:table-cell>
              <table:table-cell office:value-type="float" office:value="0.171971182261282">
                <text:p>0.171971182261282</text:p>
              </table:table-cell>
              <table:table-cell office:value-type="float" office:value="0.0465133809109955">
                <text:p>0.04651338091099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396731375306494">
                <text:p>0.396731375306494</text:p>
              </table:table-cell>
              <table:table-cell office:value-type="float" office:value="0.171971249653254">
                <text:p>0.171971249653254</text:p>
              </table:table-cell>
              <table:table-cell office:value-type="float" office:value="0.0342343410182507">
                <text:p>0.03423434101825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396736301082568">
                <text:p>0.396736301082568</text:p>
              </table:table-cell>
              <table:table-cell office:value-type="float" office:value="0.159697091115594">
                <text:p>0.159697091115594</text:p>
              </table:table-cell>
              <table:table-cell office:value-type="float" office:value="0.0342148240568557">
                <text:p>0.03421482405685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396738933846947">
                <text:p>0.396738933846947</text:p>
              </table:table-cell>
              <table:table-cell office:value-type="float" office:value="0.14741578476509">
                <text:p>0.14741578476509</text:p>
              </table:table-cell>
              <table:table-cell office:value-type="float" office:value="0.0342021754175267">
                <text:p>0.03420217541752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396741224396267">
                <text:p>0.396741224396267</text:p>
              </table:table-cell>
              <table:table-cell office:value-type="float" office:value="0.135133740031776">
                <text:p>0.135133740031776</text:p>
              </table:table-cell>
              <table:table-cell office:value-type="float" office:value="0.0341901338769741">
                <text:p>0.03419013387697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396743143029876">
                <text:p>0.396743143029876</text:p>
              </table:table-cell>
              <table:table-cell office:value-type="float" office:value="0.122851267453746">
                <text:p>0.122851267453746</text:p>
              </table:table-cell>
              <table:table-cell office:value-type="float" office:value="0.0341785071771488">
                <text:p>0.03417850717714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396744570235479">
                <text:p>0.396744570235479</text:p>
              </table:table-cell>
              <table:table-cell office:value-type="float" office:value="0.110568467290165">
                <text:p>0.110568467290165</text:p>
              </table:table-cell>
              <table:table-cell office:value-type="float" office:value="0.0341673323079688">
                <text:p>0.03416733230796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96745397691922">
                <text:p>0.396745397691922</text:p>
              </table:table-cell>
              <table:table-cell office:value-type="float" office:value="0.0982854298195922">
                <text:p>0.0982854298195922</text:p>
              </table:table-cell>
              <table:table-cell office:value-type="float" office:value="0.0341566712407042">
                <text:p>0.03415667124070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396745555511718">
                <text:p>0.396745555511718</text:p>
              </table:table-cell>
              <table:table-cell office:value-type="float" office:value="0.0860022452097284">
                <text:p>0.0860022452097284</text:p>
              </table:table-cell>
              <table:table-cell office:value-type="float" office:value="0.0341466128081674">
                <text:p>0.03414661280816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96745056910684">
                <text:p>0.396745056910684</text:p>
              </table:table-cell>
              <table:table-cell office:value-type="float" office:value="0.0737189810319461">
                <text:p>0.0737189810319461</text:p>
              </table:table-cell>
              <table:table-cell office:value-type="float" office:value="0.0341372744304358">
                <text:p>0.03413727443043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96742993270328">
                <text:p>0.396742993270328</text:p>
              </table:table-cell>
              <table:table-cell office:value-type="float" office:value="0.085993545563017">
                <text:p>0.085993545563017</text:p>
              </table:table-cell>
              <table:table-cell office:value-type="float" office:value="0.0341304757758623">
                <text:p>0.03413047577586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967601305462">
                <text:p>0.3967601305462</text:p>
              </table:table-cell>
              <table:table-cell office:value-type="float" office:value="0.0859916050454331">
                <text:p>0.0859916050454331</text:p>
              </table:table-cell>
              <table:table-cell office:value-type="float" office:value="0.0464061084767206">
                <text:p>0.04640610847672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96775554036061">
                <text:p>0.396775554036061</text:p>
              </table:table-cell>
              <table:table-cell office:value-type="float" office:value="0.0859839715449791">
                <text:p>0.0859839715449791</text:p>
              </table:table-cell>
              <table:table-cell office:value-type="float" office:value="0.0586880148973439">
                <text:p>0.05868801489734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96790932864216">
                <text:p>0.396790932864216</text:p>
              </table:table-cell>
              <table:table-cell office:value-type="float" office:value="0.0859757317368855">
                <text:p>0.0859757317368855</text:p>
              </table:table-cell>
              <table:table-cell office:value-type="float" office:value="0.0709699661177297">
                <text:p>0.07096996611772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396806263985345">
                <text:p>0.396806263985345</text:p>
              </table:table-cell>
              <table:table-cell office:value-type="float" office:value="0.0859671231768402">
                <text:p>0.0859671231768402</text:p>
              </table:table-cell>
              <table:table-cell office:value-type="float" office:value="0.0832517318805459">
                <text:p>0.08325173188054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96821482875601">
                <text:p>0.396821482875601</text:p>
              </table:table-cell>
              <table:table-cell office:value-type="float" office:value="0.0859582199547303">
                <text:p>0.0859582199547303</text:p>
              </table:table-cell>
              <table:table-cell office:value-type="float" office:value="0.0955332957237019">
                <text:p>0.09553329572370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96836539985983">
                <text:p>0.396836539985983</text:p>
              </table:table-cell>
              <table:table-cell office:value-type="float" office:value="0.0859490949093722">
                <text:p>0.0859490949093722</text:p>
              </table:table-cell>
              <table:table-cell office:value-type="float" office:value="0.107814647458796">
                <text:p>0.1078146474587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96851400673247">
                <text:p>0.396851400673247</text:p>
              </table:table-cell>
              <table:table-cell office:value-type="float" office:value="0.0859398264636429">
                <text:p>0.0859398264636429</text:p>
              </table:table-cell>
              <table:table-cell office:value-type="float" office:value="0.120095777055399">
                <text:p>0.1200957770553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96866042459549">
                <text:p>0.396866042459549</text:p>
              </table:table-cell>
              <table:table-cell office:value-type="float" office:value="0.0859304984017085">
                <text:p>0.0859304984017085</text:p>
              </table:table-cell>
              <table:table-cell office:value-type="float" office:value="0.132376675322428">
                <text:p>0.1323766753224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96880452629393">
                <text:p>0.396880452629393</text:p>
              </table:table-cell>
              <table:table-cell office:value-type="float" office:value="0.0859211983234876">
                <text:p>0.0859211983234876</text:p>
              </table:table-cell>
              <table:table-cell office:value-type="float" office:value="0.144657334766143">
                <text:p>0.1446573347661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96894626160996">
                <text:p>0.396894626160996</text:p>
              </table:table-cell>
              <table:table-cell office:value-type="float" office:value="0.0859120150229559">
                <text:p>0.0859120150229559</text:p>
              </table:table-cell>
              <table:table-cell office:value-type="float" office:value="0.156937750694901">
                <text:p>0.1569377506949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396908564232095">
                <text:p>0.396908564232095</text:p>
              </table:table-cell>
              <table:table-cell office:value-type="float" office:value="0.0859030356065174">
                <text:p>0.0859030356065174</text:p>
              </table:table-cell>
              <table:table-cell office:value-type="float" office:value="0.169217921551303">
                <text:p>0.1692179215513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96922273313249">
                <text:p>0.396922273313249</text:p>
              </table:table-cell>
              <table:table-cell office:value-type="float" office:value="0.0858943430874778">
                <text:p>0.0858943430874778</text:p>
              </table:table-cell>
              <table:table-cell office:value-type="float" office:value="0.181497848718256">
                <text:p>0.1814978487182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396935763784857">
                <text:p>0.396935763784857</text:p>
              </table:table-cell>
              <table:table-cell office:value-type="float" office:value="0.0858860136482056">
                <text:p>0.0858860136482056</text:p>
              </table:table-cell>
              <table:table-cell office:value-type="float" office:value="0.193777537508309">
                <text:p>0.1937775375083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396949049110649">
                <text:p>0.396949049110649</text:p>
              </table:table-cell>
              <table:table-cell office:value-type="float" office:value="0.085878113890595">
                <text:p>0.085878113890595</text:p>
              </table:table-cell>
              <table:table-cell office:value-type="float" office:value="0.206056997064726">
                <text:p>0.2060569970647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396962144699186">
                <text:p>0.396962144699186</text:p>
              </table:table-cell>
              <table:table-cell office:value-type="float" office:value="0.0858706999052879">
                <text:p>0.0858706999052879</text:p>
              </table:table-cell>
              <table:table-cell office:value-type="float" office:value="0.218336240653631">
                <text:p>0.2183362406536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396975067272389">
                <text:p>0.396975067272389</text:p>
              </table:table-cell>
              <table:table-cell office:value-type="float" office:value="0.0858638158244083">
                <text:p>0.0858638158244083</text:p>
              </table:table-cell>
              <table:table-cell office:value-type="float" office:value="0.230615285163511">
                <text:p>0.2306152851635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396987834146721">
                <text:p>0.396987834146721</text:p>
              </table:table-cell>
              <table:table-cell office:value-type="float" office:value="0.0858574940317391">
                <text:p>0.0858574940317391</text:p>
              </table:table-cell>
              <table:table-cell office:value-type="float" office:value="0.242894151024694">
                <text:p>0.2428941510246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397000462527527">
                <text:p>0.397000462527527</text:p>
              </table:table-cell>
              <table:table-cell office:value-type="float" office:value="0.0858517555276126">
                <text:p>0.0858517555276126</text:p>
              </table:table-cell>
              <table:table-cell office:value-type="float" office:value="0.255172861959773">
                <text:p>0.2551728619597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397012968828058">
                <text:p>0.397012968828058</text:p>
              </table:table-cell>
              <table:table-cell office:value-type="float" office:value="0.0858466106306944">
                <text:p>0.0858466106306944</text:p>
              </table:table-cell>
              <table:table-cell office:value-type="float" office:value="0.267451444237076">
                <text:p>0.2674514442370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39702536846356">
                <text:p>0.39702536846356</text:p>
              </table:table-cell>
              <table:table-cell office:value-type="float" office:value="0.0858420607035945">
                <text:p>0.0858420607035945</text:p>
              </table:table-cell>
              <table:table-cell office:value-type="float" office:value="0.279729926219071">
                <text:p>0.2797299262190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397037675457885">
                <text:p>0.397037675457885</text:p>
              </table:table-cell>
              <table:table-cell office:value-type="float" office:value="0.0858380997017745">
                <text:p>0.0858380997017745</text:p>
              </table:table-cell>
              <table:table-cell office:value-type="float" office:value="0.292008338022627">
                <text:p>0.2920083380226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397049902260479">
                <text:p>0.397049902260479</text:p>
              </table:table-cell>
              <table:table-cell office:value-type="float" office:value="0.0858347154217655">
                <text:p>0.0858347154217655</text:p>
              </table:table-cell>
              <table:table-cell office:value-type="float" office:value="0.304286710893481">
                <text:p>0.3042867108934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397062059733513">
                <text:p>0.397062059733513</text:p>
              </table:table-cell>
              <table:table-cell office:value-type="float" office:value="0.0858318907955393">
                <text:p>0.0858318907955393</text:p>
              </table:table-cell>
              <table:table-cell office:value-type="float" office:value="0.316565076649698">
                <text:p>0.3165650766496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397074157217838">
                <text:p>0.397074157217838</text:p>
              </table:table-cell>
              <table:table-cell office:value-type="float" office:value="0.0858296052873853">
                <text:p>0.0858296052873853</text:p>
              </table:table-cell>
              <table:table-cell office:value-type="float" office:value="0.328843467278096">
                <text:p>0.3288434672780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397086202725447">
                <text:p>0.397086202725447</text:p>
              </table:table-cell>
              <table:table-cell office:value-type="float" office:value="0.0858278361452807">
                <text:p>0.0858278361452807</text:p>
              </table:table-cell>
              <table:table-cell office:value-type="float" office:value="0.341121914631697">
                <text:p>0.3411219146316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397098203071815">
                <text:p>0.397098203071815</text:p>
              </table:table-cell>
              <table:table-cell office:value-type="float" office:value="0.085826559467043">
                <text:p>0.085826559467043</text:p>
              </table:table-cell>
              <table:table-cell office:value-type="float" office:value="0.353400450190389">
                <text:p>0.3534004501903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397110164179276">
                <text:p>0.397110164179276</text:p>
              </table:table-cell>
              <table:table-cell office:value-type="float" office:value="0.0858257512794841">
                <text:p>0.0858257512794841</text:p>
              </table:table-cell>
              <table:table-cell office:value-type="float" office:value="0.365679104927386">
                <text:p>0.3656791049273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397122091308887">
                <text:p>0.397122091308887</text:p>
              </table:table-cell>
              <table:table-cell office:value-type="float" office:value="0.0858253883182486">
                <text:p>0.0858253883182486</text:p>
              </table:table-cell>
              <table:table-cell office:value-type="float" office:value="0.377957909237691">
                <text:p>0.3779579092376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397133989316107">
                <text:p>0.397133989316107</text:p>
              </table:table-cell>
              <table:table-cell office:value-type="float" office:value="0.0858254487286246">
                <text:p>0.0858254487286246</text:p>
              </table:table-cell>
              <table:table-cell office:value-type="float" office:value="0.390236892955164">
                <text:p>0.3902368929551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397145862916622">
                <text:p>0.397145862916622</text:p>
              </table:table-cell>
              <table:table-cell office:value-type="float" office:value="0.0858259126866364">
                <text:p>0.0858259126866364</text:p>
              </table:table-cell>
              <table:table-cell office:value-type="float" office:value="0.402516085448256">
                <text:p>0.4025160854482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3971577169488">
                <text:p>0.3971577169488</text:p>
              </table:table-cell>
              <table:table-cell office:value-type="float" office:value="0.0858267629554168">
                <text:p>0.0858267629554168</text:p>
              </table:table-cell>
              <table:table-cell office:value-type="float" office:value="0.414795515791866">
                <text:p>0.4147955157918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397169556605102">
                <text:p>0.397169556605102</text:p>
              </table:table-cell>
              <table:table-cell office:value-type="float" office:value="0.085827985376385">
                <text:p>0.085827985376385</text:p>
              </table:table-cell>
              <table:table-cell office:value-type="float" office:value="0.427075212999079">
                <text:p>0.4270752129990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397181387732509">
                <text:p>0.397181387732509</text:p>
              </table:table-cell>
              <table:table-cell office:value-type="float" office:value="0.0858295694598729">
                <text:p>0.0858295694598729</text:p>
              </table:table-cell>
              <table:table-cell office:value-type="float" office:value="0.439355206395722">
                <text:p>0.4393552063957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397193217053602">
                <text:p>0.397193217053602</text:p>
              </table:table-cell>
              <table:table-cell office:value-type="float" office:value="0.0858315089004669">
                <text:p>0.0858315089004669</text:p>
              </table:table-cell>
              <table:table-cell office:value-type="float" office:value="0.451635526001157">
                <text:p>0.4516355260011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397205052407608">
                <text:p>0.397205052407608</text:p>
              </table:table-cell>
              <table:table-cell office:value-type="float" office:value="0.0858338022049384">
                <text:p>0.0858338022049384</text:p>
              </table:table-cell>
              <table:table-cell office:value-type="float" office:value="0.463916203034308">
                <text:p>0.4639162030343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397216902985596">
                <text:p>0.397216902985596</text:p>
              </table:table-cell>
              <table:table-cell office:value-type="float" office:value="0.0858364534746314">
                <text:p>0.0858364534746314</text:p>
              </table:table-cell>
              <table:table-cell office:value-type="float" office:value="0.476197270571982">
                <text:p>0.4761972705719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397228779600525">
                <text:p>0.397228779600525</text:p>
              </table:table-cell>
              <table:table-cell office:value-type="float" office:value="0.0858394733841838">
                <text:p>0.0858394733841838</text:p>
              </table:table-cell>
              <table:table-cell office:value-type="float" office:value="0.488478764338544">
                <text:p>0.4884787643385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397240694968812">
                <text:p>0.397240694968812</text:p>
              </table:table-cell>
              <table:table-cell office:value-type="float" office:value="0.0858428804456527">
                <text:p>0.0858428804456527</text:p>
              </table:table-cell>
              <table:table-cell office:value-type="float" office:value="0.500760723640412">
                <text:p>0.5007607236404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397252664074905">
                <text:p>0.397252664074905</text:p>
              </table:table-cell>
              <table:table-cell office:value-type="float" office:value="0.0858467026682698">
                <text:p>0.0858467026682698</text:p>
              </table:table-cell>
              <table:table-cell office:value-type="float" office:value="0.513043192484433">
                <text:p>0.5130431924844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397264704660936">
                <text:p>0.397264704660936</text:p>
              </table:table-cell>
              <table:table-cell office:value-type="float" office:value="0.085850979661017">
                <text:p>0.085850979661017</text:p>
              </table:table-cell>
              <table:table-cell office:value-type="float" office:value="0.525326221963405">
                <text:p>0.5253262219634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397276836883933">
                <text:p>0.397276836883933</text:p>
              </table:table-cell>
              <table:table-cell office:value-type="float" office:value="0.0858557660197859">
                <text:p>0.0858557660197859</text:p>
              </table:table-cell>
              <table:table-cell office:value-type="float" office:value="0.537609871298816">
                <text:p>0.5376098712988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397289083536725">
                <text:p>0.397289083536725</text:p>
              </table:table-cell>
              <table:table-cell office:value-type="float" office:value="0.0858611360022665">
                <text:p>0.0858611360022665</text:p>
              </table:table-cell>
              <table:table-cell office:value-type="float" office:value="0.549894211393079">
                <text:p>0.5498942113930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397301470558866">
                <text:p>0.397301470558866</text:p>
              </table:table-cell>
              <table:table-cell office:value-type="float" office:value="0.0858671898793557">
                <text:p>0.0858671898793557</text:p>
              </table:table-cell>
              <table:table-cell office:value-type="float" office:value="0.562179328570589">
                <text:p>0.5621793285705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397314027097635">
                <text:p>0.397314027097635</text:p>
              </table:table-cell>
              <table:table-cell office:value-type="float" office:value="0.0858740635048879">
                <text:p>0.0858740635048879</text:p>
              </table:table-cell>
              <table:table-cell office:value-type="float" office:value="0.574465330211506">
                <text:p>0.5744653302115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397326785216021">
                <text:p>0.397326785216021</text:p>
              </table:table-cell>
              <table:table-cell office:value-type="float" office:value="0.0858819427466874">
                <text:p>0.0858819427466874</text:p>
              </table:table-cell>
              <table:table-cell office:value-type="float" office:value="0.586752353052182">
                <text:p>0.5867523530521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397339778812219">
                <text:p>0.397339778812219</text:p>
              </table:table-cell>
              <table:table-cell office:value-type="float" office:value="0.085891085918752">
                <text:p>0.085891085918752</text:p>
              </table:table-cell>
              <table:table-cell office:value-type="float" office:value="0.599040575856113">
                <text:p>0.5990405758561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397353039637108">
                <text:p>0.397353039637108</text:p>
              </table:table-cell>
              <table:table-cell office:value-type="float" office:value="0.0859018613034569">
                <text:p>0.0859018613034569</text:p>
              </table:table-cell>
              <table:table-cell office:value-type="float" office:value="0.611330239303117">
                <text:p>0.6113302393031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397366591084303">
                <text:p>0.397366591084303</text:p>
              </table:table-cell>
              <table:table-cell office:value-type="float" office:value="0.0859148052341314">
                <text:p>0.0859148052341314</text:p>
              </table:table-cell>
              <table:table-cell office:value-type="float" office:value="0.623621680000998">
                <text:p>0.6236216800009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397380434710584">
                <text:p>0.397380434710584</text:p>
              </table:table-cell>
              <table:table-cell office:value-type="float" office:value="0.0859307290032111">
                <text:p>0.0859307290032111</text:p>
              </table:table-cell>
              <table:table-cell office:value-type="float" office:value="0.63591539101681">
                <text:p>0.635915391016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397394514533298">
                <text:p>0.397394514533298</text:p>
              </table:table-cell>
              <table:table-cell office:value-type="float" office:value="0.0859509143999509">
                <text:p>0.0859509143999509</text:p>
              </table:table-cell>
              <table:table-cell office:value-type="float" office:value="0.648212139214942">
                <text:p>0.6482121392149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397408424405672">
                <text:p>0.397408424405672</text:p>
              </table:table-cell>
              <table:table-cell office:value-type="float" office:value="0.0859770068939789">
                <text:p>0.0859770068939789</text:p>
              </table:table-cell>
              <table:table-cell office:value-type="float" office:value="0.660512760628901">
                <text:p>0.6605127606289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397425307472042">
                <text:p>0.397425307472042</text:p>
              </table:table-cell>
              <table:table-cell office:value-type="float" office:value="0.0860049969989894">
                <text:p>0.0860049969989894</text:p>
              </table:table-cell>
              <table:table-cell office:value-type="float" office:value="0.648264600037543">
                <text:p>0.6482646000375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397441153229681">
                <text:p>0.397441153229681</text:p>
              </table:table-cell>
              <table:table-cell office:value-type="float" office:value="0.0860261000822204">
                <text:p>0.0860261000822204</text:p>
              </table:table-cell>
              <table:table-cell office:value-type="float" office:value="0.635995916018238">
                <text:p>0.6359959160182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397456568793438">
                <text:p>0.397456568793438</text:p>
              </table:table-cell>
              <table:table-cell office:value-type="float" office:value="0.0860427326015302">
                <text:p>0.0860427326015302</text:p>
              </table:table-cell>
              <table:table-cell office:value-type="float" office:value="0.62372379352213">
                <text:p>0.623723793522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397471609042428">
                <text:p>0.397471609042428</text:p>
              </table:table-cell>
              <table:table-cell office:value-type="float" office:value="0.0860562393776212">
                <text:p>0.0860562393776212</text:p>
              </table:table-cell>
              <table:table-cell office:value-type="float" office:value="0.611449572065583">
                <text:p>0.6114495720655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397486309627937">
                <text:p>0.397486309627937</text:p>
              </table:table-cell>
              <table:table-cell office:value-type="float" office:value="0.0860674683469018">
                <text:p>0.0860674683469018</text:p>
              </table:table-cell>
              <table:table-cell office:value-type="float" office:value="0.599173738393694">
                <text:p>0.5991737383936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397500711411488">
                <text:p>0.397500711411488</text:p>
              </table:table-cell>
              <table:table-cell office:value-type="float" office:value="0.0860769825832822">
                <text:p>0.0860769825832822</text:p>
              </table:table-cell>
              <table:table-cell office:value-type="float" office:value="0.586896608967423">
                <text:p>0.58689660896742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232cm" svg:y="0.38cm" svg:width="11.316cm" svg:height="7.793cm"/>
          <chart:axis chart:dimension="x" chart:name="primary-x" chart:style-name="ch4" chartooo:axis-type="auto">
            <chart:categories table:cell-range-address="local-table.$A$2:.$A$14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48" chart:label-cell-address="local-table.$C$1" chart:class="chart:scatter">
            <chart:domain table:cell-range-address="local-table.$B$2:.$B$148"/>
            <chart:data-point chart:repeated="1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184929280756876">
                <text:p>0.01849292807568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48230138581441">
                <text:p>0.01482301385814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78202761247983">
                <text:p>0.0178202761247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212271932222483">
                <text:p>0.02122719322224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21550060529323">
                <text:p>0.021550060529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17625371617723">
                <text:p>0.0217625371617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220963431119354">
                <text:p>0.0220963431119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333721016402287">
                <text:p>0.0333721016402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269758866012682">
                <text:p>0.02697588660126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230888357479974">
                <text:p>0.02308883574799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33712285656179">
                <text:p>0.02337122856561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247018139267814">
                <text:p>0.02470181392678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241844159477896">
                <text:p>0.02418441594778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23770676993119">
                <text:p>0.0237706769931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24180741558031">
                <text:p>0.0241807415580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120674966331523">
                <text:p>0.01206749663315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114841282864129">
                <text:p>0.01148412828641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10227127632551">
                <text:p>0.0102271276325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879149589060756">
                <text:p>0.008791495890607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820920392438929">
                <text:p>0.008209203924389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219121917116345">
                <text:p>0.02191219171163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208675307846309">
                <text:p>0.02086753078463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702052747297292">
                <text:p>0.00702052747297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0766679775377596">
                <text:p>0.007666797753775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209081139373857">
                <text:p>0.02090811393738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565104969618141">
                <text:p>0.00565104969618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184869176045373">
                <text:p>0.01848691760453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415981078825242">
                <text:p>0.004159810788252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598305440044466">
                <text:p>0.005983054400444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110738554637743">
                <text:p>0.01107385546377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0458840310713835">
                <text:p>0.004588403107138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104564356464586">
                <text:p>0.01045643564645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0654112717953272">
                <text:p>0.006541127179532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112214288767788">
                <text:p>0.01122142887677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0486714170418764">
                <text:p>0.004867141704187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137563917334634">
                <text:p>0.01375639173346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0562998507118432">
                <text:p>0.00562998507118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0896032276386699">
                <text:p>0.008960322763866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0683851594973995">
                <text:p>0.006838515949739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124635653781632">
                <text:p>0.01246356537816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156692329353144">
                <text:p>0.01566923293531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138134169096463">
                <text:p>0.01381341690964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064338731994582">
                <text:p>0.00643387319945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100874091595719">
                <text:p>0.01008740915957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162184367835551">
                <text:p>0.01621843678355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163513494428954">
                <text:p>0.01635134944289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15634564770069">
                <text:p>0.0156345647700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151177702738606">
                <text:p>0.01511777027386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158393679655432">
                <text:p>0.01583936796554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168429513754625">
                <text:p>0.0168429513754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16404899041496">
                <text:p>0.0164048990414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0521705812092966">
                <text:p>0.005217058120929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0423246213146558">
                <text:p>0.004232462131465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0427713655834003">
                <text:p>0.004277136558340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0648629337476784">
                <text:p>0.006486293374767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160720866179">
                <text:p>0.01607208661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152670473150135">
                <text:p>0.01526704731501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0881698436191671">
                <text:p>0.008816984361916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170244868319634">
                <text:p>0.01702448683196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156837240328649">
                <text:p>0.01568372403286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122823932315505">
                <text:p>0.01228239323155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134201233768287">
                <text:p>0.01342012337682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207445821743423">
                <text:p>0.02074458217434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213795488409778">
                <text:p>0.02137954884097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21003164033273">
                <text:p>0.0210031640332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215224354735673">
                <text:p>0.02152243547356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200543826988687">
                <text:p>0.02005438269886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222741366375034">
                <text:p>0.02227413663750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210237393764095">
                <text:p>0.02102373937640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21553171249637">
                <text:p>0.0215531712496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213145693999813">
                <text:p>0.02131456939998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209686142459124">
                <text:p>0.02096861424591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210825085713627">
                <text:p>0.02108250857136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210447233053187">
                <text:p>0.02104472330531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210959644550121">
                <text:p>0.02109596445501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214379270153358">
                <text:p>0.02143792701533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219751460303972">
                <text:p>0.02197514603039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218397853996484">
                <text:p>0.02183978539964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197897563653273">
                <text:p>0.01978975636532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225994405294636">
                <text:p>0.02259944052946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20711536038839">
                <text:p>0.0207115360388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22313744180151">
                <text:p>0.0223137441801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208938566750446">
                <text:p>0.02089385667504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254973150287716">
                <text:p>0.02549731502877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262340458158598">
                <text:p>0.02623404581585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262342178688299">
                <text:p>0.02623421786882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261307536724813">
                <text:p>0.02613075367248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25912655934367">
                <text:p>0.0259126559343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257316212335472">
                <text:p>0.02573162123354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184935731648333">
                <text:p>0.0184935731648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117323002810706">
                <text:p>0.01173230028107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0998953749255656">
                <text:p>0.009989537492556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09867512357499">
                <text:p>0.0098675123574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093418414851311">
                <text:p>0.00934184148513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0918534784816808">
                <text:p>0.009185347848168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0926366853954753">
                <text:p>0.009263668539547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0958165762545648">
                <text:p>0.009581657625456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091895069090406">
                <text:p>0.00918950690904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0962459625414402">
                <text:p>0.009624596254144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0941448100321273">
                <text:p>0.009414481003212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00945484035446622">
                <text:p>0.009454840354466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00967662933073604">
                <text:p>0.009676629330736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00987044570055436">
                <text:p>0.009870445700554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0102374963434337">
                <text:p>0.01023749634343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0105103423476687">
                <text:p>0.01051034234766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0110135069813474">
                <text:p>0.01101350698134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0112476112580291">
                <text:p>0.01124761125802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0120399902280781">
                <text:p>0.01203999022807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0116422734794578">
                <text:p>0.01164227347945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0125684389127059">
                <text:p>0.01256843891270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00868027173918722">
                <text:p>0.008680271739187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00670163123808789">
                <text:p>0.006701631238087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00657692204141846">
                <text:p>0.006576922041418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00412994892702258">
                <text:p>0.004129948927022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00706109762999596">
                <text:p>0.007061097629995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00308113779496206">
                <text:p>0.003081137794962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0060962696553443">
                <text:p>0.00609626965534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00401377463047552">
                <text:p>0.004013774630475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00410033410046383">
                <text:p>0.004100334100463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00432309743187297">
                <text:p>0.004323097431872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00438995024929466">
                <text:p>0.004389950249294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00616762523173553">
                <text:p>0.006167625231735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00776965879648975">
                <text:p>0.007769658796489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00566233565104271">
                <text:p>0.005662335651042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0070301670733883">
                <text:p>0.00703016707338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00756265773453749">
                <text:p>0.007562657734537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00975759018515072">
                <text:p>0.009757590185150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00793328154127281">
                <text:p>0.007933281541272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00972585315208289">
                <text:p>0.009725853152082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00910121237124265">
                <text:p>0.009101212371242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00942740797066316">
                <text:p>0.009427407970663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0130619408345094">
                <text:p>0.01306194083450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0137399888364615">
                <text:p>0.01373998883646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0172548760774504">
                <text:p>0.01725487607745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0183470220554379">
                <text:p>0.01834702205543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0213155787898542">
                <text:p>0.02131557878985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0201396731259571">
                <text:p>0.02013967312595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0231994929316218">
                <text:p>0.02319949293162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0243740293505997">
                <text:p>0.02437402935059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0256622280270667">
                <text:p>0.0256622280270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0250404050288515">
                <text:p>0.02504040502885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0481588646963687">
                <text:p>0.04815886469636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0509068680571162">
                <text:p>0.05090686805711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0577007464364463">
                <text:p>0.05770074643644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0623120403776191">
                <text:p>0.06231204037761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063807524968947">
                <text:p>0.0638075249689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0632174340741533">
                <text:p>0.063217434074153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153cm" svg:y="0.38cm" svg:width="11.396cm" svg:height="8.241cm"/>
          <chart:axis chart:dimension="x" chart:name="primary-x" chart:style-name="ch4" chartooo:axis-type="auto">
            <chart:categories table:cell-range-address="local-table.$A$2:.$A$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0" chart:label-cell-address="local-table.$C$1" chart:class="chart:scatter">
            <chart:domain table:cell-range-address="local-table.$B$2:.$B$100"/>
            <chart:data-point chart:repeated="99"/>
          </chart:series>
          <chart:series chart:style-name="ch7" chart:values-cell-range-address="local-table.$D$2:.$D$100" chart:label-cell-address="local-table.$D$1" chart:class="chart:scatter">
            <chart:data-point chart:repeated="99"/>
          </chart:series>
          <chart:series chart:style-name="ch8" chart:values-cell-range-address="local-table.$E$2:.$E$100" chart:label-cell-address="local-table.$E$1" chart:class="chart:scatte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38727366924286">
                <text:p>0.138727366924286</text:p>
              </table:table-cell>
              <table:table-cell office:value-type="float" office:value="0.00128036178648472">
                <text:p>0.00128036178648472</text:p>
              </table:table-cell>
              <table:table-cell office:value-type="float" office:value="0.535536825656891">
                <text:p>0.5355368256568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52703493833542">
                <text:p>0.152703493833542</text:p>
              </table:table-cell>
              <table:table-cell office:value-type="float" office:value="0.00116602319758385">
                <text:p>0.00116602319758385</text:p>
              </table:table-cell>
              <table:table-cell office:value-type="float" office:value="0.538917362689972">
                <text:p>0.538917362689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64757534861565">
                <text:p>0.164757534861565</text:p>
              </table:table-cell>
              <table:table-cell office:value-type="float" office:value="0.00129047385416925">
                <text:p>0.00129047385416925</text:p>
              </table:table-cell>
              <table:table-cell office:value-type="float" office:value="0.535306632518768">
                <text:p>0.535306632518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63427606225014">
                <text:p>0.163427606225014</text:p>
              </table:table-cell>
              <table:table-cell office:value-type="float" office:value="0.00107577058952302">
                <text:p>0.00107577058952302</text:p>
              </table:table-cell>
              <table:table-cell office:value-type="float" office:value="0.536087453365326">
                <text:p>0.536087453365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6053706407547">
                <text:p>0.16053706407547</text:p>
              </table:table-cell>
              <table:table-cell office:value-type="float" office:value="0.00104059767909348">
                <text:p>0.00104059767909348</text:p>
              </table:table-cell>
              <table:table-cell office:value-type="float" office:value="0.515153408050537">
                <text:p>0.5151534080505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61911204457283">
                <text:p>0.161911204457283</text:p>
              </table:table-cell>
              <table:table-cell office:value-type="float" office:value="0.00107061432208866">
                <text:p>0.00107061432208866</text:p>
              </table:table-cell>
              <table:table-cell office:value-type="float" office:value="0.507961750030518">
                <text:p>0.507961750030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59542888402939">
                <text:p>0.159542888402939</text:p>
              </table:table-cell>
              <table:table-cell office:value-type="float" office:value="0.000977161224000156">
                <text:p>0.000977161224000156</text:p>
              </table:table-cell>
              <table:table-cell office:value-type="float" office:value="0.4915811419487">
                <text:p>0.49158114194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60227805376053">
                <text:p>0.160227805376053</text:p>
              </table:table-cell>
              <table:table-cell office:value-type="float" office:value="0.000988787622191012">
                <text:p>0.000988787622191012</text:p>
              </table:table-cell>
              <table:table-cell office:value-type="float" office:value="0.482308089733124">
                <text:p>0.482308089733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58752471208572">
                <text:p>0.158752471208572</text:p>
              </table:table-cell>
              <table:table-cell office:value-type="float" office:value="0.00092977867461741">
                <text:p>0.00092977867461741</text:p>
              </table:table-cell>
              <table:table-cell office:value-type="float" office:value="0.467738598585129">
                <text:p>0.4677385985851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59134909510613">
                <text:p>0.159134909510613</text:p>
              </table:table-cell>
              <table:table-cell office:value-type="float" office:value="0.000949948909692466">
                <text:p>0.000949948909692466</text:p>
              </table:table-cell>
              <table:table-cell office:value-type="float" office:value="0.456582367420197">
                <text:p>0.456582367420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58736705780029">
                <text:p>0.158736705780029</text:p>
              </table:table-cell>
              <table:table-cell office:value-type="float" office:value="0.000941745995078236">
                <text:p>0.000941745995078236</text:p>
              </table:table-cell>
              <table:table-cell office:value-type="float" office:value="0.443550378084183">
                <text:p>0.4435503780841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58552095293999">
                <text:p>0.158552095293999</text:p>
              </table:table-cell>
              <table:table-cell office:value-type="float" office:value="0.000961350393481553">
                <text:p>0.000961350393481553</text:p>
              </table:table-cell>
              <table:table-cell office:value-type="float" office:value="0.430481016635895">
                <text:p>0.4304810166358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58395752310753">
                <text:p>0.158395752310753</text:p>
              </table:table-cell>
              <table:table-cell office:value-type="float" office:value="0.000982918892987073">
                <text:p>0.000982918892987073</text:p>
              </table:table-cell>
              <table:table-cell office:value-type="float" office:value="0.417775839567184">
                <text:p>0.4177758395671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58200234174728">
                <text:p>0.158200234174728</text:p>
              </table:table-cell>
              <table:table-cell office:value-type="float" office:value="0.00101197196636349">
                <text:p>0.00101197196636349</text:p>
              </table:table-cell>
              <table:table-cell office:value-type="float" office:value="0.40491658449173">
                <text:p>0.404916584491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57969996333122">
                <text:p>0.157969996333122</text:p>
              </table:table-cell>
              <table:table-cell office:value-type="float" office:value="0.00105029763653874">
                <text:p>0.00105029763653874</text:p>
              </table:table-cell>
              <table:table-cell office:value-type="float" office:value="0.392032086849213">
                <text:p>0.3920320868492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57736644148827">
                <text:p>0.157736644148827</text:p>
              </table:table-cell>
              <table:table-cell office:value-type="float" office:value="0.00109927938319743">
                <text:p>0.00109927938319743</text:p>
              </table:table-cell>
              <table:table-cell office:value-type="float" office:value="0.379214584827423">
                <text:p>0.3792145848274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57483488321304">
                <text:p>0.157483488321304</text:p>
              </table:table-cell>
              <table:table-cell office:value-type="float" office:value="0.00116297916974872">
                <text:p>0.00116297916974872</text:p>
              </table:table-cell>
              <table:table-cell office:value-type="float" office:value="0.366341561079025">
                <text:p>0.366341561079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57114654779434">
                <text:p>0.157114654779434</text:p>
              </table:table-cell>
              <table:table-cell office:value-type="float" office:value="0.00123479543253779">
                <text:p>0.00123479543253779</text:p>
              </table:table-cell>
              <table:table-cell office:value-type="float" office:value="0.354070752859116">
                <text:p>0.354070752859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57980471849442">
                <text:p>0.157980471849442</text:p>
              </table:table-cell>
              <table:table-cell office:value-type="float" office:value="0.00153897318523377">
                <text:p>0.00153897318523377</text:p>
              </table:table-cell>
              <table:table-cell office:value-type="float" office:value="0.341459184885025">
                <text:p>0.3414591848850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5780121088028">
                <text:p>0.15780121088028</text:p>
              </table:table-cell>
              <table:table-cell office:value-type="float" office:value="0.00170783023349941">
                <text:p>0.00170783023349941</text:p>
              </table:table-cell>
              <table:table-cell office:value-type="float" office:value="0.330053329467773">
                <text:p>0.3300533294677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72333061695099">
                <text:p>0.172333061695099</text:p>
              </table:table-cell>
              <table:table-cell office:value-type="float" office:value="0.00179444719105959">
                <text:p>0.00179444719105959</text:p>
              </table:table-cell>
              <table:table-cell office:value-type="float" office:value="0.330741792917252">
                <text:p>0.330741792917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69924512505531">
                <text:p>0.169924512505531</text:p>
              </table:table-cell>
              <table:table-cell office:value-type="float" office:value="0.00172235688660294">
                <text:p>0.00172235688660294</text:p>
              </table:table-cell>
              <table:table-cell office:value-type="float" office:value="0.318864554166794">
                <text:p>0.3188645541667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69680252671242">
                <text:p>0.169680252671242</text:p>
              </table:table-cell>
              <table:table-cell office:value-type="float" office:value="0.00188971275929362">
                <text:p>0.00188971275929362</text:p>
              </table:table-cell>
              <table:table-cell office:value-type="float" office:value="0.308763027191162">
                <text:p>0.3087630271911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70333564281464">
                <text:p>0.170333564281464</text:p>
              </table:table-cell>
              <table:table-cell office:value-type="float" office:value="0.00295563531108201">
                <text:p>0.00295563531108201</text:p>
              </table:table-cell>
              <table:table-cell office:value-type="float" office:value="0.300206989049911">
                <text:p>0.300206989049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73222050070763">
                <text:p>0.173222050070763</text:p>
              </table:table-cell>
              <table:table-cell office:value-type="float" office:value="0.00478707766160369">
                <text:p>0.00478707766160369</text:p>
              </table:table-cell>
              <table:table-cell office:value-type="float" office:value="0.290531396865845">
                <text:p>0.290531396865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75338491797447">
                <text:p>0.175338491797447</text:p>
              </table:table-cell>
              <table:table-cell office:value-type="float" office:value="0.00600643875077367">
                <text:p>0.00600643875077367</text:p>
              </table:table-cell>
              <table:table-cell office:value-type="float" office:value="0.280677944421768">
                <text:p>0.2806779444217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77359521389008">
                <text:p>0.177359521389008</text:p>
              </table:table-cell>
              <table:table-cell office:value-type="float" office:value="0.00654684379696846">
                <text:p>0.00654684379696846</text:p>
              </table:table-cell>
              <table:table-cell office:value-type="float" office:value="0.272945672273636">
                <text:p>0.2729456722736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76558971405029">
                <text:p>0.176558971405029</text:p>
              </table:table-cell>
              <table:table-cell office:value-type="float" office:value="-0.00519531825557351">
                <text:p>-0.00519531825557351</text:p>
              </table:table-cell>
              <table:table-cell office:value-type="float" office:value="0.273321986198425">
                <text:p>0.2733219861984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75472274422646">
                <text:p>0.175472274422646</text:p>
              </table:table-cell>
              <table:table-cell office:value-type="float" office:value="-0.0182476304471493">
                <text:p>-0.0182476304471493</text:p>
              </table:table-cell>
              <table:table-cell office:value-type="float" office:value="0.2737757563591">
                <text:p>0.2737757563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75507694482803">
                <text:p>0.175507694482803</text:p>
              </table:table-cell>
              <table:table-cell office:value-type="float" office:value="-0.0311868954449892">
                <text:p>-0.0311868954449892</text:p>
              </table:table-cell>
              <table:table-cell office:value-type="float" office:value="0.274228870868683">
                <text:p>0.2742288708686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84458747506142">
                <text:p>0.184458747506142</text:p>
              </table:table-cell>
              <table:table-cell office:value-type="float" office:value="-0.0310903936624527">
                <text:p>-0.0310903936624527</text:p>
              </table:table-cell>
              <table:table-cell office:value-type="float" office:value="0.274369329214096">
                <text:p>0.2743693292140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96088343858719">
                <text:p>0.196088343858719</text:p>
              </table:table-cell>
              <table:table-cell office:value-type="float" office:value="-0.0313612706959248">
                <text:p>-0.0313612706959248</text:p>
              </table:table-cell>
              <table:table-cell office:value-type="float" office:value="0.269117146730423">
                <text:p>0.2691171467304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96521669626236">
                <text:p>0.196521669626236</text:p>
              </table:table-cell>
              <table:table-cell office:value-type="float" office:value="-0.0295543074607849">
                <text:p>-0.0295543074607849</text:p>
              </table:table-cell>
              <table:table-cell office:value-type="float" office:value="0.258379906415939">
                <text:p>0.2583799064159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98131173849106">
                <text:p>0.198131173849106</text:p>
              </table:table-cell>
              <table:table-cell office:value-type="float" office:value="-0.0289345346391201">
                <text:p>-0.0289345346391201</text:p>
              </table:table-cell>
              <table:table-cell office:value-type="float" office:value="0.246811211109161">
                <text:p>0.2468112111091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99686825275421">
                <text:p>0.199686825275421</text:p>
              </table:table-cell>
              <table:table-cell office:value-type="float" office:value="-0.0281756594777107">
                <text:p>-0.0281756594777107</text:p>
              </table:table-cell>
              <table:table-cell office:value-type="float" office:value="0.2344039529562">
                <text:p>0.23440395295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0109024643898">
                <text:p>0.20109024643898</text:p>
              </table:table-cell>
              <table:table-cell office:value-type="float" office:value="-0.0282391216605902">
                <text:p>-0.0282391216605902</text:p>
              </table:table-cell>
              <table:table-cell office:value-type="float" office:value="0.222019910812378">
                <text:p>0.2220199108123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01811715960503">
                <text:p>0.201811715960503</text:p>
              </table:table-cell>
              <table:table-cell office:value-type="float" office:value="-0.0284537058323622">
                <text:p>-0.0284537058323622</text:p>
              </table:table-cell>
              <table:table-cell office:value-type="float" office:value="0.209162145853043">
                <text:p>0.2091621458530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02861174941063">
                <text:p>0.202861174941063</text:p>
              </table:table-cell>
              <table:table-cell office:value-type="float" office:value="-0.0441909320652485">
                <text:p>-0.0441909320652485</text:p>
              </table:table-cell>
              <table:table-cell office:value-type="float" office:value="0.212393760681152">
                <text:p>0.2123937606811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02747792005539">
                <text:p>0.202747792005539</text:p>
              </table:table-cell>
              <table:table-cell office:value-type="float" office:value="-0.0425718910992145">
                <text:p>-0.0425718910992145</text:p>
              </table:table-cell>
              <table:table-cell office:value-type="float" office:value="0.197039216756821">
                <text:p>0.1970392167568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98974519968033">
                <text:p>0.198974519968033</text:p>
              </table:table-cell>
              <table:table-cell office:value-type="float" office:value="-0.0416786447167396">
                <text:p>-0.0416786447167396</text:p>
              </table:table-cell>
              <table:table-cell office:value-type="float" office:value="0.181479439139366">
                <text:p>0.1814794391393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97961285710335">
                <text:p>0.197961285710335</text:p>
              </table:table-cell>
              <table:table-cell office:value-type="float" office:value="-0.0424668379127979">
                <text:p>-0.0424668379127979</text:p>
              </table:table-cell>
              <table:table-cell office:value-type="float" office:value="0.169292286038399">
                <text:p>0.1692922860383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96996480226517">
                <text:p>0.196996480226517</text:p>
              </table:table-cell>
              <table:table-cell office:value-type="float" office:value="-0.0429147966206074">
                <text:p>-0.0429147966206074</text:p>
              </table:table-cell>
              <table:table-cell office:value-type="float" office:value="0.154599785804749">
                <text:p>0.1545997858047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12751165032387">
                <text:p>0.212751165032387</text:p>
              </table:table-cell>
              <table:table-cell office:value-type="float" office:value="-0.0445439741015434">
                <text:p>-0.0445439741015434</text:p>
              </table:table-cell>
              <table:table-cell office:value-type="float" office:value="0.145400270819664">
                <text:p>0.1454002708196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24352478981018">
                <text:p>0.224352478981018</text:p>
              </table:table-cell>
              <table:table-cell office:value-type="float" office:value="-0.0460705831646919">
                <text:p>-0.0460705831646919</text:p>
              </table:table-cell>
              <table:table-cell office:value-type="float" office:value="0.148900032043457">
                <text:p>0.1489000320434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2479248046875">
                <text:p>0.22479248046875</text:p>
              </table:table-cell>
              <table:table-cell office:value-type="float" office:value="-0.0455063432455063">
                <text:p>-0.0455063432455063</text:p>
              </table:table-cell>
              <table:table-cell office:value-type="float" office:value="0.144414931535721">
                <text:p>0.1444149315357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24372535943985">
                <text:p>0.224372535943985</text:p>
              </table:table-cell>
              <table:table-cell office:value-type="float" office:value="-0.0455297455191612">
                <text:p>-0.0455297455191612</text:p>
              </table:table-cell>
              <table:table-cell office:value-type="float" office:value="0.126580610871315">
                <text:p>0.1265806108713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23540797829628">
                <text:p>0.223540797829628</text:p>
              </table:table-cell>
              <table:table-cell office:value-type="float" office:value="-0.0458534099161625">
                <text:p>-0.0458534099161625</text:p>
              </table:table-cell>
              <table:table-cell office:value-type="float" office:value="0.112005025148392">
                <text:p>0.1120050251483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22951352596283">
                <text:p>0.222951352596283</text:p>
              </table:table-cell>
              <table:table-cell office:value-type="float" office:value="-0.0463440977036953">
                <text:p>-0.0463440977036953</text:p>
              </table:table-cell>
              <table:table-cell office:value-type="float" office:value="0.103568337857723">
                <text:p>0.1035683378577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22794011235237">
                <text:p>0.222794011235237</text:p>
              </table:table-cell>
              <table:table-cell office:value-type="float" office:value="-0.0465316325426102">
                <text:p>-0.0465316325426102</text:p>
              </table:table-cell>
              <table:table-cell office:value-type="float" office:value="0.0907257869839668">
                <text:p>0.09072578698396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22656682133675">
                <text:p>0.222656682133675</text:p>
              </table:table-cell>
              <table:table-cell office:value-type="float" office:value="-0.0467427000403404">
                <text:p>-0.0467427000403404</text:p>
              </table:table-cell>
              <table:table-cell office:value-type="float" office:value="0.0756514072418213">
                <text:p>0.07565140724182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224061191082">
                <text:p>0.2224061191082</text:p>
              </table:table-cell>
              <table:table-cell office:value-type="float" office:value="-0.0470073819160461">
                <text:p>-0.0470073819160461</text:p>
              </table:table-cell>
              <table:table-cell office:value-type="float" office:value="0.0627139955759048">
                <text:p>0.06271399557590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22298189997673">
                <text:p>0.222298189997673</text:p>
              </table:table-cell>
              <table:table-cell office:value-type="float" office:value="-0.047159131616354">
                <text:p>-0.047159131616354</text:p>
              </table:table-cell>
              <table:table-cell office:value-type="float" office:value="0.051204688847065">
                <text:p>0.0512046888470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22340434789658">
                <text:p>0.222340434789658</text:p>
              </table:table-cell>
              <table:table-cell office:value-type="float" office:value="-0.0472679510712624">
                <text:p>-0.0472679510712624</text:p>
              </table:table-cell>
              <table:table-cell office:value-type="float" office:value="0.0374338552355766">
                <text:p>0.03743385523557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37288892269134">
                <text:p>0.237288892269134</text:p>
              </table:table-cell>
              <table:table-cell office:value-type="float" office:value="-0.0469888374209404">
                <text:p>-0.0469888374209404</text:p>
              </table:table-cell>
              <table:table-cell office:value-type="float" office:value="0.0298500750213861">
                <text:p>0.02985007502138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51356840133667">
                <text:p>0.251356840133667</text:p>
              </table:table-cell>
              <table:table-cell office:value-type="float" office:value="-0.0470738336443901">
                <text:p>-0.0470738336443901</text:p>
              </table:table-cell>
              <table:table-cell office:value-type="float" office:value="0.0334851779043674">
                <text:p>0.03348517790436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48831674456596">
                <text:p>0.248831674456596</text:p>
              </table:table-cell>
              <table:table-cell office:value-type="float" office:value="-0.0614615343511105">
                <text:p>-0.0614615343511105</text:p>
              </table:table-cell>
              <table:table-cell office:value-type="float" office:value="0.0397125035524368">
                <text:p>0.03971250355243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63965308666229">
                <text:p>0.263965308666229</text:p>
              </table:table-cell>
              <table:table-cell office:value-type="float" office:value="-0.0588928610086441">
                <text:p>-0.0588928610086441</text:p>
              </table:table-cell>
              <table:table-cell office:value-type="float" office:value="0.0425879657268524">
                <text:p>0.04258796572685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76693731546402">
                <text:p>0.276693731546402</text:p>
              </table:table-cell>
              <table:table-cell office:value-type="float" office:value="-0.0590722560882568">
                <text:p>-0.0590722560882568</text:p>
              </table:table-cell>
              <table:table-cell office:value-type="float" office:value="0.0476503483951092">
                <text:p>0.04765034839510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89917796850205">
                <text:p>0.289917796850205</text:p>
              </table:table-cell>
              <table:table-cell office:value-type="float" office:value="-0.059833999723196">
                <text:p>-0.059833999723196</text:p>
              </table:table-cell>
              <table:table-cell office:value-type="float" office:value="0.04964454844594">
                <text:p>0.049644548445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86554992198944">
                <text:p>0.286554992198944</text:p>
              </table:table-cell>
              <table:table-cell office:value-type="float" office:value="-0.0596164837479591">
                <text:p>-0.0596164837479591</text:p>
              </table:table-cell>
              <table:table-cell office:value-type="float" office:value="0.047502625733614">
                <text:p>0.0475026257336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86008954048157">
                <text:p>0.286008954048157</text:p>
              </table:table-cell>
              <table:table-cell office:value-type="float" office:value="-0.0596530474722385">
                <text:p>-0.0596530474722385</text:p>
              </table:table-cell>
              <table:table-cell office:value-type="float" office:value="0.0604365281760693">
                <text:p>0.06043652817606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85768419504166">
                <text:p>0.285768419504166</text:p>
              </table:table-cell>
              <table:table-cell office:value-type="float" office:value="-0.0595085248351097">
                <text:p>-0.0595085248351097</text:p>
              </table:table-cell>
              <table:table-cell office:value-type="float" office:value="0.0728473663330078">
                <text:p>0.07284736633300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85580337047577">
                <text:p>0.285580337047577</text:p>
              </table:table-cell>
              <table:table-cell office:value-type="float" office:value="-0.0593669079244137">
                <text:p>-0.0593669079244137</text:p>
              </table:table-cell>
              <table:table-cell office:value-type="float" office:value="0.0853879898786545">
                <text:p>0.08538798987865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85504519939423">
                <text:p>0.285504519939423</text:p>
              </table:table-cell>
              <table:table-cell office:value-type="float" office:value="-0.0592544637620449">
                <text:p>-0.0592544637620449</text:p>
              </table:table-cell>
              <table:table-cell office:value-type="float" office:value="0.0979887396097183">
                <text:p>0.09798873960971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85587817430496">
                <text:p>0.285587817430496</text:p>
              </table:table-cell>
              <table:table-cell office:value-type="float" office:value="-0.0591026581823826">
                <text:p>-0.0591026581823826</text:p>
              </table:table-cell>
              <table:table-cell office:value-type="float" office:value="0.110465496778488">
                <text:p>0.1104654967784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85810559988022">
                <text:p>0.285810559988022</text:p>
              </table:table-cell>
              <table:table-cell office:value-type="float" office:value="-0.0589568018913269">
                <text:p>-0.0589568018913269</text:p>
              </table:table-cell>
              <table:table-cell office:value-type="float" office:value="0.123053021728993">
                <text:p>0.1230530217289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86175400018692">
                <text:p>0.286175400018692</text:p>
              </table:table-cell>
              <table:table-cell office:value-type="float" office:value="-0.0587854012846947">
                <text:p>-0.0587854012846947</text:p>
              </table:table-cell>
              <table:table-cell office:value-type="float" office:value="0.135578438639641">
                <text:p>0.1355784386396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86652833223343">
                <text:p>0.286652833223343</text:p>
              </table:table-cell>
              <table:table-cell office:value-type="float" office:value="-0.0585893541574478">
                <text:p>-0.0585893541574478</text:p>
              </table:table-cell>
              <table:table-cell office:value-type="float" office:value="0.148002296686173">
                <text:p>0.1480022966861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87218868732452">
                <text:p>0.287218868732452</text:p>
              </table:table-cell>
              <table:table-cell office:value-type="float" office:value="-0.0583939775824547">
                <text:p>-0.0583939775824547</text:p>
              </table:table-cell>
              <table:table-cell office:value-type="float" office:value="0.160273194313049">
                <text:p>0.1602731943130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87894010543823">
                <text:p>0.287894010543823</text:p>
              </table:table-cell>
              <table:table-cell office:value-type="float" office:value="-0.0581245124340057">
                <text:p>-0.0581245124340057</text:p>
              </table:table-cell>
              <table:table-cell office:value-type="float" office:value="0.172719985246658">
                <text:p>0.1727199852466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88634210824966">
                <text:p>0.288634210824966</text:p>
              </table:table-cell>
              <table:table-cell office:value-type="float" office:value="-0.0578729398548603">
                <text:p>-0.0578729398548603</text:p>
              </table:table-cell>
              <table:table-cell office:value-type="float" office:value="0.185215473175049">
                <text:p>0.1852154731750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89127022027969">
                <text:p>0.289127022027969</text:p>
              </table:table-cell>
              <table:table-cell office:value-type="float" office:value="-0.0575866065919399">
                <text:p>-0.0575866065919399</text:p>
              </table:table-cell>
              <table:table-cell office:value-type="float" office:value="0.197754830121994">
                <text:p>0.1977548301219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89379179477692">
                <text:p>0.289379179477692</text:p>
              </table:table-cell>
              <table:table-cell office:value-type="float" office:value="-0.0572752133011818">
                <text:p>-0.0572752133011818</text:p>
              </table:table-cell>
              <table:table-cell office:value-type="float" office:value="0.21044348180294">
                <text:p>0.210443481802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303325265645981">
                <text:p>0.303325265645981</text:p>
              </table:table-cell>
              <table:table-cell office:value-type="float" office:value="-0.0570776015520096">
                <text:p>-0.0570776015520096</text:p>
              </table:table-cell>
              <table:table-cell office:value-type="float" office:value="0.224083825945854">
                <text:p>0.2240838259458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314938724040985">
                <text:p>0.314938724040985</text:p>
              </table:table-cell>
              <table:table-cell office:value-type="float" office:value="-0.0575250536203384">
                <text:p>-0.0575250536203384</text:p>
              </table:table-cell>
              <table:table-cell office:value-type="float" office:value="0.223719239234924">
                <text:p>0.2237192392349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32708016037941">
                <text:p>0.32708016037941</text:p>
              </table:table-cell>
              <table:table-cell office:value-type="float" office:value="-0.0577300116419792">
                <text:p>-0.0577300116419792</text:p>
              </table:table-cell>
              <table:table-cell office:value-type="float" office:value="0.225474998354912">
                <text:p>0.2254749983549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338424474000931">
                <text:p>0.338424474000931</text:p>
              </table:table-cell>
              <table:table-cell office:value-type="float" office:value="-0.0578720606863499">
                <text:p>-0.0578720606863499</text:p>
              </table:table-cell>
              <table:table-cell office:value-type="float" office:value="0.224117159843445">
                <text:p>0.2241171598434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350424259901047">
                <text:p>0.350424259901047</text:p>
              </table:table-cell>
              <table:table-cell office:value-type="float" office:value="-0.0579311735928059">
                <text:p>-0.0579311735928059</text:p>
              </table:table-cell>
              <table:table-cell office:value-type="float" office:value="0.225316092371941">
                <text:p>0.2253160923719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361981928348541">
                <text:p>0.361981928348541</text:p>
              </table:table-cell>
              <table:table-cell office:value-type="float" office:value="-0.0580272227525711">
                <text:p>-0.0580272227525711</text:p>
              </table:table-cell>
              <table:table-cell office:value-type="float" office:value="0.224457874894142">
                <text:p>0.2244578748941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374159842729568">
                <text:p>0.374159842729568</text:p>
              </table:table-cell>
              <table:table-cell office:value-type="float" office:value="-0.0581250675022602">
                <text:p>-0.0581250675022602</text:p>
              </table:table-cell>
              <table:table-cell office:value-type="float" office:value="0.224849700927734">
                <text:p>0.2248497009277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386395752429962">
                <text:p>0.386395752429962</text:p>
              </table:table-cell>
              <table:table-cell office:value-type="float" office:value="-0.0582678280770779">
                <text:p>-0.0582678280770779</text:p>
              </table:table-cell>
              <table:table-cell office:value-type="float" office:value="0.224755227565765">
                <text:p>0.2247552275657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39877724647522">
                <text:p>0.39877724647522</text:p>
              </table:table-cell>
              <table:table-cell office:value-type="float" office:value="-0.0584661960601807">
                <text:p>-0.0584661960601807</text:p>
              </table:table-cell>
              <table:table-cell office:value-type="float" office:value="0.224710240960121">
                <text:p>0.2247102409601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394920229911804">
                <text:p>0.394920229911804</text:p>
              </table:table-cell>
              <table:table-cell office:value-type="float" office:value="-0.0453317612409592">
                <text:p>-0.0453317612409592</text:p>
              </table:table-cell>
              <table:table-cell office:value-type="float" office:value="0.225663527846336">
                <text:p>0.2256635278463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39528700709343">
                <text:p>0.39528700709343</text:p>
              </table:table-cell>
              <table:table-cell office:value-type="float" office:value="-0.0332205183804035">
                <text:p>-0.0332205183804035</text:p>
              </table:table-cell>
              <table:table-cell office:value-type="float" office:value="0.225738108158112">
                <text:p>0.2257381081581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395008474588394">
                <text:p>0.395008474588394</text:p>
              </table:table-cell>
              <table:table-cell office:value-type="float" office:value="-0.0210555773228407">
                <text:p>-0.0210555773228407</text:p>
              </table:table-cell>
              <table:table-cell office:value-type="float" office:value="0.225820079445839">
                <text:p>0.2258200794458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394931584596634">
                <text:p>0.394931584596634</text:p>
              </table:table-cell>
              <table:table-cell office:value-type="float" office:value="-0.00871846545487642">
                <text:p>-0.00871846545487642</text:p>
              </table:table-cell>
              <table:table-cell office:value-type="float" office:value="0.225900396704674">
                <text:p>0.2259003967046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94698202610016">
                <text:p>0.394698202610016</text:p>
              </table:table-cell>
              <table:table-cell office:value-type="float" office:value="0.00376268057152629">
                <text:p>0.00376268057152629</text:p>
              </table:table-cell>
              <table:table-cell office:value-type="float" office:value="0.22597661614418">
                <text:p>0.225976616144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394514203071594">
                <text:p>0.394514203071594</text:p>
              </table:table-cell>
              <table:table-cell office:value-type="float" office:value="0.0162141751497984">
                <text:p>0.0162141751497984</text:p>
              </table:table-cell>
              <table:table-cell office:value-type="float" office:value="0.226051583886146">
                <text:p>0.2260515838861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94320040941238">
                <text:p>0.394320040941238</text:p>
              </table:table-cell>
              <table:table-cell office:value-type="float" office:value="0.028671134263277">
                <text:p>0.028671134263277</text:p>
              </table:table-cell>
              <table:table-cell office:value-type="float" office:value="0.226124435663223">
                <text:p>0.2261244356632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94131869077682">
                <text:p>0.394131869077682</text:p>
              </table:table-cell>
              <table:table-cell office:value-type="float" office:value="0.0411201529204845">
                <text:p>0.0411201529204845</text:p>
              </table:table-cell>
              <table:table-cell office:value-type="float" office:value="0.226195350289345">
                <text:p>0.2261953502893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9394149184227">
                <text:p>0.39394149184227</text:p>
              </table:table-cell>
              <table:table-cell office:value-type="float" office:value="0.0535815805196762">
                <text:p>0.0535815805196762</text:p>
              </table:table-cell>
              <table:table-cell office:value-type="float" office:value="0.226264491677284">
                <text:p>0.2262644916772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93759936094284">
                <text:p>0.393759936094284</text:p>
              </table:table-cell>
              <table:table-cell office:value-type="float" office:value="0.0660408362746239">
                <text:p>0.0660408362746239</text:p>
              </table:table-cell>
              <table:table-cell office:value-type="float" office:value="0.226332053542137">
                <text:p>0.2263320535421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9358577132225">
                <text:p>0.39358577132225</text:p>
              </table:table-cell>
              <table:table-cell office:value-type="float" office:value="0.0784944072365761">
                <text:p>0.0784944072365761</text:p>
              </table:table-cell>
              <table:table-cell office:value-type="float" office:value="0.226397931575775">
                <text:p>0.2263979315757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393412560224533">
                <text:p>0.393412560224533</text:p>
              </table:table-cell>
              <table:table-cell office:value-type="float" office:value="0.0909422636032105">
                <text:p>0.0909422636032105</text:p>
              </table:table-cell>
              <table:table-cell office:value-type="float" office:value="0.226452603936195">
                <text:p>0.2264526039361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93305748701096">
                <text:p>0.393305748701096</text:p>
              </table:table-cell>
              <table:table-cell office:value-type="float" office:value="0.103442139923573">
                <text:p>0.103442139923573</text:p>
              </table:table-cell>
              <table:table-cell office:value-type="float" office:value="0.226518273353577">
                <text:p>0.2265182733535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93390357494354">
                <text:p>0.393390357494354</text:p>
              </table:table-cell>
              <table:table-cell office:value-type="float" office:value="0.115527272224426">
                <text:p>0.115527272224426</text:p>
              </table:table-cell>
              <table:table-cell office:value-type="float" office:value="0.226621419191361">
                <text:p>0.2266214191913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93041104078293">
                <text:p>0.393041104078293</text:p>
              </table:table-cell>
              <table:table-cell office:value-type="float" office:value="0.127356186509132">
                <text:p>0.127356186509132</text:p>
              </table:table-cell>
              <table:table-cell office:value-type="float" office:value="0.2266626060009">
                <text:p>0.22666260600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92774194478989">
                <text:p>0.392774194478989</text:p>
              </table:table-cell>
              <table:table-cell office:value-type="float" office:value="0.139159888029099">
                <text:p>0.139159888029099</text:p>
              </table:table-cell>
              <table:table-cell office:value-type="float" office:value="0.225986495614052">
                <text:p>0.2259864956140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9274999499321">
                <text:p>0.39274999499321</text:p>
              </table:table-cell>
              <table:table-cell office:value-type="float" office:value="0.151739925146103">
                <text:p>0.151739925146103</text:p>
              </table:table-cell>
              <table:table-cell office:value-type="float" office:value="0.225083723664284">
                <text:p>0.22508372366428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153cm" svg:y="0.38cm" svg:width="11.396cm" svg:height="8.241cm"/>
          <chart:axis chart:dimension="x" chart:name="primary-x" chart:style-name="ch4" chartooo:axis-type="auto">
            <chart:categories table:cell-range-address="local-table.$A$2:.$A$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0" chart:label-cell-address="local-table.$C$1" chart:class="chart:scatter">
            <chart:domain table:cell-range-address="local-table.$B$2:.$B$100"/>
            <chart:data-point chart:repeated="99"/>
          </chart:series>
          <chart:series chart:style-name="ch7" chart:values-cell-range-address="local-table.$D$2:.$D$100" chart:label-cell-address="local-table.$D$1" chart:class="chart:scatter">
            <chart:data-point chart:repeated="99"/>
          </chart:series>
          <chart:series chart:style-name="ch8" chart:values-cell-range-address="local-table.$E$2:.$E$100" chart:label-cell-address="local-table.$E$1" chart:class="chart:scatte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45407853886027">
                <text:p>0.145407853886027</text:p>
              </table:table-cell>
              <table:table-cell office:value-type="float" office:value="-0.00000646311082672456">
                <text:p>-0.00000646311082672456</text:p>
              </table:table-cell>
              <table:table-cell office:value-type="float" office:value="0.549818107074232">
                <text:p>0.5498181070742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53551347809434">
                <text:p>0.153551347809434</text:p>
              </table:table-cell>
              <table:table-cell office:value-type="float" office:value="-0.0000123315211921963">
                <text:p>-0.0000123315211921963</text:p>
              </table:table-cell>
              <table:table-cell office:value-type="float" office:value="0.549688090922845">
                <text:p>0.5496880909228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54128588304799">
                <text:p>0.154128588304799</text:p>
              </table:table-cell>
              <table:table-cell office:value-type="float" office:value="-0.0000196634344938076">
                <text:p>-0.0000196634344938076</text:p>
              </table:table-cell>
              <table:table-cell office:value-type="float" office:value="0.542338492944511">
                <text:p>0.5423384929445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53979789967037">
                <text:p>0.153979789967037</text:p>
              </table:table-cell>
              <table:table-cell office:value-type="float" office:value="-0.0000262982494095542">
                <text:p>-0.0000262982494095542</text:p>
              </table:table-cell>
              <table:table-cell office:value-type="float" office:value="0.534250358568816">
                <text:p>0.5342503585688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5390085114366">
                <text:p>0.15390085114366</text:p>
              </table:table-cell>
              <table:table-cell office:value-type="float" office:value="-0.0000340314142094249">
                <text:p>-0.0000340314142094249</text:p>
              </table:table-cell>
              <table:table-cell office:value-type="float" office:value="0.526245400077931">
                <text:p>0.526245400077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53806235105837">
                <text:p>0.153806235105837</text:p>
              </table:table-cell>
              <table:table-cell office:value-type="float" office:value="-0.0000425729363910549">
                <text:p>-0.0000425729363910549</text:p>
              </table:table-cell>
              <table:table-cell office:value-type="float" office:value="0.5182311755148">
                <text:p>0.5182311755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53704879048826">
                <text:p>0.153704879048826</text:p>
              </table:table-cell>
              <table:table-cell office:value-type="float" office:value="-0.0000520001893098578">
                <text:p>-0.0000520001893098578</text:p>
              </table:table-cell>
              <table:table-cell office:value-type="float" office:value="0.51021871364673">
                <text:p>0.510218713646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53595705104133">
                <text:p>0.153595705104133</text:p>
              </table:table-cell>
              <table:table-cell office:value-type="float" office:value="-0.0000623355862345098">
                <text:p>-0.0000623355862345098</text:p>
              </table:table-cell>
              <table:table-cell office:value-type="float" office:value="0.502207551596263">
                <text:p>0.502207551596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53479650768402">
                <text:p>0.153479650768402</text:p>
              </table:table-cell>
              <table:table-cell office:value-type="float" office:value="-0.0000735772119066321">
                <text:p>-0.0000735772119066321</text:p>
              </table:table-cell>
              <table:table-cell office:value-type="float" office:value="0.494198505639301">
                <text:p>0.4941985056393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53359029872037">
                <text:p>0.153359029872037</text:p>
              </table:table-cell>
              <table:table-cell office:value-type="float" office:value="-0.0000856678937511549">
                <text:p>-0.0000856678937511549</text:p>
              </table:table-cell>
              <table:table-cell office:value-type="float" office:value="0.48619214755456">
                <text:p>0.48619214755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5323398827361">
                <text:p>0.15323398827361</text:p>
              </table:table-cell>
              <table:table-cell office:value-type="float" office:value="-0.0000986367233947311">
                <text:p>-0.0000986367233947311</text:p>
              </table:table-cell>
              <table:table-cell office:value-type="float" office:value="0.478189073790445">
                <text:p>0.478189073790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53104422658235">
                <text:p>0.153104422658235</text:p>
              </table:table-cell>
              <table:table-cell office:value-type="float" office:value="-0.000112526990754005">
                <text:p>-0.000112526990754005</text:p>
              </table:table-cell>
              <table:table-cell office:value-type="float" office:value="0.470189903103745">
                <text:p>0.4701899031037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529702558735">
                <text:p>0.1529702558735</text:p>
              </table:table-cell>
              <table:table-cell office:value-type="float" office:value="-0.000127385287517296">
                <text:p>-0.000127385287517296</text:p>
              </table:table-cell>
              <table:table-cell office:value-type="float" office:value="0.462195282572251">
                <text:p>0.4621952825722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52831408010189">
                <text:p>0.152831408010189</text:p>
              </table:table-cell>
              <table:table-cell office:value-type="float" office:value="-0.000143263078291989">
                <text:p>-0.000143263078291989</text:p>
              </table:table-cell>
              <table:table-cell office:value-type="float" office:value="0.454205892026899">
                <text:p>0.4542058920268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52687801894702">
                <text:p>0.152687801894702</text:p>
              </table:table-cell>
              <table:table-cell office:value-type="float" office:value="-0.000160216883731224">
                <text:p>-0.000160216883731224</text:p>
              </table:table-cell>
              <table:table-cell office:value-type="float" office:value="0.446222449460687">
                <text:p>0.4462224494606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52539364752431">
                <text:p>0.152539364752431</text:p>
              </table:table-cell>
              <table:table-cell office:value-type="float" office:value="-0.0001783087216883">
                <text:p>-0.0001783087216883</text:p>
              </table:table-cell>
              <table:table-cell office:value-type="float" office:value="0.438245715847652">
                <text:p>0.4382457158476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52386031028907">
                <text:p>0.152386031028907</text:p>
              </table:table-cell>
              <table:table-cell office:value-type="float" office:value="-0.00019760653852858">
                <text:p>-0.00019760653852858</text:p>
              </table:table-cell>
              <table:table-cell office:value-type="float" office:value="0.4302765009221">
                <text:p>0.43027650092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52227745527511">
                <text:p>0.152227745527511</text:p>
              </table:table-cell>
              <table:table-cell office:value-type="float" office:value="-0.000218184729311584">
                <text:p>-0.000218184729311584</text:p>
              </table:table-cell>
              <table:table-cell office:value-type="float" office:value="0.42231566895411">
                <text:p>0.422315668954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52064467297299">
                <text:p>0.152064467297299</text:p>
              </table:table-cell>
              <table:table-cell office:value-type="float" office:value="-0.000240124717185106">
                <text:p>-0.000240124717185106</text:p>
              </table:table-cell>
              <table:table-cell office:value-type="float" office:value="0.414364145127404">
                <text:p>0.4143641451274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5944153110709">
                <text:p>0.15944153110709</text:p>
              </table:table-cell>
              <table:table-cell office:value-type="float" office:value="-0.000237609198993668">
                <text:p>-0.000237609198993668</text:p>
              </table:table-cell>
              <table:table-cell office:value-type="float" office:value="0.413660639270885">
                <text:p>0.4136606392708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60021642566986">
                <text:p>0.160021642566986</text:p>
              </table:table-cell>
              <table:table-cell office:value-type="float" office:value="-0.000266628612402909">
                <text:p>-0.000266628612402909</text:p>
              </table:table-cell>
              <table:table-cell office:value-type="float" office:value="0.406426938298143">
                <text:p>0.406426938298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59775534421773">
                <text:p>0.159775534421773</text:p>
              </table:table-cell>
              <table:table-cell office:value-type="float" office:value="-0.000289494120762831">
                <text:p>-0.000289494120762831</text:p>
              </table:table-cell>
              <table:table-cell office:value-type="float" office:value="0.398414512618062">
                <text:p>0.3984145126180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59616373728585">
                <text:p>0.159616373728585</text:p>
              </table:table-cell>
              <table:table-cell office:value-type="float" office:value="-0.000314741639240586">
                <text:p>-0.000314741639240586</text:p>
              </table:table-cell>
              <table:table-cell office:value-type="float" office:value="0.390503086631824">
                <text:p>0.3905030866318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59442858333137">
                <text:p>0.159442858333137</text:p>
              </table:table-cell>
              <table:table-cell office:value-type="float" office:value="-0.000341534717259145">
                <text:p>-0.000341534717259145</text:p>
              </table:table-cell>
              <table:table-cell office:value-type="float" office:value="0.3825949145981">
                <text:p>0.38259491459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59266290758235">
                <text:p>0.159266290758235</text:p>
              </table:table-cell>
              <table:table-cell office:value-type="float" office:value="-0.000370089879185334">
                <text:p>-0.000370089879185334</text:p>
              </table:table-cell>
              <table:table-cell office:value-type="float" office:value="0.37470220264867">
                <text:p>0.374702202648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59085664298135">
                <text:p>0.159085664298135</text:p>
              </table:table-cell>
              <table:table-cell office:value-type="float" office:value="-0.000400525051175225">
                <text:p>-0.000400525051175225</text:p>
              </table:table-cell>
              <table:table-cell office:value-type="float" office:value="0.366825054612122">
                <text:p>0.3668250546121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58980853282675">
                <text:p>0.158980853282675</text:p>
              </table:table-cell>
              <table:table-cell office:value-type="float" office:value="-0.00758246047467394">
                <text:p>-0.00758246047467394</text:p>
              </table:table-cell>
              <table:table-cell office:value-type="float" office:value="0.36610148325671">
                <text:p>0.366101483256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58823970701716">
                <text:p>0.158823970701716</text:p>
              </table:table-cell>
              <table:table-cell office:value-type="float" office:value="-0.0155577993525764">
                <text:p>-0.0155577993525764</text:p>
              </table:table-cell>
              <table:table-cell office:value-type="float" office:value="0.366157966938875">
                <text:p>0.366157966938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58666991569545">
                <text:p>0.158666991569545</text:p>
              </table:table-cell>
              <table:table-cell office:value-type="float" office:value="-0.023436956190547">
                <text:p>-0.023436956190547</text:p>
              </table:table-cell>
              <table:table-cell office:value-type="float" office:value="0.366139395361465">
                <text:p>0.3661393953614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66006120164522">
                <text:p>0.166006120164522</text:p>
              </table:table-cell>
              <table:table-cell office:value-type="float" office:value="-0.0241555405741736">
                <text:p>-0.0241555405741736</text:p>
              </table:table-cell>
              <table:table-cell office:value-type="float" office:value="0.366168952335472">
                <text:p>0.3661689523354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74088328843698">
                <text:p>0.174088328843698</text:p>
              </table:table-cell>
              <table:table-cell office:value-type="float" office:value="-0.0240578595755465">
                <text:p>-0.0240578595755465</text:p>
              </table:table-cell>
              <table:table-cell office:value-type="float" office:value="0.366153237879499">
                <text:p>0.3661532378794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74567600104042">
                <text:p>0.174567600104042</text:p>
              </table:table-cell>
              <table:table-cell office:value-type="float" office:value="-0.0240688615188486">
                <text:p>-0.0240688615188486</text:p>
              </table:table-cell>
              <table:table-cell office:value-type="float" office:value="0.358921625692221">
                <text:p>0.35892162569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74331973252173">
                <text:p>0.174331973252173</text:p>
              </table:table-cell>
              <table:table-cell office:value-type="float" office:value="-0.0240663912797521">
                <text:p>-0.0240663912797521</text:p>
              </table:table-cell>
              <table:table-cell office:value-type="float" office:value="0.350990372726992">
                <text:p>0.3509903727269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74173677861776">
                <text:p>0.174173677861776</text:p>
              </table:table-cell>
              <table:table-cell office:value-type="float" office:value="-0.0240652275006205">
                <text:p>-0.0240652275006205</text:p>
              </table:table-cell>
              <table:table-cell office:value-type="float" office:value="0.343157147941248">
                <text:p>0.3431571479412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74005883033893">
                <text:p>0.174005883033893</text:p>
              </table:table-cell>
              <table:table-cell office:value-type="float" office:value="-0.0240637296727979">
                <text:p>-0.0240637296727979</text:p>
              </table:table-cell>
              <table:table-cell office:value-type="float" office:value="0.335333797940329">
                <text:p>0.3353337979403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73838904992468">
                <text:p>0.173838904992468</text:p>
              </table:table-cell>
              <table:table-cell office:value-type="float" office:value="-0.0240619982593099">
                <text:p>-0.0240619982593099</text:p>
              </table:table-cell>
              <table:table-cell office:value-type="float" office:value="0.327531590597767">
                <text:p>0.3275315905977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73754158436118">
                <text:p>0.173754158436118</text:p>
              </table:table-cell>
              <table:table-cell office:value-type="float" office:value="-0.031172328147521">
                <text:p>-0.031172328147521</text:p>
              </table:table-cell>
              <table:table-cell office:value-type="float" office:value="0.326828748505964">
                <text:p>0.3268287485059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73554190531288">
                <text:p>0.173554190531288</text:p>
              </table:table-cell>
              <table:table-cell office:value-type="float" office:value="-0.0319785876952859">
                <text:p>-0.0319785876952859</text:p>
              </table:table-cell>
              <table:table-cell office:value-type="float" office:value="0.319796688399041">
                <text:p>0.3197966883990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73394615410156">
                <text:p>0.173394615410156</text:p>
              </table:table-cell>
              <table:table-cell office:value-type="float" office:value="-0.0318694192049161">
                <text:p>-0.0318694192049161</text:p>
              </table:table-cell>
              <table:table-cell office:value-type="float" office:value="0.311952255108902">
                <text:p>0.3119522551089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73232043257094">
                <text:p>0.173232043257094</text:p>
              </table:table-cell>
              <table:table-cell office:value-type="float" office:value="-0.0318589437482727">
                <text:p>-0.0318589437482727</text:p>
              </table:table-cell>
              <table:table-cell office:value-type="float" office:value="0.304229523625344">
                <text:p>0.3042295236253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7307482617682">
                <text:p>0.17307482617682</text:p>
              </table:table-cell>
              <table:table-cell office:value-type="float" office:value="-0.0318358180510743">
                <text:p>-0.0318358180510743</text:p>
              </table:table-cell>
              <table:table-cell office:value-type="float" office:value="0.296521602119952">
                <text:p>0.2965216021199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80478821810417">
                <text:p>0.180478821810417</text:p>
              </table:table-cell>
              <table:table-cell office:value-type="float" office:value="-0.0318169224924112">
                <text:p>-0.0318169224924112</text:p>
              </table:table-cell>
              <table:table-cell office:value-type="float" office:value="0.295851920632634">
                <text:p>0.2958519206326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88555675613291">
                <text:p>0.188555675613291</text:p>
              </table:table-cell>
              <table:table-cell office:value-type="float" office:value="-0.0317919541581918">
                <text:p>-0.0317919541581918</text:p>
              </table:table-cell>
              <table:table-cell office:value-type="float" office:value="0.295955202379382">
                <text:p>0.2959552023793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89056394058855">
                <text:p>0.189056394058855</text:p>
              </table:table-cell>
              <table:table-cell office:value-type="float" office:value="-0.0317668204758223">
                <text:p>-0.0317668204758223</text:p>
              </table:table-cell>
              <table:table-cell office:value-type="float" office:value="0.288887738801422">
                <text:p>0.2888877388014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88872125097675">
                <text:p>0.188872125097675</text:p>
              </table:table-cell>
              <table:table-cell office:value-type="float" office:value="-0.0317421432202841">
                <text:p>-0.0317421432202841</text:p>
              </table:table-cell>
              <table:table-cell office:value-type="float" office:value="0.281106274237999">
                <text:p>0.281106274237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88773542777479">
                <text:p>0.188773542777479</text:p>
              </table:table-cell>
              <table:table-cell office:value-type="float" office:value="-0.0317130464572613">
                <text:p>-0.0317130464572613</text:p>
              </table:table-cell>
              <table:table-cell office:value-type="float" office:value="0.273431462011404">
                <text:p>0.2734314620114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88677957693848">
                <text:p>0.188677957693848</text:p>
              </table:table-cell>
              <table:table-cell office:value-type="float" office:value="-0.031679137448823">
                <text:p>-0.031679137448823</text:p>
              </table:table-cell>
              <table:table-cell office:value-type="float" office:value="0.26577138351568">
                <text:p>0.265771383515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88596519179856">
                <text:p>0.188596519179856</text:p>
              </table:table-cell>
              <table:table-cell office:value-type="float" office:value="-0.0316385371381682">
                <text:p>-0.0316385371381682</text:p>
              </table:table-cell>
              <table:table-cell office:value-type="float" office:value="0.258136711613407">
                <text:p>0.2581367116134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88530343685222">
                <text:p>0.188530343685222</text:p>
              </table:table-cell>
              <table:table-cell office:value-type="float" office:value="-0.0315885994941465">
                <text:p>-0.0315885994941465</text:p>
              </table:table-cell>
              <table:table-cell office:value-type="float" office:value="0.250526633726066">
                <text:p>0.2505266337260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89780028249991">
                <text:p>0.189780028249991</text:p>
              </table:table-cell>
              <table:table-cell office:value-type="float" office:value="-0.0316515708703113">
                <text:p>-0.0316515708703113</text:p>
              </table:table-cell>
              <table:table-cell office:value-type="float" office:value="0.243720398424513">
                <text:p>0.2437203984245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91930505858452">
                <text:p>0.191930505858452</text:p>
              </table:table-cell>
              <table:table-cell office:value-type="float" office:value="-0.031792897694253">
                <text:p>-0.031792897694253</text:p>
              </table:table-cell>
              <table:table-cell office:value-type="float" office:value="0.237407265461458">
                <text:p>0.2374072654614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194444009784184">
                <text:p>0.194444009784184</text:p>
              </table:table-cell>
              <table:table-cell office:value-type="float" office:value="-0.0319523103900025">
                <text:p>-0.0319523103900025</text:p>
              </table:table-cell>
              <table:table-cell office:value-type="float" office:value="0.231204107731236">
                <text:p>0.2312041077312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02124099432253">
                <text:p>0.202124099432253</text:p>
              </table:table-cell>
              <table:table-cell office:value-type="float" office:value="-0.0319888848834466">
                <text:p>-0.0319888848834466</text:p>
              </table:table-cell>
              <table:table-cell office:value-type="float" office:value="0.230505684762014">
                <text:p>0.2305056847620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10236053282618">
                <text:p>0.210236053282618</text:p>
              </table:table-cell>
              <table:table-cell office:value-type="float" office:value="-0.0319819793225732">
                <text:p>-0.0319819793225732</text:p>
              </table:table-cell>
              <table:table-cell office:value-type="float" office:value="0.230441394176461">
                <text:p>0.2304413941764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10891956401068">
                <text:p>0.210891956401068</text:p>
              </table:table-cell>
              <table:table-cell office:value-type="float" office:value="-0.0384555454327715">
                <text:p>-0.0384555454327715</text:p>
              </table:table-cell>
              <table:table-cell office:value-type="float" office:value="0.230463947521636">
                <text:p>0.2304639475216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18257919424085">
                <text:p>0.218257919424085</text:p>
              </table:table-cell>
              <table:table-cell office:value-type="float" office:value="-0.0393296487702593">
                <text:p>-0.0393296487702593</text:p>
              </table:table-cell>
              <table:table-cell office:value-type="float" office:value="0.230308481368833">
                <text:p>0.2303084813688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2640130715951">
                <text:p>0.22640130715951</text:p>
              </table:table-cell>
              <table:table-cell office:value-type="float" office:value="-0.0392360003410974">
                <text:p>-0.0392360003410974</text:p>
              </table:table-cell>
              <table:table-cell office:value-type="float" office:value="0.230167490507901">
                <text:p>0.2301674905079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34456928169886">
                <text:p>0.234456928169886</text:p>
              </table:table-cell>
              <table:table-cell office:value-type="float" office:value="-0.0392435296588201">
                <text:p>-0.0392435296588201</text:p>
              </table:table-cell>
              <table:table-cell office:value-type="float" office:value="0.230019530101099">
                <text:p>0.2300195301010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35052271417048">
                <text:p>0.235052271417048</text:p>
              </table:table-cell>
              <table:table-cell office:value-type="float" office:value="-0.0393926787360236">
                <text:p>-0.0393926787360236</text:p>
              </table:table-cell>
              <table:table-cell office:value-type="float" office:value="0.23700908264065">
                <text:p>0.237009082640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34904791616701">
                <text:p>0.234904791616701</text:p>
              </table:table-cell>
              <table:table-cell office:value-type="float" office:value="-0.039511323016493">
                <text:p>-0.039511323016493</text:p>
              </table:table-cell>
              <table:table-cell office:value-type="float" office:value="0.244797484094805">
                <text:p>0.2447974840948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34856738635494">
                <text:p>0.234856738635494</text:p>
              </table:table-cell>
              <table:table-cell office:value-type="float" office:value="-0.0396096615340264">
                <text:p>-0.0396096615340264</text:p>
              </table:table-cell>
              <table:table-cell office:value-type="float" office:value="0.252507935251534">
                <text:p>0.2525079352515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34807787700614">
                <text:p>0.234807787700614</text:p>
              </table:table-cell>
              <table:table-cell office:value-type="float" office:value="-0.0396919932869053">
                <text:p>-0.0396919932869053</text:p>
              </table:table-cell>
              <table:table-cell office:value-type="float" office:value="0.260244769572052">
                <text:p>0.2602447695720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34768365441446">
                <text:p>0.234768365441446</text:p>
              </table:table-cell>
              <table:table-cell office:value-type="float" office:value="-0.0397610957450463">
                <text:p>-0.0397610957450463</text:p>
              </table:table-cell>
              <table:table-cell office:value-type="float" office:value="0.267994814600975">
                <text:p>0.2679948146009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3473610709517">
                <text:p>0.23473610709517</text:p>
              </table:table-cell>
              <table:table-cell office:value-type="float" office:value="-0.0398195585945966">
                <text:p>-0.0398195585945966</text:p>
              </table:table-cell>
              <table:table-cell office:value-type="float" office:value="0.275758897784676">
                <text:p>0.2757588977846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34710249994388">
                <text:p>0.234710249994388</text:p>
              </table:table-cell>
              <table:table-cell office:value-type="float" office:value="-0.0398694213731101">
                <text:p>-0.0398694213731101</text:p>
              </table:table-cell>
              <table:table-cell office:value-type="float" office:value="0.283536266769189">
                <text:p>0.2835362667691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34689930204024">
                <text:p>0.234689930204024</text:p>
              </table:table-cell>
              <table:table-cell office:value-type="float" office:value="-0.0399122896601776">
                <text:p>-0.0399122896601776</text:p>
              </table:table-cell>
              <table:table-cell office:value-type="float" office:value="0.291326399248632">
                <text:p>0.2913263992486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3467437155901">
                <text:p>0.23467437155901</text:p>
              </table:table-cell>
              <table:table-cell office:value-type="float" office:value="-0.0399494132637879">
                <text:p>-0.0399494132637879</text:p>
              </table:table-cell>
              <table:table-cell office:value-type="float" office:value="0.299128761928222">
                <text:p>0.2991287619282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34662856887711">
                <text:p>0.234662856887711</text:p>
              </table:table-cell>
              <table:table-cell office:value-type="float" office:value="-0.0399817655690772">
                <text:p>-0.0399817655690772</text:p>
              </table:table-cell>
              <table:table-cell office:value-type="float" office:value="0.30694282199833">
                <text:p>0.306942821998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34654671045275">
                <text:p>0.234654671045275</text:p>
              </table:table-cell>
              <table:table-cell office:value-type="float" office:value="-0.040010101190569">
                <text:p>-0.040010101190569</text:p>
              </table:table-cell>
              <table:table-cell office:value-type="float" office:value="0.314768093083607">
                <text:p>0.3147680930836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34648673522696">
                <text:p>0.234648673522696</text:p>
              </table:table-cell>
              <table:table-cell office:value-type="float" office:value="-0.0400349610116666">
                <text:p>-0.0400349610116666</text:p>
              </table:table-cell>
              <table:table-cell office:value-type="float" office:value="0.322604505524701">
                <text:p>0.3226045055247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34643094685619">
                <text:p>0.234643094685619</text:p>
              </table:table-cell>
              <table:table-cell office:value-type="float" office:value="-0.0400566942679665">
                <text:p>-0.0400566942679665</text:p>
              </table:table-cell>
              <table:table-cell office:value-type="float" office:value="0.330452465720582">
                <text:p>0.3304524657205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34635935390469">
                <text:p>0.234635935390469</text:p>
              </table:table-cell>
              <table:table-cell office:value-type="float" office:value="-0.0400755311154464">
                <text:p>-0.0400755311154464</text:p>
              </table:table-cell>
              <table:table-cell office:value-type="float" office:value="0.338312409731178">
                <text:p>0.3383124097311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41999332830861">
                <text:p>0.241999332830861</text:p>
              </table:table-cell>
              <table:table-cell office:value-type="float" office:value="-0.0400422818692974">
                <text:p>-0.0400422818692974</text:p>
              </table:table-cell>
              <table:table-cell office:value-type="float" office:value="0.338957761795433">
                <text:p>0.3389577617954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5009014230035">
                <text:p>0.25009014230035</text:p>
              </table:table-cell>
              <table:table-cell office:value-type="float" office:value="-0.0400153517511185">
                <text:p>-0.0400153517511185</text:p>
              </table:table-cell>
              <table:table-cell office:value-type="float" office:value="0.338826492334613">
                <text:p>0.3388264923346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58093893757015">
                <text:p>0.258093893757015</text:p>
              </table:table-cell>
              <table:table-cell office:value-type="float" office:value="-0.039987464628932">
                <text:p>-0.039987464628932</text:p>
              </table:table-cell>
              <table:table-cell office:value-type="float" office:value="0.338776765404017">
                <text:p>0.3387767654040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66107766063009">
                <text:p>0.266107766063009</text:p>
              </table:table-cell>
              <table:table-cell office:value-type="float" office:value="-0.0399599057418389">
                <text:p>-0.0399599057418389</text:p>
              </table:table-cell>
              <table:table-cell office:value-type="float" office:value="0.338711053766766">
                <text:p>0.3387110537667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74120723596215">
                <text:p>0.274120723596215</text:p>
              </table:table-cell>
              <table:table-cell office:value-type="float" office:value="-0.0399325999135362">
                <text:p>-0.0399325999135362</text:p>
              </table:table-cell>
              <table:table-cell office:value-type="float" office:value="0.338640093667519">
                <text:p>0.3386400936675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82134308770693">
                <text:p>0.282134308770693</text:p>
              </table:table-cell>
              <table:table-cell office:value-type="float" office:value="-0.039905631177937">
                <text:p>-0.039905631177937</text:p>
              </table:table-cell>
              <table:table-cell office:value-type="float" office:value="0.338562558096139">
                <text:p>0.3385625580961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90148530053841">
                <text:p>0.290148530053841</text:p>
              </table:table-cell>
              <table:table-cell office:value-type="float" office:value="-0.0398790469553299">
                <text:p>-0.0398790469553299</text:p>
              </table:table-cell>
              <table:table-cell office:value-type="float" office:value="0.338478495926035">
                <text:p>0.3384784959260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98163637779055">
                <text:p>0.298163637779055</text:p>
              </table:table-cell>
              <table:table-cell office:value-type="float" office:value="-0.0398529002134645">
                <text:p>-0.0398529002134645</text:p>
              </table:table-cell>
              <table:table-cell office:value-type="float" office:value="0.33838773237719">
                <text:p>0.338387732377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306180003859105">
                <text:p>0.306180003859105</text:p>
              </table:table-cell>
              <table:table-cell office:value-type="float" office:value="-0.0398272544077238">
                <text:p>-0.0398272544077238</text:p>
              </table:table-cell>
              <table:table-cell office:value-type="float" office:value="0.338289986346938">
                <text:p>0.3382899863469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306856943941038">
                <text:p>0.306856943941038</text:p>
              </table:table-cell>
              <table:table-cell office:value-type="float" office:value="-0.0325518241592">
                <text:p>-0.0325518241592</text:p>
              </table:table-cell>
              <table:table-cell office:value-type="float" office:value="0.338224741504145">
                <text:p>0.3382247415041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306803913673722">
                <text:p>0.306803913673722</text:p>
              </table:table-cell>
              <table:table-cell office:value-type="float" office:value="-0.0245284165382813">
                <text:p>-0.0245284165382813</text:p>
              </table:table-cell>
              <table:table-cell office:value-type="float" office:value="0.338149542079444">
                <text:p>0.3381495420794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306825401535913">
                <text:p>0.306825401535913</text:p>
              </table:table-cell>
              <table:table-cell office:value-type="float" office:value="-0.0165866614911348">
                <text:p>-0.0165866614911348</text:p>
              </table:table-cell>
              <table:table-cell office:value-type="float" office:value="0.338081695647789">
                <text:p>0.3380816956477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306832223130463">
                <text:p>0.306832223130463</text:p>
              </table:table-cell>
              <table:table-cell office:value-type="float" office:value="-0.00863395847448558">
                <text:p>-0.00863395847448558</text:p>
              </table:table-cell>
              <table:table-cell office:value-type="float" office:value="0.33801937063491">
                <text:p>0.338019370634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306834153681034">
                <text:p>0.306834153681034</text:p>
              </table:table-cell>
              <table:table-cell office:value-type="float" office:value="-0.000681103347618053">
                <text:p>-0.000681103347618053</text:p>
              </table:table-cell>
              <table:table-cell office:value-type="float" office:value="0.337962642738582">
                <text:p>0.3379626427385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06830174551779">
                <text:p>0.306830174551779</text:p>
              </table:table-cell>
              <table:table-cell office:value-type="float" office:value="0.00727247480764517">
                <text:p>0.00727247480764517</text:p>
              </table:table-cell>
              <table:table-cell office:value-type="float" office:value="0.337911444963421">
                <text:p>0.3379114449634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306820480806505">
                <text:p>0.306820480806505</text:p>
              </table:table-cell>
              <table:table-cell office:value-type="float" office:value="0.0152260275256409">
                <text:p>0.0152260275256409</text:p>
              </table:table-cell>
              <table:table-cell office:value-type="float" office:value="0.337865752083947">
                <text:p>0.3378657520839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06805150960749">
                <text:p>0.306805150960749</text:p>
              </table:table-cell>
              <table:table-cell office:value-type="float" office:value="0.0231789159952804">
                <text:p>0.0231789159952804</text:p>
              </table:table-cell>
              <table:table-cell office:value-type="float" office:value="0.337825561811218">
                <text:p>0.3378255618112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06784287527561">
                <text:p>0.306784287527561</text:p>
              </table:table-cell>
              <table:table-cell office:value-type="float" office:value="0.0311304606635587">
                <text:p>0.0311304606635587</text:p>
              </table:table-cell>
              <table:table-cell office:value-type="float" office:value="0.337790894163296">
                <text:p>0.3377908941632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06757999180636">
                <text:p>0.306757999180636</text:p>
              </table:table-cell>
              <table:table-cell office:value-type="float" office:value="0.0390799615862438">
                <text:p>0.0390799615862438</text:p>
              </table:table-cell>
              <table:table-cell office:value-type="float" office:value="0.337761789901408">
                <text:p>0.3377617899014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06726402336349">
                <text:p>0.306726402336349</text:p>
              </table:table-cell>
              <table:table-cell office:value-type="float" office:value="0.0470266968012354">
                <text:p>0.0470266968012354</text:p>
              </table:table-cell>
              <table:table-cell office:value-type="float" office:value="0.33773830920982">
                <text:p>0.337738309209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06689621776645">
                <text:p>0.306689621776645</text:p>
              </table:table-cell>
              <table:table-cell office:value-type="float" office:value="0.054969921637781">
                <text:p>0.054969921637781</text:p>
              </table:table-cell>
              <table:table-cell office:value-type="float" office:value="0.337720530460578">
                <text:p>0.3377205304605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306647792069977">
                <text:p>0.306647792069977</text:p>
              </table:table-cell>
              <table:table-cell office:value-type="float" office:value="0.062908866899549">
                <text:p>0.062908866899549</text:p>
              </table:table-cell>
              <table:table-cell office:value-type="float" office:value="0.337708548960653">
                <text:p>0.3377085489606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06601059297045">
                <text:p>0.306601059297045</text:p>
              </table:table-cell>
              <table:table-cell office:value-type="float" office:value="0.0708427366437176">
                <text:p>0.0708427366437176</text:p>
              </table:table-cell>
              <table:table-cell office:value-type="float" office:value="0.337702475631592">
                <text:p>0.3377024756315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06549582945216">
                <text:p>0.306549582945216</text:p>
              </table:table-cell>
              <table:table-cell office:value-type="float" office:value="0.0787707056227092">
                <text:p>0.0787707056227092</text:p>
              </table:table-cell>
              <table:table-cell office:value-type="float" office:value="0.337702435575252">
                <text:p>0.3377024355752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06493537751166">
                <text:p>0.306493537751166</text:p>
              </table:table-cell>
              <table:table-cell office:value-type="float" office:value="0.0866919124734232">
                <text:p>0.0866919124734232</text:p>
              </table:table-cell>
              <table:table-cell office:value-type="float" office:value="0.337708566597463">
                <text:p>0.3377085665974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06433115589544">
                <text:p>0.306433115589544</text:p>
              </table:table-cell>
              <table:table-cell office:value-type="float" office:value="0.094605458190121">
                <text:p>0.094605458190121</text:p>
              </table:table-cell>
              <table:table-cell office:value-type="float" office:value="0.337721017572255">
                <text:p>0.3377210175722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06368527592643">
                <text:p>0.306368527592643</text:p>
              </table:table-cell>
              <table:table-cell office:value-type="float" office:value="0.102510410650003">
                <text:p>0.102510410650003</text:p>
              </table:table-cell>
              <table:table-cell office:value-type="float" office:value="0.337739946393709">
                <text:p>0.33773994639370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232cm" svg:y="0.379cm" svg:width="11.316cm" svg:height="7.794cm"/>
          <chart:axis chart:dimension="x" chart:name="primary-x" chart:style-name="ch4" chartooo:axis-type="auto">
            <chart:categories table:cell-range-address="local-table.$A$2:.$A$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0" chart:label-cell-address="local-table.$C$1" chart:class="chart:scatter">
            <chart:domain table:cell-range-address="local-table.$B$2:.$B$100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158189703610453">
                <text:p>0.01581897036104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08681168044008">
                <text:p>0.0108681168044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28116363384562">
                <text:p>0.01281163633845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96876573567402">
                <text:p>0.0096876573567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129702134485233">
                <text:p>0.01297021344852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13129768232438">
                <text:p>0.013129768232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195576226886747">
                <text:p>0.01955762268867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210018617379186">
                <text:p>0.02100186173791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269988155248473">
                <text:p>0.0269988155248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301856318033632">
                <text:p>0.03018563180336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350884815343636">
                <text:p>0.0350884815343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400952118625081">
                <text:p>0.04009521186250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447633299012062">
                <text:p>0.0447633299012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495943010807685">
                <text:p>0.04959430108076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544606493117013">
                <text:p>0.05446064931170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592732517584226">
                <text:p>0.05927325175842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641522548088135">
                <text:p>0.06415225480881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684350904595012">
                <text:p>0.0684350904595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731662321508376">
                <text:p>0.07316623215083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836460258323455">
                <text:p>0.0836460258323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767076287323646">
                <text:p>0.07670762873236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802199799938828">
                <text:p>0.08021997999388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823867622614859">
                <text:p>0.08238676226148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831700010964442">
                <text:p>0.08317000109644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854756347806966">
                <text:p>0.08547563478069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87900672244476">
                <text:p>0.0879006722444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959969676629297">
                <text:p>0.09599696766292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950811789181932">
                <text:p>0.09508117891819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940233398853864">
                <text:p>0.09402333988538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926968092544987">
                <text:p>0.09269680925449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926352417215869">
                <text:p>0.09263524172158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926345836335463">
                <text:p>0.09263458363354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953897181017631">
                <text:p>0.09538971810176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993992520597833">
                <text:p>0.09939925205978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04226927277233">
                <text:p>0.1042269272772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09054108320955">
                <text:p>0.1090541083209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20996061181376">
                <text:p>0.1209960611813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11997453420064">
                <text:p>0.1119974534200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19084668468258">
                <text:p>0.1190846684682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25804152855294">
                <text:p>0.1258041528552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30075567736579">
                <text:p>0.1300755677365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42646981892893">
                <text:p>0.1426469818928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53019028678843">
                <text:p>0.1530190286788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45075736362929">
                <text:p>0.1450757363629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42000874300373">
                <text:p>0.1420008743003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51734511459999">
                <text:p>0.151734511459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58304834379272">
                <text:p>0.1583048343792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59021665995843">
                <text:p>0.1590216659958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64114605596691">
                <text:p>0.1641146055966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7191801053811">
                <text:p>0.171918010538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77983094917439">
                <text:p>0.1779830949174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182775527808881">
                <text:p>0.1827755278088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19472771101089">
                <text:p>0.194727711010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02962901062209">
                <text:p>0.2029629010622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01276718442855">
                <text:p>0.2012767184428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194297199197364">
                <text:p>0.1942971991973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19231100981895">
                <text:p>0.192311009818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188243577280587">
                <text:p>0.1882435772805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196299623429994">
                <text:p>0.1962996234299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04932237200462">
                <text:p>0.2049322372004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199774152175501">
                <text:p>0.1997741521755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195211341005473">
                <text:p>0.1952113410054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190555757627219">
                <text:p>0.1905557576272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185896144175025">
                <text:p>0.1858961441750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181416470287434">
                <text:p>0.1814164702874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176895284893358">
                <text:p>0.1768952848933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172498865575772">
                <text:p>0.1724988655757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168259592828933">
                <text:p>0.1682595928289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164224345137418">
                <text:p>0.1642243451374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60086436665115">
                <text:p>0.1600864366651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155968725174172">
                <text:p>0.1559687251741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151764124459211">
                <text:p>0.1517641244592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138049787960728">
                <text:p>0.1380497879607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127636116424367">
                <text:p>0.1276361164243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129526584475143">
                <text:p>0.1295265844751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129829941760803">
                <text:p>0.1298299417608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132560548205733">
                <text:p>0.1325605482057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133466099080472">
                <text:p>0.1334660990804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135978290237196">
                <text:p>0.1359782902371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37841139902889">
                <text:p>0.1378411399028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140231103994574">
                <text:p>0.1402311039945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148345672409939">
                <text:p>0.1483456724099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144396564142777">
                <text:p>0.1443965641427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143955626853823">
                <text:p>0.1439556268538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143241156373844">
                <text:p>0.1432411563738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142771508046026">
                <text:p>0.1427715080460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142346460838391">
                <text:p>0.1423464608383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142104094135953">
                <text:p>0.1421040941359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142007612516128">
                <text:p>0.1420076125161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142066742647835">
                <text:p>0.1420667426478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142277566241663">
                <text:p>0.1422775662416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142645460145777">
                <text:p>0.1426454601457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143167954693104">
                <text:p>0.1431679546931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143846729635901">
                <text:p>0.1438467296359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144714723145415">
                <text:p>0.1447147231454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145709840139639">
                <text:p>0.1457098401396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14654442938854">
                <text:p>0.146544429388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148069181531128">
                <text:p>0.1480691815311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150255540754605">
                <text:p>0.15025554075460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418cm" svg:y="0.379cm" svg:width="11.13cm" svg:height="7.794cm"/>
          <chart:axis chart:dimension="x" chart:name="primary-x" chart:style-name="ch4" chartooo:axis-type="auto">
            <chart:categories table:cell-range-address="local-table.$A$2:.$A$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0" chart:label-cell-address="local-table.$C$1" chart:class="chart:scatter">
            <chart:domain table:cell-range-address="local-table.$B$2:.$B$100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184929280756876">
                <text:p>0.01849292807568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48230138581441">
                <text:p>0.01482301385814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349412073962359">
                <text:p>0.00349412073962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07709785075661">
                <text:p>0.01077097850756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305675697764934">
                <text:p>0.003056756977649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723017537274151">
                <text:p>0.00723017537274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440801042069367">
                <text:p>0.004408010420693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656036167718647">
                <text:p>0.006560361677186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54706226556813">
                <text:p>0.00547062265568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608010600935286">
                <text:p>0.006080106009352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577185358193708">
                <text:p>0.005771853581937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539657387954114">
                <text:p>0.005396573879541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529220984405965">
                <text:p>0.005292209844059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518995477518475">
                <text:p>0.00518995477518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518487564867708">
                <text:p>0.005184875648677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528145577831887">
                <text:p>0.005281455778318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545679831872973">
                <text:p>0.005456798318729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585317306708068">
                <text:p>0.005853173067080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508727049095215">
                <text:p>0.005087270490952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206079895882576">
                <text:p>0.02060798958825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381023451036421">
                <text:p>0.003810234510364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596062784276614">
                <text:p>0.005960627842766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734461066615576">
                <text:p>0.007344610666155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100093461854203">
                <text:p>0.01000934618542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120275385561585">
                <text:p>0.01202753855615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145893495434106">
                <text:p>0.01458934954341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197210734589298">
                <text:p>0.01972107345892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202751051861732">
                <text:p>0.02027510518617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196431516514368">
                <text:p>0.01964315165143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150007403284268">
                <text:p>0.01500074032842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178774622773535">
                <text:p>0.01787746227735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155272722654232">
                <text:p>0.01552727226542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175250095557062">
                <text:p>0.01752500955570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181983598841387">
                <text:p>0.01819835988413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183443160841052">
                <text:p>0.01834431608410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182527923018382">
                <text:p>0.01825279230183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20924034449344">
                <text:p>0.0209240344493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195742534795383">
                <text:p>0.01957425347953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171318702716774">
                <text:p>0.01713187027167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144084789094038">
                <text:p>0.01440847890940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142964905774126">
                <text:p>0.01429649057741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167539304816955">
                <text:p>0.01675393048169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170302903552637">
                <text:p>0.01703029035526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0539290728024773">
                <text:p>0.005392907280247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128939409454955">
                <text:p>0.01289394094549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077243259514187">
                <text:p>0.00772432595141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0572703465133605">
                <text:p>0.005727034651336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0905075519908723">
                <text:p>0.009050755199087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0851445262117898">
                <text:p>0.008514452621178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0599244930566224">
                <text:p>0.005992449305662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0544524667116425">
                <text:p>0.005445246671164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0608591063051108">
                <text:p>0.00608591063051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170667346306303">
                <text:p>0.01706673463063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20190940059991">
                <text:p>0.0201909400599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191885329808329">
                <text:p>0.01918853298083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141480369237332">
                <text:p>0.0141480369237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107243221364714">
                <text:p>0.01072432213647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0985799992856123">
                <text:p>0.009857999928561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0953082054920492">
                <text:p>0.009530820549204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230532165041533">
                <text:p>0.02305321650415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22404595949296">
                <text:p>0.0224045959492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223051044405152">
                <text:p>0.02230510444051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219381300493681">
                <text:p>0.02193813004936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216437812290896">
                <text:p>0.02164378122908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214615647323981">
                <text:p>0.02146156473239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21169689725942">
                <text:p>0.0211696897259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209472057425295">
                <text:p>0.02094720574252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208390714447669">
                <text:p>0.02083907144476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208983435422815">
                <text:p>0.02089834354228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208208580279568">
                <text:p>0.02082085802795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207259988579695">
                <text:p>0.02072599885796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205853115255085">
                <text:p>0.02058531152550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122184788512894">
                <text:p>0.01221847885128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10566119207376">
                <text:p>0.0105661192073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10655066599663">
                <text:p>0.0106550665996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117625842294449">
                <text:p>0.01176258422944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115796568229641">
                <text:p>0.01157965682296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124747961700372">
                <text:p>0.01247479617003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125156091642154">
                <text:p>0.01251560916421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127890800372297">
                <text:p>0.01278908003722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127394194812682">
                <text:p>0.01273941948126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117974224561435">
                <text:p>0.01179742245614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116635126799217">
                <text:p>0.01166351267992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117953034605381">
                <text:p>0.01179530346053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119730837202525">
                <text:p>0.01197308372025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120022359012207">
                <text:p>0.01200223590122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119512203172436">
                <text:p>0.01195122031724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119194841280992">
                <text:p>0.01191948412809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118902498728051">
                <text:p>0.01189024987280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118699533104">
                <text:p>0.01186995331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118465699023444">
                <text:p>0.01184656990234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118275129853359">
                <text:p>0.01182751298533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118159841063312">
                <text:p>0.01181598410633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118050416716607">
                <text:p>0.01180504167166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117576533908142">
                <text:p>0.01175765339081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119349008883551">
                <text:p>0.01193490088835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12346834460558">
                <text:p>0.0123468344605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122651213340098">
                <text:p>0.01226512133400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114799123035207">
                <text:p>0.011479912303520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153cm" svg:y="0.38cm" svg:width="11.396cm" svg:height="8.241cm"/>
          <chart:axis chart:dimension="x" chart:name="primary-x" chart:style-name="ch4" chartooo:axis-type="auto">
            <chart:categories table:cell-range-address="local-table.$A$2:.$A$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0" chart:label-cell-address="local-table.$C$1" chart:class="chart:scatter">
            <chart:domain table:cell-range-address="local-table.$B$2:.$B$100"/>
            <chart:data-point chart:repeated="99"/>
          </chart:series>
          <chart:series chart:style-name="ch7" chart:values-cell-range-address="local-table.$D$2:.$D$100" chart:label-cell-address="local-table.$D$1" chart:class="chart:scatter">
            <chart:data-point chart:repeated="99"/>
          </chart:series>
          <chart:series chart:style-name="ch8" chart:values-cell-range-address="local-table.$E$2:.$E$100" chart:label-cell-address="local-table.$E$1" chart:class="chart:scatte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45407853886027">
                <text:p>0.145407853886027</text:p>
              </table:table-cell>
              <table:table-cell office:value-type="float" office:value="-0.00000646311082672456">
                <text:p>-0.00000646311082672456</text:p>
              </table:table-cell>
              <table:table-cell office:value-type="float" office:value="0.549818107074232">
                <text:p>0.5498181070742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53551347809434">
                <text:p>0.153551347809434</text:p>
              </table:table-cell>
              <table:table-cell office:value-type="float" office:value="-0.0000123315211921963">
                <text:p>-0.0000123315211921963</text:p>
              </table:table-cell>
              <table:table-cell office:value-type="float" office:value="0.549688090922845">
                <text:p>0.5496880909228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61610924898382">
                <text:p>0.161610924898382</text:p>
              </table:table-cell>
              <table:table-cell office:value-type="float" office:value="-0.0000182595271409098">
                <text:p>-0.0000182595271409098</text:p>
              </table:table-cell>
              <table:table-cell office:value-type="float" office:value="0.549555126008136">
                <text:p>0.549555126008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69679482968072">
                <text:p>0.169679482968072</text:p>
              </table:table-cell>
              <table:table-cell office:value-type="float" office:value="-0.0000243262811361296">
                <text:p>-0.0000243262811361296</text:p>
              </table:table-cell>
              <table:table-cell office:value-type="float" office:value="0.549418246086916">
                <text:p>0.5494182460869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77746009838986">
                <text:p>0.177746009838986</text:p>
              </table:table-cell>
              <table:table-cell office:value-type="float" office:value="-0.0000305283256285367">
                <text:p>-0.0000305283256285367</text:p>
              </table:table-cell>
              <table:table-cell office:value-type="float" office:value="0.549277512077345">
                <text:p>0.5492775120773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78354819850327">
                <text:p>0.178354819850327</text:p>
              </table:table-cell>
              <table:table-cell office:value-type="float" office:value="-0.0000365809720008215">
                <text:p>-0.0000365809720008215</text:p>
              </table:table-cell>
              <table:table-cell office:value-type="float" office:value="0.541932127167651">
                <text:p>0.541932127167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78232478064548">
                <text:p>0.178232478064548</text:p>
              </table:table-cell>
              <table:table-cell office:value-type="float" office:value="-0.0000417650063906888">
                <text:p>-0.0000417650063906888</text:p>
              </table:table-cell>
              <table:table-cell office:value-type="float" office:value="0.533847169234808">
                <text:p>0.5338471692348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78181294883684">
                <text:p>0.178181294883684</text:p>
              </table:table-cell>
              <table:table-cell office:value-type="float" office:value="-0.000047981811412501">
                <text:p>-0.000047981811412501</text:p>
              </table:table-cell>
              <table:table-cell office:value-type="float" office:value="0.525844893075263">
                <text:p>0.525844893075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78114873376232">
                <text:p>0.178114873376232</text:p>
              </table:table-cell>
              <table:table-cell office:value-type="float" office:value="-0.0000549222405026652">
                <text:p>-0.0000549222405026652</text:p>
              </table:table-cell>
              <table:table-cell office:value-type="float" office:value="0.517832959611317">
                <text:p>0.517832959611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78042323986662">
                <text:p>0.178042323986662</text:p>
              </table:table-cell>
              <table:table-cell office:value-type="float" office:value="-0.0000626569344447613">
                <text:p>-0.0000626569344447613</text:p>
              </table:table-cell>
              <table:table-cell office:value-type="float" office:value="0.50982234175807">
                <text:p>0.509822341758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77962614691572">
                <text:p>0.177962614691572</text:p>
              </table:table-cell>
              <table:table-cell office:value-type="float" office:value="-0.0000711995766250855">
                <text:p>-0.0000711995766250855</text:p>
              </table:table-cell>
              <table:table-cell office:value-type="float" office:value="0.501812535350002">
                <text:p>0.501812535350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77875799428976">
                <text:p>0.177875799428976</text:p>
              </table:table-cell>
              <table:table-cell office:value-type="float" office:value="-0.0000805742301030925">
                <text:p>-0.0000805742301030925</text:p>
              </table:table-cell>
              <table:table-cell office:value-type="float" office:value="0.493804341352374">
                <text:p>0.4938043413523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77781819325187">
                <text:p>0.177781819325187</text:p>
              </table:table-cell>
              <table:table-cell office:value-type="float" office:value="-0.0000908064971473742">
                <text:p>-0.0000908064971473742</text:p>
              </table:table-cell>
              <table:table-cell office:value-type="float" office:value="0.485798436479816">
                <text:p>0.4857984364798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77680629088002">
                <text:p>0.177680629088002</text:p>
              </table:table-cell>
              <table:table-cell office:value-type="float" office:value="-0.000101925001646558">
                <text:p>-0.000101925001646558</text:p>
              </table:table-cell>
              <table:table-cell office:value-type="float" office:value="0.477795535164759">
                <text:p>0.4777955351647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77572579328278">
                <text:p>0.177572579328278</text:p>
              </table:table-cell>
              <table:table-cell office:value-type="float" office:value="-0.000113946401228087">
                <text:p>-0.000113946401228087</text:p>
              </table:table-cell>
              <table:table-cell office:value-type="float" office:value="0.469796321447">
                <text:p>0.4697963214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77459423637385">
                <text:p>0.177459423637385</text:p>
              </table:table-cell>
              <table:table-cell office:value-type="float" office:value="-0.0001268374594389">
                <text:p>-0.0001268374594389</text:p>
              </table:table-cell>
              <table:table-cell office:value-type="float" office:value="0.461801250438809">
                <text:p>0.4618012504388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77341830256494">
                <text:p>0.177341830256494</text:p>
              </table:table-cell>
              <table:table-cell office:value-type="float" office:value="-0.000140609243708301">
                <text:p>-0.000140609243708301</text:p>
              </table:table-cell>
              <table:table-cell office:value-type="float" office:value="0.453810871148936">
                <text:p>0.4538108711489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77220157855436">
                <text:p>0.177220157855436</text:p>
              </table:table-cell>
              <table:table-cell office:value-type="float" office:value="-0.000155288283610055">
                <text:p>-0.000155288283610055</text:p>
              </table:table-cell>
              <table:table-cell office:value-type="float" office:value="0.445825778038763">
                <text:p>0.4458257780387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7709453022163">
                <text:p>0.17709453022163</text:p>
              </table:table-cell>
              <table:table-cell office:value-type="float" office:value="-0.000170914245454205">
                <text:p>-0.000170914245454205</text:p>
              </table:table-cell>
              <table:table-cell office:value-type="float" office:value="0.437846621925561">
                <text:p>0.4378466219255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7696501082923">
                <text:p>0.17696501082923</text:p>
              </table:table-cell>
              <table:table-cell office:value-type="float" office:value="-0.000187533596209663">
                <text:p>-0.000187533596209663</text:p>
              </table:table-cell>
              <table:table-cell office:value-type="float" office:value="0.429874094661076">
                <text:p>0.4298740946610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768316323454">
                <text:p>0.1768316323454</text:p>
              </table:table-cell>
              <table:table-cell office:value-type="float" office:value="-0.000205199080360424">
                <text:p>-0.000205199080360424</text:p>
              </table:table-cell>
              <table:table-cell office:value-type="float" office:value="0.421908933550111">
                <text:p>0.421908933550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76694451978467">
                <text:p>0.176694451978467</text:p>
              </table:table-cell>
              <table:table-cell office:value-type="float" office:value="-0.000223968117241934">
                <text:p>-0.000223968117241934</text:p>
              </table:table-cell>
              <table:table-cell office:value-type="float" office:value="0.413951914457482">
                <text:p>0.4139519144574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76553550109423">
                <text:p>0.176553550109423</text:p>
              </table:table-cell>
              <table:table-cell office:value-type="float" office:value="-0.000243903572150833">
                <text:p>-0.000243903572150833</text:p>
              </table:table-cell>
              <table:table-cell office:value-type="float" office:value="0.406003856730175">
                <text:p>0.4060038567301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76409035983949">
                <text:p>0.176409035983949</text:p>
              </table:table-cell>
              <table:table-cell office:value-type="float" office:value="-0.000265074429746349">
                <text:p>-0.000265074429746349</text:p>
              </table:table-cell>
              <table:table-cell office:value-type="float" office:value="0.39806562659179">
                <text:p>0.398065626591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76261053406965">
                <text:p>0.176261053406965</text:p>
              </table:table-cell>
              <table:table-cell office:value-type="float" office:value="-0.000287556709079116">
                <text:p>-0.000287556709079116</text:p>
              </table:table-cell>
              <table:table-cell office:value-type="float" office:value="0.390138140577603">
                <text:p>0.3901381405776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76109787325881">
                <text:p>0.176109787325881</text:p>
              </table:table-cell>
              <table:table-cell office:value-type="float" office:value="-0.000311434677216149">
                <text:p>-0.000311434677216149</text:p>
              </table:table-cell>
              <table:table-cell office:value-type="float" office:value="0.382222368753971">
                <text:p>0.3822223687539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75955471291594">
                <text:p>0.175955471291594</text:p>
              </table:table-cell>
              <table:table-cell office:value-type="float" office:value="-0.000336802494513843">
                <text:p>-0.000336802494513843</text:p>
              </table:table-cell>
              <table:table-cell office:value-type="float" office:value="0.374319337663923">
                <text:p>0.3743193376639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7579839342363">
                <text:p>0.17579839342363</text:p>
              </table:table-cell>
              <table:table-cell office:value-type="float" office:value="-0.000363767074627662">
                <text:p>-0.000363767074627662</text:p>
              </table:table-cell>
              <table:table-cell office:value-type="float" office:value="0.366430150932318">
                <text:p>0.3664301509323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75638910292358">
                <text:p>0.175638910292358</text:p>
              </table:table-cell>
              <table:table-cell office:value-type="float" office:value="-0.000392450269434943">
                <text:p>-0.000392450269434943</text:p>
              </table:table-cell>
              <table:table-cell office:value-type="float" office:value="0.358555958330007">
                <text:p>0.3585559583300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75477455500487">
                <text:p>0.175477455500487</text:p>
              </table:table-cell>
              <table:table-cell office:value-type="float" office:value="-0.000422993772573631">
                <text:p>-0.000422993772573631</text:p>
              </table:table-cell>
              <table:table-cell office:value-type="float" office:value="0.350697972022855">
                <text:p>0.3506979720228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75314551001189">
                <text:p>0.175314551001189</text:p>
              </table:table-cell>
              <table:table-cell office:value-type="float" office:value="-0.000455565651411286">
                <text:p>-0.000455565651411286</text:p>
              </table:table-cell>
              <table:table-cell office:value-type="float" office:value="0.342857468150887">
                <text:p>0.3428574681508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75150819630703">
                <text:p>0.175150819630703</text:p>
              </table:table-cell>
              <table:table-cell office:value-type="float" office:value="-0.000490369778111149">
                <text:p>-0.000490369778111149</text:p>
              </table:table-cell>
              <table:table-cell office:value-type="float" office:value="0.335035787520544">
                <text:p>0.3350357875205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74986998254753">
                <text:p>0.174986998254753</text:p>
              </table:table-cell>
              <table:table-cell office:value-type="float" office:value="-0.000527659736514517">
                <text:p>-0.000527659736514517</text:p>
              </table:table-cell>
              <table:table-cell office:value-type="float" office:value="0.327234335885015">
                <text:p>0.3272343358850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74823951635898">
                <text:p>0.174823951635898</text:p>
              </table:table-cell>
              <table:table-cell office:value-type="float" office:value="-0.00056775948576051">
                <text:p>-0.00056775948576051</text:p>
              </table:table-cell>
              <table:table-cell office:value-type="float" office:value="0.319454584979526">
                <text:p>0.3194545849795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74662686476185">
                <text:p>0.174662686476185</text:p>
              </table:table-cell>
              <table:table-cell office:value-type="float" office:value="-0.000611094453485693">
                <text:p>-0.000611094453485693</text:p>
              </table:table-cell>
              <table:table-cell office:value-type="float" office:value="0.311698075504375">
                <text:p>0.311698075504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7450436541808">
                <text:p>0.17450436541808</text:p>
              </table:table-cell>
              <table:table-cell office:value-type="float" office:value="-0.000658238818091353">
                <text:p>-0.000658238818091353</text:p>
              </table:table-cell>
              <table:table-cell office:value-type="float" office:value="0.30396642504341">
                <text:p>0.303966425043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7435032070155">
                <text:p>0.17435032070155</text:p>
              </table:table-cell>
              <table:table-cell office:value-type="float" office:value="-0.00070998825814702">
                <text:p>-0.00070998825814702</text:p>
              </table:table-cell>
              <table:table-cell office:value-type="float" office:value="0.296261346038381">
                <text:p>0.2962613460383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74202067694044">
                <text:p>0.174202067694044</text:p>
              </table:table-cell>
              <table:table-cell office:value-type="float" office:value="-0.000767473220390303">
                <text:p>-0.000767473220390303</text:p>
              </table:table-cell>
              <table:table-cell office:value-type="float" office:value="0.288584683237155">
                <text:p>0.2885846832371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74061319736507">
                <text:p>0.174061319736507</text:p>
              </table:table-cell>
              <table:table-cell office:value-type="float" office:value="-0.000832337412011422">
                <text:p>-0.000832337412011422</text:p>
              </table:table-cell>
              <table:table-cell office:value-type="float" office:value="0.280938487499959">
                <text:p>0.2809384874999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73930008685331">
                <text:p>0.173930008685331</text:p>
              </table:table-cell>
              <table:table-cell office:value-type="float" office:value="-0.000907022374873944">
                <text:p>-0.000907022374873944</text:p>
              </table:table-cell>
              <table:table-cell office:value-type="float" office:value="0.273325156259097">
                <text:p>0.2733251562590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74342502316102">
                <text:p>0.174342502316102</text:p>
              </table:table-cell>
              <table:table-cell office:value-type="float" office:value="-0.000952983838497178">
                <text:p>-0.000952983838497178</text:p>
              </table:table-cell>
              <table:table-cell office:value-type="float" office:value="0.266143386479714">
                <text:p>0.2661433864797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76341516807451">
                <text:p>0.176341516807451</text:p>
              </table:table-cell>
              <table:table-cell office:value-type="float" office:value="-0.000905109416660785">
                <text:p>-0.000905109416660785</text:p>
              </table:table-cell>
              <table:table-cell office:value-type="float" office:value="0.260166170517482">
                <text:p>0.2601661705174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78841255007134">
                <text:p>0.178841255007134</text:p>
              </table:table-cell>
              <table:table-cell office:value-type="float" office:value="-0.000840922703410237">
                <text:p>-0.000840922703410237</text:p>
              </table:table-cell>
              <table:table-cell office:value-type="float" office:value="0.254471396055259">
                <text:p>0.2544713960552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86499867857038">
                <text:p>0.186499867857038</text:p>
              </table:table-cell>
              <table:table-cell office:value-type="float" office:value="-0.000787992299378701">
                <text:p>-0.000787992299378701</text:p>
              </table:table-cell>
              <table:table-cell office:value-type="float" office:value="0.253933808845264">
                <text:p>0.2539338088452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94578607718412">
                <text:p>0.194578607718412</text:p>
              </table:table-cell>
              <table:table-cell office:value-type="float" office:value="-0.00078338958946803">
                <text:p>-0.00078338958946803</text:p>
              </table:table-cell>
              <table:table-cell office:value-type="float" office:value="0.253979420535753">
                <text:p>0.2539794205357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02611833390517">
                <text:p>0.202611833390517</text:p>
              </table:table-cell>
              <table:table-cell office:value-type="float" office:value="-0.000772732520006831">
                <text:p>-0.000772732520006831</text:p>
              </table:table-cell>
              <table:table-cell office:value-type="float" office:value="0.253944327941889">
                <text:p>0.2539443279418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10652650331563">
                <text:p>0.210652650331563</text:p>
              </table:table-cell>
              <table:table-cell office:value-type="float" office:value="-0.00076134700350172">
                <text:p>-0.00076134700350172</text:p>
              </table:table-cell>
              <table:table-cell office:value-type="float" office:value="0.253899570121672">
                <text:p>0.2538995701216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18695089004929">
                <text:p>0.218695089004929</text:p>
              </table:table-cell>
              <table:table-cell office:value-type="float" office:value="-0.000749355485236939">
                <text:p>-0.000749355485236939</text:p>
              </table:table-cell>
              <table:table-cell office:value-type="float" office:value="0.253840157004953">
                <text:p>0.2538401570049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19302536445155">
                <text:p>0.219302536445155</text:p>
              </table:table-cell>
              <table:table-cell office:value-type="float" office:value="-0.000883325965640339">
                <text:p>-0.000883325965640339</text:p>
              </table:table-cell>
              <table:table-cell office:value-type="float" office:value="0.246813541438672">
                <text:p>0.2468135414386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19214191150936">
                <text:p>0.219214191150936</text:p>
              </table:table-cell>
              <table:table-cell office:value-type="float" office:value="-0.0010189704730956">
                <text:p>-0.0010189704730956</text:p>
              </table:table-cell>
              <table:table-cell office:value-type="float" office:value="0.239054294577799">
                <text:p>0.2390542945777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26654212109496">
                <text:p>0.226654212109496</text:p>
              </table:table-cell>
              <table:table-cell office:value-type="float" office:value="-0.00096217913152557">
                <text:p>-0.00096217913152557</text:p>
              </table:table-cell>
              <table:table-cell office:value-type="float" office:value="0.238228041037032">
                <text:p>0.2382280410370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3477875057477">
                <text:p>0.23477875057477</text:p>
              </table:table-cell>
              <table:table-cell office:value-type="float" office:value="-0.000938455792672059">
                <text:p>-0.000938455792672059</text:p>
              </table:table-cell>
              <table:table-cell office:value-type="float" office:value="0.238179173650791">
                <text:p>0.2381791736507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35376645109354">
                <text:p>0.235376645109354</text:p>
              </table:table-cell>
              <table:table-cell office:value-type="float" office:value="-0.00077674431779284">
                <text:p>-0.00077674431779284</text:p>
              </table:table-cell>
              <table:table-cell office:value-type="float" office:value="0.245159598582348">
                <text:p>0.2451595985823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3523796464048">
                <text:p>0.23523796464048</text:p>
              </table:table-cell>
              <table:table-cell office:value-type="float" office:value="-0.000643464818015227">
                <text:p>-0.000643464818015227</text:p>
              </table:table-cell>
              <table:table-cell office:value-type="float" office:value="0.252951507118389">
                <text:p>0.2529515071183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35197957434439">
                <text:p>0.235197957434439</text:p>
              </table:table-cell>
              <table:table-cell office:value-type="float" office:value="-0.000535164195911958">
                <text:p>-0.000535164195911958</text:p>
              </table:table-cell>
              <table:table-cell office:value-type="float" office:value="0.260667966048654">
                <text:p>0.2606679660486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35156368111145">
                <text:p>0.235156368111145</text:p>
              </table:table-cell>
              <table:table-cell office:value-type="float" office:value="-0.000444765712333664">
                <text:p>-0.000444765712333664</text:p>
              </table:table-cell>
              <table:table-cell office:value-type="float" office:value="0.268413031389558">
                <text:p>0.2684130313895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35123528583068">
                <text:p>0.235123528583068</text:p>
              </table:table-cell>
              <table:table-cell office:value-type="float" office:value="-0.000369157395401063">
                <text:p>-0.000369157395401063</text:p>
              </table:table-cell>
              <table:table-cell office:value-type="float" office:value="0.276172728298718">
                <text:p>0.2761727282987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35097027195444">
                <text:p>0.235097027195444</text:p>
              </table:table-cell>
              <table:table-cell office:value-type="float" office:value="-0.000305314410345636">
                <text:p>-0.000305314410345636</text:p>
              </table:table-cell>
              <table:table-cell office:value-type="float" office:value="0.283947346871191">
                <text:p>0.2839473468711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35076102325309">
                <text:p>0.235076102325309</text:p>
              </table:table-cell>
              <table:table-cell office:value-type="float" office:value="-0.000250931591540087">
                <text:p>-0.000250931591540087</text:p>
              </table:table-cell>
              <table:table-cell office:value-type="float" office:value="0.291735734438858">
                <text:p>0.2917357344388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3505991585696">
                <text:p>0.23505991585696</text:p>
              </table:table-cell>
              <table:table-cell office:value-type="float" office:value="-0.000204204957282488">
                <text:p>-0.000204204957282488</text:p>
              </table:table-cell>
              <table:table-cell office:value-type="float" office:value="0.299537070607305">
                <text:p>0.2995370706073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35047733798921">
                <text:p>0.235047733798921</text:p>
              </table:table-cell>
              <table:table-cell office:value-type="float" office:value="-0.000163734878248241">
                <text:p>-0.000163734878248241</text:p>
              </table:table-cell>
              <table:table-cell office:value-type="float" office:value="0.307350599179998">
                <text:p>0.3073505991799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35038759522755">
                <text:p>0.235038759522755</text:p>
              </table:table-cell>
              <table:table-cell office:value-type="float" office:value="-0.000128437418480785">
                <text:p>-0.000128437418480785</text:p>
              </table:table-cell>
              <table:table-cell office:value-type="float" office:value="0.315175749276248">
                <text:p>0.3151757492762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35031782746328">
                <text:p>0.235031782746328</text:p>
              </table:table-cell>
              <table:table-cell office:value-type="float" office:value="-0.0000974844877136586">
                <text:p>-0.0000974844877136586</text:p>
              </table:table-cell>
              <table:table-cell office:value-type="float" office:value="0.323012387168382">
                <text:p>0.3230123871683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35024944571568">
                <text:p>0.235024944571568</text:p>
              </table:table-cell>
              <table:table-cell office:value-type="float" office:value="-0.0000702569313523756">
                <text:p>-0.0000702569313523756</text:p>
              </table:table-cell>
              <table:table-cell office:value-type="float" office:value="0.330860895838103">
                <text:p>0.3308608958381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35016226811395">
                <text:p>0.235016226811395</text:p>
              </table:table-cell>
              <table:table-cell office:value-type="float" office:value="-0.0000462823475374735">
                <text:p>-0.0000462823475374735</text:p>
              </table:table-cell>
              <table:table-cell office:value-type="float" office:value="0.338721640788656">
                <text:p>0.3387216407886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35003430567863">
                <text:p>0.235003430567863</text:p>
              </table:table-cell>
              <table:table-cell office:value-type="float" office:value="-0.0000252029201422782">
                <text:p>-0.0000252029201422782</text:p>
              </table:table-cell>
              <table:table-cell office:value-type="float" office:value="0.34659496615939">
                <text:p>0.346594966159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34983617942611">
                <text:p>0.234983617942611</text:p>
              </table:table-cell>
              <table:table-cell office:value-type="float" office:value="-0.00000677451878647898">
                <text:p>-0.00000677451878647898</text:p>
              </table:table-cell>
              <table:table-cell office:value-type="float" office:value="0.354481562583464">
                <text:p>0.3544815625834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34955168165546">
                <text:p>0.234955168165546</text:p>
              </table:table-cell>
              <table:table-cell office:value-type="float" office:value="0.00000923836161740535">
                <text:p>0.00000923836161740535</text:p>
              </table:table-cell>
              <table:table-cell office:value-type="float" office:value="0.362380983806904">
                <text:p>0.3623809838069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34918027387886">
                <text:p>0.234918027387886</text:p>
              </table:table-cell>
              <table:table-cell office:value-type="float" office:value="0.0000230876033309235">
                <text:p>0.0000230876033309235</text:p>
              </table:table-cell>
              <table:table-cell office:value-type="float" office:value="0.370291735760943">
                <text:p>0.3702917357609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34872151872635">
                <text:p>0.234872151872635</text:p>
              </table:table-cell>
              <table:table-cell office:value-type="float" office:value="0.000034984807307608">
                <text:p>0.000034984807307608</text:p>
              </table:table-cell>
              <table:table-cell office:value-type="float" office:value="0.378212450882528">
                <text:p>0.3782124508825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34817570479095">
                <text:p>0.234817570479095</text:p>
              </table:table-cell>
              <table:table-cell office:value-type="float" office:value="0.0000451108588286536">
                <text:p>0.0000451108588286536</text:p>
              </table:table-cell>
              <table:table-cell office:value-type="float" office:value="0.38614182824379">
                <text:p>0.386141828243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34754366402437">
                <text:p>0.234754366402437</text:p>
              </table:table-cell>
              <table:table-cell office:value-type="float" office:value="0.0000536215233628135">
                <text:p>0.0000536215233628135</text:p>
              </table:table-cell>
              <table:table-cell office:value-type="float" office:value="0.394078634677317">
                <text:p>0.3940786346773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34682668542228">
                <text:p>0.234682668542228</text:p>
              </table:table-cell>
              <table:table-cell office:value-type="float" office:value="0.0000606518416172007">
                <text:p>0.0000606518416172007</text:p>
              </table:table-cell>
              <table:table-cell office:value-type="float" office:value="0.402021703378251">
                <text:p>0.4020217033782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34602643045126">
                <text:p>0.234602643045126</text:p>
              </table:table-cell>
              <table:table-cell office:value-type="float" office:value="0.0000663195802217943">
                <text:p>0.0000663195802217943</text:p>
              </table:table-cell>
              <table:table-cell office:value-type="float" office:value="0.409969932528494">
                <text:p>0.4099699325284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34514485553085">
                <text:p>0.234514485553085</text:p>
              </table:table-cell>
              <table:table-cell office:value-type="float" office:value="0.0000707279234480187">
                <text:p>0.0000707279234480187</text:p>
              </table:table-cell>
              <table:table-cell office:value-type="float" office:value="0.417922282858959">
                <text:p>0.4179222828589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34418414450195">
                <text:p>0.234418414450195</text:p>
              </table:table-cell>
              <table:table-cell office:value-type="float" office:value="0.0000739676332744996">
                <text:p>0.0000739676332744996</text:p>
              </table:table-cell>
              <table:table-cell office:value-type="float" office:value="0.425877774964411">
                <text:p>0.4258777749644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34314664791598">
                <text:p>0.234314664791598</text:p>
              </table:table-cell>
              <table:table-cell office:value-type="float" office:value="0.000076118768715299">
                <text:p>0.000076118768715299</text:p>
              </table:table-cell>
              <table:table-cell office:value-type="float" office:value="0.433835486003768">
                <text:p>0.4338354860037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34203482920788">
                <text:p>0.234203482920788</text:p>
              </table:table-cell>
              <table:table-cell office:value-type="float" office:value="0.000077252068190684">
                <text:p>0.000077252068190684</text:p>
              </table:table-cell>
              <table:table-cell office:value-type="float" office:value="0.441794546067816">
                <text:p>0.4417945460678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34085121898921">
                <text:p>0.234085121898921</text:p>
              </table:table-cell>
              <table:table-cell office:value-type="float" office:value="0.0000774300889690627">
                <text:p>0.0000774300889690627</text:p>
              </table:table-cell>
              <table:table-cell office:value-type="float" office:value="0.449754134654899">
                <text:p>0.4497541346548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33959837177229">
                <text:p>0.233959837177229</text:p>
              </table:table-cell>
              <table:table-cell office:value-type="float" office:value="0.0000767080938160682">
                <text:p>0.0000767080938160682</text:p>
              </table:table-cell>
              <table:table-cell office:value-type="float" office:value="0.457713476129945">
                <text:p>0.4577134761299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33827883148032">
                <text:p>0.233827883148032</text:p>
              </table:table-cell>
              <table:table-cell office:value-type="float" office:value="0.0000751348131481858">
                <text:p>0.0000751348131481858</text:p>
              </table:table-cell>
              <table:table-cell office:value-type="float" office:value="0.465671835863014">
                <text:p>0.4656718358630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33689510010825">
                <text:p>0.233689510010825</text:p>
              </table:table-cell>
              <table:table-cell office:value-type="float" office:value="0.000072753051548225">
                <text:p>0.000072753051548225</text:p>
              </table:table-cell>
              <table:table-cell office:value-type="float" office:value="0.473628515921394">
                <text:p>0.4736285159213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33544961060802">
                <text:p>0.233544961060802</text:p>
              </table:table-cell>
              <table:table-cell office:value-type="float" office:value="0.0000696001816855819">
                <text:p>0.0000696001816855819</text:p>
              </table:table-cell>
              <table:table-cell office:value-type="float" office:value="0.481582850679316">
                <text:p>0.4815828506793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33394470369762">
                <text:p>0.233394470369762</text:p>
              </table:table-cell>
              <table:table-cell office:value-type="float" office:value="0.0000657085485110238">
                <text:p>0.0000657085485110238</text:p>
              </table:table-cell>
              <table:table-cell office:value-type="float" office:value="0.48953420248676">
                <text:p>0.489534202486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33238260752737">
                <text:p>0.233238260752737</text:p>
              </table:table-cell>
              <table:table-cell office:value-type="float" office:value="0.0000611057891623594">
                <text:p>0.0000611057891623594</text:p>
              </table:table-cell>
              <table:table-cell office:value-type="float" office:value="0.497481957214973">
                <text:p>0.4974819572149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33076542047776">
                <text:p>0.233076542047776</text:p>
              </table:table-cell>
              <table:table-cell office:value-type="float" office:value="0.0000558150913908078">
                <text:p>0.0000558150913908078</text:p>
              </table:table-cell>
              <table:table-cell office:value-type="float" office:value="0.505425519988867">
                <text:p>0.5054255199888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32909509509297">
                <text:p>0.232909509509297</text:p>
              </table:table-cell>
              <table:table-cell office:value-type="float" office:value="0.0000498553723540507">
                <text:p>0.0000498553723540507</text:p>
              </table:table-cell>
              <table:table-cell office:value-type="float" office:value="0.513364310457042">
                <text:p>0.5133643104570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32737342475503">
                <text:p>0.232737342475503</text:p>
              </table:table-cell>
              <table:table-cell office:value-type="float" office:value="0.0000432414172193186">
                <text:p>0.0000432414172193186</text:p>
              </table:table-cell>
              <table:table-cell office:value-type="float" office:value="0.521297758448153">
                <text:p>0.5212977584481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232560203104024">
                <text:p>0.232560203104024</text:p>
              </table:table-cell>
              <table:table-cell office:value-type="float" office:value="0.0000359839531633814">
                <text:p>0.0000359839531633814</text:p>
              </table:table-cell>
              <table:table-cell office:value-type="float" office:value="0.529225299295676">
                <text:p>0.5292252992956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32378235207802">
                <text:p>0.232378235207802</text:p>
              </table:table-cell>
              <table:table-cell office:value-type="float" office:value="0.0000280896723726854">
                <text:p>0.0000280896723726854</text:p>
              </table:table-cell>
              <table:table-cell office:value-type="float" office:value="0.537146369114294">
                <text:p>0.5371463691142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23219156313462">
                <text:p>0.23219156313462</text:p>
              </table:table-cell>
              <table:table-cell office:value-type="float" office:value="0.0000195612004306907">
                <text:p>0.0000195612004306907</text:p>
              </table:table-cell>
              <table:table-cell office:value-type="float" office:value="0.545060399899304">
                <text:p>0.5450603998993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232000290652471">
                <text:p>0.232000290652471</text:p>
              </table:table-cell>
              <table:table-cell office:value-type="float" office:value="0.0000103970084395101">
                <text:p>0.0000103970084395101</text:p>
              </table:table-cell>
              <table:table-cell office:value-type="float" office:value="0.552966814414809">
                <text:p>0.5529668144148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231804499800748">
                <text:p>0.231804499800748</text:p>
              </table:table-cell>
              <table:table-cell office:value-type="float" office:value="0.000000591264633953265">
                <text:p>0.000000591264633953265</text:p>
              </table:table-cell>
              <table:table-cell office:value-type="float" office:value="0.560865020796473">
                <text:p>0.5608650207964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231604249240276">
                <text:p>0.231604249240276</text:p>
              </table:table-cell>
              <table:table-cell office:value-type="float" office:value="-0.00000986639632801745">
                <text:p>-0.00000986639632801745</text:p>
              </table:table-cell>
              <table:table-cell office:value-type="float" office:value="0.568754404698456">
                <text:p>0.5687544046984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231399625065361">
                <text:p>0.231399625065361</text:p>
              </table:table-cell>
              <table:table-cell office:value-type="float" office:value="-0.0000209886148563363">
                <text:p>-0.0000209886148563363</text:p>
              </table:table-cell>
              <table:table-cell office:value-type="float" office:value="0.576634424481666">
                <text:p>0.5766344244816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231190735912172">
                <text:p>0.231190735912172</text:p>
              </table:table-cell>
              <table:table-cell office:value-type="float" office:value="-0.0000327909206635033">
                <text:p>-0.0000327909206635033</text:p>
              </table:table-cell>
              <table:table-cell office:value-type="float" office:value="0.584504616019131">
                <text:p>0.5845046160191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230977639786563">
                <text:p>0.230977639786563</text:p>
              </table:table-cell>
              <table:table-cell office:value-type="float" office:value="-0.0000452956874518525">
                <text:p>-0.0000452956874518525</text:p>
              </table:table-cell>
              <table:table-cell office:value-type="float" office:value="0.592364437243913">
                <text:p>0.5923644372439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230760338772216">
                <text:p>0.230760338772216</text:p>
              </table:table-cell>
              <table:table-cell office:value-type="float" office:value="-0.000058532917017501">
                <text:p>-0.000058532917017501</text:p>
              </table:table-cell>
              <table:table-cell office:value-type="float" office:value="0.600213249273897">
                <text:p>0.6002132492738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23053882067872">
                <text:p>0.23053882067872</text:p>
              </table:table-cell>
              <table:table-cell office:value-type="float" office:value="-0.0000725388264879946">
                <text:p>-0.0000725388264879946</text:p>
              </table:table-cell>
              <table:table-cell office:value-type="float" office:value="0.608050398553206">
                <text:p>0.6080503985532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153cm" svg:y="0.38cm" svg:width="11.396cm" svg:height="8.241cm"/>
          <chart:axis chart:dimension="x" chart:name="primary-x" chart:style-name="ch4" chartooo:axis-type="auto">
            <chart:categories table:cell-range-address="local-table.$A$2:.$A$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0" chart:label-cell-address="local-table.$C$1" chart:class="chart:scatter">
            <chart:domain table:cell-range-address="local-table.$B$2:.$B$100"/>
            <chart:data-point chart:repeated="99"/>
          </chart:series>
          <chart:series chart:style-name="ch7" chart:values-cell-range-address="local-table.$D$2:.$D$100" chart:label-cell-address="local-table.$D$1" chart:class="chart:scatter">
            <chart:data-point chart:repeated="99"/>
          </chart:series>
          <chart:series chart:style-name="ch8" chart:values-cell-range-address="local-table.$E$2:.$E$100" chart:label-cell-address="local-table.$E$1" chart:class="chart:scatte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50247684263616">
                <text:p>0.150247684263616</text:p>
              </table:table-cell>
              <table:table-cell office:value-type="float" office:value="-0.00000128753621534024">
                <text:p>-0.00000128753621534024</text:p>
              </table:table-cell>
              <table:table-cell office:value-type="float" office:value="0.549946130019951">
                <text:p>0.5499461300199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62527086283411">
                <text:p>0.162527086283411</text:p>
              </table:table-cell>
              <table:table-cell office:value-type="float" office:value="-0.00000112963264420122">
                <text:p>-0.00000112963264420122</text:p>
              </table:table-cell>
              <table:table-cell office:value-type="float" office:value="0.549956227010567">
                <text:p>0.5499562270105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62547145885521">
                <text:p>0.162547145885521</text:p>
              </table:table-cell>
              <table:table-cell office:value-type="float" office:value="0.000000368161998301645">
                <text:p>0.000000368161998301645</text:p>
              </table:table-cell>
              <table:table-cell office:value-type="float" office:value="0.537685432136365">
                <text:p>0.537685432136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62560717574827">
                <text:p>0.162560717574827</text:p>
              </table:table-cell>
              <table:table-cell office:value-type="float" office:value="0.00000199957417583537">
                <text:p>0.00000199957417583537</text:p>
              </table:table-cell>
              <table:table-cell office:value-type="float" office:value="0.525405248635719">
                <text:p>0.525405248635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62574434700003">
                <text:p>0.162574434700003</text:p>
              </table:table-cell>
              <table:table-cell office:value-type="float" office:value="0.00000366237460253872">
                <text:p>0.00000366237460253872</text:p>
              </table:table-cell>
              <table:table-cell office:value-type="float" office:value="0.513124208865391">
                <text:p>0.5131242088653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62588573825383">
                <text:p>0.162588573825383</text:p>
              </table:table-cell>
              <table:table-cell office:value-type="float" office:value="0.00000535796982705892">
                <text:p>0.00000535796982705892</text:p>
              </table:table-cell>
              <table:table-cell office:value-type="float" office:value="0.500842632419203">
                <text:p>0.500842632419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62603177295232">
                <text:p>0.162603177295232</text:p>
              </table:table-cell>
              <table:table-cell office:value-type="float" office:value="0.00000709097386321117">
                <text:p>0.00000709097386321117</text:p>
              </table:table-cell>
              <table:table-cell office:value-type="float" office:value="0.488560520907515">
                <text:p>0.488560520907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62618279770255">
                <text:p>0.162618279770255</text:p>
              </table:table-cell>
              <table:table-cell office:value-type="float" office:value="0.00000886512778181454">
                <text:p>0.00000886512778181454</text:p>
              </table:table-cell>
              <table:table-cell office:value-type="float" office:value="0.476277855126484">
                <text:p>0.476277855126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6263391650065">
                <text:p>0.16263391650065</text:p>
              </table:table-cell>
              <table:table-cell office:value-type="float" office:value="0.0000106832668041789">
                <text:p>0.0000106832668041789</text:p>
              </table:table-cell>
              <table:table-cell office:value-type="float" office:value="0.463994622314264">
                <text:p>0.4639946223142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62650122479315">
                <text:p>0.162650122479315</text:p>
              </table:table-cell>
              <table:table-cell office:value-type="float" office:value="0.0000125464918906253">
                <text:p>0.0000125464918906253</text:p>
              </table:table-cell>
              <table:table-cell office:value-type="float" office:value="0.451710792359014">
                <text:p>0.4517107923590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62666933502596">
                <text:p>0.162666933502596</text:p>
              </table:table-cell>
              <table:table-cell office:value-type="float" office:value="0.0000144542357472849">
                <text:p>0.0000144542357472849</text:p>
              </table:table-cell>
              <table:table-cell office:value-type="float" office:value="0.439426334702601">
                <text:p>0.4394263347026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62684385674104">
                <text:p>0.162684385674104</text:p>
              </table:table-cell>
              <table:table-cell office:value-type="float" office:value="0.0000164036253047038">
                <text:p>0.0000164036253047038</text:p>
              </table:table-cell>
              <table:table-cell office:value-type="float" office:value="0.427141217022573">
                <text:p>0.4271412170225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62702513223718">
                <text:p>0.162702513223718</text:p>
              </table:table-cell>
              <table:table-cell office:value-type="float" office:value="0.0000183882572170019">
                <text:p>0.0000183882572170019</text:p>
              </table:table-cell>
              <table:table-cell office:value-type="float" office:value="0.414855398483242">
                <text:p>0.4148553984832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62721349592698">
                <text:p>0.162721349592698</text:p>
              </table:table-cell>
              <table:table-cell office:value-type="float" office:value="0.0000203972822980897">
                <text:p>0.0000203972822980897</text:p>
              </table:table-cell>
              <table:table-cell office:value-type="float" office:value="0.402568835443859">
                <text:p>0.4025688354438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62740925280092">
                <text:p>0.162740925280092</text:p>
              </table:table-cell>
              <table:table-cell office:value-type="float" office:value="0.0000224134540353226">
                <text:p>0.0000224134540353226</text:p>
              </table:table-cell>
              <table:table-cell office:value-type="float" office:value="0.390281479359635">
                <text:p>0.3902814793596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62761267905158">
                <text:p>0.162761267905158</text:p>
              </table:table-cell>
              <table:table-cell office:value-type="float" office:value="0.0000244107354574043">
                <text:p>0.0000244107354574043</text:p>
              </table:table-cell>
              <table:table-cell office:value-type="float" office:value="0.37799327870865">
                <text:p>0.377993278708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62782400244259">
                <text:p>0.162782400244259</text:p>
              </table:table-cell>
              <table:table-cell office:value-type="float" office:value="0.0000263505486556889">
                <text:p>0.0000263505486556889</text:p>
              </table:table-cell>
              <table:table-cell office:value-type="float" office:value="0.365704179167005">
                <text:p>0.3657041791670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62804342699333">
                <text:p>0.162804342699333</text:p>
              </table:table-cell>
              <table:table-cell office:value-type="float" office:value="0.0000281766747519501">
                <text:p>0.0000281766747519501</text:p>
              </table:table-cell>
              <table:table-cell office:value-type="float" office:value="0.35341412701382">
                <text:p>0.353414127013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62827095129394">
                <text:p>0.162827095129394</text:p>
              </table:table-cell>
              <table:table-cell office:value-type="float" office:value="0.0000298059458896875">
                <text:p>0.0000298059458896875</text:p>
              </table:table-cell>
              <table:table-cell office:value-type="float" office:value="0.341123062773243">
                <text:p>0.3411230627732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7509924595293">
                <text:p>0.17509924595293</text:p>
              </table:table-cell>
              <table:table-cell office:value-type="float" office:value="0.0000319244040888618">
                <text:p>0.0000319244040888618</text:p>
              </table:table-cell>
              <table:table-cell office:value-type="float" office:value="0.341128461843779">
                <text:p>0.3411284618437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75128545798225">
                <text:p>0.175128545798225</text:p>
              </table:table-cell>
              <table:table-cell office:value-type="float" office:value="0.000032507141095623">
                <text:p>0.000032507141095623</text:p>
              </table:table-cell>
              <table:table-cell office:value-type="float" office:value="0.328844762892852">
                <text:p>0.3288447628928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75152199935526">
                <text:p>0.175152199935526</text:p>
              </table:table-cell>
              <table:table-cell office:value-type="float" office:value="0.0000328776692072259">
                <text:p>0.0000328776692072259</text:p>
              </table:table-cell>
              <table:table-cell office:value-type="float" office:value="0.316552406163697">
                <text:p>0.3165524061636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75176264499789">
                <text:p>0.175176264499789</text:p>
              </table:table-cell>
              <table:table-cell office:value-type="float" office:value="0.0000324964986669746">
                <text:p>0.0000324964986669746</text:p>
              </table:table-cell>
              <table:table-cell office:value-type="float" office:value="0.304258817207254">
                <text:p>0.3042588172072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75200938852966">
                <text:p>0.175200938852966</text:p>
              </table:table-cell>
              <table:table-cell office:value-type="float" office:value="0.0000309878991442466">
                <text:p>0.0000309878991442466</text:p>
              </table:table-cell>
              <table:table-cell office:value-type="float" office:value="0.291964288439303">
                <text:p>0.291964288439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7522619000182">
                <text:p>0.17522619000182</text:p>
              </table:table-cell>
              <table:table-cell office:value-type="float" office:value="0.0000277974984745497">
                <text:p>0.0000277974984745497</text:p>
              </table:table-cell>
              <table:table-cell office:value-type="float" office:value="0.279668876017282">
                <text:p>0.2796688760172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75252079782577">
                <text:p>0.175252079782577</text:p>
              </table:table-cell>
              <table:table-cell office:value-type="float" office:value="0.0000220612839418421">
                <text:p>0.0000220612839418421</text:p>
              </table:table-cell>
              <table:table-cell office:value-type="float" office:value="0.267372724416147">
                <text:p>0.2673727244161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75277189200215">
                <text:p>0.175277189200215</text:p>
              </table:table-cell>
              <table:table-cell office:value-type="float" office:value="-0.0122528038218217">
                <text:p>-0.0122528038218217</text:p>
              </table:table-cell>
              <table:table-cell office:value-type="float" office:value="0.267363747835116">
                <text:p>0.2673637478351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75301424364112">
                <text:p>0.175301424364112</text:p>
              </table:table-cell>
              <table:table-cell office:value-type="float" office:value="-0.0245340800014626">
                <text:p>-0.0245340800014626</text:p>
              </table:table-cell>
              <table:table-cell office:value-type="float" office:value="0.267362895673353">
                <text:p>0.267362895673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75325529860361">
                <text:p>0.175325529860361</text:p>
              </table:table-cell>
              <table:table-cell office:value-type="float" office:value="-0.0368136573065811">
                <text:p>-0.0368136573065811</text:p>
              </table:table-cell>
              <table:table-cell office:value-type="float" office:value="0.267362136516169">
                <text:p>0.2673621365161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87599283399244">
                <text:p>0.187599283399244</text:p>
              </table:table-cell>
              <table:table-cell office:value-type="float" office:value="-0.0368250140479001">
                <text:p>-0.0368250140479001</text:p>
              </table:table-cell>
              <table:table-cell office:value-type="float" office:value="0.267371225026544">
                <text:p>0.2673712250265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99880435160541">
                <text:p>0.199880435160541</text:p>
              </table:table-cell>
              <table:table-cell office:value-type="float" office:value="-0.0368278153934989">
                <text:p>-0.0368278153934989</text:p>
              </table:table-cell>
              <table:table-cell office:value-type="float" office:value="0.267379536710134">
                <text:p>0.2673795367101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99909771371664">
                <text:p>0.199909771371664</text:p>
              </table:table-cell>
              <table:table-cell office:value-type="float" office:value="-0.0368237524032462">
                <text:p>-0.0368237524032462</text:p>
              </table:table-cell>
              <table:table-cell office:value-type="float" office:value="0.255093803000589">
                <text:p>0.2550938030005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99933036324817">
                <text:p>0.199933036324817</text:p>
              </table:table-cell>
              <table:table-cell office:value-type="float" office:value="-0.0368175742934786">
                <text:p>-0.0368175742934786</text:p>
              </table:table-cell>
              <table:table-cell office:value-type="float" office:value="0.242799999738026">
                <text:p>0.2427999997380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99956293005228">
                <text:p>0.199956293005228</text:p>
              </table:table-cell>
              <table:table-cell office:value-type="float" office:value="-0.0368080397877294">
                <text:p>-0.0368080397877294</text:p>
              </table:table-cell>
              <table:table-cell office:value-type="float" office:value="0.230506084332181">
                <text:p>0.2305060843321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99980075216694">
                <text:p>0.199980075216694</text:p>
              </table:table-cell>
              <table:table-cell office:value-type="float" office:value="-0.0367937883670867">
                <text:p>-0.0367937883670867</text:p>
              </table:table-cell>
              <table:table-cell office:value-type="float" office:value="0.218212727199278">
                <text:p>0.2182127271992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00005659367333">
                <text:p>0.200005659367333</text:p>
              </table:table-cell>
              <table:table-cell office:value-type="float" office:value="-0.0367710500183126">
                <text:p>-0.0367710500183126</text:p>
              </table:table-cell>
              <table:table-cell office:value-type="float" office:value="0.205920398515518">
                <text:p>0.2059203985155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00018526720719">
                <text:p>0.200018526720719</text:p>
              </table:table-cell>
              <table:table-cell office:value-type="float" office:value="-0.0490451782737856">
                <text:p>-0.0490451782737856</text:p>
              </table:table-cell>
              <table:table-cell office:value-type="float" office:value="0.205907771461281">
                <text:p>0.2059077714612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00061403957071">
                <text:p>0.200061403957071</text:p>
              </table:table-cell>
              <table:table-cell office:value-type="float" office:value="-0.0489875069666297">
                <text:p>-0.0489875069666297</text:p>
              </table:table-cell>
              <table:table-cell office:value-type="float" office:value="0.193623956448453">
                <text:p>0.1936239564484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00142104639176">
                <text:p>0.200142104639176</text:p>
              </table:table-cell>
              <table:table-cell office:value-type="float" office:value="-0.0488922231637453">
                <text:p>-0.0488922231637453</text:p>
              </table:table-cell>
              <table:table-cell office:value-type="float" office:value="0.181330468399666">
                <text:p>0.1813304683996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00254992552324">
                <text:p>0.200254992552324</text:p>
              </table:table-cell>
              <table:table-cell office:value-type="float" office:value="-0.0488134061023707">
                <text:p>-0.0488134061023707</text:p>
              </table:table-cell>
              <table:table-cell office:value-type="float" office:value="0.169027136765358">
                <text:p>0.1690271367653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00275570949978">
                <text:p>0.200275570949978</text:p>
              </table:table-cell>
              <table:table-cell office:value-type="float" office:value="-0.0488394253022994">
                <text:p>-0.0488394253022994</text:p>
              </table:table-cell>
              <table:table-cell office:value-type="float" office:value="0.156705632129485">
                <text:p>0.1567056321294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12525576675303">
                <text:p>0.212525576675303</text:p>
              </table:table-cell>
              <table:table-cell office:value-type="float" office:value="-0.0488502650618657">
                <text:p>-0.0488502650618657</text:p>
              </table:table-cell>
              <table:table-cell office:value-type="float" office:value="0.156676216504914">
                <text:p>0.1566762165049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24780863777245">
                <text:p>0.224780863777245</text:p>
              </table:table-cell>
              <table:table-cell office:value-type="float" office:value="-0.0488582110494668">
                <text:p>-0.0488582110494668</text:p>
              </table:table-cell>
              <table:table-cell office:value-type="float" office:value="0.156656580039374">
                <text:p>0.1566565800393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24810333321607">
                <text:p>0.224810333321607</text:p>
              </table:table-cell>
              <table:table-cell office:value-type="float" office:value="-0.0488834064968135">
                <text:p>-0.0488834064968135</text:p>
              </table:table-cell>
              <table:table-cell office:value-type="float" office:value="0.144321621485368">
                <text:p>0.1443216214853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24761534863362">
                <text:p>0.224761534863362</text:p>
              </table:table-cell>
              <table:table-cell office:value-type="float" office:value="-0.0489383153322763">
                <text:p>-0.0489383153322763</text:p>
              </table:table-cell>
              <table:table-cell office:value-type="float" office:value="0.131986161561541">
                <text:p>0.1319861615615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24714716609326">
                <text:p>0.224714716609326</text:p>
              </table:table-cell>
              <table:table-cell office:value-type="float" office:value="-0.049018091366205">
                <text:p>-0.049018091366205</text:p>
              </table:table-cell>
              <table:table-cell office:value-type="float" office:value="0.119697329165076">
                <text:p>0.1196973291650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24695796342864">
                <text:p>0.224695796342864</text:p>
              </table:table-cell>
              <table:table-cell office:value-type="float" office:value="-0.0490740357272079">
                <text:p>-0.0490740357272079</text:p>
              </table:table-cell>
              <table:table-cell office:value-type="float" office:value="0.107412370826841">
                <text:p>0.1074123708268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24690086153606">
                <text:p>0.224690086153606</text:p>
              </table:table-cell>
              <table:table-cell office:value-type="float" office:value="-0.0491166406060139">
                <text:p>-0.0491166406060139</text:p>
              </table:table-cell>
              <table:table-cell office:value-type="float" office:value="0.0951299742044285">
                <text:p>0.09512997420442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24692595519037">
                <text:p>0.224692595519037</text:p>
              </table:table-cell>
              <table:table-cell office:value-type="float" office:value="-0.0491482721611367">
                <text:p>-0.0491482721611367</text:p>
              </table:table-cell>
              <table:table-cell office:value-type="float" office:value="0.0828489552438339">
                <text:p>0.08284895524383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24699849421633">
                <text:p>0.224699849421633</text:p>
              </table:table-cell>
              <table:table-cell office:value-type="float" office:value="-0.0491725300107574">
                <text:p>-0.0491725300107574</text:p>
              </table:table-cell>
              <table:table-cell office:value-type="float" office:value="0.0705690020602944">
                <text:p>0.07056900206029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24710163358755">
                <text:p>0.224710163358755</text:p>
              </table:table-cell>
              <table:table-cell office:value-type="float" office:value="-0.0491910741175875">
                <text:p>-0.0491910741175875</text:p>
              </table:table-cell>
              <table:table-cell office:value-type="float" office:value="0.0582897917186853">
                <text:p>0.05828979171868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24722416554649">
                <text:p>0.224722416554649</text:p>
              </table:table-cell>
              <table:table-cell office:value-type="float" office:value="-0.0492053545196919">
                <text:p>-0.0492053545196919</text:p>
              </table:table-cell>
              <table:table-cell office:value-type="float" office:value="0.046010999827411">
                <text:p>0.0460109998274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369817085132">
                <text:p>0.2369817085132</text:p>
              </table:table-cell>
              <table:table-cell office:value-type="float" office:value="-0.0492272682060215">
                <text:p>-0.0492272682060215</text:p>
              </table:table-cell>
              <table:table-cell office:value-type="float" office:value="0.0459818147037829">
                <text:p>0.04598181470378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49246019212309">
                <text:p>0.249246019212309</text:p>
              </table:table-cell>
              <table:table-cell office:value-type="float" office:value="-0.0492504309001482">
                <text:p>-0.0492504309001482</text:p>
              </table:table-cell>
              <table:table-cell office:value-type="float" office:value="0.045961759312787">
                <text:p>0.0459617593127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49282328087688">
                <text:p>0.249282328087688</text:p>
              </table:table-cell>
              <table:table-cell office:value-type="float" office:value="-0.061516038633253">
                <text:p>-0.061516038633253</text:p>
              </table:table-cell>
              <table:table-cell office:value-type="float" office:value="0.0459478787668316">
                <text:p>0.04594787876683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61539871857986">
                <text:p>0.261539871857986</text:p>
              </table:table-cell>
              <table:table-cell office:value-type="float" office:value="-0.0615490819015875">
                <text:p>-0.0615490819015875</text:p>
              </table:table-cell>
              <table:table-cell office:value-type="float" office:value="0.0459303008335518">
                <text:p>0.04593030083355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73801308674713">
                <text:p>0.273801308674713</text:p>
              </table:table-cell>
              <table:table-cell office:value-type="float" office:value="-0.0615759073246593">
                <text:p>-0.0615759073246593</text:p>
              </table:table-cell>
              <table:table-cell office:value-type="float" office:value="0.0459144430807551">
                <text:p>0.04591444308075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86059109389074">
                <text:p>0.286059109389074</text:p>
              </table:table-cell>
              <table:table-cell office:value-type="float" office:value="-0.0616034877598061">
                <text:p>-0.0616034877598061</text:p>
              </table:table-cell>
              <table:table-cell office:value-type="float" office:value="0.0459002836304652">
                <text:p>0.04590028363046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86065662597777">
                <text:p>0.286065662597777</text:p>
              </table:table-cell>
              <table:table-cell office:value-type="float" office:value="-0.0616219604057367">
                <text:p>-0.0616219604057367</text:p>
              </table:table-cell>
              <table:table-cell office:value-type="float" office:value="0.0581768868499244">
                <text:p>0.05817688684992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86056319606593">
                <text:p>0.286056319606593</text:p>
              </table:table-cell>
              <table:table-cell office:value-type="float" office:value="-0.0616454383519055">
                <text:p>-0.0616454383519055</text:p>
              </table:table-cell>
              <table:table-cell office:value-type="float" office:value="0.0704609675737411">
                <text:p>0.07046096757374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86024734919859">
                <text:p>0.286024734919859</text:p>
              </table:table-cell>
              <table:table-cell office:value-type="float" office:value="-0.0616749755368453">
                <text:p>-0.0616749755368453</text:p>
              </table:table-cell>
              <table:table-cell office:value-type="float" office:value="0.0827496964297452">
                <text:p>0.08274969642974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85929548539913">
                <text:p>0.285929548539913</text:p>
              </table:table-cell>
              <table:table-cell office:value-type="float" office:value="-0.0617206337913878">
                <text:p>-0.0617206337913878</text:p>
              </table:table-cell>
              <table:table-cell office:value-type="float" office:value="0.0950419218703842">
                <text:p>0.09504192187038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85573084738964">
                <text:p>0.285573084738964</text:p>
              </table:table-cell>
              <table:table-cell office:value-type="float" office:value="-0.0618326109618277">
                <text:p>-0.0618326109618277</text:p>
              </table:table-cell>
              <table:table-cell office:value-type="float" office:value="0.10718711385184">
                <text:p>0.107187113851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8567067079824">
                <text:p>0.28567067079824</text:p>
              </table:table-cell>
              <table:table-cell office:value-type="float" office:value="-0.0617573752162313">
                <text:p>-0.0617573752162313</text:p>
              </table:table-cell>
              <table:table-cell office:value-type="float" office:value="0.119486671929765">
                <text:p>0.1194866719297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85751828851527">
                <text:p>0.285751828851527</text:p>
              </table:table-cell>
              <table:table-cell office:value-type="float" office:value="-0.0617110770757862">
                <text:p>-0.0617110770757862</text:p>
              </table:table-cell>
              <table:table-cell office:value-type="float" office:value="0.131767327964873">
                <text:p>0.1317673279648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85805265574858">
                <text:p>0.285805265574858</text:p>
              </table:table-cell>
              <table:table-cell office:value-type="float" office:value="-0.061670328640467">
                <text:p>-0.061670328640467</text:p>
              </table:table-cell>
              <table:table-cell office:value-type="float" office:value="0.144048080853547">
                <text:p>0.1440480808535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85845054077564">
                <text:p>0.285845054077564</text:p>
              </table:table-cell>
              <table:table-cell office:value-type="float" office:value="-0.061631962832965">
                <text:p>-0.061631962832965</text:p>
              </table:table-cell>
              <table:table-cell office:value-type="float" office:value="0.156328700983307">
                <text:p>0.1563287009833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85876770922712">
                <text:p>0.285876770922712</text:p>
              </table:table-cell>
              <table:table-cell office:value-type="float" office:value="-0.0615958058657716">
                <text:p>-0.0615958058657716</text:p>
              </table:table-cell>
              <table:table-cell office:value-type="float" office:value="0.168608748930825">
                <text:p>0.1686087489308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85903280626158">
                <text:p>0.285903280626158</text:p>
              </table:table-cell>
              <table:table-cell office:value-type="float" office:value="-0.0615622189994606">
                <text:p>-0.0615622189994606</text:p>
              </table:table-cell>
              <table:table-cell office:value-type="float" office:value="0.180888049080167">
                <text:p>0.1808880490801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85927522524818">
                <text:p>0.285927522524818</text:p>
              </table:table-cell>
              <table:table-cell office:value-type="float" office:value="-0.0615275589537556">
                <text:p>-0.0615275589537556</text:p>
              </table:table-cell>
              <table:table-cell office:value-type="float" office:value="0.193166508869902">
                <text:p>0.1931665088699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85947920092125">
                <text:p>0.285947920092125</text:p>
              </table:table-cell>
              <table:table-cell office:value-type="float" office:value="-0.0615001094329699">
                <text:p>-0.0615001094329699</text:p>
              </table:table-cell>
              <table:table-cell office:value-type="float" office:value="0.205444030009654">
                <text:p>0.2054440300096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85966659279449">
                <text:p>0.285966659279449</text:p>
              </table:table-cell>
              <table:table-cell office:value-type="float" office:value="-0.0614763671801704">
                <text:p>-0.0614763671801704</text:p>
              </table:table-cell>
              <table:table-cell office:value-type="float" office:value="0.217720724053052">
                <text:p>0.2177207240530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9824186901247">
                <text:p>0.29824186901247</text:p>
              </table:table-cell>
              <table:table-cell office:value-type="float" office:value="-0.0614797703297073">
                <text:p>-0.0614797703297073</text:p>
              </table:table-cell>
              <table:table-cell office:value-type="float" office:value="0.217728099832969">
                <text:p>0.2177280998329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310525444165945">
                <text:p>0.310525444165945</text:p>
              </table:table-cell>
              <table:table-cell office:value-type="float" office:value="-0.0614831272434805">
                <text:p>-0.0614831272434805</text:p>
              </table:table-cell>
              <table:table-cell office:value-type="float" office:value="0.217728383572037">
                <text:p>0.2177283835720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322809502566136">
                <text:p>0.322809502566136</text:p>
              </table:table-cell>
              <table:table-cell office:value-type="float" office:value="-0.0614863072753045">
                <text:p>-0.0614863072753045</text:p>
              </table:table-cell>
              <table:table-cell office:value-type="float" office:value="0.217728433017703">
                <text:p>0.2177284330177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335093754975184">
                <text:p>0.335093754975184</text:p>
              </table:table-cell>
              <table:table-cell office:value-type="float" office:value="-0.0614893331916174">
                <text:p>-0.0614893331916174</text:p>
              </table:table-cell>
              <table:table-cell office:value-type="float" office:value="0.21772850296049">
                <text:p>0.217728502960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347378195937779">
                <text:p>0.347378195937779</text:p>
              </table:table-cell>
              <table:table-cell office:value-type="float" office:value="-0.061492229005513">
                <text:p>-0.061492229005513</text:p>
              </table:table-cell>
              <table:table-cell office:value-type="float" office:value="0.217728599993514">
                <text:p>0.2177285999935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359662845359709">
                <text:p>0.359662845359709</text:p>
              </table:table-cell>
              <table:table-cell office:value-type="float" office:value="-0.0614950157282484">
                <text:p>-0.0614950157282484</text:p>
              </table:table-cell>
              <table:table-cell office:value-type="float" office:value="0.217728727385293">
                <text:p>0.2177287273852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37194771076943">
                <text:p>0.37194771076943</text:p>
              </table:table-cell>
              <table:table-cell office:value-type="float" office:value="-0.0614977152253347">
                <text:p>-0.0614977152253347</text:p>
              </table:table-cell>
              <table:table-cell office:value-type="float" office:value="0.217728882734287">
                <text:p>0.2177288827342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384232807175295">
                <text:p>0.384232807175295</text:p>
              </table:table-cell>
              <table:table-cell office:value-type="float" office:value="-0.0615003481567378">
                <text:p>-0.0615003481567378</text:p>
              </table:table-cell>
              <table:table-cell office:value-type="float" office:value="0.217729066407039">
                <text:p>0.2177290664070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396518150243173">
                <text:p>0.396518150243173</text:p>
              </table:table-cell>
              <table:table-cell office:value-type="float" office:value="-0.0615029349476575">
                <text:p>-0.0615029349476575</text:p>
              </table:table-cell>
              <table:table-cell office:value-type="float" office:value="0.217729278891974">
                <text:p>0.2177292788919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396535553211292">
                <text:p>0.396535553211292</text:p>
              </table:table-cell>
              <table:table-cell office:value-type="float" office:value="-0.0492258163843746">
                <text:p>-0.0492258163843746</text:p>
              </table:table-cell>
              <table:table-cell office:value-type="float" office:value="0.217726733863674">
                <text:p>0.2177267338636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39654610161663">
                <text:p>0.39654610161663</text:p>
              </table:table-cell>
              <table:table-cell office:value-type="float" office:value="-0.036942630079364">
                <text:p>-0.036942630079364</text:p>
              </table:table-cell>
              <table:table-cell office:value-type="float" office:value="0.217725231581539">
                <text:p>0.2177252315815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39655638042808">
                <text:p>0.39655638042808</text:p>
              </table:table-cell>
              <table:table-cell office:value-type="float" office:value="-0.0246594952703709">
                <text:p>-0.0246594952703709</text:p>
              </table:table-cell>
              <table:table-cell office:value-type="float" office:value="0.217723948291167">
                <text:p>0.2177239482911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396564976821976">
                <text:p>0.396564976821976</text:p>
              </table:table-cell>
              <table:table-cell office:value-type="float" office:value="-0.0123765632229693">
                <text:p>-0.0123765632229693</text:p>
              </table:table-cell>
              <table:table-cell office:value-type="float" office:value="0.217720280138247">
                <text:p>0.2177202801382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396573583736793">
                <text:p>0.396573583736793</text:p>
              </table:table-cell>
              <table:table-cell office:value-type="float" office:value="-0.0000937340303934937">
                <text:p>-0.0000937340303934937</text:p>
              </table:table-cell>
              <table:table-cell office:value-type="float" office:value="0.217716784219481">
                <text:p>0.2177167842194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96582192959528">
                <text:p>0.396582192959528</text:p>
              </table:table-cell>
              <table:table-cell office:value-type="float" office:value="0.0121889840746089">
                <text:p>0.0121889840746089</text:p>
              </table:table-cell>
              <table:table-cell office:value-type="float" office:value="0.217713465612562">
                <text:p>0.2177134656125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396590788373319">
                <text:p>0.396590788373319</text:p>
              </table:table-cell>
              <table:table-cell office:value-type="float" office:value="0.0244715982394059">
                <text:p>0.0244715982394059</text:p>
              </table:table-cell>
              <table:table-cell office:value-type="float" office:value="0.217710309446117">
                <text:p>0.2177103094461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96599352821645">
                <text:p>0.396599352821645</text:p>
              </table:table-cell>
              <table:table-cell office:value-type="float" office:value="0.0367541171009552">
                <text:p>0.0367541171009552</text:p>
              </table:table-cell>
              <table:table-cell office:value-type="float" office:value="0.217707300293314">
                <text:p>0.2177073002933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96607871014286">
                <text:p>0.396607871014286</text:p>
              </table:table-cell>
              <table:table-cell office:value-type="float" office:value="0.0490365530054955">
                <text:p>0.0490365530054955</text:p>
              </table:table-cell>
              <table:table-cell office:value-type="float" office:value="0.217704424798266">
                <text:p>0.2177044247982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96616341089908">
                <text:p>0.396616341089908</text:p>
              </table:table-cell>
              <table:table-cell office:value-type="float" office:value="0.0613187789840802">
                <text:p>0.0613187789840802</text:p>
              </table:table-cell>
              <table:table-cell office:value-type="float" office:value="0.217701655705717">
                <text:p>0.2177016557057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96624647815017">
                <text:p>0.396624647815017</text:p>
              </table:table-cell>
              <table:table-cell office:value-type="float" office:value="0.0736005147471899">
                <text:p>0.0736005147471899</text:p>
              </table:table-cell>
              <table:table-cell office:value-type="float" office:value="0.217698702421813">
                <text:p>0.2176987024218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96631509331462">
                <text:p>0.396631509331462</text:p>
              </table:table-cell>
              <table:table-cell office:value-type="float" office:value="0.0858823170772074">
                <text:p>0.0858823170772074</text:p>
              </table:table-cell>
              <table:table-cell office:value-type="float" office:value="0.217693923960486">
                <text:p>0.2176939239604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396638219562996">
                <text:p>0.396638219562996</text:p>
              </table:table-cell>
              <table:table-cell office:value-type="float" office:value="0.0981641879566481">
                <text:p>0.0981641879566481</text:p>
              </table:table-cell>
              <table:table-cell office:value-type="float" office:value="0.217689160586972">
                <text:p>0.2176891605869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96644754669897">
                <text:p>0.396644754669897</text:p>
              </table:table-cell>
              <table:table-cell office:value-type="float" office:value="0.110446147632513">
                <text:p>0.110446147632513</text:p>
              </table:table-cell>
              <table:table-cell office:value-type="float" office:value="0.217684399434851">
                <text:p>0.2176843994348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96651084390571">
                <text:p>0.396651084390571</text:p>
              </table:table-cell>
              <table:table-cell office:value-type="float" office:value="0.122728231284807">
                <text:p>0.122728231284807</text:p>
              </table:table-cell>
              <table:table-cell office:value-type="float" office:value="0.217679623625935">
                <text:p>0.2176796236259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96657177765444">
                <text:p>0.396657177765444</text:p>
              </table:table-cell>
              <table:table-cell office:value-type="float" office:value="0.135010465437517">
                <text:p>0.135010465437517</text:p>
              </table:table-cell>
              <table:table-cell office:value-type="float" office:value="0.217674817264397">
                <text:p>0.2176748172643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96663004045482">
                <text:p>0.396663004045482</text:p>
              </table:table-cell>
              <table:table-cell office:value-type="float" office:value="0.147292892839603">
                <text:p>0.147292892839603</text:p>
              </table:table-cell>
              <table:table-cell office:value-type="float" office:value="0.21766997024309">
                <text:p>0.217669970243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96668531396325">
                <text:p>0.396668531396325</text:p>
              </table:table-cell>
              <table:table-cell office:value-type="float" office:value="0.159575556691368">
                <text:p>0.159575556691368</text:p>
              </table:table-cell>
              <table:table-cell office:value-type="float" office:value="0.217665075725418">
                <text:p>0.21766507572541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047cm" svg:y="0.38cm" svg:width="11.502cm" svg:height="7.793cm"/>
          <chart:axis chart:dimension="x" chart:name="primary-x" chart:style-name="ch4" chartooo:axis-type="auto">
            <chart:categories table:cell-range-address="local-table.$A$2:.$A$1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8" chart:label-cell-address="local-table.$C$1" chart:class="chart:scatter">
            <chart:domain table:cell-range-address="local-table.$B$2:.$B$118"/>
            <chart:data-point chart:repeated="117"/>
          </chart:series>
          <chart:series chart:style-name="ch7" chart:values-cell-range-address="local-table.$D$2:.$D$118" chart:label-cell-address="local-table.$D$1" chart:class="chart:scatter">
            <chart:data-point chart:repeated="117"/>
          </chart:series>
          <chart:series chart:style-name="ch8" chart:values-cell-range-address="local-table.$E$2:.$E$118" chart:label-cell-address="local-table.$E$1" chart:class="chart:scatter">
            <chart:data-point chart:repeated="1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38727366924286">
                <text:p>0.138727366924286</text:p>
              </table:table-cell>
              <table:table-cell office:value-type="float" office:value="0.00128036178648472">
                <text:p>0.00128036178648472</text:p>
              </table:table-cell>
              <table:table-cell office:value-type="float" office:value="0.535536825656891">
                <text:p>0.5355368256568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38640984892845">
                <text:p>0.138640984892845</text:p>
              </table:table-cell>
              <table:table-cell office:value-type="float" office:value="0.0140686091035605">
                <text:p>0.0140686091035605</text:p>
              </table:table-cell>
              <table:table-cell office:value-type="float" office:value="0.542965888977051">
                <text:p>0.5429658889770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39201238751411">
                <text:p>0.139201238751411</text:p>
              </table:table-cell>
              <table:table-cell office:value-type="float" office:value="0.0251730047166347">
                <text:p>0.0251730047166347</text:p>
              </table:table-cell>
              <table:table-cell office:value-type="float" office:value="0.543548703193665">
                <text:p>0.543548703193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39676630496979">
                <text:p>0.139676630496979</text:p>
              </table:table-cell>
              <table:table-cell office:value-type="float" office:value="0.0366359055042267">
                <text:p>0.0366359055042267</text:p>
              </table:table-cell>
              <table:table-cell office:value-type="float" office:value="0.542277276515961">
                <text:p>0.542277276515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39724358916283">
                <text:p>0.139724358916283</text:p>
              </table:table-cell>
              <table:table-cell office:value-type="float" office:value="0.0492690540850163">
                <text:p>0.0492690540850163</text:p>
              </table:table-cell>
              <table:table-cell office:value-type="float" office:value="0.540347337722778">
                <text:p>0.540347337722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39750570058823">
                <text:p>0.139750570058823</text:p>
              </table:table-cell>
              <table:table-cell office:value-type="float" office:value="0.0619330480694771">
                <text:p>0.0619330480694771</text:p>
              </table:table-cell>
              <table:table-cell office:value-type="float" office:value="0.537952959537506">
                <text:p>0.5379529595375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53109654784203">
                <text:p>0.153109654784203</text:p>
              </table:table-cell>
              <table:table-cell office:value-type="float" office:value="0.0613403134047985">
                <text:p>0.0613403134047985</text:p>
              </table:table-cell>
              <table:table-cell office:value-type="float" office:value="0.533461093902588">
                <text:p>0.533461093902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66341423988342">
                <text:p>0.166341423988342</text:p>
              </table:table-cell>
              <table:table-cell office:value-type="float" office:value="0.0605709925293922">
                <text:p>0.0605709925293922</text:p>
              </table:table-cell>
              <table:table-cell office:value-type="float" office:value="0.533111929893494">
                <text:p>0.533111929893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65252283215523">
                <text:p>0.165252283215523</text:p>
              </table:table-cell>
              <table:table-cell office:value-type="float" office:value="0.0740096345543861">
                <text:p>0.0740096345543861</text:p>
              </table:table-cell>
              <table:table-cell office:value-type="float" office:value="0.532764375209808">
                <text:p>0.5327643752098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79231584072113">
                <text:p>0.179231584072113</text:p>
              </table:table-cell>
              <table:table-cell office:value-type="float" office:value="0.0733264088630676">
                <text:p>0.0733264088630676</text:p>
              </table:table-cell>
              <table:table-cell office:value-type="float" office:value="0.532370448112488">
                <text:p>0.532370448112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78002774715424">
                <text:p>0.178002774715424</text:p>
              </table:table-cell>
              <table:table-cell office:value-type="float" office:value="0.0866250246763229">
                <text:p>0.0866250246763229</text:p>
              </table:table-cell>
              <table:table-cell office:value-type="float" office:value="0.532003581523895">
                <text:p>0.532003581523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91547274589539">
                <text:p>0.191547274589539</text:p>
              </table:table-cell>
              <table:table-cell office:value-type="float" office:value="0.0862856134772301">
                <text:p>0.0862856134772301</text:p>
              </table:table-cell>
              <table:table-cell office:value-type="float" office:value="0.531608283519745">
                <text:p>0.5316082835197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90665811300278">
                <text:p>0.190665811300278</text:p>
              </table:table-cell>
              <table:table-cell office:value-type="float" office:value="0.0991482809185982">
                <text:p>0.0991482809185982</text:p>
              </table:table-cell>
              <table:table-cell office:value-type="float" office:value="0.531274616718292">
                <text:p>0.5312746167182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03613489866257">
                <text:p>0.203613489866257</text:p>
              </table:table-cell>
              <table:table-cell office:value-type="float" office:value="0.0995107069611549">
                <text:p>0.0995107069611549</text:p>
              </table:table-cell>
              <table:table-cell office:value-type="float" office:value="0.530841529369354">
                <text:p>0.5308415293693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02986508607864">
                <text:p>0.202986508607864</text:p>
              </table:table-cell>
              <table:table-cell office:value-type="float" office:value="0.111961685121059">
                <text:p>0.111961685121059</text:p>
              </table:table-cell>
              <table:table-cell office:value-type="float" office:value="0.53050971031189">
                <text:p>0.53050971031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15273916721344">
                <text:p>0.215273916721344</text:p>
              </table:table-cell>
              <table:table-cell office:value-type="float" office:value="0.112954989075661">
                <text:p>0.112954989075661</text:p>
              </table:table-cell>
              <table:table-cell office:value-type="float" office:value="0.530058979988098">
                <text:p>0.5300589799880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226862773299217">
                <text:p>0.226862773299217</text:p>
              </table:table-cell>
              <table:table-cell office:value-type="float" office:value="0.114011242985725">
                <text:p>0.114011242985725</text:p>
              </table:table-cell>
              <table:table-cell office:value-type="float" office:value="0.529618144035339">
                <text:p>0.529618144035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225408181548119">
                <text:p>0.225408181548119</text:p>
              </table:table-cell>
              <table:table-cell office:value-type="float" office:value="0.11387500166893">
                <text:p>0.11387500166893</text:p>
              </table:table-cell>
              <table:table-cell office:value-type="float" office:value="0.51776921749115">
                <text:p>0.517769217491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24656641483307">
                <text:p>0.224656641483307</text:p>
              </table:table-cell>
              <table:table-cell office:value-type="float" office:value="0.113686695694923">
                <text:p>0.113686695694923</text:p>
              </table:table-cell>
              <table:table-cell office:value-type="float" office:value="0.506170392036438">
                <text:p>0.5061703920364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23828136920929">
                <text:p>0.223828136920929</text:p>
              </table:table-cell>
              <table:table-cell office:value-type="float" office:value="0.113461561501026">
                <text:p>0.113461561501026</text:p>
              </table:table-cell>
              <table:table-cell office:value-type="float" office:value="0.495020449161529">
                <text:p>0.4950204491615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224360764026642">
                <text:p>0.224360764026642</text:p>
              </table:table-cell>
              <table:table-cell office:value-type="float" office:value="0.114011362195015">
                <text:p>0.114011362195015</text:p>
              </table:table-cell>
              <table:table-cell office:value-type="float" office:value="0.484775424003601">
                <text:p>0.4847754240036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38773658871651">
                <text:p>0.238773658871651</text:p>
              </table:table-cell>
              <table:table-cell office:value-type="float" office:value="0.113537430763245">
                <text:p>0.113537430763245</text:p>
              </table:table-cell>
              <table:table-cell office:value-type="float" office:value="0.48485392332077">
                <text:p>0.484853923320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51683056354523">
                <text:p>0.251683056354523</text:p>
              </table:table-cell>
              <table:table-cell office:value-type="float" office:value="0.113607317209244">
                <text:p>0.113607317209244</text:p>
              </table:table-cell>
              <table:table-cell office:value-type="float" office:value="0.484473407268524">
                <text:p>0.4844734072685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24991349875927">
                <text:p>0.24991349875927</text:p>
              </table:table-cell>
              <table:table-cell office:value-type="float" office:value="0.113785900175571">
                <text:p>0.113785900175571</text:p>
              </table:table-cell>
              <table:table-cell office:value-type="float" office:value="0.471994131803513">
                <text:p>0.4719941318035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263875752687454">
                <text:p>0.263875752687454</text:p>
              </table:table-cell>
              <table:table-cell office:value-type="float" office:value="0.113533303141594">
                <text:p>0.113533303141594</text:p>
              </table:table-cell>
              <table:table-cell office:value-type="float" office:value="0.470642596483231">
                <text:p>0.4706425964832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262647539377213">
                <text:p>0.262647539377213</text:p>
              </table:table-cell>
              <table:table-cell office:value-type="float" office:value="0.114012807607651">
                <text:p>0.114012807607651</text:p>
              </table:table-cell>
              <table:table-cell office:value-type="float" office:value="0.458801776170731">
                <text:p>0.4588017761707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262227386236191">
                <text:p>0.262227386236191</text:p>
              </table:table-cell>
              <table:table-cell office:value-type="float" office:value="0.114330485463142">
                <text:p>0.114330485463142</text:p>
              </table:table-cell>
              <table:table-cell office:value-type="float" office:value="0.454542607069016">
                <text:p>0.4545426070690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274246722459793">
                <text:p>0.274246722459793</text:p>
              </table:table-cell>
              <table:table-cell office:value-type="float" office:value="0.11333142966032">
                <text:p>0.11333142966032</text:p>
              </table:table-cell>
              <table:table-cell office:value-type="float" office:value="0.446851640939713">
                <text:p>0.4468516409397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74816572666168">
                <text:p>0.274816572666168</text:p>
              </table:table-cell>
              <table:table-cell office:value-type="float" office:value="0.114480011165142">
                <text:p>0.114480011165142</text:p>
              </table:table-cell>
              <table:table-cell office:value-type="float" office:value="0.441689550876617">
                <text:p>0.4416895508766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87086009979248">
                <text:p>0.287086009979248</text:p>
              </table:table-cell>
              <table:table-cell office:value-type="float" office:value="0.113592095673084">
                <text:p>0.113592095673084</text:p>
              </table:table-cell>
              <table:table-cell office:value-type="float" office:value="0.434744715690613">
                <text:p>0.4347447156906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87271440029144">
                <text:p>0.287271440029144</text:p>
              </table:table-cell>
              <table:table-cell office:value-type="float" office:value="0.114599481225014">
                <text:p>0.114599481225014</text:p>
              </table:table-cell>
              <table:table-cell office:value-type="float" office:value="0.428750485181809">
                <text:p>0.4287504851818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300159066915512">
                <text:p>0.300159066915512</text:p>
              </table:table-cell>
              <table:table-cell office:value-type="float" office:value="0.113686889410019">
                <text:p>0.113686889410019</text:p>
              </table:table-cell>
              <table:table-cell office:value-type="float" office:value="0.422929406166077">
                <text:p>0.4229294061660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99605309963226">
                <text:p>0.299605309963226</text:p>
              </table:table-cell>
              <table:table-cell office:value-type="float" office:value="0.114642016589642">
                <text:p>0.114642016589642</text:p>
              </table:table-cell>
              <table:table-cell office:value-type="float" office:value="0.41888228058815">
                <text:p>0.418882280588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311685174703598">
                <text:p>0.311685174703598</text:p>
              </table:table-cell>
              <table:table-cell office:value-type="float" office:value="0.113300502300263">
                <text:p>0.113300502300263</text:p>
              </table:table-cell>
              <table:table-cell office:value-type="float" office:value="0.411751449108124">
                <text:p>0.4117514491081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312189191579819">
                <text:p>0.312189191579819</text:p>
              </table:table-cell>
              <table:table-cell office:value-type="float" office:value="0.114731959998608">
                <text:p>0.114731959998608</text:p>
              </table:table-cell>
              <table:table-cell office:value-type="float" office:value="0.405824333429336">
                <text:p>0.4058243334293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31040757894516">
                <text:p>0.31040757894516</text:p>
              </table:table-cell>
              <table:table-cell office:value-type="float" office:value="0.114260457456112">
                <text:p>0.114260457456112</text:p>
              </table:table-cell>
              <table:table-cell office:value-type="float" office:value="0.391178458929062">
                <text:p>0.3911784589290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30980721116066">
                <text:p>0.30980721116066</text:p>
              </table:table-cell>
              <table:table-cell office:value-type="float" office:value="0.114162743091583">
                <text:p>0.114162743091583</text:p>
              </table:table-cell>
              <table:table-cell office:value-type="float" office:value="0.376720249652863">
                <text:p>0.3767202496528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309591114521027">
                <text:p>0.309591114521027</text:p>
              </table:table-cell>
              <table:table-cell office:value-type="float" office:value="0.114219561219215">
                <text:p>0.114219561219215</text:p>
              </table:table-cell>
              <table:table-cell office:value-type="float" office:value="0.369365036487579">
                <text:p>0.3693650364875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30877947807312">
                <text:p>0.30877947807312</text:p>
              </table:table-cell>
              <table:table-cell office:value-type="float" office:value="0.114167794585228">
                <text:p>0.114167794585228</text:p>
              </table:table-cell>
              <table:table-cell office:value-type="float" office:value="0.355937421321869">
                <text:p>0.3559374213218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306689590215683">
                <text:p>0.306689590215683</text:p>
              </table:table-cell>
              <table:table-cell office:value-type="float" office:value="0.11388685554266">
                <text:p>0.11388685554266</text:p>
              </table:table-cell>
              <table:table-cell office:value-type="float" office:value="0.346750676631927">
                <text:p>0.3467506766319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305627942085266">
                <text:p>0.305627942085266</text:p>
              </table:table-cell>
              <table:table-cell office:value-type="float" office:value="0.113915115594864">
                <text:p>0.113915115594864</text:p>
              </table:table-cell>
              <table:table-cell office:value-type="float" office:value="0.338897138834">
                <text:p>0.3388971388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306615173816681">
                <text:p>0.306615173816681</text:p>
              </table:table-cell>
              <table:table-cell office:value-type="float" office:value="0.114407114684582">
                <text:p>0.114407114684582</text:p>
              </table:table-cell>
              <table:table-cell office:value-type="float" office:value="0.326277017593384">
                <text:p>0.3262770175933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306511551141739">
                <text:p>0.306511551141739</text:p>
              </table:table-cell>
              <table:table-cell office:value-type="float" office:value="0.114304333925247">
                <text:p>0.114304333925247</text:p>
              </table:table-cell>
              <table:table-cell office:value-type="float" office:value="0.311330705881119">
                <text:p>0.3113307058811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306226849555969">
                <text:p>0.306226849555969</text:p>
              </table:table-cell>
              <table:table-cell office:value-type="float" office:value="0.114371657371521">
                <text:p>0.114371657371521</text:p>
              </table:table-cell>
              <table:table-cell office:value-type="float" office:value="0.302023530006409">
                <text:p>0.3020235300064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306274026632309">
                <text:p>0.306274026632309</text:p>
              </table:table-cell>
              <table:table-cell office:value-type="float" office:value="0.114561542868614">
                <text:p>0.114561542868614</text:p>
              </table:table-cell>
              <table:table-cell office:value-type="float" office:value="0.288179755210876">
                <text:p>0.2881797552108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306171923875809">
                <text:p>0.306171923875809</text:p>
              </table:table-cell>
              <table:table-cell office:value-type="float" office:value="0.114610143005848">
                <text:p>0.114610143005848</text:p>
              </table:table-cell>
              <table:table-cell office:value-type="float" office:value="0.276467442512512">
                <text:p>0.2764674425125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305279135704041">
                <text:p>0.305279135704041</text:p>
              </table:table-cell>
              <table:table-cell office:value-type="float" office:value="0.114539369940758">
                <text:p>0.114539369940758</text:p>
              </table:table-cell>
              <table:table-cell office:value-type="float" office:value="0.271604239940643">
                <text:p>0.2716042399406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305599570274353">
                <text:p>0.305599570274353</text:p>
              </table:table-cell>
              <table:table-cell office:value-type="float" office:value="0.114643447101116">
                <text:p>0.114643447101116</text:p>
              </table:table-cell>
              <table:table-cell office:value-type="float" office:value="0.270215630531311">
                <text:p>0.2702156305313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305648058652878">
                <text:p>0.305648058652878</text:p>
              </table:table-cell>
              <table:table-cell office:value-type="float" office:value="0.114808060228825">
                <text:p>0.114808060228825</text:p>
              </table:table-cell>
              <table:table-cell office:value-type="float" office:value="0.251364231109619">
                <text:p>0.2513642311096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304559350013733">
                <text:p>0.304559350013733</text:p>
              </table:table-cell>
              <table:table-cell office:value-type="float" office:value="0.115443728864193">
                <text:p>0.115443728864193</text:p>
              </table:table-cell>
              <table:table-cell office:value-type="float" office:value="0.241214945912361">
                <text:p>0.2412149459123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304901450872421">
                <text:p>0.304901450872421</text:p>
              </table:table-cell>
              <table:table-cell office:value-type="float" office:value="0.11543332785368">
                <text:p>0.11543332785368</text:p>
              </table:table-cell>
              <table:table-cell office:value-type="float" office:value="0.228219613432884">
                <text:p>0.2282196134328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304316848516464">
                <text:p>0.304316848516464</text:p>
              </table:table-cell>
              <table:table-cell office:value-type="float" office:value="0.116236008703709">
                <text:p>0.116236008703709</text:p>
              </table:table-cell>
              <table:table-cell office:value-type="float" office:value="0.214321047067642">
                <text:p>0.2143210470676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303942203521729">
                <text:p>0.303942203521729</text:p>
              </table:table-cell>
              <table:table-cell office:value-type="float" office:value="0.116716958582401">
                <text:p>0.116716958582401</text:p>
              </table:table-cell>
              <table:table-cell office:value-type="float" office:value="0.202936574816704">
                <text:p>0.2029365748167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304050892591476">
                <text:p>0.304050892591476</text:p>
              </table:table-cell>
              <table:table-cell office:value-type="float" office:value="0.11706504970789">
                <text:p>0.11706504970789</text:p>
              </table:table-cell>
              <table:table-cell office:value-type="float" office:value="0.188991233706474">
                <text:p>0.1889912337064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303982973098755">
                <text:p>0.303982973098755</text:p>
              </table:table-cell>
              <table:table-cell office:value-type="float" office:value="0.117056995630264">
                <text:p>0.117056995630264</text:p>
              </table:table-cell>
              <table:table-cell office:value-type="float" office:value="0.177431851625443">
                <text:p>0.1774318516254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304158747196197">
                <text:p>0.304158747196197</text:p>
              </table:table-cell>
              <table:table-cell office:value-type="float" office:value="0.11714868247509">
                <text:p>0.11714868247509</text:p>
              </table:table-cell>
              <table:table-cell office:value-type="float" office:value="0.163153067231178">
                <text:p>0.1631530672311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304060935974121">
                <text:p>0.304060935974121</text:p>
              </table:table-cell>
              <table:table-cell office:value-type="float" office:value="0.117069281637669">
                <text:p>0.117069281637669</text:p>
              </table:table-cell>
              <table:table-cell office:value-type="float" office:value="0.151496157050133">
                <text:p>0.1514961570501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304180234670639">
                <text:p>0.304180234670639</text:p>
              </table:table-cell>
              <table:table-cell office:value-type="float" office:value="0.117122419178486">
                <text:p>0.117122419178486</text:p>
              </table:table-cell>
              <table:table-cell office:value-type="float" office:value="0.138688132166862">
                <text:p>0.138688132166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304201692342758">
                <text:p>0.304201692342758</text:p>
              </table:table-cell>
              <table:table-cell office:value-type="float" office:value="0.117112286388874">
                <text:p>0.117112286388874</text:p>
              </table:table-cell>
              <table:table-cell office:value-type="float" office:value="0.125825271010399">
                <text:p>0.1258252710103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304230690002441">
                <text:p>0.304230690002441</text:p>
              </table:table-cell>
              <table:table-cell office:value-type="float" office:value="0.117113091051579">
                <text:p>0.117113091051579</text:p>
              </table:table-cell>
              <table:table-cell office:value-type="float" office:value="0.113053195178509">
                <text:p>0.1130531951785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318594753742218">
                <text:p>0.318594753742218</text:p>
              </table:table-cell>
              <table:table-cell office:value-type="float" office:value="0.117209807038307">
                <text:p>0.117209807038307</text:p>
              </table:table-cell>
              <table:table-cell office:value-type="float" office:value="0.109170630574226">
                <text:p>0.109170630574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316497266292572">
                <text:p>0.316497266292572</text:p>
              </table:table-cell>
              <table:table-cell office:value-type="float" office:value="0.103978849947453">
                <text:p>0.103978849947453</text:p>
              </table:table-cell>
              <table:table-cell office:value-type="float" office:value="0.112745203077793">
                <text:p>0.1127452030777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317083597183228">
                <text:p>0.317083597183228</text:p>
              </table:table-cell>
              <table:table-cell office:value-type="float" office:value="0.105077661573887">
                <text:p>0.105077661573887</text:p>
              </table:table-cell>
              <table:table-cell office:value-type="float" office:value="0.101162172853947">
                <text:p>0.1011621728539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317056626081467">
                <text:p>0.317056626081467</text:p>
              </table:table-cell>
              <table:table-cell office:value-type="float" office:value="0.105057001113892">
                <text:p>0.105057001113892</text:p>
              </table:table-cell>
              <table:table-cell office:value-type="float" office:value="0.0858515277504921">
                <text:p>0.08585152775049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31684821844101">
                <text:p>0.31684821844101</text:p>
              </table:table-cell>
              <table:table-cell office:value-type="float" office:value="0.104985490441322">
                <text:p>0.104985490441322</text:p>
              </table:table-cell>
              <table:table-cell office:value-type="float" office:value="0.0747157335281372">
                <text:p>0.07471573352813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317020744085312">
                <text:p>0.317020744085312</text:p>
              </table:table-cell>
              <table:table-cell office:value-type="float" office:value="0.105046696960926">
                <text:p>0.105046696960926</text:p>
              </table:table-cell>
              <table:table-cell office:value-type="float" office:value="0.0619095414876938">
                <text:p>0.06190954148769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316974341869354">
                <text:p>0.316974341869354</text:p>
              </table:table-cell>
              <table:table-cell office:value-type="float" office:value="0.105023503303528">
                <text:p>0.105023503303528</text:p>
              </table:table-cell>
              <table:table-cell office:value-type="float" office:value="0.0491527020931244">
                <text:p>0.04915270209312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316979110240936">
                <text:p>0.316979110240936</text:p>
              </table:table-cell>
              <table:table-cell office:value-type="float" office:value="0.105017609894276">
                <text:p>0.105017609894276</text:p>
              </table:table-cell>
              <table:table-cell office:value-type="float" office:value="0.036601796746254">
                <text:p>0.0366017967462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316946238279343">
                <text:p>0.316946238279343</text:p>
              </table:table-cell>
              <table:table-cell office:value-type="float" office:value="0.105093732476234">
                <text:p>0.105093732476234</text:p>
              </table:table-cell>
              <table:table-cell office:value-type="float" office:value="0.0261043813079596">
                <text:p>0.02610438130795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17422479391098">
                <text:p>0.317422479391098</text:p>
              </table:table-cell>
              <table:table-cell office:value-type="float" office:value="0.1053786277771">
                <text:p>0.1053786277771</text:p>
              </table:table-cell>
              <table:table-cell office:value-type="float" office:value="0.0254977848380804">
                <text:p>0.02549778483808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327314138412476">
                <text:p>0.327314138412476</text:p>
              </table:table-cell>
              <table:table-cell office:value-type="float" office:value="0.104395270347595">
                <text:p>0.104395270347595</text:p>
              </table:table-cell>
              <table:table-cell office:value-type="float" office:value="0.0256741940975189">
                <text:p>0.02567419409751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328481614589691">
                <text:p>0.328481614589691</text:p>
              </table:table-cell>
              <table:table-cell office:value-type="float" office:value="0.0927955210208893">
                <text:p>0.0927955210208893</text:p>
              </table:table-cell>
              <table:table-cell office:value-type="float" office:value="0.0258319824934006">
                <text:p>0.02583198249340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340304970741272">
                <text:p>0.340304970741272</text:p>
              </table:table-cell>
              <table:table-cell office:value-type="float" office:value="0.0923339352011681">
                <text:p>0.0923339352011681</text:p>
              </table:table-cell>
              <table:table-cell office:value-type="float" office:value="0.0259491112083197">
                <text:p>0.02594911120831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341726124286652">
                <text:p>0.341726124286652</text:p>
              </table:table-cell>
              <table:table-cell office:value-type="float" office:value="0.0799269825220108">
                <text:p>0.0799269825220108</text:p>
              </table:table-cell>
              <table:table-cell office:value-type="float" office:value="0.0259320586919784">
                <text:p>0.02593205869197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341989755630493">
                <text:p>0.341989755630493</text:p>
              </table:table-cell>
              <table:table-cell office:value-type="float" office:value="0.068680927157402">
                <text:p>0.068680927157402</text:p>
              </table:table-cell>
              <table:table-cell office:value-type="float" office:value="0.0260152574628591">
                <text:p>0.02601525746285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35366877913475">
                <text:p>0.35366877913475</text:p>
              </table:table-cell>
              <table:table-cell office:value-type="float" office:value="0.0681025683879852">
                <text:p>0.0681025683879852</text:p>
              </table:table-cell>
              <table:table-cell office:value-type="float" office:value="0.0260915774852037">
                <text:p>0.02609157748520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366093426942825">
                <text:p>0.366093426942825</text:p>
              </table:table-cell>
              <table:table-cell office:value-type="float" office:value="0.0686663091182709">
                <text:p>0.0686663091182709</text:p>
              </table:table-cell>
              <table:table-cell office:value-type="float" office:value="0.0261614713817835">
                <text:p>0.02616147138178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367603778839111">
                <text:p>0.367603778839111</text:p>
              </table:table-cell>
              <table:table-cell office:value-type="float" office:value="0.0552607737481594">
                <text:p>0.0552607737481594</text:p>
              </table:table-cell>
              <table:table-cell office:value-type="float" office:value="0.0260658729821444">
                <text:p>0.02606587298214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367805987596512">
                <text:p>0.367805987596512</text:p>
              </table:table-cell>
              <table:table-cell office:value-type="float" office:value="0.0564130768179894">
                <text:p>0.0564130768179894</text:p>
              </table:table-cell>
              <table:table-cell office:value-type="float" office:value="0.0263197403401136">
                <text:p>0.02631974034011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367053896188736">
                <text:p>0.367053896188736</text:p>
              </table:table-cell>
              <table:table-cell office:value-type="float" office:value="0.0563094466924667">
                <text:p>0.0563094466924667</text:p>
              </table:table-cell>
              <table:table-cell office:value-type="float" office:value="0.0391907729208469">
                <text:p>0.03919077292084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367219090461731">
                <text:p>0.367219090461731</text:p>
              </table:table-cell>
              <table:table-cell office:value-type="float" office:value="0.0563682951033115">
                <text:p>0.0563682951033115</text:p>
              </table:table-cell>
              <table:table-cell office:value-type="float" office:value="0.0539742819964886">
                <text:p>0.05397428199648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36705470085144">
                <text:p>0.36705470085144</text:p>
              </table:table-cell>
              <table:table-cell office:value-type="float" office:value="0.0563320480287075">
                <text:p>0.0563320480287075</text:p>
              </table:table-cell>
              <table:table-cell office:value-type="float" office:value="0.0673704147338867">
                <text:p>0.06737041473388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367020517587662">
                <text:p>0.367020517587662</text:p>
              </table:table-cell>
              <table:table-cell office:value-type="float" office:value="0.0563274696469307">
                <text:p>0.0563274696469307</text:p>
              </table:table-cell>
              <table:table-cell office:value-type="float" office:value="0.0803352892398834">
                <text:p>0.08033528923988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366924196481705">
                <text:p>0.366924196481705</text:p>
              </table:table-cell>
              <table:table-cell office:value-type="float" office:value="0.0563036315143108">
                <text:p>0.0563036315143108</text:p>
              </table:table-cell>
              <table:table-cell office:value-type="float" office:value="0.0932866334915161">
                <text:p>0.09328663349151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366898715496063">
                <text:p>0.366898715496063</text:p>
              </table:table-cell>
              <table:table-cell office:value-type="float" office:value="0.0562909655272961">
                <text:p>0.0562909655272961</text:p>
              </table:table-cell>
              <table:table-cell office:value-type="float" office:value="0.106309093534946">
                <text:p>0.1063090935349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366830915212631">
                <text:p>0.366830915212631</text:p>
              </table:table-cell>
              <table:table-cell office:value-type="float" office:value="0.0562735423445702">
                <text:p>0.0562735423445702</text:p>
              </table:table-cell>
              <table:table-cell office:value-type="float" office:value="0.119308114051819">
                <text:p>0.1193081140518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66787016391754">
                <text:p>0.366787016391754</text:p>
              </table:table-cell>
              <table:table-cell office:value-type="float" office:value="0.0562592446804047">
                <text:p>0.0562592446804047</text:p>
              </table:table-cell>
              <table:table-cell office:value-type="float" office:value="0.132340103387833">
                <text:p>0.1323401033878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366760492324829">
                <text:p>0.366760492324829</text:p>
              </table:table-cell>
              <table:table-cell office:value-type="float" office:value="0.0562522150576115">
                <text:p>0.0562522150576115</text:p>
              </table:table-cell>
              <table:table-cell office:value-type="float" office:value="0.145404115319252">
                <text:p>0.1454041153192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66969615221024">
                <text:p>0.366969615221024</text:p>
              </table:table-cell>
              <table:table-cell office:value-type="float" office:value="0.0551993995904923">
                <text:p>0.0551993995904923</text:p>
              </table:table-cell>
              <table:table-cell office:value-type="float" office:value="0.158542007207871">
                <text:p>0.1585420072078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67057412862778">
                <text:p>0.367057412862778</text:p>
              </table:table-cell>
              <table:table-cell office:value-type="float" office:value="0.0546815544366836">
                <text:p>0.0546815544366836</text:p>
              </table:table-cell>
              <table:table-cell office:value-type="float" office:value="0.17178501188755">
                <text:p>0.171785011887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67407083511353">
                <text:p>0.367407083511353</text:p>
              </table:table-cell>
              <table:table-cell office:value-type="float" office:value="0.0540744513273239">
                <text:p>0.0540744513273239</text:p>
              </table:table-cell>
              <table:table-cell office:value-type="float" office:value="0.185207083821297">
                <text:p>0.1852070838212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67812931537628">
                <text:p>0.367812931537628</text:p>
              </table:table-cell>
              <table:table-cell office:value-type="float" office:value="0.0537081025540829">
                <text:p>0.0537081025540829</text:p>
              </table:table-cell>
              <table:table-cell office:value-type="float" office:value="0.198809191584587">
                <text:p>0.1988091915845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68310332298279">
                <text:p>0.368310332298279</text:p>
              </table:table-cell>
              <table:table-cell office:value-type="float" office:value="0.0533930771052837">
                <text:p>0.0533930771052837</text:p>
              </table:table-cell>
              <table:table-cell office:value-type="float" office:value="0.212423697113991">
                <text:p>0.2124236971139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368982881307602">
                <text:p>0.368982881307602</text:p>
              </table:table-cell>
              <table:table-cell office:value-type="float" office:value="0.0531752146780491">
                <text:p>0.0531752146780491</text:p>
              </table:table-cell>
              <table:table-cell office:value-type="float" office:value="0.225725948810577">
                <text:p>0.2257259488105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69712650775909">
                <text:p>0.369712650775909</text:p>
              </table:table-cell>
              <table:table-cell office:value-type="float" office:value="0.0529453605413437">
                <text:p>0.0529453605413437</text:p>
              </table:table-cell>
              <table:table-cell office:value-type="float" office:value="0.238578021526337">
                <text:p>0.2385780215263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7023538351059">
                <text:p>0.37023538351059</text:p>
              </table:table-cell>
              <table:table-cell office:value-type="float" office:value="0.0527117177844047">
                <text:p>0.0527117177844047</text:p>
              </table:table-cell>
              <table:table-cell office:value-type="float" office:value="0.251509219408035">
                <text:p>0.2515092194080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70729595422745">
                <text:p>0.370729595422745</text:p>
              </table:table-cell>
              <table:table-cell office:value-type="float" office:value="0.0525307916104793">
                <text:p>0.0525307916104793</text:p>
              </table:table-cell>
              <table:table-cell office:value-type="float" office:value="0.264372795820236">
                <text:p>0.2643727958202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71138155460358">
                <text:p>0.371138155460358</text:p>
              </table:table-cell>
              <table:table-cell office:value-type="float" office:value="0.0523735359311104">
                <text:p>0.0523735359311104</text:p>
              </table:table-cell>
              <table:table-cell office:value-type="float" office:value="0.277287513017654">
                <text:p>0.2772875130176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71572703123093">
                <text:p>0.371572703123093</text:p>
              </table:table-cell>
              <table:table-cell office:value-type="float" office:value="0.0522449016571045">
                <text:p>0.0522449016571045</text:p>
              </table:table-cell>
              <table:table-cell office:value-type="float" office:value="0.290112495422363">
                <text:p>0.2901124954223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73468041419983">
                <text:p>0.373468041419983</text:p>
              </table:table-cell>
              <table:table-cell office:value-type="float" office:value="0.0523793362081051">
                <text:p>0.0523793362081051</text:p>
              </table:table-cell>
              <table:table-cell office:value-type="float" office:value="0.302020668983459">
                <text:p>0.3020206689834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371128231287003">
                <text:p>0.371128231287003</text:p>
              </table:table-cell>
              <table:table-cell office:value-type="float" office:value="0.0520257093012333">
                <text:p>0.0520257093012333</text:p>
              </table:table-cell>
              <table:table-cell office:value-type="float" office:value="0.305153399705887">
                <text:p>0.3051533997058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72032344341278">
                <text:p>0.372032344341278</text:p>
              </table:table-cell>
              <table:table-cell office:value-type="float" office:value="0.0522149316966534">
                <text:p>0.0522149316966534</text:p>
              </table:table-cell>
              <table:table-cell office:value-type="float" office:value="0.316711872816086">
                <text:p>0.3167118728160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373110324144363">
                <text:p>0.373110324144363</text:p>
              </table:table-cell>
              <table:table-cell office:value-type="float" office:value="0.0520622804760933">
                <text:p>0.0520622804760933</text:p>
              </table:table-cell>
              <table:table-cell office:value-type="float" office:value="0.331485092639923">
                <text:p>0.3314850926399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370043069124222">
                <text:p>0.370043069124222</text:p>
              </table:table-cell>
              <table:table-cell office:value-type="float" office:value="0.0514282025396824">
                <text:p>0.0514282025396824</text:p>
              </table:table-cell>
              <table:table-cell office:value-type="float" office:value="0.337870895862579">
                <text:p>0.3378708958625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368862867355347">
                <text:p>0.368862867355347</text:p>
              </table:table-cell>
              <table:table-cell office:value-type="float" office:value="0.0506429746747017">
                <text:p>0.0506429746747017</text:p>
              </table:table-cell>
              <table:table-cell office:value-type="float" office:value="0.350182741880417">
                <text:p>0.3501827418804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371735125780106">
                <text:p>0.371735125780106</text:p>
              </table:table-cell>
              <table:table-cell office:value-type="float" office:value="0.0509133040904999">
                <text:p>0.0509133040904999</text:p>
              </table:table-cell>
              <table:table-cell office:value-type="float" office:value="0.359693199396133">
                <text:p>0.3596931993961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374384671449661">
                <text:p>0.374384671449661</text:p>
              </table:table-cell>
              <table:table-cell office:value-type="float" office:value="0.051177591085434">
                <text:p>0.051177591085434</text:p>
              </table:table-cell>
              <table:table-cell office:value-type="float" office:value="0.376159161329269">
                <text:p>0.3761591613292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374823957681656">
                <text:p>0.374823957681656</text:p>
              </table:table-cell>
              <table:table-cell office:value-type="float" office:value="0.0512678287923336">
                <text:p>0.0512678287923336</text:p>
              </table:table-cell>
              <table:table-cell office:value-type="float" office:value="0.388956725597382">
                <text:p>0.3889567255973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374786376953125">
                <text:p>0.374786376953125</text:p>
              </table:table-cell>
              <table:table-cell office:value-type="float" office:value="0.0512317009270191">
                <text:p>0.0512317009270191</text:p>
              </table:table-cell>
              <table:table-cell office:value-type="float" office:value="0.3999302983284">
                <text:p>0.39993029832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375001966953278">
                <text:p>0.375001966953278</text:p>
              </table:table-cell>
              <table:table-cell office:value-type="float" office:value="0.0511942468583584">
                <text:p>0.0511942468583584</text:p>
              </table:table-cell>
              <table:table-cell office:value-type="float" office:value="0.413063406944275">
                <text:p>0.4130634069442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375080525875092">
                <text:p>0.375080525875092</text:p>
              </table:table-cell>
              <table:table-cell office:value-type="float" office:value="0.0512203238904476">
                <text:p>0.0512203238904476</text:p>
              </table:table-cell>
              <table:table-cell office:value-type="float" office:value="0.426358431577683">
                <text:p>0.4263584315776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375131964683533">
                <text:p>0.375131964683533</text:p>
              </table:table-cell>
              <table:table-cell office:value-type="float" office:value="0.0511973984539509">
                <text:p>0.0511973984539509</text:p>
              </table:table-cell>
              <table:table-cell office:value-type="float" office:value="0.4381542801857">
                <text:p>0.43815428018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375268965959549">
                <text:p>0.375268965959549</text:p>
              </table:table-cell>
              <table:table-cell office:value-type="float" office:value="0.0511956922709942">
                <text:p>0.0511956922709942</text:p>
              </table:table-cell>
              <table:table-cell office:value-type="float" office:value="0.453852325677872">
                <text:p>0.4538523256778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375359714031219">
                <text:p>0.375359714031219</text:p>
              </table:table-cell>
              <table:table-cell office:value-type="float" office:value="0.0511542037129402">
                <text:p>0.0511542037129402</text:p>
              </table:table-cell>
              <table:table-cell office:value-type="float" office:value="0.463085174560547">
                <text:p>0.4630851745605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375438094139099">
                <text:p>0.375438094139099</text:p>
              </table:table-cell>
              <table:table-cell office:value-type="float" office:value="0.0511652044951916">
                <text:p>0.0511652044951916</text:p>
              </table:table-cell>
              <table:table-cell office:value-type="float" office:value="0.481036007404327">
                <text:p>0.4810360074043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375620663166046">
                <text:p>0.375620663166046</text:p>
              </table:table-cell>
              <table:table-cell office:value-type="float" office:value="0.051117304712534">
                <text:p>0.051117304712534</text:p>
              </table:table-cell>
              <table:table-cell office:value-type="float" office:value="0.489919781684876">
                <text:p>0.4899197816848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3756303191185">
                <text:p>0.3756303191185</text:p>
              </table:table-cell>
              <table:table-cell office:value-type="float" office:value="0.0511944331228733">
                <text:p>0.0511944331228733</text:p>
              </table:table-cell>
              <table:table-cell office:value-type="float" office:value="0.505084753036499">
                <text:p>0.50508475303649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047cm" svg:y="0.38cm" svg:width="11.502cm" svg:height="7.793cm"/>
          <chart:axis chart:dimension="x" chart:name="primary-x" chart:style-name="ch4" chartooo:axis-type="auto">
            <chart:categories table:cell-range-address="local-table.$A$2:.$A$1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8" chart:label-cell-address="local-table.$C$1" chart:class="chart:scatter">
            <chart:domain table:cell-range-address="local-table.$B$2:.$B$118"/>
            <chart:data-point chart:repeated="117"/>
          </chart:series>
          <chart:series chart:style-name="ch7" chart:values-cell-range-address="local-table.$D$2:.$D$118" chart:label-cell-address="local-table.$D$1" chart:class="chart:scatter">
            <chart:data-point chart:repeated="117"/>
          </chart:series>
          <chart:series chart:style-name="ch8" chart:values-cell-range-address="local-table.$E$2:.$E$118" chart:label-cell-address="local-table.$E$1" chart:class="chart:scatter">
            <chart:data-point chart:repeated="1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37847057937398">
                <text:p>0.137847057937398</text:p>
              </table:table-cell>
              <table:table-cell office:value-type="float" office:value="0.00733594617048753">
                <text:p>0.00733594617048753</text:p>
              </table:table-cell>
              <table:table-cell office:value-type="float" office:value="0.549873376070979">
                <text:p>0.54987337607097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37688411278479">
                <text:p>0.137688411278479</text:p>
              </table:table-cell>
              <table:table-cell office:value-type="float" office:value="0.0154288134749144">
                <text:p>0.0154288134749144</text:p>
              </table:table-cell>
              <table:table-cell office:value-type="float" office:value="0.54979165806038">
                <text:p>0.54979165806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37531714987894">
                <text:p>0.137531714987894</text:p>
              </table:table-cell>
              <table:table-cell office:value-type="float" office:value="0.0234300411667881">
                <text:p>0.0234300411667881</text:p>
              </table:table-cell>
              <table:table-cell office:value-type="float" office:value="0.549709258879422">
                <text:p>0.5497092588794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37372652231125">
                <text:p>0.137372652231125</text:p>
              </table:table-cell>
              <table:table-cell office:value-type="float" office:value="0.0314373919256301">
                <text:p>0.0314373919256301</text:p>
              </table:table-cell>
              <table:table-cell office:value-type="float" office:value="0.5496241933124">
                <text:p>0.54962419331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37211686037436">
                <text:p>0.137211686037436</text:p>
              </table:table-cell>
              <table:table-cell office:value-type="float" office:value="0.0394392591295297">
                <text:p>0.0394392591295297</text:p>
              </table:table-cell>
              <table:table-cell office:value-type="float" office:value="0.549536753776365">
                <text:p>0.5495367537763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44632567834228">
                <text:p>0.144632567834228</text:p>
              </table:table-cell>
              <table:table-cell office:value-type="float" office:value="0.040108911660904">
                <text:p>0.040108911660904</text:p>
              </table:table-cell>
              <table:table-cell office:value-type="float" office:value="0.549407930463572">
                <text:p>0.5494079304635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52777096923328">
                <text:p>0.152777096923328</text:p>
              </table:table-cell>
              <table:table-cell office:value-type="float" office:value="0.0399991820577293">
                <text:p>0.0399991820577293</text:p>
              </table:table-cell>
              <table:table-cell office:value-type="float" office:value="0.54927894322225">
                <text:p>0.549278943222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53281150184507">
                <text:p>0.153281150184507</text:p>
              </table:table-cell>
              <table:table-cell office:value-type="float" office:value="0.0473389447280087">
                <text:p>0.0473389447280087</text:p>
              </table:table-cell>
              <table:table-cell office:value-type="float" office:value="0.549206763193165">
                <text:p>0.5492067631931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60630943780881">
                <text:p>0.160630943780881</text:p>
              </table:table-cell>
              <table:table-cell office:value-type="float" office:value="0.0480778199710393">
                <text:p>0.0480778199710393</text:p>
              </table:table-cell>
              <table:table-cell office:value-type="float" office:value="0.549069063464343">
                <text:p>0.5490690634643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61228227565777">
                <text:p>0.161228227565777</text:p>
              </table:table-cell>
              <table:table-cell office:value-type="float" office:value="0.05532477320436">
                <text:p>0.05532477320436</text:p>
              </table:table-cell>
              <table:table-cell office:value-type="float" office:value="0.548998821089933">
                <text:p>0.5489988210899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68568424806011">
                <text:p>0.168568424806011</text:p>
              </table:table-cell>
              <table:table-cell office:value-type="float" office:value="0.0560666205972892">
                <text:p>0.0560666205972892</text:p>
              </table:table-cell>
              <table:table-cell office:value-type="float" office:value="0.548856780541851">
                <text:p>0.5488567805418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69162997636893">
                <text:p>0.169162997636893</text:p>
              </table:table-cell>
              <table:table-cell office:value-type="float" office:value="0.0633109424479969">
                <text:p>0.0633109424479969</text:p>
              </table:table-cell>
              <table:table-cell office:value-type="float" office:value="0.54878605247035">
                <text:p>0.548786052470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76504171688518">
                <text:p>0.176504171688518</text:p>
              </table:table-cell>
              <table:table-cell office:value-type="float" office:value="0.0640446877320664">
                <text:p>0.0640446877320664</text:p>
              </table:table-cell>
              <table:table-cell office:value-type="float" office:value="0.548639748771398">
                <text:p>0.5486397487713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77094665858555">
                <text:p>0.177094665858555</text:p>
              </table:table-cell>
              <table:table-cell office:value-type="float" office:value="0.071286760327745">
                <text:p>0.071286760327745</text:p>
              </table:table-cell>
              <table:table-cell office:value-type="float" office:value="0.548568317053242">
                <text:p>0.548568317053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84436969260385">
                <text:p>0.184436969260385</text:p>
              </table:table-cell>
              <table:table-cell office:value-type="float" office:value="0.0720121463587578">
                <text:p>0.0720121463587578</text:p>
              </table:table-cell>
              <table:table-cell office:value-type="float" office:value="0.548417703602323">
                <text:p>0.5484177036023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92584982028554">
                <text:p>0.192584982028554</text:p>
              </table:table-cell>
              <table:table-cell office:value-type="float" office:value="0.0718682384063956">
                <text:p>0.0718682384063956</text:p>
              </table:table-cell>
              <table:table-cell office:value-type="float" office:value="0.548269558359314">
                <text:p>0.5482695583593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93207617813389">
                <text:p>0.193207617813389</text:p>
              </table:table-cell>
              <table:table-cell office:value-type="float" office:value="0.0718797243990018">
                <text:p>0.0718797243990018</text:p>
              </table:table-cell>
              <table:table-cell office:value-type="float" office:value="0.540926272659949">
                <text:p>0.5409262726599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93114938482435">
                <text:p>0.193114938482435</text:p>
              </table:table-cell>
              <table:table-cell office:value-type="float" office:value="0.0718738859819456">
                <text:p>0.0718738859819456</text:p>
              </table:table-cell>
              <table:table-cell office:value-type="float" office:value="0.532842487784509">
                <text:p>0.532842487784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93092046573362">
                <text:p>0.193092046573362</text:p>
              </table:table-cell>
              <table:table-cell office:value-type="float" office:value="0.0718654945548563">
                <text:p>0.0718654945548563</text:p>
              </table:table-cell>
              <table:table-cell office:value-type="float" office:value="0.524840794040252">
                <text:p>0.5248407940402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93054418846071">
                <text:p>0.193054418846071</text:p>
              </table:table-cell>
              <table:table-cell office:value-type="float" office:value="0.0718535385437329">
                <text:p>0.0718535385437329</text:p>
              </table:table-cell>
              <table:table-cell office:value-type="float" office:value="0.516829006970972">
                <text:p>0.5168290069709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200470673380869">
                <text:p>0.200470673380869</text:p>
              </table:table-cell>
              <table:table-cell office:value-type="float" office:value="0.0717968844342738">
                <text:p>0.0717968844342738</text:p>
              </table:table-cell>
              <table:table-cell office:value-type="float" office:value="0.516021671374558">
                <text:p>0.5160216713745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08596859130733">
                <text:p>0.208596859130733</text:p>
              </table:table-cell>
              <table:table-cell office:value-type="float" office:value="0.0717372672756002">
                <text:p>0.0717372672756002</text:p>
              </table:table-cell>
              <table:table-cell office:value-type="float" office:value="0.515957695296598">
                <text:p>0.5159576952965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09214644265472">
                <text:p>0.209214644265472</text:p>
              </table:table-cell>
              <table:table-cell office:value-type="float" office:value="0.0717277814953169">
                <text:p>0.0717277814953169</text:p>
              </table:table-cell>
              <table:table-cell office:value-type="float" office:value="0.508596809353063">
                <text:p>0.5085968093530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216560168326634">
                <text:p>0.216560168326634</text:p>
              </table:table-cell>
              <table:table-cell office:value-type="float" office:value="0.0716706298239895">
                <text:p>0.0716706298239895</text:p>
              </table:table-cell>
              <table:table-cell office:value-type="float" office:value="0.507711467727965">
                <text:p>0.5077114677279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217273147267789">
                <text:p>0.217273147267789</text:p>
              </table:table-cell>
              <table:table-cell office:value-type="float" office:value="0.0716590735754858">
                <text:p>0.0716590735754858</text:p>
              </table:table-cell>
              <table:table-cell office:value-type="float" office:value="0.500435772505461">
                <text:p>0.5004357725054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217166394696562">
                <text:p>0.217166394696562</text:p>
              </table:table-cell>
              <table:table-cell office:value-type="float" office:value="0.0716444399226118">
                <text:p>0.0716444399226118</text:p>
              </table:table-cell>
              <table:table-cell office:value-type="float" office:value="0.492338157612305">
                <text:p>0.4923381576123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224582792402677">
                <text:p>0.224582792402677</text:p>
              </table:table-cell>
              <table:table-cell office:value-type="float" office:value="0.0715865037841101">
                <text:p>0.0715865037841101</text:p>
              </table:table-cell>
              <table:table-cell office:value-type="float" office:value="0.491544797136533">
                <text:p>0.4915447971365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225284330897319">
                <text:p>0.225284330897319</text:p>
              </table:table-cell>
              <table:table-cell office:value-type="float" office:value="0.071569396122008">
                <text:p>0.071569396122008</text:p>
              </table:table-cell>
              <table:table-cell office:value-type="float" office:value="0.484257417787977">
                <text:p>0.4842574177879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32614106038309">
                <text:p>0.232614106038309</text:p>
              </table:table-cell>
              <table:table-cell office:value-type="float" office:value="0.0715125264262158">
                <text:p>0.0715125264262158</text:p>
              </table:table-cell>
              <table:table-cell office:value-type="float" office:value="0.483372022689066">
                <text:p>0.4833720226890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33328956751745">
                <text:p>0.233328956751745</text:p>
              </table:table-cell>
              <table:table-cell office:value-type="float" office:value="0.0714937744480537">
                <text:p>0.0714937744480537</text:p>
              </table:table-cell>
              <table:table-cell office:value-type="float" office:value="0.476092768198908">
                <text:p>0.4760927681989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40655398647512">
                <text:p>0.240655398647512</text:p>
              </table:table-cell>
              <table:table-cell office:value-type="float" office:value="0.0714367269760365">
                <text:p>0.0714367269760365</text:p>
              </table:table-cell>
              <table:table-cell office:value-type="float" office:value="0.475207542739761">
                <text:p>0.4752075427397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41373838448411">
                <text:p>0.241373838448411</text:p>
              </table:table-cell>
              <table:table-cell office:value-type="float" office:value="0.0714166158726654">
                <text:p>0.0714166158726654</text:p>
              </table:table-cell>
              <table:table-cell office:value-type="float" office:value="0.467926345518346">
                <text:p>0.4679263455183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4869809106406">
                <text:p>0.24869809106406</text:p>
              </table:table-cell>
              <table:table-cell office:value-type="float" office:value="0.0713593828013138">
                <text:p>0.0713593828013138</text:p>
              </table:table-cell>
              <table:table-cell office:value-type="float" office:value="0.467042366075671">
                <text:p>0.4670423660756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49420219023503">
                <text:p>0.249420219023503</text:p>
              </table:table-cell>
              <table:table-cell office:value-type="float" office:value="0.0713380193153203">
                <text:p>0.0713380193153203</text:p>
              </table:table-cell>
              <table:table-cell office:value-type="float" office:value="0.459758890605928">
                <text:p>0.4597588906059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49326469123364">
                <text:p>0.249326469123364</text:p>
              </table:table-cell>
              <table:table-cell office:value-type="float" office:value="0.0713181841571202">
                <text:p>0.0713181841571202</text:p>
              </table:table-cell>
              <table:table-cell office:value-type="float" office:value="0.451657147241457">
                <text:p>0.451657147241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49316255735073">
                <text:p>0.249316255735073</text:p>
              </table:table-cell>
              <table:table-cell office:value-type="float" office:value="0.0712937970201159">
                <text:p>0.0712937970201159</text:p>
              </table:table-cell>
              <table:table-cell office:value-type="float" office:value="0.443650585447558">
                <text:p>0.4436505854475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49291978454583">
                <text:p>0.249291978454583</text:p>
              </table:table-cell>
              <table:table-cell office:value-type="float" office:value="0.0712661851326815">
                <text:p>0.0712661851326815</text:p>
              </table:table-cell>
              <table:table-cell office:value-type="float" office:value="0.435636684639036">
                <text:p>0.4356366846390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49264240587403">
                <text:p>0.249264240587403</text:p>
              </table:table-cell>
              <table:table-cell office:value-type="float" office:value="0.0712349646939316">
                <text:p>0.0712349646939316</text:p>
              </table:table-cell>
              <table:table-cell office:value-type="float" office:value="0.427627430188413">
                <text:p>0.4276274301884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49232070036748">
                <text:p>0.249232070036748</text:p>
              </table:table-cell>
              <table:table-cell office:value-type="float" office:value="0.0712000397171638">
                <text:p>0.0712000397171638</text:p>
              </table:table-cell>
              <table:table-cell office:value-type="float" office:value="0.419622100604488">
                <text:p>0.4196221006044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49195769399429">
                <text:p>0.249195769399429</text:p>
              </table:table-cell>
              <table:table-cell office:value-type="float" office:value="0.0711612528259372">
                <text:p>0.0711612528259372</text:p>
              </table:table-cell>
              <table:table-cell office:value-type="float" office:value="0.411621413248487">
                <text:p>0.4116214132484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4915553024124">
                <text:p>0.24915553024124</text:p>
              </table:table-cell>
              <table:table-cell office:value-type="float" office:value="0.0711184302959653">
                <text:p>0.0711184302959653</text:p>
              </table:table-cell>
              <table:table-cell office:value-type="float" office:value="0.403625946818683">
                <text:p>0.4036259468186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49111581239542">
                <text:p>0.249111581239542</text:p>
              </table:table-cell>
              <table:table-cell office:value-type="float" office:value="0.0710713692152952">
                <text:p>0.0710713692152952</text:p>
              </table:table-cell>
              <table:table-cell office:value-type="float" office:value="0.395636318500329">
                <text:p>0.3956363185003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49064172737922">
                <text:p>0.249064172737922</text:p>
              </table:table-cell>
              <table:table-cell office:value-type="float" office:value="0.071019831708117">
                <text:p>0.071019831708117</text:p>
              </table:table-cell>
              <table:table-cell office:value-type="float" office:value="0.387653167625692">
                <text:p>0.3876531676256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49013580008448">
                <text:p>0.249013580008448</text:p>
              </table:table-cell>
              <table:table-cell office:value-type="float" office:value="0.0709635367806832">
                <text:p>0.0709635367806832</text:p>
              </table:table-cell>
              <table:table-cell office:value-type="float" office:value="0.379677162868112">
                <text:p>0.3796771628681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48960105349994">
                <text:p>0.248960105349994</text:p>
              </table:table-cell>
              <table:table-cell office:value-type="float" office:value="0.070902150419078">
                <text:p>0.070902150419078</text:p>
              </table:table-cell>
              <table:table-cell office:value-type="float" office:value="0.371709009058286">
                <text:p>0.3717090090582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48904081174993">
                <text:p>0.248904081174993</text:p>
              </table:table-cell>
              <table:table-cell office:value-type="float" office:value="0.0708352732058846">
                <text:p>0.0708352732058846</text:p>
              </table:table-cell>
              <table:table-cell office:value-type="float" office:value="0.363749456947679">
                <text:p>0.3637494569476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48845873962196">
                <text:p>0.248845873962196</text:p>
              </table:table-cell>
              <table:table-cell office:value-type="float" office:value="0.0707624247460183">
                <text:p>0.0707624247460183</text:p>
              </table:table-cell>
              <table:table-cell office:value-type="float" office:value="0.355799316317488">
                <text:p>0.3557993163174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48786005754901">
                <text:p>0.248786005754901</text:p>
              </table:table-cell>
              <table:table-cell office:value-type="float" office:value="0.0706830623536918">
                <text:p>0.0706830623536918</text:p>
              </table:table-cell>
              <table:table-cell office:value-type="float" office:value="0.347859386637086">
                <text:p>0.3478593866370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48725180617586">
                <text:p>0.248725180617586</text:p>
              </table:table-cell>
              <table:table-cell office:value-type="float" office:value="0.0705965663517115">
                <text:p>0.0705965663517115</text:p>
              </table:table-cell>
              <table:table-cell office:value-type="float" office:value="0.339930442191776">
                <text:p>0.3399304421917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48663983697273">
                <text:p>0.248663983697273</text:p>
              </table:table-cell>
              <table:table-cell office:value-type="float" office:value="0.0705021070567512">
                <text:p>0.0705021070567512</text:p>
              </table:table-cell>
              <table:table-cell office:value-type="float" office:value="0.332013497878809">
                <text:p>0.3320134978788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48602998557664">
                <text:p>0.248602998557664</text:p>
              </table:table-cell>
              <table:table-cell office:value-type="float" office:value="0.0703986371143429">
                <text:p>0.0703986371143429</text:p>
              </table:table-cell>
              <table:table-cell office:value-type="float" office:value="0.324109793189939">
                <text:p>0.3241097931899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48542905925288">
                <text:p>0.248542905925288</text:p>
              </table:table-cell>
              <table:table-cell office:value-type="float" office:value="0.0702848663447339">
                <text:p>0.0702848663447339</text:p>
              </table:table-cell>
              <table:table-cell office:value-type="float" office:value="0.316220806172762">
                <text:p>0.3162208061727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48484417384299">
                <text:p>0.248484417384299</text:p>
              </table:table-cell>
              <table:table-cell office:value-type="float" office:value="0.0701591755074518">
                <text:p>0.0701591755074518</text:p>
              </table:table-cell>
              <table:table-cell office:value-type="float" office:value="0.308348394106744">
                <text:p>0.3083483941067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48428383546425">
                <text:p>0.248428383546425</text:p>
              </table:table-cell>
              <table:table-cell office:value-type="float" office:value="0.0700195659156664">
                <text:p>0.0700195659156664</text:p>
              </table:table-cell>
              <table:table-cell office:value-type="float" office:value="0.300494854706008">
                <text:p>0.3004948547060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48375868140459">
                <text:p>0.248375868140459</text:p>
              </table:table-cell>
              <table:table-cell office:value-type="float" office:value="0.0698635824790149">
                <text:p>0.0698635824790149</text:p>
              </table:table-cell>
              <table:table-cell office:value-type="float" office:value="0.292663049166125">
                <text:p>0.292663049166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48328235054733">
                <text:p>0.248328235054733</text:p>
              </table:table-cell>
              <table:table-cell office:value-type="float" office:value="0.0696882229228826">
                <text:p>0.0696882229228826</text:p>
              </table:table-cell>
              <table:table-cell office:value-type="float" office:value="0.284856568201775">
                <text:p>0.2848565682017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4828726994687">
                <text:p>0.24828726994687</text:p>
              </table:table-cell>
              <table:table-cell office:value-type="float" office:value="0.0694898424678047">
                <text:p>0.0694898424678047</text:p>
              </table:table-cell>
              <table:table-cell office:value-type="float" office:value="0.277079937839072">
                <text:p>0.2770799378390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48255346286444">
                <text:p>0.248255346286444</text:p>
              </table:table-cell>
              <table:table-cell office:value-type="float" office:value="0.0692640649263833">
                <text:p>0.0692640649263833</text:p>
              </table:table-cell>
              <table:table-cell office:value-type="float" office:value="0.26933886231875">
                <text:p>0.26933886231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48235645539446">
                <text:p>0.248235645539446</text:p>
              </table:table-cell>
              <table:table-cell office:value-type="float" office:value="0.0690057193902577">
                <text:p>0.0690057193902577</text:p>
              </table:table-cell>
              <table:table-cell office:value-type="float" office:value="0.26164049596408">
                <text:p>0.26164049596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55657825583395">
                <text:p>0.255657825583395</text:p>
              </table:table-cell>
              <table:table-cell office:value-type="float" office:value="0.0690562540197861">
                <text:p>0.0690562540197861</text:p>
              </table:table-cell>
              <table:table-cell office:value-type="float" office:value="0.260806326213521">
                <text:p>0.2608063262135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56380622787265">
                <text:p>0.256380622787265</text:p>
              </table:table-cell>
              <table:table-cell office:value-type="float" office:value="0.0620772861613548">
                <text:p>0.0620772861613548</text:p>
              </table:table-cell>
              <table:table-cell office:value-type="float" office:value="0.260472437522374">
                <text:p>0.2604724375223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56318561389029">
                <text:p>0.256318561389029</text:p>
              </table:table-cell>
              <table:table-cell office:value-type="float" office:value="0.0609758144223159">
                <text:p>0.0609758144223159</text:p>
              </table:table-cell>
              <table:table-cell office:value-type="float" office:value="0.253460445790566">
                <text:p>0.2534604457905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56342226155669">
                <text:p>0.256342226155669</text:p>
              </table:table-cell>
              <table:table-cell office:value-type="float" office:value="0.0607769577420764">
                <text:p>0.0607769577420764</text:p>
              </table:table-cell>
              <table:table-cell office:value-type="float" office:value="0.245716079896502">
                <text:p>0.2457160798965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56386203786314">
                <text:p>0.256386203786314</text:p>
              </table:table-cell>
              <table:table-cell office:value-type="float" office:value="0.0604268574450612">
                <text:p>0.0604268574450612</text:p>
              </table:table-cell>
              <table:table-cell office:value-type="float" office:value="0.238118068946222">
                <text:p>0.2381180689462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56464623597969">
                <text:p>0.256464623597969</text:p>
              </table:table-cell>
              <table:table-cell office:value-type="float" office:value="0.0600296443166662">
                <text:p>0.0600296443166662</text:p>
              </table:table-cell>
              <table:table-cell office:value-type="float" office:value="0.230585614988807">
                <text:p>0.2305856149888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5658758778053">
                <text:p>0.25658758778053</text:p>
              </table:table-cell>
              <table:table-cell office:value-type="float" office:value="0.0595668294618922">
                <text:p>0.0595668294618922</text:p>
              </table:table-cell>
              <table:table-cell office:value-type="float" office:value="0.22314237032657">
                <text:p>0.223142370326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56768021950044">
                <text:p>0.256768021950044</text:p>
              </table:table-cell>
              <table:table-cell office:value-type="float" office:value="0.0590329398031766">
                <text:p>0.0590329398031766</text:p>
              </table:table-cell>
              <table:table-cell office:value-type="float" office:value="0.215803423888212">
                <text:p>0.2158034238882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57021272675502">
                <text:p>0.257021272675502</text:p>
              </table:table-cell>
              <table:table-cell office:value-type="float" office:value="0.0584226067465537">
                <text:p>0.0584226067465537</text:p>
              </table:table-cell>
              <table:table-cell office:value-type="float" office:value="0.208585891383457">
                <text:p>0.2085858913834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57364776736214">
                <text:p>0.257364776736214</text:p>
              </table:table-cell>
              <table:table-cell office:value-type="float" office:value="0.0577330801435261">
                <text:p>0.0577330801435261</text:p>
              </table:table-cell>
              <table:table-cell office:value-type="float" office:value="0.201506619000804">
                <text:p>0.2015066190008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64659316749973">
                <text:p>0.264659316749973</text:p>
              </table:table-cell>
              <table:table-cell office:value-type="float" office:value="0.0580331725370602">
                <text:p>0.0580331725370602</text:p>
              </table:table-cell>
              <table:table-cell office:value-type="float" office:value="0.200247438670126">
                <text:p>0.2002474386701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65130308073405">
                <text:p>0.265130308073405</text:p>
              </table:table-cell>
              <table:table-cell office:value-type="float" office:value="0.0512920850632731">
                <text:p>0.0512920850632731</text:p>
              </table:table-cell>
              <table:table-cell office:value-type="float" office:value="0.199512690946519">
                <text:p>0.1995126909465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72386428159013">
                <text:p>0.272386428159013</text:p>
              </table:table-cell>
              <table:table-cell office:value-type="float" office:value="0.0507792783626343">
                <text:p>0.0507792783626343</text:p>
              </table:table-cell>
              <table:table-cell office:value-type="float" office:value="0.199015976497827">
                <text:p>0.1990159764978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7286924912662">
                <text:p>0.27286924912662</text:p>
              </table:table-cell>
              <table:table-cell office:value-type="float" office:value="0.0441603437513378">
                <text:p>0.0441603437513378</text:p>
              </table:table-cell>
              <table:table-cell office:value-type="float" office:value="0.19822272278719">
                <text:p>0.198222722787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72543470897737">
                <text:p>0.272543470897737</text:p>
              </table:table-cell>
              <table:table-cell office:value-type="float" office:value="0.0367785175314303">
                <text:p>0.0367785175314303</text:p>
              </table:table-cell>
              <table:table-cell office:value-type="float" office:value="0.19739767075527">
                <text:p>0.197397670755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79887914868666">
                <text:p>0.279887914868666</text:p>
              </table:table-cell>
              <table:table-cell office:value-type="float" office:value="0.0363798392637334">
                <text:p>0.0363798392637334</text:p>
              </table:table-cell>
              <table:table-cell office:value-type="float" office:value="0.196921663825453">
                <text:p>0.1969216638254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87918742940884">
                <text:p>0.287918742940884</text:p>
              </table:table-cell>
              <table:table-cell office:value-type="float" office:value="0.0367239387588668">
                <text:p>0.0367239387588668</text:p>
              </table:table-cell>
              <table:table-cell office:value-type="float" office:value="0.196475370267483">
                <text:p>0.1964753702674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8834886269929">
                <text:p>0.28834886269929</text:p>
              </table:table-cell>
              <table:table-cell office:value-type="float" office:value="0.0300755411950426">
                <text:p>0.0300755411950426</text:p>
              </table:table-cell>
              <table:table-cell office:value-type="float" office:value="0.195760577092501">
                <text:p>0.1957605770925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88064520088872">
                <text:p>0.288064520088872</text:p>
              </table:table-cell>
              <table:table-cell office:value-type="float" office:value="0.0298742760513869">
                <text:p>0.0298742760513869</text:p>
              </table:table-cell>
              <table:table-cell office:value-type="float" office:value="0.202542580099347">
                <text:p>0.2025425800993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8786364676484">
                <text:p>0.28786364676484</text:p>
              </table:table-cell>
              <table:table-cell office:value-type="float" office:value="0.0304568843765486">
                <text:p>0.0304568843765486</text:p>
              </table:table-cell>
              <table:table-cell office:value-type="float" office:value="0.210157624011192">
                <text:p>0.2101576240111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87701625971438">
                <text:p>0.287701625971438</text:p>
              </table:table-cell>
              <table:table-cell office:value-type="float" office:value="0.030880282470383">
                <text:p>0.030880282470383</text:p>
              </table:table-cell>
              <table:table-cell office:value-type="float" office:value="0.217742520007829">
                <text:p>0.2177425200078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87569308562854">
                <text:p>0.287569308562854</text:p>
              </table:table-cell>
              <table:table-cell office:value-type="float" office:value="0.0312513981761782">
                <text:p>0.0312513981761782</text:p>
              </table:table-cell>
              <table:table-cell office:value-type="float" office:value="0.225393003563661">
                <text:p>0.2253930035636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87460514743973">
                <text:p>0.287460514743973</text:p>
              </table:table-cell>
              <table:table-cell office:value-type="float" office:value="0.0315681231269799">
                <text:p>0.0315681231269799</text:p>
              </table:table-cell>
              <table:table-cell office:value-type="float" office:value="0.233086559843013">
                <text:p>0.2330865598430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87369729273099">
                <text:p>0.287369729273099</text:p>
              </table:table-cell>
              <table:table-cell office:value-type="float" office:value="0.0318395595235542">
                <text:p>0.0318395595235542</text:p>
              </table:table-cell>
              <table:table-cell office:value-type="float" office:value="0.240816604635798">
                <text:p>0.2408166046357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87292909083321">
                <text:p>0.287292909083321</text:p>
              </table:table-cell>
              <table:table-cell office:value-type="float" office:value="0.0320726812264606">
                <text:p>0.0320726812264606</text:p>
              </table:table-cell>
              <table:table-cell office:value-type="float" office:value="0.248576421028687">
                <text:p>0.2485764210286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87226980699934">
                <text:p>0.287226980699934</text:p>
              </table:table-cell>
              <table:table-cell office:value-type="float" office:value="0.0322736209795858">
                <text:p>0.0322736209795858</text:p>
              </table:table-cell>
              <table:table-cell office:value-type="float" office:value="0.256360849432497">
                <text:p>0.2563608494324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87169630783959">
                <text:p>0.287169630783959</text:p>
              </table:table-cell>
              <table:table-cell office:value-type="float" office:value="0.0324475424100933">
                <text:p>0.0324475424100933</text:p>
              </table:table-cell>
              <table:table-cell office:value-type="float" office:value="0.264165819416331">
                <text:p>0.2641658194163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87119103121563">
                <text:p>0.287119103121563</text:p>
              </table:table-cell>
              <table:table-cell office:value-type="float" office:value="0.0325987483841226">
                <text:p>0.0325987483841226</text:p>
              </table:table-cell>
              <table:table-cell office:value-type="float" office:value="0.271988145872776">
                <text:p>0.2719881458727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87074048774635">
                <text:p>0.287074048774635</text:p>
              </table:table-cell>
              <table:table-cell office:value-type="float" office:value="0.032730796019591">
                <text:p>0.032730796019591</text:p>
              </table:table-cell>
              <table:table-cell office:value-type="float" office:value="0.279825328183242">
                <text:p>0.2798253281832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287033414525432">
                <text:p>0.287033414525432</text:p>
              </table:table-cell>
              <table:table-cell office:value-type="float" office:value="0.0328466150095078">
                <text:p>0.0328466150095078</text:p>
              </table:table-cell>
              <table:table-cell office:value-type="float" office:value="0.287675389598433">
                <text:p>0.2876753895984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86996362082477">
                <text:p>0.286996362082477</text:p>
              </table:table-cell>
              <table:table-cell office:value-type="float" office:value="0.0329486157062772">
                <text:p>0.0329486157062772</text:p>
              </table:table-cell>
              <table:table-cell office:value-type="float" office:value="0.295536750400738">
                <text:p>0.2955367504007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286962210195801">
                <text:p>0.286962210195801</text:p>
              </table:table-cell>
              <table:table-cell office:value-type="float" office:value="0.0330387828526245">
                <text:p>0.0330387828526245</text:p>
              </table:table-cell>
              <table:table-cell office:value-type="float" office:value="0.303408130063821">
                <text:p>0.3034081300638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286930393498891">
                <text:p>0.286930393498891</text:p>
              </table:table-cell>
              <table:table-cell office:value-type="float" office:value="0.0331187543012418">
                <text:p>0.0331187543012418</text:p>
              </table:table-cell>
              <table:table-cell office:value-type="float" office:value="0.311288472761582">
                <text:p>0.3112884727615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286900433372328">
                <text:p>0.286900433372328</text:p>
              </table:table-cell>
              <table:table-cell office:value-type="float" office:value="0.0331898858683837">
                <text:p>0.0331898858683837</text:p>
              </table:table-cell>
              <table:table-cell office:value-type="float" office:value="0.319176891207663">
                <text:p>0.3191768912076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286871917182124">
                <text:p>0.286871917182124</text:p>
              </table:table-cell>
              <table:table-cell office:value-type="float" office:value="0.0332533041014037">
                <text:p>0.0332533041014037</text:p>
              </table:table-cell>
              <table:table-cell office:value-type="float" office:value="0.32707262436651">
                <text:p>0.327072624366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286844483633449">
                <text:p>0.286844483633449</text:p>
              </table:table-cell>
              <table:table-cell office:value-type="float" office:value="0.0333099489680331">
                <text:p>0.0333099489680331</text:p>
              </table:table-cell>
              <table:table-cell office:value-type="float" office:value="0.334975006032962">
                <text:p>0.3349750060329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286817464800031">
                <text:p>0.286817464800031</text:p>
              </table:table-cell>
              <table:table-cell office:value-type="float" office:value="0.0333605504098593">
                <text:p>0.0333605504098593</text:p>
              </table:table-cell>
              <table:table-cell office:value-type="float" office:value="0.342883702916863">
                <text:p>0.3428837029168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286789929906953">
                <text:p>0.286789929906953</text:p>
              </table:table-cell>
              <table:table-cell office:value-type="float" office:value="0.0334056716654033">
                <text:p>0.0334056716654033</text:p>
              </table:table-cell>
              <table:table-cell office:value-type="float" office:value="0.350798615236674">
                <text:p>0.3507986152366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286760503529576">
                <text:p>0.286760503529576</text:p>
              </table:table-cell>
              <table:table-cell office:value-type="float" office:value="0.0334456974211368">
                <text:p>0.0334456974211368</text:p>
              </table:table-cell>
              <table:table-cell office:value-type="float" office:value="0.358719929529886">
                <text:p>0.3587199295298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28672786931874">
                <text:p>0.28672786931874</text:p>
              </table:table-cell>
              <table:table-cell office:value-type="float" office:value="0.0334809400027248">
                <text:p>0.0334809400027248</text:p>
              </table:table-cell>
              <table:table-cell office:value-type="float" office:value="0.366647708167037">
                <text:p>0.3666477081670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86690485992658">
                <text:p>0.286690485992658</text:p>
              </table:table-cell>
              <table:table-cell office:value-type="float" office:value="0.0335116056061784">
                <text:p>0.0335116056061784</text:p>
              </table:table-cell>
              <table:table-cell office:value-type="float" office:value="0.374582071918407">
                <text:p>0.3745820719184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286646182828507">
                <text:p>0.286646182828507</text:p>
              </table:table-cell>
              <table:table-cell office:value-type="float" office:value="0.0335377421953684">
                <text:p>0.0335377421953684</text:p>
              </table:table-cell>
              <table:table-cell office:value-type="float" office:value="0.382523393668993">
                <text:p>0.3825233936689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28659461775932">
                <text:p>0.28659461775932</text:p>
              </table:table-cell>
              <table:table-cell office:value-type="float" office:value="0.0335596416079947">
                <text:p>0.0335596416079947</text:p>
              </table:table-cell>
              <table:table-cell office:value-type="float" office:value="0.390470882434545">
                <text:p>0.3904708824345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286535764903111">
                <text:p>0.286535764903111</text:p>
              </table:table-cell>
              <table:table-cell office:value-type="float" office:value="0.033577604798892">
                <text:p>0.033577604798892</text:p>
              </table:table-cell>
              <table:table-cell office:value-type="float" office:value="0.39842362629299">
                <text:p>0.398423626292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286469621516534">
                <text:p>0.286469621516534</text:p>
              </table:table-cell>
              <table:table-cell office:value-type="float" office:value="0.0335918969178425">
                <text:p>0.0335918969178425</text:p>
              </table:table-cell>
              <table:table-cell office:value-type="float" office:value="0.406380755602169">
                <text:p>0.4063807556021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286396213954294">
                <text:p>0.286396213954294</text:p>
              </table:table-cell>
              <table:table-cell office:value-type="float" office:value="0.0336027533146132">
                <text:p>0.0336027533146132</text:p>
              </table:table-cell>
              <table:table-cell office:value-type="float" office:value="0.414341434112599">
                <text:p>0.4143414341125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286315591554423">
                <text:p>0.286315591554423</text:p>
              </table:table-cell>
              <table:table-cell office:value-type="float" office:value="0.0336103830255849">
                <text:p>0.0336103830255849</text:p>
              </table:table-cell>
              <table:table-cell office:value-type="float" office:value="0.422304857863403">
                <text:p>0.4223048578634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286227822420807">
                <text:p>0.286227822420807</text:p>
              </table:table-cell>
              <table:table-cell office:value-type="float" office:value="0.0336149718269684">
                <text:p>0.0336149718269684</text:p>
              </table:table-cell>
              <table:table-cell office:value-type="float" office:value="0.430270253206883">
                <text:p>0.4302702532068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286132989431216">
                <text:p>0.286132989431216</text:p>
              </table:table-cell>
              <table:table-cell office:value-type="float" office:value="0.0336166847419664">
                <text:p>0.0336166847419664</text:p>
              </table:table-cell>
              <table:table-cell office:value-type="float" office:value="0.438236874836128">
                <text:p>0.4382368748361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286031186559318">
                <text:p>0.286031186559318</text:p>
              </table:table-cell>
              <table:table-cell office:value-type="float" office:value="0.0336156681064068">
                <text:p>0.0336156681064068</text:p>
              </table:table-cell>
              <table:table-cell office:value-type="float" office:value="0.44620400355912">
                <text:p>0.446204003559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285922515534195">
                <text:p>0.285922515534195</text:p>
              </table:table-cell>
              <table:table-cell office:value-type="float" office:value="0.0336120512822654">
                <text:p>0.0336120512822654</text:p>
              </table:table-cell>
              <table:table-cell office:value-type="float" office:value="0.454170944052004">
                <text:p>0.4541709440520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285807082730054">
                <text:p>0.285807082730054</text:p>
              </table:table-cell>
              <table:table-cell office:value-type="float" office:value="0.0336059480559127">
                <text:p>0.0336059480559127</text:p>
              </table:table-cell>
              <table:table-cell office:value-type="float" office:value="0.462137022366936">
                <text:p>0.4621370223669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285684996295156">
                <text:p>0.285684996295156</text:p>
              </table:table-cell>
              <table:table-cell office:value-type="float" office:value="0.0335974577760069">
                <text:p>0.0335974577760069</text:p>
              </table:table-cell>
              <table:table-cell office:value-type="float" office:value="0.470101583294414">
                <text:p>0.4701015832944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2855563634808">
                <text:p>0.2855563634808</text:p>
              </table:table-cell>
              <table:table-cell office:value-type="float" office:value="0.0335866662633238">
                <text:p>0.0335866662633238</text:p>
              </table:table-cell>
              <table:table-cell office:value-type="float" office:value="0.47806398754055">
                <text:p>0.478063987540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285421288146784">
                <text:p>0.285421288146784</text:p>
              </table:table-cell>
              <table:table-cell office:value-type="float" office:value="0.0335736465205176">
                <text:p>0.0335736465205176</text:p>
              </table:table-cell>
              <table:table-cell office:value-type="float" office:value="0.486023608722041">
                <text:p>0.4860236087220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285279868414108">
                <text:p>0.285279868414108</text:p>
              </table:table-cell>
              <table:table-cell office:value-type="float" office:value="0.0335584592614986">
                <text:p>0.0335584592614986</text:p>
              </table:table-cell>
              <table:table-cell office:value-type="float" office:value="0.493979830162802">
                <text:p>0.4939798301628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285132194437876">
                <text:p>0.285132194437876</text:p>
              </table:table-cell>
              <table:table-cell office:value-type="float" office:value="0.0335411532748586">
                <text:p>0.0335411532748586</text:p>
              </table:table-cell>
              <table:table-cell office:value-type="float" office:value="0.501932041481348">
                <text:p>0.5019320414813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284978346269879">
                <text:p>0.284978346269879</text:p>
              </table:table-cell>
              <table:table-cell office:value-type="float" office:value="0.0335217656302502">
                <text:p>0.0335217656302502</text:p>
              </table:table-cell>
              <table:table-cell office:value-type="float" office:value="0.509879634956283">
                <text:p>0.50987963495628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232cm" svg:y="0.379cm" svg:width="11.316cm" svg:height="7.794cm"/>
          <chart:axis chart:dimension="x" chart:name="primary-x" chart:style-name="ch4" chartooo:axis-type="auto">
            <chart:categories table:cell-range-address="local-table.$A$2:.$A$1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8" chart:label-cell-address="local-table.$C$1" chart:class="chart:scatter">
            <chart:domain table:cell-range-address="local-table.$B$2:.$B$118"/>
            <chart:data-point chart:repeated="1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155878710515534">
                <text:p>0.01558787105155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702486127988139">
                <text:p>0.007024861279881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661647019870534">
                <text:p>0.006616470198705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9290319999342">
                <text:p>0.009290319999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136888188412627">
                <text:p>0.01368881884126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51265435580801">
                <text:p>0.02512654355808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26566122016644">
                <text:p>0.026566122016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245906791242833">
                <text:p>0.02459067912428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309783576845643">
                <text:p>0.03097835768456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304085928605735">
                <text:p>0.03040859286057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361504264872427">
                <text:p>0.03615042648724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363863588411181">
                <text:p>0.03638635884111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416456732725103">
                <text:p>0.04164567327251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425919968058164">
                <text:p>0.04259199680581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475473162335641">
                <text:p>0.04754731623356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503441555959204">
                <text:p>0.05034415559592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550963530752209">
                <text:p>0.05509635307522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550831257644976">
                <text:p>0.0550831257644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556230206624101">
                <text:p>0.05562302066241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561592600760847">
                <text:p>0.05615926007608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57698583504644">
                <text:p>0.0576985835046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602107759568133">
                <text:p>0.06021077595681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643381695816088">
                <text:p>0.06433816958160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64512547099581">
                <text:p>0.0645125470995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693749758280881">
                <text:p>0.06937497582808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706279122015634">
                <text:p>0.07062791220156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679214655647266">
                <text:p>0.06792146556472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74435041307131">
                <text:p>0.0744350413071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732439853548469">
                <text:p>0.07324398535484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798232476656967">
                <text:p>0.07982324766569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787041095839005">
                <text:p>0.07870410958390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852478953518722">
                <text:p>0.08524789535187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823670149869925">
                <text:p>0.08236701498699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89120643642597">
                <text:p>0.0891206436425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890905417504499">
                <text:p>0.08909054175044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912776409749647">
                <text:p>0.09127764097496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947277909890863">
                <text:p>0.09472779098908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94241783603642">
                <text:p>0.0942417836036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972001035883312">
                <text:p>0.09720010358833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966396866133875">
                <text:p>0.0966396866133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95971392379043">
                <text:p>0.0959713923790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999768103959944">
                <text:p>0.09997681039599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04875486098554">
                <text:p>0.1048754860985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05771970966633">
                <text:p>0.1057719709666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10309402908922">
                <text:p>0.1103094029089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13198918181534">
                <text:p>0.1131989181815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10408083252583">
                <text:p>0.1104080832525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05777357703625">
                <text:p>0.105777357703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14187757575477">
                <text:p>0.1141877575754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15708333258837">
                <text:p>0.1157083332588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19969019654513">
                <text:p>0.1199690196545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124923180642905">
                <text:p>0.1249231806429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127886062001123">
                <text:p>0.1278860620011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133192336692915">
                <text:p>0.1331923366929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136373007788812">
                <text:p>0.1363730077888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142060844202">
                <text:p>0.1420608442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145415923650343">
                <text:p>0.1454159236503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149958756002195">
                <text:p>0.1499587560021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154571069454804">
                <text:p>0.1545710694548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6278750097603">
                <text:p>0.162787500976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172633802409905">
                <text:p>0.1726338024099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158970176825587">
                <text:p>0.1589701768255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162935258785719">
                <text:p>0.1629352587857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169875982508075">
                <text:p>0.1698759825080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173097159345599">
                <text:p>0.1730971593455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178091577072231">
                <text:p>0.1780915770722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183063912238677">
                <text:p>0.1830639122386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188001503749405">
                <text:p>0.1880015037494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191203888393129">
                <text:p>0.1912038883931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88581507519163">
                <text:p>0.1885815075191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192110905545987">
                <text:p>0.1921109055459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186828077031091">
                <text:p>0.1868280770310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191171307233307">
                <text:p>0.1911713072333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189864387606558">
                <text:p>0.1898643876065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184686216705248">
                <text:p>0.1846862167052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185306023916576">
                <text:p>0.1853060239165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190518558928512">
                <text:p>0.1905185589285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195230622861212">
                <text:p>0.1952306228612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02140716473365">
                <text:p>0.2021407164733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97038452007435">
                <text:p>0.1970384520074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190681211375193">
                <text:p>0.1906812113751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185500208055079">
                <text:p>0.1855002080550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180826321127608">
                <text:p>0.1808263211276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176190802818751">
                <text:p>0.1761908028187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171580732054874">
                <text:p>0.1715807320548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167025008047224">
                <text:p>0.1670250080472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162506526821816">
                <text:p>0.1625065268218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158026101980232">
                <text:p>0.1580261019802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153508545715856">
                <text:p>0.1535085457158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148985184709561">
                <text:p>0.1489851847095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144517695538505">
                <text:p>0.1445176955385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140062467903282">
                <text:p>0.1400624679032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135764446850011">
                <text:p>0.1357644468500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131947874544757">
                <text:p>0.1319478745447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128627606427138">
                <text:p>0.1286276064271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125229042467249">
                <text:p>0.1252290424672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121987949903337">
                <text:p>0.1219879499033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118781689140344">
                <text:p>0.1187816891403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115794520034964">
                <text:p>0.1157945200349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114679957184755">
                <text:p>0.1146799571847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116039378683714">
                <text:p>0.1160393786837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114402869158432">
                <text:p>0.1144028691584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110984705389216">
                <text:p>0.1109847053892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109527420424335">
                <text:p>0.1095274204243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105865272191187">
                <text:p>0.1058652721911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107313129116307">
                <text:p>0.1073131291163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104919425704211">
                <text:p>0.1049194257042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1029863284348">
                <text:p>0.10298632843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101632003965076">
                <text:p>0.1016320039650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0996700149165434">
                <text:p>0.09967001491654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0977758735367545">
                <text:p>0.09777587353675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0965978687221333">
                <text:p>0.0965978687221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09457607208275">
                <text:p>0.094576072082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0944678157022132">
                <text:p>0.09446781570221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0927687754107241">
                <text:p>0.09276877541072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0929590149342554">
                <text:p>0.09295901493425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0924829403202375">
                <text:p>0.092482940320237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418cm" svg:y="0.379cm" svg:width="11.13cm" svg:height="7.794cm"/>
          <chart:axis chart:dimension="x" chart:name="primary-x" chart:style-name="ch4" chartooo:axis-type="auto">
            <chart:categories table:cell-range-address="local-table.$A$2:.$A$1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8" chart:label-cell-address="local-table.$C$1" chart:class="chart:scatter">
            <chart:domain table:cell-range-address="local-table.$B$2:.$B$118"/>
            <chart:data-point chart:repeated="1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181353667043573">
                <text:p>0.01813536670435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26131188489944">
                <text:p>0.0126131188489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3357419584531">
                <text:p>0.013357419584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47468699524108">
                <text:p>0.0147468699524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155694654857304">
                <text:p>0.0155694654857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160222801126982">
                <text:p>0.0160222801126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190599324997666">
                <text:p>0.0190599324997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216918270931675">
                <text:p>0.02169182709316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197570640344518">
                <text:p>0.0197570640344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221177224722053">
                <text:p>0.02211772247220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02338796392505">
                <text:p>0.02023387963925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223757199456591">
                <text:p>0.02237571994565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207473638161086">
                <text:p>0.02074736381610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225030648291277">
                <text:p>0.02250306482912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214710590842646">
                <text:p>0.02147105908426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219745744225705">
                <text:p>0.02197457442257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928820177506591">
                <text:p>0.009288201775065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85120182906012">
                <text:p>0.0085120182906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772637338207921">
                <text:p>0.007726373382079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658999147739529">
                <text:p>0.006589991477395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204442493318313">
                <text:p>0.02044424933183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191279042689754">
                <text:p>0.01912790426897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597339467864981">
                <text:p>0.005973394678649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202683156414746">
                <text:p>0.02026831564147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0707827055786817">
                <text:p>0.007078270557868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652786894521619">
                <text:p>0.006527868945216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150941928772702">
                <text:p>0.01509419287727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576537633762622">
                <text:p>0.005765376337626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152937084742558">
                <text:p>0.01529370847425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586248060402955">
                <text:p>0.005862480604029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15661572070051">
                <text:p>0.0156615720700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0579658099920658">
                <text:p>0.005796580999206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140878258784551">
                <text:p>0.01408782587845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0448063494892142">
                <text:p>0.004480634948921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0551561238260636">
                <text:p>0.005515612382606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0371607978835375">
                <text:p>0.00371607978835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0384335880133393">
                <text:p>0.003843358801333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0505691300357286">
                <text:p>0.005056913003572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045063654476006">
                <text:p>0.00450636544760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073002817423889">
                <text:p>0.00730028174238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114196207962301">
                <text:p>0.01141962079623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109235151278578">
                <text:p>0.01092351512785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0870380202551176">
                <text:p>0.008703802025511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113432971563951">
                <text:p>0.01134329715639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100813235990926">
                <text:p>0.01008132359909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106291174994654">
                <text:p>0.01062911749946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175535935573429">
                <text:p>0.01755359355734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279359437174944">
                <text:p>0.02793594371749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216192685708353">
                <text:p>0.02161926857083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240412500747399">
                <text:p>0.02404125007473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232909193084371">
                <text:p>0.02329091930843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221279730583881">
                <text:p>0.02212797305838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232001581668819">
                <text:p>0.02320015816688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217607652113092">
                <text:p>0.02176076521130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224455356046208">
                <text:p>0.02244553560462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206312738341203">
                <text:p>0.02063127383412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212063367102558">
                <text:p>0.02120633671025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207242081028384">
                <text:p>0.02072420810283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202053352789103">
                <text:p>0.02020533527891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205419643581139">
                <text:p>0.02054196435811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196132256063378">
                <text:p>0.01961322560633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192519035426861">
                <text:p>0.01925190354268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200554946801206">
                <text:p>0.02005549468012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174232807212236">
                <text:p>0.01742328072122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18456501581542">
                <text:p>0.0184565015815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179764482487775">
                <text:p>0.01797644824877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17583057220261">
                <text:p>0.0175830572202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173562952656234">
                <text:p>0.01735629526562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189338878422103">
                <text:p>0.01893388784221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25040627518412">
                <text:p>0.0250406275184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258951428139675">
                <text:p>0.02589514281396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260779462282655">
                <text:p>0.02607794622826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260490362204863">
                <text:p>0.02604903622048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255958260833445">
                <text:p>0.02559582608334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25484106237884">
                <text:p>0.0254841062378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258090779448342">
                <text:p>0.02580907794483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266140659397149">
                <text:p>0.02661406593971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0902669226361286">
                <text:p>0.009026692263612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11770660792722">
                <text:p>0.0117706607927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116599438923048">
                <text:p>0.01165994389230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102943188561513">
                <text:p>0.01029431885615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0991945213638588">
                <text:p>0.009919452136385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0973236165494995">
                <text:p>0.009732361654949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0961259679740689">
                <text:p>0.009612596797406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0949556176981742">
                <text:p>0.009495561769817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0945774914544931">
                <text:p>0.009457749145449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094625429254636">
                <text:p>0.00946254292546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0952440230703531">
                <text:p>0.009524402307035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0871096161417036">
                <text:p>0.008710961614170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0853119896829036">
                <text:p>0.008531198968290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0834576037352453">
                <text:p>0.008345760373524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0858636830681925">
                <text:p>0.008586368306819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0904020896584588">
                <text:p>0.009040208965845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0942415011708714">
                <text:p>0.009424150117087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095451870511825">
                <text:p>0.00954518705118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098709585218977">
                <text:p>0.00987095852189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102224124691802">
                <text:p>0.01022241246918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106861535209438">
                <text:p>0.01068615352094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111056382139754">
                <text:p>0.01110563821397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10794329564715">
                <text:p>0.0107943295647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00388627770680534">
                <text:p>0.003886277706805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00371786954212487">
                <text:p>0.003717869542124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00444960131278037">
                <text:p>0.004449601312780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00503735385040313">
                <text:p>0.005037353850403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00537575972550721">
                <text:p>0.005375759725507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00646181560163174">
                <text:p>0.006461815601631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00358817247970364">
                <text:p>0.003588172479703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00366629322526451">
                <text:p>0.003666293225264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00423702042962709">
                <text:p>0.004237020429627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00387694902756759">
                <text:p>0.003876949027567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00361745170692226">
                <text:p>0.003617451706922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00374458672852269">
                <text:p>0.003744586728522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00429388783420404">
                <text:p>0.004293887834204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0037515805985789">
                <text:p>0.00375158059857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00614670829748532">
                <text:p>0.006146708297485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0040946468820848">
                <text:p>0.00409464688208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00583683307660152">
                <text:p>0.0058368330766015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047cm" svg:y="0.38cm" svg:width="11.502cm" svg:height="7.793cm"/>
          <chart:axis chart:dimension="x" chart:name="primary-x" chart:style-name="ch4" chartooo:axis-type="auto">
            <chart:categories table:cell-range-address="local-table.$A$2:.$A$1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8" chart:label-cell-address="local-table.$C$1" chart:class="chart:scatter">
            <chart:domain table:cell-range-address="local-table.$B$2:.$B$118"/>
            <chart:data-point chart:repeated="117"/>
          </chart:series>
          <chart:series chart:style-name="ch7" chart:values-cell-range-address="local-table.$D$2:.$D$118" chart:label-cell-address="local-table.$D$1" chart:class="chart:scatter">
            <chart:data-point chart:repeated="117"/>
          </chart:series>
          <chart:series chart:style-name="ch8" chart:values-cell-range-address="local-table.$E$2:.$E$118" chart:label-cell-address="local-table.$E$1" chart:class="chart:scatter">
            <chart:data-point chart:repeated="1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37991496091669">
                <text:p>0.137991496091669</text:p>
              </table:table-cell>
              <table:table-cell office:value-type="float" office:value="0.0122719466926894">
                <text:p>0.0122719466926894</text:p>
              </table:table-cell>
              <table:table-cell office:value-type="float" office:value="0.549942903571053">
                <text:p>0.5499429035710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38007463558245">
                <text:p>0.138007463558245</text:p>
              </table:table-cell>
              <table:table-cell office:value-type="float" office:value="0.0245532000050963">
                <text:p>0.0245532000050963</text:p>
              </table:table-cell>
              <table:table-cell office:value-type="float" office:value="0.549948923521208">
                <text:p>0.549948923521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38023541217188">
                <text:p>0.138023541217188</text:p>
              </table:table-cell>
              <table:table-cell office:value-type="float" office:value="0.0368346971286145">
                <text:p>0.0368346971286145</text:p>
              </table:table-cell>
              <table:table-cell office:value-type="float" office:value="0.549954842168388">
                <text:p>0.549954842168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38039772063124">
                <text:p>0.138039772063124</text:p>
              </table:table-cell>
              <table:table-cell office:value-type="float" office:value="0.0491161732146274">
                <text:p>0.0491161732146274</text:p>
              </table:table-cell>
              <table:table-cell office:value-type="float" office:value="0.549960621213263">
                <text:p>0.5499606212132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38056189682843">
                <text:p>0.138056189682843</text:p>
              </table:table-cell>
              <table:table-cell office:value-type="float" office:value="0.0613976425372486">
                <text:p>0.0613976425372486</text:p>
              </table:table-cell>
              <table:table-cell office:value-type="float" office:value="0.549966215467938">
                <text:p>0.549966215467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50328480367058">
                <text:p>0.150328480367058</text:p>
              </table:table-cell>
              <table:table-cell office:value-type="float" office:value="0.0614061879913049">
                <text:p>0.0614061879913049</text:p>
              </table:table-cell>
              <table:table-cell office:value-type="float" office:value="0.549975592027054">
                <text:p>0.549975592027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62607842154274">
                <text:p>0.162607842154274</text:p>
              </table:table-cell>
              <table:table-cell office:value-type="float" office:value="0.0614070787214409">
                <text:p>0.0614070787214409</text:p>
              </table:table-cell>
              <table:table-cell office:value-type="float" office:value="0.549985651565992">
                <text:p>0.549985651565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62631537865831">
                <text:p>0.162631537865831</text:p>
              </table:table-cell>
              <table:table-cell office:value-type="float" office:value="0.07368080554423">
                <text:p>0.07368080554423</text:p>
              </table:table-cell>
              <table:table-cell office:value-type="float" office:value="0.549991056361231">
                <text:p>0.5499910563612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74904192553931">
                <text:p>0.174904192553931</text:p>
              </table:table-cell>
              <table:table-cell office:value-type="float" office:value="0.0736889905660738">
                <text:p>0.0736889905660738</text:p>
              </table:table-cell>
              <table:table-cell office:value-type="float" office:value="0.550000366994946">
                <text:p>0.5500003669949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74927600927755">
                <text:p>0.174927600927755</text:p>
              </table:table-cell>
              <table:table-cell office:value-type="float" office:value="0.0859632318077642">
                <text:p>0.0859632318077642</text:p>
              </table:table-cell>
              <table:table-cell office:value-type="float" office:value="0.550005075477844">
                <text:p>0.5500050754778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87200354287515">
                <text:p>0.187200354287515</text:p>
              </table:table-cell>
              <table:table-cell office:value-type="float" office:value="0.0859714336936042">
                <text:p>0.0859714336936042</text:p>
              </table:table-cell>
              <table:table-cell office:value-type="float" office:value="0.550014334814583">
                <text:p>0.5500143348145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87223695547717">
                <text:p>0.187223695547717</text:p>
              </table:table-cell>
              <table:table-cell office:value-type="float" office:value="0.0982459867725195">
                <text:p>0.0982459867725195</text:p>
              </table:table-cell>
              <table:table-cell office:value-type="float" office:value="0.550018307365276">
                <text:p>0.5500183073652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99496581289784">
                <text:p>0.199496581289784</text:p>
              </table:table-cell>
              <table:table-cell office:value-type="float" office:value="0.0982542159507478">
                <text:p>0.0982542159507478</text:p>
              </table:table-cell>
              <table:table-cell office:value-type="float" office:value="0.550027516615206">
                <text:p>0.5500275166152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99519820060634">
                <text:p>0.199519820060634</text:p>
              </table:table-cell>
              <table:table-cell office:value-type="float" office:value="0.110529158470087">
                <text:p>0.110529158470087</text:p>
              </table:table-cell>
              <table:table-cell office:value-type="float" office:value="0.550030680485852">
                <text:p>0.5500306804858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11792861197728">
                <text:p>0.211792861197728</text:p>
              </table:table-cell>
              <table:table-cell office:value-type="float" office:value="0.110537437114284">
                <text:p>0.110537437114284</text:p>
              </table:table-cell>
              <table:table-cell office:value-type="float" office:value="0.550039842156764">
                <text:p>0.5500398421567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24072417705422">
                <text:p>0.224072417705422</text:p>
              </table:table-cell>
              <table:table-cell office:value-type="float" office:value="0.11053905454631">
                <text:p>0.11053905454631</text:p>
              </table:table-cell>
              <table:table-cell office:value-type="float" office:value="0.550049766911983">
                <text:p>0.5500497669119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224091725929307">
                <text:p>0.224091725929307</text:p>
              </table:table-cell>
              <table:table-cell office:value-type="float" office:value="0.110546177199486">
                <text:p>0.110546177199486</text:p>
              </table:table-cell>
              <table:table-cell office:value-type="float" office:value="0.537778126129994">
                <text:p>0.5377781261299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22410447777273">
                <text:p>0.22410447777273</text:p>
              </table:table-cell>
              <table:table-cell office:value-type="float" office:value="0.110553003423081">
                <text:p>0.110553003423081</text:p>
              </table:table-cell>
              <table:table-cell office:value-type="float" office:value="0.525497033450407">
                <text:p>0.5254970334504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24117271159864">
                <text:p>0.224117271159864</text:p>
              </table:table-cell>
              <table:table-cell office:value-type="float" office:value="0.110559683273307">
                <text:p>0.110559683273307</text:p>
              </table:table-cell>
              <table:table-cell office:value-type="float" office:value="0.513215086395212">
                <text:p>0.5132150863952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24130366435962">
                <text:p>0.224130366435962</text:p>
              </table:table-cell>
              <table:table-cell office:value-type="float" office:value="0.11056623463718">
                <text:p>0.11056623463718</text:p>
              </table:table-cell>
              <table:table-cell office:value-type="float" office:value="0.500932616897976">
                <text:p>0.5009326168979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23640268439951">
                <text:p>0.23640268439951</text:p>
              </table:table-cell>
              <table:table-cell office:value-type="float" office:value="0.110568301700653">
                <text:p>0.110568301700653</text:p>
              </table:table-cell>
              <table:table-cell office:value-type="float" office:value="0.500934162163116">
                <text:p>0.5009341621631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48682045174991">
                <text:p>0.248682045174991</text:p>
              </table:table-cell>
              <table:table-cell office:value-type="float" office:value="0.110570521731912">
                <text:p>0.110570521731912</text:p>
              </table:table-cell>
              <table:table-cell office:value-type="float" office:value="0.500944232621298">
                <text:p>0.5009442326212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48702723162783">
                <text:p>0.248702723162783</text:p>
              </table:table-cell>
              <table:table-cell office:value-type="float" office:value="0.110576400543296">
                <text:p>0.110576400543296</text:p>
              </table:table-cell>
              <table:table-cell office:value-type="float" office:value="0.488670144360267">
                <text:p>0.4886701443602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260975517681034">
                <text:p>0.260975517681034</text:p>
              </table:table-cell>
              <table:table-cell office:value-type="float" office:value="0.110578960803192">
                <text:p>0.110578960803192</text:p>
              </table:table-cell>
              <table:table-cell office:value-type="float" office:value="0.488672018245711">
                <text:p>0.4886720182457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260996238447664">
                <text:p>0.260996238447664</text:p>
              </table:table-cell>
              <table:table-cell office:value-type="float" office:value="0.110584333548013">
                <text:p>0.110584333548013</text:p>
              </table:table-cell>
              <table:table-cell office:value-type="float" office:value="0.476397063458491">
                <text:p>0.4763970634584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261010538677019">
                <text:p>0.261010538677019</text:p>
              </table:table-cell>
              <table:table-cell office:value-type="float" office:value="0.110589399665461">
                <text:p>0.110589399665461</text:p>
              </table:table-cell>
              <table:table-cell office:value-type="float" office:value="0.464113421841785">
                <text:p>0.4641134218417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27328314346968">
                <text:p>0.27328314346968</text:p>
              </table:table-cell>
              <table:table-cell office:value-type="float" office:value="0.110592661881208">
                <text:p>0.110592661881208</text:p>
              </table:table-cell>
              <table:table-cell office:value-type="float" office:value="0.464115149337437">
                <text:p>0.4641151493374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273304332843036">
                <text:p>0.273304332843036</text:p>
              </table:table-cell>
              <table:table-cell office:value-type="float" office:value="0.110597159371563">
                <text:p>0.110597159371563</text:p>
              </table:table-cell>
              <table:table-cell office:value-type="float" office:value="0.451839148544991">
                <text:p>0.4518391485449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85577384796776">
                <text:p>0.285577384796776</text:p>
              </table:table-cell>
              <table:table-cell office:value-type="float" office:value="0.110600864816726">
                <text:p>0.110600864816726</text:p>
              </table:table-cell>
              <table:table-cell office:value-type="float" office:value="0.451841135225519">
                <text:p>0.4518411352255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85598719405805">
                <text:p>0.285598719405805</text:p>
              </table:table-cell>
              <table:table-cell office:value-type="float" office:value="0.110604733856538">
                <text:p>0.110604733856538</text:p>
              </table:table-cell>
              <table:table-cell office:value-type="float" office:value="0.439564706869009">
                <text:p>0.4395647068690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97872002570522">
                <text:p>0.297872002570522</text:p>
              </table:table-cell>
              <table:table-cell office:value-type="float" office:value="0.110608883487386">
                <text:p>0.110608883487386</text:p>
              </table:table-cell>
              <table:table-cell office:value-type="float" office:value="0.439566586291182">
                <text:p>0.4395665862911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97893407425724">
                <text:p>0.297893407425724</text:p>
              </table:table-cell>
              <table:table-cell office:value-type="float" office:value="0.110612100861693">
                <text:p>0.110612100861693</text:p>
              </table:table-cell>
              <table:table-cell office:value-type="float" office:value="0.427289774698642">
                <text:p>0.4272897746986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310166972133503">
                <text:p>0.310166972133503</text:p>
              </table:table-cell>
              <table:table-cell office:value-type="float" office:value="0.110616690700415">
                <text:p>0.110616690700415</text:p>
              </table:table-cell>
              <table:table-cell office:value-type="float" office:value="0.42729149468152">
                <text:p>0.427291494681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310188382823012">
                <text:p>0.310188382823012</text:p>
              </table:table-cell>
              <table:table-cell office:value-type="float" office:value="0.110619245700667">
                <text:p>0.110619245700667</text:p>
              </table:table-cell>
              <table:table-cell office:value-type="float" office:value="0.415014356808141">
                <text:p>0.4150143568081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310203304619434">
                <text:p>0.310203304619434</text:p>
              </table:table-cell>
              <table:table-cell office:value-type="float" office:value="0.110621279901371">
                <text:p>0.110621279901371</text:p>
              </table:table-cell>
              <table:table-cell office:value-type="float" office:value="0.402729088354401">
                <text:p>0.4027290883544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310218205860309">
                <text:p>0.310218205860309</text:p>
              </table:table-cell>
              <table:table-cell office:value-type="float" office:value="0.110622762472984">
                <text:p>0.110622762472984</text:p>
              </table:table-cell>
              <table:table-cell office:value-type="float" office:value="0.390443229687348">
                <text:p>0.3904432296873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310233340057552">
                <text:p>0.310233340057552</text:p>
              </table:table-cell>
              <table:table-cell office:value-type="float" office:value="0.110623629565936">
                <text:p>0.110623629565936</text:p>
              </table:table-cell>
              <table:table-cell office:value-type="float" office:value="0.378157085235525">
                <text:p>0.3781570852355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310248730837118">
                <text:p>0.310248730837118</text:p>
              </table:table-cell>
              <table:table-cell office:value-type="float" office:value="0.110623804803084">
                <text:p>0.110623804803084</text:p>
              </table:table-cell>
              <table:table-cell office:value-type="float" office:value="0.365870691670255">
                <text:p>0.3658706916702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310264395837641">
                <text:p>0.310264395837641</text:p>
              </table:table-cell>
              <table:table-cell office:value-type="float" office:value="0.110623202717555">
                <text:p>0.110623202717555</text:p>
              </table:table-cell>
              <table:table-cell office:value-type="float" office:value="0.35358407959752">
                <text:p>0.353584079597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310280355813299">
                <text:p>0.310280355813299</text:p>
              </table:table-cell>
              <table:table-cell office:value-type="float" office:value="0.110621730156883">
                <text:p>0.110621730156883</text:p>
              </table:table-cell>
              <table:table-cell office:value-type="float" office:value="0.341297285745846">
                <text:p>0.3412972857458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310296636110753">
                <text:p>0.310296636110753</text:p>
              </table:table-cell>
              <table:table-cell office:value-type="float" office:value="0.110619287935734">
                <text:p>0.110619287935734</text:p>
              </table:table-cell>
              <table:table-cell office:value-type="float" office:value="0.329010351930896">
                <text:p>0.3290103519308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310313267028624">
                <text:p>0.310313267028624</text:p>
              </table:table-cell>
              <table:table-cell office:value-type="float" office:value="0.110615773560463">
                <text:p>0.110615773560463</text:p>
              </table:table-cell>
              <table:table-cell office:value-type="float" office:value="0.316723326064719">
                <text:p>0.3167233260647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310330285533245">
                <text:p>0.310330285533245</text:p>
              </table:table-cell>
              <table:table-cell office:value-type="float" office:value="0.110611084725846">
                <text:p>0.110611084725846</text:p>
              </table:table-cell>
              <table:table-cell office:value-type="float" office:value="0.304436262633288">
                <text:p>0.3044362626332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310347734688106">
                <text:p>0.310347734688106</text:p>
              </table:table-cell>
              <table:table-cell office:value-type="float" office:value="0.110605125335967">
                <text:p>0.110605125335967</text:p>
              </table:table-cell>
              <table:table-cell office:value-type="float" office:value="0.292149223320309">
                <text:p>0.2921492233203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310365664037051">
                <text:p>0.310365664037051</text:p>
              </table:table-cell>
              <table:table-cell office:value-type="float" office:value="0.110597813564724">
                <text:p>0.110597813564724</text:p>
              </table:table-cell>
              <table:table-cell office:value-type="float" office:value="0.279862277296075">
                <text:p>0.2798622772960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310384128588993">
                <text:p>0.310384128588993</text:p>
              </table:table-cell>
              <table:table-cell office:value-type="float" office:value="0.11058909225187">
                <text:p>0.11058909225187</text:p>
              </table:table-cell>
              <table:table-cell office:value-type="float" office:value="0.267575501154991">
                <text:p>0.2675755011549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310403186458729">
                <text:p>0.310403186458729</text:p>
              </table:table-cell>
              <table:table-cell office:value-type="float" office:value="0.110578941865663">
                <text:p>0.110578941865663</text:p>
              </table:table-cell>
              <table:table-cell office:value-type="float" office:value="0.255288978370513">
                <text:p>0.2552889783705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310422895061589">
                <text:p>0.310422895061589</text:p>
              </table:table-cell>
              <table:table-cell office:value-type="float" office:value="0.110567394784854">
                <text:p>0.110567394784854</text:p>
              </table:table-cell>
              <table:table-cell office:value-type="float" office:value="0.243002797402455">
                <text:p>0.2430027974024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310443308540019">
                <text:p>0.310443308540019</text:p>
              </table:table-cell>
              <table:table-cell office:value-type="float" office:value="0.110554549563476">
                <text:p>0.110554549563476</text:p>
              </table:table-cell>
              <table:table-cell office:value-type="float" office:value="0.230717052147893">
                <text:p>0.2307170521478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310464454328768">
                <text:p>0.310464454328768</text:p>
              </table:table-cell>
              <table:table-cell office:value-type="float" office:value="0.110540581003692">
                <text:p>0.110540581003692</text:p>
              </table:table-cell>
              <table:table-cell office:value-type="float" office:value="0.218431825203319">
                <text:p>0.2184318252033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310486342668662">
                <text:p>0.310486342668662</text:p>
              </table:table-cell>
              <table:table-cell office:value-type="float" office:value="0.110525744090055">
                <text:p>0.110525744090055</text:p>
              </table:table-cell>
              <table:table-cell office:value-type="float" office:value="0.20614719789993">
                <text:p>0.206147197899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310508936671101">
                <text:p>0.310508936671101</text:p>
              </table:table-cell>
              <table:table-cell office:value-type="float" office:value="0.110510365703578">
                <text:p>0.110510365703578</text:p>
              </table:table-cell>
              <table:table-cell office:value-type="float" office:value="0.19386323075717">
                <text:p>0.193863230757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310532139404815">
                <text:p>0.310532139404815</text:p>
              </table:table-cell>
              <table:table-cell office:value-type="float" office:value="0.110494821484117">
                <text:p>0.110494821484117</text:p>
              </table:table-cell>
              <table:table-cell office:value-type="float" office:value="0.181579957716721">
                <text:p>0.1815799577167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310555775857996">
                <text:p>0.310555775857996</text:p>
              </table:table-cell>
              <table:table-cell office:value-type="float" office:value="0.110479498413986">
                <text:p>0.110479498413986</text:p>
              </table:table-cell>
              <table:table-cell office:value-type="float" office:value="0.16929737907042">
                <text:p>0.169297379070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310579577804452">
                <text:p>0.310579577804452</text:p>
              </table:table-cell>
              <table:table-cell office:value-type="float" office:value="0.110464746363959">
                <text:p>0.110464746363959</text:p>
              </table:table-cell>
              <table:table-cell office:value-type="float" office:value="0.157015458100974">
                <text:p>0.1570154581009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310603178411732">
                <text:p>0.310603178411732</text:p>
              </table:table-cell>
              <table:table-cell office:value-type="float" office:value="0.110450826782014">
                <text:p>0.110450826782014</text:p>
              </table:table-cell>
              <table:table-cell office:value-type="float" office:value="0.144734123302673">
                <text:p>0.1447341233026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310626124154516">
                <text:p>0.310626124154516</text:p>
              </table:table-cell>
              <table:table-cell office:value-type="float" office:value="0.110437867209996">
                <text:p>0.110437867209996</text:p>
              </table:table-cell>
              <table:table-cell office:value-type="float" office:value="0.132453274823085">
                <text:p>0.1324532748230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310647914060815">
                <text:p>0.310647914060815</text:p>
              </table:table-cell>
              <table:table-cell office:value-type="float" office:value="0.110425834838417">
                <text:p>0.110425834838417</text:p>
              </table:table-cell>
              <table:table-cell office:value-type="float" office:value="0.120172795740754">
                <text:p>0.1201727957407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310668069678431">
                <text:p>0.310668069678431</text:p>
              </table:table-cell>
              <table:table-cell office:value-type="float" office:value="0.110414547612451">
                <text:p>0.110414547612451</text:p>
              </table:table-cell>
              <table:table-cell office:value-type="float" office:value="0.107892568114051">
                <text:p>0.1078925681140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322945792367729">
                <text:p>0.322945792367729</text:p>
              </table:table-cell>
              <table:table-cell office:value-type="float" office:value="0.110411271856661">
                <text:p>0.110411271856661</text:p>
              </table:table-cell>
              <table:table-cell office:value-type="float" office:value="0.107876047061497">
                <text:p>0.1078760470614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32295827427425">
                <text:p>0.32295827427425</text:p>
              </table:table-cell>
              <table:table-cell office:value-type="float" office:value="0.0981328349306597">
                <text:p>0.0981328349306597</text:p>
              </table:table-cell>
              <table:table-cell office:value-type="float" office:value="0.107863939158598">
                <text:p>0.1078639391585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322977191628406">
                <text:p>0.322977191628406</text:p>
              </table:table-cell>
              <table:table-cell office:value-type="float" office:value="0.0981156305672991">
                <text:p>0.0981156305672991</text:p>
              </table:table-cell>
              <table:table-cell office:value-type="float" office:value="0.0955909320014956">
                <text:p>0.09559093200149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322995841454535">
                <text:p>0.322995841454535</text:p>
              </table:table-cell>
              <table:table-cell office:value-type="float" office:value="0.0981055646533427">
                <text:p>0.0981055646533427</text:p>
              </table:table-cell>
              <table:table-cell office:value-type="float" office:value="0.0833111757089333">
                <text:p>0.0833111757089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323012284883768">
                <text:p>0.323012284883768</text:p>
              </table:table-cell>
              <table:table-cell office:value-type="float" office:value="0.0980957846683991">
                <text:p>0.0980957846683991</text:p>
              </table:table-cell>
              <table:table-cell office:value-type="float" office:value="0.0710311935801658">
                <text:p>0.07103119358016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323026424172045">
                <text:p>0.323026424172045</text:p>
              </table:table-cell>
              <table:table-cell office:value-type="float" office:value="0.0980858280586848">
                <text:p>0.0980858280586848</text:p>
              </table:table-cell>
              <table:table-cell office:value-type="float" office:value="0.0587511826863479">
                <text:p>0.05875118268634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323038564973718">
                <text:p>0.323038564973718</text:p>
              </table:table-cell>
              <table:table-cell office:value-type="float" office:value="0.098075743909932">
                <text:p>0.098075743909932</text:p>
              </table:table-cell>
              <table:table-cell office:value-type="float" office:value="0.0464711368759188">
                <text:p>0.04647113687591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323049266148518">
                <text:p>0.323049266148518</text:p>
              </table:table-cell>
              <table:table-cell office:value-type="float" office:value="0.0980658598248362">
                <text:p>0.0980658598248362</text:p>
              </table:table-cell>
              <table:table-cell office:value-type="float" office:value="0.0341910713853167">
                <text:p>0.03419107138531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323059146179082">
                <text:p>0.323059146179082</text:p>
              </table:table-cell>
              <table:table-cell office:value-type="float" office:value="0.09805662474171">
                <text:p>0.09805662474171</text:p>
              </table:table-cell>
              <table:table-cell office:value-type="float" office:value="0.0219110229734359">
                <text:p>0.02191102297343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323068707221854">
                <text:p>0.323068707221854</text:p>
              </table:table-cell>
              <table:table-cell office:value-type="float" office:value="0.09804843864073">
                <text:p>0.09804843864073</text:p>
              </table:table-cell>
              <table:table-cell office:value-type="float" office:value="0.00963102956519665">
                <text:p>0.009631029565196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35330165091893">
                <text:p>0.335330165091893</text:p>
              </table:table-cell>
              <table:table-cell office:value-type="float" office:value="0.098032877248744">
                <text:p>0.098032877248744</text:p>
              </table:table-cell>
              <table:table-cell office:value-type="float" office:value="0.00961106810577417">
                <text:p>0.009611068105774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335357624186964">
                <text:p>0.335357624186964</text:p>
              </table:table-cell>
              <table:table-cell office:value-type="float" office:value="0.0857574697369863">
                <text:p>0.0857574697369863</text:p>
              </table:table-cell>
              <table:table-cell office:value-type="float" office:value="0.00959647204647668">
                <text:p>0.009596472046476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347616554597024">
                <text:p>0.347616554597024</text:p>
              </table:table-cell>
              <table:table-cell office:value-type="float" office:value="0.0857307005646671">
                <text:p>0.0857307005646671</text:p>
              </table:table-cell>
              <table:table-cell office:value-type="float" office:value="0.00958385452980291">
                <text:p>0.009583854529802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347642492332607">
                <text:p>0.347642492332607</text:p>
              </table:table-cell>
              <table:table-cell office:value-type="float" office:value="0.0734542941864764">
                <text:p>0.0734542941864764</text:p>
              </table:table-cell>
              <table:table-cell office:value-type="float" office:value="0.00957009353114276">
                <text:p>0.009570093531142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347664175007104">
                <text:p>0.347664175007104</text:p>
              </table:table-cell>
              <table:table-cell office:value-type="float" office:value="0.0611718175915027">
                <text:p>0.0611718175915027</text:p>
              </table:table-cell>
              <table:table-cell office:value-type="float" office:value="0.00955739365847046">
                <text:p>0.009557393658470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35990979406459">
                <text:p>0.35990979406459</text:p>
              </table:table-cell>
              <table:table-cell office:value-type="float" office:value="0.061129494050647">
                <text:p>0.061129494050647</text:p>
              </table:table-cell>
              <table:table-cell office:value-type="float" office:value="0.00954444232521461">
                <text:p>0.009544442325214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372182352499543">
                <text:p>0.372182352499543</text:p>
              </table:table-cell>
              <table:table-cell office:value-type="float" office:value="0.0610871962279762">
                <text:p>0.0610871962279762</text:p>
              </table:table-cell>
              <table:table-cell office:value-type="float" office:value="0.00953438391003664">
                <text:p>0.009534383910036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372196175716546">
                <text:p>0.372196175716546</text:p>
              </table:table-cell>
              <table:table-cell office:value-type="float" office:value="0.0488090642471594">
                <text:p>0.0488090642471594</text:p>
              </table:table-cell>
              <table:table-cell office:value-type="float" office:value="0.00952552267493009">
                <text:p>0.009525522674930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372226520162965">
                <text:p>0.372226520162965</text:p>
              </table:table-cell>
              <table:table-cell office:value-type="float" office:value="0.0487851098327187">
                <text:p>0.0487851098327187</text:p>
              </table:table-cell>
              <table:table-cell office:value-type="float" office:value="0.0218023987264507">
                <text:p>0.02180239872645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372257112504438">
                <text:p>0.372257112504438</text:p>
              </table:table-cell>
              <table:table-cell office:value-type="float" office:value="0.0487683823232206">
                <text:p>0.0487683823232206</text:p>
              </table:table-cell>
              <table:table-cell office:value-type="float" office:value="0.0340846993633805">
                <text:p>0.03408469936338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372284954854704">
                <text:p>0.372284954854704</text:p>
              </table:table-cell>
              <table:table-cell office:value-type="float" office:value="0.0487532282531612">
                <text:p>0.0487532282531612</text:p>
              </table:table-cell>
              <table:table-cell office:value-type="float" office:value="0.0463666965340411">
                <text:p>0.04636669653404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37230996664051">
                <text:p>0.37230996664051</text:p>
              </table:table-cell>
              <table:table-cell office:value-type="float" office:value="0.0487389145347596">
                <text:p>0.0487389145347596</text:p>
              </table:table-cell>
              <table:table-cell office:value-type="float" office:value="0.0586485233878429">
                <text:p>0.05864852338784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372332676282747">
                <text:p>0.372332676282747</text:p>
              </table:table-cell>
              <table:table-cell office:value-type="float" office:value="0.0487250738482139">
                <text:p>0.0487250738482139</text:p>
              </table:table-cell>
              <table:table-cell office:value-type="float" office:value="0.0709302531922826">
                <text:p>0.07093025319228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372353562807479">
                <text:p>0.372353562807479</text:p>
              </table:table-cell>
              <table:table-cell office:value-type="float" office:value="0.0487115166122502">
                <text:p>0.0487115166122502</text:p>
              </table:table-cell>
              <table:table-cell office:value-type="float" office:value="0.0832118760088973">
                <text:p>0.08321187600889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372372986607846">
                <text:p>0.372372986607846</text:p>
              </table:table-cell>
              <table:table-cell office:value-type="float" office:value="0.0486981676795766">
                <text:p>0.0486981676795766</text:p>
              </table:table-cell>
              <table:table-cell office:value-type="float" office:value="0.0954933557688621">
                <text:p>0.09549335576886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372391214331256">
                <text:p>0.372391214331256</text:p>
              </table:table-cell>
              <table:table-cell office:value-type="float" office:value="0.0486850281541024">
                <text:p>0.0486850281541024</text:p>
              </table:table-cell>
              <table:table-cell office:value-type="float" office:value="0.107774653682085">
                <text:p>0.1077746536820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372408448515365">
                <text:p>0.372408448515365</text:p>
              </table:table-cell>
              <table:table-cell office:value-type="float" office:value="0.048672147434267">
                <text:p>0.048672147434267</text:p>
              </table:table-cell>
              <table:table-cell office:value-type="float" office:value="0.120055734659322">
                <text:p>0.1200557346593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72424848388608">
                <text:p>0.372424848388608</text:p>
              </table:table-cell>
              <table:table-cell office:value-type="float" office:value="0.0486596028131386">
                <text:p>0.0486596028131386</text:p>
              </table:table-cell>
              <table:table-cell office:value-type="float" office:value="0.132336570571129">
                <text:p>0.1323365705711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372440544152437">
                <text:p>0.372440544152437</text:p>
              </table:table-cell>
              <table:table-cell office:value-type="float" office:value="0.048647485083906">
                <text:p>0.048647485083906</text:p>
              </table:table-cell>
              <table:table-cell office:value-type="float" office:value="0.144617138465097">
                <text:p>0.1446171384650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72455643130341">
                <text:p>0.372455643130341</text:p>
              </table:table-cell>
              <table:table-cell office:value-type="float" office:value="0.0486358874355453">
                <text:p>0.0486358874355453</text:p>
              </table:table-cell>
              <table:table-cell office:value-type="float" office:value="0.156897422696937">
                <text:p>0.1568974226969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72470237199991">
                <text:p>0.372470237199991</text:p>
              </table:table-cell>
              <table:table-cell office:value-type="float" office:value="0.0486248951504157">
                <text:p>0.0486248951504157</text:p>
              </table:table-cell>
              <table:table-cell office:value-type="float" office:value="0.169177413985055">
                <text:p>0.1691774139850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72484398421889">
                <text:p>0.372484398421889</text:p>
              </table:table-cell>
              <table:table-cell office:value-type="float" office:value="0.048614576273447">
                <text:p>0.048614576273447</text:p>
              </table:table-cell>
              <table:table-cell office:value-type="float" office:value="0.181457103300336">
                <text:p>0.1814571033003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72498211197588">
                <text:p>0.372498211197588</text:p>
              </table:table-cell>
              <table:table-cell office:value-type="float" office:value="0.0486049918799076">
                <text:p>0.0486049918799076</text:p>
              </table:table-cell>
              <table:table-cell office:value-type="float" office:value="0.193736506235047">
                <text:p>0.1937365062350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72511728701131">
                <text:p>0.372511728701131</text:p>
              </table:table-cell>
              <table:table-cell office:value-type="float" office:value="0.0485961737642097">
                <text:p>0.0485961737642097</text:p>
              </table:table-cell>
              <table:table-cell office:value-type="float" office:value="0.206015626831241">
                <text:p>0.2060156268312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372525003499456">
                <text:p>0.372525003499456</text:p>
              </table:table-cell>
              <table:table-cell office:value-type="float" office:value="0.0485881388165485">
                <text:p>0.0485881388165485</text:p>
              </table:table-cell>
              <table:table-cell office:value-type="float" office:value="0.218294481199923">
                <text:p>0.2182944811999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72538081347381">
                <text:p>0.372538081347381</text:p>
              </table:table-cell>
              <table:table-cell office:value-type="float" office:value="0.0485808872521806">
                <text:p>0.0485808872521806</text:p>
              </table:table-cell>
              <table:table-cell office:value-type="float" office:value="0.230573091118392">
                <text:p>0.2305730911183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72551001795641">
                <text:p>0.372551001795641</text:p>
              </table:table-cell>
              <table:table-cell office:value-type="float" office:value="0.0485744063772048">
                <text:p>0.0485744063772048</text:p>
              </table:table-cell>
              <table:table-cell office:value-type="float" office:value="0.242851483652145">
                <text:p>0.2428514836521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72563797390982">
                <text:p>0.372563797390982</text:p>
              </table:table-cell>
              <table:table-cell office:value-type="float" office:value="0.0485686718085083">
                <text:p>0.0485686718085083</text:p>
              </table:table-cell>
              <table:table-cell office:value-type="float" office:value="0.255129688847762">
                <text:p>0.2551296888477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7257649225267">
                <text:p>0.37257649225267</text:p>
              </table:table-cell>
              <table:table-cell office:value-type="float" office:value="0.0485636517377009">
                <text:p>0.0485636517377009</text:p>
              </table:table-cell>
              <table:table-cell office:value-type="float" office:value="0.267407743446563">
                <text:p>0.2674077434465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72589114158663">
                <text:p>0.372589114158663</text:p>
              </table:table-cell>
              <table:table-cell office:value-type="float" office:value="0.0485593100709183">
                <text:p>0.0485593100709183</text:p>
              </table:table-cell>
              <table:table-cell office:value-type="float" office:value="0.279685677911429">
                <text:p>0.2796856779114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72601676572336">
                <text:p>0.372601676572336</text:p>
              </table:table-cell>
              <table:table-cell office:value-type="float" office:value="0.0485556051748164">
                <text:p>0.0485556051748164</text:p>
              </table:table-cell>
              <table:table-cell office:value-type="float" office:value="0.291963530042016">
                <text:p>0.2919635300420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37261419380169">
                <text:p>0.37261419380169</text:p>
              </table:table-cell>
              <table:table-cell office:value-type="float" office:value="0.048552495483847">
                <text:p>0.048552495483847</text:p>
              </table:table-cell>
              <table:table-cell office:value-type="float" office:value="0.304241338524785">
                <text:p>0.3042413385247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72626674773355">
                <text:p>0.372626674773355</text:p>
              </table:table-cell>
              <table:table-cell office:value-type="float" office:value="0.0485499378810725">
                <text:p>0.0485499378810725</text:p>
              </table:table-cell>
              <table:table-cell office:value-type="float" office:value="0.316519140873947">
                <text:p>0.3165191408739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37263912590426">
                <text:p>0.37263912590426</text:p>
              </table:table-cell>
              <table:table-cell office:value-type="float" office:value="0.0485478903286033">
                <text:p>0.0485478903286033</text:p>
              </table:table-cell>
              <table:table-cell office:value-type="float" office:value="0.328796973231778">
                <text:p>0.3287969732317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372651551583177">
                <text:p>0.372651551583177</text:p>
              </table:table-cell>
              <table:table-cell office:value-type="float" office:value="0.0485463125307377">
                <text:p>0.0485463125307377</text:p>
              </table:table-cell>
              <table:table-cell office:value-type="float" office:value="0.341074871994175">
                <text:p>0.3410748719941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372663954800599">
                <text:p>0.372663954800599</text:p>
              </table:table-cell>
              <table:table-cell office:value-type="float" office:value="0.0485451664363926">
                <text:p>0.0485451664363926</text:p>
              </table:table-cell>
              <table:table-cell office:value-type="float" office:value="0.353352872391171">
                <text:p>0.3533528723911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372676336640582">
                <text:p>0.372676336640582</text:p>
              </table:table-cell>
              <table:table-cell office:value-type="float" office:value="0.0485444163421494">
                <text:p>0.0485444163421494</text:p>
              </table:table-cell>
              <table:table-cell office:value-type="float" office:value="0.36563100655209">
                <text:p>0.365631006552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372688697956476">
                <text:p>0.372688697956476</text:p>
              </table:table-cell>
              <table:table-cell office:value-type="float" office:value="0.0485440296670811">
                <text:p>0.0485440296670811</text:p>
              </table:table-cell>
              <table:table-cell office:value-type="float" office:value="0.377909307011857">
                <text:p>0.3779093070118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37270103907271">
                <text:p>0.37270103907271</text:p>
              </table:table-cell>
              <table:table-cell office:value-type="float" office:value="0.048543976753059">
                <text:p>0.048543976753059</text:p>
              </table:table-cell>
              <table:table-cell office:value-type="float" office:value="0.39018780344283">
                <text:p>0.390187803442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37271336047465">
                <text:p>0.37271336047465</text:p>
              </table:table-cell>
              <table:table-cell office:value-type="float" office:value="0.0485442312890245">
                <text:p>0.0485442312890245</text:p>
              </table:table-cell>
              <table:table-cell office:value-type="float" office:value="0.402466526186047">
                <text:p>0.4024665261860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372725662826042">
                <text:p>0.372725662826042</text:p>
              </table:table-cell>
              <table:table-cell office:value-type="float" office:value="0.0485447700735053">
                <text:p>0.0485447700735053</text:p>
              </table:table-cell>
              <table:table-cell office:value-type="float" office:value="0.414745502675562">
                <text:p>0.4147455026755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372737947980402">
                <text:p>0.372737947980402</text:p>
              </table:table-cell>
              <table:table-cell office:value-type="float" office:value="0.0485455734288557">
                <text:p>0.0485455734288557</text:p>
              </table:table-cell>
              <table:table-cell office:value-type="float" office:value="0.427024761546573">
                <text:p>0.4270247615465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372750218376114">
                <text:p>0.372750218376114</text:p>
              </table:table-cell>
              <table:table-cell office:value-type="float" office:value="0.0485466249177791">
                <text:p>0.0485466249177791</text:p>
              </table:table-cell>
              <table:table-cell office:value-type="float" office:value="0.439304329730049">
                <text:p>0.4393043297300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372762477841638">
                <text:p>0.372762477841638</text:p>
              </table:table-cell>
              <table:table-cell office:value-type="float" office:value="0.0485479114835355">
                <text:p>0.0485479114835355</text:p>
              </table:table-cell>
              <table:table-cell office:value-type="float" office:value="0.45158423243705">
                <text:p>0.451584232437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372774731699383">
                <text:p>0.372774731699383</text:p>
              </table:table-cell>
              <table:table-cell office:value-type="float" office:value="0.0485494238349745">
                <text:p>0.0485494238349745</text:p>
              </table:table-cell>
              <table:table-cell office:value-type="float" office:value="0.463864498061458">
                <text:p>0.4638644980614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372786987215277">
                <text:p>0.372786987215277</text:p>
              </table:table-cell>
              <table:table-cell office:value-type="float" office:value="0.0485511565865468">
                <text:p>0.0485511565865468</text:p>
              </table:table-cell>
              <table:table-cell office:value-type="float" office:value="0.476145157937809">
                <text:p>0.4761451579378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372799253410479">
                <text:p>0.372799253410479</text:p>
              </table:table-cell>
              <table:table-cell office:value-type="float" office:value="0.0485531079444593">
                <text:p>0.0485531079444593</text:p>
              </table:table-cell>
              <table:table-cell office:value-type="float" office:value="0.488426237238012">
                <text:p>0.4884262372380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372811542231829">
                <text:p>0.372811542231829</text:p>
              </table:table-cell>
              <table:table-cell office:value-type="float" office:value="0.0485552809322918">
                <text:p>0.0485552809322918</text:p>
              </table:table-cell>
              <table:table-cell office:value-type="float" office:value="0.500707768578881">
                <text:p>0.50070776857888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153cm" svg:y="0.379cm" svg:width="11.395cm" svg:height="8.242cm"/>
          <chart:axis chart:dimension="x" chart:name="primary-x" chart:style-name="ch4" chartooo:axis-type="auto">
            <chart:categories table:cell-range-address="local-table.$A$2:.$A$1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49" chart:label-cell-address="local-table.$C$1" chart:class="chart:scatter">
            <chart:domain table:cell-range-address="local-table.$B$2:.$B$149"/>
            <chart:data-point chart:repeated="148"/>
          </chart:series>
          <chart:series chart:style-name="ch7" chart:values-cell-range-address="local-table.$D$2:.$D$149" chart:label-cell-address="local-table.$D$1" chart:class="chart:scatter">
            <chart:data-point chart:repeated="148"/>
          </chart:series>
          <chart:series chart:style-name="ch8" chart:values-cell-range-address="local-table.$E$2:.$E$149" chart:label-cell-address="local-table.$E$1" chart:class="chart:scatter">
            <chart:data-point chart:repeated="1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38727366924286">
                <text:p>0.138727366924286</text:p>
              </table:table-cell>
              <table:table-cell office:value-type="float" office:value="0.00128036178648472">
                <text:p>0.00128036178648472</text:p>
              </table:table-cell>
              <table:table-cell office:value-type="float" office:value="0.535536825656891">
                <text:p>0.5355368256568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52703493833542">
                <text:p>0.152703493833542</text:p>
              </table:table-cell>
              <table:table-cell office:value-type="float" office:value="0.00116602319758385">
                <text:p>0.00116602319758385</text:p>
              </table:table-cell>
              <table:table-cell office:value-type="float" office:value="0.538917362689972">
                <text:p>0.538917362689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64757534861565">
                <text:p>0.164757534861565</text:p>
              </table:table-cell>
              <table:table-cell office:value-type="float" office:value="0.00129047385416925">
                <text:p>0.00129047385416925</text:p>
              </table:table-cell>
              <table:table-cell office:value-type="float" office:value="0.535306632518768">
                <text:p>0.535306632518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76958546042442">
                <text:p>0.176958546042442</text:p>
              </table:table-cell>
              <table:table-cell office:value-type="float" office:value="0.000818756932858378">
                <text:p>0.000818756932858378</text:p>
              </table:table-cell>
              <table:table-cell office:value-type="float" office:value="0.531339228153229">
                <text:p>0.5313392281532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90019339323044">
                <text:p>0.190019339323044</text:p>
              </table:table-cell>
              <table:table-cell office:value-type="float" office:value="0.000729311956092715">
                <text:p>0.000729311956092715</text:p>
              </table:table-cell>
              <table:table-cell office:value-type="float" office:value="0.530582785606384">
                <text:p>0.530582785606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02833160758018">
                <text:p>0.202833160758018</text:p>
              </table:table-cell>
              <table:table-cell office:value-type="float" office:value="0.000739573850296438">
                <text:p>0.000739573850296438</text:p>
              </table:table-cell>
              <table:table-cell office:value-type="float" office:value="0.530112206935883">
                <text:p>0.5301122069358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15396866202354">
                <text:p>0.215396866202354</text:p>
              </table:table-cell>
              <table:table-cell office:value-type="float" office:value="0.000740516115911305">
                <text:p>0.000740516115911305</text:p>
              </table:table-cell>
              <table:table-cell office:value-type="float" office:value="0.529636383056641">
                <text:p>0.5296363830566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2792287170887">
                <text:p>0.22792287170887</text:p>
              </table:table-cell>
              <table:table-cell office:value-type="float" office:value="0.000738948467187583">
                <text:p>0.000738948467187583</text:p>
              </table:table-cell>
              <table:table-cell office:value-type="float" office:value="0.529157638549805">
                <text:p>0.529157638549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40437552332878">
                <text:p>0.240437552332878</text:p>
              </table:table-cell>
              <table:table-cell office:value-type="float" office:value="0.000733009597752243">
                <text:p>0.000733009597752243</text:p>
              </table:table-cell>
              <table:table-cell office:value-type="float" office:value="0.528677105903626">
                <text:p>0.5286771059036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529476583004">
                <text:p>0.2529476583004</text:p>
              </table:table-cell>
              <table:table-cell office:value-type="float" office:value="0.000724432815331966">
                <text:p>0.000724432815331966</text:p>
              </table:table-cell>
              <table:table-cell office:value-type="float" office:value="0.528195738792419">
                <text:p>0.5281957387924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65460729598999">
                <text:p>0.265460729598999</text:p>
              </table:table-cell>
              <table:table-cell office:value-type="float" office:value="0.000712566135916859">
                <text:p>0.000712566135916859</text:p>
              </table:table-cell>
              <table:table-cell office:value-type="float" office:value="0.527713656425476">
                <text:p>0.5277136564254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77979433536529">
                <text:p>0.277979433536529</text:p>
              </table:table-cell>
              <table:table-cell office:value-type="float" office:value="0.000697622017469257">
                <text:p>0.000697622017469257</text:p>
              </table:table-cell>
              <table:table-cell office:value-type="float" office:value="0.527231335639954">
                <text:p>0.5272313356399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76135742664337">
                <text:p>0.276135742664337</text:p>
              </table:table-cell>
              <table:table-cell office:value-type="float" office:value="-0.0120937954634428">
                <text:p>-0.0120937954634428</text:p>
              </table:table-cell>
              <table:table-cell office:value-type="float" office:value="0.526926040649414">
                <text:p>0.5269260406494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90785431861877">
                <text:p>0.290785431861877</text:p>
              </table:table-cell>
              <table:table-cell office:value-type="float" office:value="-0.0118810255080462">
                <text:p>-0.0118810255080462</text:p>
              </table:table-cell>
              <table:table-cell office:value-type="float" office:value="0.526404082775116">
                <text:p>0.5264040827751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88762420415878">
                <text:p>0.288762420415878</text:p>
              </table:table-cell>
              <table:table-cell office:value-type="float" office:value="-0.0246676690876484">
                <text:p>-0.0246676690876484</text:p>
              </table:table-cell>
              <table:table-cell office:value-type="float" office:value="0.526083469390869">
                <text:p>0.5260834693908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303362548351288">
                <text:p>0.303362548351288</text:p>
              </table:table-cell>
              <table:table-cell office:value-type="float" office:value="-0.0244549326598644">
                <text:p>-0.0244549326598644</text:p>
              </table:table-cell>
              <table:table-cell office:value-type="float" office:value="0.525555551052094">
                <text:p>0.5255555510520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31573611497879">
                <text:p>0.31573611497879</text:p>
              </table:table-cell>
              <table:table-cell office:value-type="float" office:value="-0.0244432911276817">
                <text:p>-0.0244432911276817</text:p>
              </table:table-cell>
              <table:table-cell office:value-type="float" office:value="0.525040686130524">
                <text:p>0.5250406861305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313827782869339">
                <text:p>0.313827782869339</text:p>
              </table:table-cell>
              <table:table-cell office:value-type="float" office:value="-0.0366697944700718">
                <text:p>-0.0366697944700718</text:p>
              </table:table-cell>
              <table:table-cell office:value-type="float" office:value="0.524674415588379">
                <text:p>0.524674415588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314336836338043">
                <text:p>0.314336836338043</text:p>
              </table:table-cell>
              <table:table-cell office:value-type="float" office:value="-0.048599150031805">
                <text:p>-0.048599150031805</text:p>
              </table:table-cell>
              <table:table-cell office:value-type="float" office:value="0.524167716503143">
                <text:p>0.524167716503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28459739685059">
                <text:p>0.328459739685059</text:p>
              </table:table-cell>
              <table:table-cell office:value-type="float" office:value="-0.0482785440981388">
                <text:p>-0.0482785440981388</text:p>
              </table:table-cell>
              <table:table-cell office:value-type="float" office:value="0.523676514625549">
                <text:p>0.523676514625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340847700834274">
                <text:p>0.340847700834274</text:p>
              </table:table-cell>
              <table:table-cell office:value-type="float" office:value="-0.0482844933867455">
                <text:p>-0.0482844933867455</text:p>
              </table:table-cell>
              <table:table-cell office:value-type="float" office:value="0.523159921169281">
                <text:p>0.5231599211692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339077681303024">
                <text:p>0.339077681303024</text:p>
              </table:table-cell>
              <table:table-cell office:value-type="float" office:value="-0.061265304684639">
                <text:p>-0.061265304684639</text:p>
              </table:table-cell>
              <table:table-cell office:value-type="float" office:value="0.522758483886719">
                <text:p>0.5227584838867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353565007448196">
                <text:p>0.353565007448196</text:p>
              </table:table-cell>
              <table:table-cell office:value-type="float" office:value="-0.0608792193233967">
                <text:p>-0.0608792193233967</text:p>
              </table:table-cell>
              <table:table-cell office:value-type="float" office:value="0.522264719009399">
                <text:p>0.5222647190093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351688832044601">
                <text:p>0.351688832044601</text:p>
              </table:table-cell>
              <table:table-cell office:value-type="float" office:value="-0.0738536193966866">
                <text:p>-0.0738536193966866</text:p>
              </table:table-cell>
              <table:table-cell office:value-type="float" office:value="0.521859586238861">
                <text:p>0.5218595862388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352089583873749">
                <text:p>0.352089583873749</text:p>
              </table:table-cell>
              <table:table-cell office:value-type="float" office:value="-0.0864418521523476">
                <text:p>-0.0864418521523476</text:p>
              </table:table-cell>
              <table:table-cell office:value-type="float" office:value="0.521380960941315">
                <text:p>0.5213809609413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366169065237045">
                <text:p>0.366169065237045</text:p>
              </table:table-cell>
              <table:table-cell office:value-type="float" office:value="-0.0860305801033974">
                <text:p>-0.0860305801033974</text:p>
              </table:table-cell>
              <table:table-cell office:value-type="float" office:value="0.520901441574097">
                <text:p>0.5209014415740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378540545701981">
                <text:p>0.378540545701981</text:p>
              </table:table-cell>
              <table:table-cell office:value-type="float" office:value="-0.0860310643911362">
                <text:p>-0.0860310643911362</text:p>
              </table:table-cell>
              <table:table-cell office:value-type="float" office:value="0.520394921302795">
                <text:p>0.5203949213027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391005992889404">
                <text:p>0.391005992889404</text:p>
              </table:table-cell>
              <table:table-cell office:value-type="float" office:value="-0.0860378593206406">
                <text:p>-0.0860378593206406</text:p>
              </table:table-cell>
              <table:table-cell office:value-type="float" office:value="0.519909381866455">
                <text:p>0.519909381866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389297544956207">
                <text:p>0.389297544956207</text:p>
              </table:table-cell>
              <table:table-cell office:value-type="float" office:value="-0.0990257933735848">
                <text:p>-0.0990257933735848</text:p>
              </table:table-cell>
              <table:table-cell office:value-type="float" office:value="0.519519448280335">
                <text:p>0.5195194482803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403679341077805">
                <text:p>0.403679341077805</text:p>
              </table:table-cell>
              <table:table-cell office:value-type="float" office:value="-0.0986033752560616">
                <text:p>-0.0986033752560616</text:p>
              </table:table-cell>
              <table:table-cell office:value-type="float" office:value="0.519038677215576">
                <text:p>0.5190386772155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401869982481003">
                <text:p>0.401869982481003</text:p>
              </table:table-cell>
              <table:table-cell office:value-type="float" office:value="-0.111601859331131">
                <text:p>-0.111601859331131</text:p>
              </table:table-cell>
              <table:table-cell office:value-type="float" office:value="0.518640339374542">
                <text:p>0.5186403393745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402200192213059">
                <text:p>0.402200192213059</text:p>
              </table:table-cell>
              <table:table-cell office:value-type="float" office:value="-0.124186091125011">
                <text:p>-0.124186091125011</text:p>
              </table:table-cell>
              <table:table-cell office:value-type="float" office:value="0.518186271190643">
                <text:p>0.5181862711906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416247397661209">
                <text:p>0.416247397661209</text:p>
              </table:table-cell>
              <table:table-cell office:value-type="float" office:value="-0.123722545802593">
                <text:p>-0.123722545802593</text:p>
              </table:table-cell>
              <table:table-cell office:value-type="float" office:value="0.517717778682709">
                <text:p>0.5177177786827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414488583803177">
                <text:p>0.414488583803177</text:p>
              </table:table-cell>
              <table:table-cell office:value-type="float" office:value="-0.136733725667">
                <text:p>-0.136733725667</text:p>
              </table:table-cell>
              <table:table-cell office:value-type="float" office:value="0.517321646213532">
                <text:p>0.5173216462135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42877659201622">
                <text:p>0.42877659201622</text:p>
              </table:table-cell>
              <table:table-cell office:value-type="float" office:value="-0.136272504925728">
                <text:p>-0.136272504925728</text:p>
              </table:table-cell>
              <table:table-cell office:value-type="float" office:value="0.516855657100678">
                <text:p>0.5168556571006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441170483827591">
                <text:p>0.441170483827591</text:p>
              </table:table-cell>
              <table:table-cell office:value-type="float" office:value="-0.13626728951931">
                <text:p>-0.13626728951931</text:p>
              </table:table-cell>
              <table:table-cell office:value-type="float" office:value="0.516351997852325">
                <text:p>0.5163519978523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439484745264053">
                <text:p>0.439484745264053</text:p>
              </table:table-cell>
              <table:table-cell office:value-type="float" office:value="-0.149305209517479">
                <text:p>-0.149305209517479</text:p>
              </table:table-cell>
              <table:table-cell office:value-type="float" office:value="0.515952110290527">
                <text:p>0.5159521102905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439786732196808">
                <text:p>0.439786732196808</text:p>
              </table:table-cell>
              <table:table-cell office:value-type="float" office:value="-0.161889404058456">
                <text:p>-0.161889404058456</text:p>
              </table:table-cell>
              <table:table-cell office:value-type="float" office:value="0.515515685081482">
                <text:p>0.5155156850814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45377779006958">
                <text:p>0.45377779006958</text:p>
              </table:table-cell>
              <table:table-cell office:value-type="float" office:value="-0.161361828446388">
                <text:p>-0.161361828446388</text:p>
              </table:table-cell>
              <table:table-cell office:value-type="float" office:value="0.515069246292114">
                <text:p>0.5150692462921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465346455574036">
                <text:p>0.465346455574036</text:p>
              </table:table-cell>
              <table:table-cell office:value-type="float" office:value="-0.161108031868935">
                <text:p>-0.161108031868935</text:p>
              </table:table-cell>
              <table:table-cell office:value-type="float" office:value="0.514845013618469">
                <text:p>0.5148450136184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463811367750168">
                <text:p>0.463811367750168</text:p>
              </table:table-cell>
              <table:table-cell office:value-type="float" office:value="-0.174113154411316">
                <text:p>-0.174113154411316</text:p>
              </table:table-cell>
              <table:table-cell office:value-type="float" office:value="0.514593362808228">
                <text:p>0.5145933628082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464184403419495">
                <text:p>0.464184403419495</text:p>
              </table:table-cell>
              <table:table-cell office:value-type="float" office:value="-0.186677485704422">
                <text:p>-0.186677485704422</text:p>
              </table:table-cell>
              <table:table-cell office:value-type="float" office:value="0.514167368412018">
                <text:p>0.5141673684120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478646814823151">
                <text:p>0.478646814823151</text:p>
              </table:table-cell>
              <table:table-cell office:value-type="float" office:value="-0.186242774128914">
                <text:p>-0.186242774128914</text:p>
              </table:table-cell>
              <table:table-cell office:value-type="float" office:value="0.513702571392059">
                <text:p>0.5137025713920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490651935338974">
                <text:p>0.490651935338974</text:p>
              </table:table-cell>
              <table:table-cell office:value-type="float" office:value="-0.186170354485512">
                <text:p>-0.186170354485512</text:p>
              </table:table-cell>
              <table:table-cell office:value-type="float" office:value="0.51328831911087">
                <text:p>0.513288319110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488854914903641">
                <text:p>0.488854914903641</text:p>
              </table:table-cell>
              <table:table-cell office:value-type="float" office:value="-0.199200630187988">
                <text:p>-0.199200630187988</text:p>
              </table:table-cell>
              <table:table-cell office:value-type="float" office:value="0.512954592704773">
                <text:p>0.5129545927047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503768801689148">
                <text:p>0.503768801689148</text:p>
              </table:table-cell>
              <table:table-cell office:value-type="float" office:value="-0.198771789669991">
                <text:p>-0.198771789669991</text:p>
              </table:table-cell>
              <table:table-cell office:value-type="float" office:value="0.512416660785675">
                <text:p>0.5124166607856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501334547996521">
                <text:p>0.501334547996521</text:p>
              </table:table-cell>
              <table:table-cell office:value-type="float" office:value="-0.211750715970993">
                <text:p>-0.211750715970993</text:p>
              </table:table-cell>
              <table:table-cell office:value-type="float" office:value="0.5120609998703">
                <text:p>0.51206099987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51629114151001">
                <text:p>0.51629114151001</text:p>
              </table:table-cell>
              <table:table-cell office:value-type="float" office:value="-0.211284309625626">
                <text:p>-0.211284309625626</text:p>
              </table:table-cell>
              <table:table-cell office:value-type="float" office:value="0.511499464511871">
                <text:p>0.5114994645118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513811945915222">
                <text:p>0.513811945915222</text:p>
              </table:table-cell>
              <table:table-cell office:value-type="float" office:value="-0.224269598722458">
                <text:p>-0.224269598722458</text:p>
              </table:table-cell>
              <table:table-cell office:value-type="float" office:value="0.511098206043243">
                <text:p>0.5110982060432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514705061912537">
                <text:p>0.514705061912537</text:p>
              </table:table-cell>
              <table:table-cell office:value-type="float" office:value="-0.223909199237823">
                <text:p>-0.223909199237823</text:p>
              </table:table-cell>
              <table:table-cell office:value-type="float" office:value="0.498489648103714">
                <text:p>0.4984896481037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514715075492859">
                <text:p>0.514715075492859</text:p>
              </table:table-cell>
              <table:table-cell office:value-type="float" office:value="-0.22387370467186">
                <text:p>-0.22387370467186</text:p>
              </table:table-cell>
              <table:table-cell office:value-type="float" office:value="0.487457424402237">
                <text:p>0.4874574244022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514619708061218">
                <text:p>0.514619708061218</text:p>
              </table:table-cell>
              <table:table-cell office:value-type="float" office:value="-0.223891332745552">
                <text:p>-0.223891332745552</text:p>
              </table:table-cell>
              <table:table-cell office:value-type="float" office:value="0.47600531578064">
                <text:p>0.476005315780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514174520969391">
                <text:p>0.514174520969391</text:p>
              </table:table-cell>
              <table:table-cell office:value-type="float" office:value="-0.223747655749321">
                <text:p>-0.223747655749321</text:p>
              </table:table-cell>
              <table:table-cell office:value-type="float" office:value="0.464902430772781">
                <text:p>0.4649024307727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513789415359497">
                <text:p>0.513789415359497</text:p>
              </table:table-cell>
              <table:table-cell office:value-type="float" office:value="-0.223734140396118">
                <text:p>-0.223734140396118</text:p>
              </table:table-cell>
              <table:table-cell office:value-type="float" office:value="0.453620165586472">
                <text:p>0.4536201655864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513216078281403">
                <text:p>0.513216078281403</text:p>
              </table:table-cell>
              <table:table-cell office:value-type="float" office:value="-0.223577663302422">
                <text:p>-0.223577663302422</text:p>
              </table:table-cell>
              <table:table-cell office:value-type="float" office:value="0.44253134727478">
                <text:p>0.442531347274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513056337833405">
                <text:p>0.513056337833405</text:p>
              </table:table-cell>
              <table:table-cell office:value-type="float" office:value="-0.223615646362305">
                <text:p>-0.223615646362305</text:p>
              </table:table-cell>
              <table:table-cell office:value-type="float" office:value="0.431355834007263">
                <text:p>0.4313558340072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512713968753815">
                <text:p>0.512713968753815</text:p>
              </table:table-cell>
              <table:table-cell office:value-type="float" office:value="-0.223481327295303">
                <text:p>-0.223481327295303</text:p>
              </table:table-cell>
              <table:table-cell office:value-type="float" office:value="0.420276254415512">
                <text:p>0.4202762544155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512763261795044">
                <text:p>0.512763261795044</text:p>
              </table:table-cell>
              <table:table-cell office:value-type="float" office:value="-0.223565727472305">
                <text:p>-0.223565727472305</text:p>
              </table:table-cell>
              <table:table-cell office:value-type="float" office:value="0.409170240163803">
                <text:p>0.4091702401638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512425422668457">
                <text:p>0.512425422668457</text:p>
              </table:table-cell>
              <table:table-cell office:value-type="float" office:value="-0.223396882414818">
                <text:p>-0.223396882414818</text:p>
              </table:table-cell>
              <table:table-cell office:value-type="float" office:value="0.398052304983139">
                <text:p>0.3980523049831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512643814086914">
                <text:p>0.512643814086914</text:p>
              </table:table-cell>
              <table:table-cell office:value-type="float" office:value="-0.223541632294655">
                <text:p>-0.223541632294655</text:p>
              </table:table-cell>
              <table:table-cell office:value-type="float" office:value="0.387061536312103">
                <text:p>0.3870615363121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512242257595062">
                <text:p>0.512242257595062</text:p>
              </table:table-cell>
              <table:table-cell office:value-type="float" office:value="-0.223281070590019">
                <text:p>-0.223281070590019</text:p>
              </table:table-cell>
              <table:table-cell office:value-type="float" office:value="0.375957697629929">
                <text:p>0.3759576976299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512852370738983">
                <text:p>0.512852370738983</text:p>
              </table:table-cell>
              <table:table-cell office:value-type="float" office:value="-0.223616108298302">
                <text:p>-0.223616108298302</text:p>
              </table:table-cell>
              <table:table-cell office:value-type="float" office:value="0.363401114940643">
                <text:p>0.363401114940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511954009532928">
                <text:p>0.511954009532928</text:p>
              </table:table-cell>
              <table:table-cell office:value-type="float" office:value="-0.223084419965744">
                <text:p>-0.223084419965744</text:p>
              </table:table-cell>
              <table:table-cell office:value-type="float" office:value="0.353746145963669">
                <text:p>0.3537461459636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513428390026093">
                <text:p>0.513428390026093</text:p>
              </table:table-cell>
              <table:table-cell office:value-type="float" office:value="-0.223635345697403">
                <text:p>-0.223635345697403</text:p>
              </table:table-cell>
              <table:table-cell office:value-type="float" office:value="0.342163771390915">
                <text:p>0.3421637713909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512555599212647">
                <text:p>0.512555599212647</text:p>
              </table:table-cell>
              <table:table-cell office:value-type="float" office:value="-0.223208978772163">
                <text:p>-0.223208978772163</text:p>
              </table:table-cell>
              <table:table-cell office:value-type="float" office:value="0.332481682300568">
                <text:p>0.3324816823005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513286769390106">
                <text:p>0.513286769390106</text:p>
              </table:table-cell>
              <table:table-cell office:value-type="float" office:value="-0.223629221320152">
                <text:p>-0.223629221320152</text:p>
              </table:table-cell>
              <table:table-cell office:value-type="float" office:value="0.318750202655792">
                <text:p>0.3187502026557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528192043304443">
                <text:p>0.528192043304443</text:p>
              </table:table-cell>
              <table:table-cell office:value-type="float" office:value="-0.223387569189072">
                <text:p>-0.223387569189072</text:p>
              </table:table-cell>
              <table:table-cell office:value-type="float" office:value="0.320391684770584">
                <text:p>0.3203916847705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525160789489746">
                <text:p>0.525160789489746</text:p>
              </table:table-cell>
              <table:table-cell office:value-type="float" office:value="-0.223423212766647">
                <text:p>-0.223423212766647</text:p>
              </table:table-cell>
              <table:table-cell office:value-type="float" office:value="0.307560235261917">
                <text:p>0.3075602352619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525852501392365">
                <text:p>0.525852501392365</text:p>
              </table:table-cell>
              <table:table-cell office:value-type="float" office:value="-0.223417773842812">
                <text:p>-0.223417773842812</text:p>
              </table:table-cell>
              <table:table-cell office:value-type="float" office:value="0.29775807261467">
                <text:p>0.297758072614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526124596595764">
                <text:p>0.526124596595764</text:p>
              </table:table-cell>
              <table:table-cell office:value-type="float" office:value="-0.223512649536133">
                <text:p>-0.223512649536133</text:p>
              </table:table-cell>
              <table:table-cell office:value-type="float" office:value="0.284653067588806">
                <text:p>0.2846530675888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525474607944489">
                <text:p>0.525474607944489</text:p>
              </table:table-cell>
              <table:table-cell office:value-type="float" office:value="-0.223296374082565">
                <text:p>-0.223296374082565</text:p>
              </table:table-cell>
              <table:table-cell office:value-type="float" office:value="0.272501170635223">
                <text:p>0.2725011706352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523577868938446">
                <text:p>0.523577868938446</text:p>
              </table:table-cell>
              <table:table-cell office:value-type="float" office:value="-0.2227912992239">
                <text:p>-0.2227912992239</text:p>
              </table:table-cell>
              <table:table-cell office:value-type="float" office:value="0.259055405855179">
                <text:p>0.2590554058551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52221953868866">
                <text:p>0.52221953868866</text:p>
              </table:table-cell>
              <table:table-cell office:value-type="float" office:value="-0.222466424107552">
                <text:p>-0.222466424107552</text:p>
              </table:table-cell>
              <table:table-cell office:value-type="float" office:value="0.249193802475929">
                <text:p>0.2491938024759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520719707012177">
                <text:p>0.520719707012177</text:p>
              </table:table-cell>
              <table:table-cell office:value-type="float" office:value="-0.222089275717735">
                <text:p>-0.222089275717735</text:p>
              </table:table-cell>
              <table:table-cell office:value-type="float" office:value="0.240212216973305">
                <text:p>0.2402122169733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521070778369904">
                <text:p>0.521070778369904</text:p>
              </table:table-cell>
              <table:table-cell office:value-type="float" office:value="-0.222207263112068">
                <text:p>-0.222207263112068</text:p>
              </table:table-cell>
              <table:table-cell office:value-type="float" office:value="0.229064121842384">
                <text:p>0.2290641218423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521077156066895">
                <text:p>0.521077156066895</text:p>
              </table:table-cell>
              <table:table-cell office:value-type="float" office:value="-0.222190886735916">
                <text:p>-0.222190886735916</text:p>
              </table:table-cell>
              <table:table-cell office:value-type="float" office:value="0.21753104031086">
                <text:p>0.217531040310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535803735256195">
                <text:p>0.535803735256195</text:p>
              </table:table-cell>
              <table:table-cell office:value-type="float" office:value="-0.222061112523079">
                <text:p>-0.222061112523079</text:p>
              </table:table-cell>
              <table:table-cell office:value-type="float" office:value="0.212222442030907">
                <text:p>0.2122224420309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548475027084351">
                <text:p>0.548475027084351</text:p>
              </table:table-cell>
              <table:table-cell office:value-type="float" office:value="-0.222159281373024">
                <text:p>-0.222159281373024</text:p>
              </table:table-cell>
              <table:table-cell office:value-type="float" office:value="0.216041520237923">
                <text:p>0.2160415202379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545549273490906">
                <text:p>0.545549273490906</text:p>
              </table:table-cell>
              <table:table-cell office:value-type="float" office:value="-0.222354650497436">
                <text:p>-0.222354650497436</text:p>
              </table:table-cell>
              <table:table-cell office:value-type="float" office:value="0.213247671723366">
                <text:p>0.2132476717233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545996487140656">
                <text:p>0.545996487140656</text:p>
              </table:table-cell>
              <table:table-cell office:value-type="float" office:value="-0.222206979990005">
                <text:p>-0.222206979990005</text:p>
              </table:table-cell>
              <table:table-cell office:value-type="float" office:value="0.19213929772377">
                <text:p>0.192139297723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546154141426086">
                <text:p>0.546154141426086</text:p>
              </table:table-cell>
              <table:table-cell office:value-type="float" office:value="-0.222356364130974">
                <text:p>-0.222356364130974</text:p>
              </table:table-cell>
              <table:table-cell office:value-type="float" office:value="0.17544861137867">
                <text:p>0.175448611378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545678317546845">
                <text:p>0.545678317546845</text:p>
              </table:table-cell>
              <table:table-cell office:value-type="float" office:value="-0.222271457314491">
                <text:p>-0.222271457314491</text:p>
              </table:table-cell>
              <table:table-cell office:value-type="float" office:value="0.179093718528748">
                <text:p>0.1790937185287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546042799949646">
                <text:p>0.546042799949646</text:p>
              </table:table-cell>
              <table:table-cell office:value-type="float" office:value="-0.222114235162735">
                <text:p>-0.222114235162735</text:p>
              </table:table-cell>
              <table:table-cell office:value-type="float" office:value="0.15728996694088">
                <text:p>0.157289966940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546087920665741">
                <text:p>0.546087920665741</text:p>
              </table:table-cell>
              <table:table-cell office:value-type="float" office:value="-0.222159847617149">
                <text:p>-0.222159847617149</text:p>
              </table:table-cell>
              <table:table-cell office:value-type="float" office:value="0.139199301600456">
                <text:p>0.1391993016004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545802056789398">
                <text:p>0.545802056789398</text:p>
              </table:table-cell>
              <table:table-cell office:value-type="float" office:value="-0.222110152244568">
                <text:p>-0.222110152244568</text:p>
              </table:table-cell>
              <table:table-cell office:value-type="float" office:value="0.140401542186737">
                <text:p>0.1404015421867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561549246311188">
                <text:p>0.561549246311188</text:p>
              </table:table-cell>
              <table:table-cell office:value-type="float" office:value="-0.222130373120308">
                <text:p>-0.222130373120308</text:p>
              </table:table-cell>
              <table:table-cell office:value-type="float" office:value="0.148658752441406">
                <text:p>0.1486587524414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558306932449341">
                <text:p>0.558306932449341</text:p>
              </table:table-cell>
              <table:table-cell office:value-type="float" office:value="-0.222170412540436">
                <text:p>-0.222170412540436</text:p>
              </table:table-cell>
              <table:table-cell office:value-type="float" office:value="0.119544066488743">
                <text:p>0.1195440664887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558468461036682">
                <text:p>0.558468461036682</text:p>
              </table:table-cell>
              <table:table-cell office:value-type="float" office:value="-0.222061529755592">
                <text:p>-0.222061529755592</text:p>
              </table:table-cell>
              <table:table-cell office:value-type="float" office:value="0.103104069828987">
                <text:p>0.1031040698289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558278262615204">
                <text:p>0.558278262615204</text:p>
              </table:table-cell>
              <table:table-cell office:value-type="float" office:value="-0.222078382968903">
                <text:p>-0.222078382968903</text:p>
              </table:table-cell>
              <table:table-cell office:value-type="float" office:value="0.105171620845795">
                <text:p>0.1051716208457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558430910110474">
                <text:p>0.558430910110474</text:p>
              </table:table-cell>
              <table:table-cell office:value-type="float" office:value="-0.221998244524002">
                <text:p>-0.221998244524002</text:p>
              </table:table-cell>
              <table:table-cell office:value-type="float" office:value="0.0878822058439255">
                <text:p>0.08788220584392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558415770530701">
                <text:p>0.558415770530701</text:p>
              </table:table-cell>
              <table:table-cell office:value-type="float" office:value="-0.221931785345077">
                <text:p>-0.221931785345077</text:p>
              </table:table-cell>
              <table:table-cell office:value-type="float" office:value="0.0756692439317703">
                <text:p>0.07566924393177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558378040790558">
                <text:p>0.558378040790558</text:p>
              </table:table-cell>
              <table:table-cell office:value-type="float" office:value="-0.221928641200066">
                <text:p>-0.221928641200066</text:p>
              </table:table-cell>
              <table:table-cell office:value-type="float" office:value="0.0653267502784729">
                <text:p>0.06532675027847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55840128660202">
                <text:p>0.55840128660202</text:p>
              </table:table-cell>
              <table:table-cell office:value-type="float" office:value="-0.221872568130493">
                <text:p>-0.221872568130493</text:p>
              </table:table-cell>
              <table:table-cell office:value-type="float" office:value="0.0518114492297172">
                <text:p>0.05181144922971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55839991569519">
                <text:p>0.55839991569519</text:p>
              </table:table-cell>
              <table:table-cell office:value-type="float" office:value="-0.221821010112762">
                <text:p>-0.221821010112762</text:p>
              </table:table-cell>
              <table:table-cell office:value-type="float" office:value="0.0394971035420895">
                <text:p>0.03949710354208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558404386043549">
                <text:p>0.558404386043549</text:p>
              </table:table-cell>
              <table:table-cell office:value-type="float" office:value="-0.221830114722252">
                <text:p>-0.221830114722252</text:p>
              </table:table-cell>
              <table:table-cell office:value-type="float" office:value="0.0287091210484505">
                <text:p>0.02870912104845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558183968067169">
                <text:p>0.558183968067169</text:p>
              </table:table-cell>
              <table:table-cell office:value-type="float" office:value="-0.208770602941513">
                <text:p>-0.208770602941513</text:p>
              </table:table-cell>
              <table:table-cell office:value-type="float" office:value="0.0329749435186386">
                <text:p>0.03297494351863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557958900928497">
                <text:p>0.557958900928497</text:p>
              </table:table-cell>
              <table:table-cell office:value-type="float" office:value="-0.196217745542526">
                <text:p>-0.196217745542526</text:p>
              </table:table-cell>
              <table:table-cell office:value-type="float" office:value="0.0377861522138119">
                <text:p>0.03778615221381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557902276515961">
                <text:p>0.557902276515961</text:p>
              </table:table-cell>
              <table:table-cell office:value-type="float" office:value="-0.183896347880364">
                <text:p>-0.183896347880364</text:p>
              </table:table-cell>
              <table:table-cell office:value-type="float" office:value="0.0379277840256691">
                <text:p>0.03792778402566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557811081409454">
                <text:p>0.557811081409454</text:p>
              </table:table-cell>
              <table:table-cell office:value-type="float" office:value="-0.171419680118561">
                <text:p>-0.171419680118561</text:p>
              </table:table-cell>
              <table:table-cell office:value-type="float" office:value="0.0380034670233726">
                <text:p>0.03800346702337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557742416858673">
                <text:p>0.557742416858673</text:p>
              </table:table-cell>
              <table:table-cell office:value-type="float" office:value="-0.158965453505516">
                <text:p>-0.158965453505516</text:p>
              </table:table-cell>
              <table:table-cell office:value-type="float" office:value="0.0380794070661068">
                <text:p>0.03807940706610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557666778564453">
                <text:p>0.557666778564453</text:p>
              </table:table-cell>
              <table:table-cell office:value-type="float" office:value="-0.146514683961868">
                <text:p>-0.146514683961868</text:p>
              </table:table-cell>
              <table:table-cell office:value-type="float" office:value="0.0381542146205902">
                <text:p>0.03815421462059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557596325874329">
                <text:p>0.557596325874329</text:p>
              </table:table-cell>
              <table:table-cell office:value-type="float" office:value="-0.134061068296433">
                <text:p>-0.134061068296433</text:p>
              </table:table-cell>
              <table:table-cell office:value-type="float" office:value="0.0382281616330147">
                <text:p>0.03822816163301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557529091835022">
                <text:p>0.557529091835022</text:p>
              </table:table-cell>
              <table:table-cell office:value-type="float" office:value="-0.121592916548252">
                <text:p>-0.121592916548252</text:p>
              </table:table-cell>
              <table:table-cell office:value-type="float" office:value="0.0383011922240257">
                <text:p>0.03830119222402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557467818260193">
                <text:p>0.557467818260193</text:p>
              </table:table-cell>
              <table:table-cell office:value-type="float" office:value="-0.109123267233372">
                <text:p>-0.109123267233372</text:p>
              </table:table-cell>
              <table:table-cell office:value-type="float" office:value="0.0383734405040741">
                <text:p>0.03837344050407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557407796382904">
                <text:p>0.557407796382904</text:p>
              </table:table-cell>
              <table:table-cell office:value-type="float" office:value="-0.0966577082872391">
                <text:p>-0.0966577082872391</text:p>
              </table:table-cell>
              <table:table-cell office:value-type="float" office:value="0.0384451262652874">
                <text:p>0.03844512626528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557341575622559">
                <text:p>0.557341575622559</text:p>
              </table:table-cell>
              <table:table-cell office:value-type="float" office:value="-0.0842999890446663">
                <text:p>-0.0842999890446663</text:p>
              </table:table-cell>
              <table:table-cell office:value-type="float" office:value="0.0385149195790291">
                <text:p>0.03851491957902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557770609855652">
                <text:p>0.557770609855652</text:p>
              </table:table-cell>
              <table:table-cell office:value-type="float" office:value="-0.0847378224134445">
                <text:p>-0.0847378224134445</text:p>
              </table:table-cell>
              <table:table-cell office:value-type="float" office:value="0.0282391551882029">
                <text:p>0.02823915518820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557430505752564">
                <text:p>0.557430505752564</text:p>
              </table:table-cell>
              <table:table-cell office:value-type="float" office:value="-0.0716543272137642">
                <text:p>-0.0716543272137642</text:p>
              </table:table-cell>
              <table:table-cell office:value-type="float" office:value="0.028675202280283">
                <text:p>0.0286752022802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55705326795578">
                <text:p>0.55705326795578</text:p>
              </table:table-cell>
              <table:table-cell office:value-type="float" office:value="-0.0590300709009171">
                <text:p>-0.0590300709009171</text:p>
              </table:table-cell>
              <table:table-cell office:value-type="float" office:value="0.0287046898156404">
                <text:p>0.02870468981564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556956589221954">
                <text:p>0.556956589221954</text:p>
              </table:table-cell>
              <table:table-cell office:value-type="float" office:value="-0.046557828783989">
                <text:p>-0.046557828783989</text:p>
              </table:table-cell>
              <table:table-cell office:value-type="float" office:value="0.0287865772843361">
                <text:p>0.02878657728433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556633770465851">
                <text:p>0.556633770465851</text:p>
              </table:table-cell>
              <table:table-cell office:value-type="float" office:value="-0.0343860425055027">
                <text:p>-0.0343860425055027</text:p>
              </table:table-cell>
              <table:table-cell office:value-type="float" office:value="0.028866657987237">
                <text:p>0.0288666579872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556454241275787">
                <text:p>0.556454241275787</text:p>
              </table:table-cell>
              <table:table-cell office:value-type="float" office:value="-0.0219799131155014">
                <text:p>-0.0219799131155014</text:p>
              </table:table-cell>
              <table:table-cell office:value-type="float" office:value="0.0289405826479197">
                <text:p>0.02894058264791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556343615055084">
                <text:p>0.556343615055084</text:p>
              </table:table-cell>
              <table:table-cell office:value-type="float" office:value="-0.00949131045490503">
                <text:p>-0.00949131045490503</text:p>
              </table:table-cell>
              <table:table-cell office:value-type="float" office:value="0.0290165990591049">
                <text:p>0.02901659905910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556245505809784">
                <text:p>0.556245505809784</text:p>
              </table:table-cell>
              <table:table-cell office:value-type="float" office:value="0.00297227362170816">
                <text:p>0.00297227362170816</text:p>
              </table:table-cell>
              <table:table-cell office:value-type="float" office:value="0.0290921851992607">
                <text:p>0.02909218519926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556145012378693">
                <text:p>0.556145012378693</text:p>
              </table:table-cell>
              <table:table-cell office:value-type="float" office:value="0.0154206696897745">
                <text:p>0.0154206696897745</text:p>
              </table:table-cell>
              <table:table-cell office:value-type="float" office:value="0.0291681028902531">
                <text:p>0.02916810289025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556049764156342">
                <text:p>0.556049764156342</text:p>
              </table:table-cell>
              <table:table-cell office:value-type="float" office:value="0.0278636030852795">
                <text:p>0.0278636030852795</text:p>
              </table:table-cell>
              <table:table-cell office:value-type="float" office:value="0.029244277626276">
                <text:p>0.0292442776262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556261956691742">
                <text:p>0.556261956691742</text:p>
              </table:table-cell>
              <table:table-cell office:value-type="float" office:value="0.0401669219136238">
                <text:p>0.0401669219136238</text:p>
              </table:table-cell>
              <table:table-cell office:value-type="float" office:value="0.0293244235217571">
                <text:p>0.02932442352175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556104242801666">
                <text:p>0.556104242801666</text:p>
              </table:table-cell>
              <table:table-cell office:value-type="float" office:value="0.052886713296175">
                <text:p>0.052886713296175</text:p>
              </table:table-cell>
              <table:table-cell office:value-type="float" office:value="0.0294046383351088">
                <text:p>0.02940463833510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555800557136536">
                <text:p>0.555800557136536</text:p>
              </table:table-cell>
              <table:table-cell office:value-type="float" office:value="0.0651521161198616">
                <text:p>0.0651521161198616</text:p>
              </table:table-cell>
              <table:table-cell office:value-type="float" office:value="0.0294820815324783">
                <text:p>0.02948208153247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556028366088867">
                <text:p>0.556028366088867</text:p>
              </table:table-cell>
              <table:table-cell office:value-type="float" office:value="0.0644376277923584">
                <text:p>0.0644376277923584</text:p>
              </table:table-cell>
              <table:table-cell office:value-type="float" office:value="0.0372929871082306">
                <text:p>0.03729298710823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556016266345978">
                <text:p>0.556016266345978</text:p>
              </table:table-cell>
              <table:table-cell office:value-type="float" office:value="0.0644801706075668">
                <text:p>0.0644801706075668</text:p>
              </table:table-cell>
              <table:table-cell office:value-type="float" office:value="0.0533877722918987">
                <text:p>0.05338777229189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556003391742706">
                <text:p>0.556003391742706</text:p>
              </table:table-cell>
              <table:table-cell office:value-type="float" office:value="0.0644018203020096">
                <text:p>0.0644018203020096</text:p>
              </table:table-cell>
              <table:table-cell office:value-type="float" office:value="0.0663181319832802">
                <text:p>0.06631813198328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556121349334717">
                <text:p>0.556121349334717</text:p>
              </table:table-cell>
              <table:table-cell office:value-type="float" office:value="0.0642498657107353">
                <text:p>0.0642498657107353</text:p>
              </table:table-cell>
              <table:table-cell office:value-type="float" office:value="0.0787684768438339">
                <text:p>0.07876847684383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556004881858826">
                <text:p>0.556004881858826</text:p>
              </table:table-cell>
              <table:table-cell office:value-type="float" office:value="0.0641723945736885">
                <text:p>0.0641723945736885</text:p>
              </table:table-cell>
              <table:table-cell office:value-type="float" office:value="0.092210054397583">
                <text:p>0.0922100543975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556235432624817">
                <text:p>0.556235432624817</text:p>
              </table:table-cell>
              <table:table-cell office:value-type="float" office:value="0.064069963991642">
                <text:p>0.064069963991642</text:p>
              </table:table-cell>
              <table:table-cell office:value-type="float" office:value="0.102013871073723">
                <text:p>0.1020138710737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556055307388306">
                <text:p>0.556055307388306</text:p>
              </table:table-cell>
              <table:table-cell office:value-type="float" office:value="0.063995286822319">
                <text:p>0.063995286822319</text:p>
              </table:table-cell>
              <table:table-cell office:value-type="float" office:value="0.11731780320406">
                <text:p>0.117317803204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556311666965485">
                <text:p>0.556311666965485</text:p>
              </table:table-cell>
              <table:table-cell office:value-type="float" office:value="0.0639213025569916">
                <text:p>0.0639213025569916</text:p>
              </table:table-cell>
              <table:table-cell office:value-type="float" office:value="0.126737087965012">
                <text:p>0.1267370879650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556130945682526">
                <text:p>0.556130945682526</text:p>
              </table:table-cell>
              <table:table-cell office:value-type="float" office:value="0.0638300403952599">
                <text:p>0.0638300403952599</text:p>
              </table:table-cell>
              <table:table-cell office:value-type="float" office:value="0.142229244112968">
                <text:p>0.1422292441129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556371986865997">
                <text:p>0.556371986865997</text:p>
              </table:table-cell>
              <table:table-cell office:value-type="float" office:value="0.0637484341859818">
                <text:p>0.0637484341859818</text:p>
              </table:table-cell>
              <table:table-cell office:value-type="float" office:value="0.152976304292679">
                <text:p>0.1529763042926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556186020374298">
                <text:p>0.556186020374298</text:p>
              </table:table-cell>
              <table:table-cell office:value-type="float" office:value="0.0636893659830093">
                <text:p>0.0636893659830093</text:p>
              </table:table-cell>
              <table:table-cell office:value-type="float" office:value="0.16764709353447">
                <text:p>0.167647093534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556462526321411">
                <text:p>0.556462526321411</text:p>
              </table:table-cell>
              <table:table-cell office:value-type="float" office:value="0.0636140629649162">
                <text:p>0.0636140629649162</text:p>
              </table:table-cell>
              <table:table-cell office:value-type="float" office:value="0.175860315561295">
                <text:p>0.1758603155612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556355595588684">
                <text:p>0.556355595588684</text:p>
              </table:table-cell>
              <table:table-cell office:value-type="float" office:value="0.063477024435997">
                <text:p>0.063477024435997</text:p>
              </table:table-cell>
              <table:table-cell office:value-type="float" office:value="0.18890243768692">
                <text:p>0.188902437686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556353449821472">
                <text:p>0.556353449821472</text:p>
              </table:table-cell>
              <table:table-cell office:value-type="float" office:value="0.0634806156158447">
                <text:p>0.0634806156158447</text:p>
              </table:table-cell>
              <table:table-cell office:value-type="float" office:value="0.204849794507027">
                <text:p>0.2048497945070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556523621082306">
                <text:p>0.556523621082306</text:p>
              </table:table-cell>
              <table:table-cell office:value-type="float" office:value="0.0633947178721428">
                <text:p>0.0633947178721428</text:p>
              </table:table-cell>
              <table:table-cell office:value-type="float" office:value="0.215677604079246">
                <text:p>0.2156776040792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556479394435883">
                <text:p>0.556479394435883</text:p>
              </table:table-cell>
              <table:table-cell office:value-type="float" office:value="0.0633154138922691">
                <text:p>0.0633154138922691</text:p>
              </table:table-cell>
              <table:table-cell office:value-type="float" office:value="0.22741924226284">
                <text:p>0.227419242262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556557416915894">
                <text:p>0.556557416915894</text:p>
              </table:table-cell>
              <table:table-cell office:value-type="float" office:value="0.0632811933755875">
                <text:p>0.0632811933755875</text:p>
              </table:table-cell>
              <table:table-cell office:value-type="float" office:value="0.238958582282066">
                <text:p>0.2389585822820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5575110912323">
                <text:p>0.5575110912323</text:p>
              </table:table-cell>
              <table:table-cell office:value-type="float" office:value="0.0633065924048424">
                <text:p>0.0633065924048424</text:p>
              </table:table-cell>
              <table:table-cell office:value-type="float" office:value="0.248724475502968">
                <text:p>0.2487244755029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558537900447845">
                <text:p>0.558537900447845</text:p>
              </table:table-cell>
              <table:table-cell office:value-type="float" office:value="0.0634014308452606">
                <text:p>0.0634014308452606</text:p>
              </table:table-cell>
              <table:table-cell office:value-type="float" office:value="0.256810307502747">
                <text:p>0.2568103075027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561219453811646">
                <text:p>0.561219453811646</text:p>
              </table:table-cell>
              <table:table-cell office:value-type="float" office:value="0.0635427907109261">
                <text:p>0.0635427907109261</text:p>
              </table:table-cell>
              <table:table-cell office:value-type="float" office:value="0.274726390838623">
                <text:p>0.2747263908386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562172949314117">
                <text:p>0.562172949314117</text:p>
              </table:table-cell>
              <table:table-cell office:value-type="float" office:value="0.0636863112449646">
                <text:p>0.0636863112449646</text:p>
              </table:table-cell>
              <table:table-cell office:value-type="float" office:value="0.280613005161285">
                <text:p>0.2806130051612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56204080581665">
                <text:p>0.56204080581665</text:p>
              </table:table-cell>
              <table:table-cell office:value-type="float" office:value="0.0635281205177307">
                <text:p>0.0635281205177307</text:p>
              </table:table-cell>
              <table:table-cell office:value-type="float" office:value="0.295986860990524">
                <text:p>0.2959868609905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562137067317963">
                <text:p>0.562137067317963</text:p>
              </table:table-cell>
              <table:table-cell office:value-type="float" office:value="0.0635203346610069">
                <text:p>0.0635203346610069</text:p>
              </table:table-cell>
              <table:table-cell office:value-type="float" office:value="0.308179289102554">
                <text:p>0.3081792891025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562269866466522">
                <text:p>0.562269866466522</text:p>
              </table:table-cell>
              <table:table-cell office:value-type="float" office:value="0.0635576695203781">
                <text:p>0.0635576695203781</text:p>
              </table:table-cell>
              <table:table-cell office:value-type="float" office:value="0.319185525178909">
                <text:p>0.3191855251789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562251329421997">
                <text:p>0.562251329421997</text:p>
              </table:table-cell>
              <table:table-cell office:value-type="float" office:value="0.0635308176279068">
                <text:p>0.0635308176279068</text:p>
              </table:table-cell>
              <table:table-cell office:value-type="float" office:value="0.332302927970886">
                <text:p>0.3323029279708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562372982501984">
                <text:p>0.562372982501984</text:p>
              </table:table-cell>
              <table:table-cell office:value-type="float" office:value="0.0503613390028477">
                <text:p>0.0503613390028477</text:p>
              </table:table-cell>
              <table:table-cell office:value-type="float" office:value="0.32317915558815">
                <text:p>0.323179155588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562520444393158">
                <text:p>0.562520444393158</text:p>
              </table:table-cell>
              <table:table-cell office:value-type="float" office:value="0.038015216588974">
                <text:p>0.038015216588974</text:p>
              </table:table-cell>
              <table:table-cell office:value-type="float" office:value="0.323027700185776">
                <text:p>0.3230277001857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562482535839081">
                <text:p>0.562482535839081</text:p>
              </table:table-cell>
              <table:table-cell office:value-type="float" office:value="0.0255015604197979">
                <text:p>0.0255015604197979</text:p>
              </table:table-cell>
              <table:table-cell office:value-type="float" office:value="0.322958111763">
                <text:p>0.3229581117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562558650970459">
                <text:p>0.562558650970459</text:p>
              </table:table-cell>
              <table:table-cell office:value-type="float" office:value="0.0129997842013836">
                <text:p>0.0129997842013836</text:p>
              </table:table-cell>
              <table:table-cell office:value-type="float" office:value="0.32292366027832">
                <text:p>0.32292366027832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153cm" svg:y="0.306cm" svg:width="11.395cm" svg:height="8.242cm"/>
          <chart:axis chart:dimension="x" chart:name="primary-x" chart:style-name="ch4" chartooo:axis-type="auto">
            <chart:categories table:cell-range-address="local-table.$A$2:.$A$1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49" chart:label-cell-address="local-table.$C$1" chart:class="chart:scatter">
            <chart:domain table:cell-range-address="local-table.$B$2:.$B$149"/>
            <chart:data-point chart:repeated="148"/>
          </chart:series>
          <chart:series chart:style-name="ch7" chart:values-cell-range-address="local-table.$D$2:.$D$149" chart:label-cell-address="local-table.$D$1" chart:class="chart:scatter">
            <chart:data-point chart:repeated="148"/>
          </chart:series>
          <chart:series chart:style-name="ch8" chart:values-cell-range-address="local-table.$E$2:.$E$149" chart:label-cell-address="local-table.$E$1" chart:class="chart:scatter">
            <chart:data-point chart:repeated="1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45407853886027">
                <text:p>0.145407853886027</text:p>
              </table:table-cell>
              <table:table-cell office:value-type="float" office:value="-0.00000646311082707591">
                <text:p>-0.00000646311082707591</text:p>
              </table:table-cell>
              <table:table-cell office:value-type="float" office:value="0.549818107074232">
                <text:p>0.5498181070742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53551347809434">
                <text:p>0.153551347809434</text:p>
              </table:table-cell>
              <table:table-cell office:value-type="float" office:value="-0.0000123315211928691">
                <text:p>-0.0000123315211928691</text:p>
              </table:table-cell>
              <table:table-cell office:value-type="float" office:value="0.549688090922844">
                <text:p>0.549688090922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61610924898381">
                <text:p>0.161610924898381</text:p>
              </table:table-cell>
              <table:table-cell office:value-type="float" office:value="-0.0000182595271418825">
                <text:p>-0.0000182595271418825</text:p>
              </table:table-cell>
              <table:table-cell office:value-type="float" office:value="0.549555126008136">
                <text:p>0.549555126008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69679482968072">
                <text:p>0.169679482968072</text:p>
              </table:table-cell>
              <table:table-cell office:value-type="float" office:value="-0.0000243262811373135">
                <text:p>-0.0000243262811373135</text:p>
              </table:table-cell>
              <table:table-cell office:value-type="float" office:value="0.549418246086915">
                <text:p>0.5494182460869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7774600985454">
                <text:p>0.17774600985454</text:p>
              </table:table-cell>
              <table:table-cell office:value-type="float" office:value="-0.0000305283257022054">
                <text:p>-0.0000305283257022054</text:p>
              </table:table-cell>
              <table:table-cell office:value-type="float" office:value="0.549277512079329">
                <text:p>0.5492775120793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85811573785074">
                <text:p>0.185811573785074</text:p>
              </table:table-cell>
              <table:table-cell office:value-type="float" office:value="-0.0000368708499888284">
                <text:p>-0.0000368708499888284</text:p>
              </table:table-cell>
              <table:table-cell office:value-type="float" office:value="0.54913285754151">
                <text:p>0.54913285754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93875830261564">
                <text:p>0.193875830261564</text:p>
              </table:table-cell>
              <table:table-cell office:value-type="float" office:value="-0.0000433585406190101">
                <text:p>-0.0000433585406190101</text:p>
              </table:table-cell>
              <table:table-cell office:value-type="float" office:value="0.548984220911337">
                <text:p>0.5489842209113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01938592351038">
                <text:p>0.201938592351038</text:p>
              </table:table-cell>
              <table:table-cell office:value-type="float" office:value="-0.0000499964723760179">
                <text:p>-0.0000499964723760179</text:p>
              </table:table-cell>
              <table:table-cell office:value-type="float" office:value="0.548831534686075">
                <text:p>0.548831534686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09999647889888">
                <text:p>0.209999647889888</text:p>
              </table:table-cell>
              <table:table-cell office:value-type="float" office:value="-0.0000567899683313172">
                <text:p>-0.0000567899683313172</text:p>
              </table:table-cell>
              <table:table-cell office:value-type="float" office:value="0.548674728642532">
                <text:p>0.5486747286425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18058780721553">
                <text:p>0.218058780721553</text:p>
              </table:table-cell>
              <table:table-cell office:value-type="float" office:value="-0.0000637446103589621">
                <text:p>-0.0000637446103589621</text:p>
              </table:table-cell>
              <table:table-cell office:value-type="float" office:value="0.548513730400857">
                <text:p>0.5485137304008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26115768000166">
                <text:p>0.226115768000166</text:p>
              </table:table-cell>
              <table:table-cell office:value-type="float" office:value="-0.0000708662507962476">
                <text:p>-0.0000708662507962476</text:p>
              </table:table-cell>
              <table:table-cell office:value-type="float" office:value="0.54834846561327">
                <text:p>0.548348465613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2668557235563">
                <text:p>0.22668557235563</text:p>
              </table:table-cell>
              <table:table-cell office:value-type="float" office:value="-0.00745358347907706">
                <text:p>-0.00745358347907706</text:p>
              </table:table-cell>
              <table:table-cell office:value-type="float" office:value="0.548313904773685">
                <text:p>0.5483139047736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34030865361352">
                <text:p>0.234030865361352</text:p>
              </table:table-cell>
              <table:table-cell office:value-type="float" office:value="-0.00821819700858238">
                <text:p>-0.00821819700858238</text:p>
              </table:table-cell>
              <table:table-cell office:value-type="float" office:value="0.548136203694164">
                <text:p>0.548136203694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34684614796263">
                <text:p>0.234684614796263</text:p>
              </table:table-cell>
              <table:table-cell office:value-type="float" office:value="-0.0155204701637983">
                <text:p>-0.0155204701637983</text:p>
              </table:table-cell>
              <table:table-cell office:value-type="float" office:value="0.548102846736988">
                <text:p>0.5481028467369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42020102216064">
                <text:p>0.242020102216064</text:p>
              </table:table-cell>
              <table:table-cell office:value-type="float" office:value="-0.0162870082518301">
                <text:p>-0.0162870082518301</text:p>
              </table:table-cell>
              <table:table-cell office:value-type="float" office:value="0.547920338352419">
                <text:p>0.547920338352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50153457414416">
                <text:p>0.250153457414416</text:p>
              </table:table-cell>
              <table:table-cell office:value-type="float" office:value="-0.0161962214437913">
                <text:p>-0.0161962214437913</text:p>
              </table:table-cell>
              <table:table-cell office:value-type="float" office:value="0.547743588034305">
                <text:p>0.5477435880343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250714216175195">
                <text:p>0.250714216175195</text:p>
              </table:table-cell>
              <table:table-cell office:value-type="float" office:value="-0.023593625943475">
                <text:p>-0.023593625943475</text:p>
              </table:table-cell>
              <table:table-cell office:value-type="float" office:value="0.547708139693631">
                <text:p>0.5477081396936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250552928774291">
                <text:p>0.250552928774291</text:p>
              </table:table-cell>
              <table:table-cell office:value-type="float" office:value="-0.0317114357706151">
                <text:p>-0.0317114357706151</text:p>
              </table:table-cell>
              <table:table-cell office:value-type="float" office:value="0.547647346002182">
                <text:p>0.5476473460021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57972595062658">
                <text:p>0.257972595062658</text:p>
              </table:table-cell>
              <table:table-cell office:value-type="float" office:value="-0.0323665912561224">
                <text:p>-0.0323665912561224</text:p>
              </table:table-cell>
              <table:table-cell office:value-type="float" office:value="0.547455754092217">
                <text:p>0.5474557540922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6608880546271">
                <text:p>0.26608880546271</text:p>
              </table:table-cell>
              <table:table-cell office:value-type="float" office:value="-0.0322752013490546">
                <text:p>-0.0322752013490546</text:p>
              </table:table-cell>
              <table:table-cell office:value-type="float" office:value="0.547270124451079">
                <text:p>0.5472701244510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266646820107284">
                <text:p>0.266646820107284</text:p>
              </table:table-cell>
              <table:table-cell office:value-type="float" office:value="-0.0396724635973295">
                <text:p>-0.0396724635973295</text:p>
              </table:table-cell>
              <table:table-cell office:value-type="float" office:value="0.547231076481045">
                <text:p>0.5472310764810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73987068954477">
                <text:p>0.273987068954477</text:p>
              </table:table-cell>
              <table:table-cell office:value-type="float" office:value="-0.0404025833492738">
                <text:p>-0.0404025833492738</text:p>
              </table:table-cell>
              <table:table-cell office:value-type="float" office:value="0.547028172231487">
                <text:p>0.5470281722314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74635391987319">
                <text:p>0.274635391987319</text:p>
              </table:table-cell>
              <table:table-cell office:value-type="float" office:value="-0.0477110411550541">
                <text:p>-0.0477110411550541</text:p>
              </table:table-cell>
              <table:table-cell office:value-type="float" office:value="0.54699021334243">
                <text:p>0.546990213342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274462488631645">
                <text:p>0.274462488631645</text:p>
              </table:table-cell>
              <table:table-cell office:value-type="float" office:value="-0.0558329810177917">
                <text:p>-0.0558329810177917</text:p>
              </table:table-cell>
              <table:table-cell office:value-type="float" office:value="0.546921304859267">
                <text:p>0.5469213048592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281878040380748">
                <text:p>0.281878040380748</text:p>
              </table:table-cell>
              <table:table-cell office:value-type="float" office:value="-0.0564628806988456">
                <text:p>-0.0564628806988456</text:p>
              </table:table-cell>
              <table:table-cell office:value-type="float" office:value="0.54671429968642">
                <text:p>0.546714299686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289981347584728">
                <text:p>0.289981347584728</text:p>
              </table:table-cell>
              <table:table-cell office:value-type="float" office:value="-0.0563523101050802">
                <text:p>-0.0563523101050802</text:p>
              </table:table-cell>
              <table:table-cell office:value-type="float" office:value="0.546514242345715">
                <text:p>0.5465142423457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297999571286923">
                <text:p>0.297999571286923</text:p>
              </table:table-cell>
              <table:table-cell office:value-type="float" office:value="-0.0563234277132016">
                <text:p>-0.0563234277132016</text:p>
              </table:table-cell>
              <table:table-cell office:value-type="float" office:value="0.546307231910109">
                <text:p>0.5463072319101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298564207335515">
                <text:p>0.298564207335515</text:p>
              </table:table-cell>
              <table:table-cell office:value-type="float" office:value="-0.0637107498779121">
                <text:p>-0.0637107498779121</text:p>
              </table:table-cell>
              <table:table-cell office:value-type="float" office:value="0.546262477391514">
                <text:p>0.5462624773915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305893764137893">
                <text:p>0.305893764137893</text:p>
              </table:table-cell>
              <table:table-cell office:value-type="float" office:value="-0.0644146985815652">
                <text:p>-0.0644146985815652</text:p>
              </table:table-cell>
              <table:table-cell office:value-type="float" office:value="0.546037444799044">
                <text:p>0.5460374447990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306537035820596">
                <text:p>0.306537035820596</text:p>
              </table:table-cell>
              <table:table-cell office:value-type="float" office:value="-0.0717206358481773">
                <text:p>-0.0717206358481773</text:p>
              </table:table-cell>
              <table:table-cell office:value-type="float" office:value="0.545992993194494">
                <text:p>0.5459929931944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306365970779644">
                <text:p>0.306365970779644</text:p>
              </table:table-cell>
              <table:table-cell office:value-type="float" office:value="-0.0798315170740393">
                <text:p>-0.0798315170740393</text:p>
              </table:table-cell>
              <table:table-cell office:value-type="float" office:value="0.545914549877524">
                <text:p>0.5459145498775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313769751419014">
                <text:p>0.313769751419014</text:p>
              </table:table-cell>
              <table:table-cell office:value-type="float" office:value="-0.0804337771457418">
                <text:p>-0.0804337771457418</text:p>
              </table:table-cell>
              <table:table-cell office:value-type="float" office:value="0.545684761057148">
                <text:p>0.5456847610571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314393201234525">
                <text:p>0.314393201234525</text:p>
              </table:table-cell>
              <table:table-cell office:value-type="float" office:value="-0.0877401127027361">
                <text:p>-0.0877401127027361</text:p>
              </table:table-cell>
              <table:table-cell office:value-type="float" office:value="0.54563261072947">
                <text:p>0.545632610729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321709680318419">
                <text:p>0.321709680318419</text:p>
              </table:table-cell>
              <table:table-cell office:value-type="float" office:value="-0.0884271392622179">
                <text:p>-0.0884271392622179</text:p>
              </table:table-cell>
              <table:table-cell office:value-type="float" office:value="0.545396038270438">
                <text:p>0.5453960382704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329795864991565">
                <text:p>0.329795864991565</text:p>
              </table:table-cell>
              <table:table-cell office:value-type="float" office:value="-0.0882739877700926">
                <text:p>-0.0882739877700926</text:p>
              </table:table-cell>
              <table:table-cell office:value-type="float" office:value="0.545167805524897">
                <text:p>0.5451678055248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330337810222532">
                <text:p>0.330337810222532</text:p>
              </table:table-cell>
              <table:table-cell office:value-type="float" office:value="-0.0956552250941301">
                <text:p>-0.0956552250941301</text:p>
              </table:table-cell>
              <table:table-cell office:value-type="float" office:value="0.545108403227842">
                <text:p>0.5451084032278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330169975749287">
                <text:p>0.330169975749287</text:p>
              </table:table-cell>
              <table:table-cell office:value-type="float" office:value="-0.103736669298111">
                <text:p>-0.103736669298111</text:p>
              </table:table-cell>
              <table:table-cell office:value-type="float" office:value="0.545017732456328">
                <text:p>0.5450177324563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337561610060561">
                <text:p>0.337561610060561</text:p>
              </table:table-cell>
              <table:table-cell office:value-type="float" office:value="-0.10431167907344">
                <text:p>-0.10431167907344</text:p>
              </table:table-cell>
              <table:table-cell office:value-type="float" office:value="0.544768627982643">
                <text:p>0.5447686279826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345626870667564">
                <text:p>0.345626870667564</text:p>
              </table:table-cell>
              <table:table-cell office:value-type="float" office:value="-0.104150533382474">
                <text:p>-0.104150533382474</text:p>
              </table:table-cell>
              <table:table-cell office:value-type="float" office:value="0.544526416689655">
                <text:p>0.5445264166896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346161458245868">
                <text:p>0.346161458245868</text:p>
              </table:table-cell>
              <table:table-cell office:value-type="float" office:value="-0.111516107115189">
                <text:p>-0.111516107115189</text:p>
              </table:table-cell>
              <table:table-cell office:value-type="float" office:value="0.544457206016569">
                <text:p>0.5444572060165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345986036060518">
                <text:p>0.345986036060518</text:p>
              </table:table-cell>
              <table:table-cell office:value-type="float" office:value="-0.119579031508656">
                <text:p>-0.119579031508656</text:p>
              </table:table-cell>
              <table:table-cell office:value-type="float" office:value="0.544356047730929">
                <text:p>0.5443560477309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353369572213587">
                <text:p>0.353369572213587</text:p>
              </table:table-cell>
              <table:table-cell office:value-type="float" office:value="-0.120133329704971">
                <text:p>-0.120133329704971</text:p>
              </table:table-cell>
              <table:table-cell office:value-type="float" office:value="0.544092197988215">
                <text:p>0.5440921979882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361423127493495">
                <text:p>0.361423127493495</text:p>
              </table:table-cell>
              <table:table-cell office:value-type="float" office:value="-0.119951548375803">
                <text:p>-0.119951548375803</text:p>
              </table:table-cell>
              <table:table-cell office:value-type="float" office:value="0.543833941224307">
                <text:p>0.5438339412243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361946236962838">
                <text:p>0.361946236962838</text:p>
              </table:table-cell>
              <table:table-cell office:value-type="float" office:value="-0.127296139619095">
                <text:p>-0.127296139619095</text:p>
              </table:table-cell>
              <table:table-cell office:value-type="float" office:value="0.543752124966121">
                <text:p>0.5437521249661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369247393887337">
                <text:p>0.369247393887337</text:p>
              </table:table-cell>
              <table:table-cell office:value-type="float" office:value="-0.127919667078176">
                <text:p>-0.127919667078176</text:p>
              </table:table-cell>
              <table:table-cell office:value-type="float" office:value="0.543472135984355">
                <text:p>0.5434721359843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369850621631539">
                <text:p>0.369850621631539</text:p>
              </table:table-cell>
              <table:table-cell office:value-type="float" office:value="-0.135165045379415">
                <text:p>-0.135165045379415</text:p>
              </table:table-cell>
              <table:table-cell office:value-type="float" office:value="0.543386740647322">
                <text:p>0.5433867406473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377138158458966">
                <text:p>0.377138158458966</text:p>
              </table:table-cell>
              <table:table-cell office:value-type="float" office:value="-0.135786906833247">
                <text:p>-0.135786906833247</text:p>
              </table:table-cell>
              <table:table-cell office:value-type="float" office:value="0.543097612436722">
                <text:p>0.5430976124367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377733555923426">
                <text:p>0.377733555923426</text:p>
              </table:table-cell>
              <table:table-cell office:value-type="float" office:value="-0.143015128474865">
                <text:p>-0.143015128474865</text:p>
              </table:table-cell>
              <table:table-cell office:value-type="float" office:value="0.543003364433295">
                <text:p>0.5430033644332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377919373097018">
                <text:p>0.377919373097018</text:p>
              </table:table-cell>
              <table:table-cell office:value-type="float" office:value="-0.143887952016596">
                <text:p>-0.143887952016596</text:p>
              </table:table-cell>
              <table:table-cell office:value-type="float" office:value="0.535656853927994">
                <text:p>0.5356568539279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37816649634587">
                <text:p>0.37816649634587</text:p>
              </table:table-cell>
              <table:table-cell office:value-type="float" office:value="-0.143902823715707">
                <text:p>-0.143902823715707</text:p>
              </table:table-cell>
              <table:table-cell office:value-type="float" office:value="0.527573451252697">
                <text:p>0.5275734512526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378395424376711">
                <text:p>0.378395424376711</text:p>
              </table:table-cell>
              <table:table-cell office:value-type="float" office:value="-0.144004976963494">
                <text:p>-0.144004976963494</text:p>
              </table:table-cell>
              <table:table-cell office:value-type="float" office:value="0.519560340291278">
                <text:p>0.5195603402912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378616224123104">
                <text:p>0.378616224123104</text:p>
              </table:table-cell>
              <table:table-cell office:value-type="float" office:value="-0.144091541600317">
                <text:p>-0.144091541600317</text:p>
              </table:table-cell>
              <table:table-cell office:value-type="float" office:value="0.511528490758226">
                <text:p>0.5115284907582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378827971721039">
                <text:p>0.378827971721039</text:p>
              </table:table-cell>
              <table:table-cell office:value-type="float" office:value="-0.144173684832925">
                <text:p>-0.144173684832925</text:p>
              </table:table-cell>
              <table:table-cell office:value-type="float" office:value="0.503488374577693">
                <text:p>0.5034883745776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379031213205473">
                <text:p>0.379031213205473</text:p>
              </table:table-cell>
              <table:table-cell office:value-type="float" office:value="-0.144250394423333">
                <text:p>-0.144250394423333</text:p>
              </table:table-cell>
              <table:table-cell office:value-type="float" office:value="0.495439570726942">
                <text:p>0.4954395707269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379226339979548">
                <text:p>0.379226339979548</text:p>
              </table:table-cell>
              <table:table-cell office:value-type="float" office:value="-0.144321982234147">
                <text:p>-0.144321982234147</text:p>
              </table:table-cell>
              <table:table-cell office:value-type="float" office:value="0.487382836610596">
                <text:p>0.4873828366105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379413761801797">
                <text:p>0.379413761801797</text:p>
              </table:table-cell>
              <table:table-cell office:value-type="float" office:value="-0.144388613160941">
                <text:p>-0.144388613160941</text:p>
              </table:table-cell>
              <table:table-cell office:value-type="float" office:value="0.479318763794717">
                <text:p>0.4793187637947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379593873585021">
                <text:p>0.379593873585021</text:p>
              </table:table-cell>
              <table:table-cell office:value-type="float" office:value="-0.144450453195686">
                <text:p>-0.144450453195686</text:p>
              </table:table-cell>
              <table:table-cell office:value-type="float" office:value="0.471247919694807">
                <text:p>0.4712479196948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379767053573576">
                <text:p>0.379767053573576</text:p>
              </table:table-cell>
              <table:table-cell office:value-type="float" office:value="-0.14450764830107">
                <text:p>-0.14450764830107</text:p>
              </table:table-cell>
              <table:table-cell office:value-type="float" office:value="0.463170830688909">
                <text:p>0.4631708306889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379933661657836">
                <text:p>0.379933661657836</text:p>
              </table:table-cell>
              <table:table-cell office:value-type="float" office:value="-0.144560324237248">
                <text:p>-0.144560324237248</text:p>
              </table:table-cell>
              <table:table-cell office:value-type="float" office:value="0.455087985375332">
                <text:p>0.4550879853753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380094039739969">
                <text:p>0.380094039739969</text:p>
              </table:table-cell>
              <table:table-cell office:value-type="float" office:value="-0.144608585579037">
                <text:p>-0.144608585579037</text:p>
              </table:table-cell>
              <table:table-cell office:value-type="float" office:value="0.446999836846704">
                <text:p>0.4469998368467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380248512952383">
                <text:p>0.380248512952383</text:p>
              </table:table-cell>
              <table:table-cell office:value-type="float" office:value="-0.14465251551755">
                <text:p>-0.14465251551755</text:p>
              </table:table-cell>
              <table:table-cell office:value-type="float" office:value="0.438906805590999">
                <text:p>0.438906805590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38039739131174">
                <text:p>0.38039739131174</text:p>
              </table:table-cell>
              <table:table-cell office:value-type="float" office:value="-0.14469217584153">
                <text:p>-0.14469217584153</text:p>
              </table:table-cell>
              <table:table-cell office:value-type="float" office:value="0.430809282438618">
                <text:p>0.4308092824386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380540971571331">
                <text:p>0.380540971571331</text:p>
              </table:table-cell>
              <table:table-cell office:value-type="float" office:value="-0.144727606922152">
                <text:p>-0.144727606922152</text:p>
              </table:table-cell>
              <table:table-cell office:value-type="float" office:value="0.422707631511019">
                <text:p>0.4227076315110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380679539126149">
                <text:p>0.380679539126149</text:p>
              </table:table-cell>
              <table:table-cell office:value-type="float" office:value="-0.14475882757441">
                <text:p>-0.14475882757441</text:p>
              </table:table-cell>
              <table:table-cell office:value-type="float" office:value="0.414602193027757">
                <text:p>0.4146021930277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380813369945745">
                <text:p>0.380813369945745</text:p>
              </table:table-cell>
              <table:table-cell office:value-type="float" office:value="-0.144785834739814">
                <text:p>-0.144785834739814</text:p>
              </table:table-cell>
              <table:table-cell office:value-type="float" office:value="0.406493286073562">
                <text:p>0.4064932860735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388202906970894">
                <text:p>0.388202906970894</text:p>
              </table:table-cell>
              <table:table-cell office:value-type="float" office:value="-0.144681288920945">
                <text:p>-0.144681288920945</text:p>
              </table:table-cell>
              <table:table-cell office:value-type="float" office:value="0.405644339587444">
                <text:p>0.4056443395874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389057364161342">
                <text:p>0.389057364161342</text:p>
              </table:table-cell>
              <table:table-cell office:value-type="float" office:value="-0.144710564209032">
                <text:p>-0.144710564209032</text:p>
              </table:table-cell>
              <table:table-cell office:value-type="float" office:value="0.398252944225283">
                <text:p>0.3982529442252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389112508878538">
                <text:p>0.389112508878538</text:p>
              </table:table-cell>
              <table:table-cell office:value-type="float" office:value="-0.144733720914577">
                <text:p>-0.144733720914577</text:p>
              </table:table-cell>
              <table:table-cell office:value-type="float" office:value="0.390051030873057">
                <text:p>0.3900510308730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389250775365342">
                <text:p>0.389250775365342</text:p>
              </table:table-cell>
              <table:table-cell office:value-type="float" office:value="-0.144752151414421">
                <text:p>-0.144752151414421</text:p>
              </table:table-cell>
              <table:table-cell office:value-type="float" office:value="0.381936074790514">
                <text:p>0.3819360747905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89375987614089">
                <text:p>0.389375987614089</text:p>
              </table:table-cell>
              <table:table-cell office:value-type="float" office:value="-0.144766468288841">
                <text:p>-0.144766468288841</text:p>
              </table:table-cell>
              <table:table-cell office:value-type="float" office:value="0.373808618005473">
                <text:p>0.3738086180054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389498690653613">
                <text:p>0.389498690653613</text:p>
              </table:table-cell>
              <table:table-cell office:value-type="float" office:value="-0.144776328848938">
                <text:p>-0.144776328848938</text:p>
              </table:table-cell>
              <table:table-cell office:value-type="float" office:value="0.365679772394469">
                <text:p>0.3656797723944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389617983084556">
                <text:p>0.389617983084556</text:p>
              </table:table-cell>
              <table:table-cell office:value-type="float" office:value="-0.144781616078528">
                <text:p>-0.144781616078528</text:p>
              </table:table-cell>
              <table:table-cell office:value-type="float" office:value="0.357548554415137">
                <text:p>0.3575485544151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38973422093426">
                <text:p>0.38973422093426</text:p>
              </table:table-cell>
              <table:table-cell office:value-type="float" office:value="-0.144782152362881">
                <text:p>-0.144782152362881</text:p>
              </table:table-cell>
              <table:table-cell office:value-type="float" office:value="0.349415312538728">
                <text:p>0.3494153125387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389847641961161">
                <text:p>0.389847641961161</text:p>
              </table:table-cell>
              <table:table-cell office:value-type="float" office:value="-0.144777740469961">
                <text:p>-0.144777740469961</text:p>
              </table:table-cell>
              <table:table-cell office:value-type="float" office:value="0.341280253488643">
                <text:p>0.3412802534886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389958512663577">
                <text:p>0.389958512663577</text:p>
              </table:table-cell>
              <table:table-cell office:value-type="float" office:value="-0.144768153435754">
                <text:p>-0.144768153435754</text:p>
              </table:table-cell>
              <table:table-cell office:value-type="float" office:value="0.333143604313206">
                <text:p>0.3331436043132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397369740410714">
                <text:p>0.397369740410714</text:p>
              </table:table-cell>
              <table:table-cell office:value-type="float" office:value="-0.144697545849902">
                <text:p>-0.144697545849902</text:p>
              </table:table-cell>
              <table:table-cell office:value-type="float" office:value="0.33230652280092">
                <text:p>0.332306522800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405472446449834">
                <text:p>0.405472446449834</text:p>
              </table:table-cell>
              <table:table-cell office:value-type="float" office:value="-0.144612966675631">
                <text:p>-0.144612966675631</text:p>
              </table:table-cell>
              <table:table-cell office:value-type="float" office:value="0.33220022550416">
                <text:p>0.332200225504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406233580341996">
                <text:p>0.406233580341996</text:p>
              </table:table-cell>
              <table:table-cell office:value-type="float" office:value="-0.144604252797542">
                <text:p>-0.144604252797542</text:p>
              </table:table-cell>
              <table:table-cell office:value-type="float" office:value="0.324685876967095">
                <text:p>0.3246858769670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406283853545546">
                <text:p>0.406283853545546</text:p>
              </table:table-cell>
              <table:table-cell office:value-type="float" office:value="-0.144596381131495">
                <text:p>-0.144596381131495</text:p>
              </table:table-cell>
              <table:table-cell office:value-type="float" office:value="0.316457574124069">
                <text:p>0.3164575741240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406409920011258">
                <text:p>0.406409920011258</text:p>
              </table:table-cell>
              <table:table-cell office:value-type="float" office:value="-0.144581669708911">
                <text:p>-0.144581669708911</text:p>
              </table:table-cell>
              <table:table-cell office:value-type="float" office:value="0.308306162361211">
                <text:p>0.3083061623612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406525937147541">
                <text:p>0.406525937147541</text:p>
              </table:table-cell>
              <table:table-cell office:value-type="float" office:value="-0.144561428531635">
                <text:p>-0.144561428531635</text:p>
              </table:table-cell>
              <table:table-cell office:value-type="float" office:value="0.30014470604699">
                <text:p>0.300144706046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406641409696989">
                <text:p>0.406641409696989</text:p>
              </table:table-cell>
              <table:table-cell office:value-type="float" office:value="-0.144535070879132">
                <text:p>-0.144535070879132</text:p>
              </table:table-cell>
              <table:table-cell office:value-type="float" office:value="0.291982842368149">
                <text:p>0.2919828423681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406755621706839">
                <text:p>0.406755621706839</text:p>
              </table:table-cell>
              <table:table-cell office:value-type="float" office:value="-0.144502290356882">
                <text:p>-0.144502290356882</text:p>
              </table:table-cell>
              <table:table-cell office:value-type="float" office:value="0.283819742716673">
                <text:p>0.2838197427166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406869018945146">
                <text:p>0.406869018945146</text:p>
              </table:table-cell>
              <table:table-cell office:value-type="float" office:value="-0.144462709306717">
                <text:p>-0.144462709306717</text:p>
              </table:table-cell>
              <table:table-cell office:value-type="float" office:value="0.275655748275508">
                <text:p>0.2756557482755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414285973232018">
                <text:p>0.414285973232018</text:p>
              </table:table-cell>
              <table:table-cell office:value-type="float" office:value="-0.144434194688169">
                <text:p>-0.144434194688169</text:p>
              </table:table-cell>
              <table:table-cell office:value-type="float" office:value="0.274800810945762">
                <text:p>0.2748008109457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415120399483553">
                <text:p>0.415120399483553</text:p>
              </table:table-cell>
              <table:table-cell office:value-type="float" office:value="-0.144378411182933">
                <text:p>-0.144378411182933</text:p>
              </table:table-cell>
              <table:table-cell office:value-type="float" office:value="0.267344524598992">
                <text:p>0.2673445245989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415158706725323">
                <text:p>0.415158706725323</text:p>
              </table:table-cell>
              <table:table-cell office:value-type="float" office:value="-0.144335165570398">
                <text:p>-0.144335165570398</text:p>
              </table:table-cell>
              <table:table-cell office:value-type="float" office:value="0.259088156569373">
                <text:p>0.2590881565693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415284620165564">
                <text:p>0.415284620165564</text:p>
              </table:table-cell>
              <table:table-cell office:value-type="float" office:value="-0.144281585664333">
                <text:p>-0.144281585664333</text:p>
              </table:table-cell>
              <table:table-cell office:value-type="float" office:value="0.250918816353119">
                <text:p>0.2509188163531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415401645133342">
                <text:p>0.415401645133342</text:p>
              </table:table-cell>
              <table:table-cell office:value-type="float" office:value="-0.144220316072113">
                <text:p>-0.144220316072113</text:p>
              </table:table-cell>
              <table:table-cell office:value-type="float" office:value="0.24273966053512">
                <text:p>0.242739660535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415520694444328">
                <text:p>0.415520694444328</text:p>
              </table:table-cell>
              <table:table-cell office:value-type="float" office:value="-0.144150611461318">
                <text:p>-0.144150611461318</text:p>
              </table:table-cell>
              <table:table-cell office:value-type="float" office:value="0.234561400773386">
                <text:p>0.2345614007733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415641159119508">
                <text:p>0.415641159119508</text:p>
              </table:table-cell>
              <table:table-cell office:value-type="float" office:value="-0.144072131743842">
                <text:p>-0.144072131743842</text:p>
              </table:table-cell>
              <table:table-cell office:value-type="float" office:value="0.226383172953248">
                <text:p>0.2263831729532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415763747150109">
                <text:p>0.415763747150109</text:p>
              </table:table-cell>
              <table:table-cell office:value-type="float" office:value="-0.143984480553817">
                <text:p>-0.143984480553817</text:p>
              </table:table-cell>
              <table:table-cell office:value-type="float" office:value="0.218205386747554">
                <text:p>0.2182053867475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415889090178869">
                <text:p>0.415889090178869</text:p>
              </table:table-cell>
              <table:table-cell office:value-type="float" office:value="-0.1438872757886">
                <text:p>-0.1438872757886</text:p>
              </table:table-cell>
              <table:table-cell office:value-type="float" office:value="0.21002832963973">
                <text:p>0.210028329639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416017891920301">
                <text:p>0.416017891920301</text:p>
              </table:table-cell>
              <table:table-cell office:value-type="float" office:value="-0.143780155229811">
                <text:p>-0.143780155229811</text:p>
              </table:table-cell>
              <table:table-cell office:value-type="float" office:value="0.20185231003448">
                <text:p>0.201852310034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416070102355326">
                <text:p>0.416070102355326</text:p>
              </table:table-cell>
              <table:table-cell office:value-type="float" office:value="-0.136760842063367">
                <text:p>-0.136760842063367</text:p>
              </table:table-cell>
              <table:table-cell office:value-type="float" office:value="0.20089813597424">
                <text:p>0.200898135974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416105683568824">
                <text:p>0.416105683568824</text:p>
              </table:table-cell>
              <table:table-cell office:value-type="float" office:value="-0.128963211079048">
                <text:p>-0.128963211079048</text:p>
              </table:table-cell>
              <table:table-cell office:value-type="float" office:value="0.200703456000043">
                <text:p>0.2007034560000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416145749916607">
                <text:p>0.416145749916607</text:p>
              </table:table-cell>
              <table:table-cell office:value-type="float" office:value="-0.121252928435379">
                <text:p>-0.121252928435379</text:p>
              </table:table-cell>
              <table:table-cell office:value-type="float" office:value="0.20042491086302">
                <text:p>0.200424910863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416183583566385">
                <text:p>0.416183583566385</text:p>
              </table:table-cell>
              <table:table-cell office:value-type="float" office:value="-0.113535338940268">
                <text:p>-0.113535338940268</text:p>
              </table:table-cell>
              <table:table-cell office:value-type="float" office:value="0.200158392825681">
                <text:p>0.2001583928256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416221277464872">
                <text:p>0.416221277464872</text:p>
              </table:table-cell>
              <table:table-cell office:value-type="float" office:value="-0.105819598871424">
                <text:p>-0.105819598871424</text:p>
              </table:table-cell>
              <table:table-cell office:value-type="float" office:value="0.199894864174305">
                <text:p>0.1998948641743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416259218178829">
                <text:p>0.416259218178829</text:p>
              </table:table-cell>
              <table:table-cell office:value-type="float" office:value="-0.0981042332583807">
                <text:p>-0.0981042332583807</text:p>
              </table:table-cell>
              <table:table-cell office:value-type="float" office:value="0.199636649204367">
                <text:p>0.1996366492043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416297962175613">
                <text:p>0.416297962175613</text:p>
              </table:table-cell>
              <table:table-cell office:value-type="float" office:value="-0.0903891085718939">
                <text:p>-0.0903891085718939</text:p>
              </table:table-cell>
              <table:table-cell office:value-type="float" office:value="0.199384669666601">
                <text:p>0.1993846696666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416337983437007">
                <text:p>0.416337983437007</text:p>
              </table:table-cell>
              <table:table-cell office:value-type="float" office:value="-0.0826740358891093">
                <text:p>-0.0826740358891093</text:p>
              </table:table-cell>
              <table:table-cell office:value-type="float" office:value="0.199139908745333">
                <text:p>0.199139908745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416379721626835">
                <text:p>0.416379721626835</text:p>
              </table:table-cell>
              <table:table-cell office:value-type="float" office:value="-0.0749588520154802">
                <text:p>-0.0749588520154802</text:p>
              </table:table-cell>
              <table:table-cell office:value-type="float" office:value="0.198903270322741">
                <text:p>0.1989032703227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416423581545652">
                <text:p>0.416423581545652</text:p>
              </table:table-cell>
              <table:table-cell office:value-type="float" office:value="-0.0672433691598809">
                <text:p>-0.0672433691598809</text:p>
              </table:table-cell>
              <table:table-cell office:value-type="float" office:value="0.198675602203749">
                <text:p>0.1986756022037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416469933703764">
                <text:p>0.416469933703764</text:p>
              </table:table-cell>
              <table:table-cell office:value-type="float" office:value="-0.0595273554327921">
                <text:p>-0.0595273554327921</text:p>
              </table:table-cell>
              <table:table-cell office:value-type="float" office:value="0.198457691541536">
                <text:p>0.1984576915415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416547523802341">
                <text:p>0.416547523802341</text:p>
              </table:table-cell>
              <table:table-cell office:value-type="float" office:value="-0.0587580805531956">
                <text:p>-0.0587580805531956</text:p>
              </table:table-cell>
              <table:table-cell office:value-type="float" office:value="0.190886155869258">
                <text:p>0.1908861558692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416605845746161">
                <text:p>0.416605845746161</text:p>
              </table:table-cell>
              <table:table-cell office:value-type="float" office:value="-0.0518193108163069">
                <text:p>-0.0518193108163069</text:p>
              </table:table-cell>
              <table:table-cell office:value-type="float" office:value="0.189937250015157">
                <text:p>0.1899372500151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416646208925797">
                <text:p>0.416646208925797</text:p>
              </table:table-cell>
              <table:table-cell office:value-type="float" office:value="-0.0440416346532706">
                <text:p>-0.0440416346532706</text:p>
              </table:table-cell>
              <table:table-cell office:value-type="float" office:value="0.189816776052264">
                <text:p>0.1898167760522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416697832434863">
                <text:p>0.416697832434863</text:p>
              </table:table-cell>
              <table:table-cell office:value-type="float" office:value="-0.0363562418065536">
                <text:p>-0.0363562418065536</text:p>
              </table:table-cell>
              <table:table-cell office:value-type="float" office:value="0.189615632283676">
                <text:p>0.1896156322836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416752780756927">
                <text:p>0.416752780756927</text:p>
              </table:table-cell>
              <table:table-cell office:value-type="float" office:value="-0.0286616296222548">
                <text:p>-0.0286616296222548</text:p>
              </table:table-cell>
              <table:table-cell office:value-type="float" office:value="0.189437827996686">
                <text:p>0.1894378279966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416812809138175">
                <text:p>0.416812809138175</text:p>
              </table:table-cell>
              <table:table-cell office:value-type="float" office:value="-0.0209670579971314">
                <text:p>-0.0209670579971314</text:p>
              </table:table-cell>
              <table:table-cell office:value-type="float" office:value="0.189272403884164">
                <text:p>0.1892724038841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416877872293713">
                <text:p>0.416877872293713</text:p>
              </table:table-cell>
              <table:table-cell office:value-type="float" office:value="-0.0132703117768502">
                <text:p>-0.0132703117768502</text:p>
              </table:table-cell>
              <table:table-cell office:value-type="float" office:value="0.189121045083243">
                <text:p>0.1891210450832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416948064313511">
                <text:p>0.416948064313511</text:p>
              </table:table-cell>
              <table:table-cell office:value-type="float" office:value="-0.00557053123791457">
                <text:p>-0.00557053123791457</text:p>
              </table:table-cell>
              <table:table-cell office:value-type="float" office:value="0.18898379019872">
                <text:p>0.188983790198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417023344558619">
                <text:p>0.417023344558619</text:p>
              </table:table-cell>
              <table:table-cell office:value-type="float" office:value="0.00213319239150031">
                <text:p>0.00213319239150031</text:p>
              </table:table-cell>
              <table:table-cell office:value-type="float" office:value="0.188860659573615">
                <text:p>0.1888606595736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417103582707766">
                <text:p>0.417103582707766</text:p>
              </table:table-cell>
              <table:table-cell office:value-type="float" office:value="0.00984168572433759">
                <text:p>0.00984168572433759</text:p>
              </table:table-cell>
              <table:table-cell office:value-type="float" office:value="0.188751486275656">
                <text:p>0.1887514862756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417188560301362">
                <text:p>0.417188560301362</text:p>
              </table:table-cell>
              <table:table-cell office:value-type="float" office:value="0.0175557108945905">
                <text:p>0.0175557108945905</text:p>
              </table:table-cell>
              <table:table-cell office:value-type="float" office:value="0.188655948911753">
                <text:p>0.1886559489117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41727797878774">
                <text:p>0.41727797878774</text:p>
              </table:table-cell>
              <table:table-cell office:value-type="float" office:value="0.0252759594339375">
                <text:p>0.0252759594339375</text:p>
              </table:table-cell>
              <table:table-cell office:value-type="float" office:value="0.188573582913134">
                <text:p>0.1885735829131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417371467995939">
                <text:p>0.417371467995939</text:p>
              </table:table-cell>
              <table:table-cell office:value-type="float" office:value="0.0330030447005211">
                <text:p>0.0330030447005211</text:p>
              </table:table-cell>
              <table:table-cell office:value-type="float" office:value="0.188503796373789">
                <text:p>0.1885037963737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417344336894868">
                <text:p>0.417344336894868</text:p>
              </table:table-cell>
              <table:table-cell office:value-type="float" office:value="0.0337777991010866">
                <text:p>0.0337777991010866</text:p>
              </table:table-cell>
              <table:table-cell office:value-type="float" office:value="0.19584327894784">
                <text:p>0.195843278947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417292993888328">
                <text:p>0.417292993888328</text:p>
              </table:table-cell>
              <table:table-cell office:value-type="float" office:value="0.033773822063934">
                <text:p>0.033773822063934</text:p>
              </table:table-cell>
              <table:table-cell office:value-type="float" office:value="0.203904667009312">
                <text:p>0.2039046670093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417248832882161">
                <text:p>0.417248832882161</text:p>
              </table:table-cell>
              <table:table-cell office:value-type="float" office:value="0.0338477534079826">
                <text:p>0.0338477534079826</text:p>
              </table:table-cell>
              <table:table-cell office:value-type="float" office:value="0.211884470155756">
                <text:p>0.2118844701557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417203251445429">
                <text:p>0.417203251445429</text:p>
              </table:table-cell>
              <table:table-cell office:value-type="float" office:value="0.0339112061444597">
                <text:p>0.0339112061444597</text:p>
              </table:table-cell>
              <table:table-cell office:value-type="float" office:value="0.219875093025886">
                <text:p>0.2198750930258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417157779172814">
                <text:p>0.417157779172814</text:p>
              </table:table-cell>
              <table:table-cell office:value-type="float" office:value="0.0339717418208273">
                <text:p>0.0339717418208273</text:p>
              </table:table-cell>
              <table:table-cell office:value-type="float" office:value="0.227866205260505">
                <text:p>0.2278662052605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41711210503551">
                <text:p>0.41711210503551</text:p>
              </table:table-cell>
              <table:table-cell office:value-type="float" office:value="0.0340280221249511">
                <text:p>0.0340280221249511</text:p>
              </table:table-cell>
              <table:table-cell office:value-type="float" office:value="0.235859004222951">
                <text:p>0.2358590042229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417066139702273">
                <text:p>0.417066139702273</text:p>
              </table:table-cell>
              <table:table-cell office:value-type="float" office:value="0.0340800480134596">
                <text:p>0.0340800480134596</text:p>
              </table:table-cell>
              <table:table-cell office:value-type="float" office:value="0.243853292766752">
                <text:p>0.2438532927667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417019742907555">
                <text:p>0.417019742907555</text:p>
              </table:table-cell>
              <table:table-cell office:value-type="float" office:value="0.0341279103902827">
                <text:p>0.0341279103902827</text:p>
              </table:table-cell>
              <table:table-cell office:value-type="float" office:value="0.251848993368278">
                <text:p>0.2518489933682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41697277589491">
                <text:p>0.41697277589491</text:p>
              </table:table-cell>
              <table:table-cell office:value-type="float" office:value="0.0341718050346372">
                <text:p>0.0341718050346372</text:p>
              </table:table-cell>
              <table:table-cell office:value-type="float" office:value="0.259845994648165">
                <text:p>0.2598459946481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416925101259735">
                <text:p>0.416925101259735</text:p>
              </table:table-cell>
              <table:table-cell office:value-type="float" office:value="0.0342119668718305">
                <text:p>0.0342119668718305</text:p>
              </table:table-cell>
              <table:table-cell office:value-type="float" office:value="0.26784417875868">
                <text:p>0.267844178758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416876585678558">
                <text:p>0.416876585678558</text:p>
              </table:table-cell>
              <table:table-cell office:value-type="float" office:value="0.0342486413251259">
                <text:p>0.0342486413251259</text:p>
              </table:table-cell>
              <table:table-cell office:value-type="float" office:value="0.275843422907573">
                <text:p>0.2758434229075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416827100175575">
                <text:p>0.416827100175575</text:p>
              </table:table-cell>
              <table:table-cell office:value-type="float" office:value="0.0342820682261136">
                <text:p>0.0342820682261136</text:p>
              </table:table-cell>
              <table:table-cell office:value-type="float" office:value="0.283843600932534">
                <text:p>0.2838436009325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416776519727885">
                <text:p>0.416776519727885</text:p>
              </table:table-cell>
              <table:table-cell office:value-type="float" office:value="0.0343124737622278">
                <text:p>0.0343124737622278</text:p>
              </table:table-cell>
              <table:table-cell office:value-type="float" office:value="0.291844583437882">
                <text:p>0.2918445834378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416724722631523">
                <text:p>0.416724722631523</text:p>
              </table:table-cell>
              <table:table-cell office:value-type="float" office:value="0.0343400668663499">
                <text:p>0.0343400668663499</text:p>
              </table:table-cell>
              <table:table-cell office:value-type="float" office:value="0.299846237583693">
                <text:p>0.2998462375836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416671589660196">
                <text:p>0.416671589660196</text:p>
              </table:table-cell>
              <table:table-cell office:value-type="float" office:value="0.0343650380379556">
                <text:p>0.0343650380379556</text:p>
              </table:table-cell>
              <table:table-cell office:value-type="float" office:value="0.307848426377833">
                <text:p>0.3078484263778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416617003388896">
                <text:p>0.416617003388896</text:p>
              </table:table-cell>
              <table:table-cell office:value-type="float" office:value="0.0343875595221356">
                <text:p>0.0343875595221356</text:p>
              </table:table-cell>
              <table:table-cell office:value-type="float" office:value="0.315851008125197">
                <text:p>0.3158510081251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41656084731473">
                <text:p>0.41656084731473</text:p>
              </table:table-cell>
              <table:table-cell office:value-type="float" office:value="0.0344077860932664">
                <text:p>0.0344077860932664</text:p>
              </table:table-cell>
              <table:table-cell office:value-type="float" office:value="0.323853835556952">
                <text:p>0.3238538355569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416503005200397">
                <text:p>0.416503005200397</text:p>
              </table:table-cell>
              <table:table-cell office:value-type="float" office:value="0.0344258561880462">
                <text:p>0.0344258561880462</text:p>
              </table:table-cell>
              <table:table-cell office:value-type="float" office:value="0.331856755170834">
                <text:p>0.3318567551708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416443360472803">
                <text:p>0.416443360472803</text:p>
              </table:table-cell>
              <table:table-cell office:value-type="float" office:value="0.0344418931365581">
                <text:p>0.0344418931365581</text:p>
              </table:table-cell>
              <table:table-cell office:value-type="float" office:value="0.339859606654988">
                <text:p>0.3398596066549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416381795520794">
                <text:p>0.416381795520794</text:p>
              </table:table-cell>
              <table:table-cell office:value-type="float" office:value="0.0344560063533643">
                <text:p>0.0344560063533643</text:p>
              </table:table-cell>
              <table:table-cell office:value-type="float" office:value="0.34786222205467">
                <text:p>0.347862222054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416318191103084">
                <text:p>0.416318191103084</text:p>
              </table:table-cell>
              <table:table-cell office:value-type="float" office:value="0.0344682924752467">
                <text:p>0.0344682924752467</text:p>
              </table:table-cell>
              <table:table-cell office:value-type="float" office:value="0.355864425149682">
                <text:p>0.3558644251496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416252425872013">
                <text:p>0.416252425872013</text:p>
              </table:table-cell>
              <table:table-cell office:value-type="float" office:value="0.0344788364207191">
                <text:p>0.0344788364207191</text:p>
              </table:table-cell>
              <table:table-cell office:value-type="float" office:value="0.363866031204584">
                <text:p>0.3638660312045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416184375546079">
                <text:p>0.416184375546079</text:p>
              </table:table-cell>
              <table:table-cell office:value-type="float" office:value="0.0344877122720999">
                <text:p>0.0344877122720999</text:p>
              </table:table-cell>
              <table:table-cell office:value-type="float" office:value="0.371866845683986">
                <text:p>0.3718668456839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416113912396574">
                <text:p>0.416113912396574</text:p>
              </table:table-cell>
              <table:table-cell office:value-type="float" office:value="0.0344949841056693">
                <text:p>0.0344949841056693</text:p>
              </table:table-cell>
              <table:table-cell office:value-type="float" office:value="0.37986666392046">
                <text:p>0.379866663920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416040904541808">
                <text:p>0.416040904541808</text:p>
              </table:table-cell>
              <table:table-cell office:value-type="float" office:value="0.0345007066796384">
                <text:p>0.0345007066796384</text:p>
              </table:table-cell>
              <table:table-cell office:value-type="float" office:value="0.387865270310146">
                <text:p>0.3878652703101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416117380927322">
                <text:p>0.416117380927322</text:p>
              </table:table-cell>
              <table:table-cell office:value-type="float" office:value="0.0271357380087311">
                <text:p>0.0271357380087311</text:p>
              </table:table-cell>
              <table:table-cell office:value-type="float" office:value="0.388443753905667">
                <text:p>0.388443753905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416193102415347">
                <text:p>0.416193102415347</text:p>
              </table:table-cell>
              <table:table-cell office:value-type="float" office:value="0.0190522479356211">
                <text:p>0.0190522479356211</text:p>
              </table:table-cell>
              <table:table-cell office:value-type="float" office:value="0.388300616291024">
                <text:p>0.3883006162910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416260642044306">
                <text:p>0.416260642044306</text:p>
              </table:table-cell>
              <table:table-cell office:value-type="float" office:value="0.0110464012863093">
                <text:p>0.0110464012863093</text:p>
              </table:table-cell>
              <table:table-cell office:value-type="float" office:value="0.388235686089357">
                <text:p>0.3882356860893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416320828796755">
                <text:p>0.416320828796755</text:p>
              </table:table-cell>
              <table:table-cell office:value-type="float" office:value="0.00302886629717964">
                <text:p>0.00302886629717964</text:p>
              </table:table-cell>
              <table:table-cell office:value-type="float" office:value="0.388162902174979">
                <text:p>0.3881629021749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416373589255656">
                <text:p>0.416373589255656</text:p>
              </table:table-cell>
              <table:table-cell office:value-type="float" office:value="-0.00498981390855682">
                <text:p>-0.00498981390855682</text:p>
              </table:table-cell>
              <table:table-cell office:value-type="float" office:value="0.38809139990453">
                <text:p>0.38809139990453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232cm" svg:y="0.38cm" svg:width="11.316cm" svg:height="7.793cm"/>
          <chart:axis chart:dimension="x" chart:name="primary-x" chart:style-name="ch4" chartooo:axis-type="auto">
            <chart:categories table:cell-range-address="local-table.$A$2:.$A$1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49" chart:label-cell-address="local-table.$C$1" chart:class="chart:scatter">
            <chart:domain table:cell-range-address="local-table.$B$2:.$B$149"/>
            <chart:data-point chart:repeated="1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158189703610453">
                <text:p>0.01581897036104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08681168044006">
                <text:p>0.0108681168044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46503755597023">
                <text:p>0.0146503755597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95075994933497">
                <text:p>0.01950759949334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223764333930699">
                <text:p>0.02237643339306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55366880959818">
                <text:p>0.0255366880959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289500997769189">
                <text:p>0.02895009977691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326016471523186">
                <text:p>0.03260164715231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364279388031052">
                <text:p>0.0364279388031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403816268291248">
                <text:p>0.04038162682912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444346162325598">
                <text:p>0.04443461623255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560533412667867">
                <text:p>0.05605334126678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473044603866018">
                <text:p>0.04730446038660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602609624077219">
                <text:p>0.06026096240772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522678546793494">
                <text:p>0.05226785467934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582384980438434">
                <text:p>0.0582384980438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688649599287318">
                <text:p>0.06886495992873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674985037874134">
                <text:p>0.06749850378741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631090829731022">
                <text:p>0.06310908297310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685776847051032">
                <text:p>0.06857768470510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784815792132006">
                <text:p>0.0784815792132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725331560720894">
                <text:p>0.07253315607208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837534189337239">
                <text:p>0.08375341893372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831669481508563">
                <text:p>0.08316694815085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804374143110878">
                <text:p>0.08043741431108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856818743640033">
                <text:p>0.08568187436400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896707314441282">
                <text:p>0.08967073144412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986836824212175">
                <text:p>0.09868368242121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941133501521322">
                <text:p>0.09411335015213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0433524954994">
                <text:p>0.104335249549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04279688610711">
                <text:p>0.1042796886107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02422530639053">
                <text:p>0.1024225306390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11571728810259">
                <text:p>0.1115717288102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08303382732403">
                <text:p>0.1083033827324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13589699004197">
                <text:p>0.1135896990041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21491366629245">
                <text:p>0.1214913666292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21946796118946">
                <text:p>0.1219467961189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20916932968875">
                <text:p>0.120916932968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25847044217261">
                <text:p>0.1258470442172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32443589982749">
                <text:p>0.1324435899827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33201339191265">
                <text:p>0.1332013391912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32678358966478">
                <text:p>0.1326783589664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37999343951261">
                <text:p>0.1379993439512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44773524643881">
                <text:p>0.1447735246438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42542117401662">
                <text:p>0.1425421174016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51456405331124">
                <text:p>0.1514564053311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48857363917537">
                <text:p>0.1488573639175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57643208952488">
                <text:p>0.1576432089524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59784628986095">
                <text:p>0.1597846289860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60902665039451">
                <text:p>0.1609026650394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61222387262936">
                <text:p>0.1612223872629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161638022354322">
                <text:p>0.1616380223543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1616773957613">
                <text:p>0.16167739576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161945365997159">
                <text:p>0.1619453659971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1620073117098">
                <text:p>0.16200731170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162596751357616">
                <text:p>0.1625967513576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162987574557212">
                <text:p>0.1629875745572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16387261839793">
                <text:p>0.163872618397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16438472702408">
                <text:p>0.16438472702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65506702022039">
                <text:p>0.1655067020220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166034299139292">
                <text:p>0.1660342991392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168277062414779">
                <text:p>0.1682770624147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167823905286291">
                <text:p>0.1678239052862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170561095961826">
                <text:p>0.1705610959618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170246650437482">
                <text:p>0.1702466504374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171549816965554">
                <text:p>0.1715498169655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177794560593835">
                <text:p>0.1777945605938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177499020126203">
                <text:p>0.1774990201262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178701560586147">
                <text:p>0.1787015605861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81245290392753">
                <text:p>0.1812452903927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182584499376026">
                <text:p>0.1825844993760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183661814201217">
                <text:p>0.1836618142012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183389085215701">
                <text:p>0.1833890852157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182535801688739">
                <text:p>0.1825358016887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184444519022661">
                <text:p>0.1844445190226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185693710046499">
                <text:p>0.1856937100464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193336826973781">
                <text:p>0.1933368269737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195066675467127">
                <text:p>0.1950666754671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189982866598297">
                <text:p>0.1899828665982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97496427711743">
                <text:p>0.1974964277117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02724452053735">
                <text:p>0.2027244520537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195238730280916">
                <text:p>0.1952387302809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03554209382324">
                <text:p>0.2035542093823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09854973105477">
                <text:p>0.2098549731054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03453183950352">
                <text:p>0.2034531839503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03894794639354">
                <text:p>0.2038947946393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14528071065892">
                <text:p>0.2145280710658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20001207449956">
                <text:p>0.2200012074499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213074099664711">
                <text:p>0.2130740996647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1908530288534">
                <text:p>0.219085302885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221723710332505">
                <text:p>0.2217237103325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223127780471321">
                <text:p>0.2231277804713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22676863362837">
                <text:p>0.226768633628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229613215648145">
                <text:p>0.2296132156481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239049966167881">
                <text:p>0.2390499661678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233855324123926">
                <text:p>0.2338553241239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228433927906484">
                <text:p>0.2284339279064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226613393121472">
                <text:p>0.2266133931214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224855214998845">
                <text:p>0.2248552149988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23209153320313">
                <text:p>0.2232091533203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221653969272785">
                <text:p>0.2216539692727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220197949051551">
                <text:p>0.2201979490515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218839914491485">
                <text:p>0.2188399144914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217587190842251">
                <text:p>0.2175871908422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21643974978258">
                <text:p>0.216439749782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209027146002507">
                <text:p>0.2090271460025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217157530153862">
                <text:p>0.2171575301538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215752835024614">
                <text:p>0.2157528350246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214723268911448">
                <text:p>0.2147232689114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213977116084821">
                <text:p>0.2139771160848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213213446312799">
                <text:p>0.2132134463127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212638661770837">
                <text:p>0.2126386617708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212216856817061">
                <text:p>0.2122168568170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211918568428217">
                <text:p>0.2119185684282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211732143237049">
                <text:p>0.2117321432370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211661917971793">
                <text:p>0.2116619179717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211892854160898">
                <text:p>0.2118928541608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212025199376714">
                <text:p>0.2120251993767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21870189916294">
                <text:p>0.2187018991629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218968546510299">
                <text:p>0.2189685465102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21287543025763">
                <text:p>0.212875430257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209224512863309">
                <text:p>0.2092245128633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206052836033494">
                <text:p>0.2060528360334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202076489057858">
                <text:p>0.2020764890578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200962455944269">
                <text:p>0.2009624559442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195759008713303">
                <text:p>0.1957590087133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194982922857348">
                <text:p>0.1949829228573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189827840968463">
                <text:p>0.1898278409684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188216719682403">
                <text:p>0.1882167196824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183813291499351">
                <text:p>0.1838132914993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183910614056714">
                <text:p>0.1839106140567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180704924434089">
                <text:p>0.1807049244340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175975728676049">
                <text:p>0.1759757286760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174499248674903">
                <text:p>0.1744992486749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172373088262816">
                <text:p>0.1723730882628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170522547633009">
                <text:p>0.1705225476330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170408003496251">
                <text:p>0.1704080034962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171279441003927">
                <text:p>0.1712794410039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16859739913194">
                <text:p>0.168597399131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170519623775661">
                <text:p>0.1705196237756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166958724358528">
                <text:p>0.1669587243585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165240165989808">
                <text:p>0.1652401659898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16414665329028">
                <text:p>0.164146653290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160721887307764">
                <text:p>0.1607218873077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163063242852813">
                <text:p>0.1630632428528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162392512781705">
                <text:p>0.16239251278170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161616618202849">
                <text:p>0.1616166182028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161060647573228">
                <text:p>0.161060647573228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418cm" svg:y="0.379cm" svg:width="11.13cm" svg:height="7.794cm"/>
          <chart:axis chart:dimension="x" chart:name="primary-x" chart:style-name="ch4" chartooo:axis-type="auto">
            <chart:categories table:cell-range-address="local-table.$A$2:.$A$1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49" chart:label-cell-address="local-table.$C$1" chart:class="chart:scatter">
            <chart:domain table:cell-range-address="local-table.$B$2:.$B$149"/>
            <chart:data-point chart:repeated="1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184929280756879">
                <text:p>0.018492928075687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48230147175473">
                <text:p>0.0148230147175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7820277098818">
                <text:p>0.017820277098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212271938146624">
                <text:p>0.0212271938146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215500611127249">
                <text:p>0.0215500611127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17625377357618">
                <text:p>0.02176253773576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220963424660107">
                <text:p>0.02209634246601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224558323540528">
                <text:p>0.0224558323540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228283362971566">
                <text:p>0.02282833629715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232098846457659">
                <text:p>0.02320988464576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35974065832034">
                <text:p>0.02359740658320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26703082572465">
                <text:p>0.0267030825724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248984731811452">
                <text:p>0.0248984731811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273806406016434">
                <text:p>0.02738064060164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255766305911248">
                <text:p>0.02557663059112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253863610952447">
                <text:p>0.02538636109524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285356961233144">
                <text:p>0.02853569612331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28558478563235">
                <text:p>0.0285584785632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271040580518575">
                <text:p>0.02710405805185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27122596550924">
                <text:p>0.0271225965509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306254236333615">
                <text:p>0.03062542363336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284249273154164">
                <text:p>0.02842492731541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313835719661693">
                <text:p>0.03138357196616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31120505994791">
                <text:p>0.0311205059947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295902684431661">
                <text:p>0.02959026844316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29694039741431">
                <text:p>0.0296940397414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30187807116883">
                <text:p>0.0301878071168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334158688152487">
                <text:p>0.03341586881524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31360333347813">
                <text:p>0.0313603333478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341971909480403">
                <text:p>0.03419719094804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339561266754169">
                <text:p>0.03395612667541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325721017490356">
                <text:p>0.0325721017490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352851407679514">
                <text:p>0.03528514076795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334416912528607">
                <text:p>0.03344169125286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335897003749867">
                <text:p>0.03358970037498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365618191219932">
                <text:p>0.03656181912199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363633172285218">
                <text:p>0.03636331722852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351473548695637">
                <text:p>0.03514735486956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353548462036012">
                <text:p>0.03535484620360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378179715573705">
                <text:p>0.0378179715573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375604852039795">
                <text:p>0.03756048520397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365382868031268">
                <text:p>0.03653828680312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36727350478644">
                <text:p>0.0367273504786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39343839347011">
                <text:p>0.0393438393470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377842631064349">
                <text:p>0.03778426310643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403236126203519">
                <text:p>0.04032361262035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387246796120389">
                <text:p>0.03872467961203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413078862592296">
                <text:p>0.04130788625922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281219305166172">
                <text:p>0.02812193051661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286560929971021">
                <text:p>0.02865609299710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274722227156716">
                <text:p>0.02747222271567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266602294781589">
                <text:p>0.02666022947815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253952872294305">
                <text:p>0.02539528722943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243288872362575">
                <text:p>0.02432888723625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230102800796346">
                <text:p>0.02301028007963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219099808095372">
                <text:p>0.02190998080953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206493325515057">
                <text:p>0.02064933255150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195520838544656">
                <text:p>0.01955208385446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183251525813839">
                <text:p>0.01832515258138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171940741278084">
                <text:p>0.01719407412780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159229649177197">
                <text:p>0.01592296491771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164284846212711">
                <text:p>0.01642848462127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136071802822348">
                <text:p>0.01360718028223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13686800823937">
                <text:p>0.0136868008239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109635572327021">
                <text:p>0.01096355723270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237435627013916">
                <text:p>0.02374356270139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129187991777431">
                <text:p>0.01291879917774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114551159706555">
                <text:p>0.01145511597065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0992944127386603">
                <text:p>0.009929441273866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107162989252502">
                <text:p>0.01071629892525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101592534854377">
                <text:p>0.01015925348543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100341703229899">
                <text:p>0.01003417032298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0723956950285198">
                <text:p>0.007239569502851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0359109926110936">
                <text:p>0.003591099261109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0286383836167925">
                <text:p>0.002863838361679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171342985595752">
                <text:p>0.01713429855957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205324916144121">
                <text:p>0.02053249161441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0550260126929661">
                <text:p>0.005502601269296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0693153102808914">
                <text:p>0.006931531028089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0313607880835357">
                <text:p>0.003136078808353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070136713774878">
                <text:p>0.00701367137748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095640939598631">
                <text:p>0.00956409395986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0227636003495306">
                <text:p>0.002276360034953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0640495176849891">
                <text:p>0.006404951768498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113788570949149">
                <text:p>0.01137885709491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166771462956647">
                <text:p>0.01667714629566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0246951617818545">
                <text:p>0.002469516178185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0573033974074562">
                <text:p>0.005730339740745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093775348886323">
                <text:p>0.00937753488863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0471085349099516">
                <text:p>0.004710853490995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0475496464050224">
                <text:p>0.004754964640502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0651065347538733">
                <text:p>0.006510653475387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0536947339714507">
                <text:p>0.005369473397145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0533295322791353">
                <text:p>0.005332953227913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13972697339239">
                <text:p>0.0139726973392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119598325633925">
                <text:p>0.01195983256339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119669726567692">
                <text:p>0.01196697265676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11957519276822">
                <text:p>0.0119575192768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117803042321585">
                <text:p>0.01178030423215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116300713904542">
                <text:p>0.01163007139045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0114842234440081">
                <text:p>0.01148422344400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0113384258947831">
                <text:p>0.01133842589478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0111814190156978">
                <text:p>0.01118141901569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0110257995614408">
                <text:p>0.01102579956144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0108762576503328">
                <text:p>0.01087625765033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0164439987112641">
                <text:p>0.01644399871126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0121369954172097">
                <text:p>0.01213699541720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0116522960997001">
                <text:p>0.01165229609970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0113582177475034">
                <text:p>0.01135821774750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0112486160014672">
                <text:p>0.01124861600146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0113719654011825">
                <text:p>0.01137196540118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0113126841357867">
                <text:p>0.01131268413578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0111935133365624">
                <text:p>0.01119351333656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0110984192763834">
                <text:p>0.01109841927638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0110205143570898">
                <text:p>0.01102051435708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010950428541845">
                <text:p>0.0109504285418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0109878383386745">
                <text:p>0.01098783833867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0107167404549099">
                <text:p>0.01071674045490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00663211779853975">
                <text:p>0.006632117798539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0101538306334884">
                <text:p>0.01015383063348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00674923143231916">
                <text:p>0.006749231432319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00616882217867577">
                <text:p>0.006168822178675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00593936010495833">
                <text:p>0.005939360104958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00498712274963426">
                <text:p>0.004987122749634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00697428160295385">
                <text:p>0.006974281602953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00446756117044657">
                <text:p>0.004467561170446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00676389686534834">
                <text:p>0.006763896865348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00410200875527122">
                <text:p>0.004102008755271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0052256588793324">
                <text:p>0.00522565887933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00344829457812936">
                <text:p>0.003448294578129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00663349466756975">
                <text:p>0.006633494667569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00588692800892261">
                <text:p>0.005886928008922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0030692713009616">
                <text:p>0.00306927130096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00397243823472224">
                <text:p>0.003972438234722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00435558372728427">
                <text:p>0.004355583727284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00497116409731727">
                <text:p>0.004971164097317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00735961798263669">
                <text:p>0.007359617982636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0115341601581726">
                <text:p>0.01153416015817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00769647056521578">
                <text:p>0.007696470565215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0134223088731609">
                <text:p>0.01342230887316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0106849029461486">
                <text:p>0.01068490294614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0108007341861239">
                <text:p>0.01080073418612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0119315526439374">
                <text:p>0.01193155264393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0162820790909488">
                <text:p>0.01628207909094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0163947829951209">
                <text:p>0.01639478299512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0164486749190824">
                <text:p>0.01644867491908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0162636456344608">
                <text:p>0.01626364563446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0161188253573369">
                <text:p>0.0161188253573369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232cm" svg:y="0.379cm" svg:width="11.316cm" svg:height="7.794cm"/>
          <chart:axis chart:dimension="x" chart:name="primary-x" chart:style-name="ch4" chartooo:axis-type="auto">
            <chart:categories table:cell-range-address="local-table.$A$2:.$A$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0" chart:label-cell-address="local-table.$C$1" chart:class="chart:scatter">
            <chart:domain table:cell-range-address="local-table.$B$2:.$B$100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158189703610453">
                <text:p>0.01581897036104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08681168044008">
                <text:p>0.0108681168044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46503755597023">
                <text:p>0.0146503755597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95075994933499">
                <text:p>0.0195075994933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223764333999413">
                <text:p>0.02237643339994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7193787970541">
                <text:p>0.027193787970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265939747580133">
                <text:p>0.02659397475801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239395503289206">
                <text:p>0.0239395503289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253740891603305">
                <text:p>0.02537408916033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273038080091138">
                <text:p>0.0273038080091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96669330598058">
                <text:p>0.02966693305980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324945254392697">
                <text:p>0.03249452543926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355256770959358">
                <text:p>0.03552567709593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390917129900836">
                <text:p>0.03909171299008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43260829089107">
                <text:p>0.043260829089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476421766033426">
                <text:p>0.04764217660334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521213320148003">
                <text:p>0.05212133201480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566930759399063">
                <text:p>0.05669307593990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606770745191632">
                <text:p>0.06067707451916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655647890782195">
                <text:p>0.06556478907821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69157878172698">
                <text:p>0.0691578781726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749219946689176">
                <text:p>0.0749219946689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792199786671095">
                <text:p>0.07921997866710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830282142772555">
                <text:p>0.08302821427725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861410738402505">
                <text:p>0.08614107384025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887591114260533">
                <text:p>0.08875911142605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913005671130369">
                <text:p>0.09130056711303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940097463372591">
                <text:p>0.09400974633725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981603906069216">
                <text:p>0.09816039060692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02043421502708">
                <text:p>0.1020434215027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06742160597322">
                <text:p>0.1067421605973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11450351057438">
                <text:p>0.1114503510574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16236046434097">
                <text:p>0.1162360464340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2253320720226">
                <text:p>0.122533207202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27981114382991">
                <text:p>0.1279811143829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33131034954569">
                <text:p>0.1331310349545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3875187388954">
                <text:p>0.138751873889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45162177377503">
                <text:p>0.1451621773775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48649546442701">
                <text:p>0.1486495464427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50655311229733">
                <text:p>0.1506553112297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59474918382583">
                <text:p>0.1594749183825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71449469876097">
                <text:p>0.1714494698760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77334217378816">
                <text:p>0.1773342173788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84098362577204">
                <text:p>0.1840983625772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88927503337283">
                <text:p>0.1889275033372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86726479862452">
                <text:p>0.1867264798624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83938517337282">
                <text:p>0.1839385173372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80462340432272">
                <text:p>0.1804623404322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71515107712925">
                <text:p>0.1715151077129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76634914002172">
                <text:p>0.1766349140021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90793786227163">
                <text:p>0.1907937862271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199621052847318">
                <text:p>0.1996210528473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0369841449755">
                <text:p>0.203698414497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199314631851888">
                <text:p>0.1993146318518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19479192317003">
                <text:p>0.194791923170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190289639024849">
                <text:p>0.1902896390248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185991644675286">
                <text:p>0.1859916446752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181373267195475">
                <text:p>0.1813732671954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176731660918887">
                <text:p>0.1767316609188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72192176179692">
                <text:p>0.1721921761796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167740201848608">
                <text:p>0.1677402018486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163464203881279">
                <text:p>0.1634642038812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159287099281323">
                <text:p>0.1592870992813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155179568113446">
                <text:p>0.1551795681134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151069009989933">
                <text:p>0.1510690099899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146568011931688">
                <text:p>0.1465680119316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142031612837704">
                <text:p>0.1420316128377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137200044814257">
                <text:p>0.1372000448142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134314601778859">
                <text:p>0.1343146017788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29733424053427">
                <text:p>0.1297334240534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127384270307821">
                <text:p>0.1273842703078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119817927087259">
                <text:p>0.1198179270872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117043858263107">
                <text:p>0.1170438582631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115527895384638">
                <text:p>0.1155278953846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106023272676631">
                <text:p>0.1060232726766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105207583041801">
                <text:p>0.1052075830418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102705739963206">
                <text:p>0.1027057399632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972855870174499">
                <text:p>0.09728558701744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91720556770149">
                <text:p>0.0917205567701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905468681636934">
                <text:p>0.09054686816369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850665750972568">
                <text:p>0.08506657509725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817772808561986">
                <text:p>0.08177728085619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778871464415024">
                <text:p>0.07788714644150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738613795545234">
                <text:p>0.07386137955452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706795534152151">
                <text:p>0.07067955341521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729845075775919">
                <text:p>0.07298450757759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728122915296761">
                <text:p>0.07281229152967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658370473573173">
                <text:p>0.06583704735731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679662912454844">
                <text:p>0.06796629124548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626776799659146">
                <text:p>0.06267767996591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637152402896538">
                <text:p>0.06371524028965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601434516034999">
                <text:p>0.0601434516034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595834853959023">
                <text:p>0.05958348539590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581562229664101">
                <text:p>0.05815622296641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581943844792624">
                <text:p>0.05819438447926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57817832256512">
                <text:p>0.0578178322565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580527398968404">
                <text:p>0.05805273989684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587393786887717">
                <text:p>0.05873937868877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594737538443776">
                <text:p>0.05947375384437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153cm" svg:y="0.379cm" svg:width="11.395cm" svg:height="8.242cm"/>
          <chart:axis chart:dimension="x" chart:name="primary-x" chart:style-name="ch4" chartooo:axis-type="auto">
            <chart:categories table:cell-range-address="local-table.$A$2:.$A$1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49" chart:label-cell-address="local-table.$C$1" chart:class="chart:scatter">
            <chart:domain table:cell-range-address="local-table.$B$2:.$B$149"/>
            <chart:data-point chart:repeated="148"/>
          </chart:series>
          <chart:series chart:style-name="ch7" chart:values-cell-range-address="local-table.$D$2:.$D$149" chart:label-cell-address="local-table.$D$1" chart:class="chart:scatter">
            <chart:data-point chart:repeated="148"/>
          </chart:series>
          <chart:series chart:style-name="ch8" chart:values-cell-range-address="local-table.$E$2:.$E$149" chart:label-cell-address="local-table.$E$1" chart:class="chart:scatter">
            <chart:data-point chart:repeated="1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50247684263616">
                <text:p>0.150247684263616</text:p>
              </table:table-cell>
              <table:table-cell office:value-type="float" office:value="-0.00000128753621523431">
                <text:p>-0.00000128753621523431</text:p>
              </table:table-cell>
              <table:table-cell office:value-type="float" office:value="0.549946130019951">
                <text:p>0.5499461300199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62527086906526">
                <text:p>0.162527086906526</text:p>
              </table:table-cell>
              <table:table-cell office:value-type="float" office:value="-0.00000112962142730856">
                <text:p>-0.00000112962142730856</text:p>
              </table:table-cell>
              <table:table-cell office:value-type="float" office:value="0.549956227611245">
                <text:p>0.549956227611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74806769150774">
                <text:p>0.174806769150774</text:p>
              </table:table-cell>
              <table:table-cell office:value-type="float" office:value="-0.000000954553273459146">
                <text:p>-0.000000954553273459146</text:p>
              </table:table-cell>
              <table:table-cell office:value-type="float" office:value="0.549966352118668">
                <text:p>0.5499663521186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87086495477088">
                <text:p>0.187086495477088</text:p>
              </table:table-cell>
              <table:table-cell office:value-type="float" office:value="-0.000000759266866118662">
                <text:p>-0.000000759266866118662</text:p>
              </table:table-cell>
              <table:table-cell office:value-type="float" office:value="0.549976470188811">
                <text:p>0.5499764701888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9936628222121">
                <text:p>0.19936628222121</text:p>
              </table:table-cell>
              <table:table-cell office:value-type="float" office:value="-0.000000542284007405836">
                <text:p>-0.000000542284007405836</text:p>
              </table:table-cell>
              <table:table-cell office:value-type="float" office:value="0.549986576607341">
                <text:p>0.5499865766073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11646153947927">
                <text:p>0.211646153947927</text:p>
              </table:table-cell>
              <table:table-cell office:value-type="float" office:value="-0.000000302503740918886">
                <text:p>-0.000000302503740918886</text:p>
              </table:table-cell>
              <table:table-cell office:value-type="float" office:value="0.549996667771314">
                <text:p>0.549996667771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23926135433252">
                <text:p>0.223926135433252</text:p>
              </table:table-cell>
              <table:table-cell office:value-type="float" office:value="-0.0000000390738944857769">
                <text:p>-0.0000000390738944857769</text:p>
              </table:table-cell>
              <table:table-cell office:value-type="float" office:value="0.55000674129534">
                <text:p>0.550006741295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36206249515737">
                <text:p>0.236206249515737</text:p>
              </table:table-cell>
              <table:table-cell office:value-type="float" office:value="0.000000248640075531471">
                <text:p>0.000000248640075531471</text:p>
              </table:table-cell>
              <table:table-cell office:value-type="float" office:value="0.550016794366555">
                <text:p>0.5500167943665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48486520122332">
                <text:p>0.248486520122332</text:p>
              </table:table-cell>
              <table:table-cell office:value-type="float" office:value="0.000000561163987647513">
                <text:p>0.000000561163987647513</text:p>
              </table:table-cell>
              <table:table-cell office:value-type="float" office:value="0.55002682662574">
                <text:p>0.550026826625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60766968164893">
                <text:p>0.260766968164893</text:p>
              </table:table-cell>
              <table:table-cell office:value-type="float" office:value="0.000000898955772047309">
                <text:p>0.000000898955772047309</text:p>
              </table:table-cell>
              <table:table-cell office:value-type="float" office:value="0.55003683851901">
                <text:p>0.550036838519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73047621283442">
                <text:p>0.273047621283442</text:p>
              </table:table-cell>
              <table:table-cell office:value-type="float" office:value="0.00000126252547977818">
                <text:p>0.00000126252547977818</text:p>
              </table:table-cell>
              <table:table-cell office:value-type="float" office:value="0.550046831730285">
                <text:p>0.550046831730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7306925146709">
                <text:p>0.27306925146709</text:p>
              </table:table-cell>
              <table:table-cell office:value-type="float" office:value="-0.0122731063069811">
                <text:p>-0.0122731063069811</text:p>
              </table:table-cell>
              <table:table-cell office:value-type="float" office:value="0.55005029568747">
                <text:p>0.550050295687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8534296320799">
                <text:p>0.28534296320799</text:p>
              </table:table-cell>
              <table:table-cell office:value-type="float" office:value="-0.0122795702890434">
                <text:p>-0.0122795702890434</text:p>
              </table:table-cell>
              <table:table-cell office:value-type="float" office:value="0.550058842994286">
                <text:p>0.550058842994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85364074883322">
                <text:p>0.285364074883322</text:p>
              </table:table-cell>
              <table:table-cell office:value-type="float" office:value="-0.0245543921932783">
                <text:p>-0.0245543921932783</text:p>
              </table:table-cell>
              <table:table-cell office:value-type="float" office:value="0.55006193866125">
                <text:p>0.55006193866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97638098381863">
                <text:p>0.297638098381863</text:p>
              </table:table-cell>
              <table:table-cell office:value-type="float" office:value="-0.0245609090476338">
                <text:p>-0.0245609090476338</text:p>
              </table:table-cell>
              <table:table-cell office:value-type="float" office:value="0.550070444509313">
                <text:p>0.5500704445093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309919263353827">
                <text:p>0.309919263353827</text:p>
              </table:table-cell>
              <table:table-cell office:value-type="float" office:value="-0.0245611451619662">
                <text:p>-0.0245611451619662</text:p>
              </table:table-cell>
              <table:table-cell office:value-type="float" office:value="0.550080345382282">
                <text:p>0.550080345382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309940163628783">
                <text:p>0.309940163628783</text:p>
              </table:table-cell>
              <table:table-cell office:value-type="float" office:value="-0.0368361120528589">
                <text:p>-0.0368361120528589</text:p>
              </table:table-cell>
              <table:table-cell office:value-type="float" office:value="0.550082868357857">
                <text:p>0.550082868357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309953979070725">
                <text:p>0.309953979070725</text:p>
              </table:table-cell>
              <table:table-cell office:value-type="float" office:value="-0.0491175234850503">
                <text:p>-0.0491175234850503</text:p>
              </table:table-cell>
              <table:table-cell office:value-type="float" office:value="0.550083752146941">
                <text:p>0.550083752146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322228464970802">
                <text:p>0.322228464970802</text:p>
              </table:table-cell>
              <table:table-cell office:value-type="float" office:value="-0.0491244329968845">
                <text:p>-0.0491244329968845</text:p>
              </table:table-cell>
              <table:table-cell office:value-type="float" office:value="0.550092149731426">
                <text:p>0.5500921497314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34510258763657">
                <text:p>0.334510258763657</text:p>
              </table:table-cell>
              <table:table-cell office:value-type="float" office:value="-0.0491251746421916">
                <text:p>-0.0491251746421916</text:p>
              </table:table-cell>
              <table:table-cell office:value-type="float" office:value="0.550102064369416">
                <text:p>0.5501020643694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33453062262554">
                <text:p>0.33453062262554</text:p>
              </table:table-cell>
              <table:table-cell office:value-type="float" office:value="-0.0614008683010362">
                <text:p>-0.0614008683010362</text:p>
              </table:table-cell>
              <table:table-cell office:value-type="float" office:value="0.550103785122607">
                <text:p>0.5501037851226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346806114547861">
                <text:p>0.346806114547861</text:p>
              </table:table-cell>
              <table:table-cell office:value-type="float" office:value="-0.0614076701184065">
                <text:p>-0.0614076701184065</text:p>
              </table:table-cell>
              <table:table-cell office:value-type="float" office:value="0.550112232159123">
                <text:p>0.5501122321591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346825951356605">
                <text:p>0.346825951356605</text:p>
              </table:table-cell>
              <table:table-cell office:value-type="float" office:value="-0.0736840298996672">
                <text:p>-0.0736840298996672</text:p>
              </table:table-cell>
              <table:table-cell office:value-type="float" office:value="0.550113427030705">
                <text:p>0.5501134270307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34683913579107">
                <text:p>0.34683913579107</text:p>
              </table:table-cell>
              <table:table-cell office:value-type="float" office:value="-0.0859663464062345">
                <text:p>-0.0859663464062345</text:p>
              </table:table-cell>
              <table:table-cell office:value-type="float" office:value="0.550112872490419">
                <text:p>0.5501128724904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359114883943231">
                <text:p>0.359114883943231</text:p>
              </table:table-cell>
              <table:table-cell office:value-type="float" office:value="-0.0859738396463406">
                <text:p>-0.0859738396463406</text:p>
              </table:table-cell>
              <table:table-cell office:value-type="float" office:value="0.550121352549061">
                <text:p>0.5501213525490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371397806090373">
                <text:p>0.371397806090373</text:p>
              </table:table-cell>
              <table:table-cell office:value-type="float" office:value="-0.0859756603614483">
                <text:p>-0.0859756603614483</text:p>
              </table:table-cell>
              <table:table-cell office:value-type="float" office:value="0.550131447545296">
                <text:p>0.5501314475452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383681434032707">
                <text:p>0.383681434032707</text:p>
              </table:table-cell>
              <table:table-cell office:value-type="float" office:value="-0.0859774270327022">
                <text:p>-0.0859774270327022</text:p>
              </table:table-cell>
              <table:table-cell office:value-type="float" office:value="0.550141720941259">
                <text:p>0.5501417209412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383700620368285">
                <text:p>0.383700620368285</text:p>
              </table:table-cell>
              <table:table-cell office:value-type="float" office:value="-0.0982551205187146">
                <text:p>-0.0982551205187146</text:p>
              </table:table-cell>
              <table:table-cell office:value-type="float" office:value="0.550141655181964">
                <text:p>0.550141655181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39597802266941">
                <text:p>0.39597802266941</text:p>
              </table:table-cell>
              <table:table-cell office:value-type="float" office:value="-0.0982629823818041">
                <text:p>-0.0982629823818041</text:p>
              </table:table-cell>
              <table:table-cell office:value-type="float" office:value="0.550150475762288">
                <text:p>0.5501504757622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395996570059106">
                <text:p>0.395996570059106</text:p>
              </table:table-cell>
              <table:table-cell office:value-type="float" office:value="-0.110541741115286">
                <text:p>-0.110541741115286</text:p>
              </table:table-cell>
              <table:table-cell office:value-type="float" office:value="0.550149741466455">
                <text:p>0.5501497414664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396008557145326">
                <text:p>0.396008557145326</text:p>
              </table:table-cell>
              <table:table-cell office:value-type="float" office:value="-0.122826350263533">
                <text:p>-0.122826350263533</text:p>
              </table:table-cell>
              <table:table-cell office:value-type="float" office:value="0.550147053502481">
                <text:p>0.5501470535024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408286289816756">
                <text:p>0.408286289816756</text:p>
              </table:table-cell>
              <table:table-cell office:value-type="float" office:value="-0.122835487396977">
                <text:p>-0.122835487396977</text:p>
              </table:table-cell>
              <table:table-cell office:value-type="float" office:value="0.550156211726678">
                <text:p>0.5501562117266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408304122380048">
                <text:p>0.408304122380048</text:p>
              </table:table-cell>
              <table:table-cell office:value-type="float" office:value="-0.135116082663955">
                <text:p>-0.135116082663955</text:p>
              </table:table-cell>
              <table:table-cell office:value-type="float" office:value="0.550154376140066">
                <text:p>0.5501543761400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420582632957314">
                <text:p>0.420582632957314</text:p>
              </table:table-cell>
              <table:table-cell office:value-type="float" office:value="-0.135126017142472">
                <text:p>-0.135126017142472</text:p>
              </table:table-cell>
              <table:table-cell office:value-type="float" office:value="0.550164066222702">
                <text:p>0.5501640662227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432868006306001">
                <text:p>0.432868006306001</text:p>
              </table:table-cell>
              <table:table-cell office:value-type="float" office:value="-0.135131529705334">
                <text:p>-0.135131529705334</text:p>
              </table:table-cell>
              <table:table-cell office:value-type="float" office:value="0.550175718264145">
                <text:p>0.5501757182641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432884983535836">
                <text:p>0.432884983535836</text:p>
              </table:table-cell>
              <table:table-cell office:value-type="float" office:value="-0.147414331429084">
                <text:p>-0.147414331429084</text:p>
              </table:table-cell>
              <table:table-cell office:value-type="float" office:value="0.550173005511566">
                <text:p>0.5501730055115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432895056917942">
                <text:p>0.432895056917942</text:p>
              </table:table-cell>
              <table:table-cell office:value-type="float" office:value="-0.15970357046891">
                <text:p>-0.15970357046891</text:p>
              </table:table-cell>
              <table:table-cell office:value-type="float" office:value="0.550168202073298">
                <text:p>0.5501682020732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445174301768837">
                <text:p>0.445174301768837</text:p>
              </table:table-cell>
              <table:table-cell office:value-type="float" office:value="-0.159717068619572">
                <text:p>-0.159717068619572</text:p>
              </table:table-cell>
              <table:table-cell office:value-type="float" office:value="0.550179666491218">
                <text:p>0.5501796664912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457460496524779">
                <text:p>0.457460496524779</text:p>
              </table:table-cell>
              <table:table-cell office:value-type="float" office:value="-0.15972710730912">
                <text:p>-0.15972710730912</text:p>
              </table:table-cell>
              <table:table-cell office:value-type="float" office:value="0.550193746431597">
                <text:p>0.5501937464315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457474988868751">
                <text:p>0.457474988868751</text:p>
              </table:table-cell>
              <table:table-cell office:value-type="float" office:value="-0.172015550889231">
                <text:p>-0.172015550889231</text:p>
              </table:table-cell>
              <table:table-cell office:value-type="float" office:value="0.550189956869853">
                <text:p>0.5501899568698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457482016139265">
                <text:p>0.457482016139265</text:p>
              </table:table-cell>
              <table:table-cell office:value-type="float" office:value="-0.184311440931254">
                <text:p>-0.184311440931254</text:p>
              </table:table-cell>
              <table:table-cell office:value-type="float" office:value="0.550184433444009">
                <text:p>0.5501844334440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469761237588183">
                <text:p>0.469761237588183</text:p>
              </table:table-cell>
              <table:table-cell office:value-type="float" office:value="-0.184332896552045">
                <text:p>-0.184332896552045</text:p>
              </table:table-cell>
              <table:table-cell office:value-type="float" office:value="0.550201355491844">
                <text:p>0.5502013554918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482046827316276">
                <text:p>0.482046827316276</text:p>
              </table:table-cell>
              <table:table-cell office:value-type="float" office:value="-0.184353933101409">
                <text:p>-0.184353933101409</text:p>
              </table:table-cell>
              <table:table-cell office:value-type="float" office:value="0.550223393778755">
                <text:p>0.5502233937787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482055499263753">
                <text:p>0.482055499263753</text:p>
              </table:table-cell>
              <table:table-cell office:value-type="float" office:value="-0.19665376378311">
                <text:p>-0.19665376378311</text:p>
              </table:table-cell>
              <table:table-cell office:value-type="float" office:value="0.550222545931898">
                <text:p>0.5502225459318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494333277382065">
                <text:p>0.494333277382065</text:p>
              </table:table-cell>
              <table:table-cell office:value-type="float" office:value="-0.196690681406716">
                <text:p>-0.196690681406716</text:p>
              </table:table-cell>
              <table:table-cell office:value-type="float" office:value="0.550255239350196">
                <text:p>0.5502552393501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494336639333359">
                <text:p>0.494336639333359</text:p>
              </table:table-cell>
              <table:table-cell office:value-type="float" office:value="-0.208998543509638">
                <text:p>-0.208998543509638</text:p>
              </table:table-cell>
              <table:table-cell office:value-type="float" office:value="0.550264270405749">
                <text:p>0.5502642704057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506612369338948">
                <text:p>0.506612369338948</text:p>
              </table:table-cell>
              <table:table-cell office:value-type="float" office:value="-0.209049612387291">
                <text:p>-0.209049612387291</text:p>
              </table:table-cell>
              <table:table-cell office:value-type="float" office:value="0.550329125671842">
                <text:p>0.5503291256718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50661543898716">
                <text:p>0.50661543898716</text:p>
              </table:table-cell>
              <table:table-cell office:value-type="float" office:value="-0.221348703360192">
                <text:p>-0.221348703360192</text:p>
              </table:table-cell>
              <table:table-cell office:value-type="float" office:value="0.550376581517256">
                <text:p>0.5503765815172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506635738614448">
                <text:p>0.506635738614448</text:p>
              </table:table-cell>
              <table:table-cell office:value-type="float" office:value="-0.221384260325684">
                <text:p>-0.221384260325684</text:p>
              </table:table-cell>
              <table:table-cell office:value-type="float" office:value="0.538135584745586">
                <text:p>0.5381355847455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506648584797818">
                <text:p>0.506648584797818</text:p>
              </table:table-cell>
              <table:table-cell office:value-type="float" office:value="-0.221415555403687">
                <text:p>-0.221415555403687</text:p>
              </table:table-cell>
              <table:table-cell office:value-type="float" office:value="0.525876626447209">
                <text:p>0.5258766264472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506660151800762">
                <text:p>0.506660151800762</text:p>
              </table:table-cell>
              <table:table-cell office:value-type="float" office:value="-0.221442854228394">
                <text:p>-0.221442854228394</text:p>
              </table:table-cell>
              <table:table-cell office:value-type="float" office:value="0.51360952166757">
                <text:p>0.513609521667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506671427383271">
                <text:p>0.506671427383271</text:p>
              </table:table-cell>
              <table:table-cell office:value-type="float" office:value="-0.221465922536594">
                <text:p>-0.221465922536594</text:p>
              </table:table-cell>
              <table:table-cell office:value-type="float" office:value="0.501337312453049">
                <text:p>0.5013373124530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506682672318525">
                <text:p>0.506682672318525</text:p>
              </table:table-cell>
              <table:table-cell office:value-type="float" office:value="-0.22148516611183">
                <text:p>-0.22148516611183</text:p>
              </table:table-cell>
              <table:table-cell office:value-type="float" office:value="0.489061775919081">
                <text:p>0.4890617759190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506693941784066">
                <text:p>0.506693941784066</text:p>
              </table:table-cell>
              <table:table-cell office:value-type="float" office:value="-0.221501177432915">
                <text:p>-0.221501177432915</text:p>
              </table:table-cell>
              <table:table-cell office:value-type="float" office:value="0.476783992673114">
                <text:p>0.476783992673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50670522775288">
                <text:p>0.50670522775288</text:p>
              </table:table-cell>
              <table:table-cell office:value-type="float" office:value="-0.221514520583957">
                <text:p>-0.221514520583957</text:p>
              </table:table-cell>
              <table:table-cell office:value-type="float" office:value="0.464504632346924">
                <text:p>0.4645046323469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506716507004377">
                <text:p>0.506716507004377</text:p>
              </table:table-cell>
              <table:table-cell office:value-type="float" office:value="-0.221525668768619">
                <text:p>-0.221525668768619</text:p>
              </table:table-cell>
              <table:table-cell office:value-type="float" office:value="0.452224130482814">
                <text:p>0.4522241304828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50672775658346">
                <text:p>0.50672775658346</text:p>
              </table:table-cell>
              <table:table-cell office:value-type="float" office:value="-0.221535002487975">
                <text:p>-0.221535002487975</text:p>
              </table:table-cell>
              <table:table-cell office:value-type="float" office:value="0.439942774657246">
                <text:p>0.4399427746572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506738958340829">
                <text:p>0.506738958340829</text:p>
              </table:table-cell>
              <table:table-cell office:value-type="float" office:value="-0.221542822403869">
                <text:p>-0.221542822403869</text:p>
              </table:table-cell>
              <table:table-cell office:value-type="float" office:value="0.427660767631339">
                <text:p>0.4276607676313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506750098593938">
                <text:p>0.506750098593938</text:p>
              </table:table-cell>
              <table:table-cell office:value-type="float" office:value="-0.221549365113348">
                <text:p>-0.221549365113348</text:p>
              </table:table-cell>
              <table:table-cell office:value-type="float" office:value="0.415378256431788">
                <text:p>0.4153782564317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506761166959612">
                <text:p>0.506761166959612</text:p>
              </table:table-cell>
              <table:table-cell office:value-type="float" office:value="-0.221554826867601">
                <text:p>-0.221554826867601</text:p>
              </table:table-cell>
              <table:table-cell office:value-type="float" office:value="0.403095352204873">
                <text:p>0.4030953522048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50677215537391">
                <text:p>0.50677215537391</text:p>
              </table:table-cell>
              <table:table-cell office:value-type="float" office:value="-0.22155935667539">
                <text:p>-0.22155935667539</text:p>
              </table:table-cell>
              <table:table-cell office:value-type="float" office:value="0.390812141229648">
                <text:p>0.3908121412296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506783062168439">
                <text:p>0.506783062168439</text:p>
              </table:table-cell>
              <table:table-cell office:value-type="float" office:value="-0.221563073530372">
                <text:p>-0.221563073530372</text:p>
              </table:table-cell>
              <table:table-cell office:value-type="float" office:value="0.378528694015582">
                <text:p>0.3785286940155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506793885410067">
                <text:p>0.506793885410067</text:p>
              </table:table-cell>
              <table:table-cell office:value-type="float" office:value="-0.221566075148178">
                <text:p>-0.221566075148178</text:p>
              </table:table-cell>
              <table:table-cell office:value-type="float" office:value="0.36624507004876">
                <text:p>0.366245070048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506804624712108">
                <text:p>0.506804624712108</text:p>
              </table:table-cell>
              <table:table-cell office:value-type="float" office:value="-0.221568442483726">
                <text:p>-0.221568442483726</text:p>
              </table:table-cell>
              <table:table-cell office:value-type="float" office:value="0.35396132032977">
                <text:p>0.353961320329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506815280290527">
                <text:p>0.506815280290527</text:p>
              </table:table-cell>
              <table:table-cell office:value-type="float" office:value="-0.221570244589531">
                <text:p>-0.221570244589531</text:p>
              </table:table-cell>
              <table:table-cell office:value-type="float" office:value="0.34167748983149">
                <text:p>0.341677489831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519095900592914">
                <text:p>0.519095900592914</text:p>
              </table:table-cell>
              <table:table-cell office:value-type="float" office:value="-0.221585042563542">
                <text:p>-0.221585042563542</text:p>
              </table:table-cell>
              <table:table-cell office:value-type="float" office:value="0.34168123180048">
                <text:p>0.341681231800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519113596395436">
                <text:p>0.519113596395436</text:p>
              </table:table-cell>
              <table:table-cell office:value-type="float" office:value="-0.22158750033322">
                <text:p>-0.22158750033322</text:p>
              </table:table-cell>
              <table:table-cell office:value-type="float" office:value="0.329404837716662">
                <text:p>0.3294048377166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519124162010925">
                <text:p>0.519124162010925</text:p>
              </table:table-cell>
              <table:table-cell office:value-type="float" office:value="-0.22158869287926">
                <text:p>-0.22158869287926</text:p>
              </table:table-cell>
              <table:table-cell office:value-type="float" office:value="0.317121268018157">
                <text:p>0.3171212680181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519134364923437">
                <text:p>0.519134364923437</text:p>
              </table:table-cell>
              <table:table-cell office:value-type="float" office:value="-0.221589429172883">
                <text:p>-0.221589429172883</text:p>
              </table:table-cell>
              <table:table-cell office:value-type="float" office:value="0.304837451271301">
                <text:p>0.3048374512713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519144471182417">
                <text:p>0.519144471182417</text:p>
              </table:table-cell>
              <table:table-cell office:value-type="float" office:value="-0.22158979270347">
                <text:p>-0.22158979270347</text:p>
              </table:table-cell>
              <table:table-cell office:value-type="float" office:value="0.292553670949964">
                <text:p>0.2925536709499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519154478827178">
                <text:p>0.519154478827178</text:p>
              </table:table-cell>
              <table:table-cell office:value-type="float" office:value="-0.221589828564425">
                <text:p>-0.221589828564425</text:p>
              </table:table-cell>
              <table:table-cell office:value-type="float" office:value="0.280269960870287">
                <text:p>0.2802699608702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519164398916514">
                <text:p>0.519164398916514</text:p>
              </table:table-cell>
              <table:table-cell office:value-type="float" office:value="-0.221589580422802">
                <text:p>-0.221589580422802</text:p>
              </table:table-cell>
              <table:table-cell office:value-type="float" office:value="0.267986348042841">
                <text:p>0.2679863480428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519174233854991">
                <text:p>0.519174233854991</text:p>
              </table:table-cell>
              <table:table-cell office:value-type="float" office:value="-0.221589090079786">
                <text:p>-0.221589090079786</text:p>
              </table:table-cell>
              <table:table-cell office:value-type="float" office:value="0.255702855407069">
                <text:p>0.2557028554070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519183986406121">
                <text:p>0.519183986406121</text:p>
              </table:table-cell>
              <table:table-cell office:value-type="float" office:value="-0.221588398305079">
                <text:p>-0.221588398305079</text:p>
              </table:table-cell>
              <table:table-cell office:value-type="float" office:value="0.243419502108862">
                <text:p>0.2434195021088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519193659502653">
                <text:p>0.519193659502653</text:p>
              </table:table-cell>
              <table:table-cell office:value-type="float" office:value="-0.221587545130249">
                <text:p>-0.221587545130249</text:p>
              </table:table-cell>
              <table:table-cell office:value-type="float" office:value="0.231136305362984">
                <text:p>0.2311363053629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531476819888368">
                <text:p>0.531476819888368</text:p>
              </table:table-cell>
              <table:table-cell office:value-type="float" office:value="-0.221601312754426">
                <text:p>-0.221601312754426</text:p>
              </table:table-cell>
              <table:table-cell office:value-type="float" office:value="0.231135583009875">
                <text:p>0.231135583009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543767551411365">
                <text:p>0.543767551411365</text:p>
              </table:table-cell>
              <table:table-cell office:value-type="float" office:value="-0.221617313518158">
                <text:p>-0.221617313518158</text:p>
              </table:table-cell>
              <table:table-cell office:value-type="float" office:value="0.231142375608639">
                <text:p>0.2311423756086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543783734760624">
                <text:p>0.543783734760624</text:p>
              </table:table-cell>
              <table:table-cell office:value-type="float" office:value="-0.221617442815752">
                <text:p>-0.221617442815752</text:p>
              </table:table-cell>
              <table:table-cell office:value-type="float" office:value="0.218865844588995">
                <text:p>0.2188658445889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543792974666526">
                <text:p>0.543792974666526</text:p>
              </table:table-cell>
              <table:table-cell office:value-type="float" office:value="-0.22161681717014">
                <text:p>-0.22161681717014</text:p>
              </table:table-cell>
              <table:table-cell office:value-type="float" office:value="0.20658305329363">
                <text:p>0.206583053293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543801876258442">
                <text:p>0.543801876258442</text:p>
              </table:table-cell>
              <table:table-cell office:value-type="float" office:value="-0.22161609533641">
                <text:p>-0.22161609533641</text:p>
              </table:table-cell>
              <table:table-cell office:value-type="float" office:value="0.194300206952317">
                <text:p>0.1943002069523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543810689625968">
                <text:p>0.543810689625968</text:p>
              </table:table-cell>
              <table:table-cell office:value-type="float" office:value="-0.221615336336518">
                <text:p>-0.221615336336518</text:p>
              </table:table-cell>
              <table:table-cell office:value-type="float" office:value="0.182017530441937">
                <text:p>0.1820175304419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543819426458534">
                <text:p>0.543819426458534</text:p>
              </table:table-cell>
              <table:table-cell office:value-type="float" office:value="-0.22161457485469">
                <text:p>-0.22161457485469</text:p>
              </table:table-cell>
              <table:table-cell office:value-type="float" office:value="0.169735036857225">
                <text:p>0.1697350368572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543828092035247">
                <text:p>0.543828092035247</text:p>
              </table:table-cell>
              <table:table-cell office:value-type="float" office:value="-0.221613843084334">
                <text:p>-0.221613843084334</text:p>
              </table:table-cell>
              <table:table-cell office:value-type="float" office:value="0.15745272943811">
                <text:p>0.157452729438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543836690325988">
                <text:p>0.543836690325988</text:p>
              </table:table-cell>
              <table:table-cell office:value-type="float" office:value="-0.221613171763746">
                <text:p>-0.221613171763746</text:p>
              </table:table-cell>
              <table:table-cell office:value-type="float" office:value="0.14517060921483">
                <text:p>0.145170609214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556123184594454">
                <text:p>0.556123184594454</text:p>
              </table:table-cell>
              <table:table-cell office:value-type="float" office:value="-0.221628806469195">
                <text:p>-0.221628806469195</text:p>
              </table:table-cell>
              <table:table-cell office:value-type="float" office:value="0.145168198862305">
                <text:p>0.1451681988623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556137878581832">
                <text:p>0.556137878581832</text:p>
              </table:table-cell>
              <table:table-cell office:value-type="float" office:value="-0.221628892796828">
                <text:p>-0.221628892796828</text:p>
              </table:table-cell>
              <table:table-cell office:value-type="float" office:value="0.132891925704556">
                <text:p>0.1328919257045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556146326311517">
                <text:p>0.556146326311517</text:p>
              </table:table-cell>
              <table:table-cell office:value-type="float" office:value="-0.221628562950179">
                <text:p>-0.221628562950179</text:p>
              </table:table-cell>
              <table:table-cell office:value-type="float" office:value="0.120610223275082">
                <text:p>0.1206102232750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556154496236638">
                <text:p>0.556154496236638</text:p>
              </table:table-cell>
              <table:table-cell office:value-type="float" office:value="-0.221628348851544">
                <text:p>-0.221628348851544</text:p>
              </table:table-cell>
              <table:table-cell office:value-type="float" office:value="0.108328504224488">
                <text:p>0.1083285042244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556162611442705">
                <text:p>0.556162611442705</text:p>
              </table:table-cell>
              <table:table-cell office:value-type="float" office:value="-0.221628295688859">
                <text:p>-0.221628295688859</text:p>
              </table:table-cell>
              <table:table-cell office:value-type="float" office:value="0.0960469508712606">
                <text:p>0.09604695087126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556170684215331">
                <text:p>0.556170684215331</text:p>
              </table:table-cell>
              <table:table-cell office:value-type="float" office:value="-0.221628429244557">
                <text:p>-0.221628429244557</text:p>
              </table:table-cell>
              <table:table-cell office:value-type="float" office:value="0.0837655620439789">
                <text:p>0.08376556204397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556178721785739">
                <text:p>0.556178721785739</text:p>
              </table:table-cell>
              <table:table-cell office:value-type="float" office:value="-0.221628774569174">
                <text:p>-0.221628774569174</text:p>
              </table:table-cell>
              <table:table-cell office:value-type="float" office:value="0.0714843322105055">
                <text:p>0.07148433221050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556186731050321">
                <text:p>0.556186731050321</text:p>
              </table:table-cell>
              <table:table-cell office:value-type="float" office:value="-0.221629356470229">
                <text:p>-0.221629356470229</text:p>
              </table:table-cell>
              <table:table-cell office:value-type="float" office:value="0.0592032546306095">
                <text:p>0.05920325463060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556194720422267">
                <text:p>0.556194720422267</text:p>
              </table:table-cell>
              <table:table-cell office:value-type="float" office:value="-0.22163019953929">
                <text:p>-0.22163019953929</text:p>
              </table:table-cell>
              <table:table-cell office:value-type="float" office:value="0.0469223217285148">
                <text:p>0.04692232172851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556202696937417">
                <text:p>0.556202696937417</text:p>
              </table:table-cell>
              <table:table-cell office:value-type="float" office:value="-0.221631328529898">
                <text:p>-0.221631328529898</text:p>
              </table:table-cell>
              <table:table-cell office:value-type="float" office:value="0.0346415252285696">
                <text:p>0.03464152522856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556205865414857">
                <text:p>0.556205865414857</text:p>
              </table:table-cell>
              <table:table-cell office:value-type="float" office:value="-0.209364731282175">
                <text:p>-0.209364731282175</text:p>
              </table:table-cell>
              <table:table-cell office:value-type="float" office:value="0.0346266368845976">
                <text:p>0.03462663688459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556206196632712">
                <text:p>0.556206196632712</text:p>
              </table:table-cell>
              <table:table-cell office:value-type="float" office:value="-0.197090309691644">
                <text:p>-0.197090309691644</text:p>
              </table:table-cell>
              <table:table-cell office:value-type="float" office:value="0.0346171264239483">
                <text:p>0.03461712642394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556206464701961">
                <text:p>0.556206464701961</text:p>
              </table:table-cell>
              <table:table-cell office:value-type="float" office:value="-0.184814414827981">
                <text:p>-0.184814414827981</text:p>
              </table:table-cell>
              <table:table-cell office:value-type="float" office:value="0.0346078743067531">
                <text:p>0.03460787430675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556206829829446">
                <text:p>0.556206829829446</text:p>
              </table:table-cell>
              <table:table-cell office:value-type="float" office:value="-0.172537409023218">
                <text:p>-0.172537409023218</text:p>
              </table:table-cell>
              <table:table-cell office:value-type="float" office:value="0.0345987848024213">
                <text:p>0.03459878480242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556207317637913">
                <text:p>0.556207317637913</text:p>
              </table:table-cell>
              <table:table-cell office:value-type="float" office:value="-0.160259431434929">
                <text:p>-0.160259431434929</text:p>
              </table:table-cell>
              <table:table-cell office:value-type="float" office:value="0.0345899118551077">
                <text:p>0.03458991185510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55620794396947">
                <text:p>0.55620794396947</text:p>
              </table:table-cell>
              <table:table-cell office:value-type="float" office:value="-0.147980591623447">
                <text:p>-0.147980591623447</text:p>
              </table:table-cell>
              <table:table-cell office:value-type="float" office:value="0.0345812985870536">
                <text:p>0.03458129858705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556208721786701">
                <text:p>0.556208721786701</text:p>
              </table:table-cell>
              <table:table-cell office:value-type="float" office:value="-0.135700980237843">
                <text:p>-0.135700980237843</text:p>
              </table:table-cell>
              <table:table-cell office:value-type="float" office:value="0.034572975964238">
                <text:p>0.0345729759642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556209662132037">
                <text:p>0.556209662132037</text:p>
              </table:table-cell>
              <table:table-cell office:value-type="float" office:value="-0.123420670758958">
                <text:p>-0.123420670758958</text:p>
              </table:table-cell>
              <table:table-cell office:value-type="float" office:value="0.0345649655310007">
                <text:p>0.03456496553100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556210773986603">
                <text:p>0.556210773986603</text:p>
              </table:table-cell>
              <table:table-cell office:value-type="float" office:value="-0.111139720965167">
                <text:p>-0.111139720965167</text:p>
              </table:table-cell>
              <table:table-cell office:value-type="float" office:value="0.0345572809861734">
                <text:p>0.03455728098617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556212061788867">
                <text:p>0.556212061788867</text:p>
              </table:table-cell>
              <table:table-cell office:value-type="float" office:value="-0.0988581765598435">
                <text:p>-0.0988581765598435</text:p>
              </table:table-cell>
              <table:table-cell office:value-type="float" office:value="0.0345499283597184">
                <text:p>0.03454992835971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55621353156938">
                <text:p>0.55621353156938</text:p>
              </table:table-cell>
              <table:table-cell office:value-type="float" office:value="-0.0865760700622404">
                <text:p>-0.0865760700622404</text:p>
              </table:table-cell>
              <table:table-cell office:value-type="float" office:value="0.0345429111594987">
                <text:p>0.03454291115949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556218619495656">
                <text:p>0.556218619495656</text:p>
              </table:table-cell>
              <table:table-cell office:value-type="float" office:value="-0.0865702517288499">
                <text:p>-0.0865702517288499</text:p>
              </table:table-cell>
              <table:table-cell office:value-type="float" office:value="0.02226715140928">
                <text:p>0.022267151409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556222449776536">
                <text:p>0.556222449776536</text:p>
              </table:table-cell>
              <table:table-cell office:value-type="float" office:value="-0.0742928464287642">
                <text:p>-0.0742928464287642</text:p>
              </table:table-cell>
              <table:table-cell office:value-type="float" office:value="0.0222548143885613">
                <text:p>0.02225481438856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556224258279369">
                <text:p>0.556224258279369</text:p>
              </table:table-cell>
              <table:table-cell office:value-type="float" office:value="-0.0620098223420835">
                <text:p>-0.0620098223420835</text:p>
              </table:table-cell>
              <table:table-cell office:value-type="float" office:value="0.0222483447893606">
                <text:p>0.02224834478936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556226135039299">
                <text:p>0.556226135039299</text:p>
              </table:table-cell>
              <table:table-cell office:value-type="float" office:value="-0.0497261160149407">
                <text:p>-0.0497261160149407</text:p>
              </table:table-cell>
              <table:table-cell office:value-type="float" office:value="0.0222423848848987">
                <text:p>0.02224238488489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556228159848026">
                <text:p>0.556228159848026</text:p>
              </table:table-cell>
              <table:table-cell office:value-type="float" office:value="-0.0374418918275562">
                <text:p>-0.0374418918275562</text:p>
              </table:table-cell>
              <table:table-cell office:value-type="float" office:value="0.0222367340799528">
                <text:p>0.02223673407995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556234361388892">
                <text:p>0.556234361388892</text:p>
              </table:table-cell>
              <table:table-cell office:value-type="float" office:value="-0.0251567636879285">
                <text:p>-0.0251567636879285</text:p>
              </table:table-cell>
              <table:table-cell office:value-type="float" office:value="0.0222347290082437">
                <text:p>0.02223472900824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556241660612611">
                <text:p>0.556241660612611</text:p>
              </table:table-cell>
              <table:table-cell office:value-type="float" office:value="-0.0128720633108783">
                <text:p>-0.0128720633108783</text:p>
              </table:table-cell>
              <table:table-cell office:value-type="float" office:value="0.0222339662317117">
                <text:p>0.02223396623171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556249332938874">
                <text:p>0.556249332938874</text:p>
              </table:table-cell>
              <table:table-cell office:value-type="float" office:value="-0.000587524025823258">
                <text:p>-0.000587524025823258</text:p>
              </table:table-cell>
              <table:table-cell office:value-type="float" office:value="0.0222336469788037">
                <text:p>0.02223364697880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556256726577176">
                <text:p>0.556256726577176</text:p>
              </table:table-cell>
              <table:table-cell office:value-type="float" office:value="0.0116974199476233">
                <text:p>0.0116974199476233</text:p>
              </table:table-cell>
              <table:table-cell office:value-type="float" office:value="0.0222331323404364">
                <text:p>0.02223313234043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556262872573453">
                <text:p>0.556262872573453</text:p>
              </table:table-cell>
              <table:table-cell office:value-type="float" office:value="0.0239835747910447">
                <text:p>0.0239835747910447</text:p>
              </table:table-cell>
              <table:table-cell office:value-type="float" office:value="0.0222316411195839">
                <text:p>0.02223164111958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556268917400757">
                <text:p>0.556268917400757</text:p>
              </table:table-cell>
              <table:table-cell office:value-type="float" office:value="0.0362699430180922">
                <text:p>0.0362699430180922</text:p>
              </table:table-cell>
              <table:table-cell office:value-type="float" office:value="0.0222301984964462">
                <text:p>0.02223019849644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556274887800136">
                <text:p>0.556274887800136</text:p>
              </table:table-cell>
              <table:table-cell office:value-type="float" office:value="0.0485564970308481">
                <text:p>0.0485564970308481</text:p>
              </table:table-cell>
              <table:table-cell office:value-type="float" office:value="0.0222288295722888">
                <text:p>0.02222882957228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556280770347655">
                <text:p>0.556280770347655</text:p>
              </table:table-cell>
              <table:table-cell office:value-type="float" office:value="0.0608432414170533">
                <text:p>0.0608432414170533</text:p>
              </table:table-cell>
              <table:table-cell office:value-type="float" office:value="0.0222275202320619">
                <text:p>0.02222752023206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556291483107659">
                <text:p>0.556291483107659</text:p>
              </table:table-cell>
              <table:table-cell office:value-type="float" office:value="0.0608496183900573">
                <text:p>0.0608496183900573</text:p>
              </table:table-cell>
              <table:table-cell office:value-type="float" office:value="0.0345052768770387">
                <text:p>0.03450527687703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556299724626447">
                <text:p>0.556299724626447</text:p>
              </table:table-cell>
              <table:table-cell office:value-type="float" office:value="0.0608511272588297">
                <text:p>0.0608511272588297</text:p>
              </table:table-cell>
              <table:table-cell office:value-type="float" office:value="0.0467884415471002">
                <text:p>0.04678844154710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556307794628064">
                <text:p>0.556307794628064</text:p>
              </table:table-cell>
              <table:table-cell office:value-type="float" office:value="0.0608524737603013">
                <text:p>0.0608524737603013</text:p>
              </table:table-cell>
              <table:table-cell office:value-type="float" office:value="0.0590716927498299">
                <text:p>0.05907169274982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556315806136785">
                <text:p>0.556315806136785</text:p>
              </table:table-cell>
              <table:table-cell office:value-type="float" office:value="0.0608538147394002">
                <text:p>0.0608538147394002</text:p>
              </table:table-cell>
              <table:table-cell office:value-type="float" office:value="0.0713548393250053">
                <text:p>0.07135483932500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5563237724671">
                <text:p>0.5563237724671</text:p>
              </table:table-cell>
              <table:table-cell office:value-type="float" office:value="0.0608551558698927">
                <text:p>0.0608551558698927</text:p>
              </table:table-cell>
              <table:table-cell office:value-type="float" office:value="0.0836378678148213">
                <text:p>0.08363786781482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556331702402874">
                <text:p>0.556331702402874</text:p>
              </table:table-cell>
              <table:table-cell office:value-type="float" office:value="0.0608564977069763">
                <text:p>0.0608564977069763</text:p>
              </table:table-cell>
              <table:table-cell office:value-type="float" office:value="0.0959207699109626">
                <text:p>0.09592076991096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556339605092074">
                <text:p>0.556339605092074</text:p>
              </table:table-cell>
              <table:table-cell office:value-type="float" office:value="0.0608578405835441">
                <text:p>0.0608578405835441</text:p>
              </table:table-cell>
              <table:table-cell office:value-type="float" office:value="0.108203541112224">
                <text:p>0.1082035411122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556347489737693">
                <text:p>0.556347489737693</text:p>
              </table:table-cell>
              <table:table-cell office:value-type="float" office:value="0.06085918472211">
                <text:p>0.06085918472211</text:p>
              </table:table-cell>
              <table:table-cell office:value-type="float" office:value="0.120486177535393">
                <text:p>0.120486177535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556355364965432">
                <text:p>0.556355364965432</text:p>
              </table:table-cell>
              <table:table-cell office:value-type="float" office:value="0.0608605301444882">
                <text:p>0.0608605301444882</text:p>
              </table:table-cell>
              <table:table-cell office:value-type="float" office:value="0.132768676771348">
                <text:p>0.1327686767713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556363241911092">
                <text:p>0.556363241911092</text:p>
              </table:table-cell>
              <table:table-cell office:value-type="float" office:value="0.0608618771268511">
                <text:p>0.0608618771268511</text:p>
              </table:table-cell>
              <table:table-cell office:value-type="float" office:value="0.14505103806409">
                <text:p>0.145051038064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556371129528782">
                <text:p>0.556371129528782</text:p>
              </table:table-cell>
              <table:table-cell office:value-type="float" office:value="0.0608632255509343">
                <text:p>0.0608632255509343</text:p>
              </table:table-cell>
              <table:table-cell office:value-type="float" office:value="0.157333262075394">
                <text:p>0.1573332620753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556379037737232">
                <text:p>0.556379037737232</text:p>
              </table:table-cell>
              <table:table-cell office:value-type="float" office:value="0.0608645753674999">
                <text:p>0.0608645753674999</text:p>
              </table:table-cell>
              <table:table-cell office:value-type="float" office:value="0.169615351082072">
                <text:p>0.1696153510820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556386976594111">
                <text:p>0.556386976594111</text:p>
              </table:table-cell>
              <table:table-cell office:value-type="float" office:value="0.0608659264972497">
                <text:p>0.0608659264972497</text:p>
              </table:table-cell>
              <table:table-cell office:value-type="float" office:value="0.181897308993332">
                <text:p>0.1818973089933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556394956255636">
                <text:p>0.556394956255636</text:p>
              </table:table-cell>
              <table:table-cell office:value-type="float" office:value="0.0608672788304247">
                <text:p>0.0608672788304247</text:p>
              </table:table-cell>
              <table:table-cell office:value-type="float" office:value="0.194179141202784">
                <text:p>0.1941791412027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55640298706372">
                <text:p>0.55640298706372</text:p>
              </table:table-cell>
              <table:table-cell office:value-type="float" office:value="0.0608686322537269">
                <text:p>0.0608686322537269</text:p>
              </table:table-cell>
              <table:table-cell office:value-type="float" office:value="0.206460854808988">
                <text:p>0.2064608548089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556411079470244">
                <text:p>0.556411079470244</text:p>
              </table:table-cell>
              <table:table-cell office:value-type="float" office:value="0.060869986676859">
                <text:p>0.060869986676859</text:p>
              </table:table-cell>
              <table:table-cell office:value-type="float" office:value="0.218742458448674">
                <text:p>0.2187424584486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556419243721286">
                <text:p>0.556419243721286</text:p>
              </table:table-cell>
              <table:table-cell office:value-type="float" office:value="0.0608713423934793">
                <text:p>0.0608713423934793</text:p>
              </table:table-cell>
              <table:table-cell office:value-type="float" office:value="0.231023962225018">
                <text:p>0.2310239622250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556427486668496">
                <text:p>0.556427486668496</text:p>
              </table:table-cell>
              <table:table-cell office:value-type="float" office:value="0.0608726988243055">
                <text:p>0.0608726988243055</text:p>
              </table:table-cell>
              <table:table-cell office:value-type="float" office:value="0.243305390836594">
                <text:p>0.2433053908365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556435827192071">
                <text:p>0.556435827192071</text:p>
              </table:table-cell>
              <table:table-cell office:value-type="float" office:value="0.0608740572572028">
                <text:p>0.0608740572572028</text:p>
              </table:table-cell>
              <table:table-cell office:value-type="float" office:value="0.255586731462172">
                <text:p>0.2555867314621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556444272817748">
                <text:p>0.556444272817748</text:p>
              </table:table-cell>
              <table:table-cell office:value-type="float" office:value="0.060875416964526">
                <text:p>0.060875416964526</text:p>
              </table:table-cell>
              <table:table-cell office:value-type="float" office:value="0.267868011955987">
                <text:p>0.2678680119559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556452835670005">
                <text:p>0.556452835670005</text:p>
              </table:table-cell>
              <table:table-cell office:value-type="float" office:value="0.0608767778849381">
                <text:p>0.0608767778849381</text:p>
              </table:table-cell>
              <table:table-cell office:value-type="float" office:value="0.280149248596732">
                <text:p>0.2801492485967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556461528527889">
                <text:p>0.556461528527889</text:p>
              </table:table-cell>
              <table:table-cell office:value-type="float" office:value="0.0608781398865663">
                <text:p>0.0608781398865663</text:p>
              </table:table-cell>
              <table:table-cell office:value-type="float" office:value="0.292430459274208">
                <text:p>0.2924304592742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55647036528647">
                <text:p>0.55647036528647</text:p>
              </table:table-cell>
              <table:table-cell office:value-type="float" office:value="0.060879502867786">
                <text:p>0.060879502867786</text:p>
              </table:table-cell>
              <table:table-cell office:value-type="float" office:value="0.304711662868661">
                <text:p>0.3047116628686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55647935986132">
                <text:p>0.55647935986132</text:p>
              </table:table-cell>
              <table:table-cell office:value-type="float" office:value="0.0608808665964407">
                <text:p>0.0608808665964407</text:p>
              </table:table-cell>
              <table:table-cell office:value-type="float" office:value="0.316992881652161">
                <text:p>0.3169928816521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556488529212071">
                <text:p>0.556488529212071</text:p>
              </table:table-cell>
              <table:table-cell office:value-type="float" office:value="0.0608822311059854">
                <text:p>0.0608822311059854</text:p>
              </table:table-cell>
              <table:table-cell office:value-type="float" office:value="0.3292741384303">
                <text:p>0.32927413843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556495600150934">
                <text:p>0.556495600150934</text:p>
              </table:table-cell>
              <table:table-cell office:value-type="float" office:value="0.0486035033669297">
                <text:p>0.0486035033669297</text:p>
              </table:table-cell>
              <table:table-cell office:value-type="float" office:value="0.3292775405517">
                <text:p>0.32927754055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55650289380288">
                <text:p>0.55650289380288</text:p>
              </table:table-cell>
              <table:table-cell office:value-type="float" office:value="0.0363196731633605">
                <text:p>0.0363196731633605</text:p>
              </table:table-cell>
              <table:table-cell office:value-type="float" office:value="0.329275268166994">
                <text:p>0.3292752681669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556510126791572">
                <text:p>0.556510126791572</text:p>
              </table:table-cell>
              <table:table-cell office:value-type="float" office:value="0.0240354748625924">
                <text:p>0.0240354748625924</text:p>
              </table:table-cell>
              <table:table-cell office:value-type="float" office:value="0.329272843113314">
                <text:p>0.3292728431133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556517280990811">
                <text:p>0.556517280990811</text:p>
              </table:table-cell>
              <table:table-cell office:value-type="float" office:value="0.0117510652222128">
                <text:p>0.0117510652222128</text:p>
              </table:table-cell>
              <table:table-cell office:value-type="float" office:value="0.32927046360203">
                <text:p>0.329270463602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556524348586877">
                <text:p>0.556524348586877</text:p>
              </table:table-cell>
              <table:table-cell office:value-type="float" office:value="-0.000533555619867085">
                <text:p>-0.000533555619867085</text:p>
              </table:table-cell>
              <table:table-cell office:value-type="float" office:value="0.329268141259959">
                <text:p>0.329268141259959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047cm" svg:y="0.38cm" svg:width="11.502cm" svg:height="7.793cm"/>
          <chart:axis chart:dimension="x" chart:name="primary-x" chart:style-name="ch4" chartooo:axis-type="auto">
            <chart:categories table:cell-range-address="local-table.$A$2:.$A$1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25" chart:label-cell-address="local-table.$C$1" chart:class="chart:scatter">
            <chart:domain table:cell-range-address="local-table.$B$2:.$B$125"/>
            <chart:data-point chart:repeated="124"/>
          </chart:series>
          <chart:series chart:style-name="ch7" chart:values-cell-range-address="local-table.$D$2:.$D$125" chart:label-cell-address="local-table.$D$1" chart:class="chart:scatter">
            <chart:data-point chart:repeated="124"/>
          </chart:series>
          <chart:series chart:style-name="ch8" chart:values-cell-range-address="local-table.$E$2:.$E$125" chart:label-cell-address="local-table.$E$1" chart:class="chart:scatter">
            <chart:data-point chart:repeated="1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38727366924286">
                <text:p>0.138727366924286</text:p>
              </table:table-cell>
              <table:table-cell office:value-type="float" office:value="0.00128036178648472">
                <text:p>0.00128036178648472</text:p>
              </table:table-cell>
              <table:table-cell office:value-type="float" office:value="0.535536825656891">
                <text:p>0.5355368256568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52703493833542">
                <text:p>0.152703493833542</text:p>
              </table:table-cell>
              <table:table-cell office:value-type="float" office:value="0.00116602319758385">
                <text:p>0.00116602319758385</text:p>
              </table:table-cell>
              <table:table-cell office:value-type="float" office:value="0.538917362689972">
                <text:p>0.538917362689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64757534861565">
                <text:p>0.164757534861565</text:p>
              </table:table-cell>
              <table:table-cell office:value-type="float" office:value="0.00129047385416925">
                <text:p>0.00129047385416925</text:p>
              </table:table-cell>
              <table:table-cell office:value-type="float" office:value="0.535306632518768">
                <text:p>0.535306632518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76958546042442">
                <text:p>0.176958546042442</text:p>
              </table:table-cell>
              <table:table-cell office:value-type="float" office:value="0.000818756932858378">
                <text:p>0.000818756932858378</text:p>
              </table:table-cell>
              <table:table-cell office:value-type="float" office:value="0.531339228153229">
                <text:p>0.5313392281532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90019339323044">
                <text:p>0.190019339323044</text:p>
              </table:table-cell>
              <table:table-cell office:value-type="float" office:value="0.000729311956092715">
                <text:p>0.000729311956092715</text:p>
              </table:table-cell>
              <table:table-cell office:value-type="float" office:value="0.530582785606384">
                <text:p>0.530582785606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02833160758018">
                <text:p>0.202833160758018</text:p>
              </table:table-cell>
              <table:table-cell office:value-type="float" office:value="0.000739573850296438">
                <text:p>0.000739573850296438</text:p>
              </table:table-cell>
              <table:table-cell office:value-type="float" office:value="0.530112206935883">
                <text:p>0.5301122069358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15396866202354">
                <text:p>0.215396866202354</text:p>
              </table:table-cell>
              <table:table-cell office:value-type="float" office:value="0.000740516115911305">
                <text:p>0.000740516115911305</text:p>
              </table:table-cell>
              <table:table-cell office:value-type="float" office:value="0.529636383056641">
                <text:p>0.5296363830566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2792287170887">
                <text:p>0.22792287170887</text:p>
              </table:table-cell>
              <table:table-cell office:value-type="float" office:value="0.000738948467187583">
                <text:p>0.000738948467187583</text:p>
              </table:table-cell>
              <table:table-cell office:value-type="float" office:value="0.529157638549805">
                <text:p>0.529157638549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26085260510445">
                <text:p>0.226085260510445</text:p>
              </table:table-cell>
              <table:table-cell office:value-type="float" office:value="0.0138077605515719">
                <text:p>0.0138077605515719</text:p>
              </table:table-cell>
              <table:table-cell office:value-type="float" office:value="0.528833746910095">
                <text:p>0.528833746910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40503430366516">
                <text:p>0.240503430366516</text:p>
              </table:table-cell>
              <table:table-cell office:value-type="float" office:value="0.0132852867245674">
                <text:p>0.0132852867245674</text:p>
              </table:table-cell>
              <table:table-cell office:value-type="float" office:value="0.528330683708191">
                <text:p>0.5283306837081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52924740314484">
                <text:p>0.252924740314484</text:p>
              </table:table-cell>
              <table:table-cell office:value-type="float" office:value="0.0132857952266932">
                <text:p>0.0132857952266932</text:p>
              </table:table-cell>
              <table:table-cell office:value-type="float" office:value="0.527854740619659">
                <text:p>0.5278547406196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65375912189484">
                <text:p>0.265375912189484</text:p>
              </table:table-cell>
              <table:table-cell office:value-type="float" office:value="0.013269729912281">
                <text:p>0.013269729912281</text:p>
              </table:table-cell>
              <table:table-cell office:value-type="float" office:value="0.527370274066925">
                <text:p>0.5273702740669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77884900569916">
                <text:p>0.277884900569916</text:p>
              </table:table-cell>
              <table:table-cell office:value-type="float" office:value="0.0132540091872215">
                <text:p>0.0132540091872215</text:p>
              </table:table-cell>
              <table:table-cell office:value-type="float" office:value="0.52689117193222">
                <text:p>0.52689117193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75950908660889">
                <text:p>0.275950908660889</text:p>
              </table:table-cell>
              <table:table-cell office:value-type="float" office:value="0.0263377279043198">
                <text:p>0.0263377279043198</text:p>
              </table:table-cell>
              <table:table-cell office:value-type="float" office:value="0.526582777500153">
                <text:p>0.526582777500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90475636720657">
                <text:p>0.290475636720657</text:p>
              </table:table-cell>
              <table:table-cell office:value-type="float" office:value="0.0257933270186186">
                <text:p>0.0257933270186186</text:p>
              </table:table-cell>
              <table:table-cell office:value-type="float" office:value="0.526065111160278">
                <text:p>0.5260651111602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88370579481125">
                <text:p>0.288370579481125</text:p>
              </table:table-cell>
              <table:table-cell office:value-type="float" office:value="0.0388903990387917">
                <text:p>0.0388903990387917</text:p>
              </table:table-cell>
              <table:table-cell office:value-type="float" office:value="0.525765836238861">
                <text:p>0.525765836238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302838355302811">
                <text:p>0.302838355302811</text:p>
              </table:table-cell>
              <table:table-cell office:value-type="float" office:value="0.0383420549333096">
                <text:p>0.0383420549333096</text:p>
              </table:table-cell>
              <table:table-cell office:value-type="float" office:value="0.525243282318115">
                <text:p>0.5252432823181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300772398710251">
                <text:p>0.300772398710251</text:p>
              </table:table-cell>
              <table:table-cell office:value-type="float" office:value="0.051444798707962">
                <text:p>0.051444798707962</text:p>
              </table:table-cell>
              <table:table-cell office:value-type="float" office:value="0.524953842163086">
                <text:p>0.5249538421630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30097970366478">
                <text:p>0.30097970366478</text:p>
              </table:table-cell>
              <table:table-cell office:value-type="float" office:value="0.0640059635043144">
                <text:p>0.0640059635043144</text:p>
              </table:table-cell>
              <table:table-cell office:value-type="float" office:value="0.524549007415772">
                <text:p>0.5245490074157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15109074115753">
                <text:p>0.315109074115753</text:p>
              </table:table-cell>
              <table:table-cell office:value-type="float" office:value="0.0634843707084656">
                <text:p>0.0634843707084656</text:p>
              </table:table-cell>
              <table:table-cell office:value-type="float" office:value="0.524027168750763">
                <text:p>0.5240271687507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327519178390503">
                <text:p>0.327519178390503</text:p>
              </table:table-cell>
              <table:table-cell office:value-type="float" office:value="0.0635224655270577">
                <text:p>0.0635224655270577</text:p>
              </table:table-cell>
              <table:table-cell office:value-type="float" office:value="0.523530721664429">
                <text:p>0.523530721664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325590133666992">
                <text:p>0.325590133666992</text:p>
              </table:table-cell>
              <table:table-cell office:value-type="float" office:value="0.0765891894698143">
                <text:p>0.0765891894698143</text:p>
              </table:table-cell>
              <table:table-cell office:value-type="float" office:value="0.52325701713562">
                <text:p>0.523257017135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340067774057388">
                <text:p>0.340067774057388</text:p>
              </table:table-cell>
              <table:table-cell office:value-type="float" office:value="0.0761014372110367">
                <text:p>0.0761014372110367</text:p>
              </table:table-cell>
              <table:table-cell office:value-type="float" office:value="0.522694945335388">
                <text:p>0.5226949453353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338042736053467">
                <text:p>0.338042736053467</text:p>
              </table:table-cell>
              <table:table-cell office:value-type="float" office:value="0.089181549847126">
                <text:p>0.089181549847126</text:p>
              </table:table-cell>
              <table:table-cell office:value-type="float" office:value="0.522429287433624">
                <text:p>0.5224292874336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352492451667786">
                <text:p>0.352492451667786</text:p>
              </table:table-cell>
              <table:table-cell office:value-type="float" office:value="0.0886787548661232">
                <text:p>0.0886787548661232</text:p>
              </table:table-cell>
              <table:table-cell office:value-type="float" office:value="0.521853506565094">
                <text:p>0.5218535065650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350506216287613">
                <text:p>0.350506216287613</text:p>
              </table:table-cell>
              <table:table-cell office:value-type="float" office:value="0.101753227412701">
                <text:p>0.101753227412701</text:p>
              </table:table-cell>
              <table:table-cell office:value-type="float" office:value="0.521587550640106">
                <text:p>0.5215875506401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364935517311096">
                <text:p>0.364935517311096</text:p>
              </table:table-cell>
              <table:table-cell office:value-type="float" office:value="0.101246550679207">
                <text:p>0.101246550679207</text:p>
              </table:table-cell>
              <table:table-cell office:value-type="float" office:value="0.521007120609283">
                <text:p>0.5210071206092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377346485853195">
                <text:p>0.377346485853195</text:p>
              </table:table-cell>
              <table:table-cell office:value-type="float" office:value="0.10126419365406">
                <text:p>0.10126419365406</text:p>
              </table:table-cell>
              <table:table-cell office:value-type="float" office:value="0.520491421222687">
                <text:p>0.5204914212226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375537991523743">
                <text:p>0.375537991523743</text:p>
              </table:table-cell>
              <table:table-cell office:value-type="float" office:value="0.114299401640892">
                <text:p>0.114299401640892</text:p>
              </table:table-cell>
              <table:table-cell office:value-type="float" office:value="0.520215511322022">
                <text:p>0.5202155113220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389933675527573">
                <text:p>0.389933675527573</text:p>
              </table:table-cell>
              <table:table-cell office:value-type="float" office:value="0.113736748695374">
                <text:p>0.113736748695374</text:p>
              </table:table-cell>
              <table:table-cell office:value-type="float" office:value="0.519645571708679">
                <text:p>0.5196455717086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388050436973572">
                <text:p>0.388050436973572</text:p>
              </table:table-cell>
              <table:table-cell office:value-type="float" office:value="0.12675566971302">
                <text:p>0.12675566971302</text:p>
              </table:table-cell>
              <table:table-cell office:value-type="float" office:value="0.519361436367035">
                <text:p>0.5193614363670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402350962162018">
                <text:p>0.402350962162018</text:p>
              </table:table-cell>
              <table:table-cell office:value-type="float" office:value="0.126261338591576">
                <text:p>0.126261338591576</text:p>
              </table:table-cell>
              <table:table-cell office:value-type="float" office:value="0.518799602985382">
                <text:p>0.5187996029853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400497019290924">
                <text:p>0.400497019290924</text:p>
              </table:table-cell>
              <table:table-cell office:value-type="float" office:value="0.139296174049377">
                <text:p>0.139296174049377</text:p>
              </table:table-cell>
              <table:table-cell office:value-type="float" office:value="0.518507957458496">
                <text:p>0.5185079574584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414778292179108">
                <text:p>0.414778292179108</text:p>
              </table:table-cell>
              <table:table-cell office:value-type="float" office:value="0.138785108923912">
                <text:p>0.138785108923912</text:p>
              </table:table-cell>
              <table:table-cell office:value-type="float" office:value="0.517954647541046">
                <text:p>0.5179546475410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412944704294205">
                <text:p>0.412944704294205</text:p>
              </table:table-cell>
              <table:table-cell office:value-type="float" office:value="0.151833966374397">
                <text:p>0.151833966374397</text:p>
              </table:table-cell>
              <table:table-cell office:value-type="float" office:value="0.517654299736023">
                <text:p>0.5176542997360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427207797765732">
                <text:p>0.427207797765732</text:p>
              </table:table-cell>
              <table:table-cell office:value-type="float" office:value="0.151303648948669">
                <text:p>0.151303648948669</text:p>
              </table:table-cell>
              <table:table-cell office:value-type="float" office:value="0.517110526561737">
                <text:p>0.5171105265617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425396382808685">
                <text:p>0.425396382808685</text:p>
              </table:table-cell>
              <table:table-cell office:value-type="float" office:value="0.164368808269501">
                <text:p>0.164368808269501</text:p>
              </table:table-cell>
              <table:table-cell office:value-type="float" office:value="0.516798913478851">
                <text:p>0.5167989134788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439637720584869">
                <text:p>0.439637720584869</text:p>
              </table:table-cell>
              <table:table-cell office:value-type="float" office:value="0.163817420601845">
                <text:p>0.163817420601845</text:p>
              </table:table-cell>
              <table:table-cell office:value-type="float" office:value="0.516266644001007">
                <text:p>0.5162666440010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437852293252945">
                <text:p>0.437852293252945</text:p>
              </table:table-cell>
              <table:table-cell office:value-type="float" office:value="0.176901817321777">
                <text:p>0.176901817321777</text:p>
              </table:table-cell>
              <table:table-cell office:value-type="float" office:value="0.515940248966217">
                <text:p>0.5159402489662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451744079589844">
                <text:p>0.451744079589844</text:p>
              </table:table-cell>
              <table:table-cell office:value-type="float" office:value="0.176217257976532">
                <text:p>0.176217257976532</text:p>
              </table:table-cell>
              <table:table-cell office:value-type="float" office:value="0.515499174594879">
                <text:p>0.5154991745948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463796675205231">
                <text:p>0.463796675205231</text:p>
              </table:table-cell>
              <table:table-cell office:value-type="float" office:value="0.17604124546051">
                <text:p>0.17604124546051</text:p>
              </table:table-cell>
              <table:table-cell office:value-type="float" office:value="0.515192866325378">
                <text:p>0.5151928663253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476616442203522">
                <text:p>0.476616442203522</text:p>
              </table:table-cell>
              <table:table-cell office:value-type="float" office:value="0.176069006323814">
                <text:p>0.176069006323814</text:p>
              </table:table-cell>
              <table:table-cell office:value-type="float" office:value="0.514793872833252">
                <text:p>0.5147938728332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474524110555649">
                <text:p>0.474524110555649</text:p>
              </table:table-cell>
              <table:table-cell office:value-type="float" office:value="0.189078465104103">
                <text:p>0.189078465104103</text:p>
              </table:table-cell>
              <table:table-cell office:value-type="float" office:value="0.51448655128479">
                <text:p>0.514486551284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474835604429245">
                <text:p>0.474835604429245</text:p>
              </table:table-cell>
              <table:table-cell office:value-type="float" office:value="0.201611891388893">
                <text:p>0.201611891388893</text:p>
              </table:table-cell>
              <table:table-cell office:value-type="float" office:value="0.51406741142273">
                <text:p>0.514067411422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489326983690262">
                <text:p>0.489326983690262</text:p>
              </table:table-cell>
              <table:table-cell office:value-type="float" office:value="0.201128453016281">
                <text:p>0.201128453016281</text:p>
              </table:table-cell>
              <table:table-cell office:value-type="float" office:value="0.513553202152252">
                <text:p>0.5135532021522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486879765987396">
                <text:p>0.486879765987396</text:p>
              </table:table-cell>
              <table:table-cell office:value-type="float" office:value="0.214110851287842">
                <text:p>0.214110851287842</text:p>
              </table:table-cell>
              <table:table-cell office:value-type="float" office:value="0.513220489025116">
                <text:p>0.5132204890251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501913785934448">
                <text:p>0.501913785934448</text:p>
              </table:table-cell>
              <table:table-cell office:value-type="float" office:value="0.213646858930588">
                <text:p>0.213646858930588</text:p>
              </table:table-cell>
              <table:table-cell office:value-type="float" office:value="0.51266884803772">
                <text:p>0.512668848037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499347656965256">
                <text:p>0.499347656965256</text:p>
              </table:table-cell>
              <table:table-cell office:value-type="float" office:value="0.22664912045002">
                <text:p>0.22664912045002</text:p>
              </table:table-cell>
              <table:table-cell office:value-type="float" office:value="0.512284755706787">
                <text:p>0.5122847557067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514354407787323">
                <text:p>0.514354407787323</text:p>
              </table:table-cell>
              <table:table-cell office:value-type="float" office:value="0.22613725066185">
                <text:p>0.22613725066185</text:p>
              </table:table-cell>
              <table:table-cell office:value-type="float" office:value="0.511718034744263">
                <text:p>0.5117180347442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511782646179199">
                <text:p>0.511782646179199</text:p>
              </table:table-cell>
              <table:table-cell office:value-type="float" office:value="0.239160463213921">
                <text:p>0.239160463213921</text:p>
              </table:table-cell>
              <table:table-cell office:value-type="float" office:value="0.511278033256531">
                <text:p>0.5112780332565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512600779533386">
                <text:p>0.512600779533386</text:p>
              </table:table-cell>
              <table:table-cell office:value-type="float" office:value="0.238594725728035">
                <text:p>0.238594725728035</text:p>
              </table:table-cell>
              <table:table-cell office:value-type="float" office:value="0.498567581176758">
                <text:p>0.4985675811767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512509942054749">
                <text:p>0.512509942054749</text:p>
              </table:table-cell>
              <table:table-cell office:value-type="float" office:value="0.238874241709709">
                <text:p>0.238874241709709</text:p>
              </table:table-cell>
              <table:table-cell office:value-type="float" office:value="0.487651526927948">
                <text:p>0.4876515269279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512495517730713">
                <text:p>0.512495517730713</text:p>
              </table:table-cell>
              <table:table-cell office:value-type="float" office:value="0.238829061388969">
                <text:p>0.238829061388969</text:p>
              </table:table-cell>
              <table:table-cell office:value-type="float" office:value="0.474290758371353">
                <text:p>0.4742907583713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511631309986115">
                <text:p>0.511631309986115</text:p>
              </table:table-cell>
              <table:table-cell office:value-type="float" office:value="0.238724052906036">
                <text:p>0.238724052906036</text:p>
              </table:table-cell>
              <table:table-cell office:value-type="float" office:value="0.463962137699127">
                <text:p>0.4639621376991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511456906795502">
                <text:p>0.511456906795502</text:p>
              </table:table-cell>
              <table:table-cell office:value-type="float" office:value="0.23843540251255">
                <text:p>0.23843540251255</text:p>
              </table:table-cell>
              <table:table-cell office:value-type="float" office:value="0.452245146036148">
                <text:p>0.4522451460361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510748088359833">
                <text:p>0.510748088359833</text:p>
              </table:table-cell>
              <table:table-cell office:value-type="float" office:value="0.238334089517593">
                <text:p>0.238334089517593</text:p>
              </table:table-cell>
              <table:table-cell office:value-type="float" office:value="0.441039115190506">
                <text:p>0.4410391151905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51078873872757">
                <text:p>0.51078873872757</text:p>
              </table:table-cell>
              <table:table-cell office:value-type="float" office:value="0.238198071718216">
                <text:p>0.238198071718216</text:p>
              </table:table-cell>
              <table:table-cell office:value-type="float" office:value="0.430020838975906">
                <text:p>0.4300208389759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510333955287933">
                <text:p>0.510333955287933</text:p>
              </table:table-cell>
              <table:table-cell office:value-type="float" office:value="0.238148331642151">
                <text:p>0.238148331642151</text:p>
              </table:table-cell>
              <table:table-cell office:value-type="float" office:value="0.418832957744598">
                <text:p>0.4188329577445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510660409927368">
                <text:p>0.510660409927368</text:p>
              </table:table-cell>
              <table:table-cell office:value-type="float" office:value="0.238152429461479">
                <text:p>0.238152429461479</text:p>
              </table:table-cell>
              <table:table-cell office:value-type="float" office:value="0.407856732606888">
                <text:p>0.4078567326068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510502278804779">
                <text:p>0.510502278804779</text:p>
              </table:table-cell>
              <table:table-cell office:value-type="float" office:value="0.238197073340416">
                <text:p>0.238197073340416</text:p>
              </table:table-cell>
              <table:table-cell office:value-type="float" office:value="0.397792458534241">
                <text:p>0.3977924585342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511014997959137">
                <text:p>0.511014997959137</text:p>
              </table:table-cell>
              <table:table-cell office:value-type="float" office:value="0.238226860761642">
                <text:p>0.238226860761642</text:p>
              </table:table-cell>
              <table:table-cell office:value-type="float" office:value="0.386345148086548">
                <text:p>0.3863451480865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510383367538452">
                <text:p>0.510383367538452</text:p>
              </table:table-cell>
              <table:table-cell office:value-type="float" office:value="0.238174170255661">
                <text:p>0.238174170255661</text:p>
              </table:table-cell>
              <table:table-cell office:value-type="float" office:value="0.375223994255066">
                <text:p>0.3752239942550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511142194271088">
                <text:p>0.511142194271088</text:p>
              </table:table-cell>
              <table:table-cell office:value-type="float" office:value="0.238252133131027">
                <text:p>0.238252133131027</text:p>
              </table:table-cell>
              <table:table-cell office:value-type="float" office:value="0.362639486789703">
                <text:p>0.3626394867897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510248243808746">
                <text:p>0.510248243808746</text:p>
              </table:table-cell>
              <table:table-cell office:value-type="float" office:value="0.238161206245422">
                <text:p>0.238161206245422</text:p>
              </table:table-cell>
              <table:table-cell office:value-type="float" office:value="0.35335510969162">
                <text:p>0.353355109691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511277973651886">
                <text:p>0.511277973651886</text:p>
              </table:table-cell>
              <table:table-cell office:value-type="float" office:value="0.238355353474617">
                <text:p>0.238355353474617</text:p>
              </table:table-cell>
              <table:table-cell office:value-type="float" office:value="0.339234709739685">
                <text:p>0.3392347097396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510457456111908">
                <text:p>0.510457456111908</text:p>
              </table:table-cell>
              <table:table-cell office:value-type="float" office:value="0.238232225179672">
                <text:p>0.238232225179672</text:p>
              </table:table-cell>
              <table:table-cell office:value-type="float" office:value="0.327969133853912">
                <text:p>0.3279691338539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511151492595673">
                <text:p>0.511151492595673</text:p>
              </table:table-cell>
              <table:table-cell office:value-type="float" office:value="0.238305389881134">
                <text:p>0.238305389881134</text:p>
              </table:table-cell>
              <table:table-cell office:value-type="float" office:value="0.315142422914505">
                <text:p>0.3151424229145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510615587234497">
                <text:p>0.510615587234497</text:p>
              </table:table-cell>
              <table:table-cell office:value-type="float" office:value="0.238335102796555">
                <text:p>0.238335102796555</text:p>
              </table:table-cell>
              <table:table-cell office:value-type="float" office:value="0.306872606277466">
                <text:p>0.3068726062774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511173844337463">
                <text:p>0.511173844337463</text:p>
              </table:table-cell>
              <table:table-cell office:value-type="float" office:value="0.238398239016533">
                <text:p>0.238398239016533</text:p>
              </table:table-cell>
              <table:table-cell office:value-type="float" office:value="0.291380971670151">
                <text:p>0.2913809716701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510508120059967">
                <text:p>0.510508120059967</text:p>
              </table:table-cell>
              <table:table-cell office:value-type="float" office:value="0.238356783986092">
                <text:p>0.238356783986092</text:p>
              </table:table-cell>
              <table:table-cell office:value-type="float" office:value="0.27874767780304">
                <text:p>0.278747677803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510410010814667">
                <text:p>0.510410010814667</text:p>
              </table:table-cell>
              <table:table-cell office:value-type="float" office:value="0.238312274217606">
                <text:p>0.238312274217606</text:p>
              </table:table-cell>
              <table:table-cell office:value-type="float" office:value="0.267189264297485">
                <text:p>0.2671892642974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509013533592224">
                <text:p>0.509013533592224</text:p>
              </table:table-cell>
              <table:table-cell office:value-type="float" office:value="0.238078474998474">
                <text:p>0.238078474998474</text:p>
              </table:table-cell>
              <table:table-cell office:value-type="float" office:value="0.262109994888306">
                <text:p>0.2621099948883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507185399532318">
                <text:p>0.507185399532318</text:p>
              </table:table-cell>
              <table:table-cell office:value-type="float" office:value="0.237632796168327">
                <text:p>0.237632796168327</text:p>
              </table:table-cell>
              <table:table-cell office:value-type="float" office:value="0.24834831058979">
                <text:p>0.248348310589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50633430480957">
                <text:p>0.50633430480957</text:p>
              </table:table-cell>
              <table:table-cell office:value-type="float" office:value="0.237525165081024">
                <text:p>0.237525165081024</text:p>
              </table:table-cell>
              <table:table-cell office:value-type="float" office:value="0.23258738219738">
                <text:p>0.232587382197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506205022335053">
                <text:p>0.506205022335053</text:p>
              </table:table-cell>
              <table:table-cell office:value-type="float" office:value="0.237603470683098">
                <text:p>0.237603470683098</text:p>
              </table:table-cell>
              <table:table-cell office:value-type="float" office:value="0.223341643810272">
                <text:p>0.2233416438102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506218433380127">
                <text:p>0.506218433380127</text:p>
              </table:table-cell>
              <table:table-cell office:value-type="float" office:value="0.237599954009056">
                <text:p>0.237599954009056</text:p>
              </table:table-cell>
              <table:table-cell office:value-type="float" office:value="0.21640644967556">
                <text:p>0.216406449675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506169974803925">
                <text:p>0.506169974803925</text:p>
              </table:table-cell>
              <table:table-cell office:value-type="float" office:value="0.237571462988853">
                <text:p>0.237571462988853</text:p>
              </table:table-cell>
              <table:table-cell office:value-type="float" office:value="0.207507967948914">
                <text:p>0.2075079679489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506121098995209">
                <text:p>0.506121098995209</text:p>
              </table:table-cell>
              <table:table-cell office:value-type="float" office:value="0.23768450319767">
                <text:p>0.23768450319767</text:p>
              </table:table-cell>
              <table:table-cell office:value-type="float" office:value="0.190718322992325">
                <text:p>0.1907183229923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506114184856415">
                <text:p>0.506114184856415</text:p>
              </table:table-cell>
              <table:table-cell office:value-type="float" office:value="0.237723737955093">
                <text:p>0.237723737955093</text:p>
              </table:table-cell>
              <table:table-cell office:value-type="float" office:value="0.175647959113121">
                <text:p>0.1756479591131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505959570407867">
                <text:p>0.505959570407867</text:p>
              </table:table-cell>
              <table:table-cell office:value-type="float" office:value="0.237707734107971">
                <text:p>0.237707734107971</text:p>
              </table:table-cell>
              <table:table-cell office:value-type="float" office:value="0.170227095484734">
                <text:p>0.1702270954847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505954921245575">
                <text:p>0.505954921245575</text:p>
              </table:table-cell>
              <table:table-cell office:value-type="float" office:value="0.237815618515015">
                <text:p>0.237815618515015</text:p>
              </table:table-cell>
              <table:table-cell office:value-type="float" office:value="0.155238077044487">
                <text:p>0.1552380770444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505873680114746">
                <text:p>0.505873680114746</text:p>
              </table:table-cell>
              <table:table-cell office:value-type="float" office:value="0.237851247191429">
                <text:p>0.237851247191429</text:p>
              </table:table-cell>
              <table:table-cell office:value-type="float" office:value="0.142875403165817">
                <text:p>0.1428754031658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505785584449768">
                <text:p>0.505785584449768</text:p>
              </table:table-cell>
              <table:table-cell office:value-type="float" office:value="0.237900137901306">
                <text:p>0.237900137901306</text:p>
              </table:table-cell>
              <table:table-cell office:value-type="float" office:value="0.132707342505455">
                <text:p>0.1327073425054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505744159221649">
                <text:p>0.505744159221649</text:p>
              </table:table-cell>
              <table:table-cell office:value-type="float" office:value="0.23796996474266">
                <text:p>0.23796996474266</text:p>
              </table:table-cell>
              <table:table-cell office:value-type="float" office:value="0.117887772619724">
                <text:p>0.1178877726197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505645334720612">
                <text:p>0.505645334720612</text:p>
              </table:table-cell>
              <table:table-cell office:value-type="float" office:value="0.238010615110397">
                <text:p>0.238010615110397</text:p>
              </table:table-cell>
              <table:table-cell office:value-type="float" office:value="0.107560075819492">
                <text:p>0.1075600758194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505581736564636">
                <text:p>0.505581736564636</text:p>
              </table:table-cell>
              <table:table-cell office:value-type="float" office:value="0.238114342093468">
                <text:p>0.238114342093468</text:p>
              </table:table-cell>
              <table:table-cell office:value-type="float" office:value="0.0940239429473877">
                <text:p>0.09402394294738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505513072013855">
                <text:p>0.505513072013855</text:p>
              </table:table-cell>
              <table:table-cell office:value-type="float" office:value="0.238117828965187">
                <text:p>0.238117828965187</text:p>
              </table:table-cell>
              <table:table-cell office:value-type="float" office:value="0.0822422280907631">
                <text:p>0.08224222809076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505425333976746">
                <text:p>0.505425333976746</text:p>
              </table:table-cell>
              <table:table-cell office:value-type="float" office:value="0.238228216767311">
                <text:p>0.238228216767311</text:p>
              </table:table-cell>
              <table:table-cell office:value-type="float" office:value="0.0694304034113884">
                <text:p>0.06943040341138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505358099937439">
                <text:p>0.505358099937439</text:p>
              </table:table-cell>
              <table:table-cell office:value-type="float" office:value="0.238259628415108">
                <text:p>0.238259628415108</text:p>
              </table:table-cell>
              <table:table-cell office:value-type="float" office:value="0.0569914542138577">
                <text:p>0.05699145421385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505269825458527">
                <text:p>0.505269825458527</text:p>
              </table:table-cell>
              <table:table-cell office:value-type="float" office:value="0.238342940807342">
                <text:p>0.238342940807342</text:p>
              </table:table-cell>
              <table:table-cell office:value-type="float" office:value="0.044972088187933">
                <text:p>0.0449720881879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505199909210205">
                <text:p>0.505199909210205</text:p>
              </table:table-cell>
              <table:table-cell office:value-type="float" office:value="0.238405853509903">
                <text:p>0.238405853509903</text:p>
              </table:table-cell>
              <table:table-cell office:value-type="float" office:value="0.0325948894023895">
                <text:p>0.03259488940238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505088746547699">
                <text:p>0.505088746547699</text:p>
              </table:table-cell>
              <table:table-cell office:value-type="float" office:value="0.238545417785644">
                <text:p>0.238545417785644</text:p>
              </table:table-cell>
              <table:table-cell office:value-type="float" office:value="0.0294983871281147">
                <text:p>0.02949838712811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519851565361023">
                <text:p>0.519851565361023</text:p>
              </table:table-cell>
              <table:table-cell office:value-type="float" office:value="0.238230422139168">
                <text:p>0.238230422139168</text:p>
              </table:table-cell>
              <table:table-cell office:value-type="float" office:value="0.0288001727312803">
                <text:p>0.02880017273128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517586588859558">
                <text:p>0.517586588859558</text:p>
              </table:table-cell>
              <table:table-cell office:value-type="float" office:value="0.225010350346565">
                <text:p>0.225010350346565</text:p>
              </table:table-cell>
              <table:table-cell office:value-type="float" office:value="0.0301356501877308">
                <text:p>0.03013565018773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51763129234314">
                <text:p>0.51763129234314</text:p>
              </table:table-cell>
              <table:table-cell office:value-type="float" office:value="0.212653279304504">
                <text:p>0.212653279304504</text:p>
              </table:table-cell>
              <table:table-cell office:value-type="float" office:value="0.0307580288499594">
                <text:p>0.03075802884995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51764577627182">
                <text:p>0.51764577627182</text:p>
              </table:table-cell>
              <table:table-cell office:value-type="float" office:value="0.200329065322876">
                <text:p>0.200329065322876</text:p>
              </table:table-cell>
              <table:table-cell office:value-type="float" office:value="0.0308432150632143">
                <text:p>0.03084321506321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517654299736023">
                <text:p>0.517654299736023</text:p>
              </table:table-cell>
              <table:table-cell office:value-type="float" office:value="0.187955856323242">
                <text:p>0.187955856323242</text:p>
              </table:table-cell>
              <table:table-cell office:value-type="float" office:value="0.0309240315109491">
                <text:p>0.03092403151094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517904698848724">
                <text:p>0.517904698848724</text:p>
              </table:table-cell>
              <table:table-cell office:value-type="float" office:value="0.175744950771332">
                <text:p>0.175744950771332</text:p>
              </table:table-cell>
              <table:table-cell office:value-type="float" office:value="0.0310090165585279">
                <text:p>0.03100901655852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517725586891174">
                <text:p>0.517725586891174</text:p>
              </table:table-cell>
              <table:table-cell office:value-type="float" office:value="0.176391124725342">
                <text:p>0.176391124725342</text:p>
              </table:table-cell>
              <table:table-cell office:value-type="float" office:value="0.0384613052010536">
                <text:p>0.03846130520105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517717003822327">
                <text:p>0.517717003822327</text:p>
              </table:table-cell>
              <table:table-cell office:value-type="float" office:value="0.176424890756607">
                <text:p>0.176424890756607</text:p>
              </table:table-cell>
              <table:table-cell office:value-type="float" office:value="0.0547572001814842">
                <text:p>0.05475720018148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51773077249527">
                <text:p>0.51773077249527</text:p>
              </table:table-cell>
              <table:table-cell office:value-type="float" office:value="0.176371827721596">
                <text:p>0.176371827721596</text:p>
              </table:table-cell>
              <table:table-cell office:value-type="float" office:value="0.0680865570902824">
                <text:p>0.06808655709028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517907023429871">
                <text:p>0.517907023429871</text:p>
              </table:table-cell>
              <table:table-cell office:value-type="float" office:value="0.1762375831604">
                <text:p>0.1762375831604</text:p>
              </table:table-cell>
              <table:table-cell office:value-type="float" office:value="0.0788120031356812">
                <text:p>0.07881200313568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517798840999603">
                <text:p>0.517798840999603</text:p>
              </table:table-cell>
              <table:table-cell office:value-type="float" office:value="0.176022872328758">
                <text:p>0.176022872328758</text:p>
              </table:table-cell>
              <table:table-cell office:value-type="float" office:value="0.093498982489109">
                <text:p>0.0934989824891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518023908138275">
                <text:p>0.518023908138275</text:p>
              </table:table-cell>
              <table:table-cell office:value-type="float" office:value="0.176138520240784">
                <text:p>0.176138520240784</text:p>
              </table:table-cell>
              <table:table-cell office:value-type="float" office:value="0.102923855185509">
                <text:p>0.1029238551855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517967939376831">
                <text:p>0.517967939376831</text:p>
              </table:table-cell>
              <table:table-cell office:value-type="float" office:value="0.17592878639698">
                <text:p>0.17592878639698</text:p>
              </table:table-cell>
              <table:table-cell office:value-type="float" office:value="0.118414327502251">
                <text:p>0.1184143275022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518177628517151">
                <text:p>0.518177628517151</text:p>
              </table:table-cell>
              <table:table-cell office:value-type="float" office:value="0.175927579402924">
                <text:p>0.175927579402924</text:p>
              </table:table-cell>
              <table:table-cell office:value-type="float" office:value="0.128530964255333">
                <text:p>0.128530964255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51805704832077">
                <text:p>0.51805704832077</text:p>
              </table:table-cell>
              <table:table-cell office:value-type="float" office:value="0.175736322999001">
                <text:p>0.175736322999001</text:p>
              </table:table-cell>
              <table:table-cell office:value-type="float" office:value="0.143670454621315">
                <text:p>0.1436704546213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518314838409424">
                <text:p>0.518314838409424</text:p>
              </table:table-cell>
              <table:table-cell office:value-type="float" office:value="0.175776109099388">
                <text:p>0.175776109099388</text:p>
              </table:table-cell>
              <table:table-cell office:value-type="float" office:value="0.152362570166588">
                <text:p>0.1523625701665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518296539783478">
                <text:p>0.518296539783478</text:p>
              </table:table-cell>
              <table:table-cell office:value-type="float" office:value="0.175555437803268">
                <text:p>0.175555437803268</text:p>
              </table:table-cell>
              <table:table-cell office:value-type="float" office:value="0.167520821094513">
                <text:p>0.1675208210945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518250167369843">
                <text:p>0.518250167369843</text:p>
              </table:table-cell>
              <table:table-cell office:value-type="float" office:value="0.175510406494141">
                <text:p>0.175510406494141</text:p>
              </table:table-cell>
              <table:table-cell office:value-type="float" office:value="0.181749030947685">
                <text:p>0.1817490309476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518524765968323">
                <text:p>0.518524765968323</text:p>
              </table:table-cell>
              <table:table-cell office:value-type="float" office:value="0.175539806485176">
                <text:p>0.175539806485176</text:p>
              </table:table-cell>
              <table:table-cell office:value-type="float" office:value="0.188049584627152">
                <text:p>0.1880495846271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518384575843811">
                <text:p>0.518384575843811</text:p>
              </table:table-cell>
              <table:table-cell office:value-type="float" office:value="0.175381764769554">
                <text:p>0.175381764769554</text:p>
              </table:table-cell>
              <table:table-cell office:value-type="float" office:value="0.201722726225853">
                <text:p>0.2017227262258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518523991107941">
                <text:p>0.518523991107941</text:p>
              </table:table-cell>
              <table:table-cell office:value-type="float" office:value="0.175355613231659">
                <text:p>0.175355613231659</text:p>
              </table:table-cell>
              <table:table-cell office:value-type="float" office:value="0.218442246317863">
                <text:p>0.2184422463178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518648624420166">
                <text:p>0.518648624420166</text:p>
              </table:table-cell>
              <table:table-cell office:value-type="float" office:value="0.17529670894146">
                <text:p>0.17529670894146</text:p>
              </table:table-cell>
              <table:table-cell office:value-type="float" office:value="0.230032458901405">
                <text:p>0.2300324589014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518662214279175">
                <text:p>0.518662214279175</text:p>
              </table:table-cell>
              <table:table-cell office:value-type="float" office:value="0.175209566950798">
                <text:p>0.175209566950798</text:p>
              </table:table-cell>
              <table:table-cell office:value-type="float" office:value="0.241675868630409">
                <text:p>0.2416758686304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51888769865036">
                <text:p>0.51888769865036</text:p>
              </table:table-cell>
              <table:table-cell office:value-type="float" office:value="0.175188004970551">
                <text:p>0.175188004970551</text:p>
              </table:table-cell>
              <table:table-cell office:value-type="float" office:value="0.252041161060333">
                <text:p>0.252041161060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519619941711426">
                <text:p>0.519619941711426</text:p>
              </table:table-cell>
              <table:table-cell office:value-type="float" office:value="0.175300717353821">
                <text:p>0.175300717353821</text:p>
              </table:table-cell>
              <table:table-cell office:value-type="float" office:value="0.259229034185409">
                <text:p>0.2592290341854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522168636322022">
                <text:p>0.522168636322022</text:p>
              </table:table-cell>
              <table:table-cell office:value-type="float" office:value="0.175745576620102">
                <text:p>0.175745576620102</text:p>
              </table:table-cell>
              <table:table-cell office:value-type="float" office:value="0.275760293006897">
                <text:p>0.2757602930068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523297786712647">
                <text:p>0.523297786712647</text:p>
              </table:table-cell>
              <table:table-cell office:value-type="float" office:value="0.176012516021729">
                <text:p>0.176012516021729</text:p>
              </table:table-cell>
              <table:table-cell office:value-type="float" office:value="0.282946169376373">
                <text:p>0.2829461693763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52395224571228">
                <text:p>0.52395224571228</text:p>
              </table:table-cell>
              <table:table-cell office:value-type="float" office:value="0.175944551825523">
                <text:p>0.175944551825523</text:p>
              </table:table-cell>
              <table:table-cell office:value-type="float" office:value="0.297712534666061">
                <text:p>0.2977125346660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524049401283264">
                <text:p>0.524049401283264</text:p>
              </table:table-cell>
              <table:table-cell office:value-type="float" office:value="0.176020041108131">
                <text:p>0.176020041108131</text:p>
              </table:table-cell>
              <table:table-cell office:value-type="float" office:value="0.306237310171127">
                <text:p>0.3062373101711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523989260196686">
                <text:p>0.523989260196686</text:p>
              </table:table-cell>
              <table:table-cell office:value-type="float" office:value="0.17594113945961">
                <text:p>0.17594113945961</text:p>
              </table:table-cell>
              <table:table-cell office:value-type="float" office:value="0.32175549864769">
                <text:p>0.321755498647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524152934551239">
                <text:p>0.524152934551239</text:p>
              </table:table-cell>
              <table:table-cell office:value-type="float" office:value="0.175985261797905">
                <text:p>0.175985261797905</text:p>
              </table:table-cell>
              <table:table-cell office:value-type="float" office:value="0.333271592855453">
                <text:p>0.3332715928554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524223148822784">
                <text:p>0.524223148822784</text:p>
              </table:table-cell>
              <table:table-cell office:value-type="float" office:value="0.176018431782723">
                <text:p>0.176018431782723</text:p>
              </table:table-cell>
              <table:table-cell office:value-type="float" office:value="0.34475788474083">
                <text:p>0.34475788474083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153cm" svg:y="0.38cm" svg:width="11.395cm" svg:height="8.241cm"/>
          <chart:axis chart:dimension="x" chart:name="primary-x" chart:style-name="ch4" chartooo:axis-type="auto">
            <chart:categories table:cell-range-address="local-table.$A$2:.$A$1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25" chart:label-cell-address="local-table.$C$1" chart:class="chart:scatter">
            <chart:domain table:cell-range-address="local-table.$B$2:.$B$125"/>
            <chart:data-point chart:repeated="124"/>
          </chart:series>
          <chart:series chart:style-name="ch7" chart:values-cell-range-address="local-table.$D$2:.$D$125" chart:label-cell-address="local-table.$D$1" chart:class="chart:scatter">
            <chart:data-point chart:repeated="124"/>
          </chart:series>
          <chart:series chart:style-name="ch8" chart:values-cell-range-address="local-table.$E$2:.$E$125" chart:label-cell-address="local-table.$E$1" chart:class="chart:scatter">
            <chart:data-point chart:repeated="1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45407853886027">
                <text:p>0.145407853886027</text:p>
              </table:table-cell>
              <table:table-cell office:value-type="float" office:value="-0.00000646311082707591">
                <text:p>-0.00000646311082707591</text:p>
              </table:table-cell>
              <table:table-cell office:value-type="float" office:value="0.549818107074232">
                <text:p>0.5498181070742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53551347809434">
                <text:p>0.153551347809434</text:p>
              </table:table-cell>
              <table:table-cell office:value-type="float" office:value="-0.0000123315211928691">
                <text:p>-0.0000123315211928691</text:p>
              </table:table-cell>
              <table:table-cell office:value-type="float" office:value="0.549688090922844">
                <text:p>0.549688090922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61610924898381">
                <text:p>0.161610924898381</text:p>
              </table:table-cell>
              <table:table-cell office:value-type="float" office:value="-0.0000182595271418825">
                <text:p>-0.0000182595271418825</text:p>
              </table:table-cell>
              <table:table-cell office:value-type="float" office:value="0.549555126008136">
                <text:p>0.549555126008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69679482968072">
                <text:p>0.169679482968072</text:p>
              </table:table-cell>
              <table:table-cell office:value-type="float" office:value="-0.0000243262811373135">
                <text:p>-0.0000243262811373135</text:p>
              </table:table-cell>
              <table:table-cell office:value-type="float" office:value="0.549418246086915">
                <text:p>0.5494182460869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7774600985454">
                <text:p>0.17774600985454</text:p>
              </table:table-cell>
              <table:table-cell office:value-type="float" office:value="-0.0000305283257022054">
                <text:p>-0.0000305283257022054</text:p>
              </table:table-cell>
              <table:table-cell office:value-type="float" office:value="0.549277512079329">
                <text:p>0.5492775120793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85811573785074">
                <text:p>0.185811573785074</text:p>
              </table:table-cell>
              <table:table-cell office:value-type="float" office:value="-0.0000368708499888284">
                <text:p>-0.0000368708499888284</text:p>
              </table:table-cell>
              <table:table-cell office:value-type="float" office:value="0.54913285754151">
                <text:p>0.54913285754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93875830261564">
                <text:p>0.193875830261564</text:p>
              </table:table-cell>
              <table:table-cell office:value-type="float" office:value="-0.0000433585406190101">
                <text:p>-0.0000433585406190101</text:p>
              </table:table-cell>
              <table:table-cell office:value-type="float" office:value="0.548984220911337">
                <text:p>0.5489842209113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94418564069058">
                <text:p>0.194418564069058</text:p>
              </table:table-cell>
              <table:table-cell office:value-type="float" office:value="0.00732166652301955">
                <text:p>0.00732166652301955</text:p>
              </table:table-cell>
              <table:table-cell office:value-type="float" office:value="0.548935929421064">
                <text:p>0.548935929421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01765749867418">
                <text:p>0.201765749867418</text:p>
              </table:table-cell>
              <table:table-cell office:value-type="float" office:value="0.00808064587959693">
                <text:p>0.00808064587959693</text:p>
              </table:table-cell>
              <table:table-cell office:value-type="float" office:value="0.548776451693558">
                <text:p>0.5487764516935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09910847992177">
                <text:p>0.209910847992177</text:p>
              </table:table-cell>
              <table:table-cell office:value-type="float" office:value="0.00798129865812293">
                <text:p>0.00798129865812293</text:p>
              </table:table-cell>
              <table:table-cell office:value-type="float" office:value="0.54862069485244">
                <text:p>0.548620694852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17960195503541">
                <text:p>0.217960195503541</text:p>
              </table:table-cell>
              <table:table-cell office:value-type="float" office:value="0.0079784615761276">
                <text:p>0.0079784615761276</text:p>
              </table:table-cell>
              <table:table-cell office:value-type="float" office:value="0.54845965420933">
                <text:p>0.548459654209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26018262876734">
                <text:p>0.226018262876734</text:p>
              </table:table-cell>
              <table:table-cell office:value-type="float" office:value="0.00796465296013115">
                <text:p>0.00796465296013115</text:p>
              </table:table-cell>
              <table:table-cell office:value-type="float" office:value="0.548294421055391">
                <text:p>0.548294421055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26569899384194">
                <text:p>0.226569899384194</text:p>
              </table:table-cell>
              <table:table-cell office:value-type="float" office:value="0.015339859666472">
                <text:p>0.015339859666472</text:p>
              </table:table-cell>
              <table:table-cell office:value-type="float" office:value="0.548250557396015">
                <text:p>0.548250557396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33915035976904">
                <text:p>0.233915035976904</text:p>
              </table:table-cell>
              <table:table-cell office:value-type="float" office:value="0.0160852470470478">
                <text:p>0.0160852470470478</text:p>
              </table:table-cell>
              <table:table-cell office:value-type="float" office:value="0.548071830378644">
                <text:p>0.5480718303786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34550807500531">
                <text:p>0.234550807500531</text:p>
              </table:table-cell>
              <table:table-cell office:value-type="float" office:value="0.0233783445751933">
                <text:p>0.0233783445751933</text:p>
              </table:table-cell>
              <table:table-cell office:value-type="float" office:value="0.548029038375834">
                <text:p>0.5480290383758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41886062070049">
                <text:p>0.241886062070049</text:p>
              </table:table-cell>
              <table:table-cell office:value-type="float" office:value="0.024125384981684">
                <text:p>0.024125384981684</text:p>
              </table:table-cell>
              <table:table-cell office:value-type="float" office:value="0.547845335219558">
                <text:p>0.5478453352195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242520514688394">
                <text:p>0.242520514688394</text:p>
              </table:table-cell>
              <table:table-cell office:value-type="float" office:value="0.0314174652527438">
                <text:p>0.0314174652527438</text:p>
              </table:table-cell>
              <table:table-cell office:value-type="float" office:value="0.547800869805078">
                <text:p>0.5478008698050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242322941689948">
                <text:p>0.242322941689948</text:p>
              </table:table-cell>
              <table:table-cell office:value-type="float" office:value="0.0395326926566305">
                <text:p>0.0395326926566305</text:p>
              </table:table-cell>
              <table:table-cell office:value-type="float" office:value="0.54772791112304">
                <text:p>0.547727911123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497455558191">
                <text:p>0.2497455558191</text:p>
              </table:table-cell>
              <table:table-cell office:value-type="float" office:value="0.0401674931377175">
                <text:p>0.0401674931377175</text:p>
              </table:table-cell>
              <table:table-cell office:value-type="float" office:value="0.547540174750383">
                <text:p>0.5475401747503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57864290544364">
                <text:p>0.257864290544364</text:p>
              </table:table-cell>
              <table:table-cell office:value-type="float" office:value="0.0400539593738212">
                <text:p>0.0400539593738212</text:p>
              </table:table-cell>
              <table:table-cell office:value-type="float" office:value="0.547358175141294">
                <text:p>0.5473581751412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258398741529702">
                <text:p>0.258398741529702</text:p>
              </table:table-cell>
              <table:table-cell office:value-type="float" office:value="0.0474344170192319">
                <text:p>0.0474344170192319</text:p>
              </table:table-cell>
              <table:table-cell office:value-type="float" office:value="0.547306220176419">
                <text:p>0.5473062201764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65740808874863">
                <text:p>0.265740808874863</text:p>
              </table:table-cell>
              <table:table-cell office:value-type="float" office:value="0.0481453689853486">
                <text:p>0.0481453689853486</text:p>
              </table:table-cell>
              <table:table-cell office:value-type="float" office:value="0.547107378560615">
                <text:p>0.5471073785606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66365548145108">
                <text:p>0.266365548145108</text:p>
              </table:table-cell>
              <table:table-cell office:value-type="float" office:value="0.0554346901187175">
                <text:p>0.0554346901187175</text:p>
              </table:table-cell>
              <table:table-cell office:value-type="float" office:value="0.547056113950517">
                <text:p>0.5470561139505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273696157355755">
                <text:p>0.273696157355755</text:p>
              </table:table-cell>
              <table:table-cell office:value-type="float" office:value="0.0561474976682299">
                <text:p>0.0561474976682299</text:p>
              </table:table-cell>
              <table:table-cell office:value-type="float" office:value="0.546851897039454">
                <text:p>0.5468518970394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274318848178325">
                <text:p>0.274318848178325</text:p>
              </table:table-cell>
              <table:table-cell office:value-type="float" office:value="0.0634327613620445">
                <text:p>0.0634327613620445</text:p>
              </table:table-cell>
              <table:table-cell office:value-type="float" office:value="0.546797850679508">
                <text:p>0.5467978506795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28164757590823">
                <text:p>0.28164757590823</text:p>
              </table:table-cell>
              <table:table-cell office:value-type="float" office:value="0.0641367167817232">
                <text:p>0.0641367167817232</text:p>
              </table:table-cell>
              <table:table-cell office:value-type="float" office:value="0.546588251695394">
                <text:p>0.5465882516953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289759258107552">
                <text:p>0.289759258107552</text:p>
              </table:table-cell>
              <table:table-cell office:value-type="float" office:value="0.0639896220018033">
                <text:p>0.0639896220018033</text:p>
              </table:table-cell>
              <table:table-cell office:value-type="float" office:value="0.546386202365667">
                <text:p>0.546386202365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290287494537679">
                <text:p>0.290287494537679</text:p>
              </table:table-cell>
              <table:table-cell office:value-type="float" office:value="0.0713634796923829">
                <text:p>0.0713634796923829</text:p>
              </table:table-cell>
              <table:table-cell office:value-type="float" office:value="0.546325682214114">
                <text:p>0.5463256822141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97620957153655">
                <text:p>0.297620957153655</text:p>
              </table:table-cell>
              <table:table-cell office:value-type="float" office:value="0.0720449639972179">
                <text:p>0.0720449639972179</text:p>
              </table:table-cell>
              <table:table-cell office:value-type="float" office:value="0.54610491521483">
                <text:p>0.546104915214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98237989960204">
                <text:p>0.298237989960204</text:p>
              </table:table-cell>
              <table:table-cell office:value-type="float" office:value="0.0793247474974949">
                <text:p>0.0793247474974949</text:p>
              </table:table-cell>
              <table:table-cell office:value-type="float" office:value="0.54604423480643">
                <text:p>0.546044234806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305558762640454">
                <text:p>0.305558762640454</text:p>
              </table:table-cell>
              <table:table-cell office:value-type="float" office:value="0.0800072392749038">
                <text:p>0.0800072392749038</text:p>
              </table:table-cell>
              <table:table-cell office:value-type="float" office:value="0.545817519548594">
                <text:p>0.5458175195485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306172707931864">
                <text:p>0.306172707931864</text:p>
              </table:table-cell>
              <table:table-cell office:value-type="float" office:value="0.087279708696345">
                <text:p>0.087279708696345</text:p>
              </table:table-cell>
              <table:table-cell office:value-type="float" office:value="0.545752627735494">
                <text:p>0.5457526277354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313490293743582">
                <text:p>0.313490293743582</text:p>
              </table:table-cell>
              <table:table-cell office:value-type="float" office:value="0.0879524001776171">
                <text:p>0.0879524001776171</text:p>
              </table:table-cell>
              <table:table-cell office:value-type="float" office:value="0.545519838840753">
                <text:p>0.5455198388407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314099623267501">
                <text:p>0.314099623267501</text:p>
              </table:table-cell>
              <table:table-cell office:value-type="float" office:value="0.0952174360762789">
                <text:p>0.0952174360762789</text:p>
              </table:table-cell>
              <table:table-cell office:value-type="float" office:value="0.545450136942902">
                <text:p>0.5454501369429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321413881890544">
                <text:p>0.321413881890544</text:p>
              </table:table-cell>
              <table:table-cell office:value-type="float" office:value="0.0958798483344701">
                <text:p>0.0958798483344701</text:p>
              </table:table-cell>
              <table:table-cell office:value-type="float" office:value="0.545210978303007">
                <text:p>0.5452109783030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32201820455034">
                <text:p>0.32201820455034</text:p>
              </table:table-cell>
              <table:table-cell office:value-type="float" office:value="0.103136069316481">
                <text:p>0.103136069316481</text:p>
              </table:table-cell>
              <table:table-cell office:value-type="float" office:value="0.545135840401196">
                <text:p>0.5451358404011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329329012897102">
                <text:p>0.329329012897102</text:p>
              </table:table-cell>
              <table:table-cell office:value-type="float" office:value="0.103787857547583">
                <text:p>0.103787857547583</text:p>
              </table:table-cell>
              <table:table-cell office:value-type="float" office:value="0.544889962032268">
                <text:p>0.5448899620322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32992773694061">
                <text:p>0.32992773694061</text:p>
              </table:table-cell>
              <table:table-cell office:value-type="float" office:value="0.111033636687792">
                <text:p>0.111033636687792</text:p>
              </table:table-cell>
              <table:table-cell office:value-type="float" office:value="0.544808660364143">
                <text:p>0.5448086603641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337234920449229">
                <text:p>0.337234920449229</text:p>
              </table:table-cell>
              <table:table-cell office:value-type="float" office:value="0.111674382919202">
                <text:p>0.111674382919202</text:p>
              </table:table-cell>
              <table:table-cell office:value-type="float" office:value="0.544555640717847">
                <text:p>0.5445556407178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345307686720992">
                <text:p>0.345307686720992</text:p>
              </table:table-cell>
              <table:table-cell office:value-type="float" office:value="0.111468171543126">
                <text:p>0.111468171543126</text:p>
              </table:table-cell>
              <table:table-cell office:value-type="float" office:value="0.544307117752365">
                <text:p>0.5443071177523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353287241845474">
                <text:p>0.353287241845474</text:p>
              </table:table-cell>
              <table:table-cell office:value-type="float" office:value="0.111353003046263">
                <text:p>0.111353003046263</text:p>
              </table:table-cell>
              <table:table-cell office:value-type="float" office:value="0.544049130154692">
                <text:p>0.5440491301546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353802706585096">
                <text:p>0.353802706585096</text:p>
              </table:table-cell>
              <table:table-cell office:value-type="float" office:value="0.118665738214406">
                <text:p>0.118665738214406</text:p>
              </table:table-cell>
              <table:table-cell office:value-type="float" office:value="0.543953723518799">
                <text:p>0.5439537235187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353596668743389">
                <text:p>0.353596668743389</text:p>
              </table:table-cell>
              <table:table-cell office:value-type="float" office:value="0.126681768291381">
                <text:p>0.126681768291381</text:p>
              </table:table-cell>
              <table:table-cell office:value-type="float" office:value="0.543826422642482">
                <text:p>0.5438264226424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360975100520251">
                <text:p>0.360975100520251</text:p>
              </table:table-cell>
              <table:table-cell office:value-type="float" office:value="0.127200977510846">
                <text:p>0.127200977510846</text:p>
              </table:table-cell>
              <table:table-cell office:value-type="float" office:value="0.543549076559497">
                <text:p>0.5435490765594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361542291751722">
                <text:p>0.361542291751722</text:p>
              </table:table-cell>
              <table:table-cell office:value-type="float" office:value="0.134411827419321">
                <text:p>0.134411827419321</text:p>
              </table:table-cell>
              <table:table-cell office:value-type="float" office:value="0.54344046541733">
                <text:p>0.543440465417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368834350198656">
                <text:p>0.368834350198656</text:p>
              </table:table-cell>
              <table:table-cell office:value-type="float" office:value="0.135011239666522">
                <text:p>0.135011239666522</text:p>
              </table:table-cell>
              <table:table-cell office:value-type="float" office:value="0.543154100233834">
                <text:p>0.5431541002338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369400317302113">
                <text:p>0.369400317302113</text:p>
              </table:table-cell>
              <table:table-cell office:value-type="float" office:value="0.142191067278797">
                <text:p>0.142191067278797</text:p>
              </table:table-cell>
              <table:table-cell office:value-type="float" office:value="0.543034251363887">
                <text:p>0.5430342513638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376685569834846">
                <text:p>0.376685569834846</text:p>
              </table:table-cell>
              <table:table-cell office:value-type="float" office:value="0.142777003087027">
                <text:p>0.142777003087027</text:p>
              </table:table-cell>
              <table:table-cell office:value-type="float" office:value="0.542737348734391">
                <text:p>0.5427373487343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377238495702245">
                <text:p>0.377238495702245</text:p>
              </table:table-cell>
              <table:table-cell office:value-type="float" office:value="0.149931516722436">
                <text:p>0.149931516722436</text:p>
              </table:table-cell>
              <table:table-cell office:value-type="float" office:value="0.542603897178502">
                <text:p>0.5426038971785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377453880108144">
                <text:p>0.377453880108144</text:p>
              </table:table-cell>
              <table:table-cell office:value-type="float" office:value="0.150862661258142">
                <text:p>0.150862661258142</text:p>
              </table:table-cell>
              <table:table-cell office:value-type="float" office:value="0.535270404860035">
                <text:p>0.5352704048600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377725329888883">
                <text:p>0.377725329888883</text:p>
              </table:table-cell>
              <table:table-cell office:value-type="float" office:value="0.150921841737715">
                <text:p>0.150921841737715</text:p>
              </table:table-cell>
              <table:table-cell office:value-type="float" office:value="0.527190722221539">
                <text:p>0.5271907222215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37797674276683">
                <text:p>0.37797674276683</text:p>
              </table:table-cell>
              <table:table-cell office:value-type="float" office:value="0.151065529944962">
                <text:p>0.151065529944962</text:p>
              </table:table-cell>
              <table:table-cell office:value-type="float" office:value="0.519180146260548">
                <text:p>0.5191801462605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378218780855798">
                <text:p>0.378218780855798</text:p>
              </table:table-cell>
              <table:table-cell office:value-type="float" office:value="0.151190813970285">
                <text:p>0.151190813970285</text:p>
              </table:table-cell>
              <table:table-cell office:value-type="float" office:value="0.511149421059244">
                <text:p>0.5111494210592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378450423165428">
                <text:p>0.378450423165428</text:p>
              </table:table-cell>
              <table:table-cell office:value-type="float" office:value="0.151308854709504">
                <text:p>0.151308854709504</text:p>
              </table:table-cell>
              <table:table-cell office:value-type="float" office:value="0.503109130499039">
                <text:p>0.5031091304990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378672322063004">
                <text:p>0.378672322063004</text:p>
              </table:table-cell>
              <table:table-cell office:value-type="float" office:value="0.15141880059293">
                <text:p>0.15141880059293</text:p>
              </table:table-cell>
              <table:table-cell office:value-type="float" office:value="0.495058994025127">
                <text:p>0.4950589940251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378884949617907">
                <text:p>0.378884949617907</text:p>
              </table:table-cell>
              <table:table-cell office:value-type="float" office:value="0.151521096506244">
                <text:p>0.151521096506244</text:p>
              </table:table-cell>
              <table:table-cell office:value-type="float" office:value="0.486999896737628">
                <text:p>0.4869998967376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379088797965166">
                <text:p>0.379088797965166</text:p>
              </table:table-cell>
              <table:table-cell office:value-type="float" office:value="0.15161603803816">
                <text:p>0.15161603803816</text:p>
              </table:table-cell>
              <table:table-cell office:value-type="float" office:value="0.47893255096823">
                <text:p>0.478932550968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379284338414889">
                <text:p>0.379284338414889</text:p>
              </table:table-cell>
              <table:table-cell office:value-type="float" office:value="0.151703910352814">
                <text:p>0.151703910352814</text:p>
              </table:table-cell>
              <table:table-cell office:value-type="float" office:value="0.470857635860912">
                <text:p>0.4708576358609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379472019199891">
                <text:p>0.379472019199891</text:p>
              </table:table-cell>
              <table:table-cell office:value-type="float" office:value="0.151784966236531">
                <text:p>0.151784966236531</text:p>
              </table:table-cell>
              <table:table-cell office:value-type="float" office:value="0.462775781374121">
                <text:p>0.4627757813741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379652263703774">
                <text:p>0.379652263703774</text:p>
              </table:table-cell>
              <table:table-cell office:value-type="float" office:value="0.151859425669322">
                <text:p>0.151859425669322</text:p>
              </table:table-cell>
              <table:table-cell office:value-type="float" office:value="0.454687572750221">
                <text:p>0.4546875727502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379825471446399">
                <text:p>0.379825471446399</text:p>
              </table:table-cell>
              <table:table-cell office:value-type="float" office:value="0.151927475386571">
                <text:p>0.151927475386571</text:p>
              </table:table-cell>
              <table:table-cell office:value-type="float" office:value="0.446593554121753">
                <text:p>0.4465935541217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379992020044771">
                <text:p>0.379992020044771</text:p>
              </table:table-cell>
              <table:table-cell office:value-type="float" office:value="0.151989269578916">
                <text:p>0.151989269578916</text:p>
              </table:table-cell>
              <table:table-cell office:value-type="float" office:value="0.438494232957981">
                <text:p>0.4384942329579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380152267880848">
                <text:p>0.380152267880848</text:p>
              </table:table-cell>
              <table:table-cell office:value-type="float" office:value="0.1520449309321">
                <text:p>0.1520449309321</text:p>
              </table:table-cell>
              <table:table-cell office:value-type="float" office:value="0.430390084362087">
                <text:p>0.4303900843620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380306556968326">
                <text:p>0.380306556968326</text:p>
              </table:table-cell>
              <table:table-cell office:value-type="float" office:value="0.152094551752051">
                <text:p>0.152094551752051</text:p>
              </table:table-cell>
              <table:table-cell office:value-type="float" office:value="0.422281555282863">
                <text:p>0.4222815552828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380455215919103">
                <text:p>0.380455215919103</text:p>
              </table:table-cell>
              <table:table-cell office:value-type="float" office:value="0.152138195019483">
                <text:p>0.152138195019483</text:p>
              </table:table-cell>
              <table:table-cell office:value-type="float" office:value="0.41416906852858">
                <text:p>0.414169068528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380598562943081">
                <text:p>0.380598562943081</text:p>
              </table:table-cell>
              <table:table-cell office:value-type="float" office:value="0.152175895310515">
                <text:p>0.152175895310515</text:p>
              </table:table-cell>
              <table:table-cell office:value-type="float" office:value="0.406053026551955">
                <text:p>0.4060530265519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38073690883118">
                <text:p>0.38073690883118</text:p>
              </table:table-cell>
              <table:table-cell office:value-type="float" office:value="0.152207659564495">
                <text:p>0.152207659564495</text:p>
              </table:table-cell>
              <table:table-cell office:value-type="float" office:value="0.397933814962045">
                <text:p>0.3979338149620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380870560003211">
                <text:p>0.380870560003211</text:p>
              </table:table-cell>
              <table:table-cell office:value-type="float" office:value="0.152233467730704">
                <text:p>0.152233467730704</text:p>
              </table:table-cell>
              <table:table-cell office:value-type="float" office:value="0.389811805940641">
                <text:p>0.3898118059406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38099982158537">
                <text:p>0.38099982158537</text:p>
              </table:table-cell>
              <table:table-cell office:value-type="float" office:value="0.152253273321631">
                <text:p>0.152253273321631</text:p>
              </table:table-cell>
              <table:table-cell office:value-type="float" office:value="0.381687361452237">
                <text:p>0.3816873614522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81125000563698">
                <text:p>0.381125000563698</text:p>
              </table:table-cell>
              <table:table-cell office:value-type="float" office:value="0.152267003918187">
                <text:p>0.152267003918187</text:p>
              </table:table-cell>
              <table:table-cell office:value-type="float" office:value="0.373560836249793">
                <text:p>0.3735608362497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381246409098823">
                <text:p>0.381246409098823</text:p>
              </table:table-cell>
              <table:table-cell office:value-type="float" office:value="0.152274561729717">
                <text:p>0.152274561729717</text:p>
              </table:table-cell>
              <table:table-cell office:value-type="float" office:value="0.365432580897675">
                <text:p>0.3654325808976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381364367956217">
                <text:p>0.381364367956217</text:p>
              </table:table-cell>
              <table:table-cell office:value-type="float" office:value="0.152275824234891">
                <text:p>0.152275824234891</text:p>
              </table:table-cell>
              <table:table-cell office:value-type="float" office:value="0.3573029444908">
                <text:p>0.35730294449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381479210143586">
                <text:p>0.381479210143586</text:p>
              </table:table-cell>
              <table:table-cell office:value-type="float" office:value="0.152270645036364">
                <text:p>0.152270645036364</text:p>
              </table:table-cell>
              <table:table-cell office:value-type="float" office:value="0.34917227730593">
                <text:p>0.349172277305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381591284769549">
                <text:p>0.381591284769549</text:p>
              </table:table-cell>
              <table:table-cell office:value-type="float" office:value="0.152258855026468">
                <text:p>0.152258855026468</text:p>
              </table:table-cell>
              <table:table-cell office:value-type="float" office:value="0.341040933303599">
                <text:p>0.3410409333035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381700960993404">
                <text:p>0.381700960993404</text:p>
              </table:table-cell>
              <table:table-cell office:value-type="float" office:value="0.152240263888117">
                <text:p>0.152240263888117</text:p>
              </table:table-cell>
              <table:table-cell office:value-type="float" office:value="0.332909272002176">
                <text:p>0.3329092720021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381808632339455">
                <text:p>0.381808632339455</text:p>
              </table:table-cell>
              <table:table-cell office:value-type="float" office:value="0.152214662312109">
                <text:p>0.152214662312109</text:p>
              </table:table-cell>
              <table:table-cell office:value-type="float" office:value="0.324777660776047">
                <text:p>0.3247776607760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381914721057556">
                <text:p>0.381914721057556</text:p>
              </table:table-cell>
              <table:table-cell office:value-type="float" office:value="0.15218182468473">
                <text:p>0.15218182468473</text:p>
              </table:table-cell>
              <table:table-cell office:value-type="float" office:value="0.316646475956768">
                <text:p>0.3166464759567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382019682562488">
                <text:p>0.382019682562488</text:p>
              </table:table-cell>
              <table:table-cell office:value-type="float" office:value="0.152141512707778">
                <text:p>0.152141512707778</text:p>
              </table:table-cell>
              <table:table-cell office:value-type="float" office:value="0.308516103776022">
                <text:p>0.3085161037760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382124009861453">
                <text:p>0.382124009861453</text:p>
              </table:table-cell>
              <table:table-cell office:value-type="float" office:value="0.1520934799307">
                <text:p>0.1520934799307</text:p>
              </table:table-cell>
              <table:table-cell office:value-type="float" office:value="0.300386940526874">
                <text:p>0.3003869405268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382228237810581">
                <text:p>0.382228237810581</text:p>
              </table:table-cell>
              <table:table-cell office:value-type="float" office:value="0.152037477343547">
                <text:p>0.152037477343547</text:p>
              </table:table-cell>
              <table:table-cell office:value-type="float" office:value="0.292259391833601">
                <text:p>0.2922593918336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382332947043968">
                <text:p>0.382332947043968</text:p>
              </table:table-cell>
              <table:table-cell office:value-type="float" office:value="0.151973260167863">
                <text:p>0.151973260167863</text:p>
              </table:table-cell>
              <table:table-cell office:value-type="float" office:value="0.284133870995714">
                <text:p>0.2841338709957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382438767274776">
                <text:p>0.382438767274776</text:p>
              </table:table-cell>
              <table:table-cell office:value-type="float" office:value="0.151900595871989">
                <text:p>0.151900595871989</text:p>
              </table:table-cell>
              <table:table-cell office:value-type="float" office:value="0.276010796037192">
                <text:p>0.2760107960371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382546379750315">
                <text:p>0.382546379750315</text:p>
              </table:table-cell>
              <table:table-cell office:value-type="float" office:value="0.151819273469719">
                <text:p>0.151819273469719</text:p>
              </table:table-cell>
              <table:table-cell office:value-type="float" office:value="0.267890585461188">
                <text:p>0.2678905854611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3826565185174">
                <text:p>0.3826565185174</text:p>
              </table:table-cell>
              <table:table-cell office:value-type="float" office:value="0.151729114048594">
                <text:p>0.151729114048594</text:p>
              </table:table-cell>
              <table:table-cell office:value-type="float" office:value="0.259773652508277">
                <text:p>0.2597736525082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382769970160531">
                <text:p>0.382769970160531</text:p>
              </table:table-cell>
              <table:table-cell office:value-type="float" office:value="0.151629982416108">
                <text:p>0.151629982416108</text:p>
              </table:table-cell>
              <table:table-cell office:value-type="float" office:value="0.251660397848609">
                <text:p>0.2516603978486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382887571642371">
                <text:p>0.382887571642371</text:p>
              </table:table-cell>
              <table:table-cell office:value-type="float" office:value="0.151521799651395">
                <text:p>0.151521799651395</text:p>
              </table:table-cell>
              <table:table-cell office:value-type="float" office:value="0.243551200651549">
                <text:p>0.2435512006515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83010205948901">
                <text:p>0.383010205948901</text:p>
              </table:table-cell>
              <table:table-cell office:value-type="float" office:value="0.151404556281849">
                <text:p>0.151404556281849</text:p>
              </table:table-cell>
              <table:table-cell office:value-type="float" office:value="0.235446408182627">
                <text:p>0.2354464081826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383138795050186">
                <text:p>0.383138795050186</text:p>
              </table:table-cell>
              <table:table-cell office:value-type="float" office:value="0.151278325594895">
                <text:p>0.151278325594895</text:p>
              </table:table-cell>
              <table:table-cell office:value-type="float" office:value="0.227346323733111">
                <text:p>0.2273463237331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83274290316016">
                <text:p>0.383274290316016</text:p>
              </table:table-cell>
              <table:table-cell office:value-type="float" office:value="0.151143276789219">
                <text:p>0.151143276789219</text:p>
              </table:table-cell>
              <table:table-cell office:value-type="float" office:value="0.219251193897449">
                <text:p>0.2192511938974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8341765971976">
                <text:p>0.38341765971976</text:p>
              </table:table-cell>
              <table:table-cell office:value-type="float" office:value="0.15099968711755">
                <text:p>0.15099968711755</text:p>
              </table:table-cell>
              <table:table-cell office:value-type="float" office:value="0.211161194513434">
                <text:p>0.2111611945134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83569872205325">
                <text:p>0.383569872205325</text:p>
              </table:table-cell>
              <table:table-cell office:value-type="float" office:value="0.150847952616654">
                <text:p>0.150847952616654</text:p>
              </table:table-cell>
              <table:table-cell office:value-type="float" office:value="0.203076416550934">
                <text:p>0.2030764165509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90950032076824">
                <text:p>0.390950032076824</text:p>
              </table:table-cell>
              <table:table-cell office:value-type="float" office:value="0.150968644784969">
                <text:p>0.150968644784969</text:p>
              </table:table-cell>
              <table:table-cell office:value-type="float" office:value="0.202100263121664">
                <text:p>0.2021002631216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91699697241974">
                <text:p>0.391699697241974</text:p>
              </table:table-cell>
              <table:table-cell office:value-type="float" office:value="0.143908098750764">
                <text:p>0.143908098750764</text:p>
              </table:table-cell>
              <table:table-cell office:value-type="float" office:value="0.201851450227344">
                <text:p>0.2018514502273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391629841824553">
                <text:p>0.391629841824553</text:p>
              </table:table-cell>
              <table:table-cell office:value-type="float" office:value="0.136114587868136">
                <text:p>0.136114587868136</text:p>
              </table:table-cell>
              <table:table-cell office:value-type="float" office:value="0.201529654068508">
                <text:p>0.2015296540685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91646468787346">
                <text:p>0.391646468787346</text:p>
              </table:table-cell>
              <table:table-cell office:value-type="float" office:value="0.128403571716612">
                <text:p>0.128403571716612</text:p>
              </table:table-cell>
              <table:table-cell office:value-type="float" office:value="0.201208164998316">
                <text:p>0.2012081649983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91649681861121">
                <text:p>0.391649681861121</text:p>
              </table:table-cell>
              <table:table-cell office:value-type="float" office:value="0.120683513337749">
                <text:p>0.120683513337749</text:p>
              </table:table-cell>
              <table:table-cell office:value-type="float" office:value="0.200883596859347">
                <text:p>0.2008835968593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91651021457191">
                <text:p>0.391651021457191</text:p>
              </table:table-cell>
              <table:table-cell office:value-type="float" office:value="0.112964716460059">
                <text:p>0.112964716460059</text:p>
              </table:table-cell>
              <table:table-cell office:value-type="float" office:value="0.20055706264162">
                <text:p>0.200557062641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91563869779991">
                <text:p>0.391563869779991</text:p>
              </table:table-cell>
              <table:table-cell office:value-type="float" office:value="0.112551763531155">
                <text:p>0.112551763531155</text:p>
              </table:table-cell>
              <table:table-cell office:value-type="float" office:value="0.207794670225672">
                <text:p>0.2077946702256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91458045549356">
                <text:p>0.391458045549356</text:p>
              </table:table-cell>
              <table:table-cell office:value-type="float" office:value="0.112860036961671">
                <text:p>0.112860036961671</text:p>
              </table:table-cell>
              <table:table-cell office:value-type="float" office:value="0.215743025917569">
                <text:p>0.2157430259175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91367953592651">
                <text:p>0.391367953592651</text:p>
              </table:table-cell>
              <table:table-cell office:value-type="float" office:value="0.113077713039532">
                <text:p>0.113077713039532</text:p>
              </table:table-cell>
              <table:table-cell office:value-type="float" office:value="0.2236202274438">
                <text:p>0.22362022744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39128426108562">
                <text:p>0.39128426108562</text:p>
              </table:table-cell>
              <table:table-cell office:value-type="float" office:value="0.113290146536757">
                <text:p>0.113290146536757</text:p>
              </table:table-cell>
              <table:table-cell office:value-type="float" office:value="0.231518214484835">
                <text:p>0.2315182144848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91207265893674">
                <text:p>0.391207265893674</text:p>
              </table:table-cell>
              <table:table-cell office:value-type="float" office:value="0.113489159195537">
                <text:p>0.113489159195537</text:p>
              </table:table-cell>
              <table:table-cell office:value-type="float" office:value="0.239425237331371">
                <text:p>0.2394252373313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391135769258985">
                <text:p>0.391135769258985</text:p>
              </table:table-cell>
              <table:table-cell office:value-type="float" office:value="0.113676187468105">
                <text:p>0.113676187468105</text:p>
              </table:table-cell>
              <table:table-cell office:value-type="float" office:value="0.24734177189335">
                <text:p>0.247341771893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391068920352041">
                <text:p>0.391068920352041</text:p>
              </table:table-cell>
              <table:table-cell office:value-type="float" office:value="0.11385161295934">
                <text:p>0.11385161295934</text:p>
              </table:table-cell>
              <table:table-cell office:value-type="float" office:value="0.255266932656537">
                <text:p>0.2552669326565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391005921741145">
                <text:p>0.391005921741145</text:p>
              </table:table-cell>
              <table:table-cell office:value-type="float" office:value="0.114015905811943">
                <text:p>0.114015905811943</text:p>
              </table:table-cell>
              <table:table-cell office:value-type="float" office:value="0.263200034942099">
                <text:p>0.2632000349420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390946060036159">
                <text:p>0.390946060036159</text:p>
              </table:table-cell>
              <table:table-cell office:value-type="float" office:value="0.114169518918806">
                <text:p>0.114169518918806</text:p>
              </table:table-cell>
              <table:table-cell office:value-type="float" office:value="0.271140407417738">
                <text:p>0.2711404074177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390888693107414">
                <text:p>0.390888693107414</text:p>
              </table:table-cell>
              <table:table-cell office:value-type="float" office:value="0.114312901314731">
                <text:p>0.114312901314731</text:p>
              </table:table-cell>
              <table:table-cell office:value-type="float" office:value="0.279087411780071">
                <text:p>0.2790874117800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390833244040456">
                <text:p>0.390833244040456</text:p>
              </table:table-cell>
              <table:table-cell office:value-type="float" office:value="0.114446495601203">
                <text:p>0.114446495601203</text:p>
              </table:table-cell>
              <table:table-cell office:value-type="float" office:value="0.28704043946541">
                <text:p>0.287040439465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390779194713971">
                <text:p>0.390779194713971</text:p>
              </table:table-cell>
              <table:table-cell office:value-type="float" office:value="0.114570735990205">
                <text:p>0.114570735990205</text:p>
              </table:table-cell>
              <table:table-cell office:value-type="float" office:value="0.294998911232847">
                <text:p>0.2949989112328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390726079721502">
                <text:p>0.390726079721502</text:p>
              </table:table-cell>
              <table:table-cell office:value-type="float" office:value="0.114686044976711">
                <text:p>0.114686044976711</text:p>
              </table:table-cell>
              <table:table-cell office:value-type="float" office:value="0.302962276290656">
                <text:p>0.3029622762906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390673480720544">
                <text:p>0.390673480720544</text:p>
              </table:table-cell>
              <table:table-cell office:value-type="float" office:value="0.114792830331148">
                <text:p>0.114792830331148</text:p>
              </table:table-cell>
              <table:table-cell office:value-type="float" office:value="0.310930011484196">
                <text:p>0.3109300114841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390621020698664">
                <text:p>0.390621020698664</text:p>
              </table:table-cell>
              <table:table-cell office:value-type="float" office:value="0.114891482289663">
                <text:p>0.114891482289663</text:p>
              </table:table-cell>
              <table:table-cell office:value-type="float" office:value="0.318901619297998">
                <text:p>0.3189016192979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390568358931474">
                <text:p>0.390568358931474</text:p>
              </table:table-cell>
              <table:table-cell office:value-type="float" office:value="0.114982371436118">
                <text:p>0.114982371436118</text:p>
              </table:table-cell>
              <table:table-cell office:value-type="float" office:value="0.326876626329712">
                <text:p>0.3268766263297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390515186182324">
                <text:p>0.390515186182324</text:p>
              </table:table-cell>
              <table:table-cell office:value-type="float" office:value="0.115065847058107">
                <text:p>0.115065847058107</text:p>
              </table:table-cell>
              <table:table-cell office:value-type="float" office:value="0.334854581291952">
                <text:p>0.3348545812919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390461220103271">
                <text:p>0.390461220103271</text:p>
              </table:table-cell>
              <table:table-cell office:value-type="float" office:value="0.115142235896597">
                <text:p>0.115142235896597</text:p>
              </table:table-cell>
              <table:table-cell office:value-type="float" office:value="0.342835052396893">
                <text:p>0.3428350523968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390406201228249">
                <text:p>0.390406201228249</text:p>
              </table:table-cell>
              <table:table-cell office:value-type="float" office:value="0.115211841423681">
                <text:p>0.115211841423681</text:p>
              </table:table-cell>
              <table:table-cell office:value-type="float" office:value="0.350817625185405">
                <text:p>0.3508176251854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390349889190881">
                <text:p>0.390349889190881</text:p>
              </table:table-cell>
              <table:table-cell office:value-type="float" office:value="0.115274943386336">
                <text:p>0.115274943386336</text:p>
              </table:table-cell>
              <table:table-cell office:value-type="float" office:value="0.358801899963448">
                <text:p>0.3588018999634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39029205927688">
                <text:p>0.39029205927688</text:p>
              </table:table-cell>
              <table:table-cell office:value-type="float" office:value="0.115331797605946">
                <text:p>0.115331797605946</text:p>
              </table:table-cell>
              <table:table-cell office:value-type="float" office:value="0.366787489218409">
                <text:p>0.3667874892184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390232499413327">
                <text:p>0.390232499413327</text:p>
              </table:table-cell>
              <table:table-cell office:value-type="float" office:value="0.115382636020091">
                <text:p>0.115382636020091</text:p>
              </table:table-cell>
              <table:table-cell office:value-type="float" office:value="0.374774015402506">
                <text:p>0.3747740154025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390171007128982">
                <text:p>0.390171007128982</text:p>
              </table:table-cell>
              <table:table-cell office:value-type="float" office:value="0.115427666696796">
                <text:p>0.115427666696796</text:p>
              </table:table-cell>
              <table:table-cell office:value-type="float" office:value="0.382761107938045">
                <text:p>0.3827611079380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390107387048935">
                <text:p>0.390107387048935</text:p>
              </table:table-cell>
              <table:table-cell office:value-type="float" office:value="0.115467074044173">
                <text:p>0.115467074044173</text:p>
              </table:table-cell>
              <table:table-cell office:value-type="float" office:value="0.390748401069745">
                <text:p>0.3907484010697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390041448398024">
                <text:p>0.390041448398024</text:p>
              </table:table-cell>
              <table:table-cell office:value-type="float" office:value="0.115501018933775">
                <text:p>0.115501018933775</text:p>
              </table:table-cell>
              <table:table-cell office:value-type="float" office:value="0.39873553122915">
                <text:p>0.398735531229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389973002715805">
                <text:p>0.389973002715805</text:p>
              </table:table-cell>
              <table:table-cell office:value-type="float" office:value="0.115529638811722">
                <text:p>0.115529638811722</text:p>
              </table:table-cell>
              <table:table-cell office:value-type="float" office:value="0.406722134638817">
                <text:p>0.4067221346388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389901861628816">
                <text:p>0.389901861628816</text:p>
              </table:table-cell>
              <table:table-cell office:value-type="float" office:value="0.115553047687151">
                <text:p>0.115553047687151</text:p>
              </table:table-cell>
              <table:table-cell office:value-type="float" office:value="0.414707844640209">
                <text:p>0.414707844640209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232cm" svg:y="0.379cm" svg:width="11.316cm" svg:height="7.794cm"/>
          <chart:axis chart:dimension="x" chart:name="primary-x" chart:style-name="ch4" chartooo:axis-type="auto">
            <chart:categories table:cell-range-address="local-table.$A$2:.$A$1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25" chart:label-cell-address="local-table.$C$1" chart:class="chart:scatter">
            <chart:domain table:cell-range-address="local-table.$B$2:.$B$125"/>
            <chart:data-point chart:repeated="1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158189703610453">
                <text:p>0.01581897036104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08681168044006">
                <text:p>0.0108681168044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46503755597023">
                <text:p>0.0146503755597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95075994933497">
                <text:p>0.01950759949334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223764333930699">
                <text:p>0.02237643339306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55366880959818">
                <text:p>0.0255366880959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289500997769189">
                <text:p>0.02895009977691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394594931190688">
                <text:p>0.0394594931190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319679513648057">
                <text:p>0.03196795136480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370907392481391">
                <text:p>0.03709073924813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409298136857795">
                <text:p>0.04092981368577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448886213654258">
                <text:p>0.04488862136542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556219692774664">
                <text:p>0.05562196927746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483105304219225">
                <text:p>0.04831053042192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601317949360616">
                <text:p>0.06013179493606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535380264324881">
                <text:p>0.05353802643248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647691021387691">
                <text:p>0.0647691021387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638505717557737">
                <text:p>0.06385057175577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610065926789902">
                <text:p>0.06100659267899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661081332412343">
                <text:p>0.06610813324123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748447354602299">
                <text:p>0.07484473546022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704260771442593">
                <text:p>0.07042607714425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803280715322949">
                <text:p>0.08032807153229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763426136140073">
                <text:p>0.07634261361400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858527388837054">
                <text:p>0.08585273888370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823501625997395">
                <text:p>0.08235016259973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87656411477477">
                <text:p>0.0876564114774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95607163462088">
                <text:p>0.0956071634620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923404731390174">
                <text:p>0.09234047313901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01435565712728">
                <text:p>0.1014355657127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984388968854185">
                <text:p>0.09843889688541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07220751719193">
                <text:p>0.1072207517191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04575308470375">
                <text:p>0.104575308470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13094378412982">
                <text:p>0.1130943784129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10761569640199">
                <text:p>0.1107615696401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19039423991562">
                <text:p>0.1190394239915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16996145923406">
                <text:p>0.1169961459234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2504821091716">
                <text:p>0.125048210917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2327738865568">
                <text:p>0.123277388655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27871214547521">
                <text:p>0.1278712145475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31261523419187">
                <text:p>0.1312615234191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38667392483585">
                <text:p>0.1386673924835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39203527281755">
                <text:p>0.1392035272817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39177465969936">
                <text:p>0.1391774659699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47218491129167">
                <text:p>0.1472184911291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45215322288575">
                <text:p>0.1452153222885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53583225805158">
                <text:p>0.1535832258051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51683486616852">
                <text:p>0.1516834866168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59881280112697">
                <text:p>0.1598812801126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62531083548824">
                <text:p>0.1625310835488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63392795763022">
                <text:p>0.1633927957630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163718066838841">
                <text:p>0.1637180668388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164527400427811">
                <text:p>0.1645274004278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164045885456966">
                <text:p>0.1640458854569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164428283856041">
                <text:p>0.1644282838560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164428636663093">
                <text:p>0.1644286366630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165026296459125">
                <text:p>0.165026296459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165388050317205">
                <text:p>0.1653880503172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16639060815766">
                <text:p>0.16639060815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66772209552313">
                <text:p>0.1667722095523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168190802996283">
                <text:p>0.1681908029962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168620472397043">
                <text:p>0.1686204723970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170822088730065">
                <text:p>0.1708220887300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170420555968046">
                <text:p>0.1704205559680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173675417028407">
                <text:p>0.1736754170284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174258768343121">
                <text:p>0.1742587683431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176847950005964">
                <text:p>0.1768479500059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176426116244246">
                <text:p>0.1764261162442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180337115840063">
                <text:p>0.1803371158400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82046633743596">
                <text:p>0.1820466337435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183677634008506">
                <text:p>0.1836776340085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180881458473911">
                <text:p>0.1808814584739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182357383072058">
                <text:p>0.1823573830720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185992842406836">
                <text:p>0.1859928424068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186529363673623">
                <text:p>0.1865293636736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185776118025269">
                <text:p>0.1857761180252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186123540540857">
                <text:p>0.1861235405408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191298410709879">
                <text:p>0.1912984107098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195616763261092">
                <text:p>0.1956167632610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93754269404729">
                <text:p>0.1937542694047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198155062237684">
                <text:p>0.1981550622376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00869920607995">
                <text:p>0.2008699206079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02169052953887">
                <text:p>0.2021690529538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06687335205433">
                <text:p>0.2066873352054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08146274838955">
                <text:p>0.2081462748389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1192104026991">
                <text:p>0.211921040269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14470661516216">
                <text:p>0.2144706615162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17834154963331">
                <text:p>0.2178341549633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220956870032303">
                <text:p>0.2209568700323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23820493524645">
                <text:p>0.2238204935246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226989433695801">
                <text:p>0.2269894336958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224697006893213">
                <text:p>0.2246970068932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235087955103635">
                <text:p>0.2350879551036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230528660423266">
                <text:p>0.2305286604232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228086470243246">
                <text:p>0.2280864702432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226124216304093">
                <text:p>0.2261242163040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2242227964449">
                <text:p>0.22422279644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226293065174049">
                <text:p>0.2262930651740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226734425284631">
                <text:p>0.2267344252846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20208240978519">
                <text:p>0.2202082409785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216050747250517">
                <text:p>0.2160507472505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213978513567612">
                <text:p>0.2139785135676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208801931762042">
                <text:p>0.2088019317620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207859666592232">
                <text:p>0.2078596665922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202275702404709">
                <text:p>0.2022757024047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200846666220738">
                <text:p>0.2008466662207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195658834672013">
                <text:p>0.1956588346720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195322827323285">
                <text:p>0.1953228273232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190343034057255">
                <text:p>0.1903430340572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186157585746914">
                <text:p>0.1861575857469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187445313507531">
                <text:p>0.1874453135075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183612345117199">
                <text:p>0.1836123451171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178257080922851">
                <text:p>0.1782570809228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176163594594119">
                <text:p>0.1761635945941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174002182825292">
                <text:p>0.1740021828252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1728045868566">
                <text:p>0.17280458685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173863727149487">
                <text:p>0.1738637271494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171251880918265">
                <text:p>0.1712518809182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172669355529181">
                <text:p>0.1726693555291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169684922719035">
                <text:p>0.1696849227190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16955603640765">
                <text:p>0.169556036407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165894393730077">
                <text:p>0.1658943937300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164481362306733">
                <text:p>0.1644813623067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163068291697664">
                <text:p>0.163068291697664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418cm" svg:y="0.379cm" svg:width="11.13cm" svg:height="7.794cm"/>
          <chart:axis chart:dimension="x" chart:name="primary-x" chart:style-name="ch4" chartooo:axis-type="auto">
            <chart:categories table:cell-range-address="local-table.$A$2:.$A$1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25" chart:label-cell-address="local-table.$C$1" chart:class="chart:scatter">
            <chart:domain table:cell-range-address="local-table.$B$2:.$B$125"/>
            <chart:data-point chart:repeated="1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184929280756879">
                <text:p>0.018492928075687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48230147175473">
                <text:p>0.0148230147175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7820277098818">
                <text:p>0.017820277098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212271938146624">
                <text:p>0.0212271938146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215500611127249">
                <text:p>0.0215500611127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17625377357618">
                <text:p>0.02176253773576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220963424660107">
                <text:p>0.02209634246601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241604335211013">
                <text:p>0.02416043352110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235359527968879">
                <text:p>0.02353595279688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231483399745066">
                <text:p>0.02314833997450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35571178076459">
                <text:p>0.02355711780764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239674381239732">
                <text:p>0.02396743812397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262166675068364">
                <text:p>0.02621666750683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253557653028094">
                <text:p>0.02535576530280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269071979858977">
                <text:p>0.02690719798589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260998509981703">
                <text:p>0.02609985099817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275600211358648">
                <text:p>0.02756002113586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272004590770341">
                <text:p>0.02720045907703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271939115792786">
                <text:p>0.02719391157927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271057596787656">
                <text:p>0.02710575967876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289264626770065">
                <text:p>0.02892646267700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284474449481392">
                <text:p>0.02844744494813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296510894615495">
                <text:p>0.02965108946154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292230423306058">
                <text:p>0.02922304233060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303692093223557">
                <text:p>0.03036920932235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300130613165135">
                <text:p>0.03001306131651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299855308040278">
                <text:p>0.02998553080402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316202540087368">
                <text:p>0.03162025400873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312457928655226">
                <text:p>0.03124579286552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324241663282994">
                <text:p>0.03242416632829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320374344007392">
                <text:p>0.03203743440073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331877621709336">
                <text:p>0.03318776217093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3285987849204">
                <text:p>0.03285987849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339594794372679">
                <text:p>0.03395947943726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336859215920374">
                <text:p>0.03368592159203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347391996005738">
                <text:p>0.03473919960057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345164544050451">
                <text:p>0.03451645440504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355276597829443">
                <text:p>0.03552765978294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353538169868688">
                <text:p>0.03535381698686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354162522521822">
                <text:p>0.03541625225218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357538885288636">
                <text:p>0.03575388852886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370337355931553">
                <text:p>0.03703373559315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368504443964299">
                <text:p>0.03685044439642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372297257104708">
                <text:p>0.03722972571047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382707507821272">
                <text:p>0.03827075078212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382120749792267">
                <text:p>0.03821207497922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392194431587126">
                <text:p>0.03921944315871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391916819907871">
                <text:p>0.03919168199078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401681773532903">
                <text:p>0.04016817735329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279634959456688">
                <text:p>0.02796349594566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28446129171354">
                <text:p>0.0284461291713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271736388232142">
                <text:p>0.02717363882321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282039506618367">
                <text:p>0.02820395066183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261369285693152">
                <text:p>0.02613692856931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255043186382905">
                <text:p>0.02550431863829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243200107870922">
                <text:p>0.02432001078709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230758845092152">
                <text:p>0.02307588450921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21930813254967">
                <text:p>0.0219308132549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207274231742088">
                <text:p>0.02072742317420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185843335781375">
                <text:p>0.0185843335781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179081280768929">
                <text:p>0.01790812807689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166571190671659">
                <text:p>0.01665711906716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171316489599133">
                <text:p>0.01713164895991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141025972492628">
                <text:p>0.01410259724926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161109682826136">
                <text:p>0.01611096828261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149225461162102">
                <text:p>0.01492254611621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156185236493958">
                <text:p>0.01561852364939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118671610762678">
                <text:p>0.01186716107626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149096783817154">
                <text:p>0.01490967838171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150400723902759">
                <text:p>0.01504007239027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143324882573908">
                <text:p>0.01433248825739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0760818867824717">
                <text:p>0.007608188678247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0835875425992654">
                <text:p>0.008358754259926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115415418449301">
                <text:p>0.01154154184493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0877134351706601">
                <text:p>0.008771343517066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0461455952476902">
                <text:p>0.004614559524769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0394125361818853">
                <text:p>0.003941253618188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0539198822296981">
                <text:p>0.005391988222969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0758474452785225">
                <text:p>0.007584744527852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0406005327475039">
                <text:p>0.004060053274750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04732542792242">
                <text:p>0.0047325427922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0482350847361166">
                <text:p>0.004823508473611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0428740884282479">
                <text:p>0.004287408842824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0517669198497676">
                <text:p>0.005176691984976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0451208798361271">
                <text:p>0.004512087983612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0501201287351931">
                <text:p>0.005012012873519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0485271571470892">
                <text:p>0.004852715714708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0517597931414168">
                <text:p>0.005175979314141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0529322710712634">
                <text:p>0.005293227107126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0528977950974815">
                <text:p>0.005289779509748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054072741939639">
                <text:p>0.00540727419396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159531251962282">
                <text:p>0.01595312519622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176817337787068">
                <text:p>0.01768173377870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164656910208859">
                <text:p>0.01646569102088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162182673393577">
                <text:p>0.01621826733935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161475857147869">
                <text:p>0.01614758571478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160326723188552">
                <text:p>0.01603267231885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163260445681296">
                <text:p>0.01632604456812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211880282857259">
                <text:p>0.02118802828572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172867490634887">
                <text:p>0.01728674906348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0162622502048059">
                <text:p>0.01626225020480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017724519221988">
                <text:p>0.0177245192219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0153561057155081">
                <text:p>0.01535610571550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0181368861016893">
                <text:p>0.01813688610168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0149792625718815">
                <text:p>0.01497926257188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0170656131289094">
                <text:p>0.01706561312890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0142580660983117">
                <text:p>0.01425806609831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0177432644485356">
                <text:p>0.01774326444853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0148904704966357">
                <text:p>0.01489047049663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0129960360153544">
                <text:p>0.01299603601535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018827762708626">
                <text:p>0.0188277627086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0174408075982554">
                <text:p>0.01744080759825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0130848138932913">
                <text:p>0.01308481389329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0137363405739296">
                <text:p>0.01373634057392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0143417575045034">
                <text:p>0.01434175750450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0162071831391982">
                <text:p>0.01620718313919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0212428596882757">
                <text:p>0.02124285968827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0173109981445403">
                <text:p>0.01731099814454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0224857034050172">
                <text:p>0.02248570340501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0201898278011853">
                <text:p>0.02018982780118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0238502642091113">
                <text:p>0.02385026420911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0206924754388859">
                <text:p>0.02069247543888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0214692055446634">
                <text:p>0.02146920554466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0222541389749892">
                <text:p>0.0222541389749892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153cm" svg:y="0.38cm" svg:width="11.395cm" svg:height="8.241cm"/>
          <chart:axis chart:dimension="x" chart:name="primary-x" chart:style-name="ch4" chartooo:axis-type="auto">
            <chart:categories table:cell-range-address="local-table.$A$2:.$A$1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25" chart:label-cell-address="local-table.$C$1" chart:class="chart:scatter">
            <chart:domain table:cell-range-address="local-table.$B$2:.$B$125"/>
            <chart:data-point chart:repeated="124"/>
          </chart:series>
          <chart:series chart:style-name="ch7" chart:values-cell-range-address="local-table.$D$2:.$D$125" chart:label-cell-address="local-table.$D$1" chart:class="chart:scatter">
            <chart:data-point chart:repeated="124"/>
          </chart:series>
          <chart:series chart:style-name="ch8" chart:values-cell-range-address="local-table.$E$2:.$E$125" chart:label-cell-address="local-table.$E$1" chart:class="chart:scatter">
            <chart:data-point chart:repeated="1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50247684263616">
                <text:p>0.150247684263616</text:p>
              </table:table-cell>
              <table:table-cell office:value-type="float" office:value="-0.00000128753621523431">
                <text:p>-0.00000128753621523431</text:p>
              </table:table-cell>
              <table:table-cell office:value-type="float" office:value="0.549946130019951">
                <text:p>0.5499461300199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62527086906526">
                <text:p>0.162527086906526</text:p>
              </table:table-cell>
              <table:table-cell office:value-type="float" office:value="-0.00000112962142730856">
                <text:p>-0.00000112962142730856</text:p>
              </table:table-cell>
              <table:table-cell office:value-type="float" office:value="0.549956227611245">
                <text:p>0.549956227611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74806769150774">
                <text:p>0.174806769150774</text:p>
              </table:table-cell>
              <table:table-cell office:value-type="float" office:value="-0.000000954553273459146">
                <text:p>-0.000000954553273459146</text:p>
              </table:table-cell>
              <table:table-cell office:value-type="float" office:value="0.549966352118668">
                <text:p>0.5499663521186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87086495477088">
                <text:p>0.187086495477088</text:p>
              </table:table-cell>
              <table:table-cell office:value-type="float" office:value="-0.000000759266866118662">
                <text:p>-0.000000759266866118662</text:p>
              </table:table-cell>
              <table:table-cell office:value-type="float" office:value="0.549976470188811">
                <text:p>0.5499764701888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9936628222121">
                <text:p>0.19936628222121</text:p>
              </table:table-cell>
              <table:table-cell office:value-type="float" office:value="-0.000000542284007405836">
                <text:p>-0.000000542284007405836</text:p>
              </table:table-cell>
              <table:table-cell office:value-type="float" office:value="0.549986576607341">
                <text:p>0.5499865766073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211646153947927">
                <text:p>0.211646153947927</text:p>
              </table:table-cell>
              <table:table-cell office:value-type="float" office:value="-0.000000302503740918886">
                <text:p>-0.000000302503740918886</text:p>
              </table:table-cell>
              <table:table-cell office:value-type="float" office:value="0.549996667771314">
                <text:p>0.549996667771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223926135433252">
                <text:p>0.223926135433252</text:p>
              </table:table-cell>
              <table:table-cell office:value-type="float" office:value="-0.0000000390738944857769">
                <text:p>-0.0000000390738944857769</text:p>
              </table:table-cell>
              <table:table-cell office:value-type="float" office:value="0.55000674129534">
                <text:p>0.550006741295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23948628685329">
                <text:p>0.223948628685329</text:p>
              </table:table-cell>
              <table:table-cell office:value-type="float" office:value="0.0122738870874648">
                <text:p>0.0122738870874648</text:p>
              </table:table-cell>
              <table:table-cell office:value-type="float" office:value="0.550011346405815">
                <text:p>0.5500113464058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36221534227701">
                <text:p>0.236221534227701</text:p>
              </table:table-cell>
              <table:table-cell office:value-type="float" office:value="0.0122814817836214">
                <text:p>0.0122814817836214</text:p>
              </table:table-cell>
              <table:table-cell office:value-type="float" office:value="0.550020240303498">
                <text:p>0.5500202403034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4850152564748">
                <text:p>0.24850152564748</text:p>
              </table:table-cell>
              <table:table-cell office:value-type="float" office:value="0.0122822183144305">
                <text:p>0.0122822183144305</text:p>
              </table:table-cell>
              <table:table-cell office:value-type="float" office:value="0.550030222164494">
                <text:p>0.5500302221644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60781951339749">
                <text:p>0.260781951339749</text:p>
              </table:table-cell>
              <table:table-cell office:value-type="float" office:value="0.012282737329196">
                <text:p>0.012282737329196</text:p>
              </table:table-cell>
              <table:table-cell office:value-type="float" office:value="0.550040229326515">
                <text:p>0.5500402293265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73062590501122">
                <text:p>0.273062590501122</text:p>
              </table:table-cell>
              <table:table-cell office:value-type="float" office:value="0.0122832842382893">
                <text:p>0.0122832842382893</text:p>
              </table:table-cell>
              <table:table-cell office:value-type="float" office:value="0.550050220973656">
                <text:p>0.5500502209736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73084277028549">
                <text:p>0.273084277028549</text:p>
              </table:table-cell>
              <table:table-cell office:value-type="float" office:value="0.0245577385794653">
                <text:p>0.0245577385794653</text:p>
              </table:table-cell>
              <table:table-cell office:value-type="float" office:value="0.550053498469186">
                <text:p>0.5500534984691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85358002863983">
                <text:p>0.285358002863983</text:p>
              </table:table-cell>
              <table:table-cell office:value-type="float" office:value="0.0245652033433021">
                <text:p>0.0245652033433021</text:p>
              </table:table-cell>
              <table:table-cell office:value-type="float" office:value="0.550062120962563">
                <text:p>0.5500621209625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85379196582696">
                <text:p>0.285379196582696</text:p>
              </table:table-cell>
              <table:table-cell office:value-type="float" office:value="0.0368401850921855">
                <text:p>0.0368401850921855</text:p>
              </table:table-cell>
              <table:table-cell office:value-type="float" office:value="0.550064913827695">
                <text:p>0.5500649138276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97653205685511">
                <text:p>0.297653205685511</text:p>
              </table:table-cell>
              <table:table-cell office:value-type="float" office:value="0.0368477634172776">
                <text:p>0.0368477634172776</text:p>
              </table:table-cell>
              <table:table-cell office:value-type="float" office:value="0.550073504012509">
                <text:p>0.5500735040125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297674158561301">
                <text:p>0.297674158561301</text:p>
              </table:table-cell>
              <table:table-cell office:value-type="float" office:value="0.0491230821140182">
                <text:p>0.0491230821140182</text:p>
              </table:table-cell>
              <table:table-cell office:value-type="float" office:value="0.550075827293472">
                <text:p>0.5500758272934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297688377809621">
                <text:p>0.297688377809621</text:p>
              </table:table-cell>
              <table:table-cell office:value-type="float" office:value="0.0614047797542415">
                <text:p>0.0614047797542415</text:p>
              </table:table-cell>
              <table:table-cell office:value-type="float" office:value="0.550076592144799">
                <text:p>0.5500765921447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309962490690062">
                <text:p>0.309962490690062</text:p>
              </table:table-cell>
              <table:table-cell office:value-type="float" office:value="0.0614128782289399">
                <text:p>0.0614128782289399</text:p>
              </table:table-cell>
              <table:table-cell office:value-type="float" office:value="0.550085144026361">
                <text:p>0.5500851440263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222437855512">
                <text:p>0.3222437855512</text:p>
              </table:table-cell>
              <table:table-cell office:value-type="float" office:value="0.061414757404884">
                <text:p>0.061414757404884</text:p>
              </table:table-cell>
              <table:table-cell office:value-type="float" office:value="0.550095057067033">
                <text:p>0.5500950570670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322264433761888">
                <text:p>0.322264433761888</text:p>
              </table:table-cell>
              <table:table-cell office:value-type="float" office:value="0.073690764398634">
                <text:p>0.073690764398634</text:p>
              </table:table-cell>
              <table:table-cell office:value-type="float" office:value="0.55009636865355">
                <text:p>0.550096368653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334539448423258">
                <text:p>0.334539448423258</text:p>
              </table:table-cell>
              <table:table-cell office:value-type="float" office:value="0.0736988705025532">
                <text:p>0.0736988705025532</text:p>
              </table:table-cell>
              <table:table-cell office:value-type="float" office:value="0.550104976941501">
                <text:p>0.5501049769415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334559535742081">
                <text:p>0.334559535742081</text:p>
              </table:table-cell>
              <table:table-cell office:value-type="float" office:value="0.0859756829233143">
                <text:p>0.0859756829233143</text:p>
              </table:table-cell>
              <table:table-cell office:value-type="float" office:value="0.550105630998687">
                <text:p>0.5501056309986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346834908351779">
                <text:p>0.346834908351779</text:p>
              </table:table-cell>
              <table:table-cell office:value-type="float" office:value="0.0859840809085493">
                <text:p>0.0859840809085493</text:p>
              </table:table-cell>
              <table:table-cell office:value-type="float" office:value="0.550114303267465">
                <text:p>0.5501143032674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346854628950482">
                <text:p>0.346854628950482</text:p>
              </table:table-cell>
              <table:table-cell office:value-type="float" office:value="0.0982616053786883">
                <text:p>0.0982616053786883</text:p>
              </table:table-cell>
              <table:table-cell office:value-type="float" office:value="0.550114306375558">
                <text:p>0.5501143063755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359130380599331">
                <text:p>0.359130380599331</text:p>
              </table:table-cell>
              <table:table-cell office:value-type="float" office:value="0.0982703680620426">
                <text:p>0.0982703680620426</text:p>
              </table:table-cell>
              <table:table-cell office:value-type="float" office:value="0.550123095671817">
                <text:p>0.5501230956718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371412935449278">
                <text:p>0.371412935449278</text:p>
              </table:table-cell>
              <table:table-cell office:value-type="float" office:value="0.098273739858568">
                <text:p>0.098273739858568</text:p>
              </table:table-cell>
              <table:table-cell office:value-type="float" office:value="0.550133354620689">
                <text:p>0.5501333546206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371432138926339">
                <text:p>0.371432138926339</text:p>
              </table:table-cell>
              <table:table-cell office:value-type="float" office:value="0.110552336823341">
                <text:p>0.110552336823341</text:p>
              </table:table-cell>
              <table:table-cell office:value-type="float" office:value="0.55013246304771">
                <text:p>0.55013246304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383708697194245">
                <text:p>0.383708697194245</text:p>
              </table:table-cell>
              <table:table-cell office:value-type="float" office:value="0.110561825048614">
                <text:p>0.110561825048614</text:p>
              </table:table-cell>
              <table:table-cell office:value-type="float" office:value="0.550141581258751">
                <text:p>0.5501415812587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383727121278896">
                <text:p>0.383727121278896</text:p>
              </table:table-cell>
              <table:table-cell office:value-type="float" office:value="0.122841761448611">
                <text:p>0.122841761448611</text:p>
              </table:table-cell>
              <table:table-cell office:value-type="float" office:value="0.550139898873036">
                <text:p>0.5501398988730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396004067023304">
                <text:p>0.396004067023304</text:p>
              </table:table-cell>
              <table:table-cell office:value-type="float" office:value="0.122852009048079">
                <text:p>0.122852009048079</text:p>
              </table:table-cell>
              <table:table-cell office:value-type="float" office:value="0.550149395140339">
                <text:p>0.5501493951403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396021799763768">
                <text:p>0.396021799763768</text:p>
              </table:table-cell>
              <table:table-cell office:value-type="float" office:value="0.135133378223747">
                <text:p>0.135133378223747</text:p>
              </table:table-cell>
              <table:table-cell office:value-type="float" office:value="0.550146950146126">
                <text:p>0.5501469501461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408299111730683">
                <text:p>0.408299111730683</text:p>
              </table:table-cell>
              <table:table-cell office:value-type="float" office:value="0.135144648839168">
                <text:p>0.135144648839168</text:p>
              </table:table-cell>
              <table:table-cell office:value-type="float" office:value="0.550157030217458">
                <text:p>0.5501570302174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408315944892915">
                <text:p>0.408315944892915</text:p>
              </table:table-cell>
              <table:table-cell office:value-type="float" office:value="0.14742784923601">
                <text:p>0.14742784923601</text:p>
              </table:table-cell>
              <table:table-cell office:value-type="float" office:value="0.550153830001172">
                <text:p>0.5501538300011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420593547054525">
                <text:p>0.420593547054525</text:p>
              </table:table-cell>
              <table:table-cell office:value-type="float" office:value="0.147440546400097">
                <text:p>0.147440546400097</text:p>
              </table:table-cell>
              <table:table-cell office:value-type="float" office:value="0.550164826936642">
                <text:p>0.5501648269366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420609162258103">
                <text:p>0.420609162258103</text:p>
              </table:table-cell>
              <table:table-cell office:value-type="float" office:value="0.15972614452101">
                <text:p>0.15972614452101</text:p>
              </table:table-cell>
              <table:table-cell office:value-type="float" office:value="0.55016096629648">
                <text:p>0.550160966296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432886895948851">
                <text:p>0.432886895948851</text:p>
              </table:table-cell>
              <table:table-cell office:value-type="float" office:value="0.159740885620748">
                <text:p>0.159740885620748</text:p>
              </table:table-cell>
              <table:table-cell office:value-type="float" office:value="0.550173457214305">
                <text:p>0.5501734572143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432900788439106">
                <text:p>0.432900788439106</text:p>
              </table:table-cell>
              <table:table-cell office:value-type="float" office:value="0.17202969871637">
                <text:p>0.17202969871637</text:p>
              </table:table-cell>
              <table:table-cell office:value-type="float" office:value="0.550169252205771">
                <text:p>0.5501692522057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445178348223056">
                <text:p>0.445178348223056</text:p>
              </table:table-cell>
              <table:table-cell office:value-type="float" office:value="0.172047445618493">
                <text:p>0.172047445618493</text:p>
              </table:table-cell>
              <table:table-cell office:value-type="float" office:value="0.550184319540293">
                <text:p>0.5501843195402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457462077608559">
                <text:p>0.457462077608559</text:p>
              </table:table-cell>
              <table:table-cell office:value-type="float" office:value="0.172062826316122">
                <text:p>0.172062826316122</text:p>
              </table:table-cell>
              <table:table-cell office:value-type="float" office:value="0.550203008962671">
                <text:p>0.5502030089626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469746186703798">
                <text:p>0.469746186703798</text:p>
              </table:table-cell>
              <table:table-cell office:value-type="float" office:value="0.172081547821035">
                <text:p>0.172081547821035</text:p>
              </table:table-cell>
              <table:table-cell office:value-type="float" office:value="0.550225203564945">
                <text:p>0.5502252035649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469755254459096">
                <text:p>0.469755254459096</text:p>
              </table:table-cell>
              <table:table-cell office:value-type="float" office:value="0.184379098015729">
                <text:p>0.184379098015729</text:p>
              </table:table-cell>
              <table:table-cell office:value-type="float" office:value="0.550224989818064">
                <text:p>0.5502249898180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469755482449329">
                <text:p>0.469755482449329</text:p>
              </table:table-cell>
              <table:table-cell office:value-type="float" office:value="0.196685123100174">
                <text:p>0.196685123100174</text:p>
              </table:table-cell>
              <table:table-cell office:value-type="float" office:value="0.550226643510871">
                <text:p>0.5502266435108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482030601587605">
                <text:p>0.482030601587605</text:p>
              </table:table-cell>
              <table:table-cell office:value-type="float" office:value="0.196718831148242">
                <text:p>0.196718831148242</text:p>
              </table:table-cell>
              <table:table-cell office:value-type="float" office:value="0.550266064075134">
                <text:p>0.5502660640751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482033164227285">
                <text:p>0.482033164227285</text:p>
              </table:table-cell>
              <table:table-cell office:value-type="float" office:value="0.209022612069432">
                <text:p>0.209022612069432</text:p>
              </table:table-cell>
              <table:table-cell office:value-type="float" office:value="0.550283745517587">
                <text:p>0.5502837455175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49431345149269">
                <text:p>0.49431345149269</text:p>
              </table:table-cell>
              <table:table-cell office:value-type="float" office:value="0.209049911061959">
                <text:p>0.209049911061959</text:p>
              </table:table-cell>
              <table:table-cell office:value-type="float" office:value="0.550359281117165">
                <text:p>0.5503592811171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494331361809131">
                <text:p>0.494331361809131</text:p>
              </table:table-cell>
              <table:table-cell office:value-type="float" office:value="0.221326544144609">
                <text:p>0.221326544144609</text:p>
              </table:table-cell>
              <table:table-cell office:value-type="float" office:value="0.550374205761482">
                <text:p>0.5503742057614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506634101224287">
                <text:p>0.506634101224287</text:p>
              </table:table-cell>
              <table:table-cell office:value-type="float" office:value="0.221342933734617">
                <text:p>0.221342933734617</text:p>
              </table:table-cell>
              <table:table-cell office:value-type="float" office:value="0.550425810357495">
                <text:p>0.5504258103574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506662265203882">
                <text:p>0.506662265203882</text:p>
              </table:table-cell>
              <table:table-cell office:value-type="float" office:value="0.233613222189125">
                <text:p>0.233613222189125</text:p>
              </table:table-cell>
              <table:table-cell office:value-type="float" office:value="0.55042750728116">
                <text:p>0.550427507281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506682518619208">
                <text:p>0.506682518619208</text:p>
              </table:table-cell>
              <table:table-cell office:value-type="float" office:value="0.233656483159959">
                <text:p>0.233656483159959</text:p>
              </table:table-cell>
              <table:table-cell office:value-type="float" office:value="0.538215962054804">
                <text:p>0.5382159620548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506703725655995">
                <text:p>0.506703725655995</text:p>
              </table:table-cell>
              <table:table-cell office:value-type="float" office:value="0.233676200053412">
                <text:p>0.233676200053412</text:p>
              </table:table-cell>
              <table:table-cell office:value-type="float" office:value="0.52595763640833">
                <text:p>0.525957636408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506722038794882">
                <text:p>0.506722038794882</text:p>
              </table:table-cell>
              <table:table-cell office:value-type="float" office:value="0.23369303430908">
                <text:p>0.23369303430908</text:p>
              </table:table-cell>
              <table:table-cell office:value-type="float" office:value="0.513691148903326">
                <text:p>0.5136911489033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50673788629836">
                <text:p>0.50673788629836</text:p>
              </table:table-cell>
              <table:table-cell office:value-type="float" office:value="0.233709010837362">
                <text:p>0.233709010837362</text:p>
              </table:table-cell>
              <table:table-cell office:value-type="float" office:value="0.501421876954513">
                <text:p>0.5014218769545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506753133417651">
                <text:p>0.506753133417651</text:p>
              </table:table-cell>
              <table:table-cell office:value-type="float" office:value="0.233721191084749">
                <text:p>0.233721191084749</text:p>
              </table:table-cell>
              <table:table-cell office:value-type="float" office:value="0.48914772488707">
                <text:p>0.489147724887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506768414643132">
                <text:p>0.506768414643132</text:p>
              </table:table-cell>
              <table:table-cell office:value-type="float" office:value="0.233729668401991">
                <text:p>0.233729668401991</text:p>
              </table:table-cell>
              <table:table-cell office:value-type="float" office:value="0.476869206972991">
                <text:p>0.476869206972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506782838548311">
                <text:p>0.506782838548311</text:p>
              </table:table-cell>
              <table:table-cell office:value-type="float" office:value="0.233737083708063">
                <text:p>0.233737083708063</text:p>
              </table:table-cell>
              <table:table-cell office:value-type="float" office:value="0.464589216171259">
                <text:p>0.4645892161712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506796119583855">
                <text:p>0.506796119583855</text:p>
              </table:table-cell>
              <table:table-cell office:value-type="float" office:value="0.233745021286748">
                <text:p>0.233745021286748</text:p>
              </table:table-cell>
              <table:table-cell office:value-type="float" office:value="0.452308184715377">
                <text:p>0.4523081847153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506806706502865">
                <text:p>0.506806706502865</text:p>
              </table:table-cell>
              <table:table-cell office:value-type="float" office:value="0.233757137918929">
                <text:p>0.233757137918929</text:p>
              </table:table-cell>
              <table:table-cell office:value-type="float" office:value="0.440028157760583">
                <text:p>0.4400281577605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506817238476512">
                <text:p>0.506817238476512</text:p>
              </table:table-cell>
              <table:table-cell office:value-type="float" office:value="0.233767549369532">
                <text:p>0.233767549369532</text:p>
              </table:table-cell>
              <table:table-cell office:value-type="float" office:value="0.427747155710012">
                <text:p>0.4277471557100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506827749155225">
                <text:p>0.506827749155225</text:p>
              </table:table-cell>
              <table:table-cell office:value-type="float" office:value="0.233776431415713">
                <text:p>0.233776431415713</text:p>
              </table:table-cell>
              <table:table-cell office:value-type="float" office:value="0.41546540993947">
                <text:p>0.415465409939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506838236818671">
                <text:p>0.506838236818671</text:p>
              </table:table-cell>
              <table:table-cell office:value-type="float" office:value="0.233783994365842">
                <text:p>0.233783994365842</text:p>
              </table:table-cell>
              <table:table-cell office:value-type="float" office:value="0.403183100924793">
                <text:p>0.4031831009247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506848697671463">
                <text:p>0.506848697671463</text:p>
              </table:table-cell>
              <table:table-cell office:value-type="float" office:value="0.233790427214788">
                <text:p>0.233790427214788</text:p>
              </table:table-cell>
              <table:table-cell office:value-type="float" office:value="0.390900362504783">
                <text:p>0.3909003625047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506859118516979">
                <text:p>0.506859118516979</text:p>
              </table:table-cell>
              <table:table-cell office:value-type="float" office:value="0.233795874677315">
                <text:p>0.233795874677315</text:p>
              </table:table-cell>
              <table:table-cell office:value-type="float" office:value="0.378617296988976">
                <text:p>0.3786172969889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506869499294227">
                <text:p>0.506869499294227</text:p>
              </table:table-cell>
              <table:table-cell office:value-type="float" office:value="0.233800460229993">
                <text:p>0.233800460229993</text:p>
              </table:table-cell>
              <table:table-cell office:value-type="float" office:value="0.366333985947654">
                <text:p>0.3663339859476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506879835758773">
                <text:p>0.506879835758773</text:p>
              </table:table-cell>
              <table:table-cell office:value-type="float" office:value="0.233804287370865">
                <text:p>0.233804287370865</text:p>
              </table:table-cell>
              <table:table-cell office:value-type="float" office:value="0.354050494544947">
                <text:p>0.3540504945449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506890124041518">
                <text:p>0.506890124041518</text:p>
              </table:table-cell>
              <table:table-cell office:value-type="float" office:value="0.233807444667883">
                <text:p>0.233807444667883</text:p>
              </table:table-cell>
              <table:table-cell office:value-type="float" office:value="0.341766881565495">
                <text:p>0.3417668815654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506900361857651">
                <text:p>0.506900361857651</text:p>
              </table:table-cell>
              <table:table-cell office:value-type="float" office:value="0.233810008596262">
                <text:p>0.233810008596262</text:p>
              </table:table-cell>
              <table:table-cell office:value-type="float" office:value="0.329483194007393">
                <text:p>0.3294831940073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506910546314209">
                <text:p>0.506910546314209</text:p>
              </table:table-cell>
              <table:table-cell office:value-type="float" office:value="0.233812046408561">
                <text:p>0.233812046408561</text:p>
              </table:table-cell>
              <table:table-cell office:value-type="float" office:value="0.317199471469774">
                <text:p>0.3171994714697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506920675364675">
                <text:p>0.506920675364675</text:p>
              </table:table-cell>
              <table:table-cell office:value-type="float" office:value="0.233813618975585">
                <text:p>0.233813618975585</text:p>
              </table:table-cell>
              <table:table-cell office:value-type="float" office:value="0.304915753612068">
                <text:p>0.3049157536120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506930747030816">
                <text:p>0.506930747030816</text:p>
              </table:table-cell>
              <table:table-cell office:value-type="float" office:value="0.233814781481229">
                <text:p>0.233814781481229</text:p>
              </table:table-cell>
              <table:table-cell office:value-type="float" office:value="0.292632071666686">
                <text:p>0.2926320716666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506940759729427">
                <text:p>0.506940759729427</text:p>
              </table:table-cell>
              <table:table-cell office:value-type="float" office:value="0.233815584564826">
                <text:p>0.233815584564826</text:p>
              </table:table-cell>
              <table:table-cell office:value-type="float" office:value="0.28034845495354">
                <text:p>0.280348454953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506950712173098">
                <text:p>0.506950712173098</text:p>
              </table:table-cell>
              <table:table-cell office:value-type="float" office:value="0.233816074683375">
                <text:p>0.233816074683375</text:p>
              </table:table-cell>
              <table:table-cell office:value-type="float" office:value="0.268064929506792">
                <text:p>0.2680649295067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506960602785169">
                <text:p>0.506960602785169</text:p>
              </table:table-cell>
              <table:table-cell office:value-type="float" office:value="0.233816297739175">
                <text:p>0.233816297739175</text:p>
              </table:table-cell>
              <table:table-cell office:value-type="float" office:value="0.255781518439742">
                <text:p>0.2557815184397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506970430184094">
                <text:p>0.506970430184094</text:p>
              </table:table-cell>
              <table:table-cell office:value-type="float" office:value="0.233816298284904">
                <text:p>0.233816298284904</text:p>
              </table:table-cell>
              <table:table-cell office:value-type="float" office:value="0.243498240997438">
                <text:p>0.2434982409974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506980192966871">
                <text:p>0.506980192966871</text:p>
              </table:table-cell>
              <table:table-cell office:value-type="float" office:value="0.233816118810446">
                <text:p>0.233816118810446</text:p>
              </table:table-cell>
              <table:table-cell office:value-type="float" office:value="0.23121511466998">
                <text:p>0.231215114669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506989891117669">
                <text:p>0.506989891117669</text:p>
              </table:table-cell>
              <table:table-cell office:value-type="float" office:value="0.233815800356976">
                <text:p>0.233815800356976</text:p>
              </table:table-cell>
              <table:table-cell office:value-type="float" office:value="0.218932156250812">
                <text:p>0.2189321562508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506999520761134">
                <text:p>0.506999520761134</text:p>
              </table:table-cell>
              <table:table-cell office:value-type="float" office:value="0.23381538121029">
                <text:p>0.23381538121029</text:p>
              </table:table-cell>
              <table:table-cell office:value-type="float" office:value="0.206649374179718">
                <text:p>0.2066493741797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50700908480756">
                <text:p>0.50700908480756</text:p>
              </table:table-cell>
              <table:table-cell office:value-type="float" office:value="0.233814899881183">
                <text:p>0.233814899881183</text:p>
              </table:table-cell>
              <table:table-cell office:value-type="float" office:value="0.194366773124469">
                <text:p>0.1943667731244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507018584423928">
                <text:p>0.507018584423928</text:p>
              </table:table-cell>
              <table:table-cell office:value-type="float" office:value="0.233814396089807">
                <text:p>0.233814396089807</text:p>
              </table:table-cell>
              <table:table-cell office:value-type="float" office:value="0.182084375597112">
                <text:p>0.1820843755971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507028005478076">
                <text:p>0.507028005478076</text:p>
              </table:table-cell>
              <table:table-cell office:value-type="float" office:value="0.233813902770626">
                <text:p>0.233813902770626</text:p>
              </table:table-cell>
              <table:table-cell office:value-type="float" office:value="0.16980217595015">
                <text:p>0.169802175950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507037355868854">
                <text:p>0.507037355868854</text:p>
              </table:table-cell>
              <table:table-cell office:value-type="float" office:value="0.233813455238584">
                <text:p>0.233813455238584</text:p>
              </table:table-cell>
              <table:table-cell office:value-type="float" office:value="0.157520178198143">
                <text:p>0.1575201781981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507046632303169">
                <text:p>0.507046632303169</text:p>
              </table:table-cell>
              <table:table-cell office:value-type="float" office:value="0.233813086156535">
                <text:p>0.233813086156535</text:p>
              </table:table-cell>
              <table:table-cell office:value-type="float" office:value="0.145238382771092">
                <text:p>0.1452383827710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507055835159367">
                <text:p>0.507055835159367</text:p>
              </table:table-cell>
              <table:table-cell office:value-type="float" office:value="0.233812826473426">
                <text:p>0.233812826473426</text:p>
              </table:table-cell>
              <table:table-cell office:value-type="float" office:value="0.132956787913944">
                <text:p>0.1329567879139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507064963896938">
                <text:p>0.507064963896938</text:p>
              </table:table-cell>
              <table:table-cell office:value-type="float" office:value="0.233812705432217">
                <text:p>0.233812705432217</text:p>
              </table:table-cell>
              <table:table-cell office:value-type="float" office:value="0.12067538987157">
                <text:p>0.120675389871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507074018475302">
                <text:p>0.507074018475302</text:p>
              </table:table-cell>
              <table:table-cell office:value-type="float" office:value="0.23381275081163">
                <text:p>0.23381275081163</text:p>
              </table:table-cell>
              <table:table-cell office:value-type="float" office:value="0.108394183744212">
                <text:p>0.1083941837442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507082999456631">
                <text:p>0.507082999456631</text:p>
              </table:table-cell>
              <table:table-cell office:value-type="float" office:value="0.233812988771794">
                <text:p>0.233812988771794</text:p>
              </table:table-cell>
              <table:table-cell office:value-type="float" office:value="0.0961131634660437">
                <text:p>0.09611316346604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507091907861059">
                <text:p>0.507091907861059</text:p>
              </table:table-cell>
              <table:table-cell office:value-type="float" office:value="0.2338134437357">
                <text:p>0.2338134437357</text:p>
              </table:table-cell>
              <table:table-cell office:value-type="float" office:value="0.0838323208464022">
                <text:p>0.08383232084640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507100745467668">
                <text:p>0.507100745467668</text:p>
              </table:table-cell>
              <table:table-cell office:value-type="float" office:value="0.233814138836571">
                <text:p>0.233814138836571</text:p>
              </table:table-cell>
              <table:table-cell office:value-type="float" office:value="0.0715516469659722">
                <text:p>0.07155164696597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507109514861216">
                <text:p>0.507109514861216</text:p>
              </table:table-cell>
              <table:table-cell office:value-type="float" office:value="0.233815096066343">
                <text:p>0.233815096066343</text:p>
              </table:table-cell>
              <table:table-cell office:value-type="float" office:value="0.0592711320799545">
                <text:p>0.05927113207995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50711821963687">
                <text:p>0.50711821963687</text:p>
              </table:table-cell>
              <table:table-cell office:value-type="float" office:value="0.233816336635938">
                <text:p>0.233816336635938</text:p>
              </table:table-cell>
              <table:table-cell office:value-type="float" office:value="0.0469907661956019">
                <text:p>0.04699076619560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507126863801519">
                <text:p>0.507126863801519</text:p>
              </table:table-cell>
              <table:table-cell office:value-type="float" office:value="0.23381788090483">
                <text:p>0.23381788090483</text:p>
              </table:table-cell>
              <table:table-cell office:value-type="float" office:value="0.0347105376687181">
                <text:p>0.03471053766871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519412671549145">
                <text:p>0.519412671549145</text:p>
              </table:table-cell>
              <table:table-cell office:value-type="float" office:value="0.233830132628001">
                <text:p>0.233830132628001</text:p>
              </table:table-cell>
              <table:table-cell office:value-type="float" office:value="0.0347035251629404">
                <text:p>0.03470352516294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519420930871695">
                <text:p>0.519420930871695</text:p>
              </table:table-cell>
              <table:table-cell office:value-type="float" office:value="0.221564955322294">
                <text:p>0.221564955322294</text:p>
              </table:table-cell>
              <table:table-cell office:value-type="float" office:value="0.0346925813333159">
                <text:p>0.03469258133331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519420989574015">
                <text:p>0.519420989574015</text:p>
              </table:table-cell>
              <table:table-cell office:value-type="float" office:value="0.209291411867402">
                <text:p>0.209291411867402</text:p>
              </table:table-cell>
              <table:table-cell office:value-type="float" office:value="0.034681959449359">
                <text:p>0.0346819594493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519420799402966">
                <text:p>0.519420799402966</text:p>
              </table:table-cell>
              <table:table-cell office:value-type="float" office:value="0.19701629364852">
                <text:p>0.19701629364852</text:p>
              </table:table-cell>
              <table:table-cell office:value-type="float" office:value="0.0346714084083772">
                <text:p>0.03467140840837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519420673857144">
                <text:p>0.519420673857144</text:p>
              </table:table-cell>
              <table:table-cell office:value-type="float" office:value="0.184740005116112">
                <text:p>0.184740005116112</text:p>
              </table:table-cell>
              <table:table-cell office:value-type="float" office:value="0.0346609977767669">
                <text:p>0.03466099777676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519420618815311">
                <text:p>0.519420618815311</text:p>
              </table:table-cell>
              <table:table-cell office:value-type="float" office:value="0.172462696159389">
                <text:p>0.172462696159389</text:p>
              </table:table-cell>
              <table:table-cell office:value-type="float" office:value="0.0346507843510382">
                <text:p>0.03465078435103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519430497026226">
                <text:p>0.519430497026226</text:p>
              </table:table-cell>
              <table:table-cell office:value-type="float" office:value="0.172456971924185">
                <text:p>0.172456971924185</text:p>
              </table:table-cell>
              <table:table-cell office:value-type="float" office:value="0.0469275864146049">
                <text:p>0.04692758641460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519439645677152">
                <text:p>0.519439645677152</text:p>
              </table:table-cell>
              <table:table-cell office:value-type="float" office:value="0.172455660788265">
                <text:p>0.172455660788265</text:p>
              </table:table-cell>
              <table:table-cell office:value-type="float" office:value="0.0592099598252671">
                <text:p>0.05920995982526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5194487790858">
                <text:p>0.5194487790858</text:p>
              </table:table-cell>
              <table:table-cell office:value-type="float" office:value="0.172454305442778">
                <text:p>0.172454305442778</text:p>
              </table:table-cell>
              <table:table-cell office:value-type="float" office:value="0.071492405584659">
                <text:p>0.0714924055846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519457934942634">
                <text:p>0.519457934942634</text:p>
              </table:table-cell>
              <table:table-cell office:value-type="float" office:value="0.17245278482156">
                <text:p>0.17245278482156</text:p>
              </table:table-cell>
              <table:table-cell office:value-type="float" office:value="0.0837747308001764">
                <text:p>0.08377473080017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519467115608132">
                <text:p>0.519467115608132</text:p>
              </table:table-cell>
              <table:table-cell office:value-type="float" office:value="0.17245111818242">
                <text:p>0.17245111818242</text:p>
              </table:table-cell>
              <table:table-cell office:value-type="float" office:value="0.0960569263601109">
                <text:p>0.09605692636011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519476321353477">
                <text:p>0.519476321353477</text:p>
              </table:table-cell>
              <table:table-cell office:value-type="float" office:value="0.172449330127715">
                <text:p>0.172449330127715</text:p>
              </table:table-cell>
              <table:table-cell office:value-type="float" office:value="0.108338990526357">
                <text:p>0.1083389905263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51948555203201">
                <text:p>0.51948555203201</text:p>
              </table:table-cell>
              <table:table-cell office:value-type="float" office:value="0.172447446440198">
                <text:p>0.172447446440198</text:p>
              </table:table-cell>
              <table:table-cell office:value-type="float" office:value="0.120620922987611">
                <text:p>0.1206209229876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519494807253919">
                <text:p>0.519494807253919</text:p>
              </table:table-cell>
              <table:table-cell office:value-type="float" office:value="0.17244549394354">
                <text:p>0.17244549394354</text:p>
              </table:table-cell>
              <table:table-cell office:value-type="float" office:value="0.132902724769274">
                <text:p>0.1329027247692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519504086272405">
                <text:p>0.519504086272405</text:p>
              </table:table-cell>
              <table:table-cell office:value-type="float" office:value="0.172443500283463">
                <text:p>0.172443500283463</text:p>
              </table:table-cell>
              <table:table-cell office:value-type="float" office:value="0.145184397954678">
                <text:p>0.1451843979546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519513389027929">
                <text:p>0.519513389027929</text:p>
              </table:table-cell>
              <table:table-cell office:value-type="float" office:value="0.172441494396324">
                <text:p>0.172441494396324</text:p>
              </table:table-cell>
              <table:table-cell office:value-type="float" office:value="0.157465947547901">
                <text:p>0.1574659475479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519522714323279">
                <text:p>0.519522714323279</text:p>
              </table:table-cell>
              <table:table-cell office:value-type="float" office:value="0.172439505191497">
                <text:p>0.172439505191497</text:p>
              </table:table-cell>
              <table:table-cell office:value-type="float" office:value="0.169747378000707">
                <text:p>0.1697473780007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51953206220486">
                <text:p>0.51953206220486</text:p>
              </table:table-cell>
              <table:table-cell office:value-type="float" office:value="0.172437562671295">
                <text:p>0.172437562671295</text:p>
              </table:table-cell>
              <table:table-cell office:value-type="float" office:value="0.182028696563336">
                <text:p>0.1820286965633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519541432298883">
                <text:p>0.519541432298883</text:p>
              </table:table-cell>
              <table:table-cell office:value-type="float" office:value="0.172435697047831">
                <text:p>0.172435697047831</text:p>
              </table:table-cell>
              <table:table-cell office:value-type="float" office:value="0.194309912637129">
                <text:p>0.1943099126371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519550824427341">
                <text:p>0.519550824427341</text:p>
              </table:table-cell>
              <table:table-cell office:value-type="float" office:value="0.172433938585636">
                <text:p>0.172433938585636</text:p>
              </table:table-cell>
              <table:table-cell office:value-type="float" office:value="0.206591036491599">
                <text:p>0.2065910364915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519560238712368">
                <text:p>0.519560238712368</text:p>
              </table:table-cell>
              <table:table-cell office:value-type="float" office:value="0.172432317568829">
                <text:p>0.172432317568829</text:p>
              </table:table-cell>
              <table:table-cell office:value-type="float" office:value="0.218872080374304">
                <text:p>0.2188720803743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519569675218676">
                <text:p>0.519569675218676</text:p>
              </table:table-cell>
              <table:table-cell office:value-type="float" office:value="0.172430864298631">
                <text:p>0.172430864298631</text:p>
              </table:table-cell>
              <table:table-cell office:value-type="float" office:value="0.231153058370654">
                <text:p>0.2311530583706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519579134515601">
                <text:p>0.519579134515601</text:p>
              </table:table-cell>
              <table:table-cell office:value-type="float" office:value="0.172429608966735">
                <text:p>0.172429608966735</text:p>
              </table:table-cell>
              <table:table-cell office:value-type="float" office:value="0.243433986465837">
                <text:p>0.2434339864658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519588617445072">
                <text:p>0.519588617445072</text:p>
              </table:table-cell>
              <table:table-cell office:value-type="float" office:value="0.172428581728548">
                <text:p>0.172428581728548</text:p>
              </table:table-cell>
              <table:table-cell office:value-type="float" office:value="0.255714882366631">
                <text:p>0.2557148823666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519598125195973">
                <text:p>0.519598125195973</text:p>
              </table:table-cell>
              <table:table-cell office:value-type="float" office:value="0.172427812822802">
                <text:p>0.172427812822802</text:p>
              </table:table-cell>
              <table:table-cell office:value-type="float" office:value="0.267995765998667">
                <text:p>0.267995765998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51960765866634">
                <text:p>0.51960765866634</text:p>
              </table:table-cell>
              <table:table-cell office:value-type="float" office:value="0.172427332819131">
                <text:p>0.172427332819131</text:p>
              </table:table-cell>
              <table:table-cell office:value-type="float" office:value="0.280276661086758">
                <text:p>0.2802766610867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519617220831598">
                <text:p>0.519617220831598</text:p>
              </table:table-cell>
              <table:table-cell office:value-type="float" office:value="0.172427172897829">
                <text:p>0.172427172897829</text:p>
              </table:table-cell>
              <table:table-cell office:value-type="float" office:value="0.292557588399058">
                <text:p>0.2925575883990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519626812921495">
                <text:p>0.519626812921495</text:p>
              </table:table-cell>
              <table:table-cell office:value-type="float" office:value="0.172427365296034">
                <text:p>0.172427365296034</text:p>
              </table:table-cell>
              <table:table-cell office:value-type="float" office:value="0.304838576811764">
                <text:p>0.3048385768117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51963643740979">
                <text:p>0.51963643740979</text:p>
              </table:table-cell>
              <table:table-cell office:value-type="float" office:value="0.172427944448979">
                <text:p>0.172427944448979</text:p>
              </table:table-cell>
              <table:table-cell office:value-type="float" office:value="0.317119657531054">
                <text:p>0.3171196575310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51964609610645">
                <text:p>0.51964609610645</text:p>
              </table:table-cell>
              <table:table-cell office:value-type="float" office:value="0.172428946611235">
                <text:p>0.172428946611235</text:p>
              </table:table-cell>
              <table:table-cell office:value-type="float" office:value="0.329400860129599">
                <text:p>0.3294008601295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519655783625295">
                <text:p>0.519655783625295</text:p>
              </table:table-cell>
              <table:table-cell office:value-type="float" office:value="0.172430409897078">
                <text:p>0.172430409897078</text:p>
              </table:table-cell>
              <table:table-cell office:value-type="float" office:value="0.341682221873872">
                <text:p>0.3416822218738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519665517397819">
                <text:p>0.519665517397819</text:p>
              </table:table-cell>
              <table:table-cell office:value-type="float" office:value="0.172432384849928">
                <text:p>0.172432384849928</text:p>
              </table:table-cell>
              <table:table-cell office:value-type="float" office:value="0.353963787987984">
                <text:p>0.3539637879879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519675291285743">
                <text:p>0.519675291285743</text:p>
              </table:table-cell>
              <table:table-cell office:value-type="float" office:value="0.172434921369695">
                <text:p>0.172434921369695</text:p>
              </table:table-cell>
              <table:table-cell office:value-type="float" office:value="0.366245605570658">
                <text:p>0.366245605570658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047cm" svg:y="0.38cm" svg:width="11.502cm" svg:height="7.793cm"/>
          <chart:axis chart:dimension="x" chart:name="primary-x" chart:style-name="ch4" chartooo:axis-type="auto">
            <chart:categories table:cell-range-address="local-table.$A$2:.$A$9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98" chart:label-cell-address="local-table.$C$1" chart:class="chart:scatter">
            <chart:domain table:cell-range-address="local-table.$B$2:.$B$98"/>
            <chart:data-point chart:repeated="97"/>
          </chart:series>
          <chart:series chart:style-name="ch7" chart:values-cell-range-address="local-table.$D$2:.$D$98" chart:label-cell-address="local-table.$D$1" chart:class="chart:scatter">
            <chart:data-point chart:repeated="97"/>
          </chart:series>
          <chart:series chart:style-name="ch8" chart:values-cell-range-address="local-table.$E$2:.$E$98" chart:label-cell-address="local-table.$E$1" chart:class="chart:scatter">
            <chart:data-point chart:repeated="9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38727366924286">
                <text:p>0.138727366924286</text:p>
              </table:table-cell>
              <table:table-cell office:value-type="float" office:value="0.00128036178648472">
                <text:p>0.00128036178648472</text:p>
              </table:table-cell>
              <table:table-cell office:value-type="float" office:value="0.535536825656891">
                <text:p>0.5355368256568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38656243681908">
                <text:p>0.138656243681908</text:p>
              </table:table-cell>
              <table:table-cell office:value-type="float" office:value="0.00112777017056942">
                <text:p>0.00112777017056942</text:p>
              </table:table-cell>
              <table:table-cell office:value-type="float" office:value="0.536042332649231">
                <text:p>0.536042332649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35596379637718">
                <text:p>0.135596379637718</text:p>
              </table:table-cell>
              <table:table-cell office:value-type="float" office:value="0.00107553484849632">
                <text:p>0.00107553484849632</text:p>
              </table:table-cell>
              <table:table-cell office:value-type="float" office:value="0.516072928905487">
                <text:p>0.5160729289054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36740639805794">
                <text:p>0.136740639805794</text:p>
              </table:table-cell>
              <table:table-cell office:value-type="float" office:value="0.00109862082172185">
                <text:p>0.00109862082172185</text:p>
              </table:table-cell>
              <table:table-cell office:value-type="float" office:value="0.508106112480164">
                <text:p>0.5081061124801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34587213397026">
                <text:p>0.134587213397026</text:p>
              </table:table-cell>
              <table:table-cell office:value-type="float" office:value="0.00122087122872472">
                <text:p>0.00122087122872472</text:p>
              </table:table-cell>
              <table:table-cell office:value-type="float" office:value="0.492055833339691">
                <text:p>0.492055833339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51823684573174">
                <text:p>0.151823684573174</text:p>
              </table:table-cell>
              <table:table-cell office:value-type="float" office:value="0.00107788201421499">
                <text:p>0.00107788201421499</text:p>
              </table:table-cell>
              <table:table-cell office:value-type="float" office:value="0.497277110815048">
                <text:p>0.497277110815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65115490555763">
                <text:p>0.165115490555763</text:p>
              </table:table-cell>
              <table:table-cell office:value-type="float" office:value="0.0013141289819032">
                <text:p>0.0013141289819032</text:p>
              </table:table-cell>
              <table:table-cell office:value-type="float" office:value="0.502213537693024">
                <text:p>0.502213537693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77664399147034">
                <text:p>0.177664399147034</text:p>
              </table:table-cell>
              <table:table-cell office:value-type="float" office:value="0.00125474692322314">
                <text:p>0.00125474692322314</text:p>
              </table:table-cell>
              <table:table-cell office:value-type="float" office:value="0.502599477767944">
                <text:p>0.5025994777679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90165385603905">
                <text:p>0.190165385603905</text:p>
              </table:table-cell>
              <table:table-cell office:value-type="float" office:value="0.00127370306290686">
                <text:p>0.00127370306290686</text:p>
              </table:table-cell>
              <table:table-cell office:value-type="float" office:value="0.502639412879944">
                <text:p>0.5026394128799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02696457505226">
                <text:p>0.202696457505226</text:p>
              </table:table-cell>
              <table:table-cell office:value-type="float" office:value="0.00128677755128592">
                <text:p>0.00128677755128592</text:p>
              </table:table-cell>
              <table:table-cell office:value-type="float" office:value="0.502671301364899">
                <text:p>0.502671301364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95020169019699">
                <text:p>0.195020169019699</text:p>
              </table:table-cell>
              <table:table-cell office:value-type="float" office:value="0.00093107350403443">
                <text:p>0.00093107350403443</text:p>
              </table:table-cell>
              <table:table-cell office:value-type="float" office:value="0.475685328245163">
                <text:p>0.4756853282451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98351189494133">
                <text:p>0.198351189494133</text:p>
              </table:table-cell>
              <table:table-cell office:value-type="float" office:value="0.00104989646933973">
                <text:p>0.00104989646933973</text:p>
              </table:table-cell>
              <table:table-cell office:value-type="float" office:value="0.472474783658981">
                <text:p>0.4724747836589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95583626627922">
                <text:p>0.195583626627922</text:p>
              </table:table-cell>
              <table:table-cell office:value-type="float" office:value="0.00094529427587986">
                <text:p>0.00094529427587986</text:p>
              </table:table-cell>
              <table:table-cell office:value-type="float" office:value="0.453133910894394">
                <text:p>0.4531339108943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96762412786484">
                <text:p>0.196762412786484</text:p>
              </table:table-cell>
              <table:table-cell office:value-type="float" office:value="0.00102674774825573">
                <text:p>0.00102674774825573</text:p>
              </table:table-cell>
              <table:table-cell office:value-type="float" office:value="0.44446074962616">
                <text:p>0.444460749626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9576022028923">
                <text:p>0.19576022028923</text:p>
              </table:table-cell>
              <table:table-cell office:value-type="float" office:value="0.000989900319837034">
                <text:p>0.000989900319837034</text:p>
              </table:table-cell>
              <table:table-cell office:value-type="float" office:value="0.429996460676193">
                <text:p>0.4299964606761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98688194155693">
                <text:p>0.198688194155693</text:p>
              </table:table-cell>
              <table:table-cell office:value-type="float" office:value="0.0142158642411232">
                <text:p>0.0142158642411232</text:p>
              </table:table-cell>
              <table:table-cell office:value-type="float" office:value="0.427929431200028">
                <text:p>0.4279294312000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200801953673363">
                <text:p>0.200801953673363</text:p>
              </table:table-cell>
              <table:table-cell office:value-type="float" office:value="0.0270714145153761">
                <text:p>0.0270714145153761</text:p>
              </table:table-cell>
              <table:table-cell office:value-type="float" office:value="0.43168118596077">
                <text:p>0.43168118596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20086008310318">
                <text:p>0.20086008310318</text:p>
              </table:table-cell>
              <table:table-cell office:value-type="float" office:value="0.0398623012006283">
                <text:p>0.0398623012006283</text:p>
              </table:table-cell>
              <table:table-cell office:value-type="float" office:value="0.439196825027466">
                <text:p>0.4391968250274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00946643948555">
                <text:p>0.200946643948555</text:p>
              </table:table-cell>
              <table:table-cell office:value-type="float" office:value="0.0519617199897766">
                <text:p>0.0519617199897766</text:p>
              </table:table-cell>
              <table:table-cell office:value-type="float" office:value="0.440274268388748">
                <text:p>0.4402742683887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01304897665978">
                <text:p>0.201304897665978</text:p>
              </table:table-cell>
              <table:table-cell office:value-type="float" office:value="0.0639815479516983">
                <text:p>0.0639815479516983</text:p>
              </table:table-cell>
              <table:table-cell office:value-type="float" office:value="0.440255910158157">
                <text:p>0.4402559101581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201538264751434">
                <text:p>0.201538264751434</text:p>
              </table:table-cell>
              <table:table-cell office:value-type="float" office:value="0.0761325657367706">
                <text:p>0.0761325657367706</text:p>
              </table:table-cell>
              <table:table-cell office:value-type="float" office:value="0.440257877111435">
                <text:p>0.4402578771114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01748758554459">
                <text:p>0.201748758554459</text:p>
              </table:table-cell>
              <table:table-cell office:value-type="float" office:value="0.0884571895003319">
                <text:p>0.0884571895003319</text:p>
              </table:table-cell>
              <table:table-cell office:value-type="float" office:value="0.440208971500397">
                <text:p>0.4402089715003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14066565036774">
                <text:p>0.214066565036774</text:p>
              </table:table-cell>
              <table:table-cell office:value-type="float" office:value="0.0894622951745987">
                <text:p>0.0894622951745987</text:p>
              </table:table-cell>
              <table:table-cell office:value-type="float" office:value="0.440127491950989">
                <text:p>0.4401274919509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226561740040779">
                <text:p>0.226561740040779</text:p>
              </table:table-cell>
              <table:table-cell office:value-type="float" office:value="0.08934286236763">
                <text:p>0.08934286236763</text:p>
              </table:table-cell>
              <table:table-cell office:value-type="float" office:value="0.4400375187397">
                <text:p>0.44003751873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239031344652176">
                <text:p>0.239031344652176</text:p>
              </table:table-cell>
              <table:table-cell office:value-type="float" office:value="0.0893627554178238">
                <text:p>0.0893627554178238</text:p>
              </table:table-cell>
              <table:table-cell office:value-type="float" office:value="0.439974278211594">
                <text:p>0.4399742782115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251539051532745">
                <text:p>0.251539051532745</text:p>
              </table:table-cell>
              <table:table-cell office:value-type="float" office:value="0.0893680304288864">
                <text:p>0.0893680304288864</text:p>
              </table:table-cell>
              <table:table-cell office:value-type="float" office:value="0.439816653728485">
                <text:p>0.4398166537284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244025230407715">
                <text:p>0.244025230407715</text:p>
              </table:table-cell>
              <table:table-cell office:value-type="float" office:value="0.0877610594034195">
                <text:p>0.0877610594034195</text:p>
              </table:table-cell>
              <table:table-cell office:value-type="float" office:value="0.414077877998352">
                <text:p>0.4140778779983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245526656508446">
                <text:p>0.245526656508446</text:p>
              </table:table-cell>
              <table:table-cell office:value-type="float" office:value="0.0882696136832237">
                <text:p>0.0882696136832237</text:p>
              </table:table-cell>
              <table:table-cell office:value-type="float" office:value="0.404541909694672">
                <text:p>0.4045419096946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44913876056671">
                <text:p>0.244913876056671</text:p>
              </table:table-cell>
              <table:table-cell office:value-type="float" office:value="0.0880595296621323">
                <text:p>0.0880595296621323</text:p>
              </table:table-cell>
              <table:table-cell office:value-type="float" office:value="0.392376154661179">
                <text:p>0.3923761546611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44304671883583">
                <text:p>0.244304671883583</text:p>
              </table:table-cell>
              <table:table-cell office:value-type="float" office:value="0.0879616662859917">
                <text:p>0.0879616662859917</text:p>
              </table:table-cell>
              <table:table-cell office:value-type="float" office:value="0.378188103437424">
                <text:p>0.378188103437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44199737906456">
                <text:p>0.244199737906456</text:p>
              </table:table-cell>
              <table:table-cell office:value-type="float" office:value="0.088040217757225">
                <text:p>0.088040217757225</text:p>
              </table:table-cell>
              <table:table-cell office:value-type="float" office:value="0.367688894271851">
                <text:p>0.3676888942718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4425782263279">
                <text:p>0.24425782263279</text:p>
              </table:table-cell>
              <table:table-cell office:value-type="float" office:value="0.0883264020085335">
                <text:p>0.0883264020085335</text:p>
              </table:table-cell>
              <table:table-cell office:value-type="float" office:value="0.353238493204117">
                <text:p>0.3532384932041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44263023138046">
                <text:p>0.244263023138046</text:p>
              </table:table-cell>
              <table:table-cell office:value-type="float" office:value="0.0886270403862">
                <text:p>0.0886270403862</text:p>
              </table:table-cell>
              <table:table-cell office:value-type="float" office:value="0.341081708669662">
                <text:p>0.3410817086696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44052872061729">
                <text:p>0.244052872061729</text:p>
              </table:table-cell>
              <table:table-cell office:value-type="float" office:value="0.0887798592448235">
                <text:p>0.0887798592448235</text:p>
              </table:table-cell>
              <table:table-cell office:value-type="float" office:value="0.328666061162949">
                <text:p>0.3286660611629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43854627013206">
                <text:p>0.243854627013206</text:p>
              </table:table-cell>
              <table:table-cell office:value-type="float" office:value="0.0889436975121498">
                <text:p>0.0889436975121498</text:p>
              </table:table-cell>
              <table:table-cell office:value-type="float" office:value="0.314630508422852">
                <text:p>0.3146305084228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43397697806358">
                <text:p>0.243397697806358</text:p>
              </table:table-cell>
              <table:table-cell office:value-type="float" office:value="0.0891951099038124">
                <text:p>0.0891951099038124</text:p>
              </table:table-cell>
              <table:table-cell office:value-type="float" office:value="0.300686359405518">
                <text:p>0.3006863594055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42888078093529">
                <text:p>0.242888078093529</text:p>
              </table:table-cell>
              <table:table-cell office:value-type="float" office:value="0.0894824415445328">
                <text:p>0.0894824415445328</text:p>
              </table:table-cell>
              <table:table-cell office:value-type="float" office:value="0.287524074316025">
                <text:p>0.2875240743160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42412686347961">
                <text:p>0.242412686347961</text:p>
              </table:table-cell>
              <table:table-cell office:value-type="float" office:value="0.0897693410515785">
                <text:p>0.0897693410515785</text:p>
              </table:table-cell>
              <table:table-cell office:value-type="float" office:value="0.275084108114243">
                <text:p>0.2750841081142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4189867079258">
                <text:p>0.24189867079258</text:p>
              </table:table-cell>
              <table:table-cell office:value-type="float" office:value="0.0901298224925995">
                <text:p>0.0901298224925995</text:p>
              </table:table-cell>
              <table:table-cell office:value-type="float" office:value="0.26329118013382">
                <text:p>0.263291180133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41364568471909">
                <text:p>0.241364568471909</text:p>
              </table:table-cell>
              <table:table-cell office:value-type="float" office:value="0.0905823707580566">
                <text:p>0.0905823707580566</text:p>
              </table:table-cell>
              <table:table-cell office:value-type="float" office:value="0.252037048339844">
                <text:p>0.2520370483398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40775316953659">
                <text:p>0.240775316953659</text:p>
              </table:table-cell>
              <table:table-cell office:value-type="float" office:value="0.0909827947616577">
                <text:p>0.0909827947616577</text:p>
              </table:table-cell>
              <table:table-cell office:value-type="float" office:value="0.242107376456261">
                <text:p>0.2421073764562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40910649299622">
                <text:p>0.240910649299622</text:p>
              </table:table-cell>
              <table:table-cell office:value-type="float" office:value="0.0902932211756706">
                <text:p>0.0902932211756706</text:p>
              </table:table-cell>
              <table:table-cell office:value-type="float" office:value="0.236842513084412">
                <text:p>0.2368425130844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41142809391022">
                <text:p>0.241142809391022</text:p>
              </table:table-cell>
              <table:table-cell office:value-type="float" office:value="0.0907238349318504">
                <text:p>0.0907238349318504</text:p>
              </table:table-cell>
              <table:table-cell office:value-type="float" office:value="0.220729485154152">
                <text:p>0.2207294851541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40932807326317">
                <text:p>0.240932807326317</text:p>
              </table:table-cell>
              <table:table-cell office:value-type="float" office:value="0.0909698158502579">
                <text:p>0.0909698158502579</text:p>
              </table:table-cell>
              <table:table-cell office:value-type="float" office:value="0.207945644855499">
                <text:p>0.2079456448554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41337239742279">
                <text:p>0.241337239742279</text:p>
              </table:table-cell>
              <table:table-cell office:value-type="float" office:value="0.0911285802721977">
                <text:p>0.0911285802721977</text:p>
              </table:table-cell>
              <table:table-cell office:value-type="float" office:value="0.195619955658913">
                <text:p>0.1956199556589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41907954216003">
                <text:p>0.241907954216003</text:p>
              </table:table-cell>
              <table:table-cell office:value-type="float" office:value="0.091254822909832">
                <text:p>0.091254822909832</text:p>
              </table:table-cell>
              <table:table-cell office:value-type="float" office:value="0.181702375411987">
                <text:p>0.1817023754119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41888672113419">
                <text:p>0.241888672113419</text:p>
              </table:table-cell>
              <table:table-cell office:value-type="float" office:value="0.0913922712206841">
                <text:p>0.0913922712206841</text:p>
              </table:table-cell>
              <table:table-cell office:value-type="float" office:value="0.169500827789307">
                <text:p>0.1695008277893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42149844765663">
                <text:p>0.242149844765663</text:p>
              </table:table-cell>
              <table:table-cell office:value-type="float" office:value="0.0916839316487312">
                <text:p>0.0916839316487312</text:p>
              </table:table-cell>
              <table:table-cell office:value-type="float" office:value="0.157084301114082">
                <text:p>0.1570843011140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42303758859634">
                <text:p>0.242303758859634</text:p>
              </table:table-cell>
              <table:table-cell office:value-type="float" office:value="0.0917331203818321">
                <text:p>0.0917331203818321</text:p>
              </table:table-cell>
              <table:table-cell office:value-type="float" office:value="0.143723338842392">
                <text:p>0.1437233388423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42321595549583">
                <text:p>0.242321595549583</text:p>
              </table:table-cell>
              <table:table-cell office:value-type="float" office:value="0.0917035564780235">
                <text:p>0.0917035564780235</text:p>
              </table:table-cell>
              <table:table-cell office:value-type="float" office:value="0.130973041057587">
                <text:p>0.1309730410575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42380574345589">
                <text:p>0.242380574345589</text:p>
              </table:table-cell>
              <table:table-cell office:value-type="float" office:value="0.0916947945952415">
                <text:p>0.0916947945952415</text:p>
              </table:table-cell>
              <table:table-cell office:value-type="float" office:value="0.11837487667799">
                <text:p>0.118374876677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42402881383896">
                <text:p>0.242402881383896</text:p>
              </table:table-cell>
              <table:table-cell office:value-type="float" office:value="0.0916775986552238">
                <text:p>0.0916775986552238</text:p>
              </table:table-cell>
              <table:table-cell office:value-type="float" office:value="0.105780370533466">
                <text:p>0.1057803705334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42431074380875">
                <text:p>0.242431074380875</text:p>
              </table:table-cell>
              <table:table-cell office:value-type="float" office:value="0.091663733124733">
                <text:p>0.091663733124733</text:p>
              </table:table-cell>
              <table:table-cell office:value-type="float" office:value="0.0930420160293579">
                <text:p>0.09304201602935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40180522203445">
                <text:p>0.240180522203445</text:p>
              </table:table-cell>
              <table:table-cell office:value-type="float" office:value="0.105676002800465">
                <text:p>0.105676002800465</text:p>
              </table:table-cell>
              <table:table-cell office:value-type="float" office:value="0.0867418125271797">
                <text:p>0.08674181252717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39738076925278">
                <text:p>0.239738076925278</text:p>
              </table:table-cell>
              <table:table-cell office:value-type="float" office:value="0.11759290844202">
                <text:p>0.11759290844202</text:p>
              </table:table-cell>
              <table:table-cell office:value-type="float" office:value="0.0884784534573555">
                <text:p>0.08847845345735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4006724357605">
                <text:p>0.24006724357605</text:p>
              </table:table-cell>
              <table:table-cell office:value-type="float" office:value="0.129923805594444">
                <text:p>0.129923805594444</text:p>
              </table:table-cell>
              <table:table-cell office:value-type="float" office:value="0.0970034450292587">
                <text:p>0.09700344502925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42686718702316">
                <text:p>0.242686718702316</text:p>
              </table:table-cell>
              <table:table-cell office:value-type="float" office:value="0.128302305936813">
                <text:p>0.128302305936813</text:p>
              </table:table-cell>
              <table:table-cell office:value-type="float" office:value="0.079639308154583">
                <text:p>0.0796393081545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41971880197525">
                <text:p>0.241971880197525</text:p>
              </table:table-cell>
              <table:table-cell office:value-type="float" office:value="0.12854029238224">
                <text:p>0.12854029238224</text:p>
              </table:table-cell>
              <table:table-cell office:value-type="float" office:value="0.0599278882145882">
                <text:p>0.05992788821458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41918712854385">
                <text:p>0.241918712854385</text:p>
              </table:table-cell>
              <table:table-cell office:value-type="float" office:value="0.128306195139885">
                <text:p>0.128306195139885</text:p>
              </table:table-cell>
              <table:table-cell office:value-type="float" office:value="0.0474663190543652">
                <text:p>0.04746631905436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57230371236801">
                <text:p>0.257230371236801</text:p>
              </table:table-cell>
              <table:table-cell office:value-type="float" office:value="0.129097029566765">
                <text:p>0.129097029566765</text:p>
              </table:table-cell>
              <table:table-cell office:value-type="float" office:value="0.0524057187139988">
                <text:p>0.05240571871399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70932376384735">
                <text:p>0.270932376384735</text:p>
              </table:table-cell>
              <table:table-cell office:value-type="float" office:value="0.129928544163704">
                <text:p>0.129928544163704</text:p>
              </table:table-cell>
              <table:table-cell office:value-type="float" office:value="0.0602483376860619">
                <text:p>0.06024833768606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66856104135513">
                <text:p>0.266856104135513</text:p>
              </table:table-cell>
              <table:table-cell office:value-type="float" office:value="0.128971308469772">
                <text:p>0.128971308469772</text:p>
              </table:table-cell>
              <table:table-cell office:value-type="float" office:value="0.0416947826743126">
                <text:p>0.04169478267431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82132029533386">
                <text:p>0.282132029533386</text:p>
              </table:table-cell>
              <table:table-cell office:value-type="float" office:value="0.129384443163872">
                <text:p>0.129384443163872</text:p>
              </table:table-cell>
              <table:table-cell office:value-type="float" office:value="0.0393245965242386">
                <text:p>0.03932459652423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96041041612625">
                <text:p>0.296041041612625</text:p>
              </table:table-cell>
              <table:table-cell office:value-type="float" office:value="0.130267828702927">
                <text:p>0.130267828702927</text:p>
              </table:table-cell>
              <table:table-cell office:value-type="float" office:value="0.0478279627859592">
                <text:p>0.04782796278595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9239758849144">
                <text:p>0.29239758849144</text:p>
              </table:table-cell>
              <table:table-cell office:value-type="float" office:value="0.144983544945717">
                <text:p>0.144983544945717</text:p>
              </table:table-cell>
              <table:table-cell office:value-type="float" office:value="0.0555956363677979">
                <text:p>0.05559563636779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91649401187897">
                <text:p>0.291649401187897</text:p>
              </table:table-cell>
              <table:table-cell office:value-type="float" office:value="0.141493052244186">
                <text:p>0.141493052244186</text:p>
              </table:table-cell>
              <table:table-cell office:value-type="float" office:value="0.028631879016757">
                <text:p>0.0286318790167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306869566440582">
                <text:p>0.306869566440582</text:p>
              </table:table-cell>
              <table:table-cell office:value-type="float" office:value="0.141938269138336">
                <text:p>0.141938269138336</text:p>
              </table:table-cell>
              <table:table-cell office:value-type="float" office:value="0.0324548855423927">
                <text:p>0.03245488554239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320597559213638">
                <text:p>0.320597559213638</text:p>
              </table:table-cell>
              <table:table-cell office:value-type="float" office:value="0.142807677388191">
                <text:p>0.142807677388191</text:p>
              </table:table-cell>
              <table:table-cell office:value-type="float" office:value="0.0425102077424526">
                <text:p>0.04251020774245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333155632019043">
                <text:p>0.333155632019043</text:p>
              </table:table-cell>
              <table:table-cell office:value-type="float" office:value="0.143146306276321">
                <text:p>0.143146306276321</text:p>
              </table:table-cell>
              <table:table-cell office:value-type="float" office:value="0.0449025221168995">
                <text:p>0.04490252211689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45897346735001">
                <text:p>0.345897346735001</text:p>
              </table:table-cell>
              <table:table-cell office:value-type="float" office:value="0.14339904487133">
                <text:p>0.14339904487133</text:p>
              </table:table-cell>
              <table:table-cell office:value-type="float" office:value="0.0456935614347458">
                <text:p>0.04569356143474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358268201351166">
                <text:p>0.358268201351166</text:p>
              </table:table-cell>
              <table:table-cell office:value-type="float" office:value="0.143514975905418">
                <text:p>0.143514975905418</text:p>
              </table:table-cell>
              <table:table-cell office:value-type="float" office:value="0.045070968568325">
                <text:p>0.0450709685683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3709437251091">
                <text:p>0.3709437251091</text:p>
              </table:table-cell>
              <table:table-cell office:value-type="float" office:value="0.143676787614822">
                <text:p>0.143676787614822</text:p>
              </table:table-cell>
              <table:table-cell office:value-type="float" office:value="0.0455581471323967">
                <text:p>0.04555814713239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380895256996155">
                <text:p>0.380895256996155</text:p>
              </table:table-cell>
              <table:table-cell office:value-type="float" office:value="0.142802998423576">
                <text:p>0.142802998423576</text:p>
              </table:table-cell>
              <table:table-cell office:value-type="float" office:value="0.0458905473351479">
                <text:p>0.04589054733514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392137765884399">
                <text:p>0.392137765884399</text:p>
              </table:table-cell>
              <table:table-cell office:value-type="float" office:value="0.142563819885254">
                <text:p>0.142563819885254</text:p>
              </table:table-cell>
              <table:table-cell office:value-type="float" office:value="0.0459651947021484">
                <text:p>0.04596519470214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404912918806076">
                <text:p>0.404912918806076</text:p>
              </table:table-cell>
              <table:table-cell office:value-type="float" office:value="0.142125368118286">
                <text:p>0.142125368118286</text:p>
              </table:table-cell>
              <table:table-cell office:value-type="float" office:value="0.046041913330555">
                <text:p>0.0460419133305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402431219816208">
                <text:p>0.402431219816208</text:p>
              </table:table-cell>
              <table:table-cell office:value-type="float" office:value="0.142926007509232">
                <text:p>0.142926007509232</text:p>
              </table:table-cell>
              <table:table-cell office:value-type="float" office:value="0.0539983548223972">
                <text:p>0.05399835482239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402991652488709">
                <text:p>0.402991652488709</text:p>
              </table:table-cell>
              <table:table-cell office:value-type="float" office:value="0.142418920993805">
                <text:p>0.142418920993805</text:p>
              </table:table-cell>
              <table:table-cell office:value-type="float" office:value="0.0682239383459091">
                <text:p>0.06822393834590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403280287981033">
                <text:p>0.403280287981033</text:p>
              </table:table-cell>
              <table:table-cell office:value-type="float" office:value="0.141432181000709">
                <text:p>0.141432181000709</text:p>
              </table:table-cell>
              <table:table-cell office:value-type="float" office:value="0.0821757391095161">
                <text:p>0.08217573910951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403360545635223">
                <text:p>0.403360545635223</text:p>
              </table:table-cell>
              <table:table-cell office:value-type="float" office:value="0.141181215643883">
                <text:p>0.141181215643883</text:p>
              </table:table-cell>
              <table:table-cell office:value-type="float" office:value="0.0955920815467835">
                <text:p>0.09559208154678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403647184371948">
                <text:p>0.403647184371948</text:p>
              </table:table-cell>
              <table:table-cell office:value-type="float" office:value="0.140680566430092">
                <text:p>0.140680566430092</text:p>
              </table:table-cell>
              <table:table-cell office:value-type="float" office:value="0.107922375202179">
                <text:p>0.1079223752021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403925538063049">
                <text:p>0.403925538063049</text:p>
              </table:table-cell>
              <table:table-cell office:value-type="float" office:value="0.140326261520386">
                <text:p>0.140326261520386</text:p>
              </table:table-cell>
              <table:table-cell office:value-type="float" office:value="0.121308781206608">
                <text:p>0.1213087812066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40415957570076">
                <text:p>0.40415957570076</text:p>
              </table:table-cell>
              <table:table-cell office:value-type="float" office:value="0.140118181705475">
                <text:p>0.140118181705475</text:p>
              </table:table-cell>
              <table:table-cell office:value-type="float" office:value="0.133500561118126">
                <text:p>0.1335005611181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404471457004547">
                <text:p>0.404471457004547</text:p>
              </table:table-cell>
              <table:table-cell office:value-type="float" office:value="0.139681980013847">
                <text:p>0.139681980013847</text:p>
              </table:table-cell>
              <table:table-cell office:value-type="float" office:value="0.147004932165146">
                <text:p>0.1470049321651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404616743326187">
                <text:p>0.404616743326187</text:p>
              </table:table-cell>
              <table:table-cell office:value-type="float" office:value="0.139632374048233">
                <text:p>0.139632374048233</text:p>
              </table:table-cell>
              <table:table-cell office:value-type="float" office:value="0.158682867884636">
                <text:p>0.1586828678846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404929786920548">
                <text:p>0.404929786920548</text:p>
              </table:table-cell>
              <table:table-cell office:value-type="float" office:value="0.139213234186173">
                <text:p>0.139213234186173</text:p>
              </table:table-cell>
              <table:table-cell office:value-type="float" office:value="0.172553196549416">
                <text:p>0.1725531965494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405001401901245">
                <text:p>0.405001401901245</text:p>
              </table:table-cell>
              <table:table-cell office:value-type="float" office:value="0.139193877577782">
                <text:p>0.139193877577782</text:p>
              </table:table-cell>
              <table:table-cell office:value-type="float" office:value="0.183419913053513">
                <text:p>0.1834199130535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405377000570297">
                <text:p>0.405377000570297</text:p>
              </table:table-cell>
              <table:table-cell office:value-type="float" office:value="0.138859301805496">
                <text:p>0.138859301805496</text:p>
              </table:table-cell>
              <table:table-cell office:value-type="float" office:value="0.197813555598259">
                <text:p>0.1978135555982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405426204204559">
                <text:p>0.405426204204559</text:p>
              </table:table-cell>
              <table:table-cell office:value-type="float" office:value="0.13880480825901">
                <text:p>0.13880480825901</text:p>
              </table:table-cell>
              <table:table-cell office:value-type="float" office:value="0.208546921610832">
                <text:p>0.2085469216108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405754268169403">
                <text:p>0.405754268169403</text:p>
              </table:table-cell>
              <table:table-cell office:value-type="float" office:value="0.138556331396103">
                <text:p>0.138556331396103</text:p>
              </table:table-cell>
              <table:table-cell office:value-type="float" office:value="0.223091900348663">
                <text:p>0.2230919003486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40563502907753">
                <text:p>0.40563502907753</text:p>
              </table:table-cell>
              <table:table-cell office:value-type="float" office:value="0.138495340943336">
                <text:p>0.138495340943336</text:p>
              </table:table-cell>
              <table:table-cell office:value-type="float" office:value="0.232518807053566">
                <text:p>0.2325188070535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405443578958511">
                <text:p>0.405443578958511</text:p>
              </table:table-cell>
              <table:table-cell office:value-type="float" office:value="0.125298425555229">
                <text:p>0.125298425555229</text:p>
              </table:table-cell>
              <table:table-cell office:value-type="float" office:value="0.236794799566269">
                <text:p>0.2367947995662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405625253915787">
                <text:p>0.405625253915787</text:p>
              </table:table-cell>
              <table:table-cell office:value-type="float" office:value="0.113034754991531">
                <text:p>0.113034754991531</text:p>
              </table:table-cell>
              <table:table-cell office:value-type="float" office:value="0.236831545829773">
                <text:p>0.2368315458297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405630618333816">
                <text:p>0.405630618333816</text:p>
              </table:table-cell>
              <table:table-cell office:value-type="float" office:value="0.100624158978462">
                <text:p>0.100624158978462</text:p>
              </table:table-cell>
              <table:table-cell office:value-type="float" office:value="0.236906960606575">
                <text:p>0.2369069606065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405735492706299">
                <text:p>0.405735492706299</text:p>
              </table:table-cell>
              <table:table-cell office:value-type="float" office:value="0.0883434638381004">
                <text:p>0.0883434638381004</text:p>
              </table:table-cell>
              <table:table-cell office:value-type="float" office:value="0.236992388963699">
                <text:p>0.2369923889636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406022220849991">
                <text:p>0.406022220849991</text:p>
              </table:table-cell>
              <table:table-cell office:value-type="float" office:value="0.0763632953166962">
                <text:p>0.0763632953166962</text:p>
              </table:table-cell>
              <table:table-cell office:value-type="float" office:value="0.23702822625637">
                <text:p>0.237028226256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406274080276489">
                <text:p>0.406274080276489</text:p>
              </table:table-cell>
              <table:table-cell office:value-type="float" office:value="0.0642129555344582">
                <text:p>0.0642129555344582</text:p>
              </table:table-cell>
              <table:table-cell office:value-type="float" office:value="0.237082719802856">
                <text:p>0.2370827198028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406511515378952">
                <text:p>0.406511515378952</text:p>
              </table:table-cell>
              <table:table-cell office:value-type="float" office:value="0.051979523152113">
                <text:p>0.051979523152113</text:p>
              </table:table-cell>
              <table:table-cell office:value-type="float" office:value="0.237152650952339">
                <text:p>0.237152650952339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153cm" svg:y="0.38cm" svg:width="11.396cm" svg:height="8.241cm"/>
          <chart:axis chart:dimension="x" chart:name="primary-x" chart:style-name="ch4" chartooo:axis-type="auto">
            <chart:categories table:cell-range-address="local-table.$A$2:.$A$9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98" chart:label-cell-address="local-table.$C$1" chart:class="chart:scatter">
            <chart:domain table:cell-range-address="local-table.$B$2:.$B$98"/>
            <chart:data-point chart:repeated="97"/>
          </chart:series>
          <chart:series chart:style-name="ch7" chart:values-cell-range-address="local-table.$D$2:.$D$98" chart:label-cell-address="local-table.$D$1" chart:class="chart:scatter">
            <chart:data-point chart:repeated="97"/>
          </chart:series>
          <chart:series chart:style-name="ch8" chart:values-cell-range-address="local-table.$E$2:.$E$98" chart:label-cell-address="local-table.$E$1" chart:class="chart:scatter">
            <chart:data-point chart:repeated="9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37893092695338">
                <text:p>0.137893092695338</text:p>
              </table:table-cell>
              <table:table-cell office:value-type="float" office:value="-0.00000920099378010701">
                <text:p>-0.00000920099378010701</text:p>
              </table:table-cell>
              <table:table-cell office:value-type="float" office:value="0.54258548794011">
                <text:p>0.542585487940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37797000968676">
                <text:p>0.137797000968676</text:p>
              </table:table-cell>
              <table:table-cell office:value-type="float" office:value="-0.0000168780850670012">
                <text:p>-0.0000168780850670012</text:p>
              </table:table-cell>
              <table:table-cell office:value-type="float" office:value="0.534494141910592">
                <text:p>0.534494141910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37692739439605">
                <text:p>0.137692739439605</text:p>
              </table:table-cell>
              <table:table-cell office:value-type="float" office:value="-0.0000255668783027936">
                <text:p>-0.0000255668783027936</text:p>
              </table:table-cell>
              <table:table-cell office:value-type="float" office:value="0.526486262027629">
                <text:p>0.526486262027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37580817890255">
                <text:p>0.137580817890255</text:p>
              </table:table-cell>
              <table:table-cell office:value-type="float" office:value="-0.0000351476328251912">
                <text:p>-0.0000351476328251912</text:p>
              </table:table-cell>
              <table:table-cell office:value-type="float" office:value="0.518469195072368">
                <text:p>0.5184691950723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4499453892264">
                <text:p>0.14499453892264</text:p>
              </table:table-cell>
              <table:table-cell office:value-type="float" office:value="-0.0000381110996484326">
                <text:p>-0.0000381110996484326</text:p>
              </table:table-cell>
              <table:table-cell office:value-type="float" office:value="0.517690377779063">
                <text:p>0.5176903777790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53126438384053">
                <text:p>0.153126438384053</text:p>
              </table:table-cell>
              <table:table-cell office:value-type="float" office:value="-0.0000445563996357669">
                <text:p>-0.0000445563996357669</text:p>
              </table:table-cell>
              <table:table-cell office:value-type="float" office:value="0.51765224040456">
                <text:p>0.51765224040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61174294206789">
                <text:p>0.161174294206789</text:p>
              </table:table-cell>
              <table:table-cell office:value-type="float" office:value="-0.0000505415161947951">
                <text:p>-0.0000505415161947951</text:p>
              </table:table-cell>
              <table:table-cell office:value-type="float" office:value="0.51752922418923">
                <text:p>0.517529224189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69231794012852">
                <text:p>0.169231794012852</text:p>
              </table:table-cell>
              <table:table-cell office:value-type="float" office:value="-0.0000567214856583562">
                <text:p>-0.0000567214856583562</text:p>
              </table:table-cell>
              <table:table-cell office:value-type="float" office:value="0.517411248883504">
                <text:p>0.517411248883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77287872590992">
                <text:p>0.177287872590992</text:p>
              </table:table-cell>
              <table:table-cell office:value-type="float" office:value="-0.0000630063751254111">
                <text:p>-0.0000630063751254111</text:p>
              </table:table-cell>
              <table:table-cell office:value-type="float" office:value="0.517288601936498">
                <text:p>0.5172886019364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77873545240281">
                <text:p>0.177873545240281</text:p>
              </table:table-cell>
              <table:table-cell office:value-type="float" office:value="-0.000072747663307003">
                <text:p>-0.000072747663307003</text:p>
              </table:table-cell>
              <table:table-cell office:value-type="float" office:value="0.509934705654813">
                <text:p>0.5099347056548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77722242234311">
                <text:p>0.177722242234311</text:p>
              </table:table-cell>
              <table:table-cell office:value-type="float" office:value="-0.0000810025657166732">
                <text:p>-0.0000810025657166732</text:p>
              </table:table-cell>
              <table:table-cell office:value-type="float" office:value="0.501850018147902">
                <text:p>0.5018500181479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77642464232865">
                <text:p>0.177642464232865</text:p>
              </table:table-cell>
              <table:table-cell office:value-type="float" office:value="-0.0000904532948887386">
                <text:p>-0.0000904532948887386</text:p>
              </table:table-cell>
              <table:table-cell office:value-type="float" office:value="0.49384993860899">
                <text:p>0.493849938608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77547264829555">
                <text:p>0.177547264829555</text:p>
              </table:table-cell>
              <table:table-cell office:value-type="float" office:value="-0.000100700758001078">
                <text:p>-0.000100700758001078</text:p>
              </table:table-cell>
              <table:table-cell office:value-type="float" office:value="0.48584298894554">
                <text:p>0.485842988945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77445795094791">
                <text:p>0.177445795094791</text:p>
              </table:table-cell>
              <table:table-cell office:value-type="float" office:value="-0.000111838658647913">
                <text:p>-0.000111838658647913</text:p>
              </table:table-cell>
              <table:table-cell office:value-type="float" office:value="0.477840127402334">
                <text:p>0.477840127402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77325091736849">
                <text:p>0.177325091736849</text:p>
              </table:table-cell>
              <table:table-cell office:value-type="float" office:value="0.00722016154051192">
                <text:p>0.00722016154051192</text:p>
              </table:table-cell>
              <table:table-cell office:value-type="float" office:value="0.477132631782581">
                <text:p>0.4771326317825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7716595310974">
                <text:p>0.17716595310974</text:p>
              </table:table-cell>
              <table:table-cell office:value-type="float" office:value="0.0153041030499757">
                <text:p>0.0153041030499757</text:p>
              </table:table-cell>
              <table:table-cell office:value-type="float" office:value="0.477165911647819">
                <text:p>0.4771659116478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77007004853908">
                <text:p>0.177007004853908</text:p>
              </table:table-cell>
              <table:table-cell office:value-type="float" office:value="0.0232962584928432">
                <text:p>0.0232962584928432</text:p>
              </table:table-cell>
              <table:table-cell office:value-type="float" office:value="0.477117947172938">
                <text:p>0.4771179471729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76841565897741">
                <text:p>0.176841565897741</text:p>
              </table:table-cell>
              <table:table-cell office:value-type="float" office:value="0.0312943565756505">
                <text:p>0.0312943565756505</text:p>
              </table:table-cell>
              <table:table-cell office:value-type="float" office:value="0.477078565347577">
                <text:p>0.4770785653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76671756959491">
                <text:p>0.176671756959491</text:p>
              </table:table-cell>
              <table:table-cell office:value-type="float" office:value="0.039286786004913">
                <text:p>0.039286786004913</text:p>
              </table:table-cell>
              <table:table-cell office:value-type="float" office:value="0.477038034743668">
                <text:p>0.4770380347436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76498645427933">
                <text:p>0.176498645427933</text:p>
              </table:table-cell>
              <table:table-cell office:value-type="float" office:value="0.0472745575910243">
                <text:p>0.0472745575910243</text:p>
              </table:table-cell>
              <table:table-cell office:value-type="float" office:value="0.47699732744257">
                <text:p>0.476997327442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76322623905013">
                <text:p>0.176322623905013</text:p>
              </table:table-cell>
              <table:table-cell office:value-type="float" office:value="0.0552571199328073">
                <text:p>0.0552571199328073</text:p>
              </table:table-cell>
              <table:table-cell office:value-type="float" office:value="0.476956369079049">
                <text:p>0.4769563690790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83711191351113">
                <text:p>0.183711191351113</text:p>
              </table:table-cell>
              <table:table-cell office:value-type="float" office:value="0.0559090935289891">
                <text:p>0.0559090935289891</text:p>
              </table:table-cell>
              <table:table-cell office:value-type="float" office:value="0.476853930241474">
                <text:p>0.4768539302414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91829941780233">
                <text:p>0.191829941780233</text:p>
              </table:table-cell>
              <table:table-cell office:value-type="float" office:value="0.0557824484088731">
                <text:p>0.0557824484088731</text:p>
              </table:table-cell>
              <table:table-cell office:value-type="float" office:value="0.476747609428754">
                <text:p>0.4767476094287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99862510926509">
                <text:p>0.199862510926509</text:p>
              </table:table-cell>
              <table:table-cell office:value-type="float" office:value="0.0557430196362538">
                <text:p>0.0557430196362538</text:p>
              </table:table-cell>
              <table:table-cell office:value-type="float" office:value="0.476637837322081">
                <text:p>0.4766378373220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207904708221732">
                <text:p>0.207904708221732</text:p>
              </table:table-cell>
              <table:table-cell office:value-type="float" office:value="0.0556934738068099">
                <text:p>0.0556934738068099</text:p>
              </table:table-cell>
              <table:table-cell office:value-type="float" office:value="0.476523936604439">
                <text:p>0.4765239366044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208500263298951">
                <text:p>0.208500263298951</text:p>
              </table:table-cell>
              <table:table-cell office:value-type="float" office:value="0.0556663715283858">
                <text:p>0.0556663715283858</text:p>
              </table:table-cell>
              <table:table-cell office:value-type="float" office:value="0.469171500984444">
                <text:p>0.469171500984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208363519654498">
                <text:p>0.208363519654498</text:p>
              </table:table-cell>
              <table:table-cell office:value-type="float" office:value="0.0556388221362306">
                <text:p>0.0556388221362306</text:p>
              </table:table-cell>
              <table:table-cell office:value-type="float" office:value="0.461094432297867">
                <text:p>0.4610944322978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208299486913813">
                <text:p>0.208299486913813</text:p>
              </table:table-cell>
              <table:table-cell office:value-type="float" office:value="0.0556072718346386">
                <text:p>0.0556072718346386</text:p>
              </table:table-cell>
              <table:table-cell office:value-type="float" office:value="0.453103888788191">
                <text:p>0.4531038887881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08221285272753">
                <text:p>0.208221285272753</text:p>
              </table:table-cell>
              <table:table-cell office:value-type="float" office:value="0.0555726085693495">
                <text:p>0.0555726085693495</text:p>
              </table:table-cell>
              <table:table-cell office:value-type="float" office:value="0.445108883852849">
                <text:p>0.4451088838528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0813823201078">
                <text:p>0.20813823201078</text:p>
              </table:table-cell>
              <table:table-cell office:value-type="float" office:value="0.0555344990841913">
                <text:p>0.0555344990841913</text:p>
              </table:table-cell>
              <table:table-cell office:value-type="float" office:value="0.437120333300737">
                <text:p>0.4371203333007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0804942976588">
                <text:p>0.20804942976588</text:p>
              </table:table-cell>
              <table:table-cell office:value-type="float" office:value="0.0554928337195434">
                <text:p>0.0554928337195434</text:p>
              </table:table-cell>
              <table:table-cell office:value-type="float" office:value="0.429137819773964">
                <text:p>0.4291378197739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07955981042404">
                <text:p>0.207955981042404</text:p>
              </table:table-cell>
              <table:table-cell office:value-type="float" office:value="0.0554476586515546">
                <text:p>0.0554476586515546</text:p>
              </table:table-cell>
              <table:table-cell office:value-type="float" office:value="0.42116192695859">
                <text:p>0.421161926958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07858542942715">
                <text:p>0.207858542942715</text:p>
              </table:table-cell>
              <table:table-cell office:value-type="float" office:value="0.0553989349490252">
                <text:p>0.0553989349490252</text:p>
              </table:table-cell>
              <table:table-cell office:value-type="float" office:value="0.413193183481529">
                <text:p>0.4131931834815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07757626322084">
                <text:p>0.207757626322084</text:p>
              </table:table-cell>
              <table:table-cell office:value-type="float" office:value="0.0553465643259587">
                <text:p>0.0553465643259587</text:p>
              </table:table-cell>
              <table:table-cell office:value-type="float" office:value="0.405232193849456">
                <text:p>0.4052321938494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07653633424099">
                <text:p>0.207653633424099</text:p>
              </table:table-cell>
              <table:table-cell office:value-type="float" office:value="0.0552903968255942">
                <text:p>0.0552903968255942</text:p>
              </table:table-cell>
              <table:table-cell office:value-type="float" office:value="0.397279622300568">
                <text:p>0.3972796223005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07546948256647">
                <text:p>0.207546948256647</text:p>
              </table:table-cell>
              <table:table-cell office:value-type="float" office:value="0.0552302450168731">
                <text:p>0.0552302450168731</text:p>
              </table:table-cell>
              <table:table-cell office:value-type="float" office:value="0.389336172641246">
                <text:p>0.3893361726412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07437884633786">
                <text:p>0.207437884633786</text:p>
              </table:table-cell>
              <table:table-cell office:value-type="float" office:value="0.0551658638826758">
                <text:p>0.0551658638826758</text:p>
              </table:table-cell>
              <table:table-cell office:value-type="float" office:value="0.38140262592572">
                <text:p>0.381402625925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07326788901835">
                <text:p>0.207326788901835</text:p>
              </table:table-cell>
              <table:table-cell office:value-type="float" office:value="0.0550969645123841">
                <text:p>0.0550969645123841</text:p>
              </table:table-cell>
              <table:table-cell office:value-type="float" office:value="0.373479804828351">
                <text:p>0.3734798048283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0721404441658">
                <text:p>0.20721404441658</text:p>
              </table:table-cell>
              <table:table-cell office:value-type="float" office:value="0.0550232056114249">
                <text:p>0.0550232056114249</text:p>
              </table:table-cell>
              <table:table-cell office:value-type="float" office:value="0.365568584530359">
                <text:p>0.365568584530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0709999869049">
                <text:p>0.20709999869049</text:p>
              </table:table-cell>
              <table:table-cell office:value-type="float" office:value="0.0549441548895643">
                <text:p>0.0549441548895643</text:p>
              </table:table-cell>
              <table:table-cell office:value-type="float" office:value="0.357669954021256">
                <text:p>0.3576699540212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0698502279019">
                <text:p>0.20698502279019</text:p>
              </table:table-cell>
              <table:table-cell office:value-type="float" office:value="0.0548592837087272">
                <text:p>0.0548592837087272</text:p>
              </table:table-cell>
              <table:table-cell office:value-type="float" office:value="0.349785014650219">
                <text:p>0.3497850146502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06869490148933">
                <text:p>0.206869490148933</text:p>
              </table:table-cell>
              <table:table-cell office:value-type="float" office:value="0.0547679322756768">
                <text:p>0.0547679322756768</text:p>
              </table:table-cell>
              <table:table-cell office:value-type="float" office:value="0.34191500542502">
                <text:p>0.341915005425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06753839657108">
                <text:p>0.206753839657108</text:p>
              </table:table-cell>
              <table:table-cell office:value-type="float" office:value="0.0546692858342222">
                <text:p>0.0546692858342222</text:p>
              </table:table-cell>
              <table:table-cell office:value-type="float" office:value="0.334061318355832">
                <text:p>0.3340613183558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06638544248395">
                <text:p>0.206638544248395</text:p>
              </table:table-cell>
              <table:table-cell office:value-type="float" office:value="0.054562313861064">
                <text:p>0.054562313861064</text:p>
              </table:table-cell>
              <table:table-cell office:value-type="float" office:value="0.326225580541985">
                <text:p>0.3262255805419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06524107984672">
                <text:p>0.206524107984672</text:p>
              </table:table-cell>
              <table:table-cell office:value-type="float" office:value="0.0544456963655261">
                <text:p>0.0544456963655261</text:p>
              </table:table-cell>
              <table:table-cell office:value-type="float" office:value="0.318409749895097">
                <text:p>0.3184097498950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06411109684599">
                <text:p>0.206411109684599</text:p>
              </table:table-cell>
              <table:table-cell office:value-type="float" office:value="0.054317737597351">
                <text:p>0.054317737597351</text:p>
              </table:table-cell>
              <table:table-cell office:value-type="float" office:value="0.310616213198856">
                <text:p>0.3106162131988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06300228356255">
                <text:p>0.206300228356255</text:p>
              </table:table-cell>
              <table:table-cell office:value-type="float" office:value="0.0541762404433545">
                <text:p>0.0541762404433545</text:p>
              </table:table-cell>
              <table:table-cell office:value-type="float" office:value="0.302847957549224">
                <text:p>0.3028479575492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06192293219079">
                <text:p>0.206192293219079</text:p>
              </table:table-cell>
              <table:table-cell office:value-type="float" office:value="0.0540183417719414">
                <text:p>0.0540183417719414</text:p>
              </table:table-cell>
              <table:table-cell office:value-type="float" office:value="0.295108810572386">
                <text:p>0.2951088105723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06088368940558">
                <text:p>0.206088368940558</text:p>
              </table:table-cell>
              <table:table-cell office:value-type="float" office:value="0.0538402988604478">
                <text:p>0.0538402988604478</text:p>
              </table:table-cell>
              <table:table-cell office:value-type="float" office:value="0.287403779630144">
                <text:p>0.2874037796301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05989899216782">
                <text:p>0.205989899216782</text:p>
              </table:table-cell>
              <table:table-cell office:value-type="float" office:value="0.0536372209644107">
                <text:p>0.0536372209644107</text:p>
              </table:table-cell>
              <table:table-cell office:value-type="float" office:value="0.279739523264781">
                <text:p>0.2797395232647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05898941928421">
                <text:p>0.205898941928421</text:p>
              </table:table-cell>
              <table:table-cell office:value-type="float" office:value="0.0534027489597867">
                <text:p>0.0534027489597867</text:p>
              </table:table-cell>
              <table:table-cell office:value-type="float" office:value="0.27212499009409">
                <text:p>0.272124990094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05818541729413">
                <text:p>0.205818541729413</text:p>
              </table:table-cell>
              <table:table-cell office:value-type="float" office:value="0.0531287074500044">
                <text:p>0.0531287074500044</text:p>
              </table:table-cell>
              <table:table-cell office:value-type="float" office:value="0.264572249981005">
                <text:p>0.2645722499810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05844639389258">
                <text:p>0.205844639389258</text:p>
              </table:table-cell>
              <table:table-cell office:value-type="float" office:value="0.0600487823076047">
                <text:p>0.0600487823076047</text:p>
              </table:table-cell>
              <table:table-cell office:value-type="float" office:value="0.26416402597711">
                <text:p>0.264164025977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05828854070207">
                <text:p>0.205828854070207</text:p>
              </table:table-cell>
              <table:table-cell office:value-type="float" office:value="0.0677196079628569">
                <text:p>0.0677196079628569</text:p>
              </table:table-cell>
              <table:table-cell office:value-type="float" office:value="0.264554440079565">
                <text:p>0.2645544400795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05821255862632">
                <text:p>0.205821255862632</text:p>
              </table:table-cell>
              <table:table-cell office:value-type="float" office:value="0.0752940635391861">
                <text:p>0.0752940635391861</text:p>
              </table:table-cell>
              <table:table-cell office:value-type="float" office:value="0.264897504518066">
                <text:p>0.2648975045180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0573378078186">
                <text:p>0.20573378078186</text:p>
              </table:table-cell>
              <table:table-cell office:value-type="float" office:value="0.0755764703389911">
                <text:p>0.0755764703389911</text:p>
              </table:table-cell>
              <table:table-cell office:value-type="float" office:value="0.258187521918167">
                <text:p>0.2581875219181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05707934529304">
                <text:p>0.205707934529304</text:p>
              </table:table-cell>
              <table:table-cell office:value-type="float" office:value="0.0750206209940887">
                <text:p>0.0750206209940887</text:p>
              </table:table-cell>
              <table:table-cell office:value-type="float" office:value="0.250862569092021">
                <text:p>0.2508625690920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05720854989216">
                <text:p>0.205720854989216</text:p>
              </table:table-cell>
              <table:table-cell office:value-type="float" office:value="0.0744669882082898">
                <text:p>0.0744669882082898</text:p>
              </table:table-cell>
              <table:table-cell office:value-type="float" office:value="0.243774771520673">
                <text:p>0.2437747715206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13115093047664">
                <text:p>0.213115093047664</text:p>
              </table:table-cell>
              <table:table-cell office:value-type="float" office:value="0.0746118855991157">
                <text:p>0.0746118855991157</text:p>
              </table:table-cell>
              <table:table-cell office:value-type="float" office:value="0.242830392578146">
                <text:p>0.2428303925781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2123046455252">
                <text:p>0.22123046455252</text:p>
              </table:table-cell>
              <table:table-cell office:value-type="float" office:value="0.0746536125005559">
                <text:p>0.0746536125005559</text:p>
              </table:table-cell>
              <table:table-cell office:value-type="float" office:value="0.242721976962174">
                <text:p>0.2427219769621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21963974275413">
                <text:p>0.221963974275413</text:p>
              </table:table-cell>
              <table:table-cell office:value-type="float" office:value="0.0740106068532343">
                <text:p>0.0740106068532343</text:p>
              </table:table-cell>
              <table:table-cell office:value-type="float" office:value="0.236296820844907">
                <text:p>0.2362968208449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2927677629961">
                <text:p>0.22927677629961</text:p>
              </table:table-cell>
              <table:table-cell office:value-type="float" office:value="0.0742116671894433">
                <text:p>0.0742116671894433</text:p>
              </table:table-cell>
              <table:table-cell office:value-type="float" office:value="0.235183936990659">
                <text:p>0.2351839369906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37393338577699">
                <text:p>0.237393338577699</text:p>
              </table:table-cell>
              <table:table-cell office:value-type="float" office:value="0.074297891055149">
                <text:p>0.074297891055149</text:p>
              </table:table-cell>
              <table:table-cell office:value-type="float" office:value="0.235004893016395">
                <text:p>0.2350048930163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38205061423203">
                <text:p>0.238205061423203</text:p>
              </table:table-cell>
              <table:table-cell office:value-type="float" office:value="0.0810799490711649">
                <text:p>0.0810799490711649</text:p>
              </table:table-cell>
              <table:table-cell office:value-type="float" office:value="0.235520545608742">
                <text:p>0.2355205456087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38246840404393">
                <text:p>0.238246840404393</text:p>
              </table:table-cell>
              <table:table-cell office:value-type="float" office:value="0.0813034808712226">
                <text:p>0.0813034808712226</text:p>
              </table:table-cell>
              <table:table-cell office:value-type="float" office:value="0.228976786765384">
                <text:p>0.2289767867653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45621387141519">
                <text:p>0.245621387141519</text:p>
              </table:table-cell>
              <table:table-cell office:value-type="float" office:value="0.081446587561998">
                <text:p>0.081446587561998</text:p>
              </table:table-cell>
              <table:table-cell office:value-type="float" office:value="0.227787990739405">
                <text:p>0.2277879907394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53716891391574">
                <text:p>0.253716891391574</text:p>
              </table:table-cell>
              <table:table-cell office:value-type="float" office:value="0.0815739443330653">
                <text:p>0.0815739443330653</text:p>
              </table:table-cell>
              <table:table-cell office:value-type="float" office:value="0.227544290188596">
                <text:p>0.2275442901885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6173605395213">
                <text:p>0.26173605395213</text:p>
              </table:table-cell>
              <table:table-cell office:value-type="float" office:value="0.0816922890218922">
                <text:p>0.0816922890218922</text:p>
              </table:table-cell>
              <table:table-cell office:value-type="float" office:value="0.227213252251435">
                <text:p>0.2272132522514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69764453862146">
                <text:p>0.269764453862146</text:p>
              </table:table-cell>
              <table:table-cell office:value-type="float" office:value="0.0818105196079212">
                <text:p>0.0818105196079212</text:p>
              </table:table-cell>
              <table:table-cell office:value-type="float" office:value="0.226895196280041">
                <text:p>0.2268951962800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77793696751944">
                <text:p>0.277793696751944</text:p>
              </table:table-cell>
              <table:table-cell office:value-type="float" office:value="0.0819240259094035">
                <text:p>0.0819240259094035</text:p>
              </table:table-cell>
              <table:table-cell office:value-type="float" office:value="0.226583363939383">
                <text:p>0.2265833639393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85824976777381">
                <text:p>0.285824976777381</text:p>
              </table:table-cell>
              <table:table-cell office:value-type="float" office:value="0.0820317833743282">
                <text:p>0.0820317833743282</text:p>
              </table:table-cell>
              <table:table-cell office:value-type="float" office:value="0.226279757653793">
                <text:p>0.2262797576537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93858189426921">
                <text:p>0.293858189426921</text:p>
              </table:table-cell>
              <table:table-cell office:value-type="float" office:value="0.0821330821563474">
                <text:p>0.0821330821563474</text:p>
              </table:table-cell>
              <table:table-cell office:value-type="float" office:value="0.225984557797915">
                <text:p>0.2259845577979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30189321641131">
                <text:p>0.30189321641131</text:p>
              </table:table-cell>
              <table:table-cell office:value-type="float" office:value="0.0822276451930055">
                <text:p>0.0822276451930055</text:p>
              </table:table-cell>
              <table:table-cell office:value-type="float" office:value="0.225697603655269">
                <text:p>0.2256976036552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309929850456002">
                <text:p>0.309929850456002</text:p>
              </table:table-cell>
              <table:table-cell office:value-type="float" office:value="0.0823154286030922">
                <text:p>0.0823154286030922</text:p>
              </table:table-cell>
              <table:table-cell office:value-type="float" office:value="0.22541848148814">
                <text:p>0.225418481488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310464683579941">
                <text:p>0.310464683579941</text:p>
              </table:table-cell>
              <table:table-cell office:value-type="float" office:value="0.0826939151246082">
                <text:p>0.0826939151246082</text:p>
              </table:table-cell>
              <table:table-cell office:value-type="float" office:value="0.23240265224448">
                <text:p>0.232402652244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310264285380703">
                <text:p>0.310264285380703</text:p>
              </table:table-cell>
              <table:table-cell office:value-type="float" office:value="0.083020826113814">
                <text:p>0.083020826113814</text:p>
              </table:table-cell>
              <table:table-cell office:value-type="float" office:value="0.240181723705243">
                <text:p>0.2401817237052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310170024598053">
                <text:p>0.310170024598053</text:p>
              </table:table-cell>
              <table:table-cell office:value-type="float" office:value="0.0833193357661757">
                <text:p>0.0833193357661757</text:p>
              </table:table-cell>
              <table:table-cell office:value-type="float" office:value="0.247904515680511">
                <text:p>0.2479045156805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310080064324736">
                <text:p>0.310080064324736</text:p>
              </table:table-cell>
              <table:table-cell office:value-type="float" office:value="0.083590633274533">
                <text:p>0.083590633274533</text:p>
              </table:table-cell>
              <table:table-cell office:value-type="float" office:value="0.255666468422236">
                <text:p>0.2556664684222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310003205915443">
                <text:p>0.310003205915443</text:p>
              </table:table-cell>
              <table:table-cell office:value-type="float" office:value="0.0838364215419215">
                <text:p>0.0838364215419215</text:p>
              </table:table-cell>
              <table:table-cell office:value-type="float" office:value="0.263452738187635">
                <text:p>0.2634527381876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309935880932354">
                <text:p>0.309935880932354</text:p>
              </table:table-cell>
              <table:table-cell office:value-type="float" office:value="0.0840588198059224">
                <text:p>0.0840588198059224</text:p>
              </table:table-cell>
              <table:table-cell office:value-type="float" office:value="0.271261511937239">
                <text:p>0.2712615119372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309876372466024">
                <text:p>0.309876372466024</text:p>
              </table:table-cell>
              <table:table-cell office:value-type="float" office:value="0.0842598950464025">
                <text:p>0.0842598950464025</text:p>
              </table:table-cell>
              <table:table-cell office:value-type="float" office:value="0.279089833330064">
                <text:p>0.2790898333300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309823115119519">
                <text:p>0.309823115119519</text:p>
              </table:table-cell>
              <table:table-cell office:value-type="float" office:value="0.084441639175334">
                <text:p>0.084441639175334</text:p>
              </table:table-cell>
              <table:table-cell office:value-type="float" office:value="0.286935256843948">
                <text:p>0.2869352568439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309774836743349">
                <text:p>0.309774836743349</text:p>
              </table:table-cell>
              <table:table-cell office:value-type="float" office:value="0.0846059081022691">
                <text:p>0.0846059081022691</text:p>
              </table:table-cell>
              <table:table-cell office:value-type="float" office:value="0.294795637482657">
                <text:p>0.2947956374826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30973048878396">
                <text:p>0.30973048878396</text:p>
              </table:table-cell>
              <table:table-cell office:value-type="float" office:value="0.0847544013037034">
                <text:p>0.0847544013037034</text:p>
              </table:table-cell>
              <table:table-cell office:value-type="float" office:value="0.302669121032357">
                <text:p>0.3026691210323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309689207062298">
                <text:p>0.309689207062298</text:p>
              </table:table-cell>
              <table:table-cell office:value-type="float" office:value="0.0848886550875834">
                <text:p>0.0848886550875834</text:p>
              </table:table-cell>
              <table:table-cell office:value-type="float" office:value="0.310554105577113">
                <text:p>0.3105541055771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309650275999673">
                <text:p>0.309650275999673</text:p>
              </table:table-cell>
              <table:table-cell office:value-type="float" office:value="0.0850100459054948">
                <text:p>0.0850100459054948</text:p>
              </table:table-cell>
              <table:table-cell office:value-type="float" office:value="0.318449206119028">
                <text:p>0.3184492061190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09613099257831">
                <text:p>0.309613099257831</text:p>
              </table:table-cell>
              <table:table-cell office:value-type="float" office:value="0.0851197998379404">
                <text:p>0.0851197998379404</text:p>
              </table:table-cell>
              <table:table-cell office:value-type="float" office:value="0.326353217127333">
                <text:p>0.326353217127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309577175874011">
                <text:p>0.309577175874011</text:p>
              </table:table-cell>
              <table:table-cell office:value-type="float" office:value="0.0852190042801249">
                <text:p>0.0852190042801249</text:p>
              </table:table-cell>
              <table:table-cell office:value-type="float" office:value="0.334265082600705">
                <text:p>0.3342650826007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309542080985973">
                <text:p>0.309542080985973</text:p>
              </table:table-cell>
              <table:table-cell office:value-type="float" office:value="0.0853086188828087">
                <text:p>0.0853086188828087</text:p>
              </table:table-cell>
              <table:table-cell office:value-type="float" office:value="0.342183884922085">
                <text:p>0.3421838849220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309611745581187">
                <text:p>0.309611745581187</text:p>
              </table:table-cell>
              <table:table-cell office:value-type="float" office:value="0.0780681384435654">
                <text:p>0.0780681384435654</text:p>
              </table:table-cell>
              <table:table-cell office:value-type="float" office:value="0.342702100311894">
                <text:p>0.3427021003118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30968802315746">
                <text:p>0.30968802315746</text:p>
              </table:table-cell>
              <table:table-cell office:value-type="float" office:value="0.0700929667608073">
                <text:p>0.0700929667608073</text:p>
              </table:table-cell>
              <table:table-cell office:value-type="float" office:value="0.342492534327072">
                <text:p>0.3424925343270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309755776452972">
                <text:p>0.309755776452972</text:p>
              </table:table-cell>
              <table:table-cell office:value-type="float" office:value="0.0621919507717941">
                <text:p>0.0621919507717941</text:p>
              </table:table-cell>
              <table:table-cell office:value-type="float" office:value="0.342368572283705">
                <text:p>0.3423685722837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309816311777439">
                <text:p>0.309816311777439</text:p>
              </table:table-cell>
              <table:table-cell office:value-type="float" office:value="0.0542734778097495">
                <text:p>0.0542734778097495</text:p>
              </table:table-cell>
              <table:table-cell office:value-type="float" office:value="0.342242453136566">
                <text:p>0.3422424531365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309869593870104">
                <text:p>0.309869593870104</text:p>
              </table:table-cell>
              <table:table-cell office:value-type="float" office:value="0.046348698519458">
                <text:p>0.046348698519458</text:p>
              </table:table-cell>
              <table:table-cell office:value-type="float" office:value="0.342123337367757">
                <text:p>0.3421233373677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309915743457087">
                <text:p>0.309915743457087</text:p>
              </table:table-cell>
              <table:table-cell office:value-type="float" office:value="0.038417202875667">
                <text:p>0.038417202875667</text:p>
              </table:table-cell>
              <table:table-cell office:value-type="float" office:value="0.34201006072344">
                <text:p>0.342010060723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09954889701535">
                <text:p>0.309954889701535</text:p>
              </table:table-cell>
              <table:table-cell office:value-type="float" office:value="0.0304798917734738">
                <text:p>0.0304798917734738</text:p>
              </table:table-cell>
              <table:table-cell office:value-type="float" office:value="0.341902571421778">
                <text:p>0.3419025714217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09987172120492">
                <text:p>0.309987172120492</text:p>
              </table:table-cell>
              <table:table-cell office:value-type="float" office:value="0.0225375101377006">
                <text:p>0.0225375101377006</text:p>
              </table:table-cell>
              <table:table-cell office:value-type="float" office:value="0.341800714567131">
                <text:p>0.341800714567131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232cm" svg:y="0.379cm" svg:width="11.316cm" svg:height="7.794cm"/>
          <chart:axis chart:dimension="x" chart:name="primary-x" chart:style-name="ch4" chartooo:axis-type="auto">
            <chart:categories table:cell-range-address="local-table.$A$2:.$A$9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98" chart:label-cell-address="local-table.$C$1" chart:class="chart:scatter">
            <chart:domain table:cell-range-address="local-table.$B$2:.$B$98"/>
            <chart:data-point chart:repeated="9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721405750158747">
                <text:p>0.007214057501587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210841462539521">
                <text:p>0.002108414625395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06791692628419">
                <text:p>0.0106791692628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04587193735653">
                <text:p>0.0104587193735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276952582532347">
                <text:p>0.0276952582532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04475656564313">
                <text:p>0.02044756565643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158734245542546">
                <text:p>0.01587342455425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170943658062024">
                <text:p>0.0170943658062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195503420311285">
                <text:p>0.0195503420311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258994657087947">
                <text:p>0.02589946570879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313820580387921">
                <text:p>0.03138205803879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297833669800498">
                <text:p>0.0297833669800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373669404619707">
                <text:p>0.03736694046197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385825214155006">
                <text:p>0.03858252141550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509949874614296">
                <text:p>0.05099498746142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537459033809177">
                <text:p>0.05374590338091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514290838122411">
                <text:p>0.05142908381224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456653598860775">
                <text:p>0.0456653598860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458421051703737">
                <text:p>0.0458421051703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473751561588616">
                <text:p>0.04737515615886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491771501157493">
                <text:p>0.04917715011574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522262901526632">
                <text:p>0.05222629015266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544961695543951">
                <text:p>0.05449616955439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564037373513603">
                <text:p>0.05640373735136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586375779539747">
                <text:p>0.05863757795397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620471285612778">
                <text:p>0.06204712856127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671874401885865">
                <text:p>0.06718744018858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693610592807001">
                <text:p>0.0693610592807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719894922091192">
                <text:p>0.07198949220911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763710695385954">
                <text:p>0.07637106953859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783718535682247">
                <text:p>0.07837185356822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837402431366529">
                <text:p>0.08374024313665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873467685079347">
                <text:p>0.08734676850793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910906293040121">
                <text:p>0.09109062930401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963012596423855">
                <text:p>0.09630125964238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01477473740696">
                <text:p>0.1014774737406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06054354795499">
                <text:p>0.1060543547954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10067738353846">
                <text:p>0.1100677383538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13561284361254">
                <text:p>0.1135612843612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16629558583119">
                <text:p>0.116629558583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18495425217491">
                <text:p>0.1184954252174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16021874292815">
                <text:p>0.1160218742928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23800792270674">
                <text:p>0.1238007922706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28420192598944">
                <text:p>0.1284201925989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32796542436342">
                <text:p>0.1327965424363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38719687917784">
                <text:p>0.1387196879177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42944140457327">
                <text:p>0.1429441404573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47520871015586">
                <text:p>0.1475208710155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52942765290827">
                <text:p>0.1529427652908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5779893626434">
                <text:p>0.157798936264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62592397233797">
                <text:p>0.1625923972337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167449371153159">
                <text:p>0.1674493711531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177822424427077">
                <text:p>0.1778224244270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185035281851024">
                <text:p>0.1850352818510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184562251309067">
                <text:p>0.1845622513090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173530188034641">
                <text:p>0.1735301880346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183094984953985">
                <text:p>0.1830949849539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195032652533629">
                <text:p>0.1950326525336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04645666005502">
                <text:p>0.2046456660055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01197308870442">
                <text:p>0.2011973088704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191096280813437">
                <text:p>0.1910962808134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04569980768937">
                <text:p>0.2045699807689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08151044020715">
                <text:p>0.2081510440207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02467167100809">
                <text:p>0.2024671671008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192479810349317">
                <text:p>0.1924798103493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13042983537047">
                <text:p>0.2130429835370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1101880100899">
                <text:p>0.211018801008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03260872151285">
                <text:p>0.2032608721512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02242066948007">
                <text:p>0.2022420669480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02826048000622">
                <text:p>0.2028260480006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04608966060347">
                <text:p>0.2046089660603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05629514317887">
                <text:p>0.2056295143178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05526819023905">
                <text:p>0.2055268190239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0637706304109">
                <text:p>0.206377063041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17216232705604">
                <text:p>0.2172162327056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16211982576874">
                <text:p>0.2162119825768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10698185681901">
                <text:p>0.2106981856819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05258275083863">
                <text:p>0.2052582750838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00452533877845">
                <text:p>0.2004525338778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196640545596462">
                <text:p>0.1966405455964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192050887548787">
                <text:p>0.1920508875487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18852440435016">
                <text:p>0.188524404350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183964442663114">
                <text:p>0.1839644426631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180961416575803">
                <text:p>0.1809614165758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176256003694755">
                <text:p>0.1762560036947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173955841555151">
                <text:p>0.1739558415551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169059467206997">
                <text:p>0.1690594672069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166923726961296">
                <text:p>0.1669237269612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162095665087485">
                <text:p>0.1620956650874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158152698012453">
                <text:p>0.1581526980124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15293390821213">
                <text:p>0.152933908212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15137374740244">
                <text:p>0.151373747402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149747564161221">
                <text:p>0.1497475641612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148345364559113">
                <text:p>0.1483453645591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1473008706576">
                <text:p>0.14730087065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146295958102504">
                <text:p>0.1462959581025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145378809288505">
                <text:p>0.145378809288505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418cm" svg:y="0.38cm" svg:width="11.13cm" svg:height="7.793cm"/>
          <chart:axis chart:dimension="x" chart:name="primary-x" chart:style-name="ch4" chartooo:axis-type="auto">
            <chart:categories table:cell-range-address="local-table.$A$2:.$A$9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98" chart:label-cell-address="local-table.$C$1" chart:class="chart:scatter">
            <chart:domain table:cell-range-address="local-table.$B$2:.$B$98"/>
            <chart:data-point chart:repeated="9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259184701156001">
                <text:p>0.002591847011560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07360143103088">
                <text:p>0.0107360143103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397494644635196">
                <text:p>0.00397494644635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747542912402997">
                <text:p>0.00747542912402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180351497762465">
                <text:p>0.01803514977624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113791106449049">
                <text:p>0.0113791106449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992396069007078">
                <text:p>0.009923960690070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971171575814039">
                <text:p>0.009711715758140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950355896362074">
                <text:p>0.009503558963620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14503770328774">
                <text:p>0.0145037703287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457180890782431">
                <text:p>0.004571808907824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858182236679837">
                <text:p>0.008581822366798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424533334947082">
                <text:p>0.004245333349470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579057669066146">
                <text:p>0.005790576690661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152077325668462">
                <text:p>0.0152077325668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155194348933345">
                <text:p>0.0155194348933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1255855349999">
                <text:p>0.0125585534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935903705527128">
                <text:p>0.009359037055271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957710167005915">
                <text:p>0.009577101670059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98843438640895">
                <text:p>0.00988434386408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100490719585815">
                <text:p>0.01004907195858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104730055563399">
                <text:p>0.01047300555633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107116644620063">
                <text:p>0.01071166446200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104625204075854">
                <text:p>0.01046252040758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102847838538145">
                <text:p>0.01028478385381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133121991661907">
                <text:p>0.01331219916619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0514294053149779">
                <text:p>0.005142940531497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439439901758871">
                <text:p>0.004394399017588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483317875269097">
                <text:p>0.004833178752690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492631150285293">
                <text:p>0.004926311502852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0540535714495418">
                <text:p>0.005405357144954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051615226669084">
                <text:p>0.00516152266690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053098045970504">
                <text:p>0.00530980459705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0559015099100664">
                <text:p>0.005590150991006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0619566918150079">
                <text:p>0.006195669181500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0737977772368755">
                <text:p>0.007379777723687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0835346195972579">
                <text:p>0.008353461959725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0892323670980513">
                <text:p>0.008923236709805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0924787092523646">
                <text:p>0.009247870925236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0950143159764194">
                <text:p>0.009501431597641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0973617912010643">
                <text:p>0.009736179120106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111674816971582">
                <text:p>0.01116748169715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0963463028765442">
                <text:p>0.009634630287654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098709755494177">
                <text:p>0.00987097554941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0966474329420046">
                <text:p>0.009664743294200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091488099779118">
                <text:p>0.00914880997791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0930136431851228">
                <text:p>0.009301364318512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0932601199882424">
                <text:p>0.009326011998824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0932808540509381">
                <text:p>0.009328085405093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0939176235551723">
                <text:p>0.009391762355517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094276509573636">
                <text:p>0.00942765095736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0949103386705258">
                <text:p>0.009491033867052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174136306392582">
                <text:p>0.01741363063925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233749945099394">
                <text:p>0.02337499450993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220947815659054">
                <text:p>0.02209478156590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121521618517267">
                <text:p>0.01215216185172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0969121544243487">
                <text:p>0.009691215442434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146684760658128">
                <text:p>0.0146684760658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312516384129509">
                <text:p>0.03125163841295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258419598240208">
                <text:p>0.02584195982402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0837461946730653">
                <text:p>0.008374619467306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265796027325833">
                <text:p>0.02657960273258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262563968289246">
                <text:p>0.02625639682892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118259066954612">
                <text:p>0.01182590669546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152792539035686">
                <text:p>0.01527925390356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269617548248351">
                <text:p>0.02696175482483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225478279649409">
                <text:p>0.02254782796494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173454317692853">
                <text:p>0.01734543176928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169233494317193">
                <text:p>0.01692334943171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166222083874262">
                <text:p>0.01662220838742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16644288094619">
                <text:p>0.0166442880946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163848315004668">
                <text:p>0.01638483150046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179450658519844">
                <text:p>0.01794506585198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187773978378731">
                <text:p>0.01877739783787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15132874532522">
                <text:p>0.0151328745325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198770798308849">
                <text:p>0.01987707983088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178509968905283">
                <text:p>0.01785099689052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159452497680907">
                <text:p>0.01594524976809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148890508238085">
                <text:p>0.01488905082380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145277204279387">
                <text:p>0.01452772042793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133744500704318">
                <text:p>0.01337445007043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132746488586667">
                <text:p>0.013274648858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119766636611716">
                <text:p>0.01197666366117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124007534311104">
                <text:p>0.01240075343111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108088716858369">
                <text:p>0.01080887168583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119485983809906">
                <text:p>0.01194859838099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0992687636964495">
                <text:p>0.009926876369644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111775133757127">
                <text:p>0.01117751337571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0908011485627274">
                <text:p>0.009080114856272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168686403380634">
                <text:p>0.01686864033806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171416036018584">
                <text:p>0.01714160360185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171357627205982">
                <text:p>0.01713576272059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1705203263148">
                <text:p>0.017052032631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170679784058354">
                <text:p>0.01706797840583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172992775934977">
                <text:p>0.01729927759349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173965560455087">
                <text:p>0.01739655604550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174309998723191">
                <text:p>0.0174309998723191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418cm" svg:y="0.379cm" svg:width="11.13cm" svg:height="7.794cm"/>
          <chart:axis chart:dimension="x" chart:name="primary-x" chart:style-name="ch4" chartooo:axis-type="auto">
            <chart:categories table:cell-range-address="local-table.$A$2:.$A$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0" chart:label-cell-address="local-table.$C$1" chart:class="chart:scatter">
            <chart:domain table:cell-range-address="local-table.$B$2:.$B$100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184929280756876">
                <text:p>0.01849292807568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48230138581441">
                <text:p>0.01482301385814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78202761247983">
                <text:p>0.0178202761247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212271932222483">
                <text:p>0.02122719322224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21550060529323">
                <text:p>0.021550060529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838037954585279">
                <text:p>0.008380379545852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537885499319773">
                <text:p>0.005378854993197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617329110672136">
                <text:p>0.00617329110672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446314170279192">
                <text:p>0.004463141702791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441917342200145">
                <text:p>0.004419173422001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447701035372582">
                <text:p>0.004477010353725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458620068520771">
                <text:p>0.004586200685207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498763500122623">
                <text:p>0.004987635001226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521554993339196">
                <text:p>0.005215549933391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510102555073868">
                <text:p>0.005101025550738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494818090560603">
                <text:p>0.004948180905606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484551016767731">
                <text:p>0.004845510167677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482944044042112">
                <text:p>0.004829440440421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505460548540602">
                <text:p>0.005054605485406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510369138246319">
                <text:p>0.00510369138246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536621323278001">
                <text:p>0.00536621323278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446386104213241">
                <text:p>0.004463861042132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460416537298553">
                <text:p>0.004604165372985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0493854263812475">
                <text:p>0.004938542638124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0557677473915025">
                <text:p>0.005576774739150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663995704733871">
                <text:p>0.006639957047338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0799774848375576">
                <text:p>0.007997748483755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0949041902858944">
                <text:p>0.009490419028589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0939487713973886">
                <text:p>0.009394877139738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0983583001892086">
                <text:p>0.009835830018920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0963165804726971">
                <text:p>0.009631658047269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0942933481088237">
                <text:p>0.009429334810882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0884207990623775">
                <text:p>0.008842079906237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0712017494899655">
                <text:p>0.007120174948996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0742197228166515">
                <text:p>0.007421972281665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0841211284974538">
                <text:p>0.008412112849745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0855460565667908">
                <text:p>0.008554605656679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0833151409076244">
                <text:p>0.008331514090762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0795990661898541">
                <text:p>0.007959906618985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0888662803177807">
                <text:p>0.008886628031778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0686156128126443">
                <text:p>0.006861561281264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078212576272198">
                <text:p>0.00782125762721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100554083277693">
                <text:p>0.01005540832776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221445685959512">
                <text:p>0.02214456859595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239956213357176">
                <text:p>0.02399562133571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192087465312051">
                <text:p>0.01920874653120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153098189497114">
                <text:p>0.01530981894971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110497401677917">
                <text:p>0.01104974016779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121625855846792">
                <text:p>0.01216258558467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0988739462370288">
                <text:p>0.009887394623702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163757436168454">
                <text:p>0.01637574361684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202974109721874">
                <text:p>0.02029741097218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222027446118691">
                <text:p>0.02220274461186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226385542713027">
                <text:p>0.02263855427130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228136865487991">
                <text:p>0.0228136865487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230308795913474">
                <text:p>0.02303087959134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234118505311589">
                <text:p>0.0234118505311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233461280161603">
                <text:p>0.02334612801616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231661993436991">
                <text:p>0.02316619934369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229685221480854">
                <text:p>0.02296852214808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227276532137842">
                <text:p>0.02272765321378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225038801608582">
                <text:p>0.02250388016085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223091064502986">
                <text:p>0.02230910645029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221342018079167">
                <text:p>0.02213420180791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219584714900013">
                <text:p>0.0219584714900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214100755932813">
                <text:p>0.02141007559328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207284305000383">
                <text:p>0.02072843050003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19742722126553">
                <text:p>0.0197427221265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209447502493712">
                <text:p>0.02094475024937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202004869279675">
                <text:p>0.02020048692796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220543544653844">
                <text:p>0.02205435446538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174345310986298">
                <text:p>0.01743453109862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187669681183095">
                <text:p>0.01876696811830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216171922278077">
                <text:p>0.02161719222780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1439724898697">
                <text:p>0.014397248986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180379101731188">
                <text:p>0.01803791017311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193438929504453">
                <text:p>0.01934389295044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166694896519954">
                <text:p>0.01666948965199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140278266862245">
                <text:p>0.01402782668622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166114393087586">
                <text:p>0.01661143930875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139741304645217">
                <text:p>0.01397413046452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137111146165923">
                <text:p>0.01371111461659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126081816273712">
                <text:p>0.01260818162737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109897859717249">
                <text:p>0.01098978597172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101856157927352">
                <text:p>0.01018561579273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180050127798594">
                <text:p>0.01800501277985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226444564187516">
                <text:p>0.02264445641875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141703276782817">
                <text:p>0.01417032767828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216914678692711">
                <text:p>0.02169146786927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156793088079261">
                <text:p>0.01567930880792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214826214832665">
                <text:p>0.02148262148326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166500573882918">
                <text:p>0.01665005738829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182530828171012">
                <text:p>0.01825308281710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159552273153863">
                <text:p>0.01595522731538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184080490720581">
                <text:p>0.01840804907205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162246946368265">
                <text:p>0.01622469463682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176868919840954">
                <text:p>0.01768689198409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156172318705789">
                <text:p>0.01561723187057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172156282654404">
                <text:p>0.01721562826544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047cm" svg:y="0.38cm" svg:width="11.502cm" svg:height="7.793cm"/>
          <chart:axis chart:dimension="x" chart:name="primary-x" chart:style-name="ch4" chartooo:axis-type="auto">
            <chart:categories table:cell-range-address="local-table.$A$2:.$A$9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98" chart:label-cell-address="local-table.$C$1" chart:class="chart:scatter">
            <chart:domain table:cell-range-address="local-table.$B$2:.$B$98"/>
            <chart:data-point chart:repeated="97"/>
          </chart:series>
          <chart:series chart:style-name="ch7" chart:values-cell-range-address="local-table.$D$2:.$D$98" chart:label-cell-address="local-table.$D$1" chart:class="chart:scatter">
            <chart:data-point chart:repeated="97"/>
          </chart:series>
          <chart:series chart:style-name="ch8" chart:values-cell-range-address="local-table.$E$2:.$E$98" chart:label-cell-address="local-table.$E$1" chart:class="chart:scatter">
            <chart:data-point chart:repeated="9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37987502026731">
                <text:p>0.137987502026731</text:p>
              </table:table-cell>
              <table:table-cell office:value-type="float" office:value="0.000000172318297377387">
                <text:p>0.000000172318297377387</text:p>
              </table:table-cell>
              <table:table-cell office:value-type="float" office:value="0.537665530847903">
                <text:p>0.5376655308479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38000319162066">
                <text:p>0.138000319162066</text:p>
              </table:table-cell>
              <table:table-cell office:value-type="float" office:value="0.00000192150282978948">
                <text:p>0.00000192150282978948</text:p>
              </table:table-cell>
              <table:table-cell office:value-type="float" office:value="0.525385680685656">
                <text:p>0.5253856806856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3801359174488">
                <text:p>0.13801359174488</text:p>
              </table:table-cell>
              <table:table-cell office:value-type="float" office:value="0.00000371797683069445">
                <text:p>0.00000371797683069445</text:p>
              </table:table-cell>
              <table:table-cell office:value-type="float" office:value="0.513105018281164">
                <text:p>0.513105018281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38027339556785">
                <text:p>0.138027339556785</text:p>
              </table:table-cell>
              <table:table-cell office:value-type="float" office:value="0.00000556647873088366">
                <text:p>0.00000556647873088366</text:p>
              </table:table-cell>
              <table:table-cell office:value-type="float" office:value="0.500823827361984">
                <text:p>0.5008238273619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50299403091373">
                <text:p>0.150299403091373</text:p>
              </table:table-cell>
              <table:table-cell office:value-type="float" office:value="0.00000591539487633674">
                <text:p>0.00000591539487633674</text:p>
              </table:table-cell>
              <table:table-cell office:value-type="float" office:value="0.500826101567191">
                <text:p>0.5008261015671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62578390050506">
                <text:p>0.162578390050506</text:p>
              </table:table-cell>
              <table:table-cell office:value-type="float" office:value="0.00000614292541543443">
                <text:p>0.00000614292541543443</text:p>
              </table:table-cell>
              <table:table-cell office:value-type="float" office:value="0.500836864246167">
                <text:p>0.5008368642461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74857658138006">
                <text:p>0.174857658138006</text:p>
              </table:table-cell>
              <table:table-cell office:value-type="float" office:value="0.00000639518082675172">
                <text:p>0.00000639518082675172</text:p>
              </table:table-cell>
              <table:table-cell office:value-type="float" office:value="0.500847888073577">
                <text:p>0.500847888073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87136990818709">
                <text:p>0.187136990818709</text:p>
              </table:table-cell>
              <table:table-cell office:value-type="float" office:value="0.00000668013360525391">
                <text:p>0.00000668013360525391</text:p>
              </table:table-cell>
              <table:table-cell office:value-type="float" office:value="0.500858857396559">
                <text:p>0.5008588573965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99416406815932">
                <text:p>0.199416406815932</text:p>
              </table:table-cell>
              <table:table-cell office:value-type="float" office:value="0.00000699827706584005">
                <text:p>0.00000699827706584005</text:p>
              </table:table-cell>
              <table:table-cell office:value-type="float" office:value="0.500869752320639">
                <text:p>0.500869752320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99438448150178">
                <text:p>0.199438448150178</text:p>
              </table:table-cell>
              <table:table-cell office:value-type="float" office:value="0.00000832287596734956">
                <text:p>0.00000832287596734956</text:p>
              </table:table-cell>
              <table:table-cell office:value-type="float" office:value="0.488596135915235">
                <text:p>0.4885961359152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99453929437349">
                <text:p>0.199453929437349</text:p>
              </table:table-cell>
              <table:table-cell office:value-type="float" office:value="0.00000979916658102806">
                <text:p>0.00000979916658102806</text:p>
              </table:table-cell>
              <table:table-cell office:value-type="float" office:value="0.476313387831266">
                <text:p>0.4763133878312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99469576646695">
                <text:p>0.199469576646695</text:p>
              </table:table-cell>
              <table:table-cell office:value-type="float" office:value="0.0000112878252586222">
                <text:p>0.0000112878252586222</text:p>
              </table:table-cell>
              <table:table-cell office:value-type="float" office:value="0.464029774636091">
                <text:p>0.4640297746360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99485655662359">
                <text:p>0.199485655662359</text:p>
              </table:table-cell>
              <table:table-cell office:value-type="float" office:value="0.0000127797114243038">
                <text:p>0.0000127797114243038</text:p>
              </table:table-cell>
              <table:table-cell office:value-type="float" office:value="0.451745587715296">
                <text:p>0.4517455877152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99502198966875">
                <text:p>0.199502198966875</text:p>
              </table:table-cell>
              <table:table-cell office:value-type="float" office:value="0.0000142694280161363">
                <text:p>0.0000142694280161363</text:p>
              </table:table-cell>
              <table:table-cell office:value-type="float" office:value="0.439460825852019">
                <text:p>0.4394608258520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99520456950289">
                <text:p>0.199520456950289</text:p>
              </table:table-cell>
              <table:table-cell office:value-type="float" office:value="0.0122875419937651">
                <text:p>0.0122875419937651</text:p>
              </table:table-cell>
              <table:table-cell office:value-type="float" office:value="0.439456854044604">
                <text:p>0.4394568540446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99537978492357">
                <text:p>0.199537978492357</text:p>
              </table:table-cell>
              <table:table-cell office:value-type="float" office:value="0.0245679999541192">
                <text:p>0.0245679999541192</text:p>
              </table:table-cell>
              <table:table-cell office:value-type="float" office:value="0.439460433418799">
                <text:p>0.4394604334187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99555549984094">
                <text:p>0.199555549984094</text:p>
              </table:table-cell>
              <table:table-cell office:value-type="float" office:value="0.036848395762308">
                <text:p>0.036848395762308</text:p>
              </table:table-cell>
              <table:table-cell office:value-type="float" office:value="0.439464140512393">
                <text:p>0.4394641405123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99573238102038">
                <text:p>0.199573238102038</text:p>
              </table:table-cell>
              <table:table-cell office:value-type="float" office:value="0.0491284902215473">
                <text:p>0.0491284902215473</text:p>
              </table:table-cell>
              <table:table-cell office:value-type="float" office:value="0.439467648906726">
                <text:p>0.4394676489067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9959105959313">
                <text:p>0.19959105959313</text:p>
              </table:table-cell>
              <table:table-cell office:value-type="float" office:value="0.0614082985214323">
                <text:p>0.0614082985214323</text:p>
              </table:table-cell>
              <table:table-cell office:value-type="float" office:value="0.439470887097431">
                <text:p>0.4394708870974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99609026357038">
                <text:p>0.199609026357038</text:p>
              </table:table-cell>
              <table:table-cell office:value-type="float" office:value="0.0736878638252727">
                <text:p>0.0736878638252727</text:p>
              </table:table-cell>
              <table:table-cell office:value-type="float" office:value="0.439473793613468">
                <text:p>0.4394737936134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9962714350682">
                <text:p>0.19962714350682</text:p>
              </table:table-cell>
              <table:table-cell office:value-type="float" office:value="0.0859672290300518">
                <text:p>0.0859672290300518</text:p>
              </table:table-cell>
              <table:table-cell office:value-type="float" office:value="0.439476301315416">
                <text:p>0.4394763013154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11898354976428">
                <text:p>0.211898354976428</text:p>
              </table:table-cell>
              <table:table-cell office:value-type="float" office:value="0.0859775410090623">
                <text:p>0.0859775410090623</text:p>
              </table:table-cell>
              <table:table-cell office:value-type="float" office:value="0.439487250491957">
                <text:p>0.4394872504919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24177076095591">
                <text:p>0.224177076095591</text:p>
              </table:table-cell>
              <table:table-cell office:value-type="float" office:value="0.0859806550515786">
                <text:p>0.0859806550515786</text:p>
              </table:table-cell>
              <table:table-cell office:value-type="float" office:value="0.439498601078175">
                <text:p>0.4394986010781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236456257897801">
                <text:p>0.236456257897801</text:p>
              </table:table-cell>
              <table:table-cell office:value-type="float" office:value="0.085983648019554">
                <text:p>0.085983648019554</text:p>
              </table:table-cell>
              <table:table-cell office:value-type="float" office:value="0.43950976063233">
                <text:p>0.439509760632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248735661574781">
                <text:p>0.248735661574781</text:p>
              </table:table-cell>
              <table:table-cell office:value-type="float" office:value="0.0859867688005784">
                <text:p>0.0859867688005784</text:p>
              </table:table-cell>
              <table:table-cell office:value-type="float" office:value="0.439520707549521">
                <text:p>0.4395207075495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248758228894935">
                <text:p>0.248758228894935</text:p>
              </table:table-cell>
              <table:table-cell office:value-type="float" office:value="0.0859905982223267">
                <text:p>0.0859905982223267</text:p>
              </table:table-cell>
              <table:table-cell office:value-type="float" office:value="0.427243880614034">
                <text:p>0.4272438806140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248774229897283">
                <text:p>0.248774229897283</text:p>
              </table:table-cell>
              <table:table-cell office:value-type="float" office:value="0.0859942414975973">
                <text:p>0.0859942414975973</text:p>
              </table:table-cell>
              <table:table-cell office:value-type="float" office:value="0.414958329954036">
                <text:p>0.4149583299540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248790340321374">
                <text:p>0.248790340321374</text:p>
              </table:table-cell>
              <table:table-cell office:value-type="float" office:value="0.085997490192321">
                <text:p>0.085997490192321</text:p>
              </table:table-cell>
              <table:table-cell office:value-type="float" office:value="0.402671999125392">
                <text:p>0.4026719991253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48806824449054">
                <text:p>0.248806824449054</text:p>
              </table:table-cell>
              <table:table-cell office:value-type="float" office:value="0.0860002505736618">
                <text:p>0.0860002505736618</text:p>
              </table:table-cell>
              <table:table-cell office:value-type="float" office:value="0.390385190245249">
                <text:p>0.3903851902452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48823712699608">
                <text:p>0.248823712699608</text:p>
              </table:table-cell>
              <table:table-cell office:value-type="float" office:value="0.0860024106751813">
                <text:p>0.0860024106751813</text:p>
              </table:table-cell>
              <table:table-cell office:value-type="float" office:value="0.378097922631555">
                <text:p>0.3780979226315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48841027233686">
                <text:p>0.248841027233686</text:p>
              </table:table-cell>
              <table:table-cell office:value-type="float" office:value="0.0860038334988116">
                <text:p>0.0860038334988116</text:p>
              </table:table-cell>
              <table:table-cell office:value-type="float" office:value="0.365810208987527">
                <text:p>0.3658102089875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48858799852967">
                <text:p>0.248858799852967</text:p>
              </table:table-cell>
              <table:table-cell office:value-type="float" office:value="0.0860043533435218">
                <text:p>0.0860043533435218</text:p>
              </table:table-cell>
              <table:table-cell office:value-type="float" office:value="0.353522068340072">
                <text:p>0.3535220683400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48877070444689">
                <text:p>0.248877070444689</text:p>
              </table:table-cell>
              <table:table-cell office:value-type="float" office:value="0.0860037708639618">
                <text:p>0.0860037708639618</text:p>
              </table:table-cell>
              <table:table-cell office:value-type="float" office:value="0.34123352870991">
                <text:p>0.341233528709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48895891736652">
                <text:p>0.248895891736652</text:p>
              </table:table-cell>
              <table:table-cell office:value-type="float" office:value="0.0860018471662881">
                <text:p>0.0860018471662881</text:p>
              </table:table-cell>
              <table:table-cell office:value-type="float" office:value="0.328944624301353">
                <text:p>0.3289446243013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48915333900535">
                <text:p>0.248915333900535</text:p>
              </table:table-cell>
              <table:table-cell office:value-type="float" office:value="0.0859982991727918">
                <text:p>0.0859982991727918</text:p>
              </table:table-cell>
              <table:table-cell office:value-type="float" office:value="0.316655401266845">
                <text:p>0.3166554012668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48935491043312">
                <text:p>0.248935491043312</text:p>
              </table:table-cell>
              <table:table-cell office:value-type="float" office:value="0.0859927958708316">
                <text:p>0.0859927958708316</text:p>
              </table:table-cell>
              <table:table-cell office:value-type="float" office:value="0.304365917823311">
                <text:p>0.3043659178233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48956492843709">
                <text:p>0.248956492843709</text:p>
              </table:table-cell>
              <table:table-cell office:value-type="float" office:value="0.0859849589274251">
                <text:p>0.0859849589274251</text:p>
              </table:table-cell>
              <table:table-cell office:value-type="float" office:value="0.292076247915022">
                <text:p>0.2920762479150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48978509725577">
                <text:p>0.248978509725577</text:p>
              </table:table-cell>
              <table:table-cell office:value-type="float" office:value="0.0859743684322355">
                <text:p>0.0859743684322355</text:p>
              </table:table-cell>
              <table:table-cell office:value-type="float" office:value="0.279786479810696">
                <text:p>0.2797864798106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49001766620722">
                <text:p>0.249001766620722</text:p>
              </table:table-cell>
              <table:table-cell office:value-type="float" office:value="0.0859605828560453">
                <text:p>0.0859605828560453</text:p>
              </table:table-cell>
              <table:table-cell office:value-type="float" office:value="0.26749672256721">
                <text:p>0.267496722567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4902654321844">
                <text:p>0.24902654321844</text:p>
              </table:table-cell>
              <table:table-cell office:value-type="float" office:value="0.0859431795990002">
                <text:p>0.0859431795990002</text:p>
              </table:table-cell>
              <table:table-cell office:value-type="float" office:value="0.255207103667109">
                <text:p>0.2552071036671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49053181944123">
                <text:p>0.249053181944123</text:p>
              </table:table-cell>
              <table:table-cell office:value-type="float" office:value="0.0859218280686359">
                <text:p>0.0859218280686359</text:p>
              </table:table-cell>
              <table:table-cell office:value-type="float" office:value="0.242917778326058">
                <text:p>0.2429177783260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49082058036927">
                <text:p>0.249082058036927</text:p>
              </table:table-cell>
              <table:table-cell office:value-type="float" office:value="0.0858964023400794">
                <text:p>0.0858964023400794</text:p>
              </table:table-cell>
              <table:table-cell office:value-type="float" office:value="0.230628922268205">
                <text:p>0.2306289222682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49113523341212">
                <text:p>0.249113523341212</text:p>
              </table:table-cell>
              <table:table-cell office:value-type="float" office:value="0.0858671244880144">
                <text:p>0.0858671244880144</text:p>
              </table:table-cell>
              <table:table-cell office:value-type="float" office:value="0.218340723221944">
                <text:p>0.2183407232219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49147786670293">
                <text:p>0.249147786670293</text:p>
              </table:table-cell>
              <table:table-cell office:value-type="float" office:value="0.0858346907833561">
                <text:p>0.0858346907833561</text:p>
              </table:table-cell>
              <table:table-cell office:value-type="float" office:value="0.206053354385588">
                <text:p>0.2060533543855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49184710152195">
                <text:p>0.249184710152195</text:p>
              </table:table-cell>
              <table:table-cell office:value-type="float" office:value="0.0858002833047071">
                <text:p>0.0858002833047071</text:p>
              </table:table-cell>
              <table:table-cell office:value-type="float" office:value="0.193766925023841">
                <text:p>0.1937669250238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49223523149574">
                <text:p>0.249223523149574</text:p>
              </table:table-cell>
              <table:table-cell office:value-type="float" office:value="0.0857653461242145">
                <text:p>0.0857653461242145</text:p>
              </table:table-cell>
              <table:table-cell office:value-type="float" office:value="0.181481423357743">
                <text:p>0.1814814233577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49262528789034">
                <text:p>0.249262528789034</text:p>
              </table:table-cell>
              <table:table-cell office:value-type="float" office:value="0.0857310773468657">
                <text:p>0.0857310773468657</text:p>
              </table:table-cell>
              <table:table-cell office:value-type="float" office:value="0.16919668993204">
                <text:p>0.169196689932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49299034010047">
                <text:p>0.249299034010047</text:p>
              </table:table-cell>
              <table:table-cell office:value-type="float" office:value="0.0856977750595916">
                <text:p>0.0856977750595916</text:p>
              </table:table-cell>
              <table:table-cell office:value-type="float" office:value="0.156912480741327">
                <text:p>0.1569124807413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49329784233129">
                <text:p>0.249329784233129</text:p>
              </table:table-cell>
              <table:table-cell office:value-type="float" office:value="0.085664460734195">
                <text:p>0.085664460734195</text:p>
              </table:table-cell>
              <table:table-cell office:value-type="float" office:value="0.144628609441095">
                <text:p>0.1446286094410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49352128885917">
                <text:p>0.249352128885917</text:p>
              </table:table-cell>
              <table:table-cell office:value-type="float" office:value="0.0856294746123256">
                <text:p>0.0856294746123256</text:p>
              </table:table-cell>
              <table:table-cell office:value-type="float" office:value="0.132345021610659">
                <text:p>0.1323450216106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49365978206645">
                <text:p>0.249365978206645</text:p>
              </table:table-cell>
              <table:table-cell office:value-type="float" office:value="0.0855923772034823">
                <text:p>0.0855923772034823</text:p>
              </table:table-cell>
              <table:table-cell office:value-type="float" office:value="0.120061659843832">
                <text:p>0.1200616598438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49374582022544">
                <text:p>0.249374582022544</text:p>
              </table:table-cell>
              <table:table-cell office:value-type="float" office:value="0.0855553042716185">
                <text:p>0.0855553042716185</text:p>
              </table:table-cell>
              <table:table-cell office:value-type="float" office:value="0.107778526070729">
                <text:p>0.1077785260707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49406253414682">
                <text:p>0.249406253414682</text:p>
              </table:table-cell>
              <table:table-cell office:value-type="float" office:value="0.0978316027693027">
                <text:p>0.0978316027693027</text:p>
              </table:table-cell>
              <table:table-cell office:value-type="float" office:value="0.107757273197836">
                <text:p>0.1077572731978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4943428496635">
                <text:p>0.24943428496635</text:p>
              </table:table-cell>
              <table:table-cell office:value-type="float" office:value="0.110114129579021">
                <text:p>0.110114129579021</text:p>
              </table:table-cell>
              <table:table-cell office:value-type="float" office:value="0.107743271375675">
                <text:p>0.1077432713756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4945998494913">
                <text:p>0.24945998494913</text:p>
              </table:table-cell>
              <table:table-cell office:value-type="float" office:value="0.122396750755906">
                <text:p>0.122396750755906</text:p>
              </table:table-cell>
              <table:table-cell office:value-type="float" office:value="0.10772908918307">
                <text:p>0.107729089183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49470853544908">
                <text:p>0.249470853544908</text:p>
              </table:table-cell>
              <table:table-cell office:value-type="float" office:value="0.122383772594768">
                <text:p>0.122383772594768</text:p>
              </table:table-cell>
              <table:table-cell office:value-type="float" office:value="0.0954558470233327">
                <text:p>0.09545584702333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49482676049096">
                <text:p>0.249482676049096</text:p>
              </table:table-cell>
              <table:table-cell office:value-type="float" office:value="0.122366760281982">
                <text:p>0.122366760281982</text:p>
              </table:table-cell>
              <table:table-cell office:value-type="float" office:value="0.0831753961444175">
                <text:p>0.08317539614441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49494873625288">
                <text:p>0.249494873625288</text:p>
              </table:table-cell>
              <table:table-cell office:value-type="float" office:value="0.122352522655041">
                <text:p>0.122352522655041</text:p>
              </table:table-cell>
              <table:table-cell office:value-type="float" office:value="0.0708951242283846">
                <text:p>0.07089512422838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61751080870267">
                <text:p>0.261751080870267</text:p>
              </table:table-cell>
              <table:table-cell office:value-type="float" office:value="0.122347166342638">
                <text:p>0.122347166342638</text:p>
              </table:table-cell>
              <table:table-cell office:value-type="float" office:value="0.0708721315412253">
                <text:p>0.07087213154122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7401443981966">
                <text:p>0.27401443981966</text:p>
              </table:table-cell>
              <table:table-cell office:value-type="float" office:value="0.122340790296977">
                <text:p>0.122340790296977</text:p>
              </table:table-cell>
              <table:table-cell office:value-type="float" office:value="0.0708571457667107">
                <text:p>0.07085714576671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7403132687126">
                <text:p>0.27403132687126</text:p>
              </table:table-cell>
              <table:table-cell office:value-type="float" office:value="0.122328504204782">
                <text:p>0.122328504204782</text:p>
              </table:table-cell>
              <table:table-cell office:value-type="float" office:value="0.0585839610078303">
                <text:p>0.05858396100783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86291010711234">
                <text:p>0.286291010711234</text:p>
              </table:table-cell>
              <table:table-cell office:value-type="float" office:value="0.122321103689302">
                <text:p>0.122321103689302</text:p>
              </table:table-cell>
              <table:table-cell office:value-type="float" office:value="0.0585629320746693">
                <text:p>0.05856293207466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98557796759686">
                <text:p>0.298557796759686</text:p>
              </table:table-cell>
              <table:table-cell office:value-type="float" office:value="0.122313077698886">
                <text:p>0.122313077698886</text:p>
              </table:table-cell>
              <table:table-cell office:value-type="float" office:value="0.0585492769097736">
                <text:p>0.05854927690977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98583451130557">
                <text:p>0.298583451130557</text:p>
              </table:table-cell>
              <table:table-cell office:value-type="float" office:value="0.134592603148712">
                <text:p>0.134592603148712</text:p>
              </table:table-cell>
              <table:table-cell office:value-type="float" office:value="0.0585370500022425">
                <text:p>0.05853705000224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98594372437403">
                <text:p>0.298594372437403</text:p>
              </table:table-cell>
              <table:table-cell office:value-type="float" office:value="0.134591593640261">
                <text:p>0.134591593640261</text:p>
              </table:table-cell>
              <table:table-cell office:value-type="float" office:value="0.0462648905968644">
                <text:p>0.04626489059686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310858280592776">
                <text:p>0.310858280592776</text:p>
              </table:table-cell>
              <table:table-cell office:value-type="float" office:value="0.13458522862305">
                <text:p>0.13458522862305</text:p>
              </table:table-cell>
              <table:table-cell office:value-type="float" office:value="0.0462454291433666">
                <text:p>0.04624542914336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323130089186406">
                <text:p>0.323130089186406</text:p>
              </table:table-cell>
              <table:table-cell office:value-type="float" office:value="0.134578569091455">
                <text:p>0.134578569091455</text:p>
              </table:table-cell>
              <table:table-cell office:value-type="float" office:value="0.0462329391490912">
                <text:p>0.04623293914909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335405254292689">
                <text:p>0.335405254292689</text:p>
              </table:table-cell>
              <table:table-cell office:value-type="float" office:value="0.134572136529843">
                <text:p>0.134572136529843</text:p>
              </table:table-cell>
              <table:table-cell office:value-type="float" office:value="0.0462212771946825">
                <text:p>0.04622127719468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347683823622076">
                <text:p>0.347683823622076</text:p>
              </table:table-cell>
              <table:table-cell office:value-type="float" office:value="0.134566004024716">
                <text:p>0.134566004024716</text:p>
              </table:table-cell>
              <table:table-cell office:value-type="float" office:value="0.0462101222104788">
                <text:p>0.04621012221047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59965646366019">
                <text:p>0.359965646366019</text:p>
              </table:table-cell>
              <table:table-cell office:value-type="float" office:value="0.134560216191282">
                <text:p>0.134560216191282</text:p>
              </table:table-cell>
              <table:table-cell office:value-type="float" office:value="0.0461993921689522">
                <text:p>0.04619939216895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372250253070448">
                <text:p>0.372250253070448</text:p>
              </table:table-cell>
              <table:table-cell office:value-type="float" office:value="0.13455481702789">
                <text:p>0.13455481702789</text:p>
              </table:table-cell>
              <table:table-cell office:value-type="float" office:value="0.0461890512063391">
                <text:p>0.04618905120633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384536970517267">
                <text:p>0.384536970517267</text:p>
              </table:table-cell>
              <table:table-cell office:value-type="float" office:value="0.134549858503084">
                <text:p>0.134549858503084</text:p>
              </table:table-cell>
              <table:table-cell office:value-type="float" office:value="0.046179071895425">
                <text:p>0.0461790718954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396825098268642">
                <text:p>0.396825098268642</text:p>
              </table:table-cell>
              <table:table-cell office:value-type="float" office:value="0.134545411050439">
                <text:p>0.134545411050439</text:p>
              </table:table-cell>
              <table:table-cell office:value-type="float" office:value="0.046169467109306">
                <text:p>0.0461694671093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409114093929589">
                <text:p>0.409114093929589</text:p>
              </table:table-cell>
              <table:table-cell office:value-type="float" office:value="0.134541543741126">
                <text:p>0.134541543741126</text:p>
              </table:table-cell>
              <table:table-cell office:value-type="float" office:value="0.0461602360599054">
                <text:p>0.04616023605990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40913596418736">
                <text:p>0.40913596418736</text:p>
              </table:table-cell>
              <table:table-cell office:value-type="float" office:value="0.134538016749842">
                <text:p>0.134538016749842</text:p>
              </table:table-cell>
              <table:table-cell office:value-type="float" office:value="0.0584355358250654">
                <text:p>0.05843553582506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409149477048572">
                <text:p>0.409149477048572</text:p>
              </table:table-cell>
              <table:table-cell office:value-type="float" office:value="0.134533096753448">
                <text:p>0.134533096753448</text:p>
              </table:table-cell>
              <table:table-cell office:value-type="float" office:value="0.070717277377652">
                <text:p>0.0707172773776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409162811317786">
                <text:p>0.409162811317786</text:p>
              </table:table-cell>
              <table:table-cell office:value-type="float" office:value="0.134527739159198">
                <text:p>0.134527739159198</text:p>
              </table:table-cell>
              <table:table-cell office:value-type="float" office:value="0.0829990572268226">
                <text:p>0.08299905722682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409176241388425">
                <text:p>0.409176241388425</text:p>
              </table:table-cell>
              <table:table-cell office:value-type="float" office:value="0.134522030189098">
                <text:p>0.134522030189098</text:p>
              </table:table-cell>
              <table:table-cell office:value-type="float" office:value="0.0952806442730586">
                <text:p>0.09528064427305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409189740265968">
                <text:p>0.409189740265968</text:p>
              </table:table-cell>
              <table:table-cell office:value-type="float" office:value="0.134516021423301">
                <text:p>0.134516021423301</text:p>
              </table:table-cell>
              <table:table-cell office:value-type="float" office:value="0.107562023501228">
                <text:p>0.1075620235012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409203272865984">
                <text:p>0.409203272865984</text:p>
              </table:table-cell>
              <table:table-cell office:value-type="float" office:value="0.13450976962039">
                <text:p>0.13450976962039</text:p>
              </table:table-cell>
              <table:table-cell office:value-type="float" office:value="0.11984318927724">
                <text:p>0.119843189277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409216806864137">
                <text:p>0.409216806864137</text:p>
              </table:table-cell>
              <table:table-cell office:value-type="float" office:value="0.134503337167328">
                <text:p>0.134503337167328</text:p>
              </table:table-cell>
              <table:table-cell office:value-type="float" office:value="0.132124137933951">
                <text:p>0.1321241379339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409230312634047">
                <text:p>0.409230312634047</text:p>
              </table:table-cell>
              <table:table-cell office:value-type="float" office:value="0.134496790743727">
                <text:p>0.134496790743727</text:p>
              </table:table-cell>
              <table:table-cell office:value-type="float" office:value="0.144404867282641">
                <text:p>0.1444048672826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409243764133946">
                <text:p>0.409243764133946</text:p>
              </table:table-cell>
              <table:table-cell office:value-type="float" office:value="0.134490199625184">
                <text:p>0.134490199625184</text:p>
              </table:table-cell>
              <table:table-cell office:value-type="float" office:value="0.15668537500168">
                <text:p>0.156685375001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409257140209638">
                <text:p>0.409257140209638</text:p>
              </table:table-cell>
              <table:table-cell office:value-type="float" office:value="0.13448363555454">
                <text:p>0.13448363555454</text:p>
              </table:table-cell>
              <table:table-cell office:value-type="float" office:value="0.168965663922038">
                <text:p>0.1689656639220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409270423598831">
                <text:p>0.409270423598831</text:p>
              </table:table-cell>
              <table:table-cell office:value-type="float" office:value="0.134477170031475">
                <text:p>0.134477170031475</text:p>
              </table:table-cell>
              <table:table-cell office:value-type="float" office:value="0.181245737988524">
                <text:p>0.1812457379885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409283600552225">
                <text:p>0.409283600552225</text:p>
              </table:table-cell>
              <table:table-cell office:value-type="float" office:value="0.134470872257981">
                <text:p>0.134470872257981</text:p>
              </table:table-cell>
              <table:table-cell office:value-type="float" office:value="0.193525604456524">
                <text:p>0.1935256044565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409296661329318">
                <text:p>0.409296661329318</text:p>
              </table:table-cell>
              <table:table-cell office:value-type="float" office:value="0.134464807913195">
                <text:p>0.134464807913195</text:p>
              </table:table-cell>
              <table:table-cell office:value-type="float" office:value="0.205805273650276">
                <text:p>0.2058052736502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409309599629709">
                <text:p>0.409309599629709</text:p>
              </table:table-cell>
              <table:table-cell office:value-type="float" office:value="0.134459037483226">
                <text:p>0.134459037483226</text:p>
              </table:table-cell>
              <table:table-cell office:value-type="float" office:value="0.21808475792734">
                <text:p>0.218084757927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409322411810367">
                <text:p>0.409322411810367</text:p>
              </table:table-cell>
              <table:table-cell office:value-type="float" office:value="0.134453615654232">
                <text:p>0.134453615654232</text:p>
              </table:table-cell>
              <table:table-cell office:value-type="float" office:value="0.23036407748498">
                <text:p>0.230364077484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409327481901313">
                <text:p>0.409327481901313</text:p>
              </table:table-cell>
              <table:table-cell office:value-type="float" office:value="0.122177632137661">
                <text:p>0.122177632137661</text:p>
              </table:table-cell>
              <table:table-cell office:value-type="float" office:value="0.230362607078548">
                <text:p>0.2303626070785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409333401240068">
                <text:p>0.409333401240068</text:p>
              </table:table-cell>
              <table:table-cell office:value-type="float" office:value="0.109895988777624">
                <text:p>0.109895988777624</text:p>
              </table:table-cell>
              <table:table-cell office:value-type="float" office:value="0.230355172405244">
                <text:p>0.2303551724052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409339618593141">
                <text:p>0.409339618593141</text:p>
              </table:table-cell>
              <table:table-cell office:value-type="float" office:value="0.0976139843615812">
                <text:p>0.0976139843615812</text:p>
              </table:table-cell>
              <table:table-cell office:value-type="float" office:value="0.230347897764159">
                <text:p>0.2303478977641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409346076272183">
                <text:p>0.409346076272183</text:p>
              </table:table-cell>
              <table:table-cell office:value-type="float" office:value="0.0853318405326498">
                <text:p>0.0853318405326498</text:p>
              </table:table-cell>
              <table:table-cell office:value-type="float" office:value="0.230340973572994">
                <text:p>0.2303409735729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409352740016735">
                <text:p>0.409352740016735</text:p>
              </table:table-cell>
              <table:table-cell office:value-type="float" office:value="0.0730495984915926">
                <text:p>0.0730495984915926</text:p>
              </table:table-cell>
              <table:table-cell office:value-type="float" office:value="0.23033437938725">
                <text:p>0.230334379387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409359577105823">
                <text:p>0.409359577105823</text:p>
              </table:table-cell>
              <table:table-cell office:value-type="float" office:value="0.0607672963688121">
                <text:p>0.0607672963688121</text:p>
              </table:table-cell>
              <table:table-cell office:value-type="float" office:value="0.230328086310358">
                <text:p>0.2303280863103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409366560192429">
                <text:p>0.409366560192429</text:p>
              </table:table-cell>
              <table:table-cell office:value-type="float" office:value="0.0484849457625436">
                <text:p>0.0484849457625436</text:p>
              </table:table-cell>
              <table:table-cell office:value-type="float" office:value="0.230322066074955">
                <text:p>0.2303220660749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409373658198154">
                <text:p>0.409373658198154</text:p>
              </table:table-cell>
              <table:table-cell office:value-type="float" office:value="0.0362025766841491">
                <text:p>0.0362025766841491</text:p>
              </table:table-cell>
              <table:table-cell office:value-type="float" office:value="0.23031628823681">
                <text:p>0.23031628823681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153cm" svg:y="0.38cm" svg:width="11.396cm" svg:height="8.241cm"/>
          <chart:axis chart:dimension="x" chart:name="primary-x" chart:style-name="ch4" chartooo:axis-type="auto">
            <chart:categories table:cell-range-address="local-table.$A$2:.$A$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0" chart:label-cell-address="local-table.$C$1" chart:class="chart:scatter">
            <chart:domain table:cell-range-address="local-table.$B$2:.$B$100"/>
            <chart:data-point chart:repeated="99"/>
          </chart:series>
          <chart:series chart:style-name="ch7" chart:values-cell-range-address="local-table.$D$2:.$D$100" chart:label-cell-address="local-table.$D$1" chart:class="chart:scatter">
            <chart:data-point chart:repeated="99"/>
          </chart:series>
          <chart:series chart:style-name="ch8" chart:values-cell-range-address="local-table.$E$2:.$E$100" chart:label-cell-address="local-table.$E$1" chart:class="chart:scatte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50247684263616">
                <text:p>0.150247684263616</text:p>
              </table:table-cell>
              <table:table-cell office:value-type="float" office:value="-0.00000128753621534024">
                <text:p>-0.00000128753621534024</text:p>
              </table:table-cell>
              <table:table-cell office:value-type="float" office:value="0.549946130019951">
                <text:p>0.5499461300199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62527086283411">
                <text:p>0.162527086283411</text:p>
              </table:table-cell>
              <table:table-cell office:value-type="float" office:value="-0.00000112963264420122">
                <text:p>-0.00000112963264420122</text:p>
              </table:table-cell>
              <table:table-cell office:value-type="float" office:value="0.549956227010567">
                <text:p>0.5499562270105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74806768286322">
                <text:p>0.174806768286322</text:p>
              </table:table-cell>
              <table:table-cell office:value-type="float" office:value="-0.000000954562782476576">
                <text:p>-0.000000954562782476576</text:p>
              </table:table-cell>
              <table:table-cell office:value-type="float" office:value="0.549966351526399">
                <text:p>0.549966351526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87086494970131">
                <text:p>0.187086494970131</text:p>
              </table:table-cell>
              <table:table-cell office:value-type="float" office:value="-0.000000759274179704404">
                <text:p>-0.000000759274179704404</text:p>
              </table:table-cell>
              <table:table-cell office:value-type="float" office:value="0.549976469789244">
                <text:p>0.5499764697892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99366281709597">
                <text:p>0.199366281709597</text:p>
              </table:table-cell>
              <table:table-cell office:value-type="float" office:value="-0.000000542291336332764">
                <text:p>-0.000000542291336332764</text:p>
              </table:table-cell>
              <table:table-cell office:value-type="float" office:value="0.54998657620558">
                <text:p>0.549986576205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99386945453251">
                <text:p>0.199386945453251</text:p>
              </table:table-cell>
              <table:table-cell office:value-type="float" office:value="0.000000799759866223454">
                <text:p>0.000000799759866223454</text:p>
              </table:table-cell>
              <table:table-cell office:value-type="float" office:value="0.53771540193858">
                <text:p>0.537715401938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99400982817594">
                <text:p>0.199400982817594</text:p>
              </table:table-cell>
              <table:table-cell office:value-type="float" office:value="0.00000225385123188424">
                <text:p>0.00000225385123188424</text:p>
              </table:table-cell>
              <table:table-cell office:value-type="float" office:value="0.525434768080998">
                <text:p>0.525434768080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99415087120911">
                <text:p>0.199415087120911</text:p>
              </table:table-cell>
              <table:table-cell office:value-type="float" office:value="0.00000371493900802531">
                <text:p>0.00000371493900802531</text:p>
              </table:table-cell>
              <table:table-cell office:value-type="float" office:value="0.513153272853951">
                <text:p>0.5131532728539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99429530750567">
                <text:p>0.199429530750567</text:p>
              </table:table-cell>
              <table:table-cell office:value-type="float" office:value="0.00000518180209297891">
                <text:p>0.00000518180209297891</text:p>
              </table:table-cell>
              <table:table-cell office:value-type="float" office:value="0.500871244496832">
                <text:p>0.5008712444968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99444347520197">
                <text:p>0.199444347520197</text:p>
              </table:table-cell>
              <table:table-cell office:value-type="float" office:value="0.00000665603589762323">
                <text:p>0.00000665603589762323</text:p>
              </table:table-cell>
              <table:table-cell office:value-type="float" office:value="0.488588691202426">
                <text:p>0.4885886912024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99459561917401">
                <text:p>0.199459561917401</text:p>
              </table:table-cell>
              <table:table-cell office:value-type="float" office:value="0.00000813799733242984">
                <text:p>0.00000813799733242984</text:p>
              </table:table-cell>
              <table:table-cell office:value-type="float" office:value="0.476305605495646">
                <text:p>0.4763056054956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99475197477569">
                <text:p>0.199475197477569</text:p>
              </table:table-cell>
              <table:table-cell office:value-type="float" office:value="0.00000962642051562676">
                <text:p>0.00000962642051562676</text:p>
              </table:table-cell>
              <table:table-cell office:value-type="float" office:value="0.464021975998753">
                <text:p>0.4640219759987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99491276648737">
                <text:p>0.199491276648737</text:p>
              </table:table-cell>
              <table:table-cell office:value-type="float" office:value="0.000011118145821145">
                <text:p>0.000011118145821145</text:p>
              </table:table-cell>
              <table:table-cell office:value-type="float" office:value="0.451737788618297">
                <text:p>0.4517377886182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99507820191596">
                <text:p>0.199507820191596</text:p>
              </table:table-cell>
              <table:table-cell office:value-type="float" office:value="0.0000126076597443074">
                <text:p>0.0000126076597443074</text:p>
              </table:table-cell>
              <table:table-cell office:value-type="float" office:value="0.439453026325057">
                <text:p>0.4394530263250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99524849122066">
                <text:p>0.199524849122066</text:p>
              </table:table-cell>
              <table:table-cell office:value-type="float" office:value="0.000014086710039943">
                <text:p>0.000014086710039943</text:p>
              </table:table-cell>
              <table:table-cell office:value-type="float" office:value="0.427167671288331">
                <text:p>0.4271676712883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99542375592723">
                <text:p>0.199542375592723</text:p>
              </table:table-cell>
              <table:table-cell office:value-type="float" office:value="0.0000155428419122602">
                <text:p>0.0000155428419122602</text:p>
              </table:table-cell>
              <table:table-cell office:value-type="float" office:value="0.414881700824123">
                <text:p>0.4148817008241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99560415132403">
                <text:p>0.199560415132403</text:p>
              </table:table-cell>
              <table:table-cell office:value-type="float" office:value="0.0000169593136093922">
                <text:p>0.0000169593136093922</text:p>
              </table:table-cell>
              <table:table-cell office:value-type="float" office:value="0.402595094567021">
                <text:p>0.4025950945670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99578977502884">
                <text:p>0.199578977502884</text:p>
              </table:table-cell>
              <table:table-cell office:value-type="float" office:value="0.0000183129986899986">
                <text:p>0.0000183129986899986</text:p>
              </table:table-cell>
              <table:table-cell office:value-type="float" office:value="0.390307830967836">
                <text:p>0.3903078309678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99598066596304">
                <text:p>0.199598066596304</text:p>
              </table:table-cell>
              <table:table-cell office:value-type="float" office:value="0.00001957251822252">
                <text:p>0.00001957251822252</text:p>
              </table:table-cell>
              <table:table-cell office:value-type="float" office:value="0.378019889013949">
                <text:p>0.378019889013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99617689161011">
                <text:p>0.199617689161011</text:p>
              </table:table-cell>
              <table:table-cell office:value-type="float" office:value="0.0000206961126234484">
                <text:p>0.0000206961126234484</text:p>
              </table:table-cell>
              <table:table-cell office:value-type="float" office:value="0.365731254433263">
                <text:p>0.3657312544332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99637824691737">
                <text:p>0.199637824691737</text:p>
              </table:table-cell>
              <table:table-cell office:value-type="float" office:value="0.0000216262703346174">
                <text:p>0.0000216262703346174</text:p>
              </table:table-cell>
              <table:table-cell office:value-type="float" office:value="0.35344190629123">
                <text:p>0.35344190629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99658467631148">
                <text:p>0.199658467631148</text:p>
              </table:table-cell>
              <table:table-cell office:value-type="float" office:value="0.0000222869613065636">
                <text:p>0.0000222869613065636</text:p>
              </table:table-cell>
              <table:table-cell office:value-type="float" office:value="0.341151841879876">
                <text:p>0.3411518418798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99679597162064">
                <text:p>0.199679597162064</text:p>
              </table:table-cell>
              <table:table-cell office:value-type="float" office:value="0.0000225744679041684">
                <text:p>0.0000225744679041684</text:p>
              </table:table-cell>
              <table:table-cell office:value-type="float" office:value="0.328861062991588">
                <text:p>0.3288610629915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99701186230352">
                <text:p>0.199701186230352</text:p>
              </table:table-cell>
              <table:table-cell office:value-type="float" office:value="0.0000223470623285999">
                <text:p>0.0000223470623285999</text:p>
              </table:table-cell>
              <table:table-cell office:value-type="float" office:value="0.316569584453031">
                <text:p>0.3165695844530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99723202556456">
                <text:p>0.199723202556456</text:p>
              </table:table-cell>
              <table:table-cell office:value-type="float" office:value="0.0000214087347080544">
                <text:p>0.0000214087347080544</text:p>
              </table:table-cell>
              <table:table-cell office:value-type="float" office:value="0.304277437407614">
                <text:p>0.3042774374076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99745611313316">
                <text:p>0.199745611313316</text:p>
              </table:table-cell>
              <table:table-cell office:value-type="float" office:value="0.0000194841688608551">
                <text:p>0.0000194841688608551</text:p>
              </table:table-cell>
              <table:table-cell office:value-type="float" office:value="0.291984674124846">
                <text:p>0.291984674124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99768381817561">
                <text:p>0.199768381817561</text:p>
              </table:table-cell>
              <table:table-cell office:value-type="float" office:value="0.0000161790009261155">
                <text:p>0.0000161790009261155</text:p>
              </table:table-cell>
              <table:table-cell office:value-type="float" office:value="0.279691373734649">
                <text:p>0.2796913737346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99791500392219">
                <text:p>0.199791500392219</text:p>
              </table:table-cell>
              <table:table-cell office:value-type="float" office:value="0.0000109142506266102">
                <text:p>0.0000109142506266102</text:p>
              </table:table-cell>
              <table:table-cell office:value-type="float" office:value="0.267397641005373">
                <text:p>0.2673976410053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998149994695">
                <text:p>0.1998149994695</text:p>
              </table:table-cell>
              <table:table-cell office:value-type="float" office:value="0.00000281355919130422">
                <text:p>0.00000281355919130422</text:p>
              </table:table-cell>
              <table:table-cell office:value-type="float" office:value="0.255103612050692">
                <text:p>0.2551036120506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9983901001969">
                <text:p>0.19983901001969</text:p>
              </table:table-cell>
              <table:table-cell office:value-type="float" office:value="-0.00000950102767957372">
                <text:p>-0.00000950102767957372</text:p>
              </table:table-cell>
              <table:table-cell office:value-type="float" office:value="0.242809448394043">
                <text:p>0.2428094483940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99864046791582">
                <text:p>0.199864046791582</text:p>
              </table:table-cell>
              <table:table-cell office:value-type="float" office:value="-0.0000283076769470644">
                <text:p>-0.0000283076769470644</text:p>
              </table:table-cell>
              <table:table-cell office:value-type="float" office:value="0.230515410171261">
                <text:p>0.2305154101712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99891230792012">
                <text:p>0.199891230792012</text:p>
              </table:table-cell>
              <table:table-cell office:value-type="float" office:value="-0.0000582983930795391">
                <text:p>-0.0000582983930795391</text:p>
              </table:table-cell>
              <table:table-cell office:value-type="float" office:value="0.218221675076469">
                <text:p>0.2182216750764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99924104558102">
                <text:p>0.199924104558102</text:p>
              </table:table-cell>
              <table:table-cell office:value-type="float" office:value="-0.000107000449863628">
                <text:p>-0.000107000449863628</text:p>
              </table:table-cell>
              <table:table-cell office:value-type="float" office:value="0.205928387680684">
                <text:p>0.2059283876806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99974097149049">
                <text:p>0.199974097149049</text:p>
              </table:table-cell>
              <table:table-cell office:value-type="float" office:value="-0.000189232712844558">
                <text:p>-0.000189232712844558</text:p>
              </table:table-cell>
              <table:table-cell office:value-type="float" office:value="0.193634228568489">
                <text:p>0.1936342285684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00092854091911">
                <text:p>0.200092854091911</text:p>
              </table:table-cell>
              <table:table-cell office:value-type="float" office:value="-0.000328823340184715">
                <text:p>-0.000328823340184715</text:p>
              </table:table-cell>
              <table:table-cell office:value-type="float" office:value="0.181330535077084">
                <text:p>0.1813305350770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00266566021227">
                <text:p>0.200266566021227</text:p>
              </table:table-cell>
              <table:table-cell office:value-type="float" office:value="-0.000459077006544831">
                <text:p>-0.000459077006544831</text:p>
              </table:table-cell>
              <table:table-cell office:value-type="float" office:value="0.168984191098157">
                <text:p>0.1689841910981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00005127686792">
                <text:p>0.200005127686792</text:p>
              </table:table-cell>
              <table:table-cell office:value-type="float" office:value="-0.000171863522601113">
                <text:p>-0.000171863522601113</text:p>
              </table:table-cell>
              <table:table-cell office:value-type="float" office:value="0.156646511743536">
                <text:p>0.1566465117435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99953080663387">
                <text:p>0.199953080663387</text:p>
              </table:table-cell>
              <table:table-cell office:value-type="float" office:value="-0.0000452273551496583">
                <text:p>-0.0000452273551496583</text:p>
              </table:table-cell>
              <table:table-cell office:value-type="float" office:value="0.144347581083585">
                <text:p>0.1443475810835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99945625045357">
                <text:p>0.199945625045357</text:p>
              </table:table-cell>
              <table:table-cell office:value-type="float" office:value="0.0000287425924700789">
                <text:p>0.0000287425924700789</text:p>
              </table:table-cell>
              <table:table-cell office:value-type="float" office:value="0.132058454590191">
                <text:p>0.1320584545901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99954576112322">
                <text:p>0.199954576112322</text:p>
              </table:table-cell>
              <table:table-cell office:value-type="float" office:value="0.0000764844922820234">
                <text:p>0.0000764844922820234</text:p>
              </table:table-cell>
              <table:table-cell office:value-type="float" office:value="0.119773383987243">
                <text:p>0.1197733839872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99971142796895">
                <text:p>0.199971142796895</text:p>
              </table:table-cell>
              <table:table-cell office:value-type="float" office:value="0.000109371257615939">
                <text:p>0.000109371257615939</text:p>
              </table:table-cell>
              <table:table-cell office:value-type="float" office:value="0.107490612680301">
                <text:p>0.1074906126803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99991610084699">
                <text:p>0.199991610084699</text:p>
              </table:table-cell>
              <table:table-cell office:value-type="float" office:value="0.000133035664992653">
                <text:p>0.000133035664992653</text:p>
              </table:table-cell>
              <table:table-cell office:value-type="float" office:value="0.095209292530251">
                <text:p>0.0952092925302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00014049355456">
                <text:p>0.200014049355456</text:p>
              </table:table-cell>
              <table:table-cell office:value-type="float" office:value="0.000150565591407355">
                <text:p>0.000150565591407355</text:p>
              </table:table-cell>
              <table:table-cell office:value-type="float" office:value="0.0829288960231129">
                <text:p>0.08292889602311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12276228592141">
                <text:p>0.212276228592141</text:p>
              </table:table-cell>
              <table:table-cell office:value-type="float" office:value="0.000174091566877927">
                <text:p>0.000174091566877927</text:p>
              </table:table-cell>
              <table:table-cell office:value-type="float" office:value="0.0828898238699054">
                <text:p>0.08288982386990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2454320845425">
                <text:p>0.22454320845425</text:p>
              </table:table-cell>
              <table:table-cell office:value-type="float" office:value="0.000198441627164348">
                <text:p>0.000198441627164348</text:p>
              </table:table-cell>
              <table:table-cell office:value-type="float" office:value="0.0828619558099218">
                <text:p>0.08286195580992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36807915218988">
                <text:p>0.236807915218988</text:p>
              </table:table-cell>
              <table:table-cell office:value-type="float" office:value="0.000224671084610198">
                <text:p>0.000224671084610198</text:p>
              </table:table-cell>
              <table:table-cell office:value-type="float" office:value="0.0828379593676085">
                <text:p>0.08283795936760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49071307032912">
                <text:p>0.249071307032912</text:p>
              </table:table-cell>
              <table:table-cell office:value-type="float" office:value="0.000252793701466487">
                <text:p>0.000252793701466487</text:p>
              </table:table-cell>
              <table:table-cell office:value-type="float" office:value="0.0828166698263149">
                <text:p>0.0828166698263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61331857049299">
                <text:p>0.261331857049299</text:p>
              </table:table-cell>
              <table:table-cell office:value-type="float" office:value="0.000283145012767912">
                <text:p>0.000283145012767912</text:p>
              </table:table-cell>
              <table:table-cell office:value-type="float" office:value="0.0827977805291406">
                <text:p>0.08279778052914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61340420572817">
                <text:p>0.261340420572817</text:p>
              </table:table-cell>
              <table:table-cell office:value-type="float" office:value="0.000312470577990673">
                <text:p>0.000312470577990673</text:p>
              </table:table-cell>
              <table:table-cell office:value-type="float" office:value="0.0705232466571045">
                <text:p>0.07052324665710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6134782155002">
                <text:p>0.26134782155002</text:p>
              </table:table-cell>
              <table:table-cell office:value-type="float" office:value="0.00033429206491776">
                <text:p>0.00033429206491776</text:p>
              </table:table-cell>
              <table:table-cell office:value-type="float" office:value="0.0582427923776135">
                <text:p>0.05824279237761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73605031459792">
                <text:p>0.273605031459792</text:p>
              </table:table-cell>
              <table:table-cell office:value-type="float" office:value="0.00036217272742872">
                <text:p>0.00036217272742872</text:p>
              </table:table-cell>
              <table:table-cell office:value-type="float" office:value="0.0582168273297837">
                <text:p>0.05821682732978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85864065371605">
                <text:p>0.285864065371605</text:p>
              </table:table-cell>
              <table:table-cell office:value-type="float" office:value="0.000391695571006458">
                <text:p>0.000391695571006458</text:p>
              </table:table-cell>
              <table:table-cell office:value-type="float" office:value="0.0581996006370082">
                <text:p>0.05819960063700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8587140452374">
                <text:p>0.28587140452374</text:p>
              </table:table-cell>
              <table:table-cell office:value-type="float" office:value="0.000413264146183725">
                <text:p>0.000413264146183725</text:p>
              </table:table-cell>
              <table:table-cell office:value-type="float" office:value="0.0704757184150404">
                <text:p>0.07047571841504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85861637291232">
                <text:p>0.285861637291232</text:p>
              </table:table-cell>
              <table:table-cell office:value-type="float" office:value="0.000443044981784227">
                <text:p>0.000443044981784227</text:p>
              </table:table-cell>
              <table:table-cell office:value-type="float" office:value="0.0827591746908414">
                <text:p>0.0827591746908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85832053258342">
                <text:p>0.285832053258342</text:p>
              </table:table-cell>
              <table:table-cell office:value-type="float" office:value="0.00048555870668157">
                <text:p>0.00048555870668157</text:p>
              </table:table-cell>
              <table:table-cell office:value-type="float" office:value="0.0950438285453646">
                <text:p>0.09504382854536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85750759552287">
                <text:p>0.285750759552287</text:p>
              </table:table-cell>
              <table:table-cell office:value-type="float" office:value="0.0005489533359902">
                <text:p>0.0005489533359902</text:p>
              </table:table-cell>
              <table:table-cell office:value-type="float" office:value="0.107338876101547">
                <text:p>0.1073388761015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85977361686103">
                <text:p>0.285977361686103</text:p>
              </table:table-cell>
              <table:table-cell office:value-type="float" office:value="0.000811110727791337">
                <text:p>0.000811110727791337</text:p>
              </table:table-cell>
              <table:table-cell office:value-type="float" office:value="0.119676818841424">
                <text:p>0.1196768188414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86036718916749">
                <text:p>0.286036718916749</text:p>
              </table:table-cell>
              <table:table-cell office:value-type="float" office:value="0.000859229559225999">
                <text:p>0.000859229559225999</text:p>
              </table:table-cell>
              <table:table-cell office:value-type="float" office:value="0.131953415497567">
                <text:p>0.1319534154975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86062496586665">
                <text:p>0.286062496586665</text:p>
              </table:table-cell>
              <table:table-cell office:value-type="float" office:value="0.000872256372656221">
                <text:p>0.000872256372656221</text:p>
              </table:table-cell>
              <table:table-cell office:value-type="float" office:value="0.144230156666711">
                <text:p>0.1442301566667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86090535621698">
                <text:p>0.286090535621698</text:p>
              </table:table-cell>
              <table:table-cell office:value-type="float" office:value="0.000911076637093072">
                <text:p>0.000911076637093072</text:p>
              </table:table-cell>
              <table:table-cell office:value-type="float" office:value="0.156510353883826">
                <text:p>0.1565103538838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86112424134109">
                <text:p>0.286112424134109</text:p>
              </table:table-cell>
              <table:table-cell office:value-type="float" office:value="0.000948597804220192">
                <text:p>0.000948597804220192</text:p>
              </table:table-cell>
              <table:table-cell office:value-type="float" office:value="0.168790232996787">
                <text:p>0.1687902329967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86130334205027">
                <text:p>0.286130334205027</text:p>
              </table:table-cell>
              <table:table-cell office:value-type="float" office:value="0.000982886491850898">
                <text:p>0.000982886491850898</text:p>
              </table:table-cell>
              <table:table-cell office:value-type="float" office:value="0.181069350005767">
                <text:p>0.1810693500057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86145937240607">
                <text:p>0.286145937240607</text:p>
              </table:table-cell>
              <table:table-cell office:value-type="float" office:value="0.00101335857105793">
                <text:p>0.00101335857105793</text:p>
              </table:table-cell>
              <table:table-cell office:value-type="float" office:value="0.19334765183078">
                <text:p>0.193347651830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86160320381898">
                <text:p>0.286160320381898</text:p>
              </table:table-cell>
              <table:table-cell office:value-type="float" office:value="0.00103986791039331">
                <text:p>0.00103986791039331</text:p>
              </table:table-cell>
              <table:table-cell office:value-type="float" office:value="0.205625191606571">
                <text:p>0.2056251916065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86174154762545">
                <text:p>0.286174154762545</text:p>
              </table:table-cell>
              <table:table-cell office:value-type="float" office:value="0.00106259410809709">
                <text:p>0.00106259410809709</text:p>
              </table:table-cell>
              <table:table-cell office:value-type="float" office:value="0.217902062352538">
                <text:p>0.2179020623525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86187831486532">
                <text:p>0.286187831486532</text:p>
              </table:table-cell>
              <table:table-cell office:value-type="float" office:value="0.00108191452725234">
                <text:p>0.00108191452725234</text:p>
              </table:table-cell>
              <table:table-cell office:value-type="float" office:value="0.230178371675416">
                <text:p>0.2301783716754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86201559978072">
                <text:p>0.286201559978072</text:p>
              </table:table-cell>
              <table:table-cell office:value-type="float" office:value="0.00109828607621638">
                <text:p>0.00109828607621638</text:p>
              </table:table-cell>
              <table:table-cell office:value-type="float" office:value="0.242454230613391">
                <text:p>0.2424542306133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86215439386413">
                <text:p>0.286215439386413</text:p>
              </table:table-cell>
              <table:table-cell office:value-type="float" office:value="0.00111216446251336">
                <text:p>0.00111216446251336</text:p>
              </table:table-cell>
              <table:table-cell office:value-type="float" office:value="0.254729747129295">
                <text:p>0.2547297471292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86229504025197">
                <text:p>0.286229504025197</text:p>
              </table:table-cell>
              <table:table-cell office:value-type="float" office:value="0.00112396211479819">
                <text:p>0.00112396211479819</text:p>
              </table:table-cell>
              <table:table-cell office:value-type="float" office:value="0.267005023392778">
                <text:p>0.2670050233927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86243751450351">
                <text:p>0.286243751450351</text:p>
              </table:table-cell>
              <table:table-cell office:value-type="float" office:value="0.00113403302136003">
                <text:p>0.00113403302136003</text:p>
              </table:table-cell>
              <table:table-cell office:value-type="float" office:value="0.279280154568078">
                <text:p>0.2792801545680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8625815945661">
                <text:p>0.28625815945661</text:p>
              </table:table-cell>
              <table:table-cell office:value-type="float" office:value="0.0011426727392886">
                <text:p>0.0011426727392886</text:p>
              </table:table-cell>
              <table:table-cell office:value-type="float" office:value="0.291555228800394">
                <text:p>0.2915552288003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86272696887669">
                <text:p>0.286272696887669</text:p>
              </table:table-cell>
              <table:table-cell office:value-type="float" office:value="0.00115011990014049">
                <text:p>0.00115011990014049</text:p>
              </table:table-cell>
              <table:table-cell office:value-type="float" office:value="0.303830324382069">
                <text:p>0.3038303243820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86287322245021">
                <text:p>0.286287322245021</text:p>
              </table:table-cell>
              <table:table-cell office:value-type="float" office:value="0.00115658596587708">
                <text:p>0.00115658596587708</text:p>
              </table:table-cell>
              <table:table-cell office:value-type="float" office:value="0.316105514712218">
                <text:p>0.3161055147122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86301998679173">
                <text:p>0.286301998679173</text:p>
              </table:table-cell>
              <table:table-cell office:value-type="float" office:value="0.00116222910663921">
                <text:p>0.00116222910663921</text:p>
              </table:table-cell>
              <table:table-cell office:value-type="float" office:value="0.328380861148609">
                <text:p>0.3283808611486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86316689005077">
                <text:p>0.286316689005077</text:p>
              </table:table-cell>
              <table:table-cell office:value-type="float" office:value="0.0011671831163808">
                <text:p>0.0011671831163808</text:p>
              </table:table-cell>
              <table:table-cell office:value-type="float" office:value="0.340656418453551">
                <text:p>0.3406564184535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86331358099296">
                <text:p>0.286331358099296</text:p>
              </table:table-cell>
              <table:table-cell office:value-type="float" office:value="0.00117155774295869">
                <text:p>0.00117155774295869</text:p>
              </table:table-cell>
              <table:table-cell office:value-type="float" office:value="0.352932233537392">
                <text:p>0.3529322335373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86345974342708">
                <text:p>0.286345974342708</text:p>
              </table:table-cell>
              <table:table-cell office:value-type="float" office:value="0.00117544254443252">
                <text:p>0.00117544254443252</text:p>
              </table:table-cell>
              <table:table-cell office:value-type="float" office:value="0.365208346382208">
                <text:p>0.3652083463822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86360509948746">
                <text:p>0.286360509948746</text:p>
              </table:table-cell>
              <table:table-cell office:value-type="float" office:value="0.00117891114176648">
                <text:p>0.00117891114176648</text:p>
              </table:table-cell>
              <table:table-cell office:value-type="float" office:value="0.377484791026338">
                <text:p>0.3774847910263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8637494113378">
                <text:p>0.28637494113378</text:p>
              </table:table-cell>
              <table:table-cell office:value-type="float" office:value="0.00118202470795083">
                <text:p>0.00118202470795083</text:p>
              </table:table-cell>
              <table:table-cell office:value-type="float" office:value="0.38976159573518">
                <text:p>0.389761595735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86389248097931">
                <text:p>0.286389248097931</text:p>
              </table:table-cell>
              <table:table-cell office:value-type="float" office:value="0.00118483296555189">
                <text:p>0.00118483296555189</text:p>
              </table:table-cell>
              <table:table-cell office:value-type="float" office:value="0.402038784519264">
                <text:p>0.4020387845192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86403415171199">
                <text:p>0.286403415171199</text:p>
              </table:table-cell>
              <table:table-cell office:value-type="float" office:value="0.0011873771031739">
                <text:p>0.0011873771031739</text:p>
              </table:table-cell>
              <table:table-cell office:value-type="float" office:value="0.414316377567945">
                <text:p>0.4143163775679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86417430429414">
                <text:p>0.286417430429414</text:p>
              </table:table-cell>
              <table:table-cell office:value-type="float" office:value="0.00118969103174278">
                <text:p>0.00118969103174278</text:p>
              </table:table-cell>
              <table:table-cell office:value-type="float" office:value="0.426594392059774">
                <text:p>0.4265943920597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86431285682431">
                <text:p>0.286431285682431</text:p>
              </table:table-cell>
              <table:table-cell office:value-type="float" office:value="0.00119180263231884">
                <text:p>0.00119180263231884</text:p>
              </table:table-cell>
              <table:table-cell office:value-type="float" office:value="0.438872842824574">
                <text:p>0.4388728428245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86444976261593">
                <text:p>0.286444976261593</text:p>
              </table:table-cell>
              <table:table-cell office:value-type="float" office:value="0.00119373472755516">
                <text:p>0.00119373472755516</text:p>
              </table:table-cell>
              <table:table-cell office:value-type="float" office:value="0.45115174329417">
                <text:p>0.451151743294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86458500620601">
                <text:p>0.286458500620601</text:p>
              </table:table-cell>
              <table:table-cell office:value-type="float" office:value="0.00119550580444151">
                <text:p>0.00119550580444151</text:p>
              </table:table-cell>
              <table:table-cell office:value-type="float" office:value="0.463431107045365">
                <text:p>0.4634311070453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86471860473896">
                <text:p>0.286471860473896</text:p>
              </table:table-cell>
              <table:table-cell office:value-type="float" office:value="0.00119713028028681">
                <text:p>0.00119713028028681</text:p>
              </table:table-cell>
              <table:table-cell office:value-type="float" office:value="0.47571094237086">
                <text:p>0.475710942370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86485060409046">
                <text:p>0.286485060409046</text:p>
              </table:table-cell>
              <table:table-cell office:value-type="float" office:value="0.00119862077769912">
                <text:p>0.00119862077769912</text:p>
              </table:table-cell>
              <table:table-cell office:value-type="float" office:value="0.487991266371388">
                <text:p>0.4879912663713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86498110484979">
                <text:p>0.286498110484979</text:p>
              </table:table-cell>
              <table:table-cell office:value-type="float" office:value="0.00119998604272631">
                <text:p>0.00119998604272631</text:p>
              </table:table-cell>
              <table:table-cell office:value-type="float" office:value="0.50027209218528">
                <text:p>0.500272092185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286511019881924">
                <text:p>0.286511019881924</text:p>
              </table:table-cell>
              <table:table-cell office:value-type="float" office:value="0.00120123201134007">
                <text:p>0.00120123201134007</text:p>
              </table:table-cell>
              <table:table-cell office:value-type="float" office:value="0.512553434259481">
                <text:p>0.5125534342594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86523801874663">
                <text:p>0.286523801874663</text:p>
              </table:table-cell>
              <table:table-cell office:value-type="float" office:value="0.00120236233811469">
                <text:p>0.00120236233811469</text:p>
              </table:table-cell>
              <table:table-cell office:value-type="float" office:value="0.524835310648307">
                <text:p>0.5248353106483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286536472572624">
                <text:p>0.286536472572624</text:p>
              </table:table-cell>
              <table:table-cell office:value-type="float" office:value="0.00120337816469961">
                <text:p>0.00120337816469961</text:p>
              </table:table-cell>
              <table:table-cell office:value-type="float" office:value="0.537117742207465">
                <text:p>0.5371177422074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286549051117173">
                <text:p>0.286549051117173</text:p>
              </table:table-cell>
              <table:table-cell office:value-type="float" office:value="0.00120427802282701">
                <text:p>0.00120427802282701</text:p>
              </table:table-cell>
              <table:table-cell office:value-type="float" office:value="0.549400753570751">
                <text:p>0.5494007535707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286561559990463">
                <text:p>0.286561559990463</text:p>
              </table:table-cell>
              <table:table-cell office:value-type="float" office:value="0.00120505760186239">
                <text:p>0.00120505760186239</text:p>
              </table:table-cell>
              <table:table-cell office:value-type="float" office:value="0.561684374380313">
                <text:p>0.5616843743803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286574025323612">
                <text:p>0.286574025323612</text:p>
              </table:table-cell>
              <table:table-cell office:value-type="float" office:value="0.0012057093094302">
                <text:p>0.0012057093094302</text:p>
              </table:table-cell>
              <table:table-cell office:value-type="float" office:value="0.573968640123293">
                <text:p>0.5739686401232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28658647561151">
                <text:p>0.28658647561151</text:p>
              </table:table-cell>
              <table:table-cell office:value-type="float" office:value="0.00120622117686966">
                <text:p>0.00120622117686966</text:p>
              </table:table-cell>
              <table:table-cell office:value-type="float" office:value="0.586253598317298">
                <text:p>0.5862535983172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286598949370349">
                <text:p>0.286598949370349</text:p>
              </table:table-cell>
              <table:table-cell office:value-type="float" office:value="0.00120657772728862">
                <text:p>0.00120657772728862</text:p>
              </table:table-cell>
              <table:table-cell office:value-type="float" office:value="0.598539291767463">
                <text:p>0.5985392917674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286611485946698">
                <text:p>0.286611485946698</text:p>
              </table:table-cell>
              <table:table-cell office:value-type="float" office:value="0.0012067557801405">
                <text:p>0.0012067557801405</text:p>
              </table:table-cell>
              <table:table-cell office:value-type="float" office:value="0.610825789420333">
                <text:p>0.610825789420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286624134341591">
                <text:p>0.286624134341591</text:p>
              </table:table-cell>
              <table:table-cell office:value-type="float" office:value="0.00120672421268571">
                <text:p>0.00120672421268571</text:p>
              </table:table-cell>
              <table:table-cell office:value-type="float" office:value="0.623113168378282">
                <text:p>0.6231131683782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286636954242786">
                <text:p>0.286636954242786</text:p>
              </table:table-cell>
              <table:table-cell office:value-type="float" office:value="0.00120644064262929">
                <text:p>0.00120644064262929</text:p>
              </table:table-cell>
              <table:table-cell office:value-type="float" office:value="0.635401528229386">
                <text:p>0.6354015282293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4.201cm" style:legend-expansion="high" chart:style-name="ch2"/>
        <chart:plot-area chart:style-name="ch3" chart:data-source-has-labels="both" svg:x="0.32cm" svg:y="0.18cm" svg:width="12.508cm" svg:height="8.64cm">
          <chartooo:coordinate-region svg:x="1.418cm" svg:y="0.379cm" svg:width="11.13cm" svg:height="7.794cm"/>
          <chart:axis chart:dimension="x" chart:name="primary-x" chart:style-name="ch4" chartooo:axis-type="auto">
            <chart:categories table:cell-range-address="local-table.$A$2:.$A$8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8" chart:label-cell-address="local-table.$C$1" chart:class="chart:scatter">
            <chart:domain table:cell-range-address="local-table.$B$2:.$B$88"/>
            <chart:data-point chart:repeated="8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197946456337703">
                <text:p>0.01979464563377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42451807357508">
                <text:p>0.0142451807357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34381164784883">
                <text:p>0.01343811647848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135389769130007">
                <text:p>0.01353897691300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140650349605621">
                <text:p>0.01406503496056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62889439504212">
                <text:p>0.0062889439504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565733474825755">
                <text:p>0.00565733474825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529572943776214">
                <text:p>0.005295729437762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521276342235699">
                <text:p>0.005212763422356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522621066258004">
                <text:p>0.005226210662580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544629940231441">
                <text:p>0.005446299402314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582529213218582">
                <text:p>0.005825292132185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60338297974883">
                <text:p>0.00603382979748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58643829259424">
                <text:p>0.00586438292594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562124530752152">
                <text:p>0.005621245307521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53971763977283">
                <text:p>0.00539717639772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529197733716288">
                <text:p>0.005291977337162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526879719229614">
                <text:p>0.005268797192296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532098822670065">
                <text:p>0.00532098822670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548578371168597">
                <text:p>0.005485783711685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570055718905957">
                <text:p>0.005700557189059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0509886285503632">
                <text:p>0.005098862855036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0707166575966267">
                <text:p>0.007071665759662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11933519190793">
                <text:p>0.0119335191907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139377482420361">
                <text:p>0.01393774824203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16182905382947">
                <text:p>0.0161829053829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154385601408214">
                <text:p>0.01543856014082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153661891011852">
                <text:p>0.01536618910118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153205158227617">
                <text:p>0.01532051582276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155516400849617">
                <text:p>0.01555164008496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162976931193185">
                <text:p>0.01629769311931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17727114119432">
                <text:p>0.0177271141194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194165454484494">
                <text:p>0.01941654544844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181183072178437">
                <text:p>0.01811830721784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0302317878128156">
                <text:p>0.003023178781281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0633610845206192">
                <text:p>0.006336108452061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0629480961290602">
                <text:p>0.006294809612906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0702474887135431">
                <text:p>0.007024748871354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0810625431373082">
                <text:p>0.008106254313730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0951180197761045">
                <text:p>0.009511801977610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128996941393702">
                <text:p>0.01289969413937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134982872538808">
                <text:p>0.01349828725388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115973913037446">
                <text:p>0.01159739130374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114049478532243">
                <text:p>0.01140494785322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148666526283143">
                <text:p>0.01486665262831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128754068922991">
                <text:p>0.01287540689229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123043425561008">
                <text:p>0.01230434255610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186169486893589">
                <text:p>0.01861694868935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0761491124307977">
                <text:p>0.007614911243079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0520857746653853">
                <text:p>0.005208577466538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129173279793406">
                <text:p>0.01291732797934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0722581611183506">
                <text:p>0.007225816111835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0632569464934744">
                <text:p>0.006325694649347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156138116343069">
                <text:p>0.01561381163430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135722319732992">
                <text:p>0.01357223197329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12247077082097">
                <text:p>0.0122470770820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123139140393849">
                <text:p>0.01231391403938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166210193097739">
                <text:p>0.01662101930977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0330094288977186">
                <text:p>0.003300942889771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216531097481997">
                <text:p>0.0216531097481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123599045139629">
                <text:p>0.01235990451396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0919912719920824">
                <text:p>0.009199127199208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0950549371929551">
                <text:p>0.009505493719295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0922676837262353">
                <text:p>0.009226768372623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0905492327314916">
                <text:p>0.009054923273149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181752011940349">
                <text:p>0.01817520119403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0219148463484913">
                <text:p>0.002191484634849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0278021489995314">
                <text:p>0.002780214899953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13111231004844">
                <text:p>0.0131112310048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17148801281938">
                <text:p>0.0171488012819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164849139666545">
                <text:p>0.01648491396665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148483290466165">
                <text:p>0.01484832904661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11548034251398">
                <text:p>0.0115480342513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101903547479845">
                <text:p>0.01019035474798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0974216143655431">
                <text:p>0.009742161436554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0951112497204309">
                <text:p>0.009511124972043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0866461367740384">
                <text:p>0.008664613677403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0794719066029823">
                <text:p>0.007947190660298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0752449410538361">
                <text:p>0.007524494105383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0701096079460798">
                <text:p>0.007010960794607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0653060866068686">
                <text:p>0.006530608660686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0592127106814398">
                <text:p>0.005921271068143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0538323261905233">
                <text:p>0.005383232619052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049041639470911">
                <text:p>0.00490416394709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0451156040920947">
                <text:p>0.004511560409209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0414697910818073">
                <text:p>0.004146979108180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0315159600120687">
                <text:p>0.003151596001206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153cm" svg:y="0.306cm" svg:width="11.395cm" svg:height="8.242cm"/>
          <chart:axis chart:dimension="x" chart:name="primary-x" chart:style-name="ch4" chartooo:axis-type="auto">
            <chart:categories table:cell-range-address="local-table.$A$2:.$A$8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8" chart:label-cell-address="local-table.$C$1" chart:class="chart:scatter">
            <chart:domain table:cell-range-address="local-table.$B$2:.$B$88"/>
            <chart:data-point chart:repeated="87"/>
          </chart:series>
          <chart:series chart:style-name="ch7" chart:values-cell-range-address="local-table.$D$2:.$D$88" chart:label-cell-address="local-table.$D$1" chart:class="chart:scatter">
            <chart:data-point chart:repeated="87"/>
          </chart:series>
          <chart:series chart:style-name="ch8" chart:values-cell-range-address="local-table.$E$2:.$E$88" chart:label-cell-address="local-table.$E$1" chart:class="chart:scatter">
            <chart:data-point chart:repeated="8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37991390760127">
                <text:p>0.137991390760127</text:p>
              </table:table-cell>
              <table:table-cell office:value-type="float" office:value="-0.0122750817354469">
                <text:p>-0.0122750817354469</text:p>
              </table:table-cell>
              <table:table-cell office:value-type="float" office:value="0.549942945390395">
                <text:p>0.5499429453903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38007224594329">
                <text:p>0.138007224594329</text:p>
              </table:table-cell>
              <table:table-cell office:value-type="float" office:value="-0.024556554493007">
                <text:p>-0.024556554493007</text:p>
              </table:table-cell>
              <table:table-cell office:value-type="float" office:value="0.549949094352536">
                <text:p>0.549949094352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38023100181101">
                <text:p>0.138023100181101</text:p>
              </table:table-cell>
              <table:table-cell office:value-type="float" office:value="-0.0368382528004642">
                <text:p>-0.0368382528004642</text:p>
              </table:table-cell>
              <table:table-cell office:value-type="float" office:value="0.549955215880923">
                <text:p>0.549955215880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38039060366535">
                <text:p>0.138039060366535</text:p>
              </table:table-cell>
              <table:table-cell office:value-type="float" office:value="-0.0491198974266788">
                <text:p>-0.0491198974266788</text:p>
              </table:table-cell>
              <table:table-cell office:value-type="float" office:value="0.549961274485236">
                <text:p>0.549961274485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38055141839339">
                <text:p>0.138055141839339</text:p>
              </table:table-cell>
              <table:table-cell office:value-type="float" office:value="-0.061401490095308">
                <text:p>-0.061401490095308</text:p>
              </table:table-cell>
              <table:table-cell office:value-type="float" office:value="0.549967230281725">
                <text:p>0.5499672302817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38067163671329">
                <text:p>0.138067163671329</text:p>
              </table:table-cell>
              <table:table-cell office:value-type="float" office:value="-0.0614122133244142">
                <text:p>-0.0614122133244142</text:p>
              </table:table-cell>
              <table:table-cell office:value-type="float" office:value="0.537696014029412">
                <text:p>0.537696014029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38079895810685">
                <text:p>0.138079895810685</text:p>
              </table:table-cell>
              <table:table-cell office:value-type="float" office:value="-0.0614151056547739">
                <text:p>-0.0614151056547739</text:p>
              </table:table-cell>
              <table:table-cell office:value-type="float" office:value="0.525416147284046">
                <text:p>0.5254161472840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38093071160345">
                <text:p>0.138093071160345</text:p>
              </table:table-cell>
              <table:table-cell office:value-type="float" office:value="-0.0614177706201943">
                <text:p>-0.0614177706201943</text:p>
              </table:table-cell>
              <table:table-cell office:value-type="float" office:value="0.513135463835506">
                <text:p>0.5131354638355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38106717148463">
                <text:p>0.138106717148463</text:p>
              </table:table-cell>
              <table:table-cell office:value-type="float" office:value="-0.0614205032876988">
                <text:p>-0.0614205032876988</text:p>
              </table:table-cell>
              <table:table-cell office:value-type="float" office:value="0.500854250801929">
                <text:p>0.5008542508019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38120872120404">
                <text:p>0.138120872120404</text:p>
              </table:table-cell>
              <table:table-cell office:value-type="float" office:value="-0.0614233247725344">
                <text:p>-0.0614233247725344</text:p>
              </table:table-cell>
              <table:table-cell office:value-type="float" office:value="0.488572504395121">
                <text:p>0.4885725043951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38135577032396">
                <text:p>0.138135577032396</text:p>
              </table:table-cell>
              <table:table-cell office:value-type="float" office:value="-0.061426245319571">
                <text:p>-0.061426245319571</text:p>
              </table:table-cell>
              <table:table-cell office:value-type="float" office:value="0.47629020611931">
                <text:p>0.476290206119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38150874344052">
                <text:p>0.138150874344052</text:p>
              </table:table-cell>
              <table:table-cell office:value-type="float" office:value="-0.0614292741190317">
                <text:p>-0.0614292741190317</text:p>
              </table:table-cell>
              <table:table-cell office:value-type="float" office:value="0.464007329619251">
                <text:p>0.4640073296192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3816681036503">
                <text:p>0.13816681036503</text:p>
              </table:table-cell>
              <table:table-cell office:value-type="float" office:value="-0.0614324193760236">
                <text:p>-0.0614324193760236</text:p>
              </table:table-cell>
              <table:table-cell office:value-type="float" office:value="0.451723843252137">
                <text:p>0.4517238432521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38183432291041">
                <text:p>0.138183432291041</text:p>
              </table:table-cell>
              <table:table-cell office:value-type="float" office:value="-0.0614356872798706">
                <text:p>-0.0614356872798706</text:p>
              </table:table-cell>
              <table:table-cell office:value-type="float" office:value="0.439439708881869">
                <text:p>0.439439708881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38200788699194">
                <text:p>0.138200788699194</text:p>
              </table:table-cell>
              <table:table-cell office:value-type="float" office:value="-0.061439081283561">
                <text:p>-0.061439081283561</text:p>
              </table:table-cell>
              <table:table-cell office:value-type="float" office:value="0.427154881391134">
                <text:p>0.4271548813911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38218929549857">
                <text:p>0.138218929549857</text:p>
              </table:table-cell>
              <table:table-cell office:value-type="float" office:value="-0.0614426008719391">
                <text:p>-0.0614426008719391</text:p>
              </table:table-cell>
              <table:table-cell office:value-type="float" office:value="0.414869308117235">
                <text:p>0.4148693081172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38237906018148">
                <text:p>0.138237906018148</text:p>
              </table:table-cell>
              <table:table-cell office:value-type="float" office:value="-0.0614462397927881">
                <text:p>-0.0614462397927881</text:p>
              </table:table-cell>
              <table:table-cell office:value-type="float" office:value="0.40258292944617">
                <text:p>0.402582929446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38257769345768">
                <text:p>0.138257769345768</text:p>
              </table:table-cell>
              <table:table-cell office:value-type="float" office:value="-0.061449983090391">
                <text:p>-0.061449983090391</text:p>
              </table:table-cell>
              <table:table-cell office:value-type="float" office:value="0.39029567674479">
                <text:p>0.390295676744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38278570569168">
                <text:p>0.138278570569168</text:p>
              </table:table-cell>
              <table:table-cell office:value-type="float" office:value="-0.0614538030089528">
                <text:p>-0.0614538030089528</text:p>
              </table:table-cell>
              <table:table-cell office:value-type="float" office:value="0.378007473310238">
                <text:p>0.3780074733102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38300359828538">
                <text:p>0.138300359828538</text:p>
              </table:table-cell>
              <table:table-cell office:value-type="float" office:value="-0.0614576526091499">
                <text:p>-0.0614576526091499</text:p>
              </table:table-cell>
              <table:table-cell office:value-type="float" office:value="0.365718233879414">
                <text:p>0.3657182338794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38323182386717">
                <text:p>0.138323182386717</text:p>
              </table:table-cell>
              <table:table-cell office:value-type="float" office:value="-0.0614614555823039">
                <text:p>-0.0614614555823039</text:p>
              </table:table-cell>
              <table:table-cell office:value-type="float" office:value="0.35342786387185">
                <text:p>0.353427863871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38347082041828">
                <text:p>0.138347082041828</text:p>
              </table:table-cell>
              <table:table-cell office:value-type="float" office:value="-0.0614650914700659">
                <text:p>-0.0614650914700659</text:p>
              </table:table-cell>
              <table:table-cell office:value-type="float" office:value="0.34113626232267">
                <text:p>0.341136262322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38372097035106">
                <text:p>0.138372097035106</text:p>
              </table:table-cell>
              <table:table-cell office:value-type="float" office:value="-0.0614683706151355">
                <text:p>-0.0614683706151355</text:p>
              </table:table-cell>
              <table:table-cell office:value-type="float" office:value="0.328843322181451">
                <text:p>0.328843322181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3839826175452">
                <text:p>0.13839826175452</text:p>
              </table:table-cell>
              <table:table-cell office:value-type="float" office:value="-0.0614709938634283">
                <text:p>-0.0614709938634283</text:p>
              </table:table-cell>
              <table:table-cell office:value-type="float" office:value="0.316548934007777">
                <text:p>0.3165489340077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50670102002008">
                <text:p>0.150670102002008</text:p>
              </table:table-cell>
              <table:table-cell office:value-type="float" office:value="-0.0614746271613853">
                <text:p>-0.0614746271613853</text:p>
              </table:table-cell>
              <table:table-cell office:value-type="float" office:value="0.316555485279667">
                <text:p>0.316555485279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62948667031485">
                <text:p>0.162948667031485</text:p>
              </table:table-cell>
              <table:table-cell office:value-type="float" office:value="-0.0614780860630783">
                <text:p>-0.0614780860630783</text:p>
              </table:table-cell>
              <table:table-cell office:value-type="float" office:value="0.316569294502355">
                <text:p>0.3165692945023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75227785046599">
                <text:p>0.175227785046599</text:p>
              </table:table-cell>
              <table:table-cell office:value-type="float" office:value="-0.0614816674300175">
                <text:p>-0.0614816674300175</text:p>
              </table:table-cell>
              <table:table-cell office:value-type="float" office:value="0.316582620774342">
                <text:p>0.3165826207743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87507237859962">
                <text:p>0.187507237859962</text:p>
              </table:table-cell>
              <table:table-cell office:value-type="float" office:value="-0.0614853333149297">
                <text:p>-0.0614853333149297</text:p>
              </table:table-cell>
              <table:table-cell office:value-type="float" office:value="0.316595211219101">
                <text:p>0.3165952112191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99787016073399">
                <text:p>0.199787016073399</text:p>
              </table:table-cell>
              <table:table-cell office:value-type="float" office:value="-0.0614890331551559">
                <text:p>-0.0614890331551559</text:p>
              </table:table-cell>
              <table:table-cell office:value-type="float" office:value="0.316607094600732">
                <text:p>0.3166070946007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12067114816298">
                <text:p>0.212067114816298</text:p>
              </table:table-cell>
              <table:table-cell office:value-type="float" office:value="-0.0614927241772225">
                <text:p>-0.0614927241772225</text:p>
              </table:table-cell>
              <table:table-cell office:value-type="float" office:value="0.316618312050401">
                <text:p>0.3166183120504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24347527113257">
                <text:p>0.224347527113257</text:p>
              </table:table-cell>
              <table:table-cell office:value-type="float" office:value="-0.061496372025307">
                <text:p>-0.061496372025307</text:p>
              </table:table-cell>
              <table:table-cell office:value-type="float" office:value="0.316628905505093">
                <text:p>0.3166289055050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36628246661916">
                <text:p>0.236628246661916</text:p>
              </table:table-cell>
              <table:table-cell office:value-type="float" office:value="-0.0614999501519236">
                <text:p>-0.0614999501519236</text:p>
              </table:table-cell>
              <table:table-cell office:value-type="float" office:value="0.316638917343492">
                <text:p>0.3166389173434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48909265193362">
                <text:p>0.248909265193362</text:p>
              </table:table-cell>
              <table:table-cell office:value-type="float" office:value="-0.0615034382586624">
                <text:p>-0.0615034382586624</text:p>
              </table:table-cell>
              <table:table-cell office:value-type="float" office:value="0.316648388079997">
                <text:p>0.316648388079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61190579050078">
                <text:p>0.261190579050078</text:p>
              </table:table-cell>
              <table:table-cell office:value-type="float" office:value="-0.0615068233259546">
                <text:p>-0.0615068233259546</text:p>
              </table:table-cell>
              <table:table-cell office:value-type="float" office:value="0.31665735855853">
                <text:p>0.316657358558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61215216812959">
                <text:p>0.261215216812959</text:p>
              </table:table-cell>
              <table:table-cell office:value-type="float" office:value="-0.0615047325329529">
                <text:p>-0.0615047325329529</text:p>
              </table:table-cell>
              <table:table-cell office:value-type="float" office:value="0.304376285600817">
                <text:p>0.3043762856008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61233595774151">
                <text:p>0.261233595774151</text:p>
              </table:table-cell>
              <table:table-cell office:value-type="float" office:value="-0.0615017369236891">
                <text:p>-0.0615017369236891</text:p>
              </table:table-cell>
              <table:table-cell office:value-type="float" office:value="0.292087287757195">
                <text:p>0.2920872877571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61251883814353">
                <text:p>0.261251883814353</text:p>
              </table:table-cell>
              <table:table-cell office:value-type="float" office:value="-0.0614975998610011">
                <text:p>-0.0614975998610011</text:p>
              </table:table-cell>
              <table:table-cell office:value-type="float" office:value="0.279797919842711">
                <text:p>0.2797979198427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61270319583146">
                <text:p>0.261270319583146</text:p>
              </table:table-cell>
              <table:table-cell office:value-type="float" office:value="-0.061492040348138">
                <text:p>-0.061492040348138</text:p>
              </table:table-cell>
              <table:table-cell office:value-type="float" office:value="0.267508539657015">
                <text:p>0.2675085396570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61288949616442">
                <text:p>0.261288949616442</text:p>
              </table:table-cell>
              <table:table-cell office:value-type="float" office:value="-0.0614847086489696">
                <text:p>-0.0614847086489696</text:p>
              </table:table-cell>
              <table:table-cell office:value-type="float" office:value="0.255219260326141">
                <text:p>0.2552192603261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61307852208263">
                <text:p>0.261307852208263</text:p>
              </table:table-cell>
              <table:table-cell office:value-type="float" office:value="-0.0614751677377273">
                <text:p>-0.0614751677377273</text:p>
              </table:table-cell>
              <table:table-cell office:value-type="float" office:value="0.242930199812865">
                <text:p>0.2429301998128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61327172385395">
                <text:p>0.261327172385395</text:p>
              </table:table-cell>
              <table:table-cell office:value-type="float" office:value="-0.0614628727964398">
                <text:p>-0.0614628727964398</text:p>
              </table:table-cell>
              <table:table-cell office:value-type="float" office:value="0.230641490747986">
                <text:p>0.2306414907479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61347166369281">
                <text:p>0.261347166369281</text:p>
              </table:table-cell>
              <table:table-cell office:value-type="float" office:value="-0.0614471623348765">
                <text:p>-0.0614471623348765</text:p>
              </table:table-cell>
              <table:table-cell office:value-type="float" office:value="0.218353279769254">
                <text:p>0.2183532797692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61368293911031">
                <text:p>0.261368293911031</text:p>
              </table:table-cell>
              <table:table-cell office:value-type="float" office:value="-0.0614272750951537">
                <text:p>-0.0614272750951537</text:p>
              </table:table-cell>
              <table:table-cell office:value-type="float" office:value="0.206065728877568">
                <text:p>0.2060657288775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61391390854185">
                <text:p>0.261391390854185</text:p>
              </table:table-cell>
              <table:table-cell office:value-type="float" office:value="-0.0614024365406106">
                <text:p>-0.0614024365406106</text:p>
              </table:table-cell>
              <table:table-cell office:value-type="float" office:value="0.193779000808704">
                <text:p>0.1937790008087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73669565075931">
                <text:p>0.273669565075931</text:p>
              </table:table-cell>
              <table:table-cell office:value-type="float" office:value="-0.0614026656658865">
                <text:p>-0.0614026656658865</text:p>
              </table:table-cell>
              <table:table-cell office:value-type="float" office:value="0.193767620875706">
                <text:p>0.1937676208757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85953531380107">
                <text:p>0.285953531380107</text:p>
              </table:table-cell>
              <table:table-cell office:value-type="float" office:value="-0.0614033721729287">
                <text:p>-0.0614033721729287</text:p>
              </table:table-cell>
              <table:table-cell office:value-type="float" office:value="0.193764167925555">
                <text:p>0.1937641679255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98237699651021">
                <text:p>0.298237699651021</text:p>
              </table:table-cell>
              <table:table-cell office:value-type="float" office:value="-0.061404400212504">
                <text:p>-0.061404400212504</text:p>
              </table:table-cell>
              <table:table-cell office:value-type="float" office:value="0.193761279814187">
                <text:p>0.1937612798141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98262501625837">
                <text:p>0.298262501625837</text:p>
              </table:table-cell>
              <table:table-cell office:value-type="float" office:value="-0.0613881824917029">
                <text:p>-0.0613881824917029</text:p>
              </table:table-cell>
              <table:table-cell office:value-type="float" office:value="0.18148408022389">
                <text:p>0.181484080223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98282853784977">
                <text:p>0.298282853784977</text:p>
              </table:table-cell>
              <table:table-cell office:value-type="float" office:value="-0.0613702249285501">
                <text:p>-0.0613702249285501</text:p>
              </table:table-cell>
              <table:table-cell office:value-type="float" office:value="0.16920036947159">
                <text:p>0.169200369471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98305279424455">
                <text:p>0.298305279424455</text:p>
              </table:table-cell>
              <table:table-cell office:value-type="float" office:value="-0.0613503912530492">
                <text:p>-0.0613503912530492</text:p>
              </table:table-cell>
              <table:table-cell office:value-type="float" office:value="0.156917131530032">
                <text:p>0.1569171315300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98331108282834">
                <text:p>0.298331108282834</text:p>
              </table:table-cell>
              <table:table-cell office:value-type="float" office:value="-0.0613292182969856">
                <text:p>-0.0613292182969856</text:p>
              </table:table-cell>
              <table:table-cell office:value-type="float" office:value="0.144634403591443">
                <text:p>0.1446344035914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98361681804827">
                <text:p>0.298361681804827</text:p>
              </table:table-cell>
              <table:table-cell office:value-type="float" office:value="-0.061307664506624">
                <text:p>-0.061307664506624</text:p>
              </table:table-cell>
              <table:table-cell office:value-type="float" office:value="0.132351646447013">
                <text:p>0.1323516464470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98398113952357">
                <text:p>0.298398113952357</text:p>
              </table:table-cell>
              <table:table-cell office:value-type="float" office:value="-0.0612872017906386">
                <text:p>-0.0612872017906386</text:p>
              </table:table-cell>
              <table:table-cell office:value-type="float" office:value="0.120067742203412">
                <text:p>0.1200677422034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98406120957367">
                <text:p>0.298406120957367</text:p>
              </table:table-cell>
              <table:table-cell office:value-type="float" office:value="-0.0735661386350952">
                <text:p>-0.0735661386350952</text:p>
              </table:table-cell>
              <table:table-cell office:value-type="float" office:value="0.120057356864691">
                <text:p>0.1200573568646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98413626841803">
                <text:p>0.298413626841803</text:p>
              </table:table-cell>
              <table:table-cell office:value-type="float" office:value="-0.0858513730421732">
                <text:p>-0.0858513730421732</text:p>
              </table:table-cell>
              <table:table-cell office:value-type="float" office:value="0.120054443642349">
                <text:p>0.1200544436423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98421383538">
                <text:p>0.298421383538</text:p>
              </table:table-cell>
              <table:table-cell office:value-type="float" office:value="-0.0981342058410444">
                <text:p>-0.0981342058410444</text:p>
              </table:table-cell>
              <table:table-cell office:value-type="float" office:value="0.120051337066167">
                <text:p>0.1200513370661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98431759189928">
                <text:p>0.298431759189928</text:p>
              </table:table-cell>
              <table:table-cell office:value-type="float" office:value="-0.11041486462903">
                <text:p>-0.11041486462903</text:p>
              </table:table-cell>
              <table:table-cell office:value-type="float" office:value="0.120048354255877">
                <text:p>0.1200483542558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98479405054807">
                <text:p>0.298479405054807</text:p>
              </table:table-cell>
              <table:table-cell office:value-type="float" office:value="-0.110419312352972">
                <text:p>-0.110419312352972</text:p>
              </table:table-cell>
              <table:table-cell office:value-type="float" office:value="0.107772621757104">
                <text:p>0.1077726217571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98536209646291">
                <text:p>0.298536209646291</text:p>
              </table:table-cell>
              <table:table-cell office:value-type="float" office:value="-0.110421913118467">
                <text:p>-0.110421913118467</text:p>
              </table:table-cell>
              <table:table-cell office:value-type="float" office:value="0.0954840393835669">
                <text:p>0.09548403938356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310827001353087">
                <text:p>0.310827001353087</text:p>
              </table:table-cell>
              <table:table-cell office:value-type="float" office:value="-0.110417379101259">
                <text:p>-0.110417379101259</text:p>
              </table:table-cell>
              <table:table-cell office:value-type="float" office:value="0.0954435927181326">
                <text:p>0.09544359271813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323131394550025">
                <text:p>0.323131394550025</text:p>
              </table:table-cell>
              <table:table-cell office:value-type="float" office:value="-0.110410117896669">
                <text:p>-0.110410117896669</text:p>
              </table:table-cell>
              <table:table-cell office:value-type="float" office:value="0.0954247339146462">
                <text:p>0.09542473391464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335435378128606">
                <text:p>0.335435378128606</text:p>
              </table:table-cell>
              <table:table-cell office:value-type="float" office:value="-0.110392214131542">
                <text:p>-0.110392214131542</text:p>
              </table:table-cell>
              <table:table-cell office:value-type="float" office:value="0.095414340718619">
                <text:p>0.0954143407186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347734366669225">
                <text:p>0.347734366669225</text:p>
              </table:table-cell>
              <table:table-cell office:value-type="float" office:value="-0.110377518102687">
                <text:p>-0.110377518102687</text:p>
              </table:table-cell>
              <table:table-cell office:value-type="float" office:value="0.095404499776591">
                <text:p>0.0954044997765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360029667460402">
                <text:p>0.360029667460402</text:p>
              </table:table-cell>
              <table:table-cell office:value-type="float" office:value="-0.110365581433223">
                <text:p>-0.110365581433223</text:p>
              </table:table-cell>
              <table:table-cell office:value-type="float" office:value="0.0953951614826108">
                <text:p>0.09539516148261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372322442686403">
                <text:p>0.372322442686403</text:p>
              </table:table-cell>
              <table:table-cell office:value-type="float" office:value="-0.110355896943682">
                <text:p>-0.110355896943682</text:p>
              </table:table-cell>
              <table:table-cell office:value-type="float" office:value="0.0953863216590599">
                <text:p>0.09538632165905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372346614226741">
                <text:p>0.372346614226741</text:p>
              </table:table-cell>
              <table:table-cell office:value-type="float" office:value="-0.110350520884026">
                <text:p>-0.110350520884026</text:p>
              </table:table-cell>
              <table:table-cell office:value-type="float" office:value="0.0831134385089479">
                <text:p>0.08311343850894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37236594606735">
                <text:p>0.37236594606735</text:p>
              </table:table-cell>
              <table:table-cell office:value-type="float" office:value="-0.110346359358063">
                <text:p>-0.110346359358063</text:p>
              </table:table-cell>
              <table:table-cell office:value-type="float" office:value="0.0708341277990512">
                <text:p>0.07083412779905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372385764406425">
                <text:p>0.372385764406425</text:p>
              </table:table-cell>
              <table:table-cell office:value-type="float" office:value="-0.110343298989069">
                <text:p>-0.110343298989069</text:p>
              </table:table-cell>
              <table:table-cell office:value-type="float" office:value="0.0585546686576313">
                <text:p>0.05855466865763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384678939912378">
                <text:p>0.384678939912378</text:p>
              </table:table-cell>
              <table:table-cell office:value-type="float" office:value="-0.110327542163033">
                <text:p>-0.110327542163033</text:p>
              </table:table-cell>
              <table:table-cell office:value-type="float" office:value="0.0585373347660798">
                <text:p>0.05853733476607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84702028577832">
                <text:p>0.384702028577832</text:p>
              </table:table-cell>
              <table:table-cell office:value-type="float" office:value="-0.110325536193429">
                <text:p>-0.110325536193429</text:p>
              </table:table-cell>
              <table:table-cell office:value-type="float" office:value="0.0462643620005391">
                <text:p>0.04626436200053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384705811655695">
                <text:p>0.384705811655695</text:p>
              </table:table-cell>
              <table:table-cell office:value-type="float" office:value="-0.0980487274770796">
                <text:p>-0.0980487274770796</text:p>
              </table:table-cell>
              <table:table-cell office:value-type="float" office:value="0.0462518192857118">
                <text:p>0.04625181928571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384709345791011">
                <text:p>0.384709345791011</text:p>
              </table:table-cell>
              <table:table-cell office:value-type="float" office:value="-0.0857661452149763">
                <text:p>-0.0857661452149763</text:p>
              </table:table-cell>
              <table:table-cell office:value-type="float" office:value="0.0462472535717101">
                <text:p>0.04624725357171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384728229149291">
                <text:p>0.384728229149291</text:p>
              </table:table-cell>
              <table:table-cell office:value-type="float" office:value="-0.0857528663408618">
                <text:p>-0.0857528663408618</text:p>
              </table:table-cell>
              <table:table-cell office:value-type="float" office:value="0.0585229462735509">
                <text:p>0.05852294627355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384745022793078">
                <text:p>0.384745022793078</text:p>
              </table:table-cell>
              <table:table-cell office:value-type="float" office:value="-0.085744658480499">
                <text:p>-0.085744658480499</text:p>
              </table:table-cell>
              <table:table-cell office:value-type="float" office:value="0.0708050585751451">
                <text:p>0.07080505857514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384761128786862">
                <text:p>0.384761128786862</text:p>
              </table:table-cell>
              <table:table-cell office:value-type="float" office:value="-0.0857361453041559">
                <text:p>-0.0857361453041559</text:p>
              </table:table-cell>
              <table:table-cell office:value-type="float" office:value="0.0830872576317084">
                <text:p>0.08308725763170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384776654998004">
                <text:p>0.384776654998004</text:p>
              </table:table-cell>
              <table:table-cell office:value-type="float" office:value="-0.0857272715561244">
                <text:p>-0.0857272715561244</text:p>
              </table:table-cell>
              <table:table-cell office:value-type="float" office:value="0.0953692709345166">
                <text:p>0.09536927093451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384791648889628">
                <text:p>0.384791648889628</text:p>
              </table:table-cell>
              <table:table-cell office:value-type="float" office:value="-0.0857181673412165">
                <text:p>-0.0857181673412165</text:p>
              </table:table-cell>
              <table:table-cell office:value-type="float" office:value="0.107651052559482">
                <text:p>0.1076510525594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384806158271451">
                <text:p>0.384806158271451</text:p>
              </table:table-cell>
              <table:table-cell office:value-type="float" office:value="-0.0857089692792577">
                <text:p>-0.0857089692792577</text:p>
              </table:table-cell>
              <table:table-cell office:value-type="float" office:value="0.119932572816482">
                <text:p>0.1199325728164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384820232333077">
                <text:p>0.384820232333077</text:p>
              </table:table-cell>
              <table:table-cell office:value-type="float" office:value="-0.0856998100842741">
                <text:p>-0.0856998100842741</text:p>
              </table:table-cell>
              <table:table-cell office:value-type="float" office:value="0.13221380997138">
                <text:p>0.132213809971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384833920145077">
                <text:p>0.384833920145077</text:p>
              </table:table-cell>
              <table:table-cell office:value-type="float" office:value="-0.085690813310458">
                <text:p>-0.085690813310458</text:p>
              </table:table-cell>
              <table:table-cell office:value-type="float" office:value="0.144494749360588">
                <text:p>0.1444947493605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384847270121856">
                <text:p>0.384847270121856</text:p>
              </table:table-cell>
              <table:table-cell office:value-type="float" office:value="-0.0856820909456191">
                <text:p>-0.0856820909456191</text:p>
              </table:table-cell>
              <table:table-cell office:value-type="float" office:value="0.156775382154104">
                <text:p>0.1567753821541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38486032784674">
                <text:p>0.38486032784674</text:p>
              </table:table-cell>
              <table:table-cell office:value-type="float" office:value="-0.0856737385422278">
                <text:p>-0.0856737385422278</text:p>
              </table:table-cell>
              <table:table-cell office:value-type="float" office:value="0.169055704180946">
                <text:p>0.1690557041809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384873137710607">
                <text:p>0.384873137710607</text:p>
              </table:table-cell>
              <table:table-cell office:value-type="float" office:value="-0.0856658336711956">
                <text:p>-0.0856658336711956</text:p>
              </table:table-cell>
              <table:table-cell office:value-type="float" office:value="0.181335718175504">
                <text:p>0.1813357181755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384885741231732">
                <text:p>0.384885741231732</text:p>
              </table:table-cell>
              <table:table-cell office:value-type="float" office:value="-0.0856584355217468">
                <text:p>-0.0856584355217468</text:p>
              </table:table-cell>
              <table:table-cell office:value-type="float" office:value="0.193615430872714">
                <text:p>0.1936154308727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384898174223978">
                <text:p>0.384898174223978</text:p>
              </table:table-cell>
              <table:table-cell office:value-type="float" office:value="-0.0856515843947115">
                <text:p>-0.0856515843947115</text:p>
              </table:table-cell>
              <table:table-cell office:value-type="float" office:value="0.205894854189403">
                <text:p>0.2058948541894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384910475962086">
                <text:p>0.384910475962086</text:p>
              </table:table-cell>
              <table:table-cell office:value-type="float" office:value="-0.0856453058680036">
                <text:p>-0.0856453058680036</text:p>
              </table:table-cell>
              <table:table-cell office:value-type="float" office:value="0.218174009156645">
                <text:p>0.2181740091566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84922672457219">
                <text:p>0.384922672457219</text:p>
              </table:table-cell>
              <table:table-cell office:value-type="float" office:value="-0.085639608260411">
                <text:p>-0.085639608260411</text:p>
              </table:table-cell>
              <table:table-cell office:value-type="float" office:value="0.230452916252317">
                <text:p>0.2304529162523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153cm" svg:y="0.306cm" svg:width="11.395cm" svg:height="8.242cm"/>
          <chart:axis chart:dimension="x" chart:name="primary-x" chart:style-name="ch4" chartooo:axis-type="auto">
            <chart:categories table:cell-range-address="local-table.$A$2:.$A$8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8" chart:label-cell-address="local-table.$C$1" chart:class="chart:scatter">
            <chart:domain table:cell-range-address="local-table.$B$2:.$B$88"/>
            <chart:data-point chart:repeated="87"/>
          </chart:series>
          <chart:series chart:style-name="ch7" chart:values-cell-range-address="local-table.$D$2:.$D$88" chart:label-cell-address="local-table.$D$1" chart:class="chart:scatter">
            <chart:data-point chart:repeated="87"/>
          </chart:series>
          <chart:series chart:style-name="ch8" chart:values-cell-range-address="local-table.$E$2:.$E$88" chart:label-cell-address="local-table.$E$1" chart:class="chart:scatter">
            <chart:data-point chart:repeated="8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38727366924286">
                <text:p>0.138727366924286</text:p>
              </table:table-cell>
              <table:table-cell office:value-type="float" office:value="0.00128036178648472">
                <text:p>0.00128036178648472</text:p>
              </table:table-cell>
              <table:table-cell office:value-type="float" office:value="0.535536825656891">
                <text:p>0.5355368256568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38670489192009">
                <text:p>0.138670489192009</text:p>
              </table:table-cell>
              <table:table-cell office:value-type="float" office:value="-0.0117365662008524">
                <text:p>-0.0117365662008524</text:p>
              </table:table-cell>
              <table:table-cell office:value-type="float" office:value="0.543773889541626">
                <text:p>0.5437738895416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3892126083374">
                <text:p>0.13892126083374</text:p>
              </table:table-cell>
              <table:table-cell office:value-type="float" office:value="-0.0241652987897396">
                <text:p>-0.0241652987897396</text:p>
              </table:table-cell>
              <table:table-cell office:value-type="float" office:value="0.545576572418213">
                <text:p>0.545576572418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39058485627174">
                <text:p>0.139058485627174</text:p>
              </table:table-cell>
              <table:table-cell office:value-type="float" office:value="-0.0363819822669029">
                <text:p>-0.0363819822669029</text:p>
              </table:table-cell>
              <table:table-cell office:value-type="float" office:value="0.545487999916077">
                <text:p>0.545487999916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3918599486351">
                <text:p>0.13918599486351</text:p>
              </table:table-cell>
              <table:table-cell office:value-type="float" office:value="-0.0483008027076721">
                <text:p>-0.0483008027076721</text:p>
              </table:table-cell>
              <table:table-cell office:value-type="float" office:value="0.544975399971008">
                <text:p>0.544975399971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39367982745171">
                <text:p>0.139367982745171</text:p>
              </table:table-cell>
              <table:table-cell office:value-type="float" office:value="-0.0609285719692707">
                <text:p>-0.0609285719692707</text:p>
              </table:table-cell>
              <table:table-cell office:value-type="float" office:value="0.543829917907715">
                <text:p>0.5438299179077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38614594936371">
                <text:p>0.138614594936371</text:p>
              </table:table-cell>
              <table:table-cell office:value-type="float" office:value="-0.060423981398344">
                <text:p>-0.060423981398344</text:p>
              </table:table-cell>
              <table:table-cell office:value-type="float" office:value="0.530960261821747">
                <text:p>0.5309602618217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3800910115242">
                <text:p>0.13800910115242</text:p>
              </table:table-cell>
              <table:table-cell office:value-type="float" office:value="-0.0603660605847835">
                <text:p>-0.0603660605847835</text:p>
              </table:table-cell>
              <table:table-cell office:value-type="float" office:value="0.51832503080368">
                <text:p>0.51832503080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37474536895752">
                <text:p>0.137474536895752</text:p>
              </table:table-cell>
              <table:table-cell office:value-type="float" office:value="-0.0603112988173962">
                <text:p>-0.0603112988173962</text:p>
              </table:table-cell>
              <table:table-cell office:value-type="float" office:value="0.505908250808716">
                <text:p>0.5059082508087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36824280023575">
                <text:p>0.136824280023575</text:p>
              </table:table-cell>
              <table:table-cell office:value-type="float" office:value="-0.0602460280060768">
                <text:p>-0.0602460280060768</text:p>
              </table:table-cell>
              <table:table-cell office:value-type="float" office:value="0.493496537208557">
                <text:p>0.4934965372085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36111482977867">
                <text:p>0.136111482977867</text:p>
              </table:table-cell>
              <table:table-cell office:value-type="float" office:value="-0.0601744800806046">
                <text:p>-0.0601744800806046</text:p>
              </table:table-cell>
              <table:table-cell office:value-type="float" office:value="0.481189012527466">
                <text:p>0.4811890125274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35339021682739">
                <text:p>0.135339021682739</text:p>
              </table:table-cell>
              <table:table-cell office:value-type="float" office:value="-0.0600955113768578">
                <text:p>-0.0600955113768578</text:p>
              </table:table-cell>
              <table:table-cell office:value-type="float" office:value="0.468931615352631">
                <text:p>0.4689316153526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34731024503708">
                <text:p>0.134731024503708</text:p>
              </table:table-cell>
              <table:table-cell office:value-type="float" office:value="-0.0600154362618923">
                <text:p>-0.0600154362618923</text:p>
              </table:table-cell>
              <table:table-cell office:value-type="float" office:value="0.456477224826813">
                <text:p>0.4564772248268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34423553943634">
                <text:p>0.134423553943634</text:p>
              </table:table-cell>
              <table:table-cell office:value-type="float" office:value="-0.0599378608167172">
                <text:p>-0.0599378608167172</text:p>
              </table:table-cell>
              <table:table-cell office:value-type="float" office:value="0.443683624267578">
                <text:p>0.4436836242675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34252354502678">
                <text:p>0.134252354502678</text:p>
              </table:table-cell>
              <table:table-cell office:value-type="float" office:value="-0.0598577335476875">
                <text:p>-0.0598577335476875</text:p>
              </table:table-cell>
              <table:table-cell office:value-type="float" office:value="0.430830150842667">
                <text:p>0.430830150842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34092167019844">
                <text:p>0.134092167019844</text:p>
              </table:table-cell>
              <table:table-cell office:value-type="float" office:value="-0.0597650706768036">
                <text:p>-0.0597650706768036</text:p>
              </table:table-cell>
              <table:table-cell office:value-type="float" office:value="0.417916476726532">
                <text:p>0.4179164767265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33931249380112">
                <text:p>0.133931249380112</text:p>
              </table:table-cell>
              <table:table-cell office:value-type="float" office:value="-0.0596614144742489">
                <text:p>-0.0596614144742489</text:p>
              </table:table-cell>
              <table:table-cell office:value-type="float" office:value="0.405087351799011">
                <text:p>0.4050873517990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33742555975914">
                <text:p>0.133742555975914</text:p>
              </table:table-cell>
              <table:table-cell office:value-type="float" office:value="-0.0595412962138653">
                <text:p>-0.0595412962138653</text:p>
              </table:table-cell>
              <table:table-cell office:value-type="float" office:value="0.392226994037628">
                <text:p>0.3922269940376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33548185229302">
                <text:p>0.133548185229302</text:p>
              </table:table-cell>
              <table:table-cell office:value-type="float" office:value="-0.05940156057477">
                <text:p>-0.05940156057477</text:p>
              </table:table-cell>
              <table:table-cell office:value-type="float" office:value="0.379320740699768">
                <text:p>0.3793207406997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33339166641235">
                <text:p>0.133339166641235</text:p>
              </table:table-cell>
              <table:table-cell office:value-type="float" office:value="-0.059237252920866">
                <text:p>-0.059237252920866</text:p>
              </table:table-cell>
              <table:table-cell office:value-type="float" office:value="0.366459995508194">
                <text:p>0.3664599955081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33177533745766">
                <text:p>0.133177533745766</text:p>
              </table:table-cell>
              <table:table-cell office:value-type="float" office:value="-0.0590578801929951">
                <text:p>-0.0590578801929951</text:p>
              </table:table-cell>
              <table:table-cell office:value-type="float" office:value="0.353919267654419">
                <text:p>0.3539192676544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34014561772347">
                <text:p>0.134014561772347</text:p>
              </table:table-cell>
              <table:table-cell office:value-type="float" office:value="-0.0588757731020451">
                <text:p>-0.0588757731020451</text:p>
              </table:table-cell>
              <table:table-cell office:value-type="float" office:value="0.341859519481659">
                <text:p>0.3418595194816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33360102772713">
                <text:p>0.133360102772713</text:p>
              </table:table-cell>
              <table:table-cell office:value-type="float" office:value="-0.0586175844073296">
                <text:p>-0.0586175844073296</text:p>
              </table:table-cell>
              <table:table-cell office:value-type="float" office:value="0.332937389612198">
                <text:p>0.3329373896121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36795923113823">
                <text:p>0.136795923113823</text:p>
              </table:table-cell>
              <table:table-cell office:value-type="float" office:value="-0.0576063990592956">
                <text:p>-0.0576063990592956</text:p>
              </table:table-cell>
              <table:table-cell office:value-type="float" office:value="0.32772508263588">
                <text:p>0.32772508263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39018595218658">
                <text:p>0.139018595218658</text:p>
              </table:table-cell>
              <table:table-cell office:value-type="float" office:value="-0.0569302774965763">
                <text:p>-0.0569302774965763</text:p>
              </table:table-cell>
              <table:table-cell office:value-type="float" office:value="0.322707891464233">
                <text:p>0.3227078914642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47313505411148">
                <text:p>0.147313505411148</text:p>
              </table:table-cell>
              <table:table-cell office:value-type="float" office:value="-0.058052659034729">
                <text:p>-0.058052659034729</text:p>
              </table:table-cell>
              <table:table-cell office:value-type="float" office:value="0.318955630064011">
                <text:p>0.3189556300640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60226076841354">
                <text:p>0.160226076841354</text:p>
              </table:table-cell>
              <table:table-cell office:value-type="float" office:value="-0.0581295154988766">
                <text:p>-0.0581295154988766</text:p>
              </table:table-cell>
              <table:table-cell office:value-type="float" office:value="0.318018227815628">
                <text:p>0.3180182278156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72479748725891">
                <text:p>0.172479748725891</text:p>
              </table:table-cell>
              <table:table-cell office:value-type="float" office:value="-0.0582773685455322">
                <text:p>-0.0582773685455322</text:p>
              </table:table-cell>
              <table:table-cell office:value-type="float" office:value="0.316652655601501">
                <text:p>0.3166526556015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84888064861298">
                <text:p>0.184888064861298</text:p>
              </table:table-cell>
              <table:table-cell office:value-type="float" office:value="-0.0582849644124508">
                <text:p>-0.0582849644124508</text:p>
              </table:table-cell>
              <table:table-cell office:value-type="float" office:value="0.31503438949585">
                <text:p>0.315034389495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97321683168411">
                <text:p>0.197321683168411</text:p>
              </table:table-cell>
              <table:table-cell office:value-type="float" office:value="-0.0582730546593666">
                <text:p>-0.0582730546593666</text:p>
              </table:table-cell>
              <table:table-cell office:value-type="float" office:value="0.312868714332581">
                <text:p>0.3128687143325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09755331277847">
                <text:p>0.209755331277847</text:p>
              </table:table-cell>
              <table:table-cell office:value-type="float" office:value="-0.0582681111991406">
                <text:p>-0.0582681111991406</text:p>
              </table:table-cell>
              <table:table-cell office:value-type="float" office:value="0.310128062963486">
                <text:p>0.3101280629634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22201213240624">
                <text:p>0.222201213240624</text:p>
              </table:table-cell>
              <table:table-cell office:value-type="float" office:value="-0.0582528747618198">
                <text:p>-0.0582528747618198</text:p>
              </table:table-cell>
              <table:table-cell office:value-type="float" office:value="0.306863039731979">
                <text:p>0.3068630397319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34919235110283">
                <text:p>0.234919235110283</text:p>
              </table:table-cell>
              <table:table-cell office:value-type="float" office:value="-0.0582220405340195">
                <text:p>-0.0582220405340195</text:p>
              </table:table-cell>
              <table:table-cell office:value-type="float" office:value="0.303590297698975">
                <text:p>0.3035902976989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48363554477692">
                <text:p>0.248363554477692</text:p>
              </table:table-cell>
              <table:table-cell office:value-type="float" office:value="-0.0583997741341591">
                <text:p>-0.0583997741341591</text:p>
              </table:table-cell>
              <table:table-cell office:value-type="float" office:value="0.304244190454483">
                <text:p>0.3042441904544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6138374209404">
                <text:p>0.26138374209404</text:p>
              </table:table-cell>
              <table:table-cell office:value-type="float" office:value="-0.0585159808397293">
                <text:p>-0.0585159808397293</text:p>
              </table:table-cell>
              <table:table-cell office:value-type="float" office:value="0.30395370721817">
                <text:p>0.303953707218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58302807807922">
                <text:p>0.258302807807922</text:p>
              </table:table-cell>
              <table:table-cell office:value-type="float" office:value="-0.0582798719406128">
                <text:p>-0.0582798719406128</text:p>
              </table:table-cell>
              <table:table-cell office:value-type="float" office:value="0.296689063310623">
                <text:p>0.2966890633106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58699476718903">
                <text:p>0.258699476718903</text:p>
              </table:table-cell>
              <table:table-cell office:value-type="float" office:value="-0.0578369349241257">
                <text:p>-0.0578369349241257</text:p>
              </table:table-cell>
              <table:table-cell office:value-type="float" office:value="0.284237444400787">
                <text:p>0.2842374444007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58562922477722">
                <text:p>0.258562922477722</text:p>
              </table:table-cell>
              <table:table-cell office:value-type="float" office:value="-0.0573815256357193">
                <text:p>-0.0573815256357193</text:p>
              </table:table-cell>
              <table:table-cell office:value-type="float" office:value="0.27252060174942">
                <text:p>0.272520601749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58531481027603">
                <text:p>0.258531481027603</text:p>
              </table:table-cell>
              <table:table-cell office:value-type="float" office:value="-0.0568414852023125">
                <text:p>-0.0568414852023125</text:p>
              </table:table-cell>
              <table:table-cell office:value-type="float" office:value="0.261264771223068">
                <text:p>0.2612647712230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58511394262314">
                <text:p>0.258511394262314</text:p>
              </table:table-cell>
              <table:table-cell office:value-type="float" office:value="-0.0563605800271034">
                <text:p>-0.0563605800271034</text:p>
              </table:table-cell>
              <table:table-cell office:value-type="float" office:value="0.250446528196335">
                <text:p>0.2504465281963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58278876543045">
                <text:p>0.258278876543045</text:p>
              </table:table-cell>
              <table:table-cell office:value-type="float" office:value="-0.0560982786118984">
                <text:p>-0.0560982786118984</text:p>
              </table:table-cell>
              <table:table-cell office:value-type="float" office:value="0.24196982383728">
                <text:p>0.241969823837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58694022893906">
                <text:p>0.258694022893906</text:p>
              </table:table-cell>
              <table:table-cell office:value-type="float" office:value="-0.056136105209589">
                <text:p>-0.056136105209589</text:p>
              </table:table-cell>
              <table:table-cell office:value-type="float" office:value="0.230475872755051">
                <text:p>0.2304758727550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59362190961838">
                <text:p>0.259362190961838</text:p>
              </table:table-cell>
              <table:table-cell office:value-type="float" office:value="-0.0565696731209755">
                <text:p>-0.0565696731209755</text:p>
              </table:table-cell>
              <table:table-cell office:value-type="float" office:value="0.216403946280479">
                <text:p>0.2164039462804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59527534246445">
                <text:p>0.259527534246445</text:p>
              </table:table-cell>
              <table:table-cell office:value-type="float" office:value="-0.0571173541247845">
                <text:p>-0.0571173541247845</text:p>
              </table:table-cell>
              <table:table-cell office:value-type="float" office:value="0.2041826993227">
                <text:p>0.20418269932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59687840938568">
                <text:p>0.259687840938568</text:p>
              </table:table-cell>
              <table:table-cell office:value-type="float" office:value="-0.0570758320391178">
                <text:p>-0.0570758320391178</text:p>
              </table:table-cell>
              <table:table-cell office:value-type="float" office:value="0.191158547997475">
                <text:p>0.1911585479974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74099469184875">
                <text:p>0.274099469184875</text:p>
              </table:table-cell>
              <table:table-cell office:value-type="float" office:value="-0.0575015433132649">
                <text:p>-0.0575015433132649</text:p>
              </table:table-cell>
              <table:table-cell office:value-type="float" office:value="0.190596669912338">
                <text:p>0.1905966699123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88043618202209">
                <text:p>0.288043618202209</text:p>
              </table:table-cell>
              <table:table-cell office:value-type="float" office:value="-0.0572585128247738">
                <text:p>-0.0572585128247738</text:p>
              </table:table-cell>
              <table:table-cell office:value-type="float" office:value="0.199264839291573">
                <text:p>0.1992648392915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300675064325333">
                <text:p>0.300675064325333</text:p>
              </table:table-cell>
              <table:table-cell office:value-type="float" office:value="-0.0573756396770477">
                <text:p>-0.0573756396770477</text:p>
              </table:table-cell>
              <table:table-cell office:value-type="float" office:value="0.199502676725388">
                <text:p>0.1995026767253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97397315502167">
                <text:p>0.297397315502167</text:p>
              </table:table-cell>
              <table:table-cell office:value-type="float" office:value="-0.0568286776542664">
                <text:p>-0.0568286776542664</text:p>
              </table:table-cell>
              <table:table-cell office:value-type="float" office:value="0.175248265266419">
                <text:p>0.1752482652664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96761900186539">
                <text:p>0.296761900186539</text:p>
              </table:table-cell>
              <table:table-cell office:value-type="float" office:value="-0.0576536096632481">
                <text:p>-0.0576536096632481</text:p>
              </table:table-cell>
              <table:table-cell office:value-type="float" office:value="0.160245954990387">
                <text:p>0.1602459549903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96073466539383">
                <text:p>0.296073466539383</text:p>
              </table:table-cell>
              <table:table-cell office:value-type="float" office:value="-0.0581016093492508">
                <text:p>-0.0581016093492508</text:p>
              </table:table-cell>
              <table:table-cell office:value-type="float" office:value="0.156936556100845">
                <text:p>0.1569365561008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97258943319321">
                <text:p>0.297258943319321</text:p>
              </table:table-cell>
              <table:table-cell office:value-type="float" office:value="-0.0574798434972763">
                <text:p>-0.0574798434972763</text:p>
              </table:table-cell>
              <table:table-cell office:value-type="float" office:value="0.138380259275436">
                <text:p>0.1383802592754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96723693609238">
                <text:p>0.296723693609238</text:p>
              </table:table-cell>
              <table:table-cell office:value-type="float" office:value="-0.0578393265604973">
                <text:p>-0.0578393265604973</text:p>
              </table:table-cell>
              <table:table-cell office:value-type="float" office:value="0.125099927186966">
                <text:p>0.1250999271869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96587556600571">
                <text:p>0.296587556600571</text:p>
              </table:table-cell>
              <table:table-cell office:value-type="float" office:value="-0.0585249960422516">
                <text:p>-0.0585249960422516</text:p>
              </table:table-cell>
              <table:table-cell office:value-type="float" office:value="0.11628270894289">
                <text:p>0.116282708942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95689433813095">
                <text:p>0.295689433813095</text:p>
              </table:table-cell>
              <table:table-cell office:value-type="float" office:value="-0.0733969584107399">
                <text:p>-0.0733969584107399</text:p>
              </table:table-cell>
              <table:table-cell office:value-type="float" office:value="0.115399144589901">
                <text:p>0.1153991445899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95637995004654">
                <text:p>0.295637995004654</text:p>
              </table:table-cell>
              <table:table-cell office:value-type="float" office:value="-0.0865269750356674">
                <text:p>-0.0865269750356674</text:p>
              </table:table-cell>
              <table:table-cell office:value-type="float" office:value="0.122792840003967">
                <text:p>0.1227928400039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9608342051506">
                <text:p>0.29608342051506</text:p>
              </table:table-cell>
              <table:table-cell office:value-type="float" office:value="-0.0990205705165863">
                <text:p>-0.0990205705165863</text:p>
              </table:table-cell>
              <table:table-cell office:value-type="float" office:value="0.124084174633026">
                <text:p>0.1240841746330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96123445034027">
                <text:p>0.296123445034027</text:p>
              </table:table-cell>
              <table:table-cell office:value-type="float" office:value="-0.111378818750382">
                <text:p>-0.111378818750382</text:p>
              </table:table-cell>
              <table:table-cell office:value-type="float" office:value="0.124197818338871">
                <text:p>0.1241978183388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98127919435501">
                <text:p>0.298127919435501</text:p>
              </table:table-cell>
              <table:table-cell office:value-type="float" office:value="-0.108807280659676">
                <text:p>-0.108807280659676</text:p>
              </table:table-cell>
              <table:table-cell office:value-type="float" office:value="0.0983340367674828">
                <text:p>0.09833403676748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97981679439545">
                <text:p>0.297981679439545</text:p>
              </table:table-cell>
              <table:table-cell office:value-type="float" office:value="-0.108499079942703">
                <text:p>-0.108499079942703</text:p>
              </table:table-cell>
              <table:table-cell office:value-type="float" office:value="0.0781180337071419">
                <text:p>0.07811803370714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313251137733459">
                <text:p>0.313251137733459</text:p>
              </table:table-cell>
              <table:table-cell office:value-type="float" office:value="-0.109258748590946">
                <text:p>-0.109258748590946</text:p>
              </table:table-cell>
              <table:table-cell office:value-type="float" office:value="0.0880883783102036">
                <text:p>0.08808837831020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327301383018494">
                <text:p>0.327301383018494</text:p>
              </table:table-cell>
              <table:table-cell office:value-type="float" office:value="-0.110251322388649">
                <text:p>-0.110251322388649</text:p>
              </table:table-cell>
              <table:table-cell office:value-type="float" office:value="0.0997087806463242">
                <text:p>0.09970878064632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340137839317322">
                <text:p>0.340137839317322</text:p>
              </table:table-cell>
              <table:table-cell office:value-type="float" office:value="-0.109543606638908">
                <text:p>-0.109543606638908</text:p>
              </table:table-cell>
              <table:table-cell office:value-type="float" office:value="0.101057089865208">
                <text:p>0.1010570898652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352718234062195">
                <text:p>0.352718234062195</text:p>
              </table:table-cell>
              <table:table-cell office:value-type="float" office:value="-0.108942657709122">
                <text:p>-0.108942657709122</text:p>
              </table:table-cell>
              <table:table-cell office:value-type="float" office:value="0.100840479135513">
                <text:p>0.1008404791355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365000009536743">
                <text:p>0.365000009536743</text:p>
              </table:table-cell>
              <table:table-cell office:value-type="float" office:value="-0.109131313860416">
                <text:p>-0.109131313860416</text:p>
              </table:table-cell>
              <table:table-cell office:value-type="float" office:value="0.10057033598423">
                <text:p>0.100570335984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377247244119644">
                <text:p>0.377247244119644</text:p>
              </table:table-cell>
              <table:table-cell office:value-type="float" office:value="-0.109503842890263">
                <text:p>-0.109503842890263</text:p>
              </table:table-cell>
              <table:table-cell office:value-type="float" office:value="0.100594997406006">
                <text:p>0.1005949974060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372753381729126">
                <text:p>0.372753381729126</text:p>
              </table:table-cell>
              <table:table-cell office:value-type="float" office:value="-0.108264692127705">
                <text:p>-0.108264692127705</text:p>
              </table:table-cell>
              <table:table-cell office:value-type="float" office:value="0.0713990703225136">
                <text:p>0.07139907032251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372022420167923">
                <text:p>0.372022420167923</text:p>
              </table:table-cell>
              <table:table-cell office:value-type="float" office:value="-0.108801625669003">
                <text:p>-0.108801625669003</text:p>
              </table:table-cell>
              <table:table-cell office:value-type="float" office:value="0.0562697574496269">
                <text:p>0.05626975744962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371626973152161">
                <text:p>0.371626973152161</text:p>
              </table:table-cell>
              <table:table-cell office:value-type="float" office:value="-0.109119087457657">
                <text:p>-0.109119087457657</text:p>
              </table:table-cell>
              <table:table-cell office:value-type="float" office:value="0.0588376335799694">
                <text:p>0.05883763357996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86575728654861">
                <text:p>0.386575728654861</text:p>
              </table:table-cell>
              <table:table-cell office:value-type="float" office:value="-0.109078474342823">
                <text:p>-0.109078474342823</text:p>
              </table:table-cell>
              <table:table-cell office:value-type="float" office:value="0.0632648169994354">
                <text:p>0.06326481699943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385097980499268">
                <text:p>0.385097980499268</text:p>
              </table:table-cell>
              <table:table-cell office:value-type="float" office:value="-0.108156107366085">
                <text:p>-0.108156107366085</text:p>
              </table:table-cell>
              <table:table-cell office:value-type="float" office:value="0.033234927803278">
                <text:p>0.0332349278032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384169340133667">
                <text:p>0.384169340133667</text:p>
              </table:table-cell>
              <table:table-cell office:value-type="float" office:value="-0.0953488200902939">
                <text:p>-0.0953488200902939</text:p>
              </table:table-cell>
              <table:table-cell office:value-type="float" office:value="0.0349179282784462">
                <text:p>0.03491792827844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384018689393997">
                <text:p>0.384018689393997</text:p>
              </table:table-cell>
              <table:table-cell office:value-type="float" office:value="-0.0832956358790398">
                <text:p>-0.0832956358790398</text:p>
              </table:table-cell>
              <table:table-cell office:value-type="float" office:value="0.0472617000341415">
                <text:p>0.04726170003414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383001625537872">
                <text:p>0.383001625537872</text:p>
              </table:table-cell>
              <table:table-cell office:value-type="float" office:value="-0.0849075317382813">
                <text:p>-0.0849075317382813</text:p>
              </table:table-cell>
              <table:table-cell office:value-type="float" office:value="0.0607999041676521">
                <text:p>0.06079990416765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383199781179428">
                <text:p>0.383199781179428</text:p>
              </table:table-cell>
              <table:table-cell office:value-type="float" office:value="-0.0841323137283325">
                <text:p>-0.0841323137283325</text:p>
              </table:table-cell>
              <table:table-cell office:value-type="float" office:value="0.0736057162284851">
                <text:p>0.07360571622848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38329491019249">
                <text:p>0.38329491019249</text:p>
              </table:table-cell>
              <table:table-cell office:value-type="float" office:value="-0.0830610692501068">
                <text:p>-0.0830610692501068</text:p>
              </table:table-cell>
              <table:table-cell office:value-type="float" office:value="0.0863605365157127">
                <text:p>0.08636053651571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383357644081116">
                <text:p>0.383357644081116</text:p>
              </table:table-cell>
              <table:table-cell office:value-type="float" office:value="-0.0830119177699089">
                <text:p>-0.0830119177699089</text:p>
              </table:table-cell>
              <table:table-cell office:value-type="float" office:value="0.0995457842946053">
                <text:p>0.09954578429460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383469104766846">
                <text:p>0.383469104766846</text:p>
              </table:table-cell>
              <table:table-cell office:value-type="float" office:value="-0.083422027528286">
                <text:p>-0.083422027528286</text:p>
              </table:table-cell>
              <table:table-cell office:value-type="float" office:value="0.112439908087254">
                <text:p>0.1124399080872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38348987698555">
                <text:p>0.38348987698555</text:p>
              </table:table-cell>
              <table:table-cell office:value-type="float" office:value="-0.083470307290554">
                <text:p>-0.083470307290554</text:p>
              </table:table-cell>
              <table:table-cell office:value-type="float" office:value="0.125151410698891">
                <text:p>0.1251514106988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383601039648056">
                <text:p>0.383601039648056</text:p>
              </table:table-cell>
              <table:table-cell office:value-type="float" office:value="-0.0831995233893395">
                <text:p>-0.0831995233893395</text:p>
              </table:table-cell>
              <table:table-cell office:value-type="float" office:value="0.138058364391327">
                <text:p>0.1380583643913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383837223052979">
                <text:p>0.383837223052979</text:p>
              </table:table-cell>
              <table:table-cell office:value-type="float" office:value="-0.0829846560955048">
                <text:p>-0.0829846560955048</text:p>
              </table:table-cell>
              <table:table-cell office:value-type="float" office:value="0.150914281606674">
                <text:p>0.1509142816066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384065479040146">
                <text:p>0.384065479040146</text:p>
              </table:table-cell>
              <table:table-cell office:value-type="float" office:value="-0.0829370990395546">
                <text:p>-0.0829370990395546</text:p>
              </table:table-cell>
              <table:table-cell office:value-type="float" office:value="0.163865283131599">
                <text:p>0.1638652831315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384314030408859">
                <text:p>0.384314030408859</text:p>
              </table:table-cell>
              <table:table-cell office:value-type="float" office:value="-0.082905538380146">
                <text:p>-0.082905538380146</text:p>
              </table:table-cell>
              <table:table-cell office:value-type="float" office:value="0.176747977733612">
                <text:p>0.1767479777336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384577065706253">
                <text:p>0.384577065706253</text:p>
              </table:table-cell>
              <table:table-cell office:value-type="float" office:value="-0.0827856138348579">
                <text:p>-0.0827856138348579</text:p>
              </table:table-cell>
              <table:table-cell office:value-type="float" office:value="0.189652800559998">
                <text:p>0.1896528005599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384871929883957">
                <text:p>0.384871929883957</text:p>
              </table:table-cell>
              <table:table-cell office:value-type="float" office:value="-0.082618735730648">
                <text:p>-0.082618735730648</text:p>
              </table:table-cell>
              <table:table-cell office:value-type="float" office:value="0.202554896473885">
                <text:p>0.2025548964738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385164022445679">
                <text:p>0.385164022445679</text:p>
              </table:table-cell>
              <table:table-cell office:value-type="float" office:value="-0.0825045704841614">
                <text:p>-0.0825045704841614</text:p>
              </table:table-cell>
              <table:table-cell office:value-type="float" office:value="0.215477913618088">
                <text:p>0.2154779136180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85158658027649">
                <text:p>0.385158658027649</text:p>
              </table:table-cell>
              <table:table-cell office:value-type="float" office:value="-0.0833006426692009">
                <text:p>-0.0833006426692009</text:p>
              </table:table-cell>
              <table:table-cell office:value-type="float" office:value="0.228353843092918">
                <text:p>0.22835384309291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148cm" svg:y="3.703cm" style:legend-expansion="high" chart:style-name="ch2"/>
        <chart:plot-area chart:style-name="ch3" chart:data-source-has-labels="both" svg:x="0.32cm" svg:y="0.18cm" svg:width="12.508cm" svg:height="8.64cm">
          <chartooo:coordinate-region svg:x="1.153cm" svg:y="0.306cm" svg:width="11.395cm" svg:height="8.242cm"/>
          <chart:axis chart:dimension="x" chart:name="primary-x" chart:style-name="ch4" chartooo:axis-type="auto">
            <chart:categories table:cell-range-address="local-table.$A$2:.$A$8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8" chart:label-cell-address="local-table.$C$1" chart:class="chart:scatter">
            <chart:domain table:cell-range-address="local-table.$B$2:.$B$88"/>
            <chart:data-point chart:repeated="87"/>
          </chart:series>
          <chart:series chart:style-name="ch7" chart:values-cell-range-address="local-table.$D$2:.$D$88" chart:label-cell-address="local-table.$D$1" chart:class="chart:scatter">
            <chart:data-point chart:repeated="87"/>
          </chart:series>
          <chart:series chart:style-name="ch8" chart:values-cell-range-address="local-table.$E$2:.$E$88" chart:label-cell-address="local-table.$E$1" chart:class="chart:scatter">
            <chart:data-point chart:repeated="8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3784859857437">
                <text:p>0.13784859857437</text:p>
              </table:table-cell>
              <table:table-cell office:value-type="float" office:value="-0.00734628787767608">
                <text:p>-0.00734628787767608</text:p>
              </table:table-cell>
              <table:table-cell office:value-type="float" office:value="0.549873683635913">
                <text:p>0.5498736836359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37691232447665">
                <text:p>0.137691232447665</text:p>
              </table:table-cell>
              <table:table-cell office:value-type="float" office:value="-0.0154485379154946">
                <text:p>-0.0154485379154946</text:p>
              </table:table-cell>
              <table:table-cell office:value-type="float" office:value="0.549794478840375">
                <text:p>0.549794478840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37535917208232">
                <text:p>0.137535917208232</text:p>
              </table:table-cell>
              <table:table-cell office:value-type="float" office:value="-0.0234596005910209">
                <text:p>-0.0234596005910209</text:p>
              </table:table-cell>
              <table:table-cell office:value-type="float" office:value="0.549714081826329">
                <text:p>0.5497140818263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37378368862744">
                <text:p>0.137378368862744</text:p>
              </table:table-cell>
              <table:table-cell office:value-type="float" office:value="-0.0314773529784321">
                <text:p>-0.0314773529784321</text:p>
              </table:table-cell>
              <table:table-cell office:value-type="float" office:value="0.549630958891821">
                <text:p>0.5496309588918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37219094665541">
                <text:p>0.137219094665541</text:p>
              </table:table-cell>
              <table:table-cell office:value-type="float" office:value="-0.0394902632647914">
                <text:p>-0.0394902632647914</text:p>
              </table:table-cell>
              <table:table-cell office:value-type="float" office:value="0.549545366799258">
                <text:p>0.549545366799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37121940569154">
                <text:p>0.137121940569154</text:p>
              </table:table-cell>
              <table:table-cell office:value-type="float" office:value="-0.0401916009200401">
                <text:p>-0.0401916009200401</text:p>
              </table:table-cell>
              <table:table-cell office:value-type="float" office:value="0.542183954023979">
                <text:p>0.542183954023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3702623795116">
                <text:p>0.13702623795116</text:p>
              </table:table-cell>
              <table:table-cell office:value-type="float" office:value="-0.0401128710773335">
                <text:p>-0.0401128710773335</text:p>
              </table:table-cell>
              <table:table-cell office:value-type="float" office:value="0.534092744228207">
                <text:p>0.5340927442282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36920556632271">
                <text:p>0.136920556632271</text:p>
              </table:table-cell>
              <table:table-cell office:value-type="float" office:value="-0.0401202845968652">
                <text:p>-0.0401202845968652</text:p>
              </table:table-cell>
              <table:table-cell office:value-type="float" office:value="0.526084121720303">
                <text:p>0.5260841217203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36807393076379">
                <text:p>0.136807393076379</text:p>
              </table:table-cell>
              <table:table-cell office:value-type="float" office:value="-0.0401172329729377">
                <text:p>-0.0401172329729377</text:p>
              </table:table-cell>
              <table:table-cell office:value-type="float" office:value="0.518066457948813">
                <text:p>0.5180664579488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36687309362988">
                <text:p>0.136687309362988</text:p>
              </table:table-cell>
              <table:table-cell office:value-type="float" office:value="-0.0401143904589238">
                <text:p>-0.0401143904589238</text:p>
              </table:table-cell>
              <table:table-cell office:value-type="float" office:value="0.510050784403249">
                <text:p>0.5100507844032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36562687503185">
                <text:p>0.136562687503185</text:p>
              </table:table-cell>
              <table:table-cell office:value-type="float" office:value="-0.0401107600473493">
                <text:p>-0.0401107600473493</text:p>
              </table:table-cell>
              <table:table-cell office:value-type="float" office:value="0.502036684344073">
                <text:p>0.5020366843440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36433396122612">
                <text:p>0.136433396122612</text:p>
              </table:table-cell>
              <table:table-cell office:value-type="float" office:value="-0.040106437012466">
                <text:p>-0.040106437012466</text:p>
              </table:table-cell>
              <table:table-cell office:value-type="float" office:value="0.494024860572377">
                <text:p>0.4940248605723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36299320667795">
                <text:p>0.136299320667795</text:p>
              </table:table-cell>
              <table:table-cell office:value-type="float" office:value="-0.0401013717578533">
                <text:p>-0.0401013717578533</text:p>
              </table:table-cell>
              <table:table-cell office:value-type="float" office:value="0.486015892385993">
                <text:p>0.4860158923859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36160333500337">
                <text:p>0.136160333500337</text:p>
              </table:table-cell>
              <table:table-cell office:value-type="float" office:value="-0.0400955282205906">
                <text:p>-0.0400955282205906</text:p>
              </table:table-cell>
              <table:table-cell office:value-type="float" office:value="0.478010398078686">
                <text:p>0.4780103980786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36016301796494">
                <text:p>0.136016301796494</text:p>
              </table:table-cell>
              <table:table-cell office:value-type="float" office:value="-0.0400888654013813">
                <text:p>-0.0400888654013813</text:p>
              </table:table-cell>
              <table:table-cell office:value-type="float" office:value="0.470009025367895">
                <text:p>0.470009025367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35867086731577">
                <text:p>0.135867086731577</text:p>
              </table:table-cell>
              <table:table-cell office:value-type="float" office:value="-0.0400813383497516">
                <text:p>-0.0400813383497516</text:p>
              </table:table-cell>
              <table:table-cell office:value-type="float" office:value="0.462012456168821">
                <text:p>0.4620124561688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35712544956554">
                <text:p>0.135712544956554</text:p>
              </table:table-cell>
              <table:table-cell office:value-type="float" office:value="-0.0400728972438242">
                <text:p>-0.0400728972438242</text:p>
              </table:table-cell>
              <table:table-cell office:value-type="float" office:value="0.454021412908444">
                <text:p>0.454021412908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35552529869276">
                <text:p>0.135552529869276</text:p>
              </table:table-cell>
              <table:table-cell office:value-type="float" office:value="-0.0400634867473911">
                <text:p>-0.0400634867473911</text:p>
              </table:table-cell>
              <table:table-cell office:value-type="float" office:value="0.446036664487338">
                <text:p>0.4460366644873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35386893359746">
                <text:p>0.135386893359746</text:p>
              </table:table-cell>
              <table:table-cell office:value-type="float" office:value="-0.0400530453567467">
                <text:p>-0.0400530453567467</text:p>
              </table:table-cell>
              <table:table-cell office:value-type="float" office:value="0.43805903302574">
                <text:p>0.438059033025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35215487931694">
                <text:p>0.135215487931694</text:p>
              </table:table-cell>
              <table:table-cell office:value-type="float" office:value="-0.0400415047174813">
                <text:p>-0.0400415047174813</text:p>
              </table:table-cell>
              <table:table-cell office:value-type="float" office:value="0.430089400978809">
                <text:p>0.4300894009788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35038169508822">
                <text:p>0.135038169508822</text:p>
              </table:table-cell>
              <table:table-cell office:value-type="float" office:value="-0.0400287888943673">
                <text:p>-0.0400287888943673</text:p>
              </table:table-cell>
              <table:table-cell office:value-type="float" office:value="0.422128719353247">
                <text:p>0.4221287193532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34854800839219">
                <text:p>0.134854800839219</text:p>
              </table:table-cell>
              <table:table-cell office:value-type="float" office:value="-0.0400148135560035">
                <text:p>-0.0400148135560035</text:p>
              </table:table-cell>
              <table:table-cell office:value-type="float" office:value="0.414178016327106">
                <text:p>0.4141780163271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34665255732298">
                <text:p>0.134665255732298</text:p>
              </table:table-cell>
              <table:table-cell office:value-type="float" office:value="-0.0399994850585262">
                <text:p>-0.0399994850585262</text:p>
              </table:table-cell>
              <table:table-cell office:value-type="float" office:value="0.406238406770411">
                <text:p>0.4062384067704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34469424508413">
                <text:p>0.134469424508413</text:p>
              </table:table-cell>
              <table:table-cell office:value-type="float" office:value="-0.0399826994175116">
                <text:p>-0.0399826994175116</text:p>
              </table:table-cell>
              <table:table-cell office:value-type="float" office:value="0.398311102922679">
                <text:p>0.3983111029226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41833122606368">
                <text:p>0.141833122606368</text:p>
              </table:table-cell>
              <table:table-cell office:value-type="float" office:value="-0.0399600416945698">
                <text:p>-0.0399600416945698</text:p>
              </table:table-cell>
              <table:table-cell office:value-type="float" office:value="0.397638091275968">
                <text:p>0.3976380912759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49909913653931">
                <text:p>0.149909913653931</text:p>
              </table:table-cell>
              <table:table-cell office:value-type="float" office:value="-0.0399352286469767">
                <text:p>-0.0399352286469767</text:p>
              </table:table-cell>
              <table:table-cell office:value-type="float" office:value="0.39768942929657">
                <text:p>0.397689429296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57907515016701">
                <text:p>0.157907515016701</text:p>
              </table:table-cell>
              <table:table-cell office:value-type="float" office:value="-0.0399106071888436">
                <text:p>-0.0399106071888436</text:p>
              </table:table-cell>
              <table:table-cell office:value-type="float" office:value="0.397656530642658">
                <text:p>0.3976565306426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65918154849206">
                <text:p>0.165918154849206</text:p>
              </table:table-cell>
              <table:table-cell office:value-type="float" office:value="-0.0398858177882547">
                <text:p>-0.0398858177882547</text:p>
              </table:table-cell>
              <table:table-cell office:value-type="float" office:value="0.397626091296759">
                <text:p>0.3976260912967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73930621531557">
                <text:p>0.173930621531557</text:p>
              </table:table-cell>
              <table:table-cell office:value-type="float" office:value="-0.039860918965233">
                <text:p>-0.039860918965233</text:p>
              </table:table-cell>
              <table:table-cell office:value-type="float" office:value="0.397589023685502">
                <text:p>0.3975890236855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81945696190515">
                <text:p>0.181945696190515</text:p>
              </table:table-cell>
              <table:table-cell office:value-type="float" office:value="-0.0398359102742137">
                <text:p>-0.0398359102742137</text:p>
              </table:table-cell>
              <table:table-cell office:value-type="float" office:value="0.397546375051002">
                <text:p>0.397546375051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89962787770783">
                <text:p>0.189962787770783</text:p>
              </table:table-cell>
              <table:table-cell office:value-type="float" office:value="-0.0398107975619649">
                <text:p>-0.0398107975619649</text:p>
              </table:table-cell>
              <table:table-cell office:value-type="float" office:value="0.397498135434624">
                <text:p>0.3974981354346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97981482313725">
                <text:p>0.197981482313725</text:p>
              </table:table-cell>
              <table:table-cell office:value-type="float" office:value="-0.0397855854648689">
                <text:p>-0.0397855854648689</text:p>
              </table:table-cell>
              <table:table-cell office:value-type="float" office:value="0.39744441909298">
                <text:p>0.397444419092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06001364329544">
                <text:p>0.206001364329544</text:p>
              </table:table-cell>
              <table:table-cell office:value-type="float" office:value="-0.0397602785633823">
                <text:p>-0.0397602785633823</text:p>
              </table:table-cell>
              <table:table-cell office:value-type="float" office:value="0.397385338288006">
                <text:p>0.3973853382880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140220377615">
                <text:p>0.2140220377615</text:p>
              </table:table-cell>
              <table:table-cell office:value-type="float" office:value="-0.0397348812963984">
                <text:p>-0.0397348812963984</text:p>
              </table:table-cell>
              <table:table-cell office:value-type="float" office:value="0.397321014339788">
                <text:p>0.3973210143397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14570869725246">
                <text:p>0.214570869725246</text:p>
              </table:table-cell>
              <table:table-cell office:value-type="float" office:value="-0.0397246145105719">
                <text:p>-0.0397246145105719</text:p>
              </table:table-cell>
              <table:table-cell office:value-type="float" office:value="0.390013544691791">
                <text:p>0.390013544691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14392537722273">
                <text:p>0.214392537722273</text:p>
              </table:table-cell>
              <table:table-cell office:value-type="float" office:value="-0.0397115563542328">
                <text:p>-0.0397115563542328</text:p>
              </table:table-cell>
              <table:table-cell office:value-type="float" office:value="0.381996913241897">
                <text:p>0.3819969132418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14291781400522">
                <text:p>0.214291781400522</text:p>
              </table:table-cell>
              <table:table-cell office:value-type="float" office:value="-0.0396974184308547">
                <text:p>-0.0396974184308547</text:p>
              </table:table-cell>
              <table:table-cell office:value-type="float" office:value="0.374070673681761">
                <text:p>0.3740706736817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14181206667877">
                <text:p>0.214181206667877</text:p>
              </table:table-cell>
              <table:table-cell office:value-type="float" office:value="-0.0396821265359532">
                <text:p>-0.0396821265359532</text:p>
              </table:table-cell>
              <table:table-cell office:value-type="float" office:value="0.366145411769448">
                <text:p>0.3661454117694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14070775462903">
                <text:p>0.214070775462903</text:p>
              </table:table-cell>
              <table:table-cell office:value-type="float" office:value="-0.0396655648262232">
                <text:p>-0.0396655648262232</text:p>
              </table:table-cell>
              <table:table-cell office:value-type="float" office:value="0.358231689812183">
                <text:p>0.3582316898121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13959922359413">
                <text:p>0.213959922359413</text:p>
              </table:table-cell>
              <table:table-cell office:value-type="float" office:value="-0.0396476274179072">
                <text:p>-0.0396476274179072</text:p>
              </table:table-cell>
              <table:table-cell office:value-type="float" office:value="0.350329017290654">
                <text:p>0.3503290172906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13849295825271">
                <text:p>0.213849295825271</text:p>
              </table:table-cell>
              <table:table-cell office:value-type="float" office:value="-0.0396281824491812">
                <text:p>-0.0396281824491812</text:p>
              </table:table-cell>
              <table:table-cell office:value-type="float" office:value="0.342438159340535">
                <text:p>0.3424381593405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13739442583038">
                <text:p>0.213739442583038</text:p>
              </table:table-cell>
              <table:table-cell office:value-type="float" office:value="-0.0396070657559084">
                <text:p>-0.0396070657559084</text:p>
              </table:table-cell>
              <table:table-cell office:value-type="float" office:value="0.334559758606134">
                <text:p>0.3345597586061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13631005945798">
                <text:p>0.213631005945798</text:p>
              </table:table-cell>
              <table:table-cell office:value-type="float" office:value="-0.0395840750332691">
                <text:p>-0.0395840750332691</text:p>
              </table:table-cell>
              <table:table-cell office:value-type="float" office:value="0.326694458237228">
                <text:p>0.3266944582372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1352471542014">
                <text:p>0.21352471542014</text:p>
              </table:table-cell>
              <table:table-cell office:value-type="float" office:value="-0.0395589560104464">
                <text:p>-0.0395589560104464</text:p>
              </table:table-cell>
              <table:table-cell office:value-type="float" office:value="0.318842873206507">
                <text:p>0.318842873206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20925951379127">
                <text:p>0.220925951379127</text:p>
              </table:table-cell>
              <table:table-cell office:value-type="float" office:value="-0.039535250597589">
                <text:p>-0.039535250597589</text:p>
              </table:table-cell>
              <table:table-cell office:value-type="float" office:value="0.31813771881088">
                <text:p>0.318137718810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29007506065443">
                <text:p>0.229007506065443</text:p>
              </table:table-cell>
              <table:table-cell office:value-type="float" office:value="-0.0395046108273399">
                <text:p>-0.0395046108273399</text:p>
              </table:table-cell>
              <table:table-cell office:value-type="float" office:value="0.318187249837737">
                <text:p>0.3181872498377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37012715099409">
                <text:p>0.237012715099409</text:p>
              </table:table-cell>
              <table:table-cell office:value-type="float" office:value="-0.0394751658697907">
                <text:p>-0.0394751658697907</text:p>
              </table:table-cell>
              <table:table-cell office:value-type="float" office:value="0.318146644330641">
                <text:p>0.3181466443306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37578578153644">
                <text:p>0.237578578153644</text:p>
              </table:table-cell>
              <table:table-cell office:value-type="float" office:value="-0.0394482367870383">
                <text:p>-0.0394482367870383</text:p>
              </table:table-cell>
              <table:table-cell office:value-type="float" office:value="0.310918355491732">
                <text:p>0.310918355491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37438107422869">
                <text:p>0.237438107422869</text:p>
              </table:table-cell>
              <table:table-cell office:value-type="float" office:value="-0.0394219569005563">
                <text:p>-0.0394219569005563</text:p>
              </table:table-cell>
              <table:table-cell office:value-type="float" office:value="0.302969276809672">
                <text:p>0.3029692768096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37379966898436">
                <text:p>0.237379966898436</text:p>
              </table:table-cell>
              <table:table-cell office:value-type="float" office:value="-0.0393918332776981">
                <text:p>-0.0393918332776981</text:p>
              </table:table-cell>
              <table:table-cell office:value-type="float" office:value="0.29511304736593">
                <text:p>0.295113047365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237318354069498">
                <text:p>0.237318354069498</text:p>
              </table:table-cell>
              <table:table-cell office:value-type="float" office:value="-0.0393579959101082">
                <text:p>-0.0393579959101082</text:p>
              </table:table-cell>
              <table:table-cell office:value-type="float" office:value="0.287258851925089">
                <text:p>0.2872588519250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237263479505727">
                <text:p>0.237263479505727</text:p>
              </table:table-cell>
              <table:table-cell office:value-type="float" office:value="-0.0393194404643666">
                <text:p>-0.0393194404643666</text:p>
              </table:table-cell>
              <table:table-cell office:value-type="float" office:value="0.279416814193772">
                <text:p>0.2794168141937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37215180762233">
                <text:p>0.237215180762233</text:p>
              </table:table-cell>
              <table:table-cell office:value-type="float" office:value="-0.0392749981416757">
                <text:p>-0.0392749981416757</text:p>
              </table:table-cell>
              <table:table-cell office:value-type="float" office:value="0.27158589518234">
                <text:p>0.271585895182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237200724853345">
                <text:p>0.237200724853345</text:p>
              </table:table-cell>
              <table:table-cell office:value-type="float" office:value="-0.0462808768478133">
                <text:p>-0.0462808768478133</text:p>
              </table:table-cell>
              <table:table-cell office:value-type="float" office:value="0.270886944688076">
                <text:p>0.2708869446880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237166289958717">
                <text:p>0.237166289958717</text:p>
              </table:table-cell>
              <table:table-cell office:value-type="float" office:value="-0.0540668124425411">
                <text:p>-0.0540668124425411</text:p>
              </table:table-cell>
              <table:table-cell office:value-type="float" office:value="0.270967404288206">
                <text:p>0.2709674042882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237135099495746">
                <text:p>0.237135099495746</text:p>
              </table:table-cell>
              <table:table-cell office:value-type="float" office:value="-0.0617554940030426">
                <text:p>-0.0617554940030426</text:p>
              </table:table-cell>
              <table:table-cell office:value-type="float" office:value="0.270991783251215">
                <text:p>0.2709917832512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237102041601648">
                <text:p>0.237102041601648</text:p>
              </table:table-cell>
              <table:table-cell office:value-type="float" office:value="-0.0694474261788258">
                <text:p>-0.0694474261788258</text:p>
              </table:table-cell>
              <table:table-cell office:value-type="float" office:value="0.271051028260283">
                <text:p>0.2710510282602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237045972023343">
                <text:p>0.237045972023343</text:p>
              </table:table-cell>
              <table:table-cell office:value-type="float" office:value="-0.0700227523000179">
                <text:p>-0.0700227523000179</text:p>
              </table:table-cell>
              <table:table-cell office:value-type="float" office:value="0.263925116423995">
                <text:p>0.2639251164239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37015954973841">
                <text:p>0.237015954973841</text:p>
              </table:table-cell>
              <table:table-cell office:value-type="float" office:value="-0.0697679938353525">
                <text:p>-0.0697679938353525</text:p>
              </table:table-cell>
              <table:table-cell office:value-type="float" office:value="0.25610023950783">
                <text:p>0.256100239507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244452489853891">
                <text:p>0.244452489853891</text:p>
              </table:table-cell>
              <table:table-cell office:value-type="float" office:value="-0.0697852905179266">
                <text:p>-0.0697852905179266</text:p>
              </table:table-cell>
              <table:table-cell office:value-type="float" office:value="0.255305155501377">
                <text:p>0.2553051555013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52579943964114">
                <text:p>0.252579943964114</text:p>
              </table:table-cell>
              <table:table-cell office:value-type="float" office:value="-0.0697550961344023">
                <text:p>-0.0697550961344023</text:p>
              </table:table-cell>
              <table:table-cell office:value-type="float" office:value="0.25527420829332">
                <text:p>0.25527420829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60630802919118">
                <text:p>0.260630802919118</text:p>
              </table:table-cell>
              <table:table-cell office:value-type="float" office:value="-0.0697336576859044">
                <text:p>-0.0697336576859044</text:p>
              </table:table-cell>
              <table:table-cell office:value-type="float" office:value="0.255150490128685">
                <text:p>0.2551504901286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68690322053954">
                <text:p>0.268690322053954</text:p>
              </table:table-cell>
              <table:table-cell office:value-type="float" office:value="-0.0697151013759545">
                <text:p>-0.0697151013759545</text:p>
              </table:table-cell>
              <table:table-cell office:value-type="float" office:value="0.255027540388531">
                <text:p>0.2550275403885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76748958102515">
                <text:p>0.276748958102515</text:p>
              </table:table-cell>
              <table:table-cell office:value-type="float" office:value="-0.069698534136677">
                <text:p>-0.069698534136677</text:p>
              </table:table-cell>
              <table:table-cell office:value-type="float" office:value="0.254896772587558">
                <text:p>0.2548967725875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8480757910455">
                <text:p>0.28480757910455</text:p>
              </table:table-cell>
              <table:table-cell office:value-type="float" office:value="-0.0696832156665539">
                <text:p>-0.0696832156665539</text:p>
              </table:table-cell>
              <table:table-cell office:value-type="float" office:value="0.254760094479155">
                <text:p>0.2547600944791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85471092415766">
                <text:p>0.285471092415766</text:p>
              </table:table-cell>
              <table:table-cell office:value-type="float" office:value="-0.0695269603129651">
                <text:p>-0.0695269603129651</text:p>
              </table:table-cell>
              <table:table-cell office:value-type="float" office:value="0.247503867837212">
                <text:p>0.2475038678372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8542889395055">
                <text:p>0.28542889395055</text:p>
              </table:table-cell>
              <table:table-cell office:value-type="float" office:value="-0.0693759809672983">
                <text:p>-0.0693759809672983</text:p>
              </table:table-cell>
              <table:table-cell office:value-type="float" office:value="0.239522620949314">
                <text:p>0.2395226209493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85477272310898">
                <text:p>0.285477272310898</text:p>
              </table:table-cell>
              <table:table-cell office:value-type="float" office:value="-0.0691909661504052">
                <text:p>-0.0691909661504052</text:p>
              </table:table-cell>
              <table:table-cell office:value-type="float" office:value="0.231638160044519">
                <text:p>0.2316381600445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92912924285639">
                <text:p>0.292912924285639</text:p>
              </table:table-cell>
              <table:table-cell office:value-type="float" office:value="-0.0692442073883442">
                <text:p>-0.0692442073883442</text:p>
              </table:table-cell>
              <table:table-cell office:value-type="float" office:value="0.230755914328229">
                <text:p>0.2307559143282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93686925103015">
                <text:p>0.293686925103015</text:p>
              </table:table-cell>
              <table:table-cell office:value-type="float" office:value="-0.0690086251808851">
                <text:p>-0.0690086251808851</text:p>
              </table:table-cell>
              <table:table-cell office:value-type="float" office:value="0.223589081249739">
                <text:p>0.2235890812497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9359702726679">
                <text:p>0.29359702726679</text:p>
              </table:table-cell>
              <table:table-cell office:value-type="float" office:value="-0.0622423885541262">
                <text:p>-0.0622423885541262</text:p>
              </table:table-cell>
              <table:table-cell office:value-type="float" office:value="0.222433462747483">
                <text:p>0.2224334627474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93603345963216">
                <text:p>0.293603345963216</text:p>
              </table:table-cell>
              <table:table-cell office:value-type="float" office:value="-0.0546758994127876">
                <text:p>-0.0546758994127876</text:p>
              </table:table-cell>
              <table:table-cell office:value-type="float" office:value="0.2221691943337">
                <text:p>0.22216919433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93550920869201">
                <text:p>0.293550920869201</text:p>
              </table:table-cell>
              <table:table-cell office:value-type="float" office:value="-0.0541725234147953">
                <text:p>-0.0541725234147953</text:p>
              </table:table-cell>
              <table:table-cell office:value-type="float" office:value="0.229296847951973">
                <text:p>0.2292968479519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93471187817196">
                <text:p>0.293471187817196</text:p>
              </table:table-cell>
              <table:table-cell office:value-type="float" office:value="-0.0544206758968657">
                <text:p>-0.0544206758968657</text:p>
              </table:table-cell>
              <table:table-cell office:value-type="float" office:value="0.237192693523614">
                <text:p>0.2371926935236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9340774223744">
                <text:p>0.29340774223744</text:p>
              </table:table-cell>
              <table:table-cell office:value-type="float" office:value="-0.0545622851360371">
                <text:p>-0.0545622851360371</text:p>
              </table:table-cell>
              <table:table-cell office:value-type="float" office:value="0.245010493070029">
                <text:p>0.2450104930700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93349195772799">
                <text:p>0.293349195772799</text:p>
              </table:table-cell>
              <table:table-cell office:value-type="float" office:value="-0.0546900938833632">
                <text:p>-0.0546900938833632</text:p>
              </table:table-cell>
              <table:table-cell office:value-type="float" office:value="0.252850824482955">
                <text:p>0.2528508244829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9329625405253">
                <text:p>0.29329625405253</text:p>
              </table:table-cell>
              <table:table-cell office:value-type="float" office:value="-0.0547992359522687">
                <text:p>-0.0547992359522687</text:p>
              </table:table-cell>
              <table:table-cell office:value-type="float" office:value="0.26070006687042">
                <text:p>0.260700066870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93247840468186">
                <text:p>0.293247840468186</text:p>
              </table:table-cell>
              <table:table-cell office:value-type="float" office:value="-0.054893850755372">
                <text:p>-0.054893850755372</text:p>
              </table:table-cell>
              <table:table-cell office:value-type="float" office:value="0.268558572207284">
                <text:p>0.2685585722072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93203330251028">
                <text:p>0.293203330251028</text:p>
              </table:table-cell>
              <table:table-cell office:value-type="float" office:value="-0.0549763367101629">
                <text:p>-0.0549763367101629</text:p>
              </table:table-cell>
              <table:table-cell office:value-type="float" office:value="0.2764253417726">
                <text:p>0.27642534177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93162158322747">
                <text:p>0.293162158322747</text:p>
              </table:table-cell>
              <table:table-cell office:value-type="float" office:value="-0.055048674792689">
                <text:p>-0.055048674792689</text:p>
              </table:table-cell>
              <table:table-cell office:value-type="float" office:value="0.284299739823933">
                <text:p>0.2842997398239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93123839687532">
                <text:p>0.293123839687532</text:p>
              </table:table-cell>
              <table:table-cell office:value-type="float" office:value="-0.0551124320341485">
                <text:p>-0.0551124320341485</text:p>
              </table:table-cell>
              <table:table-cell office:value-type="float" office:value="0.292181226938523">
                <text:p>0.2921812269385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93087943311577">
                <text:p>0.293087943311577</text:p>
              </table:table-cell>
              <table:table-cell office:value-type="float" office:value="-0.0551688689340345">
                <text:p>-0.0551688689340345</text:p>
              </table:table-cell>
              <table:table-cell office:value-type="float" office:value="0.300069345829276">
                <text:p>0.3000693458292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93054080427941">
                <text:p>0.293054080427941</text:p>
              </table:table-cell>
              <table:table-cell office:value-type="float" office:value="-0.0552190052270512">
                <text:p>-0.0552190052270512</text:p>
              </table:table-cell>
              <table:table-cell office:value-type="float" office:value="0.307963691730777">
                <text:p>0.3079636917307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93021895901121">
                <text:p>0.293021895901121</text:p>
              </table:table-cell>
              <table:table-cell office:value-type="float" office:value="-0.0552636732919743">
                <text:p>-0.0552636732919743</text:p>
              </table:table-cell>
              <table:table-cell office:value-type="float" office:value="0.31586389395968">
                <text:p>0.315863893959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92991062633045">
                <text:p>0.292991062633045</text:p>
              </table:table-cell>
              <table:table-cell office:value-type="float" office:value="-0.0553035578445413">
                <text:p>-0.0553035578445413</text:p>
              </table:table-cell>
              <table:table-cell office:value-type="float" office:value="0.323769598262088">
                <text:p>0.3237695982620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9296127759869">
                <text:p>0.29296127759869</text:p>
              </table:table-cell>
              <table:table-cell office:value-type="float" office:value="-0.0553392259222987">
                <text:p>-0.0553392259222987</text:p>
              </table:table-cell>
              <table:table-cell office:value-type="float" office:value="0.331680464421202">
                <text:p>0.3316804644212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92932204830303">
                <text:p>0.292932204830303</text:p>
              </table:table-cell>
              <table:table-cell office:value-type="float" office:value="-0.0553711406327676">
                <text:p>-0.0553711406327676</text:p>
              </table:table-cell>
              <table:table-cell office:value-type="float" office:value="0.339596206143586">
                <text:p>0.33959620614358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